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" svg:font-family="Lucidasans" style:font-pitch="variable"/>
    <style:font-face style:name="Luxi Sans" svg:font-family="'Luxi Sans'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Bitstream Vera Serif" fo:font-size="9pt" fo:font-style="normal" fo:text-shadow="none" style:text-underline-style="none" fo:font-weight="normal" style:text-underline-mode="continuous" style:text-overline-mode="continuous" style:text-line-through-mode="continuous" style:font-name-asian="Luxi Sans" style:font-size-asian="9pt" style:font-style-asian="normal" style:font-weight-asian="normal" style:font-name-complex="Lucidasans" style:font-size-complex="12pt" style:font-style-complex="normal" style:font-weight-complex="normal" style:text-emphasize="none" style:font-relief="none"/>
    </style:style>
    <style:style style:name="ce2" style:family="table-cell" style:parent-style-name="Default" style:data-style-name="N3"/>
    <style:style style:name="ce3" style:family="table-cell" style:parent-style-name="Default" style:data-style-name="N110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Bitstream Vera Serif" fo:font-size="9pt" fo:font-style="normal" fo:text-shadow="none" style:text-underline-style="none" fo:font-weight="normal" style:text-underline-mode="continuous" style:text-overline-mode="continuous" style:text-line-through-mode="continuous" style:font-name-asian="Luxi Sans" style:font-size-asian="9pt" style:font-style-asian="normal" style:font-weight-asian="normal" style:font-name-complex="Lucidasans" style:font-size-complex="12pt" style:font-style-complex="normal" style:font-weight-complex="normal" style:text-emphasize="none" style:font-relief="none"/>
    </style:style>
    <style:style style:name="ce4" style:family="table-cell" style:parent-style-name="Default" style:data-style-name="N110"/>
    <style:style style:name="ce5" style:family="table-cell" style:parent-style-name="Default" style:data-style-name="N110">
      <style:table-cell-properties fo:background-color="#ff6633"/>
    </style:style>
    <style:style style:name="ce6" style:family="table-cell" style:parent-style-name="Default" style:data-style-name="N110">
      <style:table-cell-properties fo:background-color="#33cc66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visibility="collapse" table:default-cell-style-name="Default"/>
        <table:table-column table:style-name="co1" table:number-columns-repeated="252" table:default-cell-style-name="Default"/>
        <table:table-row table:style-name="ro1">
          <table:table-cell table:style-name="ce1" office:value-type="string">
            <text:p>Sample nb</text:p>
          </table:table-cell>
          <table:table-cell table:style-name="ce3" office:value-type="string">
            <text:p>Chirp</text:p>
          </table:table-cell>
          <table:table-cell table:style-name="ce4" office:value-type="string">
            <text:p>256*Chirp</text:p>
          </table:table-cell>
          <table:table-cell table:style-name="ce2"/>
          <table:table-cell table:style-name="ce4" office:value-type="string">
            <text:p>Hex</text:p>
          </table:table-cell>
          <table:table-cell table:style-name="ce4" office:value-type="string">
            <text:p>RMS Calc</text:p>
          </table:table-cell>
          <table:table-cell table:style-name="ce4" office:value-type="string">
            <text:p>Dérivée</text:p>
          </table:table-cell>
          <table:table-cell table:style-name="ce6"/>
          <table:table-cell table:style-name="ce4" table:number-columns-repeated="248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float" office:value="0">
            <text:p>0,0000</text:p>
          </table:table-cell>
          <table:table-cell table:style-name="ce4" table:formula="of:=([.F8]-[.$H$2])*256" office:value-type="float" office:value="10.66414336">
            <text:p>10,6641</text:p>
          </table:table-cell>
          <table:table-cell table:style-name="ce2" table:formula="of:=ROUND([.C2])+128" office:value-type="float" office:value="139">
            <text:p>139</text:p>
          </table:table-cell>
          <table:table-cell table:style-name="ce4" table:formula="of:=DEC2HEX([.D2])" office:value-type="string" office:string-value="8B">
            <text:p>8B</text:p>
          </table:table-cell>
          <table:table-cell table:style-name="ce4" table:formula="of:=([.B2]*[.B2])" office:value-type="float" office:value="0">
            <text:p>0,0000</text:p>
          </table:table-cell>
          <table:table-cell table:style-name="ce4" table:formula="of:=[.B2]-[.B362]" office:value-type="float" office:value="0">
            <text:p>0,0000</text:p>
          </table:table-cell>
          <table:table-cell table:style-name="ce6"/>
          <table:table-cell table:style-name="ce4" table:formula="of:=[.H2]*256" office:value-type="float" office:value="0">
            <text:p>0,0000</text:p>
          </table:table-cell>
          <table:table-cell table:style-name="ce4"/>
          <table:table-cell table:style-name="ce4" table:formula="of:=SUM([.D2:.D361])/360" office:value-type="float" office:value="126.366666666667">
            <text:p>126,3667</text:p>
          </table:table-cell>
          <table:table-cell table:style-name="ce4" table:number-columns-repeated="245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float" office:value="0.0816">
            <text:p>0,0816</text:p>
          </table:table-cell>
          <table:table-cell table:style-name="ce4" table:formula="of:=([.B3]-[.$H$2])*256" office:value-type="float" office:value="20.8896">
            <text:p>20,8896</text:p>
          </table:table-cell>
          <table:table-cell table:style-name="ce2" table:formula="of:=ROUND([.C3])+128" office:value-type="float" office:value="149">
            <text:p>149</text:p>
          </table:table-cell>
          <table:table-cell table:style-name="ce4" table:formula="of:=DEC2HEX([.D3])" office:value-type="string" office:string-value="95">
            <text:p>95</text:p>
          </table:table-cell>
          <table:table-cell table:style-name="ce4" table:formula="of:=([.B3]*[.B3])" office:value-type="float" office:value="0.00665856">
            <text:p>0,0067</text:p>
          </table:table-cell>
          <table:table-cell table:style-name="ce4" table:formula="of:=[.B3]-[.B2]" office:value-type="float" office:value="0.0816">
            <text:p>0,0816</text:p>
          </table:table-cell>
          <table:table-cell table:style-name="ce6"/>
          <table:table-cell table:style-name="ce4" table:formula="of:=[.H3]*256" office:value-type="float" office:value="0">
            <text:p>0,0000</text:p>
          </table:table-cell>
          <table:table-cell table:style-name="ce4" table:number-columns-repeated="247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float" office:value="0.1328">
            <text:p>0,1328</text:p>
          </table:table-cell>
          <table:table-cell table:style-name="ce4" table:formula="of:=([.B4]-[.$H$2])*256" office:value-type="float" office:value="33.9968">
            <text:p>33,9968</text:p>
          </table:table-cell>
          <table:table-cell table:style-name="ce2" table:formula="of:=ROUND([.C4])+128" office:value-type="float" office:value="162">
            <text:p>162</text:p>
          </table:table-cell>
          <table:table-cell table:style-name="ce4" table:formula="of:=DEC2HEX([.D4])" office:value-type="string" office:string-value="A2">
            <text:p>A2</text:p>
          </table:table-cell>
          <table:table-cell table:style-name="ce4" table:formula="of:=([.B4]*[.B4])" office:value-type="float" office:value="0.01763584">
            <text:p>0,0176</text:p>
          </table:table-cell>
          <table:table-cell table:style-name="ce4" table:formula="of:=[.B4]-[.B3]" office:value-type="float" office:value="0.0512">
            <text:p>0,0512</text:p>
          </table:table-cell>
          <table:table-cell table:style-name="ce6"/>
          <table:table-cell table:style-name="ce4" table:formula="of:=[.H4]*256" office:value-type="float" office:value="0">
            <text:p>0,0000</text:p>
          </table:table-cell>
          <table:table-cell table:style-name="ce4" table:number-columns-repeated="247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float" office:value="0.1827">
            <text:p>0,1827</text:p>
          </table:table-cell>
          <table:table-cell table:style-name="ce4" table:formula="of:=([.B5]-[.$H$2])*256" office:value-type="float" office:value="46.7712">
            <text:p>46,7712</text:p>
          </table:table-cell>
          <table:table-cell table:style-name="ce2" table:formula="of:=ROUND([.C5])+128" office:value-type="float" office:value="175">
            <text:p>175</text:p>
          </table:table-cell>
          <table:table-cell table:style-name="ce4" table:formula="of:=DEC2HEX([.D5])" office:value-type="string" office:string-value="AF">
            <text:p>AF</text:p>
          </table:table-cell>
          <table:table-cell table:style-name="ce4" table:formula="of:=([.B5]*[.B5])" office:value-type="float" office:value="0.03337929">
            <text:p>0,0334</text:p>
          </table:table-cell>
          <table:table-cell table:style-name="ce4" table:formula="of:=[.B5]-[.B4]" office:value-type="float" office:value="0.0499">
            <text:p>0,0499</text:p>
          </table:table-cell>
          <table:table-cell table:style-name="ce4" table:number-columns-repeated="4"/>
          <table:table-cell table:style-name="ce4">
            <draw:frame table:end-cell-address="Sheet1.R35" table:end-x="2.203cm" table:end-y="0.347cm" draw:z-index="0" draw:style-name="gr1" svg:width="15.789cm" svg:height="13.574cm" svg:x="0.015cm" svg:y="0.373cm">
              <draw:object draw:notify-on-update-of-ranges="Sheet1.B2:Sheet1.B36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4" table:number-columns-repeated="244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float" office:value="0.2149">
            <text:p>0,2149</text:p>
          </table:table-cell>
          <table:table-cell table:style-name="ce4" table:formula="of:=([.B6]-[.$H$2])*256" office:value-type="float" office:value="55.0144">
            <text:p>55,0144</text:p>
          </table:table-cell>
          <table:table-cell table:style-name="ce2" table:formula="of:=ROUND([.C6])+128" office:value-type="float" office:value="183">
            <text:p>183</text:p>
          </table:table-cell>
          <table:table-cell table:style-name="ce4" table:formula="of:=DEC2HEX([.D6])" office:value-type="string" office:string-value="B7">
            <text:p>B7</text:p>
          </table:table-cell>
          <table:table-cell table:style-name="ce4" table:formula="of:=([.B6]*[.B6])" office:value-type="float" office:value="0.04618201">
            <text:p>0,0462</text:p>
          </table:table-cell>
          <table:table-cell table:style-name="ce4" table:formula="of:=[.B6]-[.B5]" office:value-type="float" office:value="0.0322">
            <text:p>0,032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float" office:value="0.2149">
            <text:p>0,2149</text:p>
          </table:table-cell>
          <table:table-cell table:style-name="ce4" table:formula="of:=([.B7]-[.$H$2])*256" office:value-type="float" office:value="55.0144">
            <text:p>55,0144</text:p>
          </table:table-cell>
          <table:table-cell table:style-name="ce2" table:formula="of:=ROUND([.C7])+128" office:value-type="float" office:value="183">
            <text:p>183</text:p>
          </table:table-cell>
          <table:table-cell table:style-name="ce4" table:formula="of:=DEC2HEX([.D7])" office:value-type="string" office:string-value="B7">
            <text:p>B7</text:p>
          </table:table-cell>
          <table:table-cell table:style-name="ce4" table:formula="of:=([.B7]*[.B7])" office:value-type="float" office:value="0.04618201">
            <text:p>0,0462</text:p>
          </table:table-cell>
          <table:table-cell table:style-name="ce4" table:formula="of:=[.B7]-[.B6]" office:value-type="float" office:value="0">
            <text:p>0,0000</text:p>
          </table:table-cell>
          <table:table-cell table:style-name="ce4" office:value-type="string">
            <text:p>M</text:p>
          </table:table-cell>
          <table:table-cell table:style-name="ce4" office:value-type="string">
            <text:p>B</text:p>
          </table:table-cell>
          <table:table-cell table:style-name="ce4" office:value-type="string">
            <text:p>Z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float" office:value="0.2041">
            <text:p>0,2041</text:p>
          </table:table-cell>
          <table:table-cell table:style-name="ce4" table:formula="of:=([.B8]-[.$H$2])*256" office:value-type="float" office:value="52.2496">
            <text:p>52,2496</text:p>
          </table:table-cell>
          <table:table-cell table:style-name="ce2" table:formula="of:=ROUND([.C8])+128" office:value-type="float" office:value="180">
            <text:p>180</text:p>
          </table:table-cell>
          <table:table-cell table:style-name="ce4" table:formula="of:=DEC2HEX([.D8])" office:value-type="string" office:string-value="B4">
            <text:p>B4</text:p>
          </table:table-cell>
          <table:table-cell table:style-name="ce4" table:formula="of:=([.B8]*[.B8])" office:value-type="float" office:value="0.04165681">
            <text:p>0,0417</text:p>
          </table:table-cell>
          <table:table-cell table:style-name="ce4" table:formula="of:=[.B8]-[.B7]" office:value-type="float" office:value="-0.0108">
            <text:p>-0,010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float" office:value="0.1585">
            <text:p>0,1585</text:p>
          </table:table-cell>
          <table:table-cell table:style-name="ce4" table:formula="of:=([.B9]-[.$H$2])*256" office:value-type="float" office:value="40.576">
            <text:p>40,5760</text:p>
          </table:table-cell>
          <table:table-cell table:style-name="ce2" table:formula="of:=ROUND([.C9])+128" office:value-type="float" office:value="169">
            <text:p>169</text:p>
          </table:table-cell>
          <table:table-cell table:style-name="ce4" table:formula="of:=DEC2HEX([.D9])" office:value-type="string" office:string-value="A9">
            <text:p>A9</text:p>
          </table:table-cell>
          <table:table-cell table:style-name="ce4" table:formula="of:=([.B9]*[.B9])" office:value-type="float" office:value="0.02512225">
            <text:p>0,0251</text:p>
          </table:table-cell>
          <table:table-cell table:style-name="ce4" table:formula="of:=[.B9]-[.B8]" office:value-type="float" office:value="-0.0456">
            <text:p>-0,045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float" office:value="0.0784">
            <text:p>0,0784</text:p>
          </table:table-cell>
          <table:table-cell table:style-name="ce4" table:formula="of:=([.B10]-[.$H$2])*256" office:value-type="float" office:value="20.0704">
            <text:p>20,0704</text:p>
          </table:table-cell>
          <table:table-cell table:style-name="ce2" table:formula="of:=ROUND([.C10])+128" office:value-type="float" office:value="148">
            <text:p>148</text:p>
          </table:table-cell>
          <table:table-cell table:style-name="ce4" table:formula="of:=DEC2HEX([.D10])" office:value-type="string" office:string-value="94">
            <text:p>94</text:p>
          </table:table-cell>
          <table:table-cell table:style-name="ce4" table:formula="of:=([.B10]*[.B10])" office:value-type="float" office:value="0.00614656">
            <text:p>0,0061</text:p>
          </table:table-cell>
          <table:table-cell table:style-name="ce4" table:formula="of:=[.B10]-[.B9]" office:value-type="float" office:value="-0.0801">
            <text:p>-0,0801</text:p>
          </table:table-cell>
          <table:table-cell table:style-name="ce4" table:formula="of:=([.B11]-[.B10])/([.A11]-[.A10])" office:value-type="float" office:value="-0.103">
            <text:p>-0,1030</text:p>
          </table:table-cell>
          <table:table-cell table:style-name="ce4" table:formula="of:=[.B10]-[.H10]*[.A10]" office:value-type="float" office:value="0.9024">
            <text:p>0,9024</text:p>
          </table:table-cell>
          <table:table-cell table:style-name="ce4" table:formula="of:=-[.I10]/[.H10]" office:value-type="float" office:value="8.76116504854369">
            <text:p>8,7612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float" office:value="-0.0246">
            <text:p>-0,0246</text:p>
          </table:table-cell>
          <table:table-cell table:style-name="ce4" table:formula="of:=([.B11]-[.$H$2])*256" office:value-type="float" office:value="-6.2976">
            <text:p>-6,2976</text:p>
          </table:table-cell>
          <table:table-cell table:style-name="ce2" table:formula="of:=ROUND([.C11])+128" office:value-type="float" office:value="122">
            <text:p>122</text:p>
          </table:table-cell>
          <table:table-cell table:style-name="ce4" table:formula="of:=DEC2HEX([.D11])" office:value-type="string" office:string-value="7A">
            <text:p>7A</text:p>
          </table:table-cell>
          <table:table-cell table:style-name="ce4" table:formula="of:=([.B11]*[.B11])" office:value-type="float" office:value="0.00060516">
            <text:p>0,0006</text:p>
          </table:table-cell>
          <table:table-cell table:style-name="ce4" table:formula="of:=[.B11]-[.B10]" office:value-type="float" office:value="-0.103">
            <text:p>-0,103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float" office:value="-0.1479">
            <text:p>-0,1479</text:p>
          </table:table-cell>
          <table:table-cell table:style-name="ce4" table:formula="of:=([.B12]-[.$H$2])*256" office:value-type="float" office:value="-37.8624">
            <text:p>-37,8624</text:p>
          </table:table-cell>
          <table:table-cell table:style-name="ce2" table:formula="of:=ROUND([.C12])+128" office:value-type="float" office:value="90">
            <text:p>90</text:p>
          </table:table-cell>
          <table:table-cell table:style-name="ce4" table:formula="of:=DEC2HEX([.D12])" office:value-type="string" office:string-value="5A">
            <text:p>5A</text:p>
          </table:table-cell>
          <table:table-cell table:style-name="ce4" table:formula="of:=([.B12]*[.B12])" office:value-type="float" office:value="0.02187441">
            <text:p>0,0219</text:p>
          </table:table-cell>
          <table:table-cell table:style-name="ce4" table:formula="of:=[.B12]-[.B11]" office:value-type="float" office:value="-0.1233">
            <text:p>-0,123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3" office:value-type="float" office:value="-0.2628">
            <text:p>-0,2628</text:p>
          </table:table-cell>
          <table:table-cell table:style-name="ce4" table:formula="of:=([.B13]-[.$H$2])*256" office:value-type="float" office:value="-67.2768">
            <text:p>-67,2768</text:p>
          </table:table-cell>
          <table:table-cell table:style-name="ce2" table:formula="of:=ROUND([.C13])+128" office:value-type="float" office:value="61">
            <text:p>61</text:p>
          </table:table-cell>
          <table:table-cell table:style-name="ce4" table:formula="of:=DEC2HEX([.D13])" office:value-type="string" office:string-value="3D">
            <text:p>3D</text:p>
          </table:table-cell>
          <table:table-cell table:style-name="ce4" table:formula="of:=([.B13]*[.B13])" office:value-type="float" office:value="0.06906384">
            <text:p>0,0691</text:p>
          </table:table-cell>
          <table:table-cell table:style-name="ce4" table:formula="of:=[.B13]-[.B12]" office:value-type="float" office:value="-0.1149">
            <text:p>-0,1149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3" office:value-type="float" office:value="-0.355">
            <text:p>-0,3550</text:p>
          </table:table-cell>
          <table:table-cell table:style-name="ce4" table:formula="of:=([.B14]-[.$H$2])*256" office:value-type="float" office:value="-90.88">
            <text:p>-90,8800</text:p>
          </table:table-cell>
          <table:table-cell table:style-name="ce2" table:formula="of:=ROUND([.C14])+128" office:value-type="float" office:value="37">
            <text:p>37</text:p>
          </table:table-cell>
          <table:table-cell table:style-name="ce4" table:formula="of:=DEC2HEX([.D14])" office:value-type="string" office:string-value="25">
            <text:p>25</text:p>
          </table:table-cell>
          <table:table-cell table:style-name="ce4" table:formula="of:=([.B14]*[.B14])" office:value-type="float" office:value="0.126025">
            <text:p>0,1260</text:p>
          </table:table-cell>
          <table:table-cell table:style-name="ce4" table:formula="of:=[.B14]-[.B13]" office:value-type="float" office:value="-0.0922">
            <text:p>-0,092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3" office:value-type="float" office:value="-0.3973">
            <text:p>-0,3973</text:p>
          </table:table-cell>
          <table:table-cell table:style-name="ce4" table:formula="of:=([.B15]-[.$H$2])*256" office:value-type="float" office:value="-101.7088">
            <text:p>-101,7088</text:p>
          </table:table-cell>
          <table:table-cell table:style-name="ce2" table:formula="of:=ROUND([.C15])+128" office:value-type="float" office:value="26">
            <text:p>26</text:p>
          </table:table-cell>
          <table:table-cell table:style-name="ce4" table:formula="of:=DEC2HEX([.D15])" office:value-type="string" office:string-value="1A">
            <text:p>1A</text:p>
          </table:table-cell>
          <table:table-cell table:style-name="ce4" table:formula="of:=([.B15]*[.B15])" office:value-type="float" office:value="0.15784729">
            <text:p>0,1578</text:p>
          </table:table-cell>
          <table:table-cell table:style-name="ce4" table:formula="of:=[.B15]-[.B14]" office:value-type="float" office:value="-0.0423000000000001">
            <text:p>-0,042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3" office:value-type="float" office:value="-0.3973">
            <text:p>-0,3973</text:p>
          </table:table-cell>
          <table:table-cell table:style-name="ce4" table:formula="of:=([.B16]-[.$H$2])*256" office:value-type="float" office:value="-101.7088">
            <text:p>-101,7088</text:p>
          </table:table-cell>
          <table:table-cell table:style-name="ce2" table:formula="of:=ROUND([.C16])+128" office:value-type="float" office:value="26">
            <text:p>26</text:p>
          </table:table-cell>
          <table:table-cell table:style-name="ce4" table:formula="of:=DEC2HEX([.D16])" office:value-type="string" office:string-value="1A">
            <text:p>1A</text:p>
          </table:table-cell>
          <table:table-cell table:style-name="ce4" table:formula="of:=([.B16]*[.B16])" office:value-type="float" office:value="0.15784729">
            <text:p>0,1578</text:p>
          </table:table-cell>
          <table:table-cell table:style-name="ce4" table:formula="of:=[.B16]-[.B15]" office:value-type="float" office:value="0">
            <text:p>0,000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3" office:value-type="float" office:value="-0.3257">
            <text:p>-0,3257</text:p>
          </table:table-cell>
          <table:table-cell table:style-name="ce4" table:formula="of:=([.B17]-[.$H$2])*256" office:value-type="float" office:value="-83.3792">
            <text:p>-83,3792</text:p>
          </table:table-cell>
          <table:table-cell table:style-name="ce2" table:formula="of:=ROUND([.C17])+128" office:value-type="float" office:value="45">
            <text:p>45</text:p>
          </table:table-cell>
          <table:table-cell table:style-name="ce4" table:formula="of:=DEC2HEX([.D17])" office:value-type="string" office:string-value="2D">
            <text:p>2D</text:p>
          </table:table-cell>
          <table:table-cell table:style-name="ce4" table:formula="of:=([.B17]*[.B17])" office:value-type="float" office:value="0.10608049">
            <text:p>0,1061</text:p>
          </table:table-cell>
          <table:table-cell table:style-name="ce4" table:formula="of:=[.B17]-[.B16]" office:value-type="float" office:value="0.0716000000000001">
            <text:p>0,071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3" office:value-type="float" office:value="-0.2056">
            <text:p>-0,2056</text:p>
          </table:table-cell>
          <table:table-cell table:style-name="ce4" table:formula="of:=([.B18]-[.$H$2])*256" office:value-type="float" office:value="-52.6336">
            <text:p>-52,6336</text:p>
          </table:table-cell>
          <table:table-cell table:style-name="ce2" table:formula="of:=ROUND([.C18])+128" office:value-type="float" office:value="75">
            <text:p>75</text:p>
          </table:table-cell>
          <table:table-cell table:style-name="ce4" table:formula="of:=DEC2HEX([.D18])" office:value-type="string" office:string-value="4B">
            <text:p>4B</text:p>
          </table:table-cell>
          <table:table-cell table:style-name="ce4" table:formula="of:=([.B18]*[.B18])" office:value-type="float" office:value="0.04227136">
            <text:p>0,0423</text:p>
          </table:table-cell>
          <table:table-cell table:style-name="ce4" table:formula="of:=[.B18]-[.B17]" office:value-type="float" office:value="0.1201">
            <text:p>0,120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3" office:value-type="float" office:value="-0.0533">
            <text:p>-0,0533</text:p>
          </table:table-cell>
          <table:table-cell table:style-name="ce4" table:formula="of:=([.B19]-[.$H$2])*256" office:value-type="float" office:value="-13.6448">
            <text:p>-13,6448</text:p>
          </table:table-cell>
          <table:table-cell table:style-name="ce2" table:formula="of:=ROUND([.C19])+128" office:value-type="float" office:value="114">
            <text:p>114</text:p>
          </table:table-cell>
          <table:table-cell table:style-name="ce4" table:formula="of:=DEC2HEX([.D19])" office:value-type="string" office:string-value="72">
            <text:p>72</text:p>
          </table:table-cell>
          <table:table-cell table:style-name="ce4" table:formula="of:=([.B19]*[.B19])" office:value-type="float" office:value="0.00284089">
            <text:p>0,0028</text:p>
          </table:table-cell>
          <table:table-cell table:style-name="ce4" table:formula="of:=[.B19]-[.B18]" office:value-type="float" office:value="0.1523">
            <text:p>0,1523</text:p>
          </table:table-cell>
          <table:table-cell table:style-name="ce4" table:formula="of:=([.B20]-[.B19])/([.A20]-[.A19])" office:value-type="float" office:value="0.1694">
            <text:p>0,1694</text:p>
          </table:table-cell>
          <table:table-cell table:style-name="ce4" table:formula="of:=[.B19]-[.H19]*[.A19]" office:value-type="float" office:value="-2.9331">
            <text:p>-2,9331</text:p>
          </table:table-cell>
          <table:table-cell table:style-name="ce4" table:formula="of:=-[.I19]/[.H19]" office:value-type="float" office:value="17.314639905549">
            <text:p>17,3146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3" office:value-type="float" office:value="0.1161">
            <text:p>0,1161</text:p>
          </table:table-cell>
          <table:table-cell table:style-name="ce4" table:formula="of:=([.B20]-[.$H$2])*256" office:value-type="float" office:value="29.7216">
            <text:p>29,7216</text:p>
          </table:table-cell>
          <table:table-cell table:style-name="ce2" table:formula="of:=ROUND([.C20])+128" office:value-type="float" office:value="158">
            <text:p>158</text:p>
          </table:table-cell>
          <table:table-cell table:style-name="ce4" table:formula="of:=DEC2HEX([.D20])" office:value-type="string" office:string-value="9E">
            <text:p>9E</text:p>
          </table:table-cell>
          <table:table-cell table:style-name="ce4" table:formula="of:=([.B20]*[.B20])" office:value-type="float" office:value="0.01347921">
            <text:p>0,0135</text:p>
          </table:table-cell>
          <table:table-cell table:style-name="ce4" table:formula="of:=[.B20]-[.B19]" office:value-type="float" office:value="0.1694">
            <text:p>0,1694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3" office:value-type="float" office:value="0.2619">
            <text:p>0,2619</text:p>
          </table:table-cell>
          <table:table-cell table:style-name="ce4" table:formula="of:=([.B21]-[.$H$2])*256" office:value-type="float" office:value="67.0464">
            <text:p>67,0464</text:p>
          </table:table-cell>
          <table:table-cell table:style-name="ce2" table:formula="of:=ROUND([.C21])+128" office:value-type="float" office:value="195">
            <text:p>195</text:p>
          </table:table-cell>
          <table:table-cell table:style-name="ce4" table:formula="of:=DEC2HEX([.D21])" office:value-type="string" office:string-value="C3">
            <text:p>C3</text:p>
          </table:table-cell>
          <table:table-cell table:style-name="ce4" table:formula="of:=([.B21]*[.B21])" office:value-type="float" office:value="0.06859161">
            <text:p>0,0686</text:p>
          </table:table-cell>
          <table:table-cell table:style-name="ce4" table:formula="of:=[.B21]-[.B20]" office:value-type="float" office:value="0.1458">
            <text:p>0,145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3" office:value-type="float" office:value="0.3736">
            <text:p>0,3736</text:p>
          </table:table-cell>
          <table:table-cell table:style-name="ce4" table:formula="of:=([.B22]-[.$H$2])*256" office:value-type="float" office:value="95.6416">
            <text:p>95,6416</text:p>
          </table:table-cell>
          <table:table-cell table:style-name="ce2" table:formula="of:=ROUND([.C22])+128" office:value-type="float" office:value="224">
            <text:p>224</text:p>
          </table:table-cell>
          <table:table-cell table:style-name="ce4" table:formula="of:=DEC2HEX([.D22])" office:value-type="string" office:string-value="E0">
            <text:p>E0</text:p>
          </table:table-cell>
          <table:table-cell table:style-name="ce4" table:formula="of:=([.B22]*[.B22])" office:value-type="float" office:value="0.13957696">
            <text:p>0,1396</text:p>
          </table:table-cell>
          <table:table-cell table:style-name="ce4" table:formula="of:=[.B22]-[.B21]" office:value-type="float" office:value="0.1117">
            <text:p>0,111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3" office:value-type="float" office:value="0.4404">
            <text:p>0,4404</text:p>
          </table:table-cell>
          <table:table-cell table:style-name="ce4" table:formula="of:=([.B23]-[.$H$2])*256" office:value-type="float" office:value="112.7424">
            <text:p>112,7424</text:p>
          </table:table-cell>
          <table:table-cell table:style-name="ce2" table:formula="of:=ROUND([.C23])+128" office:value-type="float" office:value="241">
            <text:p>241</text:p>
          </table:table-cell>
          <table:table-cell table:style-name="ce4" table:formula="of:=DEC2HEX([.D23])" office:value-type="string" office:string-value="F1">
            <text:p>F1</text:p>
          </table:table-cell>
          <table:table-cell table:style-name="ce4" table:formula="of:=([.B23]*[.B23])" office:value-type="float" office:value="0.19395216">
            <text:p>0,1940</text:p>
          </table:table-cell>
          <table:table-cell table:style-name="ce4" table:formula="of:=[.B23]-[.B22]" office:value-type="float" office:value="0.0668">
            <text:p>0,066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3" office:value-type="float" office:value="0.4301">
            <text:p>0,4301</text:p>
          </table:table-cell>
          <table:table-cell table:style-name="ce4" table:formula="of:=([.B24]-[.$H$2])*256" office:value-type="float" office:value="110.1056">
            <text:p>110,1056</text:p>
          </table:table-cell>
          <table:table-cell table:style-name="ce2" table:formula="of:=ROUND([.C24])+128" office:value-type="float" office:value="238">
            <text:p>238</text:p>
          </table:table-cell>
          <table:table-cell table:style-name="ce4" table:formula="of:=DEC2HEX([.D24])" office:value-type="string" office:string-value="EE">
            <text:p>EE</text:p>
          </table:table-cell>
          <table:table-cell table:style-name="ce4" table:formula="of:=([.B24]*[.B24])" office:value-type="float" office:value="0.18498601">
            <text:p>0,1850</text:p>
          </table:table-cell>
          <table:table-cell table:style-name="ce4" table:formula="of:=[.B24]-[.B23]" office:value-type="float" office:value="-0.0103">
            <text:p>-0,010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3" office:value-type="float" office:value="0.3652">
            <text:p>0,3652</text:p>
          </table:table-cell>
          <table:table-cell table:style-name="ce4" table:formula="of:=([.B25]-[.$H$2])*256" office:value-type="float" office:value="93.4912">
            <text:p>93,4912</text:p>
          </table:table-cell>
          <table:table-cell table:style-name="ce2" table:formula="of:=ROUND([.C25])+128" office:value-type="float" office:value="221">
            <text:p>221</text:p>
          </table:table-cell>
          <table:table-cell table:style-name="ce4" table:formula="of:=DEC2HEX([.D25])" office:value-type="string" office:string-value="DD">
            <text:p>DD</text:p>
          </table:table-cell>
          <table:table-cell table:style-name="ce4" table:formula="of:=([.B25]*[.B25])" office:value-type="float" office:value="0.13337104">
            <text:p>0,1334</text:p>
          </table:table-cell>
          <table:table-cell table:style-name="ce4" table:formula="of:=[.B25]-[.B24]" office:value-type="float" office:value="-0.0649">
            <text:p>-0,0649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3" office:value-type="float" office:value="0.2442">
            <text:p>0,2442</text:p>
          </table:table-cell>
          <table:table-cell table:style-name="ce4" table:formula="of:=([.B26]-[.$H$2])*256" office:value-type="float" office:value="62.5152">
            <text:p>62,5152</text:p>
          </table:table-cell>
          <table:table-cell table:style-name="ce2" table:formula="of:=ROUND([.C26])+128" office:value-type="float" office:value="191">
            <text:p>191</text:p>
          </table:table-cell>
          <table:table-cell table:style-name="ce4" table:formula="of:=DEC2HEX([.D26])" office:value-type="string" office:string-value="BF">
            <text:p>BF</text:p>
          </table:table-cell>
          <table:table-cell table:style-name="ce4" table:formula="of:=([.B26]*[.B26])" office:value-type="float" office:value="0.05963364">
            <text:p>0,0596</text:p>
          </table:table-cell>
          <table:table-cell table:style-name="ce4" table:formula="of:=[.B26]-[.B25]" office:value-type="float" office:value="-0.121">
            <text:p>-0,121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3" office:value-type="float" office:value="0.0997">
            <text:p>0,0997</text:p>
          </table:table-cell>
          <table:table-cell table:style-name="ce4" table:formula="of:=([.B27]-[.$H$2])*256" office:value-type="float" office:value="25.5232">
            <text:p>25,5232</text:p>
          </table:table-cell>
          <table:table-cell table:style-name="ce2" table:formula="of:=ROUND([.C27])+128" office:value-type="float" office:value="154">
            <text:p>154</text:p>
          </table:table-cell>
          <table:table-cell table:style-name="ce4" table:formula="of:=DEC2HEX([.D27])" office:value-type="string" office:string-value="9A">
            <text:p>9A</text:p>
          </table:table-cell>
          <table:table-cell table:style-name="ce4" table:formula="of:=([.B27]*[.B27])" office:value-type="float" office:value="0.00994009">
            <text:p>0,0099</text:p>
          </table:table-cell>
          <table:table-cell table:style-name="ce4" table:formula="of:=[.B27]-[.B26]" office:value-type="float" office:value="-0.1445">
            <text:p>-0,1445</text:p>
          </table:table-cell>
          <table:table-cell table:style-name="ce4" table:formula="of:=([.B28]-[.B27])/([.A28]-[.A27])" office:value-type="float" office:value="-0.1526">
            <text:p>-0,1526</text:p>
          </table:table-cell>
          <table:table-cell table:style-name="ce4" table:formula="of:=[.B27]-[.H27]*[.A27]" office:value-type="float" office:value="3.9147">
            <text:p>3,9147</text:p>
          </table:table-cell>
          <table:table-cell table:style-name="ce4" table:formula="of:=-[.I27]/[.H27]" office:value-type="float" office:value="25.6533420707733">
            <text:p>25,6533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3" office:value-type="float" office:value="-0.0529">
            <text:p>-0,0529</text:p>
          </table:table-cell>
          <table:table-cell table:style-name="ce4" table:formula="of:=([.B28]-[.$H$2])*256" office:value-type="float" office:value="-13.5424">
            <text:p>-13,5424</text:p>
          </table:table-cell>
          <table:table-cell table:style-name="ce2" table:formula="of:=ROUND([.C28])+128" office:value-type="float" office:value="114">
            <text:p>114</text:p>
          </table:table-cell>
          <table:table-cell table:style-name="ce4" table:formula="of:=DEC2HEX([.D28])" office:value-type="string" office:string-value="72">
            <text:p>72</text:p>
          </table:table-cell>
          <table:table-cell table:style-name="ce4" table:formula="of:=([.B28]*[.B28])" office:value-type="float" office:value="0.00279841">
            <text:p>0,0028</text:p>
          </table:table-cell>
          <table:table-cell table:style-name="ce4" table:formula="of:=[.B28]-[.B27]" office:value-type="float" office:value="-0.1526">
            <text:p>-0,152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3" office:value-type="float" office:value="-0.2115">
            <text:p>-0,2115</text:p>
          </table:table-cell>
          <table:table-cell table:style-name="ce4" table:formula="of:=([.B29]-[.$H$2])*256" office:value-type="float" office:value="-54.144">
            <text:p>-54,1440</text:p>
          </table:table-cell>
          <table:table-cell table:style-name="ce2" table:formula="of:=ROUND([.C29])+128" office:value-type="float" office:value="74">
            <text:p>74</text:p>
          </table:table-cell>
          <table:table-cell table:style-name="ce4" table:formula="of:=DEC2HEX([.D29])" office:value-type="string" office:string-value="4A">
            <text:p>4A</text:p>
          </table:table-cell>
          <table:table-cell table:style-name="ce4" table:formula="of:=([.B29]*[.B29])" office:value-type="float" office:value="0.04473225">
            <text:p>0,0447</text:p>
          </table:table-cell>
          <table:table-cell table:style-name="ce4" table:formula="of:=[.B29]-[.B28]" office:value-type="float" office:value="-0.1586">
            <text:p>-0,158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3" office:value-type="float" office:value="-0.3218">
            <text:p>-0,3218</text:p>
          </table:table-cell>
          <table:table-cell table:style-name="ce4" table:formula="of:=([.B30]-[.$H$2])*256" office:value-type="float" office:value="-82.3808">
            <text:p>-82,3808</text:p>
          </table:table-cell>
          <table:table-cell table:style-name="ce2" table:formula="of:=ROUND([.C30])+128" office:value-type="float" office:value="46">
            <text:p>46</text:p>
          </table:table-cell>
          <table:table-cell table:style-name="ce4" table:formula="of:=DEC2HEX([.D30])" office:value-type="string" office:string-value="2E">
            <text:p>2E</text:p>
          </table:table-cell>
          <table:table-cell table:style-name="ce4" table:formula="of:=([.B30]*[.B30])" office:value-type="float" office:value="0.10355524">
            <text:p>0,1036</text:p>
          </table:table-cell>
          <table:table-cell table:style-name="ce4" table:formula="of:=[.B30]-[.B29]" office:value-type="float" office:value="-0.1103">
            <text:p>-0,110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3" office:value-type="float" office:value="-0.3973">
            <text:p>-0,3973</text:p>
          </table:table-cell>
          <table:table-cell table:style-name="ce4" table:formula="of:=([.B31]-[.$H$2])*256" office:value-type="float" office:value="-101.7088">
            <text:p>-101,7088</text:p>
          </table:table-cell>
          <table:table-cell table:style-name="ce2" table:formula="of:=ROUND([.C31])+128" office:value-type="float" office:value="26">
            <text:p>26</text:p>
          </table:table-cell>
          <table:table-cell table:style-name="ce4" table:formula="of:=DEC2HEX([.D31])" office:value-type="string" office:string-value="1A">
            <text:p>1A</text:p>
          </table:table-cell>
          <table:table-cell table:style-name="ce4" table:formula="of:=([.B31]*[.B31])" office:value-type="float" office:value="0.15784729">
            <text:p>0,1578</text:p>
          </table:table-cell>
          <table:table-cell table:style-name="ce4" table:formula="of:=[.B31]-[.B30]" office:value-type="float" office:value="-0.0755">
            <text:p>-0,075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3" office:value-type="float" office:value="-0.4008">
            <text:p>-0,4008</text:p>
          </table:table-cell>
          <table:table-cell table:style-name="ce4" table:formula="of:=([.B32]-[.$H$2])*256" office:value-type="float" office:value="-102.6048">
            <text:p>-102,6048</text:p>
          </table:table-cell>
          <table:table-cell table:style-name="ce2" table:formula="of:=ROUND([.C32])+128" office:value-type="float" office:value="25">
            <text:p>25</text:p>
          </table:table-cell>
          <table:table-cell table:style-name="ce4" table:formula="of:=DEC2HEX([.D32])" office:value-type="string" office:string-value="19">
            <text:p>19</text:p>
          </table:table-cell>
          <table:table-cell table:style-name="ce4" table:formula="of:=([.B32]*[.B32])" office:value-type="float" office:value="0.16064064">
            <text:p>0,1606</text:p>
          </table:table-cell>
          <table:table-cell table:style-name="ce4" table:formula="of:=[.B32]-[.B31]" office:value-type="float" office:value="-0.0035">
            <text:p>-0,003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3" office:value-type="float" office:value="-0.3596">
            <text:p>-0,3596</text:p>
          </table:table-cell>
          <table:table-cell table:style-name="ce4" table:formula="of:=([.B33]-[.$H$2])*256" office:value-type="float" office:value="-92.0576">
            <text:p>-92,0576</text:p>
          </table:table-cell>
          <table:table-cell table:style-name="ce2" table:formula="of:=ROUND([.C33])+128" office:value-type="float" office:value="36">
            <text:p>36</text:p>
          </table:table-cell>
          <table:table-cell table:style-name="ce4" table:formula="of:=DEC2HEX([.D33])" office:value-type="string" office:string-value="24">
            <text:p>24</text:p>
          </table:table-cell>
          <table:table-cell table:style-name="ce4" table:formula="of:=([.B33]*[.B33])" office:value-type="float" office:value="0.12931216">
            <text:p>0,1293</text:p>
          </table:table-cell>
          <table:table-cell table:style-name="ce4" table:formula="of:=[.B33]-[.B32]" office:value-type="float" office:value="0.0412">
            <text:p>0,041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3" office:value-type="float" office:value="-0.261">
            <text:p>-0,2610</text:p>
          </table:table-cell>
          <table:table-cell table:style-name="ce4" table:formula="of:=([.B34]-[.$H$2])*256" office:value-type="float" office:value="-66.816">
            <text:p>-66,8160</text:p>
          </table:table-cell>
          <table:table-cell table:style-name="ce2" table:formula="of:=ROUND([.C34])+128" office:value-type="float" office:value="61">
            <text:p>61</text:p>
          </table:table-cell>
          <table:table-cell table:style-name="ce4" table:formula="of:=DEC2HEX([.D34])" office:value-type="string" office:string-value="3D">
            <text:p>3D</text:p>
          </table:table-cell>
          <table:table-cell table:style-name="ce4" table:formula="of:=([.B34]*[.B34])" office:value-type="float" office:value="0.068121">
            <text:p>0,0681</text:p>
          </table:table-cell>
          <table:table-cell table:style-name="ce4" table:formula="of:=[.B34]-[.B33]" office:value-type="float" office:value="0.0986">
            <text:p>0,098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3" office:value-type="float" office:value="-0.1148">
            <text:p>-0,1148</text:p>
          </table:table-cell>
          <table:table-cell table:style-name="ce4" table:formula="of:=([.B35]-[.$H$2])*256" office:value-type="float" office:value="-29.3888">
            <text:p>-29,3888</text:p>
          </table:table-cell>
          <table:table-cell table:style-name="ce2" table:formula="of:=ROUND([.C35])+128" office:value-type="float" office:value="99">
            <text:p>99</text:p>
          </table:table-cell>
          <table:table-cell table:style-name="ce4" table:formula="of:=DEC2HEX([.D35])" office:value-type="string" office:string-value="63">
            <text:p>63</text:p>
          </table:table-cell>
          <table:table-cell table:style-name="ce4" table:formula="of:=([.B35]*[.B35])" office:value-type="float" office:value="0.01317904">
            <text:p>0,0132</text:p>
          </table:table-cell>
          <table:table-cell table:style-name="ce4" table:formula="of:=[.B35]-[.B34]" office:value-type="float" office:value="0.1462">
            <text:p>0,1462</text:p>
          </table:table-cell>
          <table:table-cell table:style-name="ce4" table:formula="of:=([.B36]-[.B35])/([.A36]-[.A35])" office:value-type="float" office:value="0.1796">
            <text:p>0,1796</text:p>
          </table:table-cell>
          <table:table-cell table:style-name="ce4" table:formula="of:=[.B35]-[.H35]*[.A35]" office:value-type="float" office:value="-6.0416">
            <text:p>-6,0416</text:p>
          </table:table-cell>
          <table:table-cell table:style-name="ce4" table:formula="of:=-[.I35]/[.H35]" office:value-type="float" office:value="33.6391982182628">
            <text:p>33,6392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3" office:value-type="float" office:value="0.0648">
            <text:p>0,0648</text:p>
          </table:table-cell>
          <table:table-cell table:style-name="ce4" table:formula="of:=([.B36]-[.$H$2])*256" office:value-type="float" office:value="16.5888">
            <text:p>16,5888</text:p>
          </table:table-cell>
          <table:table-cell table:style-name="ce2" table:formula="of:=ROUND([.C36])+128" office:value-type="float" office:value="145">
            <text:p>145</text:p>
          </table:table-cell>
          <table:table-cell table:style-name="ce4" table:formula="of:=DEC2HEX([.D36])" office:value-type="string" office:string-value="91">
            <text:p>91</text:p>
          </table:table-cell>
          <table:table-cell table:style-name="ce4" table:formula="of:=([.B36]*[.B36])" office:value-type="float" office:value="0.00419904">
            <text:p>0,0042</text:p>
          </table:table-cell>
          <table:table-cell table:style-name="ce4" table:formula="of:=[.B36]-[.B35]" office:value-type="float" office:value="0.1796">
            <text:p>0,179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3" office:value-type="float" office:value="0.2065">
            <text:p>0,2065</text:p>
          </table:table-cell>
          <table:table-cell table:style-name="ce4" table:formula="of:=([.B37]-[.$H$2])*256" office:value-type="float" office:value="52.864">
            <text:p>52,8640</text:p>
          </table:table-cell>
          <table:table-cell table:style-name="ce2" table:formula="of:=ROUND([.C37])+128" office:value-type="float" office:value="181">
            <text:p>181</text:p>
          </table:table-cell>
          <table:table-cell table:style-name="ce4" table:formula="of:=DEC2HEX([.D37])" office:value-type="string" office:string-value="B5">
            <text:p>B5</text:p>
          </table:table-cell>
          <table:table-cell table:style-name="ce4" table:formula="of:=([.B37]*[.B37])" office:value-type="float" office:value="0.04264225">
            <text:p>0,0426</text:p>
          </table:table-cell>
          <table:table-cell table:style-name="ce4" table:formula="of:=[.B37]-[.B36]" office:value-type="float" office:value="0.1417">
            <text:p>0,141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3" office:value-type="float" office:value="0.3373">
            <text:p>0,3373</text:p>
          </table:table-cell>
          <table:table-cell table:style-name="ce4" table:formula="of:=([.B38]-[.$H$2])*256" office:value-type="float" office:value="86.3488">
            <text:p>86,3488</text:p>
          </table:table-cell>
          <table:table-cell table:style-name="ce2" table:formula="of:=ROUND([.C38])+128" office:value-type="float" office:value="214">
            <text:p>214</text:p>
          </table:table-cell>
          <table:table-cell table:style-name="ce4" table:formula="of:=DEC2HEX([.D38])" office:value-type="string" office:string-value="D6">
            <text:p>D6</text:p>
          </table:table-cell>
          <table:table-cell table:style-name="ce4" table:formula="of:=([.B38]*[.B38])" office:value-type="float" office:value="0.11377129">
            <text:p>0,1138</text:p>
          </table:table-cell>
          <table:table-cell table:style-name="ce4" table:formula="of:=[.B38]-[.B37]" office:value-type="float" office:value="0.1308">
            <text:p>0,1308</text:p>
          </table:table-cell>
          <table:table-cell table:style-name="ce4" table:number-columns-repeated="4"/>
          <table:table-cell table:style-name="ce4">
            <draw:frame table:end-cell-address="Sheet1.R66" table:end-x="2.204cm" table:end-y="0.401cm" draw:z-index="1" draw:style-name="gr1" svg:width="15.804cm" svg:height="12.695cm" svg:x="0.001cm" svg:y="0.4cm">
              <draw:object draw:notify-on-update-of-ranges="Sheet1.G2:Sheet1.G36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4" table:number-columns-repeated="244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3" office:value-type="float" office:value="0.4082">
            <text:p>0,4082</text:p>
          </table:table-cell>
          <table:table-cell table:style-name="ce4" table:formula="of:=([.B39]-[.$H$2])*256" office:value-type="float" office:value="104.4992">
            <text:p>104,4992</text:p>
          </table:table-cell>
          <table:table-cell table:style-name="ce2" table:formula="of:=ROUND([.C39])+128" office:value-type="float" office:value="232">
            <text:p>232</text:p>
          </table:table-cell>
          <table:table-cell table:style-name="ce4" table:formula="of:=DEC2HEX([.D39])" office:value-type="string" office:string-value="E8">
            <text:p>E8</text:p>
          </table:table-cell>
          <table:table-cell table:style-name="ce4" table:formula="of:=([.B39]*[.B39])" office:value-type="float" office:value="0.16662724">
            <text:p>0,1666</text:p>
          </table:table-cell>
          <table:table-cell table:style-name="ce4" table:formula="of:=[.B39]-[.B38]" office:value-type="float" office:value="0.0709">
            <text:p>0,0709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3" office:value-type="float" office:value="0.4082">
            <text:p>0,4082</text:p>
          </table:table-cell>
          <table:table-cell table:style-name="ce4" table:formula="of:=([.B40]-[.$H$2])*256" office:value-type="float" office:value="104.4992">
            <text:p>104,4992</text:p>
          </table:table-cell>
          <table:table-cell table:style-name="ce2" table:formula="of:=ROUND([.C40])+128" office:value-type="float" office:value="232">
            <text:p>232</text:p>
          </table:table-cell>
          <table:table-cell table:style-name="ce4" table:formula="of:=DEC2HEX([.D40])" office:value-type="string" office:string-value="E8">
            <text:p>E8</text:p>
          </table:table-cell>
          <table:table-cell table:style-name="ce4" table:formula="of:=([.B40]*[.B40])" office:value-type="float" office:value="0.16662724">
            <text:p>0,1666</text:p>
          </table:table-cell>
          <table:table-cell table:style-name="ce4" table:formula="of:=[.B40]-[.B39]" office:value-type="float" office:value="0">
            <text:p>0,000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3" office:value-type="float" office:value="0.3334">
            <text:p>0,3334</text:p>
          </table:table-cell>
          <table:table-cell table:style-name="ce4" table:formula="of:=([.B41]-[.$H$2])*256" office:value-type="float" office:value="85.3504">
            <text:p>85,3504</text:p>
          </table:table-cell>
          <table:table-cell table:style-name="ce2" table:formula="of:=ROUND([.C41])+128" office:value-type="float" office:value="213">
            <text:p>213</text:p>
          </table:table-cell>
          <table:table-cell table:style-name="ce4" table:formula="of:=DEC2HEX([.D41])" office:value-type="string" office:string-value="D5">
            <text:p>D5</text:p>
          </table:table-cell>
          <table:table-cell table:style-name="ce4" table:formula="of:=([.B41]*[.B41])" office:value-type="float" office:value="0.11115556">
            <text:p>0,1112</text:p>
          </table:table-cell>
          <table:table-cell table:style-name="ce4" table:formula="of:=[.B41]-[.B40]" office:value-type="float" office:value="-0.0748">
            <text:p>-0,074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3" office:value-type="float" office:value="0.1922">
            <text:p>0,1922</text:p>
          </table:table-cell>
          <table:table-cell table:style-name="ce4" table:formula="of:=([.B42]-[.$H$2])*256" office:value-type="float" office:value="49.2032">
            <text:p>49,2032</text:p>
          </table:table-cell>
          <table:table-cell table:style-name="ce2" table:formula="of:=ROUND([.C42])+128" office:value-type="float" office:value="177">
            <text:p>177</text:p>
          </table:table-cell>
          <table:table-cell table:style-name="ce4" table:formula="of:=DEC2HEX([.D42])" office:value-type="string" office:string-value="B1">
            <text:p>B1</text:p>
          </table:table-cell>
          <table:table-cell table:style-name="ce4" table:formula="of:=([.B42]*[.B42])" office:value-type="float" office:value="0.03694084">
            <text:p>0,0369</text:p>
          </table:table-cell>
          <table:table-cell table:style-name="ce4" table:formula="of:=[.B42]-[.B41]" office:value-type="float" office:value="-0.1412">
            <text:p>-0,141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3" office:value-type="float" office:value="0.0277">
            <text:p>0,0277</text:p>
          </table:table-cell>
          <table:table-cell table:style-name="ce4" table:formula="of:=([.B43]-[.$H$2])*256" office:value-type="float" office:value="7.0912">
            <text:p>7,0912</text:p>
          </table:table-cell>
          <table:table-cell table:style-name="ce2" table:formula="of:=ROUND([.C43])+128" office:value-type="float" office:value="135">
            <text:p>135</text:p>
          </table:table-cell>
          <table:table-cell table:style-name="ce4" table:formula="of:=DEC2HEX([.D43])" office:value-type="string" office:string-value="87">
            <text:p>87</text:p>
          </table:table-cell>
          <table:table-cell table:style-name="ce4" table:formula="of:=([.B43]*[.B43])" office:value-type="float" office:value="0.00076729">
            <text:p>0,0008</text:p>
          </table:table-cell>
          <table:table-cell table:style-name="ce4" table:formula="of:=[.B43]-[.B42]" office:value-type="float" office:value="-0.1645">
            <text:p>-0,1645</text:p>
          </table:table-cell>
          <table:table-cell table:style-name="ce4" table:formula="of:=([.B44]-[.B43])/([.A44]-[.A43])" office:value-type="float" office:value="-0.1801">
            <text:p>-0,1801</text:p>
          </table:table-cell>
          <table:table-cell table:style-name="ce4" table:formula="of:=[.B43]-[.H43]*[.A43]" office:value-type="float" office:value="7.4118">
            <text:p>7,4118</text:p>
          </table:table-cell>
          <table:table-cell table:style-name="ce4" table:formula="of:=-[.I43]/[.H43]" office:value-type="float" office:value="41.1538034425319">
            <text:p>41,1538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3" office:value-type="float" office:value="-0.1524">
            <text:p>-0,1524</text:p>
          </table:table-cell>
          <table:table-cell table:style-name="ce4" table:formula="of:=([.B44]-[.$H$2])*256" office:value-type="float" office:value="-39.0144">
            <text:p>-39,0144</text:p>
          </table:table-cell>
          <table:table-cell table:style-name="ce2" table:formula="of:=ROUND([.C44])+128" office:value-type="float" office:value="89">
            <text:p>89</text:p>
          </table:table-cell>
          <table:table-cell table:style-name="ce4" table:formula="of:=DEC2HEX([.D44])" office:value-type="string" office:string-value="59">
            <text:p>59</text:p>
          </table:table-cell>
          <table:table-cell table:style-name="ce4" table:formula="of:=([.B44]*[.B44])" office:value-type="float" office:value="0.02322576">
            <text:p>0,0232</text:p>
          </table:table-cell>
          <table:table-cell table:style-name="ce4" table:formula="of:=[.B44]-[.B43]" office:value-type="float" office:value="-0.1801">
            <text:p>-0,180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3" office:value-type="float" office:value="-0.2968">
            <text:p>-0,2968</text:p>
          </table:table-cell>
          <table:table-cell table:style-name="ce4" table:formula="of:=([.B45]-[.$H$2])*256" office:value-type="float" office:value="-75.9808">
            <text:p>-75,9808</text:p>
          </table:table-cell>
          <table:table-cell table:style-name="ce2" table:formula="of:=ROUND([.C45])+128" office:value-type="float" office:value="52">
            <text:p>52</text:p>
          </table:table-cell>
          <table:table-cell table:style-name="ce4" table:formula="of:=DEC2HEX([.D45])" office:value-type="string" office:string-value="34">
            <text:p>34</text:p>
          </table:table-cell>
          <table:table-cell table:style-name="ce4" table:formula="of:=([.B45]*[.B45])" office:value-type="float" office:value="0.08809024">
            <text:p>0,0881</text:p>
          </table:table-cell>
          <table:table-cell table:style-name="ce4" table:formula="of:=[.B45]-[.B44]" office:value-type="float" office:value="-0.1444">
            <text:p>-0,1444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3" office:value-type="float" office:value="-0.3963">
            <text:p>-0,3963</text:p>
          </table:table-cell>
          <table:table-cell table:style-name="ce4" table:formula="of:=([.B46]-[.$H$2])*256" office:value-type="float" office:value="-101.4528">
            <text:p>-101,4528</text:p>
          </table:table-cell>
          <table:table-cell table:style-name="ce2" table:formula="of:=ROUND([.C46])+128" office:value-type="float" office:value="27">
            <text:p>27</text:p>
          </table:table-cell>
          <table:table-cell table:style-name="ce4" table:formula="of:=DEC2HEX([.D46])" office:value-type="string" office:string-value="1B">
            <text:p>1B</text:p>
          </table:table-cell>
          <table:table-cell table:style-name="ce4" table:formula="of:=([.B46]*[.B46])" office:value-type="float" office:value="0.15705369">
            <text:p>0,1571</text:p>
          </table:table-cell>
          <table:table-cell table:style-name="ce4" table:formula="of:=[.B46]-[.B45]" office:value-type="float" office:value="-0.0995">
            <text:p>-0,099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3" office:value-type="float" office:value="-0.4295">
            <text:p>-0,4295</text:p>
          </table:table-cell>
          <table:table-cell table:style-name="ce4" table:formula="of:=([.B47]-[.$H$2])*256" office:value-type="float" office:value="-109.952">
            <text:p>-109,9520</text:p>
          </table:table-cell>
          <table:table-cell table:style-name="ce2" table:formula="of:=ROUND([.C47])+128" office:value-type="float" office:value="18">
            <text:p>18</text:p>
          </table:table-cell>
          <table:table-cell table:style-name="ce4" table:formula="of:=DEC2HEX([.D47])" office:value-type="string" office:string-value="12">
            <text:p>12</text:p>
          </table:table-cell>
          <table:table-cell table:style-name="ce4" table:formula="of:=([.B47]*[.B47])" office:value-type="float" office:value="0.18447025">
            <text:p>0,1845</text:p>
          </table:table-cell>
          <table:table-cell table:style-name="ce4" table:formula="of:=[.B47]-[.B46]" office:value-type="float" office:value="-0.0331999999999999">
            <text:p>-0,033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3" office:value-type="float" office:value="-0.3944">
            <text:p>-0,3944</text:p>
          </table:table-cell>
          <table:table-cell table:style-name="ce4" table:formula="of:=([.B48]-[.$H$2])*256" office:value-type="float" office:value="-100.9664">
            <text:p>-100,9664</text:p>
          </table:table-cell>
          <table:table-cell table:style-name="ce2" table:formula="of:=ROUND([.C48])+128" office:value-type="float" office:value="27">
            <text:p>27</text:p>
          </table:table-cell>
          <table:table-cell table:style-name="ce4" table:formula="of:=DEC2HEX([.D48])" office:value-type="string" office:string-value="1B">
            <text:p>1B</text:p>
          </table:table-cell>
          <table:table-cell table:style-name="ce4" table:formula="of:=([.B48]*[.B48])" office:value-type="float" office:value="0.15555136">
            <text:p>0,1556</text:p>
          </table:table-cell>
          <table:table-cell table:style-name="ce4" table:formula="of:=[.B48]-[.B47]" office:value-type="float" office:value="0.0351">
            <text:p>0,035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3" office:value-type="float" office:value="-0.2861">
            <text:p>-0,2861</text:p>
          </table:table-cell>
          <table:table-cell table:style-name="ce4" table:formula="of:=([.B49]-[.$H$2])*256" office:value-type="float" office:value="-73.2416">
            <text:p>-73,2416</text:p>
          </table:table-cell>
          <table:table-cell table:style-name="ce2" table:formula="of:=ROUND([.C49])+128" office:value-type="float" office:value="55">
            <text:p>55</text:p>
          </table:table-cell>
          <table:table-cell table:style-name="ce4" table:formula="of:=DEC2HEX([.D49])" office:value-type="string" office:string-value="37">
            <text:p>37</text:p>
          </table:table-cell>
          <table:table-cell table:style-name="ce4" table:formula="of:=([.B49]*[.B49])" office:value-type="float" office:value="0.08185321">
            <text:p>0,0819</text:p>
          </table:table-cell>
          <table:table-cell table:style-name="ce4" table:formula="of:=[.B49]-[.B48]" office:value-type="float" office:value="0.1083">
            <text:p>0,108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3" office:value-type="float" office:value="-0.1417">
            <text:p>-0,1417</text:p>
          </table:table-cell>
          <table:table-cell table:style-name="ce4" table:formula="of:=([.B50]-[.$H$2])*256" office:value-type="float" office:value="-36.2752">
            <text:p>-36,2752</text:p>
          </table:table-cell>
          <table:table-cell table:style-name="ce2" table:formula="of:=ROUND([.C50])+128" office:value-type="float" office:value="92">
            <text:p>92</text:p>
          </table:table-cell>
          <table:table-cell table:style-name="ce4" table:formula="of:=DEC2HEX([.D50])" office:value-type="string" office:string-value="5C">
            <text:p>5C</text:p>
          </table:table-cell>
          <table:table-cell table:style-name="ce4" table:formula="of:=([.B50]*[.B50])" office:value-type="float" office:value="0.02007889">
            <text:p>0,0201</text:p>
          </table:table-cell>
          <table:table-cell table:style-name="ce4" table:formula="of:=[.B50]-[.B49]" office:value-type="float" office:value="0.1444">
            <text:p>0,1444</text:p>
          </table:table-cell>
          <table:table-cell table:style-name="ce4" table:formula="of:=([.B51]-[.B50])/([.A51]-[.A50])" office:value-type="float" office:value="0.1694">
            <text:p>0,1694</text:p>
          </table:table-cell>
          <table:table-cell table:style-name="ce4" table:formula="of:=[.B50]-[.H50]*[.A50]" office:value-type="float" office:value="-8.2729">
            <text:p>-8,2729</text:p>
          </table:table-cell>
          <table:table-cell table:style-name="ce4" table:formula="of:=-[.I50]/[.H50]" office:value-type="float" office:value="48.8364817001181">
            <text:p>48,8365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3" office:value-type="float" office:value="0.0277">
            <text:p>0,0277</text:p>
          </table:table-cell>
          <table:table-cell table:style-name="ce4" table:formula="of:=([.B51]-[.$H$2])*256" office:value-type="float" office:value="7.0912">
            <text:p>7,0912</text:p>
          </table:table-cell>
          <table:table-cell table:style-name="ce2" table:formula="of:=ROUND([.C51])+128" office:value-type="float" office:value="135">
            <text:p>135</text:p>
          </table:table-cell>
          <table:table-cell table:style-name="ce4" table:formula="of:=DEC2HEX([.D51])" office:value-type="string" office:string-value="87">
            <text:p>87</text:p>
          </table:table-cell>
          <table:table-cell table:style-name="ce4" table:formula="of:=([.B51]*[.B51])" office:value-type="float" office:value="0.00076729">
            <text:p>0,0008</text:p>
          </table:table-cell>
          <table:table-cell table:style-name="ce4" table:formula="of:=[.B51]-[.B50]" office:value-type="float" office:value="0.1694">
            <text:p>0,1694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3" office:value-type="float" office:value="0.1922">
            <text:p>0,1922</text:p>
          </table:table-cell>
          <table:table-cell table:style-name="ce4" table:formula="of:=([.B52]-[.$H$2])*256" office:value-type="float" office:value="49.2032">
            <text:p>49,2032</text:p>
          </table:table-cell>
          <table:table-cell table:style-name="ce2" table:formula="of:=ROUND([.C52])+128" office:value-type="float" office:value="177">
            <text:p>177</text:p>
          </table:table-cell>
          <table:table-cell table:style-name="ce4" table:formula="of:=DEC2HEX([.D52])" office:value-type="string" office:string-value="B1">
            <text:p>B1</text:p>
          </table:table-cell>
          <table:table-cell table:style-name="ce4" table:formula="of:=([.B52]*[.B52])" office:value-type="float" office:value="0.03694084">
            <text:p>0,0369</text:p>
          </table:table-cell>
          <table:table-cell table:style-name="ce4" table:formula="of:=[.B52]-[.B51]" office:value-type="float" office:value="0.1645">
            <text:p>0,164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51">
            <text:p>51</text:p>
          </table:table-cell>
          <table:table-cell table:style-name="ce3" office:value-type="float" office:value="0.323">
            <text:p>0,3230</text:p>
          </table:table-cell>
          <table:table-cell table:style-name="ce4" table:formula="of:=([.B53]-[.$H$2])*256" office:value-type="float" office:value="82.688">
            <text:p>82,6880</text:p>
          </table:table-cell>
          <table:table-cell table:style-name="ce2" table:formula="of:=ROUND([.C53])+128" office:value-type="float" office:value="211">
            <text:p>211</text:p>
          </table:table-cell>
          <table:table-cell table:style-name="ce4" table:formula="of:=DEC2HEX([.D53])" office:value-type="string" office:string-value="D3">
            <text:p>D3</text:p>
          </table:table-cell>
          <table:table-cell table:style-name="ce4" table:formula="of:=([.B53]*[.B53])" office:value-type="float" office:value="0.104329">
            <text:p>0,1043</text:p>
          </table:table-cell>
          <table:table-cell table:style-name="ce4" table:formula="of:=[.B53]-[.B52]" office:value-type="float" office:value="0.1308">
            <text:p>0,130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52">
            <text:p>52</text:p>
          </table:table-cell>
          <table:table-cell table:style-name="ce3" office:value-type="float" office:value="0.4001">
            <text:p>0,4001</text:p>
          </table:table-cell>
          <table:table-cell table:style-name="ce4" table:formula="of:=([.B54]-[.$H$2])*256" office:value-type="float" office:value="102.4256">
            <text:p>102,4256</text:p>
          </table:table-cell>
          <table:table-cell table:style-name="ce2" table:formula="of:=ROUND([.C54])+128" office:value-type="float" office:value="230">
            <text:p>230</text:p>
          </table:table-cell>
          <table:table-cell table:style-name="ce4" table:formula="of:=DEC2HEX([.D54])" office:value-type="string" office:string-value="E6">
            <text:p>E6</text:p>
          </table:table-cell>
          <table:table-cell table:style-name="ce4" table:formula="of:=([.B54]*[.B54])" office:value-type="float" office:value="0.16008001">
            <text:p>0,1601</text:p>
          </table:table-cell>
          <table:table-cell table:style-name="ce4" table:formula="of:=[.B54]-[.B53]" office:value-type="float" office:value="0.0771">
            <text:p>0,077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53">
            <text:p>53</text:p>
          </table:table-cell>
          <table:table-cell table:style-name="ce3" office:value-type="float" office:value="0.4082">
            <text:p>0,4082</text:p>
          </table:table-cell>
          <table:table-cell table:style-name="ce4" table:formula="of:=([.B55]-[.$H$2])*256" office:value-type="float" office:value="104.4992">
            <text:p>104,4992</text:p>
          </table:table-cell>
          <table:table-cell table:style-name="ce2" table:formula="of:=ROUND([.C55])+128" office:value-type="float" office:value="232">
            <text:p>232</text:p>
          </table:table-cell>
          <table:table-cell table:style-name="ce4" table:formula="of:=DEC2HEX([.D55])" office:value-type="string" office:string-value="E8">
            <text:p>E8</text:p>
          </table:table-cell>
          <table:table-cell table:style-name="ce4" table:formula="of:=([.B55]*[.B55])" office:value-type="float" office:value="0.16662724">
            <text:p>0,1666</text:p>
          </table:table-cell>
          <table:table-cell table:style-name="ce4" table:formula="of:=[.B55]-[.B54]" office:value-type="float" office:value="0.0081">
            <text:p>0,008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54">
            <text:p>54</text:p>
          </table:table-cell>
          <table:table-cell table:style-name="ce3" office:value-type="float" office:value="0.3351">
            <text:p>0,3351</text:p>
          </table:table-cell>
          <table:table-cell table:style-name="ce4" table:formula="of:=([.B56]-[.$H$2])*256" office:value-type="float" office:value="85.7856">
            <text:p>85,7856</text:p>
          </table:table-cell>
          <table:table-cell table:style-name="ce2" table:formula="of:=ROUND([.C56])+128" office:value-type="float" office:value="214">
            <text:p>214</text:p>
          </table:table-cell>
          <table:table-cell table:style-name="ce4" table:formula="of:=DEC2HEX([.D56])" office:value-type="string" office:string-value="D6">
            <text:p>D6</text:p>
          </table:table-cell>
          <table:table-cell table:style-name="ce4" table:formula="of:=([.B56]*[.B56])" office:value-type="float" office:value="0.11229201">
            <text:p>0,1123</text:p>
          </table:table-cell>
          <table:table-cell table:style-name="ce4" table:formula="of:=[.B56]-[.B55]" office:value-type="float" office:value="-0.0731">
            <text:p>-0,073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55">
            <text:p>55</text:p>
          </table:table-cell>
          <table:table-cell table:style-name="ce3" office:value-type="float" office:value="0.1916">
            <text:p>0,1916</text:p>
          </table:table-cell>
          <table:table-cell table:style-name="ce4" table:formula="of:=([.B57]-[.$H$2])*256" office:value-type="float" office:value="49.0496">
            <text:p>49,0496</text:p>
          </table:table-cell>
          <table:table-cell table:style-name="ce2" table:formula="of:=ROUND([.C57])+128" office:value-type="float" office:value="177">
            <text:p>177</text:p>
          </table:table-cell>
          <table:table-cell table:style-name="ce4" table:formula="of:=DEC2HEX([.D57])" office:value-type="string" office:string-value="B1">
            <text:p>B1</text:p>
          </table:table-cell>
          <table:table-cell table:style-name="ce4" table:formula="of:=([.B57]*[.B57])" office:value-type="float" office:value="0.03671056">
            <text:p>0,0367</text:p>
          </table:table-cell>
          <table:table-cell table:style-name="ce4" table:formula="of:=[.B57]-[.B56]" office:value-type="float" office:value="-0.1435">
            <text:p>-0,143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56">
            <text:p>56</text:p>
          </table:table-cell>
          <table:table-cell table:style-name="ce3" office:value-type="float" office:value="0.0225">
            <text:p>0,0225</text:p>
          </table:table-cell>
          <table:table-cell table:style-name="ce4" table:formula="of:=([.B58]-[.$H$2])*256" office:value-type="float" office:value="5.76">
            <text:p>5,7600</text:p>
          </table:table-cell>
          <table:table-cell table:style-name="ce2" table:formula="of:=ROUND([.C58])+128" office:value-type="float" office:value="134">
            <text:p>134</text:p>
          </table:table-cell>
          <table:table-cell table:style-name="ce4" table:formula="of:=DEC2HEX([.D58])" office:value-type="string" office:string-value="86">
            <text:p>86</text:p>
          </table:table-cell>
          <table:table-cell table:style-name="ce4" table:formula="of:=([.B58]*[.B58])" office:value-type="float" office:value="0.00050625">
            <text:p>0,0005</text:p>
          </table:table-cell>
          <table:table-cell table:style-name="ce4" table:formula="of:=[.B58]-[.B57]" office:value-type="float" office:value="-0.1691">
            <text:p>-0,1691</text:p>
          </table:table-cell>
          <table:table-cell table:style-name="ce4" table:formula="of:=([.B59]-[.B58])/([.A59]-[.A58])" office:value-type="float" office:value="-0.1742">
            <text:p>-0,1742</text:p>
          </table:table-cell>
          <table:table-cell table:style-name="ce4" table:formula="of:=[.B58]-[.H58]*[.A58]" office:value-type="float" office:value="9.7777">
            <text:p>9,7777</text:p>
          </table:table-cell>
          <table:table-cell table:style-name="ce4" table:formula="of:=-[.I58]/[.H58]" office:value-type="float" office:value="56.1291618828932">
            <text:p>56,1292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57">
            <text:p>57</text:p>
          </table:table-cell>
          <table:table-cell table:style-name="ce3" office:value-type="float" office:value="-0.1517">
            <text:p>-0,1517</text:p>
          </table:table-cell>
          <table:table-cell table:style-name="ce4" table:formula="of:=([.B59]-[.$H$2])*256" office:value-type="float" office:value="-38.8352">
            <text:p>-38,8352</text:p>
          </table:table-cell>
          <table:table-cell table:style-name="ce2" table:formula="of:=ROUND([.C59])+128" office:value-type="float" office:value="89">
            <text:p>89</text:p>
          </table:table-cell>
          <table:table-cell table:style-name="ce4" table:formula="of:=DEC2HEX([.D59])" office:value-type="string" office:string-value="59">
            <text:p>59</text:p>
          </table:table-cell>
          <table:table-cell table:style-name="ce4" table:formula="of:=([.B59]*[.B59])" office:value-type="float" office:value="0.02301289">
            <text:p>0,0230</text:p>
          </table:table-cell>
          <table:table-cell table:style-name="ce4" table:formula="of:=[.B59]-[.B58]" office:value-type="float" office:value="-0.1742">
            <text:p>-0,174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58">
            <text:p>58</text:p>
          </table:table-cell>
          <table:table-cell table:style-name="ce3" office:value-type="float" office:value="-0.304">
            <text:p>-0,3040</text:p>
          </table:table-cell>
          <table:table-cell table:style-name="ce4" table:formula="of:=([.B60]-[.$H$2])*256" office:value-type="float" office:value="-77.824">
            <text:p>-77,8240</text:p>
          </table:table-cell>
          <table:table-cell table:style-name="ce2" table:formula="of:=ROUND([.C60])+128" office:value-type="float" office:value="50">
            <text:p>50</text:p>
          </table:table-cell>
          <table:table-cell table:style-name="ce4" table:formula="of:=DEC2HEX([.D60])" office:value-type="string" office:string-value="32">
            <text:p>32</text:p>
          </table:table-cell>
          <table:table-cell table:style-name="ce4" table:formula="of:=([.B60]*[.B60])" office:value-type="float" office:value="0.092416">
            <text:p>0,0924</text:p>
          </table:table-cell>
          <table:table-cell table:style-name="ce4" table:formula="of:=[.B60]-[.B59]" office:value-type="float" office:value="-0.1523">
            <text:p>-0,152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59">
            <text:p>59</text:p>
          </table:table-cell>
          <table:table-cell table:style-name="ce3" office:value-type="float" office:value="-0.4053">
            <text:p>-0,4053</text:p>
          </table:table-cell>
          <table:table-cell table:style-name="ce4" table:formula="of:=([.B61]-[.$H$2])*256" office:value-type="float" office:value="-103.7568">
            <text:p>-103,7568</text:p>
          </table:table-cell>
          <table:table-cell table:style-name="ce2" table:formula="of:=ROUND([.C61])+128" office:value-type="float" office:value="24">
            <text:p>24</text:p>
          </table:table-cell>
          <table:table-cell table:style-name="ce4" table:formula="of:=DEC2HEX([.D61])" office:value-type="string" office:string-value="18">
            <text:p>18</text:p>
          </table:table-cell>
          <table:table-cell table:style-name="ce4" table:formula="of:=([.B61]*[.B61])" office:value-type="float" office:value="0.16426809">
            <text:p>0,1643</text:p>
          </table:table-cell>
          <table:table-cell table:style-name="ce4" table:formula="of:=[.B61]-[.B60]" office:value-type="float" office:value="-0.1013">
            <text:p>-0,101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60">
            <text:p>60</text:p>
          </table:table-cell>
          <table:table-cell table:style-name="ce3" office:value-type="float" office:value="-0.4295">
            <text:p>-0,4295</text:p>
          </table:table-cell>
          <table:table-cell table:style-name="ce4" table:formula="of:=([.B62]-[.$H$2])*256" office:value-type="float" office:value="-109.952">
            <text:p>-109,9520</text:p>
          </table:table-cell>
          <table:table-cell table:style-name="ce2" table:formula="of:=ROUND([.C62])+128" office:value-type="float" office:value="18">
            <text:p>18</text:p>
          </table:table-cell>
          <table:table-cell table:style-name="ce4" table:formula="of:=DEC2HEX([.D62])" office:value-type="string" office:string-value="12">
            <text:p>12</text:p>
          </table:table-cell>
          <table:table-cell table:style-name="ce4" table:formula="of:=([.B62]*[.B62])" office:value-type="float" office:value="0.18447025">
            <text:p>0,1845</text:p>
          </table:table-cell>
          <table:table-cell table:style-name="ce4" table:formula="of:=[.B62]-[.B61]" office:value-type="float" office:value="-0.0242">
            <text:p>-0,024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61">
            <text:p>61</text:p>
          </table:table-cell>
          <table:table-cell table:style-name="ce3" office:value-type="float" office:value="-0.356">
            <text:p>-0,3560</text:p>
          </table:table-cell>
          <table:table-cell table:style-name="ce4" table:formula="of:=([.B63]-[.$H$2])*256" office:value-type="float" office:value="-91.136">
            <text:p>-91,1360</text:p>
          </table:table-cell>
          <table:table-cell table:style-name="ce2" table:formula="of:=ROUND([.C63])+128" office:value-type="float" office:value="37">
            <text:p>37</text:p>
          </table:table-cell>
          <table:table-cell table:style-name="ce4" table:formula="of:=DEC2HEX([.D63])" office:value-type="string" office:string-value="25">
            <text:p>25</text:p>
          </table:table-cell>
          <table:table-cell table:style-name="ce4" table:formula="of:=([.B63]*[.B63])" office:value-type="float" office:value="0.126736">
            <text:p>0,1267</text:p>
          </table:table-cell>
          <table:table-cell table:style-name="ce4" table:formula="of:=[.B63]-[.B62]" office:value-type="float" office:value="0.0735">
            <text:p>0,073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62">
            <text:p>62</text:p>
          </table:table-cell>
          <table:table-cell table:style-name="ce3" office:value-type="float" office:value="-0.2197">
            <text:p>-0,2197</text:p>
          </table:table-cell>
          <table:table-cell table:style-name="ce4" table:formula="of:=([.B64]-[.$H$2])*256" office:value-type="float" office:value="-56.2432">
            <text:p>-56,2432</text:p>
          </table:table-cell>
          <table:table-cell table:style-name="ce2" table:formula="of:=ROUND([.C64])+128" office:value-type="float" office:value="72">
            <text:p>72</text:p>
          </table:table-cell>
          <table:table-cell table:style-name="ce4" table:formula="of:=DEC2HEX([.D64])" office:value-type="string" office:string-value="48">
            <text:p>48</text:p>
          </table:table-cell>
          <table:table-cell table:style-name="ce4" table:formula="of:=([.B64]*[.B64])" office:value-type="float" office:value="0.04826809">
            <text:p>0,0483</text:p>
          </table:table-cell>
          <table:table-cell table:style-name="ce4" table:formula="of:=[.B64]-[.B63]" office:value-type="float" office:value="0.1363">
            <text:p>0,136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63">
            <text:p>63</text:p>
          </table:table-cell>
          <table:table-cell table:style-name="ce3" office:value-type="float" office:value="-0.0397">
            <text:p>-0,0397</text:p>
          </table:table-cell>
          <table:table-cell table:style-name="ce4" table:formula="of:=([.B65]-[.$H$2])*256" office:value-type="float" office:value="-10.1632">
            <text:p>-10,1632</text:p>
          </table:table-cell>
          <table:table-cell table:style-name="ce2" table:formula="of:=ROUND([.C65])+128" office:value-type="float" office:value="118">
            <text:p>118</text:p>
          </table:table-cell>
          <table:table-cell table:style-name="ce4" table:formula="of:=DEC2HEX([.D65])" office:value-type="string" office:string-value="76">
            <text:p>76</text:p>
          </table:table-cell>
          <table:table-cell table:style-name="ce4" table:formula="of:=([.B65]*[.B65])" office:value-type="float" office:value="0.00157609">
            <text:p>0,0016</text:p>
          </table:table-cell>
          <table:table-cell table:style-name="ce4" table:formula="of:=[.B65]-[.B64]" office:value-type="float" office:value="0.18">
            <text:p>0,1800</text:p>
          </table:table-cell>
          <table:table-cell table:style-name="ce4" table:formula="of:=([.B66]-[.B65])/([.A66]-[.A65])" office:value-type="float" office:value="0.1908">
            <text:p>0,1908</text:p>
          </table:table-cell>
          <table:table-cell table:style-name="ce4" table:formula="of:=[.B65]-[.H65]*[.A65]" office:value-type="float" office:value="-12.0601">
            <text:p>-12,0601</text:p>
          </table:table-cell>
          <table:table-cell table:style-name="ce4" table:formula="of:=-[.I65]/[.H65]" office:value-type="float" office:value="63.208071278826">
            <text:p>63,2081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3" office:value-type="float" office:value="0.1511">
            <text:p>0,1511</text:p>
          </table:table-cell>
          <table:table-cell table:style-name="ce4" table:formula="of:=([.B66]-[.$H$2])*256" office:value-type="float" office:value="38.6816">
            <text:p>38,6816</text:p>
          </table:table-cell>
          <table:table-cell table:style-name="ce2" table:formula="of:=ROUND([.C66])+128" office:value-type="float" office:value="167">
            <text:p>167</text:p>
          </table:table-cell>
          <table:table-cell table:style-name="ce4" table:formula="of:=DEC2HEX([.D66])" office:value-type="string" office:string-value="A7">
            <text:p>A7</text:p>
          </table:table-cell>
          <table:table-cell table:style-name="ce4" table:formula="of:=([.B66]*[.B66])" office:value-type="float" office:value="0.02283121">
            <text:p>0,0228</text:p>
          </table:table-cell>
          <table:table-cell table:style-name="ce4" table:formula="of:=[.B66]-[.B65]" office:value-type="float" office:value="0.1908">
            <text:p>0,190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65">
            <text:p>65</text:p>
          </table:table-cell>
          <table:table-cell table:style-name="ce3" office:value-type="float" office:value="0.3067">
            <text:p>0,3067</text:p>
          </table:table-cell>
          <table:table-cell table:style-name="ce4" table:formula="of:=([.B67]-[.$H$2])*256" office:value-type="float" office:value="78.5152">
            <text:p>78,5152</text:p>
          </table:table-cell>
          <table:table-cell table:style-name="ce2" table:formula="of:=ROUND([.C67])+128" office:value-type="float" office:value="207">
            <text:p>207</text:p>
          </table:table-cell>
          <table:table-cell table:style-name="ce4" table:formula="of:=DEC2HEX([.D67])" office:value-type="string" office:string-value="CF">
            <text:p>CF</text:p>
          </table:table-cell>
          <table:table-cell table:style-name="ce4" table:formula="of:=([.B67]*[.B67])" office:value-type="float" office:value="0.09406489">
            <text:p>0,0941</text:p>
          </table:table-cell>
          <table:table-cell table:style-name="ce4" table:formula="of:=[.B67]-[.B66]" office:value-type="float" office:value="0.1556">
            <text:p>0,155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66">
            <text:p>66</text:p>
          </table:table-cell>
          <table:table-cell table:style-name="ce3" office:value-type="float" office:value="0.4053">
            <text:p>0,4053</text:p>
          </table:table-cell>
          <table:table-cell table:style-name="ce4" table:formula="of:=([.B68]-[.$H$2])*256" office:value-type="float" office:value="103.7568">
            <text:p>103,7568</text:p>
          </table:table-cell>
          <table:table-cell table:style-name="ce2" table:formula="of:=ROUND([.C68])+128" office:value-type="float" office:value="232">
            <text:p>232</text:p>
          </table:table-cell>
          <table:table-cell table:style-name="ce4" table:formula="of:=DEC2HEX([.D68])" office:value-type="string" office:string-value="E8">
            <text:p>E8</text:p>
          </table:table-cell>
          <table:table-cell table:style-name="ce4" table:formula="of:=([.B68]*[.B68])" office:value-type="float" office:value="0.16426809">
            <text:p>0,1643</text:p>
          </table:table-cell>
          <table:table-cell table:style-name="ce4" table:formula="of:=[.B68]-[.B67]" office:value-type="float" office:value="0.0986">
            <text:p>0,098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67">
            <text:p>67</text:p>
          </table:table-cell>
          <table:table-cell table:style-name="ce3" office:value-type="float" office:value="0.414">
            <text:p>0,4140</text:p>
          </table:table-cell>
          <table:table-cell table:style-name="ce4" table:formula="of:=([.B69]-[.$H$2])*256" office:value-type="float" office:value="105.984">
            <text:p>105,9840</text:p>
          </table:table-cell>
          <table:table-cell table:style-name="ce2" table:formula="of:=ROUND([.C69])+128" office:value-type="float" office:value="234">
            <text:p>234</text:p>
          </table:table-cell>
          <table:table-cell table:style-name="ce4" table:formula="of:=DEC2HEX([.D69])" office:value-type="string" office:string-value="EA">
            <text:p>EA</text:p>
          </table:table-cell>
          <table:table-cell table:style-name="ce4" table:formula="of:=([.B69]*[.B69])" office:value-type="float" office:value="0.171396">
            <text:p>0,1714</text:p>
          </table:table-cell>
          <table:table-cell table:style-name="ce4" table:formula="of:=[.B69]-[.B68]" office:value-type="float" office:value="0.00870000000000004">
            <text:p>0,008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68">
            <text:p>68</text:p>
          </table:table-cell>
          <table:table-cell table:style-name="ce3" office:value-type="float" office:value="0.3428">
            <text:p>0,3428</text:p>
          </table:table-cell>
          <table:table-cell table:style-name="ce4" table:formula="of:=([.B70]-[.$H$2])*256" office:value-type="float" office:value="87.7568">
            <text:p>87,7568</text:p>
          </table:table-cell>
          <table:table-cell table:style-name="ce2" table:formula="of:=ROUND([.C70])+128" office:value-type="float" office:value="216">
            <text:p>216</text:p>
          </table:table-cell>
          <table:table-cell table:style-name="ce4" table:formula="of:=DEC2HEX([.D70])" office:value-type="string" office:string-value="D8">
            <text:p>D8</text:p>
          </table:table-cell>
          <table:table-cell table:style-name="ce4" table:formula="of:=([.B70]*[.B70])" office:value-type="float" office:value="0.11751184">
            <text:p>0,1175</text:p>
          </table:table-cell>
          <table:table-cell table:style-name="ce4" table:formula="of:=[.B70]-[.B69]" office:value-type="float" office:value="-0.0712">
            <text:p>-0,071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69">
            <text:p>69</text:p>
          </table:table-cell>
          <table:table-cell table:style-name="ce3" office:value-type="float" office:value="0.2091">
            <text:p>0,2091</text:p>
          </table:table-cell>
          <table:table-cell table:style-name="ce4" table:formula="of:=([.B71]-[.$H$2])*256" office:value-type="float" office:value="53.5296">
            <text:p>53,5296</text:p>
          </table:table-cell>
          <table:table-cell table:style-name="ce2" table:formula="of:=ROUND([.C71])+128" office:value-type="float" office:value="182">
            <text:p>182</text:p>
          </table:table-cell>
          <table:table-cell table:style-name="ce4" table:formula="of:=DEC2HEX([.D71])" office:value-type="string" office:string-value="B6">
            <text:p>B6</text:p>
          </table:table-cell>
          <table:table-cell table:style-name="ce4" table:formula="of:=([.B71]*[.B71])" office:value-type="float" office:value="0.04372281">
            <text:p>0,0437</text:p>
          </table:table-cell>
          <table:table-cell table:style-name="ce4" table:formula="of:=[.B71]-[.B70]" office:value-type="float" office:value="-0.1337">
            <text:p>-0,133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70">
            <text:p>70</text:p>
          </table:table-cell>
          <table:table-cell table:style-name="ce3" office:value-type="float" office:value="0.0251">
            <text:p>0,0251</text:p>
          </table:table-cell>
          <table:table-cell table:style-name="ce4" table:formula="of:=([.B72]-[.$H$2])*256" office:value-type="float" office:value="6.4256">
            <text:p>6,4256</text:p>
          </table:table-cell>
          <table:table-cell table:style-name="ce2" table:formula="of:=ROUND([.C72])+128" office:value-type="float" office:value="134">
            <text:p>134</text:p>
          </table:table-cell>
          <table:table-cell table:style-name="ce4" table:formula="of:=DEC2HEX([.D72])" office:value-type="string" office:string-value="86">
            <text:p>86</text:p>
          </table:table-cell>
          <table:table-cell table:style-name="ce4" table:formula="of:=([.B72]*[.B72])" office:value-type="float" office:value="0.00063001">
            <text:p>0,0006</text:p>
          </table:table-cell>
          <table:table-cell table:style-name="ce4" table:formula="of:=[.B72]-[.B71]" office:value-type="float" office:value="-0.184">
            <text:p>-0,1840</text:p>
          </table:table-cell>
          <table:table-cell table:style-name="ce4" table:formula="of:=([.B73]-[.B72])/([.A73]-[.A72])" office:value-type="float" office:value="-0.1887">
            <text:p>-0,1887</text:p>
          </table:table-cell>
          <table:table-cell table:style-name="ce4" table:formula="of:=[.B72]-[.H72]*[.A72]" office:value-type="float" office:value="13.2341">
            <text:p>13,2341</text:p>
          </table:table-cell>
          <table:table-cell table:style-name="ce4" table:formula="of:=-[.I72]/[.H72]" office:value-type="float" office:value="70.1330153683095">
            <text:p>70,1330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71">
            <text:p>71</text:p>
          </table:table-cell>
          <table:table-cell table:style-name="ce3" office:value-type="float" office:value="-0.1636">
            <text:p>-0,1636</text:p>
          </table:table-cell>
          <table:table-cell table:style-name="ce4" table:formula="of:=([.B73]-[.$H$2])*256" office:value-type="float" office:value="-41.8816">
            <text:p>-41,8816</text:p>
          </table:table-cell>
          <table:table-cell table:style-name="ce2" table:formula="of:=ROUND([.C73])+128" office:value-type="float" office:value="86">
            <text:p>86</text:p>
          </table:table-cell>
          <table:table-cell table:style-name="ce4" table:formula="of:=DEC2HEX([.D73])" office:value-type="string" office:string-value="56">
            <text:p>56</text:p>
          </table:table-cell>
          <table:table-cell table:style-name="ce4" table:formula="of:=([.B73]*[.B73])" office:value-type="float" office:value="0.02676496">
            <text:p>0,0268</text:p>
          </table:table-cell>
          <table:table-cell table:style-name="ce4" table:formula="of:=[.B73]-[.B72]" office:value-type="float" office:value="-0.1887">
            <text:p>-0,188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72">
            <text:p>72</text:p>
          </table:table-cell>
          <table:table-cell table:style-name="ce3" office:value-type="float" office:value="-0.3028">
            <text:p>-0,3028</text:p>
          </table:table-cell>
          <table:table-cell table:style-name="ce4" table:formula="of:=([.B74]-[.$H$2])*256" office:value-type="float" office:value="-77.5168">
            <text:p>-77,5168</text:p>
          </table:table-cell>
          <table:table-cell table:style-name="ce2" table:formula="of:=ROUND([.C74])+128" office:value-type="float" office:value="50">
            <text:p>50</text:p>
          </table:table-cell>
          <table:table-cell table:style-name="ce4" table:formula="of:=DEC2HEX([.D74])" office:value-type="string" office:string-value="32">
            <text:p>32</text:p>
          </table:table-cell>
          <table:table-cell table:style-name="ce4" table:formula="of:=([.B74]*[.B74])" office:value-type="float" office:value="0.09168784">
            <text:p>0,0917</text:p>
          </table:table-cell>
          <table:table-cell table:style-name="ce4" table:formula="of:=[.B74]-[.B73]" office:value-type="float" office:value="-0.1392">
            <text:p>-0,139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73">
            <text:p>73</text:p>
          </table:table-cell>
          <table:table-cell table:style-name="ce3" office:value-type="float" office:value="-0.3971">
            <text:p>-0,3971</text:p>
          </table:table-cell>
          <table:table-cell table:style-name="ce4" table:formula="of:=([.B75]-[.$H$2])*256" office:value-type="float" office:value="-101.6576">
            <text:p>-101,6576</text:p>
          </table:table-cell>
          <table:table-cell table:style-name="ce2" table:formula="of:=ROUND([.C75])+128" office:value-type="float" office:value="26">
            <text:p>26</text:p>
          </table:table-cell>
          <table:table-cell table:style-name="ce4" table:formula="of:=DEC2HEX([.D75])" office:value-type="string" office:string-value="1A">
            <text:p>1A</text:p>
          </table:table-cell>
          <table:table-cell table:style-name="ce4" table:formula="of:=([.B75]*[.B75])" office:value-type="float" office:value="0.15768841">
            <text:p>0,1577</text:p>
          </table:table-cell>
          <table:table-cell table:style-name="ce4" table:formula="of:=[.B75]-[.B74]" office:value-type="float" office:value="-0.0943">
            <text:p>-0,094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74">
            <text:p>74</text:p>
          </table:table-cell>
          <table:table-cell table:style-name="ce3" office:value-type="float" office:value="-0.4018">
            <text:p>-0,4018</text:p>
          </table:table-cell>
          <table:table-cell table:style-name="ce4" table:formula="of:=([.B76]-[.$H$2])*256" office:value-type="float" office:value="-102.8608">
            <text:p>-102,8608</text:p>
          </table:table-cell>
          <table:table-cell table:style-name="ce2" table:formula="of:=ROUND([.C76])+128" office:value-type="float" office:value="25">
            <text:p>25</text:p>
          </table:table-cell>
          <table:table-cell table:style-name="ce4" table:formula="of:=DEC2HEX([.D76])" office:value-type="string" office:string-value="19">
            <text:p>19</text:p>
          </table:table-cell>
          <table:table-cell table:style-name="ce4" table:formula="of:=([.B76]*[.B76])" office:value-type="float" office:value="0.16144324">
            <text:p>0,1614</text:p>
          </table:table-cell>
          <table:table-cell table:style-name="ce4" table:formula="of:=[.B76]-[.B75]" office:value-type="float" office:value="-0.00470000000000004">
            <text:p>-0,004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75">
            <text:p>75</text:p>
          </table:table-cell>
          <table:table-cell table:style-name="ce3" office:value-type="float" office:value="-0.331">
            <text:p>-0,3310</text:p>
          </table:table-cell>
          <table:table-cell table:style-name="ce4" table:formula="of:=([.B77]-[.$H$2])*256" office:value-type="float" office:value="-84.736">
            <text:p>-84,7360</text:p>
          </table:table-cell>
          <table:table-cell table:style-name="ce2" table:formula="of:=ROUND([.C77])+128" office:value-type="float" office:value="43">
            <text:p>43</text:p>
          </table:table-cell>
          <table:table-cell table:style-name="ce4" table:formula="of:=DEC2HEX([.D77])" office:value-type="string" office:string-value="2B">
            <text:p>2B</text:p>
          </table:table-cell>
          <table:table-cell table:style-name="ce4" table:formula="of:=([.B77]*[.B77])" office:value-type="float" office:value="0.109561">
            <text:p>0,1096</text:p>
          </table:table-cell>
          <table:table-cell table:style-name="ce4" table:formula="of:=[.B77]-[.B76]" office:value-type="float" office:value="0.0708">
            <text:p>0,070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76">
            <text:p>76</text:p>
          </table:table-cell>
          <table:table-cell table:style-name="ce3" office:value-type="float" office:value="-0.1904">
            <text:p>-0,1904</text:p>
          </table:table-cell>
          <table:table-cell table:style-name="ce4" table:formula="of:=([.B78]-[.$H$2])*256" office:value-type="float" office:value="-48.7424">
            <text:p>-48,7424</text:p>
          </table:table-cell>
          <table:table-cell table:style-name="ce2" table:formula="of:=ROUND([.C78])+128" office:value-type="float" office:value="79">
            <text:p>79</text:p>
          </table:table-cell>
          <table:table-cell table:style-name="ce4" table:formula="of:=DEC2HEX([.D78])" office:value-type="string" office:string-value="4F">
            <text:p>4F</text:p>
          </table:table-cell>
          <table:table-cell table:style-name="ce4" table:formula="of:=([.B78]*[.B78])" office:value-type="float" office:value="0.03625216">
            <text:p>0,0363</text:p>
          </table:table-cell>
          <table:table-cell table:style-name="ce4" table:formula="of:=[.B78]-[.B77]" office:value-type="float" office:value="0.1406">
            <text:p>0,140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77">
            <text:p>77</text:p>
          </table:table-cell>
          <table:table-cell table:style-name="ce3" office:value-type="float" office:value="-0.0173">
            <text:p>-0,0173</text:p>
          </table:table-cell>
          <table:table-cell table:style-name="ce4" table:formula="of:=([.B79]-[.$H$2])*256" office:value-type="float" office:value="-4.4288">
            <text:p>-4,4288</text:p>
          </table:table-cell>
          <table:table-cell table:style-name="ce2" table:formula="of:=ROUND([.C79])+128" office:value-type="float" office:value="124">
            <text:p>124</text:p>
          </table:table-cell>
          <table:table-cell table:style-name="ce4" table:formula="of:=DEC2HEX([.D79])" office:value-type="string" office:string-value="7C">
            <text:p>7C</text:p>
          </table:table-cell>
          <table:table-cell table:style-name="ce4" table:formula="of:=([.B79]*[.B79])" office:value-type="float" office:value="0.00029929">
            <text:p>0,0003</text:p>
          </table:table-cell>
          <table:table-cell table:style-name="ce4" table:formula="of:=[.B79]-[.B78]" office:value-type="float" office:value="0.1731">
            <text:p>0,1731</text:p>
          </table:table-cell>
          <table:table-cell table:style-name="ce4" table:formula="of:=([.B80]-[.B79])/([.A80]-[.A79])" office:value-type="float" office:value="0.1863">
            <text:p>0,1863</text:p>
          </table:table-cell>
          <table:table-cell table:style-name="ce4" table:formula="of:=[.B79]-[.H79]*[.A79]" office:value-type="float" office:value="-14.3624">
            <text:p>-14,3624</text:p>
          </table:table-cell>
          <table:table-cell table:style-name="ce4" table:formula="of:=-[.I79]/[.H79]" office:value-type="float" office:value="77.092860976919">
            <text:p>77,0929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78">
            <text:p>78</text:p>
          </table:table-cell>
          <table:table-cell table:style-name="ce3" office:value-type="float" office:value="0.169">
            <text:p>0,1690</text:p>
          </table:table-cell>
          <table:table-cell table:style-name="ce4" table:formula="of:=([.B80]-[.$H$2])*256" office:value-type="float" office:value="43.264">
            <text:p>43,2640</text:p>
          </table:table-cell>
          <table:table-cell table:style-name="ce2" table:formula="of:=ROUND([.C80])+128" office:value-type="float" office:value="171">
            <text:p>171</text:p>
          </table:table-cell>
          <table:table-cell table:style-name="ce4" table:formula="of:=DEC2HEX([.D80])" office:value-type="string" office:string-value="AB">
            <text:p>AB</text:p>
          </table:table-cell>
          <table:table-cell table:style-name="ce4" table:formula="of:=([.B80]*[.B80])" office:value-type="float" office:value="0.028561">
            <text:p>0,0286</text:p>
          </table:table-cell>
          <table:table-cell table:style-name="ce4" table:formula="of:=[.B80]-[.B79]" office:value-type="float" office:value="0.1863">
            <text:p>0,186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79">
            <text:p>79</text:p>
          </table:table-cell>
          <table:table-cell table:style-name="ce3" office:value-type="float" office:value="0.312">
            <text:p>0,3120</text:p>
          </table:table-cell>
          <table:table-cell table:style-name="ce4" table:formula="of:=([.B81]-[.$H$2])*256" office:value-type="float" office:value="79.872">
            <text:p>79,8720</text:p>
          </table:table-cell>
          <table:table-cell table:style-name="ce2" table:formula="of:=ROUND([.C81])+128" office:value-type="float" office:value="208">
            <text:p>208</text:p>
          </table:table-cell>
          <table:table-cell table:style-name="ce4" table:formula="of:=DEC2HEX([.D81])" office:value-type="string" office:string-value="D0">
            <text:p>D0</text:p>
          </table:table-cell>
          <table:table-cell table:style-name="ce4" table:formula="of:=([.B81]*[.B81])" office:value-type="float" office:value="0.097344">
            <text:p>0,0973</text:p>
          </table:table-cell>
          <table:table-cell table:style-name="ce4" table:formula="of:=[.B81]-[.B80]" office:value-type="float" office:value="0.143">
            <text:p>0,143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80">
            <text:p>80</text:p>
          </table:table-cell>
          <table:table-cell table:style-name="ce3" office:value-type="float" office:value="0.4082">
            <text:p>0,4082</text:p>
          </table:table-cell>
          <table:table-cell table:style-name="ce4" table:formula="of:=([.B82]-[.$H$2])*256" office:value-type="float" office:value="104.4992">
            <text:p>104,4992</text:p>
          </table:table-cell>
          <table:table-cell table:style-name="ce2" table:formula="of:=ROUND([.C82])+128" office:value-type="float" office:value="232">
            <text:p>232</text:p>
          </table:table-cell>
          <table:table-cell table:style-name="ce4" table:formula="of:=DEC2HEX([.D82])" office:value-type="string" office:string-value="E8">
            <text:p>E8</text:p>
          </table:table-cell>
          <table:table-cell table:style-name="ce4" table:formula="of:=([.B82]*[.B82])" office:value-type="float" office:value="0.16662724">
            <text:p>0,1666</text:p>
          </table:table-cell>
          <table:table-cell table:style-name="ce4" table:formula="of:=[.B82]-[.B81]" office:value-type="float" office:value="0.0962">
            <text:p>0,096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81">
            <text:p>81</text:p>
          </table:table-cell>
          <table:table-cell table:style-name="ce3" office:value-type="float" office:value="0.3867">
            <text:p>0,3867</text:p>
          </table:table-cell>
          <table:table-cell table:style-name="ce4" table:formula="of:=([.B83]-[.$H$2])*256" office:value-type="float" office:value="98.9952">
            <text:p>98,9952</text:p>
          </table:table-cell>
          <table:table-cell table:style-name="ce2" table:formula="of:=ROUND([.C83])+128" office:value-type="float" office:value="227">
            <text:p>227</text:p>
          </table:table-cell>
          <table:table-cell table:style-name="ce4" table:formula="of:=DEC2HEX([.D83])" office:value-type="string" office:string-value="E3">
            <text:p>E3</text:p>
          </table:table-cell>
          <table:table-cell table:style-name="ce4" table:formula="of:=([.B83]*[.B83])" office:value-type="float" office:value="0.14953689">
            <text:p>0,1495</text:p>
          </table:table-cell>
          <table:table-cell table:style-name="ce4" table:formula="of:=[.B83]-[.B82]" office:value-type="float" office:value="-0.0215">
            <text:p>-0,021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82">
            <text:p>82</text:p>
          </table:table-cell>
          <table:table-cell table:style-name="ce3" office:value-type="float" office:value="0.2915">
            <text:p>0,2915</text:p>
          </table:table-cell>
          <table:table-cell table:style-name="ce4" table:formula="of:=([.B84]-[.$H$2])*256" office:value-type="float" office:value="74.624">
            <text:p>74,6240</text:p>
          </table:table-cell>
          <table:table-cell table:style-name="ce2" table:formula="of:=ROUND([.C84])+128" office:value-type="float" office:value="203">
            <text:p>203</text:p>
          </table:table-cell>
          <table:table-cell table:style-name="ce4" table:formula="of:=DEC2HEX([.D84])" office:value-type="string" office:string-value="CB">
            <text:p>CB</text:p>
          </table:table-cell>
          <table:table-cell table:style-name="ce4" table:formula="of:=([.B84]*[.B84])" office:value-type="float" office:value="0.08497225">
            <text:p>0,0850</text:p>
          </table:table-cell>
          <table:table-cell table:style-name="ce4" table:formula="of:=[.B84]-[.B83]" office:value-type="float" office:value="-0.0952">
            <text:p>-0,095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83">
            <text:p>83</text:p>
          </table:table-cell>
          <table:table-cell table:style-name="ce3" office:value-type="float" office:value="0.1316">
            <text:p>0,1316</text:p>
          </table:table-cell>
          <table:table-cell table:style-name="ce4" table:formula="of:=([.B85]-[.$H$2])*256" office:value-type="float" office:value="33.6896">
            <text:p>33,6896</text:p>
          </table:table-cell>
          <table:table-cell table:style-name="ce2" table:formula="of:=ROUND([.C85])+128" office:value-type="float" office:value="162">
            <text:p>162</text:p>
          </table:table-cell>
          <table:table-cell table:style-name="ce4" table:formula="of:=DEC2HEX([.D85])" office:value-type="string" office:string-value="A2">
            <text:p>A2</text:p>
          </table:table-cell>
          <table:table-cell table:style-name="ce4" table:formula="of:=([.B85]*[.B85])" office:value-type="float" office:value="0.01731856">
            <text:p>0,0173</text:p>
          </table:table-cell>
          <table:table-cell table:style-name="ce4" table:formula="of:=[.B85]-[.B84]" office:value-type="float" office:value="-0.1599">
            <text:p>-0,1599</text:p>
          </table:table-cell>
          <table:table-cell table:style-name="ce4" table:formula="of:=([.B86]-[.B85])/([.A86]-[.A85])" office:value-type="float" office:value="-0.2002">
            <text:p>-0,2002</text:p>
          </table:table-cell>
          <table:table-cell table:style-name="ce4" table:formula="of:=[.B85]-[.H85]*[.A85]" office:value-type="float" office:value="16.7482">
            <text:p>16,7482</text:p>
          </table:table-cell>
          <table:table-cell table:style-name="ce4" table:formula="of:=-[.I85]/[.H85]" office:value-type="float" office:value="83.6573426573426">
            <text:p>83,6573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84">
            <text:p>84</text:p>
          </table:table-cell>
          <table:table-cell table:style-name="ce3" office:value-type="float" office:value="-0.0686">
            <text:p>-0,0686</text:p>
          </table:table-cell>
          <table:table-cell table:style-name="ce4" table:formula="of:=([.B86]-[.$H$2])*256" office:value-type="float" office:value="-17.5616">
            <text:p>-17,5616</text:p>
          </table:table-cell>
          <table:table-cell table:style-name="ce2" table:formula="of:=ROUND([.C86])+128" office:value-type="float" office:value="110">
            <text:p>110</text:p>
          </table:table-cell>
          <table:table-cell table:style-name="ce4" table:formula="of:=DEC2HEX([.D86])" office:value-type="string" office:string-value="6E">
            <text:p>6E</text:p>
          </table:table-cell>
          <table:table-cell table:style-name="ce4" table:formula="of:=([.B86]*[.B86])" office:value-type="float" office:value="0.00470596">
            <text:p>0,0047</text:p>
          </table:table-cell>
          <table:table-cell table:style-name="ce4" table:formula="of:=[.B86]-[.B85]" office:value-type="float" office:value="-0.2002">
            <text:p>-0,200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85">
            <text:p>85</text:p>
          </table:table-cell>
          <table:table-cell table:style-name="ce3" office:value-type="float" office:value="-0.2594">
            <text:p>-0,2594</text:p>
          </table:table-cell>
          <table:table-cell table:style-name="ce4" table:formula="of:=([.B87]-[.$H$2])*256" office:value-type="float" office:value="-66.4064">
            <text:p>-66,4064</text:p>
          </table:table-cell>
          <table:table-cell table:style-name="ce2" table:formula="of:=ROUND([.C87])+128" office:value-type="float" office:value="62">
            <text:p>62</text:p>
          </table:table-cell>
          <table:table-cell table:style-name="ce4" table:formula="of:=DEC2HEX([.D87])" office:value-type="string" office:string-value="3E">
            <text:p>3E</text:p>
          </table:table-cell>
          <table:table-cell table:style-name="ce4" table:formula="of:=([.B87]*[.B87])" office:value-type="float" office:value="0.06728836">
            <text:p>0,0673</text:p>
          </table:table-cell>
          <table:table-cell table:style-name="ce4" table:formula="of:=[.B87]-[.B86]" office:value-type="float" office:value="-0.1908">
            <text:p>-0,190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86">
            <text:p>86</text:p>
          </table:table-cell>
          <table:table-cell table:style-name="ce3" office:value-type="float" office:value="-0.3827">
            <text:p>-0,3827</text:p>
          </table:table-cell>
          <table:table-cell table:style-name="ce4" table:formula="of:=([.B88]-[.$H$2])*256" office:value-type="float" office:value="-97.9712">
            <text:p>-97,9712</text:p>
          </table:table-cell>
          <table:table-cell table:style-name="ce2" table:formula="of:=ROUND([.C88])+128" office:value-type="float" office:value="30">
            <text:p>30</text:p>
          </table:table-cell>
          <table:table-cell table:style-name="ce4" table:formula="of:=DEC2HEX([.D88])" office:value-type="string" office:string-value="1E">
            <text:p>1E</text:p>
          </table:table-cell>
          <table:table-cell table:style-name="ce4" table:formula="of:=([.B88]*[.B88])" office:value-type="float" office:value="0.14645929">
            <text:p>0,1465</text:p>
          </table:table-cell>
          <table:table-cell table:style-name="ce4" table:formula="of:=[.B88]-[.B87]" office:value-type="float" office:value="-0.1233">
            <text:p>-0,123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87">
            <text:p>87</text:p>
          </table:table-cell>
          <table:table-cell table:style-name="ce3" office:value-type="float" office:value="-0.4295">
            <text:p>-0,4295</text:p>
          </table:table-cell>
          <table:table-cell table:style-name="ce4" table:formula="of:=([.B89]-[.$H$2])*256" office:value-type="float" office:value="-109.952">
            <text:p>-109,9520</text:p>
          </table:table-cell>
          <table:table-cell table:style-name="ce2" table:formula="of:=ROUND([.C89])+128" office:value-type="float" office:value="18">
            <text:p>18</text:p>
          </table:table-cell>
          <table:table-cell table:style-name="ce4" table:formula="of:=DEC2HEX([.D89])" office:value-type="string" office:string-value="12">
            <text:p>12</text:p>
          </table:table-cell>
          <table:table-cell table:style-name="ce4" table:formula="of:=([.B89]*[.B89])" office:value-type="float" office:value="0.18447025">
            <text:p>0,1845</text:p>
          </table:table-cell>
          <table:table-cell table:style-name="ce4" table:formula="of:=[.B89]-[.B88]" office:value-type="float" office:value="-0.0468">
            <text:p>-0,046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88">
            <text:p>88</text:p>
          </table:table-cell>
          <table:table-cell table:style-name="ce3" office:value-type="float" office:value="-0.3796">
            <text:p>-0,3796</text:p>
          </table:table-cell>
          <table:table-cell table:style-name="ce4" table:formula="of:=([.B90]-[.$H$2])*256" office:value-type="float" office:value="-97.1776">
            <text:p>-97,1776</text:p>
          </table:table-cell>
          <table:table-cell table:style-name="ce2" table:formula="of:=ROUND([.C90])+128" office:value-type="float" office:value="31">
            <text:p>31</text:p>
          </table:table-cell>
          <table:table-cell table:style-name="ce4" table:formula="of:=DEC2HEX([.D90])" office:value-type="string" office:string-value="1F">
            <text:p>1F</text:p>
          </table:table-cell>
          <table:table-cell table:style-name="ce4" table:formula="of:=([.B90]*[.B90])" office:value-type="float" office:value="0.14409616">
            <text:p>0,1441</text:p>
          </table:table-cell>
          <table:table-cell table:style-name="ce4" table:formula="of:=[.B90]-[.B89]" office:value-type="float" office:value="0.0499">
            <text:p>0,0499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89">
            <text:p>89</text:p>
          </table:table-cell>
          <table:table-cell table:style-name="ce3" office:value-type="float" office:value="-0.2444">
            <text:p>-0,2444</text:p>
          </table:table-cell>
          <table:table-cell table:style-name="ce4" table:formula="of:=([.B91]-[.$H$2])*256" office:value-type="float" office:value="-62.5664">
            <text:p>-62,5664</text:p>
          </table:table-cell>
          <table:table-cell table:style-name="ce2" table:formula="of:=ROUND([.C91])+128" office:value-type="float" office:value="65">
            <text:p>65</text:p>
          </table:table-cell>
          <table:table-cell table:style-name="ce4" table:formula="of:=DEC2HEX([.D91])" office:value-type="string" office:string-value="41">
            <text:p>41</text:p>
          </table:table-cell>
          <table:table-cell table:style-name="ce4" table:formula="of:=([.B91]*[.B91])" office:value-type="float" office:value="0.05973136">
            <text:p>0,0597</text:p>
          </table:table-cell>
          <table:table-cell table:style-name="ce4" table:formula="of:=[.B91]-[.B90]" office:value-type="float" office:value="0.1352">
            <text:p>0,135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90">
            <text:p>90</text:p>
          </table:table-cell>
          <table:table-cell table:style-name="ce3" office:value-type="float" office:value="-0.0536">
            <text:p>-0,0536</text:p>
          </table:table-cell>
          <table:table-cell table:style-name="ce4" table:formula="of:=([.B92]-[.$H$2])*256" office:value-type="float" office:value="-13.7216">
            <text:p>-13,7216</text:p>
          </table:table-cell>
          <table:table-cell table:style-name="ce2" table:formula="of:=ROUND([.C92])+128" office:value-type="float" office:value="114">
            <text:p>114</text:p>
          </table:table-cell>
          <table:table-cell table:style-name="ce4" table:formula="of:=DEC2HEX([.D92])" office:value-type="string" office:string-value="72">
            <text:p>72</text:p>
          </table:table-cell>
          <table:table-cell table:style-name="ce4" table:formula="of:=([.B92]*[.B92])" office:value-type="float" office:value="0.00287296">
            <text:p>0,0029</text:p>
          </table:table-cell>
          <table:table-cell table:style-name="ce4" table:formula="of:=[.B92]-[.B91]" office:value-type="float" office:value="0.1908">
            <text:p>0,1908</text:p>
          </table:table-cell>
          <table:table-cell table:style-name="ce4" table:formula="of:=([.B93]-[.B92])/([.A93]-[.A92])" office:value-type="float" office:value="0.2015">
            <text:p>0,2015</text:p>
          </table:table-cell>
          <table:table-cell table:style-name="ce4" table:formula="of:=[.B92]-[.H92]*[.A92]" office:value-type="float" office:value="-18.1886">
            <text:p>-18,1886</text:p>
          </table:table-cell>
          <table:table-cell table:style-name="ce4" table:formula="of:=-[.I92]/[.H92]" office:value-type="float" office:value="90.2660049627792">
            <text:p>90,2660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91">
            <text:p>91</text:p>
          </table:table-cell>
          <table:table-cell table:style-name="ce3" office:value-type="float" office:value="0.1479">
            <text:p>0,1479</text:p>
          </table:table-cell>
          <table:table-cell table:style-name="ce4" table:formula="of:=([.B93]-[.$H$2])*256" office:value-type="float" office:value="37.8624">
            <text:p>37,8624</text:p>
          </table:table-cell>
          <table:table-cell table:style-name="ce2" table:formula="of:=ROUND([.C93])+128" office:value-type="float" office:value="166">
            <text:p>166</text:p>
          </table:table-cell>
          <table:table-cell table:style-name="ce4" table:formula="of:=DEC2HEX([.D93])" office:value-type="string" office:string-value="A6">
            <text:p>A6</text:p>
          </table:table-cell>
          <table:table-cell table:style-name="ce4" table:formula="of:=([.B93]*[.B93])" office:value-type="float" office:value="0.02187441">
            <text:p>0,0219</text:p>
          </table:table-cell>
          <table:table-cell table:style-name="ce4" table:formula="of:=[.B93]-[.B92]" office:value-type="float" office:value="0.2015">
            <text:p>0,201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92">
            <text:p>92</text:p>
          </table:table-cell>
          <table:table-cell table:style-name="ce3" office:value-type="float" office:value="0.3134">
            <text:p>0,3134</text:p>
          </table:table-cell>
          <table:table-cell table:style-name="ce4" table:formula="of:=([.B94]-[.$H$2])*256" office:value-type="float" office:value="80.2304">
            <text:p>80,2304</text:p>
          </table:table-cell>
          <table:table-cell table:style-name="ce2" table:formula="of:=ROUND([.C94])+128" office:value-type="float" office:value="208">
            <text:p>208</text:p>
          </table:table-cell>
          <table:table-cell table:style-name="ce4" table:formula="of:=DEC2HEX([.D94])" office:value-type="string" office:string-value="D0">
            <text:p>D0</text:p>
          </table:table-cell>
          <table:table-cell table:style-name="ce4" table:formula="of:=([.B94]*[.B94])" office:value-type="float" office:value="0.09821956">
            <text:p>0,0982</text:p>
          </table:table-cell>
          <table:table-cell table:style-name="ce4" table:formula="of:=[.B94]-[.B93]" office:value-type="float" office:value="0.1655">
            <text:p>0,165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93">
            <text:p>93</text:p>
          </table:table-cell>
          <table:table-cell table:style-name="ce3" office:value-type="float" office:value="0.4032">
            <text:p>0,4032</text:p>
          </table:table-cell>
          <table:table-cell table:style-name="ce4" table:formula="of:=([.B95]-[.$H$2])*256" office:value-type="float" office:value="103.2192">
            <text:p>103,2192</text:p>
          </table:table-cell>
          <table:table-cell table:style-name="ce2" table:formula="of:=ROUND([.C95])+128" office:value-type="float" office:value="231">
            <text:p>231</text:p>
          </table:table-cell>
          <table:table-cell table:style-name="ce4" table:formula="of:=DEC2HEX([.D95])" office:value-type="string" office:string-value="E7">
            <text:p>E7</text:p>
          </table:table-cell>
          <table:table-cell table:style-name="ce4" table:formula="of:=([.B95]*[.B95])" office:value-type="float" office:value="0.16257024">
            <text:p>0,1626</text:p>
          </table:table-cell>
          <table:table-cell table:style-name="ce4" table:formula="of:=[.B95]-[.B94]" office:value-type="float" office:value="0.0898">
            <text:p>0,089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94">
            <text:p>94</text:p>
          </table:table-cell>
          <table:table-cell table:style-name="ce3" office:value-type="float" office:value="0.3829">
            <text:p>0,3829</text:p>
          </table:table-cell>
          <table:table-cell table:style-name="ce4" table:formula="of:=([.B96]-[.$H$2])*256" office:value-type="float" office:value="98.0224">
            <text:p>98,0224</text:p>
          </table:table-cell>
          <table:table-cell table:style-name="ce2" table:formula="of:=ROUND([.C96])+128" office:value-type="float" office:value="226">
            <text:p>226</text:p>
          </table:table-cell>
          <table:table-cell table:style-name="ce4" table:formula="of:=DEC2HEX([.D96])" office:value-type="string" office:string-value="E2">
            <text:p>E2</text:p>
          </table:table-cell>
          <table:table-cell table:style-name="ce4" table:formula="of:=([.B96]*[.B96])" office:value-type="float" office:value="0.14661241">
            <text:p>0,1466</text:p>
          </table:table-cell>
          <table:table-cell table:style-name="ce4" table:formula="of:=[.B96]-[.B95]" office:value-type="float" office:value="-0.0203">
            <text:p>-0,020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95">
            <text:p>95</text:p>
          </table:table-cell>
          <table:table-cell table:style-name="ce3" office:value-type="float" office:value="0.2805">
            <text:p>0,2805</text:p>
          </table:table-cell>
          <table:table-cell table:style-name="ce4" table:formula="of:=([.B97]-[.$H$2])*256" office:value-type="float" office:value="71.808">
            <text:p>71,8080</text:p>
          </table:table-cell>
          <table:table-cell table:style-name="ce2" table:formula="of:=ROUND([.C97])+128" office:value-type="float" office:value="200">
            <text:p>200</text:p>
          </table:table-cell>
          <table:table-cell table:style-name="ce4" table:formula="of:=DEC2HEX([.D97])" office:value-type="string" office:string-value="C8">
            <text:p>C8</text:p>
          </table:table-cell>
          <table:table-cell table:style-name="ce4" table:formula="of:=([.B97]*[.B97])" office:value-type="float" office:value="0.07868025">
            <text:p>0,0787</text:p>
          </table:table-cell>
          <table:table-cell table:style-name="ce4" table:formula="of:=[.B97]-[.B96]" office:value-type="float" office:value="-0.1024">
            <text:p>-0,1024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96">
            <text:p>96</text:p>
          </table:table-cell>
          <table:table-cell table:style-name="ce3" office:value-type="float" office:value="0.0953">
            <text:p>0,0953</text:p>
          </table:table-cell>
          <table:table-cell table:style-name="ce4" table:formula="of:=([.B98]-[.$H$2])*256" office:value-type="float" office:value="24.3968">
            <text:p>24,3968</text:p>
          </table:table-cell>
          <table:table-cell table:style-name="ce2" table:formula="of:=ROUND([.C98])+128" office:value-type="float" office:value="152">
            <text:p>152</text:p>
          </table:table-cell>
          <table:table-cell table:style-name="ce4" table:formula="of:=DEC2HEX([.D98])" office:value-type="string" office:string-value="98">
            <text:p>98</text:p>
          </table:table-cell>
          <table:table-cell table:style-name="ce4" table:formula="of:=([.B98]*[.B98])" office:value-type="float" office:value="0.00908209">
            <text:p>0,0091</text:p>
          </table:table-cell>
          <table:table-cell table:style-name="ce4" table:formula="of:=[.B98]-[.B97]" office:value-type="float" office:value="-0.1852">
            <text:p>-0,1852</text:p>
          </table:table-cell>
          <table:table-cell table:style-name="ce4" table:formula="of:=([.B99]-[.B98])/([.A99]-[.A98])" office:value-type="float" office:value="-0.1945">
            <text:p>-0,1945</text:p>
          </table:table-cell>
          <table:table-cell table:style-name="ce4" table:formula="of:=[.B98]-[.H98]*[.A98]" office:value-type="float" office:value="18.7673">
            <text:p>18,7673</text:p>
          </table:table-cell>
          <table:table-cell table:style-name="ce4" table:formula="of:=-[.I98]/[.H98]" office:value-type="float" office:value="96.4899742930591">
            <text:p>96,4900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97">
            <text:p>97</text:p>
          </table:table-cell>
          <table:table-cell table:style-name="ce3" office:value-type="float" office:value="-0.0992">
            <text:p>-0,0992</text:p>
          </table:table-cell>
          <table:table-cell table:style-name="ce4" table:formula="of:=([.B99]-[.$H$2])*256" office:value-type="float" office:value="-25.3952">
            <text:p>-25,3952</text:p>
          </table:table-cell>
          <table:table-cell table:style-name="ce2" table:formula="of:=ROUND([.C99])+128" office:value-type="float" office:value="103">
            <text:p>103</text:p>
          </table:table-cell>
          <table:table-cell table:style-name="ce4" table:formula="of:=DEC2HEX([.D99])" office:value-type="string" office:string-value="67">
            <text:p>67</text:p>
          </table:table-cell>
          <table:table-cell table:style-name="ce4" table:formula="of:=([.B99]*[.B99])" office:value-type="float" office:value="0.00984064">
            <text:p>0,0098</text:p>
          </table:table-cell>
          <table:table-cell table:style-name="ce4" table:formula="of:=[.B99]-[.B98]" office:value-type="float" office:value="-0.1945">
            <text:p>-0,194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98">
            <text:p>98</text:p>
          </table:table-cell>
          <table:table-cell table:style-name="ce3" office:value-type="float" office:value="-0.2729">
            <text:p>-0,2729</text:p>
          </table:table-cell>
          <table:table-cell table:style-name="ce4" table:formula="of:=([.B100]-[.$H$2])*256" office:value-type="float" office:value="-69.8624">
            <text:p>-69,8624</text:p>
          </table:table-cell>
          <table:table-cell table:style-name="ce2" table:formula="of:=ROUND([.C100])+128" office:value-type="float" office:value="58">
            <text:p>58</text:p>
          </table:table-cell>
          <table:table-cell table:style-name="ce4" table:formula="of:=DEC2HEX([.D100])" office:value-type="string" office:string-value="3A">
            <text:p>3A</text:p>
          </table:table-cell>
          <table:table-cell table:style-name="ce4" table:formula="of:=([.B100]*[.B100])" office:value-type="float" office:value="0.07447441">
            <text:p>0,0745</text:p>
          </table:table-cell>
          <table:table-cell table:style-name="ce4" table:formula="of:=[.B100]-[.B99]" office:value-type="float" office:value="-0.1737">
            <text:p>-0,173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99">
            <text:p>99</text:p>
          </table:table-cell>
          <table:table-cell table:style-name="ce3" office:value-type="float" office:value="-0.379">
            <text:p>-0,3790</text:p>
          </table:table-cell>
          <table:table-cell table:style-name="ce4" table:formula="of:=([.B101]-[.$H$2])*256" office:value-type="float" office:value="-97.024">
            <text:p>-97,0240</text:p>
          </table:table-cell>
          <table:table-cell table:style-name="ce2" table:formula="of:=ROUND([.C101])+128" office:value-type="float" office:value="31">
            <text:p>31</text:p>
          </table:table-cell>
          <table:table-cell table:style-name="ce4" table:formula="of:=DEC2HEX([.D101])" office:value-type="string" office:string-value="1F">
            <text:p>1F</text:p>
          </table:table-cell>
          <table:table-cell table:style-name="ce4" table:formula="of:=([.B101]*[.B101])" office:value-type="float" office:value="0.143641">
            <text:p>0,1436</text:p>
          </table:table-cell>
          <table:table-cell table:style-name="ce4" table:formula="of:=[.B101]-[.B100]" office:value-type="float" office:value="-0.1061">
            <text:p>-0,106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3" office:value-type="float" office:value="-0.3865">
            <text:p>-0,3865</text:p>
          </table:table-cell>
          <table:table-cell table:style-name="ce4" table:formula="of:=([.B102]-[.$H$2])*256" office:value-type="float" office:value="-98.944">
            <text:p>-98,9440</text:p>
          </table:table-cell>
          <table:table-cell table:style-name="ce2" table:formula="of:=ROUND([.C102])+128" office:value-type="float" office:value="29">
            <text:p>29</text:p>
          </table:table-cell>
          <table:table-cell table:style-name="ce4" table:formula="of:=DEC2HEX([.D102])" office:value-type="string" office:string-value="1D">
            <text:p>1D</text:p>
          </table:table-cell>
          <table:table-cell table:style-name="ce4" table:formula="of:=([.B102]*[.B102])" office:value-type="float" office:value="0.14938225">
            <text:p>0,1494</text:p>
          </table:table-cell>
          <table:table-cell table:style-name="ce4" table:formula="of:=[.B102]-[.B101]" office:value-type="float" office:value="-0.00750000000000001">
            <text:p>-0,007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01">
            <text:p>101</text:p>
          </table:table-cell>
          <table:table-cell table:style-name="ce3" office:value-type="float" office:value="-0.3174">
            <text:p>-0,3174</text:p>
          </table:table-cell>
          <table:table-cell table:style-name="ce4" table:formula="of:=([.B103]-[.$H$2])*256" office:value-type="float" office:value="-81.2544">
            <text:p>-81,2544</text:p>
          </table:table-cell>
          <table:table-cell table:style-name="ce2" table:formula="of:=ROUND([.C103])+128" office:value-type="float" office:value="47">
            <text:p>47</text:p>
          </table:table-cell>
          <table:table-cell table:style-name="ce4" table:formula="of:=DEC2HEX([.D103])" office:value-type="string" office:string-value="2F">
            <text:p>2F</text:p>
          </table:table-cell>
          <table:table-cell table:style-name="ce4" table:formula="of:=([.B103]*[.B103])" office:value-type="float" office:value="0.10074276">
            <text:p>0,1007</text:p>
          </table:table-cell>
          <table:table-cell table:style-name="ce4" table:formula="of:=[.B103]-[.B102]" office:value-type="float" office:value="0.0691">
            <text:p>0,069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02">
            <text:p>102</text:p>
          </table:table-cell>
          <table:table-cell table:style-name="ce3" office:value-type="float" office:value="-0.1589">
            <text:p>-0,1589</text:p>
          </table:table-cell>
          <table:table-cell table:style-name="ce4" table:formula="of:=([.B104]-[.$H$2])*256" office:value-type="float" office:value="-40.6784">
            <text:p>-40,6784</text:p>
          </table:table-cell>
          <table:table-cell table:style-name="ce2" table:formula="of:=ROUND([.C104])+128" office:value-type="float" office:value="87">
            <text:p>87</text:p>
          </table:table-cell>
          <table:table-cell table:style-name="ce4" table:formula="of:=DEC2HEX([.D104])" office:value-type="string" office:string-value="57">
            <text:p>57</text:p>
          </table:table-cell>
          <table:table-cell table:style-name="ce4" table:formula="of:=([.B104]*[.B104])" office:value-type="float" office:value="0.02524921">
            <text:p>0,0252</text:p>
          </table:table-cell>
          <table:table-cell table:style-name="ce4" table:formula="of:=[.B104]-[.B103]" office:value-type="float" office:value="0.1585">
            <text:p>0,1585</text:p>
          </table:table-cell>
          <table:table-cell table:style-name="ce4" table:formula="of:=([.B105]-[.B104])/([.A105]-[.A104])" office:value-type="float" office:value="0.1872">
            <text:p>0,1872</text:p>
          </table:table-cell>
          <table:table-cell table:style-name="ce4" table:formula="of:=[.B104]-[.H104]*[.A104]" office:value-type="float" office:value="-19.2533">
            <text:p>-19,2533</text:p>
          </table:table-cell>
          <table:table-cell table:style-name="ce4" table:formula="of:=-[.I104]/[.H104]" office:value-type="float" office:value="102.848824786325">
            <text:p>102,8488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103">
            <text:p>103</text:p>
          </table:table-cell>
          <table:table-cell table:style-name="ce3" office:value-type="float" office:value="0.0283">
            <text:p>0,0283</text:p>
          </table:table-cell>
          <table:table-cell table:style-name="ce4" table:formula="of:=([.B105]-[.$H$2])*256" office:value-type="float" office:value="7.2448">
            <text:p>7,2448</text:p>
          </table:table-cell>
          <table:table-cell table:style-name="ce2" table:formula="of:=ROUND([.C105])+128" office:value-type="float" office:value="135">
            <text:p>135</text:p>
          </table:table-cell>
          <table:table-cell table:style-name="ce4" table:formula="of:=DEC2HEX([.D105])" office:value-type="string" office:string-value="87">
            <text:p>87</text:p>
          </table:table-cell>
          <table:table-cell table:style-name="ce4" table:formula="of:=([.B105]*[.B105])" office:value-type="float" office:value="0.00080089">
            <text:p>0,0008</text:p>
          </table:table-cell>
          <table:table-cell table:style-name="ce4" table:formula="of:=[.B105]-[.B104]" office:value-type="float" office:value="0.1872">
            <text:p>0,187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04">
            <text:p>104</text:p>
          </table:table-cell>
          <table:table-cell table:style-name="ce3" office:value-type="float" office:value="0.2039">
            <text:p>0,2039</text:p>
          </table:table-cell>
          <table:table-cell table:style-name="ce4" table:formula="of:=([.B106]-[.$H$2])*256" office:value-type="float" office:value="52.1984">
            <text:p>52,1984</text:p>
          </table:table-cell>
          <table:table-cell table:style-name="ce2" table:formula="of:=ROUND([.C106])+128" office:value-type="float" office:value="180">
            <text:p>180</text:p>
          </table:table-cell>
          <table:table-cell table:style-name="ce4" table:formula="of:=DEC2HEX([.D106])" office:value-type="string" office:string-value="B4">
            <text:p>B4</text:p>
          </table:table-cell>
          <table:table-cell table:style-name="ce4" table:formula="of:=([.B106]*[.B106])" office:value-type="float" office:value="0.04157521">
            <text:p>0,0416</text:p>
          </table:table-cell>
          <table:table-cell table:style-name="ce4" table:formula="of:=[.B106]-[.B105]" office:value-type="float" office:value="0.1756">
            <text:p>0,175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05">
            <text:p>105</text:p>
          </table:table-cell>
          <table:table-cell table:style-name="ce3" office:value-type="float" office:value="0.3419">
            <text:p>0,3419</text:p>
          </table:table-cell>
          <table:table-cell table:style-name="ce4" table:formula="of:=([.B107]-[.$H$2])*256" office:value-type="float" office:value="87.5264">
            <text:p>87,5264</text:p>
          </table:table-cell>
          <table:table-cell table:style-name="ce2" table:formula="of:=ROUND([.C107])+128" office:value-type="float" office:value="216">
            <text:p>216</text:p>
          </table:table-cell>
          <table:table-cell table:style-name="ce4" table:formula="of:=DEC2HEX([.D107])" office:value-type="string" office:string-value="D8">
            <text:p>D8</text:p>
          </table:table-cell>
          <table:table-cell table:style-name="ce4" table:formula="of:=([.B107]*[.B107])" office:value-type="float" office:value="0.11689561">
            <text:p>0,1169</text:p>
          </table:table-cell>
          <table:table-cell table:style-name="ce4" table:formula="of:=[.B107]-[.B106]" office:value-type="float" office:value="0.138">
            <text:p>0,138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06">
            <text:p>106</text:p>
          </table:table-cell>
          <table:table-cell table:style-name="ce3" office:value-type="float" office:value="0.3867">
            <text:p>0,3867</text:p>
          </table:table-cell>
          <table:table-cell table:style-name="ce4" table:formula="of:=([.B108]-[.$H$2])*256" office:value-type="float" office:value="98.9952">
            <text:p>98,9952</text:p>
          </table:table-cell>
          <table:table-cell table:style-name="ce2" table:formula="of:=ROUND([.C108])+128" office:value-type="float" office:value="227">
            <text:p>227</text:p>
          </table:table-cell>
          <table:table-cell table:style-name="ce4" table:formula="of:=DEC2HEX([.D108])" office:value-type="string" office:string-value="E3">
            <text:p>E3</text:p>
          </table:table-cell>
          <table:table-cell table:style-name="ce4" table:formula="of:=([.B108]*[.B108])" office:value-type="float" office:value="0.14953689">
            <text:p>0,1495</text:p>
          </table:table-cell>
          <table:table-cell table:style-name="ce4" table:formula="of:=[.B108]-[.B107]" office:value-type="float" office:value="0.0448">
            <text:p>0,044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07">
            <text:p>107</text:p>
          </table:table-cell>
          <table:table-cell table:style-name="ce3" office:value-type="float" office:value="0.3435">
            <text:p>0,3435</text:p>
          </table:table-cell>
          <table:table-cell table:style-name="ce4" table:formula="of:=([.B109]-[.$H$2])*256" office:value-type="float" office:value="87.936">
            <text:p>87,9360</text:p>
          </table:table-cell>
          <table:table-cell table:style-name="ce2" table:formula="of:=ROUND([.C109])+128" office:value-type="float" office:value="216">
            <text:p>216</text:p>
          </table:table-cell>
          <table:table-cell table:style-name="ce4" table:formula="of:=DEC2HEX([.D109])" office:value-type="string" office:string-value="D8">
            <text:p>D8</text:p>
          </table:table-cell>
          <table:table-cell table:style-name="ce4" table:formula="of:=([.B109]*[.B109])" office:value-type="float" office:value="0.11799225">
            <text:p>0,1180</text:p>
          </table:table-cell>
          <table:table-cell table:style-name="ce4" table:formula="of:=[.B109]-[.B108]" office:value-type="float" office:value="-0.0432">
            <text:p>-0,043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08">
            <text:p>108</text:p>
          </table:table-cell>
          <table:table-cell table:style-name="ce3" office:value-type="float" office:value="0.1955">
            <text:p>0,1955</text:p>
          </table:table-cell>
          <table:table-cell table:style-name="ce4" table:formula="of:=([.B110]-[.$H$2])*256" office:value-type="float" office:value="50.048">
            <text:p>50,0480</text:p>
          </table:table-cell>
          <table:table-cell table:style-name="ce2" table:formula="of:=ROUND([.C110])+128" office:value-type="float" office:value="178">
            <text:p>178</text:p>
          </table:table-cell>
          <table:table-cell table:style-name="ce4" table:formula="of:=DEC2HEX([.D110])" office:value-type="string" office:string-value="B2">
            <text:p>B2</text:p>
          </table:table-cell>
          <table:table-cell table:style-name="ce4" table:formula="of:=([.B110]*[.B110])" office:value-type="float" office:value="0.03822025">
            <text:p>0,0382</text:p>
          </table:table-cell>
          <table:table-cell table:style-name="ce4" table:formula="of:=[.B110]-[.B109]" office:value-type="float" office:value="-0.148">
            <text:p>-0,148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09">
            <text:p>109</text:p>
          </table:table-cell>
          <table:table-cell table:style-name="ce3" office:value-type="float" office:value="0.0135">
            <text:p>0,0135</text:p>
          </table:table-cell>
          <table:table-cell table:style-name="ce4" table:formula="of:=([.B111]-[.$H$2])*256" office:value-type="float" office:value="3.456">
            <text:p>3,4560</text:p>
          </table:table-cell>
          <table:table-cell table:style-name="ce2" table:formula="of:=ROUND([.C111])+128" office:value-type="float" office:value="131">
            <text:p>131</text:p>
          </table:table-cell>
          <table:table-cell table:style-name="ce4" table:formula="of:=DEC2HEX([.D111])" office:value-type="string" office:string-value="83">
            <text:p>83</text:p>
          </table:table-cell>
          <table:table-cell table:style-name="ce4" table:formula="of:=([.B111]*[.B111])" office:value-type="float" office:value="0.00018225">
            <text:p>0,0002</text:p>
          </table:table-cell>
          <table:table-cell table:style-name="ce4" table:formula="of:=[.B111]-[.B110]" office:value-type="float" office:value="-0.182">
            <text:p>-0,1820</text:p>
          </table:table-cell>
          <table:table-cell table:style-name="ce4" table:formula="of:=([.B112]-[.B111])/([.A112]-[.A111])" office:value-type="float" office:value="-0.1912">
            <text:p>-0,1912</text:p>
          </table:table-cell>
          <table:table-cell table:style-name="ce4" table:formula="of:=[.B111]-[.H111]*[.A111]" office:value-type="float" office:value="20.8543">
            <text:p>20,8543</text:p>
          </table:table-cell>
          <table:table-cell table:style-name="ce4" table:formula="of:=-[.I111]/[.H111]" office:value-type="float" office:value="109.070606694561">
            <text:p>109,0706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110">
            <text:p>110</text:p>
          </table:table-cell>
          <table:table-cell table:style-name="ce3" office:value-type="float" office:value="-0.1777">
            <text:p>-0,1777</text:p>
          </table:table-cell>
          <table:table-cell table:style-name="ce4" table:formula="of:=([.B112]-[.$H$2])*256" office:value-type="float" office:value="-45.4912">
            <text:p>-45,4912</text:p>
          </table:table-cell>
          <table:table-cell table:style-name="ce2" table:formula="of:=ROUND([.C112])+128" office:value-type="float" office:value="83">
            <text:p>83</text:p>
          </table:table-cell>
          <table:table-cell table:style-name="ce4" table:formula="of:=DEC2HEX([.D112])" office:value-type="string" office:string-value="53">
            <text:p>53</text:p>
          </table:table-cell>
          <table:table-cell table:style-name="ce4" table:formula="of:=([.B112]*[.B112])" office:value-type="float" office:value="0.03157729">
            <text:p>0,0316</text:p>
          </table:table-cell>
          <table:table-cell table:style-name="ce4" table:formula="of:=[.B112]-[.B111]" office:value-type="float" office:value="-0.1912">
            <text:p>-0,191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11">
            <text:p>111</text:p>
          </table:table-cell>
          <table:table-cell table:style-name="ce3" office:value-type="float" office:value="-0.33">
            <text:p>-0,3300</text:p>
          </table:table-cell>
          <table:table-cell table:style-name="ce4" table:formula="of:=([.B113]-[.$H$2])*256" office:value-type="float" office:value="-84.48">
            <text:p>-84,4800</text:p>
          </table:table-cell>
          <table:table-cell table:style-name="ce2" table:formula="of:=ROUND([.C113])+128" office:value-type="float" office:value="44">
            <text:p>44</text:p>
          </table:table-cell>
          <table:table-cell table:style-name="ce4" table:formula="of:=DEC2HEX([.D113])" office:value-type="string" office:string-value="2C">
            <text:p>2C</text:p>
          </table:table-cell>
          <table:table-cell table:style-name="ce4" table:formula="of:=([.B113]*[.B113])" office:value-type="float" office:value="0.1089">
            <text:p>0,1089</text:p>
          </table:table-cell>
          <table:table-cell table:style-name="ce4" table:formula="of:=[.B113]-[.B112]" office:value-type="float" office:value="-0.1523">
            <text:p>-0,152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12">
            <text:p>112</text:p>
          </table:table-cell>
          <table:table-cell table:style-name="ce3" office:value-type="float" office:value="-0.3968">
            <text:p>-0,3968</text:p>
          </table:table-cell>
          <table:table-cell table:style-name="ce4" table:formula="of:=([.B114]-[.$H$2])*256" office:value-type="float" office:value="-101.5808">
            <text:p>-101,5808</text:p>
          </table:table-cell>
          <table:table-cell table:style-name="ce2" table:formula="of:=ROUND([.C114])+128" office:value-type="float" office:value="26">
            <text:p>26</text:p>
          </table:table-cell>
          <table:table-cell table:style-name="ce4" table:formula="of:=DEC2HEX([.D114])" office:value-type="string" office:string-value="1A">
            <text:p>1A</text:p>
          </table:table-cell>
          <table:table-cell table:style-name="ce4" table:formula="of:=([.B114]*[.B114])" office:value-type="float" office:value="0.15745024">
            <text:p>0,1575</text:p>
          </table:table-cell>
          <table:table-cell table:style-name="ce4" table:formula="of:=[.B114]-[.B113]" office:value-type="float" office:value="-0.0668">
            <text:p>-0,066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13">
            <text:p>113</text:p>
          </table:table-cell>
          <table:table-cell table:style-name="ce3" office:value-type="float" office:value="-0.3592">
            <text:p>-0,3592</text:p>
          </table:table-cell>
          <table:table-cell table:style-name="ce4" table:formula="of:=([.B115]-[.$H$2])*256" office:value-type="float" office:value="-91.9552">
            <text:p>-91,9552</text:p>
          </table:table-cell>
          <table:table-cell table:style-name="ce2" table:formula="of:=ROUND([.C115])+128" office:value-type="float" office:value="36">
            <text:p>36</text:p>
          </table:table-cell>
          <table:table-cell table:style-name="ce4" table:formula="of:=DEC2HEX([.D115])" office:value-type="string" office:string-value="24">
            <text:p>24</text:p>
          </table:table-cell>
          <table:table-cell table:style-name="ce4" table:formula="of:=([.B115]*[.B115])" office:value-type="float" office:value="0.12902464">
            <text:p>0,1290</text:p>
          </table:table-cell>
          <table:table-cell table:style-name="ce4" table:formula="of:=[.B115]-[.B114]" office:value-type="float" office:value="0.0376">
            <text:p>0,037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14">
            <text:p>114</text:p>
          </table:table-cell>
          <table:table-cell table:style-name="ce3" office:value-type="float" office:value="-0.2226">
            <text:p>-0,2226</text:p>
          </table:table-cell>
          <table:table-cell table:style-name="ce4" table:formula="of:=([.B116]-[.$H$2])*256" office:value-type="float" office:value="-56.9856">
            <text:p>-56,9856</text:p>
          </table:table-cell>
          <table:table-cell table:style-name="ce2" table:formula="of:=ROUND([.C116])+128" office:value-type="float" office:value="71">
            <text:p>71</text:p>
          </table:table-cell>
          <table:table-cell table:style-name="ce4" table:formula="of:=DEC2HEX([.D116])" office:value-type="string" office:string-value="47">
            <text:p>47</text:p>
          </table:table-cell>
          <table:table-cell table:style-name="ce4" table:formula="of:=([.B116]*[.B116])" office:value-type="float" office:value="0.04955076">
            <text:p>0,0496</text:p>
          </table:table-cell>
          <table:table-cell table:style-name="ce4" table:formula="of:=[.B116]-[.B115]" office:value-type="float" office:value="0.1366">
            <text:p>0,136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15">
            <text:p>115</text:p>
          </table:table-cell>
          <table:table-cell table:style-name="ce3" office:value-type="float" office:value="-0.0333">
            <text:p>-0,0333</text:p>
          </table:table-cell>
          <table:table-cell table:style-name="ce4" table:formula="of:=([.B117]-[.$H$2])*256" office:value-type="float" office:value="-8.5248">
            <text:p>-8,5248</text:p>
          </table:table-cell>
          <table:table-cell table:style-name="ce2" table:formula="of:=ROUND([.C117])+128" office:value-type="float" office:value="119">
            <text:p>119</text:p>
          </table:table-cell>
          <table:table-cell table:style-name="ce4" table:formula="of:=DEC2HEX([.D117])" office:value-type="string" office:string-value="77">
            <text:p>77</text:p>
          </table:table-cell>
          <table:table-cell table:style-name="ce4" table:formula="of:=([.B117]*[.B117])" office:value-type="float" office:value="0.00110889">
            <text:p>0,0011</text:p>
          </table:table-cell>
          <table:table-cell table:style-name="ce4" table:formula="of:=[.B117]-[.B116]" office:value-type="float" office:value="0.1893">
            <text:p>0,1893</text:p>
          </table:table-cell>
          <table:table-cell table:style-name="ce4" table:formula="of:=([.B118]-[.B117])/([.A118]-[.A117])" office:value-type="float" office:value="0.2012">
            <text:p>0,2012</text:p>
          </table:table-cell>
          <table:table-cell table:style-name="ce4" table:formula="of:=[.B117]-[.H117]*[.A117]" office:value-type="float" office:value="-23.1713">
            <text:p>-23,1713</text:p>
          </table:table-cell>
          <table:table-cell table:style-name="ce4" table:formula="of:=-[.I117]/[.H117]" office:value-type="float" office:value="115.165506958251">
            <text:p>115,1655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116">
            <text:p>116</text:p>
          </table:table-cell>
          <table:table-cell table:style-name="ce3" office:value-type="float" office:value="0.1679">
            <text:p>0,1679</text:p>
          </table:table-cell>
          <table:table-cell table:style-name="ce4" table:formula="of:=([.B118]-[.$H$2])*256" office:value-type="float" office:value="42.9824">
            <text:p>42,9824</text:p>
          </table:table-cell>
          <table:table-cell table:style-name="ce2" table:formula="of:=ROUND([.C118])+128" office:value-type="float" office:value="171">
            <text:p>171</text:p>
          </table:table-cell>
          <table:table-cell table:style-name="ce4" table:formula="of:=DEC2HEX([.D118])" office:value-type="string" office:string-value="AB">
            <text:p>AB</text:p>
          </table:table-cell>
          <table:table-cell table:style-name="ce4" table:formula="of:=([.B118]*[.B118])" office:value-type="float" office:value="0.02819041">
            <text:p>0,0282</text:p>
          </table:table-cell>
          <table:table-cell table:style-name="ce4" table:formula="of:=[.B118]-[.B117]" office:value-type="float" office:value="0.2012">
            <text:p>0,201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17">
            <text:p>117</text:p>
          </table:table-cell>
          <table:table-cell table:style-name="ce3" office:value-type="float" office:value="0.3104">
            <text:p>0,3104</text:p>
          </table:table-cell>
          <table:table-cell table:style-name="ce4" table:formula="of:=([.B119]-[.$H$2])*256" office:value-type="float" office:value="79.4624">
            <text:p>79,4624</text:p>
          </table:table-cell>
          <table:table-cell table:style-name="ce2" table:formula="of:=ROUND([.C119])+128" office:value-type="float" office:value="207">
            <text:p>207</text:p>
          </table:table-cell>
          <table:table-cell table:style-name="ce4" table:formula="of:=DEC2HEX([.D119])" office:value-type="string" office:string-value="CF">
            <text:p>CF</text:p>
          </table:table-cell>
          <table:table-cell table:style-name="ce4" table:formula="of:=([.B119]*[.B119])" office:value-type="float" office:value="0.09634816">
            <text:p>0,0963</text:p>
          </table:table-cell>
          <table:table-cell table:style-name="ce4" table:formula="of:=[.B119]-[.B118]" office:value-type="float" office:value="0.1425">
            <text:p>0,142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18">
            <text:p>118</text:p>
          </table:table-cell>
          <table:table-cell table:style-name="ce3" office:value-type="float" office:value="0.376">
            <text:p>0,3760</text:p>
          </table:table-cell>
          <table:table-cell table:style-name="ce4" table:formula="of:=([.B120]-[.$H$2])*256" office:value-type="float" office:value="96.256">
            <text:p>96,2560</text:p>
          </table:table-cell>
          <table:table-cell table:style-name="ce2" table:formula="of:=ROUND([.C120])+128" office:value-type="float" office:value="224">
            <text:p>224</text:p>
          </table:table-cell>
          <table:table-cell table:style-name="ce4" table:formula="of:=DEC2HEX([.D120])" office:value-type="string" office:string-value="E0">
            <text:p>E0</text:p>
          </table:table-cell>
          <table:table-cell table:style-name="ce4" table:formula="of:=([.B120]*[.B120])" office:value-type="float" office:value="0.141376">
            <text:p>0,1414</text:p>
          </table:table-cell>
          <table:table-cell table:style-name="ce4" table:formula="of:=[.B120]-[.B119]" office:value-type="float" office:value="0.0656">
            <text:p>0,065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19">
            <text:p>119</text:p>
          </table:table-cell>
          <table:table-cell table:style-name="ce3" office:value-type="float" office:value="0.352">
            <text:p>0,3520</text:p>
          </table:table-cell>
          <table:table-cell table:style-name="ce4" table:formula="of:=([.B121]-[.$H$2])*256" office:value-type="float" office:value="90.112">
            <text:p>90,1120</text:p>
          </table:table-cell>
          <table:table-cell table:style-name="ce2" table:formula="of:=ROUND([.C121])+128" office:value-type="float" office:value="218">
            <text:p>218</text:p>
          </table:table-cell>
          <table:table-cell table:style-name="ce4" table:formula="of:=DEC2HEX([.D121])" office:value-type="string" office:string-value="DA">
            <text:p>DA</text:p>
          </table:table-cell>
          <table:table-cell table:style-name="ce4" table:formula="of:=([.B121]*[.B121])" office:value-type="float" office:value="0.123904">
            <text:p>0,1239</text:p>
          </table:table-cell>
          <table:table-cell table:style-name="ce4" table:formula="of:=[.B121]-[.B120]" office:value-type="float" office:value="-0.024">
            <text:p>-0,024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20">
            <text:p>120</text:p>
          </table:table-cell>
          <table:table-cell table:style-name="ce3" office:value-type="float" office:value="0.197">
            <text:p>0,1970</text:p>
          </table:table-cell>
          <table:table-cell table:style-name="ce4" table:formula="of:=([.B122]-[.$H$2])*256" office:value-type="float" office:value="50.432">
            <text:p>50,4320</text:p>
          </table:table-cell>
          <table:table-cell table:style-name="ce2" table:formula="of:=ROUND([.C122])+128" office:value-type="float" office:value="178">
            <text:p>178</text:p>
          </table:table-cell>
          <table:table-cell table:style-name="ce4" table:formula="of:=DEC2HEX([.D122])" office:value-type="string" office:string-value="B2">
            <text:p>B2</text:p>
          </table:table-cell>
          <table:table-cell table:style-name="ce4" table:formula="of:=([.B122]*[.B122])" office:value-type="float" office:value="0.038809">
            <text:p>0,0388</text:p>
          </table:table-cell>
          <table:table-cell table:style-name="ce4" table:formula="of:=[.B122]-[.B121]" office:value-type="float" office:value="-0.155">
            <text:p>-0,1550</text:p>
          </table:table-cell>
          <table:table-cell table:style-name="ce4" table:formula="of:=([.B123]-[.B122])/([.A123]-[.A122])" office:value-type="float" office:value="-0.1972">
            <text:p>-0,1972</text:p>
          </table:table-cell>
          <table:table-cell table:style-name="ce4" table:formula="of:=[.B122]-[.H122]*[.A122]" office:value-type="float" office:value="23.861">
            <text:p>23,8610</text:p>
          </table:table-cell>
          <table:table-cell table:style-name="ce4" table:formula="of:=-[.I122]/[.H122]" office:value-type="float" office:value="120.998985801217">
            <text:p>120,9990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121">
            <text:p>121</text:p>
          </table:table-cell>
          <table:table-cell table:style-name="ce3" office:value-type="float" office:value="-0.0002">
            <text:p>-0,0002</text:p>
          </table:table-cell>
          <table:table-cell table:style-name="ce4" table:formula="of:=([.B123]-[.$H$2])*256" office:value-type="float" office:value="-0.0512">
            <text:p>-0,0512</text:p>
          </table:table-cell>
          <table:table-cell table:style-name="ce2" table:formula="of:=ROUND([.C123])+128" office:value-type="float" office:value="128">
            <text:p>128</text:p>
          </table:table-cell>
          <table:table-cell table:style-name="ce4" table:formula="of:=DEC2HEX([.D123])" office:value-type="string" office:string-value="80">
            <text:p>80</text:p>
          </table:table-cell>
          <table:table-cell table:style-name="ce4" table:formula="of:=([.B123]*[.B123])" office:value-type="float" office:value="0.00000004">
            <text:p>0,0000</text:p>
          </table:table-cell>
          <table:table-cell table:style-name="ce4" table:formula="of:=[.B123]-[.B122]" office:value-type="float" office:value="-0.1972">
            <text:p>-0,197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22">
            <text:p>122</text:p>
          </table:table-cell>
          <table:table-cell table:style-name="ce3" office:value-type="float" office:value="-0.2097">
            <text:p>-0,2097</text:p>
          </table:table-cell>
          <table:table-cell table:style-name="ce4" table:formula="of:=([.B124]-[.$H$2])*256" office:value-type="float" office:value="-53.6832">
            <text:p>-53,6832</text:p>
          </table:table-cell>
          <table:table-cell table:style-name="ce2" table:formula="of:=ROUND([.C124])+128" office:value-type="float" office:value="74">
            <text:p>74</text:p>
          </table:table-cell>
          <table:table-cell table:style-name="ce4" table:formula="of:=DEC2HEX([.D124])" office:value-type="string" office:string-value="4A">
            <text:p>4A</text:p>
          </table:table-cell>
          <table:table-cell table:style-name="ce4" table:formula="of:=([.B124]*[.B124])" office:value-type="float" office:value="0.04397409">
            <text:p>0,0440</text:p>
          </table:table-cell>
          <table:table-cell table:style-name="ce4" table:formula="of:=[.B124]-[.B123]" office:value-type="float" office:value="-0.2095">
            <text:p>-0,209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23">
            <text:p>123</text:p>
          </table:table-cell>
          <table:table-cell table:style-name="ce3" office:value-type="float" office:value="-0.359">
            <text:p>-0,3590</text:p>
          </table:table-cell>
          <table:table-cell table:style-name="ce4" table:formula="of:=([.B125]-[.$H$2])*256" office:value-type="float" office:value="-91.904">
            <text:p>-91,9040</text:p>
          </table:table-cell>
          <table:table-cell table:style-name="ce2" table:formula="of:=ROUND([.C125])+128" office:value-type="float" office:value="36">
            <text:p>36</text:p>
          </table:table-cell>
          <table:table-cell table:style-name="ce4" table:formula="of:=DEC2HEX([.D125])" office:value-type="string" office:string-value="24">
            <text:p>24</text:p>
          </table:table-cell>
          <table:table-cell table:style-name="ce4" table:formula="of:=([.B125]*[.B125])" office:value-type="float" office:value="0.128881">
            <text:p>0,1289</text:p>
          </table:table-cell>
          <table:table-cell table:style-name="ce4" table:formula="of:=[.B125]-[.B124]" office:value-type="float" office:value="-0.1493">
            <text:p>-0,149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24">
            <text:p>124</text:p>
          </table:table-cell>
          <table:table-cell table:style-name="ce3" office:value-type="float" office:value="-0.4078">
            <text:p>-0,4078</text:p>
          </table:table-cell>
          <table:table-cell table:style-name="ce4" table:formula="of:=([.B126]-[.$H$2])*256" office:value-type="float" office:value="-104.3968">
            <text:p>-104,3968</text:p>
          </table:table-cell>
          <table:table-cell table:style-name="ce2" table:formula="of:=ROUND([.C126])+128" office:value-type="float" office:value="24">
            <text:p>24</text:p>
          </table:table-cell>
          <table:table-cell table:style-name="ce4" table:formula="of:=DEC2HEX([.D126])" office:value-type="string" office:string-value="18">
            <text:p>18</text:p>
          </table:table-cell>
          <table:table-cell table:style-name="ce4" table:formula="of:=([.B126]*[.B126])" office:value-type="float" office:value="0.16630084">
            <text:p>0,1663</text:p>
          </table:table-cell>
          <table:table-cell table:style-name="ce4" table:formula="of:=[.B126]-[.B125]" office:value-type="float" office:value="-0.0488">
            <text:p>-0,048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25">
            <text:p>125</text:p>
          </table:table-cell>
          <table:table-cell table:style-name="ce3" office:value-type="float" office:value="-0.3412">
            <text:p>-0,3412</text:p>
          </table:table-cell>
          <table:table-cell table:style-name="ce4" table:formula="of:=([.B127]-[.$H$2])*256" office:value-type="float" office:value="-87.3472">
            <text:p>-87,3472</text:p>
          </table:table-cell>
          <table:table-cell table:style-name="ce2" table:formula="of:=ROUND([.C127])+128" office:value-type="float" office:value="41">
            <text:p>41</text:p>
          </table:table-cell>
          <table:table-cell table:style-name="ce4" table:formula="of:=DEC2HEX([.D127])" office:value-type="string" office:string-value="29">
            <text:p>29</text:p>
          </table:table-cell>
          <table:table-cell table:style-name="ce4" table:formula="of:=([.B127]*[.B127])" office:value-type="float" office:value="0.11641744">
            <text:p>0,1164</text:p>
          </table:table-cell>
          <table:table-cell table:style-name="ce4" table:formula="of:=[.B127]-[.B126]" office:value-type="float" office:value="0.0666">
            <text:p>0,066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26">
            <text:p>126</text:p>
          </table:table-cell>
          <table:table-cell table:style-name="ce3" office:value-type="float" office:value="-0.1846">
            <text:p>-0,1846</text:p>
          </table:table-cell>
          <table:table-cell table:style-name="ce4" table:formula="of:=([.B128]-[.$H$2])*256" office:value-type="float" office:value="-47.2576">
            <text:p>-47,2576</text:p>
          </table:table-cell>
          <table:table-cell table:style-name="ce2" table:formula="of:=ROUND([.C128])+128" office:value-type="float" office:value="81">
            <text:p>81</text:p>
          </table:table-cell>
          <table:table-cell table:style-name="ce4" table:formula="of:=DEC2HEX([.D128])" office:value-type="string" office:string-value="51">
            <text:p>51</text:p>
          </table:table-cell>
          <table:table-cell table:style-name="ce4" table:formula="of:=([.B128]*[.B128])" office:value-type="float" office:value="0.03407716">
            <text:p>0,0341</text:p>
          </table:table-cell>
          <table:table-cell table:style-name="ce4" table:formula="of:=[.B128]-[.B127]" office:value-type="float" office:value="0.1566">
            <text:p>0,1566</text:p>
          </table:table-cell>
          <table:table-cell table:style-name="ce4" table:formula="of:=([.B129]-[.B128])/([.A129]-[.A128])" office:value-type="float" office:value="0.2101">
            <text:p>0,2101</text:p>
          </table:table-cell>
          <table:table-cell table:style-name="ce4" table:formula="of:=[.B128]-[.H128]*[.A128]" office:value-type="float" office:value="-26.6572">
            <text:p>-26,6572</text:p>
          </table:table-cell>
          <table:table-cell table:style-name="ce4" table:formula="of:=-[.I128]/[.H128]" office:value-type="float" office:value="126.878629224179">
            <text:p>126,8786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127">
            <text:p>127</text:p>
          </table:table-cell>
          <table:table-cell table:style-name="ce3" office:value-type="float" office:value="0.0255">
            <text:p>0,0255</text:p>
          </table:table-cell>
          <table:table-cell table:style-name="ce4" table:formula="of:=([.B129]-[.$H$2])*256" office:value-type="float" office:value="6.528">
            <text:p>6,5280</text:p>
          </table:table-cell>
          <table:table-cell table:style-name="ce2" table:formula="of:=ROUND([.C129])+128" office:value-type="float" office:value="135">
            <text:p>135</text:p>
          </table:table-cell>
          <table:table-cell table:style-name="ce4" table:formula="of:=DEC2HEX([.D129])" office:value-type="string" office:string-value="87">
            <text:p>87</text:p>
          </table:table-cell>
          <table:table-cell table:style-name="ce4" table:formula="of:=([.B129]*[.B129])" office:value-type="float" office:value="0.00065025">
            <text:p>0,0007</text:p>
          </table:table-cell>
          <table:table-cell table:style-name="ce4" table:formula="of:=[.B129]-[.B128]" office:value-type="float" office:value="0.2101">
            <text:p>0,210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3" office:value-type="float" office:value="0.2122">
            <text:p>0,2122</text:p>
          </table:table-cell>
          <table:table-cell table:style-name="ce4" table:formula="of:=([.B130]-[.$H$2])*256" office:value-type="float" office:value="54.3232">
            <text:p>54,3232</text:p>
          </table:table-cell>
          <table:table-cell table:style-name="ce2" table:formula="of:=ROUND([.C130])+128" office:value-type="float" office:value="182">
            <text:p>182</text:p>
          </table:table-cell>
          <table:table-cell table:style-name="ce4" table:formula="of:=DEC2HEX([.D130])" office:value-type="string" office:string-value="B6">
            <text:p>B6</text:p>
          </table:table-cell>
          <table:table-cell table:style-name="ce4" table:formula="of:=([.B130]*[.B130])" office:value-type="float" office:value="0.04502884">
            <text:p>0,0450</text:p>
          </table:table-cell>
          <table:table-cell table:style-name="ce4" table:formula="of:=[.B130]-[.B129]" office:value-type="float" office:value="0.1867">
            <text:p>0,186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29">
            <text:p>129</text:p>
          </table:table-cell>
          <table:table-cell table:style-name="ce3" office:value-type="float" office:value="0.343">
            <text:p>0,3430</text:p>
          </table:table-cell>
          <table:table-cell table:style-name="ce4" table:formula="of:=([.B131]-[.$H$2])*256" office:value-type="float" office:value="87.808">
            <text:p>87,8080</text:p>
          </table:table-cell>
          <table:table-cell table:style-name="ce2" table:formula="of:=ROUND([.C131])+128" office:value-type="float" office:value="216">
            <text:p>216</text:p>
          </table:table-cell>
          <table:table-cell table:style-name="ce4" table:formula="of:=DEC2HEX([.D131])" office:value-type="string" office:string-value="D8">
            <text:p>D8</text:p>
          </table:table-cell>
          <table:table-cell table:style-name="ce4" table:formula="of:=([.B131]*[.B131])" office:value-type="float" office:value="0.117649">
            <text:p>0,1176</text:p>
          </table:table-cell>
          <table:table-cell table:style-name="ce4" table:formula="of:=[.B131]-[.B130]" office:value-type="float" office:value="0.1308">
            <text:p>0,130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30">
            <text:p>130</text:p>
          </table:table-cell>
          <table:table-cell table:style-name="ce3" office:value-type="float" office:value="0.3652">
            <text:p>0,3652</text:p>
          </table:table-cell>
          <table:table-cell table:style-name="ce4" table:formula="of:=([.B132]-[.$H$2])*256" office:value-type="float" office:value="93.4912">
            <text:p>93,4912</text:p>
          </table:table-cell>
          <table:table-cell table:style-name="ce2" table:formula="of:=ROUND([.C132])+128" office:value-type="float" office:value="221">
            <text:p>221</text:p>
          </table:table-cell>
          <table:table-cell table:style-name="ce4" table:formula="of:=DEC2HEX([.D132])" office:value-type="string" office:string-value="DD">
            <text:p>DD</text:p>
          </table:table-cell>
          <table:table-cell table:style-name="ce4" table:formula="of:=([.B132]*[.B132])" office:value-type="float" office:value="0.13337104">
            <text:p>0,1334</text:p>
          </table:table-cell>
          <table:table-cell table:style-name="ce4" table:formula="of:=[.B132]-[.B131]" office:value-type="float" office:value="0.0222">
            <text:p>0,022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31">
            <text:p>131</text:p>
          </table:table-cell>
          <table:table-cell table:style-name="ce3" office:value-type="float" office:value="0.2746">
            <text:p>0,2746</text:p>
          </table:table-cell>
          <table:table-cell table:style-name="ce4" table:formula="of:=([.B133]-[.$H$2])*256" office:value-type="float" office:value="70.2976">
            <text:p>70,2976</text:p>
          </table:table-cell>
          <table:table-cell table:style-name="ce2" table:formula="of:=ROUND([.C133])+128" office:value-type="float" office:value="198">
            <text:p>198</text:p>
          </table:table-cell>
          <table:table-cell table:style-name="ce4" table:formula="of:=DEC2HEX([.D133])" office:value-type="string" office:string-value="C6">
            <text:p>C6</text:p>
          </table:table-cell>
          <table:table-cell table:style-name="ce4" table:formula="of:=([.B133]*[.B133])" office:value-type="float" office:value="0.07540516">
            <text:p>0,0754</text:p>
          </table:table-cell>
          <table:table-cell table:style-name="ce4" table:formula="of:=[.B133]-[.B132]" office:value-type="float" office:value="-0.0906">
            <text:p>-0,090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32">
            <text:p>132</text:p>
          </table:table-cell>
          <table:table-cell table:style-name="ce3" office:value-type="float" office:value="0.1053">
            <text:p>0,1053</text:p>
          </table:table-cell>
          <table:table-cell table:style-name="ce4" table:formula="of:=([.B134]-[.$H$2])*256" office:value-type="float" office:value="26.9568">
            <text:p>26,9568</text:p>
          </table:table-cell>
          <table:table-cell table:style-name="ce2" table:formula="of:=ROUND([.C134])+128" office:value-type="float" office:value="155">
            <text:p>155</text:p>
          </table:table-cell>
          <table:table-cell table:style-name="ce4" table:formula="of:=DEC2HEX([.D134])" office:value-type="string" office:string-value="9B">
            <text:p>9B</text:p>
          </table:table-cell>
          <table:table-cell table:style-name="ce4" table:formula="of:=([.B134]*[.B134])" office:value-type="float" office:value="0.01108809">
            <text:p>0,0111</text:p>
          </table:table-cell>
          <table:table-cell table:style-name="ce4" table:formula="of:=[.B134]-[.B133]" office:value-type="float" office:value="-0.1693">
            <text:p>-0,1693</text:p>
          </table:table-cell>
          <table:table-cell table:style-name="ce4" table:formula="of:=([.B135]-[.B134])/([.A135]-[.A134])" office:value-type="float" office:value="-0.2088">
            <text:p>-0,2088</text:p>
          </table:table-cell>
          <table:table-cell table:style-name="ce4" table:formula="of:=[.B134]-[.H134]*[.A134]" office:value-type="float" office:value="27.6669">
            <text:p>27,6669</text:p>
          </table:table-cell>
          <table:table-cell table:style-name="ce4" table:formula="of:=-[.I134]/[.H134]" office:value-type="float" office:value="132.504310344828">
            <text:p>132,5043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133">
            <text:p>133</text:p>
          </table:table-cell>
          <table:table-cell table:style-name="ce3" office:value-type="float" office:value="-0.1035">
            <text:p>-0,1035</text:p>
          </table:table-cell>
          <table:table-cell table:style-name="ce4" table:formula="of:=([.B135]-[.$H$2])*256" office:value-type="float" office:value="-26.496">
            <text:p>-26,4960</text:p>
          </table:table-cell>
          <table:table-cell table:style-name="ce2" table:formula="of:=ROUND([.C135])+128" office:value-type="float" office:value="102">
            <text:p>102</text:p>
          </table:table-cell>
          <table:table-cell table:style-name="ce4" table:formula="of:=DEC2HEX([.D135])" office:value-type="string" office:string-value="66">
            <text:p>66</text:p>
          </table:table-cell>
          <table:table-cell table:style-name="ce4" table:formula="of:=([.B135]*[.B135])" office:value-type="float" office:value="0.01071225">
            <text:p>0,0107</text:p>
          </table:table-cell>
          <table:table-cell table:style-name="ce4" table:formula="of:=[.B135]-[.B134]" office:value-type="float" office:value="-0.2088">
            <text:p>-0,208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34">
            <text:p>134</text:p>
          </table:table-cell>
          <table:table-cell table:style-name="ce3" office:value-type="float" office:value="-0.2753">
            <text:p>-0,2753</text:p>
          </table:table-cell>
          <table:table-cell table:style-name="ce4" table:formula="of:=([.B136]-[.$H$2])*256" office:value-type="float" office:value="-70.4768">
            <text:p>-70,4768</text:p>
          </table:table-cell>
          <table:table-cell table:style-name="ce2" table:formula="of:=ROUND([.C136])+128" office:value-type="float" office:value="58">
            <text:p>58</text:p>
          </table:table-cell>
          <table:table-cell table:style-name="ce4" table:formula="of:=DEC2HEX([.D136])" office:value-type="string" office:string-value="3A">
            <text:p>3A</text:p>
          </table:table-cell>
          <table:table-cell table:style-name="ce4" table:formula="of:=([.B136]*[.B136])" office:value-type="float" office:value="0.07579009">
            <text:p>0,0758</text:p>
          </table:table-cell>
          <table:table-cell table:style-name="ce4" table:formula="of:=[.B136]-[.B135]" office:value-type="float" office:value="-0.1718">
            <text:p>-0,171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35">
            <text:p>135</text:p>
          </table:table-cell>
          <table:table-cell table:style-name="ce3" office:value-type="float" office:value="-0.3597">
            <text:p>-0,3597</text:p>
          </table:table-cell>
          <table:table-cell table:style-name="ce4" table:formula="of:=([.B137]-[.$H$2])*256" office:value-type="float" office:value="-92.0832">
            <text:p>-92,0832</text:p>
          </table:table-cell>
          <table:table-cell table:style-name="ce2" table:formula="of:=ROUND([.C137])+128" office:value-type="float" office:value="36">
            <text:p>36</text:p>
          </table:table-cell>
          <table:table-cell table:style-name="ce4" table:formula="of:=DEC2HEX([.D137])" office:value-type="string" office:string-value="24">
            <text:p>24</text:p>
          </table:table-cell>
          <table:table-cell table:style-name="ce4" table:formula="of:=([.B137]*[.B137])" office:value-type="float" office:value="0.12938409">
            <text:p>0,1294</text:p>
          </table:table-cell>
          <table:table-cell table:style-name="ce4" table:formula="of:=[.B137]-[.B136]" office:value-type="float" office:value="-0.0844">
            <text:p>-0,0844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36">
            <text:p>136</text:p>
          </table:table-cell>
          <table:table-cell table:style-name="ce3" office:value-type="float" office:value="-0.3426">
            <text:p>-0,3426</text:p>
          </table:table-cell>
          <table:table-cell table:style-name="ce4" table:formula="of:=([.B138]-[.$H$2])*256" office:value-type="float" office:value="-87.7056">
            <text:p>-87,7056</text:p>
          </table:table-cell>
          <table:table-cell table:style-name="ce2" table:formula="of:=ROUND([.C138])+128" office:value-type="float" office:value="40">
            <text:p>40</text:p>
          </table:table-cell>
          <table:table-cell table:style-name="ce4" table:formula="of:=DEC2HEX([.D138])" office:value-type="string" office:string-value="28">
            <text:p>28</text:p>
          </table:table-cell>
          <table:table-cell table:style-name="ce4" table:formula="of:=([.B138]*[.B138])" office:value-type="float" office:value="0.11737476">
            <text:p>0,1174</text:p>
          </table:table-cell>
          <table:table-cell table:style-name="ce4" table:formula="of:=[.B138]-[.B137]" office:value-type="float" office:value="0.0171">
            <text:p>0,017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37">
            <text:p>137</text:p>
          </table:table-cell>
          <table:table-cell table:style-name="ce3" office:value-type="float" office:value="-0.2216">
            <text:p>-0,2216</text:p>
          </table:table-cell>
          <table:table-cell table:style-name="ce4" table:formula="of:=([.B139]-[.$H$2])*256" office:value-type="float" office:value="-56.7296">
            <text:p>-56,7296</text:p>
          </table:table-cell>
          <table:table-cell table:style-name="ce2" table:formula="of:=ROUND([.C139])+128" office:value-type="float" office:value="71">
            <text:p>71</text:p>
          </table:table-cell>
          <table:table-cell table:style-name="ce4" table:formula="of:=DEC2HEX([.D139])" office:value-type="string" office:string-value="47">
            <text:p>47</text:p>
          </table:table-cell>
          <table:table-cell table:style-name="ce4" table:formula="of:=([.B139]*[.B139])" office:value-type="float" office:value="0.04910656">
            <text:p>0,0491</text:p>
          </table:table-cell>
          <table:table-cell table:style-name="ce4" table:formula="of:=[.B139]-[.B138]" office:value-type="float" office:value="0.121">
            <text:p>0,121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38">
            <text:p>138</text:p>
          </table:table-cell>
          <table:table-cell table:style-name="ce3" office:value-type="float" office:value="-0.045">
            <text:p>-0,0450</text:p>
          </table:table-cell>
          <table:table-cell table:style-name="ce4" table:formula="of:=([.B140]-[.$H$2])*256" office:value-type="float" office:value="-11.52">
            <text:p>-11,5200</text:p>
          </table:table-cell>
          <table:table-cell table:style-name="ce2" table:formula="of:=ROUND([.C140])+128" office:value-type="float" office:value="116">
            <text:p>116</text:p>
          </table:table-cell>
          <table:table-cell table:style-name="ce4" table:formula="of:=DEC2HEX([.D140])" office:value-type="string" office:string-value="74">
            <text:p>74</text:p>
          </table:table-cell>
          <table:table-cell table:style-name="ce4" table:formula="of:=([.B140]*[.B140])" office:value-type="float" office:value="0.002025">
            <text:p>0,0020</text:p>
          </table:table-cell>
          <table:table-cell table:style-name="ce4" table:formula="of:=[.B140]-[.B139]" office:value-type="float" office:value="0.1766">
            <text:p>0,1766</text:p>
          </table:table-cell>
          <table:table-cell table:style-name="ce4" table:formula="of:=([.B141]-[.B140])/([.A141]-[.A140])" office:value-type="float" office:value="0.1816">
            <text:p>0,1816</text:p>
          </table:table-cell>
          <table:table-cell table:style-name="ce4" table:formula="of:=[.B140]-[.H140]*[.A140]" office:value-type="float" office:value="-25.1058">
            <text:p>-25,1058</text:p>
          </table:table-cell>
          <table:table-cell table:style-name="ce4" table:formula="of:=-[.I140]/[.H140]" office:value-type="float" office:value="138.247797356828">
            <text:p>138,2478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139">
            <text:p>139</text:p>
          </table:table-cell>
          <table:table-cell table:style-name="ce3" office:value-type="float" office:value="0.1366">
            <text:p>0,1366</text:p>
          </table:table-cell>
          <table:table-cell table:style-name="ce4" table:formula="of:=([.B141]-[.$H$2])*256" office:value-type="float" office:value="34.9696">
            <text:p>34,9696</text:p>
          </table:table-cell>
          <table:table-cell table:style-name="ce2" table:formula="of:=ROUND([.C141])+128" office:value-type="float" office:value="163">
            <text:p>163</text:p>
          </table:table-cell>
          <table:table-cell table:style-name="ce4" table:formula="of:=DEC2HEX([.D141])" office:value-type="string" office:string-value="A3">
            <text:p>A3</text:p>
          </table:table-cell>
          <table:table-cell table:style-name="ce4" table:formula="of:=([.B141]*[.B141])" office:value-type="float" office:value="0.01865956">
            <text:p>0,0187</text:p>
          </table:table-cell>
          <table:table-cell table:style-name="ce4" table:formula="of:=[.B141]-[.B140]" office:value-type="float" office:value="0.1816">
            <text:p>0,181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40">
            <text:p>140</text:p>
          </table:table-cell>
          <table:table-cell table:style-name="ce3" office:value-type="float" office:value="0.2936">
            <text:p>0,2936</text:p>
          </table:table-cell>
          <table:table-cell table:style-name="ce4" table:formula="of:=([.B142]-[.$H$2])*256" office:value-type="float" office:value="75.1616">
            <text:p>75,1616</text:p>
          </table:table-cell>
          <table:table-cell table:style-name="ce2" table:formula="of:=ROUND([.C142])+128" office:value-type="float" office:value="203">
            <text:p>203</text:p>
          </table:table-cell>
          <table:table-cell table:style-name="ce4" table:formula="of:=DEC2HEX([.D142])" office:value-type="string" office:string-value="CB">
            <text:p>CB</text:p>
          </table:table-cell>
          <table:table-cell table:style-name="ce4" table:formula="of:=([.B142]*[.B142])" office:value-type="float" office:value="0.08620096">
            <text:p>0,0862</text:p>
          </table:table-cell>
          <table:table-cell table:style-name="ce4" table:formula="of:=[.B142]-[.B141]" office:value-type="float" office:value="0.157">
            <text:p>0,157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41">
            <text:p>141</text:p>
          </table:table-cell>
          <table:table-cell table:style-name="ce3" office:value-type="float" office:value="0.3545">
            <text:p>0,3545</text:p>
          </table:table-cell>
          <table:table-cell table:style-name="ce4" table:formula="of:=([.B143]-[.$H$2])*256" office:value-type="float" office:value="90.752">
            <text:p>90,7520</text:p>
          </table:table-cell>
          <table:table-cell table:style-name="ce2" table:formula="of:=ROUND([.C143])+128" office:value-type="float" office:value="219">
            <text:p>219</text:p>
          </table:table-cell>
          <table:table-cell table:style-name="ce4" table:formula="of:=DEC2HEX([.D143])" office:value-type="string" office:string-value="DB">
            <text:p>DB</text:p>
          </table:table-cell>
          <table:table-cell table:style-name="ce4" table:formula="of:=([.B143]*[.B143])" office:value-type="float" office:value="0.12567025">
            <text:p>0,1257</text:p>
          </table:table-cell>
          <table:table-cell table:style-name="ce4" table:formula="of:=[.B143]-[.B142]" office:value-type="float" office:value="0.0609">
            <text:p>0,0609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42">
            <text:p>142</text:p>
          </table:table-cell>
          <table:table-cell table:style-name="ce3" office:value-type="float" office:value="0.3048">
            <text:p>0,3048</text:p>
          </table:table-cell>
          <table:table-cell table:style-name="ce4" table:formula="of:=([.B144]-[.$H$2])*256" office:value-type="float" office:value="78.0288">
            <text:p>78,0288</text:p>
          </table:table-cell>
          <table:table-cell table:style-name="ce2" table:formula="of:=ROUND([.C144])+128" office:value-type="float" office:value="206">
            <text:p>206</text:p>
          </table:table-cell>
          <table:table-cell table:style-name="ce4" table:formula="of:=DEC2HEX([.D144])" office:value-type="string" office:string-value="CE">
            <text:p>CE</text:p>
          </table:table-cell>
          <table:table-cell table:style-name="ce4" table:formula="of:=([.B144]*[.B144])" office:value-type="float" office:value="0.09290304">
            <text:p>0,0929</text:p>
          </table:table-cell>
          <table:table-cell table:style-name="ce4" table:formula="of:=[.B144]-[.B143]" office:value-type="float" office:value="-0.0497">
            <text:p>-0,049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43">
            <text:p>143</text:p>
          </table:table-cell>
          <table:table-cell table:style-name="ce3" office:value-type="float" office:value="0.1651">
            <text:p>0,1651</text:p>
          </table:table-cell>
          <table:table-cell table:style-name="ce4" table:formula="of:=([.B145]-[.$H$2])*256" office:value-type="float" office:value="42.2656">
            <text:p>42,2656</text:p>
          </table:table-cell>
          <table:table-cell table:style-name="ce2" table:formula="of:=ROUND([.C145])+128" office:value-type="float" office:value="170">
            <text:p>170</text:p>
          </table:table-cell>
          <table:table-cell table:style-name="ce4" table:formula="of:=DEC2HEX([.D145])" office:value-type="string" office:string-value="AA">
            <text:p>AA</text:p>
          </table:table-cell>
          <table:table-cell table:style-name="ce4" table:formula="of:=([.B145]*[.B145])" office:value-type="float" office:value="0.02725801">
            <text:p>0,0273</text:p>
          </table:table-cell>
          <table:table-cell table:style-name="ce4" table:formula="of:=[.B145]-[.B144]" office:value-type="float" office:value="-0.1397">
            <text:p>-0,1397</text:p>
          </table:table-cell>
          <table:table-cell table:style-name="ce4" table:formula="of:=([.B146]-[.B145])/([.A146]-[.A145])" office:value-type="float" office:value="-0.1886">
            <text:p>-0,1886</text:p>
          </table:table-cell>
          <table:table-cell table:style-name="ce4" table:formula="of:=[.B145]-[.H145]*[.A145]" office:value-type="float" office:value="27.1349">
            <text:p>27,1349</text:p>
          </table:table-cell>
          <table:table-cell table:style-name="ce4" table:formula="of:=-[.I145]/[.H145]" office:value-type="float" office:value="143.87539766702">
            <text:p>143,8754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144">
            <text:p>144</text:p>
          </table:table-cell>
          <table:table-cell table:style-name="ce3" office:value-type="float" office:value="-0.0235">
            <text:p>-0,0235</text:p>
          </table:table-cell>
          <table:table-cell table:style-name="ce4" table:formula="of:=([.B146]-[.$H$2])*256" office:value-type="float" office:value="-6.016">
            <text:p>-6,0160</text:p>
          </table:table-cell>
          <table:table-cell table:style-name="ce2" table:formula="of:=ROUND([.C146])+128" office:value-type="float" office:value="122">
            <text:p>122</text:p>
          </table:table-cell>
          <table:table-cell table:style-name="ce4" table:formula="of:=DEC2HEX([.D146])" office:value-type="string" office:string-value="7A">
            <text:p>7A</text:p>
          </table:table-cell>
          <table:table-cell table:style-name="ce4" table:formula="of:=([.B146]*[.B146])" office:value-type="float" office:value="0.00055225">
            <text:p>0,0006</text:p>
          </table:table-cell>
          <table:table-cell table:style-name="ce4" table:formula="of:=[.B146]-[.B145]" office:value-type="float" office:value="-0.1886">
            <text:p>-0,188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45">
            <text:p>145</text:p>
          </table:table-cell>
          <table:table-cell table:style-name="ce3" office:value-type="float" office:value="-0.1992">
            <text:p>-0,1992</text:p>
          </table:table-cell>
          <table:table-cell table:style-name="ce4" table:formula="of:=([.B147]-[.$H$2])*256" office:value-type="float" office:value="-50.9952">
            <text:p>-50,9952</text:p>
          </table:table-cell>
          <table:table-cell table:style-name="ce2" table:formula="of:=ROUND([.C147])+128" office:value-type="float" office:value="77">
            <text:p>77</text:p>
          </table:table-cell>
          <table:table-cell table:style-name="ce4" table:formula="of:=DEC2HEX([.D147])" office:value-type="string" office:string-value="4D">
            <text:p>4D</text:p>
          </table:table-cell>
          <table:table-cell table:style-name="ce4" table:formula="of:=([.B147]*[.B147])" office:value-type="float" office:value="0.03968064">
            <text:p>0,0397</text:p>
          </table:table-cell>
          <table:table-cell table:style-name="ce4" table:formula="of:=[.B147]-[.B146]" office:value-type="float" office:value="-0.1757">
            <text:p>-0,175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46">
            <text:p>146</text:p>
          </table:table-cell>
          <table:table-cell table:style-name="ce3" office:value-type="float" office:value="-0.3111">
            <text:p>-0,3111</text:p>
          </table:table-cell>
          <table:table-cell table:style-name="ce4" table:formula="of:=([.B148]-[.$H$2])*256" office:value-type="float" office:value="-79.6416">
            <text:p>-79,6416</text:p>
          </table:table-cell>
          <table:table-cell table:style-name="ce2" table:formula="of:=ROUND([.C148])+128" office:value-type="float" office:value="48">
            <text:p>48</text:p>
          </table:table-cell>
          <table:table-cell table:style-name="ce4" table:formula="of:=DEC2HEX([.D148])" office:value-type="string" office:string-value="30">
            <text:p>30</text:p>
          </table:table-cell>
          <table:table-cell table:style-name="ce4" table:formula="of:=([.B148]*[.B148])" office:value-type="float" office:value="0.09678321">
            <text:p>0,0968</text:p>
          </table:table-cell>
          <table:table-cell table:style-name="ce4" table:formula="of:=[.B148]-[.B147]" office:value-type="float" office:value="-0.1119">
            <text:p>-0,1119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47">
            <text:p>147</text:p>
          </table:table-cell>
          <table:table-cell table:style-name="ce3" office:value-type="float" office:value="-0.3328">
            <text:p>-0,3328</text:p>
          </table:table-cell>
          <table:table-cell table:style-name="ce4" table:formula="of:=([.B149]-[.$H$2])*256" office:value-type="float" office:value="-85.1968">
            <text:p>-85,1968</text:p>
          </table:table-cell>
          <table:table-cell table:style-name="ce2" table:formula="of:=ROUND([.C149])+128" office:value-type="float" office:value="43">
            <text:p>43</text:p>
          </table:table-cell>
          <table:table-cell table:style-name="ce4" table:formula="of:=DEC2HEX([.D149])" office:value-type="string" office:string-value="2B">
            <text:p>2B</text:p>
          </table:table-cell>
          <table:table-cell table:style-name="ce4" table:formula="of:=([.B149]*[.B149])" office:value-type="float" office:value="0.11075584">
            <text:p>0,1108</text:p>
          </table:table-cell>
          <table:table-cell table:style-name="ce4" table:formula="of:=[.B149]-[.B148]" office:value-type="float" office:value="-0.0217000000000001">
            <text:p>-0,021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48">
            <text:p>148</text:p>
          </table:table-cell>
          <table:table-cell table:style-name="ce3" office:value-type="float" office:value="-0.2436">
            <text:p>-0,2436</text:p>
          </table:table-cell>
          <table:table-cell table:style-name="ce4" table:formula="of:=([.B150]-[.$H$2])*256" office:value-type="float" office:value="-62.3616">
            <text:p>-62,3616</text:p>
          </table:table-cell>
          <table:table-cell table:style-name="ce2" table:formula="of:=ROUND([.C150])+128" office:value-type="float" office:value="66">
            <text:p>66</text:p>
          </table:table-cell>
          <table:table-cell table:style-name="ce4" table:formula="of:=DEC2HEX([.D150])" office:value-type="string" office:string-value="42">
            <text:p>42</text:p>
          </table:table-cell>
          <table:table-cell table:style-name="ce4" table:formula="of:=([.B150]*[.B150])" office:value-type="float" office:value="0.05934096">
            <text:p>0,0593</text:p>
          </table:table-cell>
          <table:table-cell table:style-name="ce4" table:formula="of:=[.B150]-[.B149]" office:value-type="float" office:value="0.0892">
            <text:p>0,089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49">
            <text:p>149</text:p>
          </table:table-cell>
          <table:table-cell table:style-name="ce3" office:value-type="float" office:value="-0.0753">
            <text:p>-0,0753</text:p>
          </table:table-cell>
          <table:table-cell table:style-name="ce4" table:formula="of:=([.B151]-[.$H$2])*256" office:value-type="float" office:value="-19.2768">
            <text:p>-19,2768</text:p>
          </table:table-cell>
          <table:table-cell table:style-name="ce2" table:formula="of:=ROUND([.C151])+128" office:value-type="float" office:value="109">
            <text:p>109</text:p>
          </table:table-cell>
          <table:table-cell table:style-name="ce4" table:formula="of:=DEC2HEX([.D151])" office:value-type="string" office:string-value="6D">
            <text:p>6D</text:p>
          </table:table-cell>
          <table:table-cell table:style-name="ce4" table:formula="of:=([.B151]*[.B151])" office:value-type="float" office:value="0.00567009">
            <text:p>0,0057</text:p>
          </table:table-cell>
          <table:table-cell table:style-name="ce4" table:formula="of:=[.B151]-[.B150]" office:value-type="float" office:value="0.1683">
            <text:p>0,1683</text:p>
          </table:table-cell>
          <table:table-cell table:style-name="ce4" table:formula="of:=([.B152]-[.B151])/([.A152]-[.A151])" office:value-type="float" office:value="0.1864">
            <text:p>0,1864</text:p>
          </table:table-cell>
          <table:table-cell table:style-name="ce4" table:formula="of:=[.B151]-[.H151]*[.A151]" office:value-type="float" office:value="-27.8489">
            <text:p>-27,8489</text:p>
          </table:table-cell>
          <table:table-cell table:style-name="ce4" table:formula="of:=-[.I151]/[.H151]" office:value-type="float" office:value="149.403969957082">
            <text:p>149,4040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150">
            <text:p>150</text:p>
          </table:table-cell>
          <table:table-cell table:style-name="ce3" office:value-type="float" office:value="0.1111">
            <text:p>0,1111</text:p>
          </table:table-cell>
          <table:table-cell table:style-name="ce4" table:formula="of:=([.B152]-[.$H$2])*256" office:value-type="float" office:value="28.4416">
            <text:p>28,4416</text:p>
          </table:table-cell>
          <table:table-cell table:style-name="ce2" table:formula="of:=ROUND([.C152])+128" office:value-type="float" office:value="156">
            <text:p>156</text:p>
          </table:table-cell>
          <table:table-cell table:style-name="ce4" table:formula="of:=DEC2HEX([.D152])" office:value-type="string" office:string-value="9C">
            <text:p>9C</text:p>
          </table:table-cell>
          <table:table-cell table:style-name="ce4" table:formula="of:=([.B152]*[.B152])" office:value-type="float" office:value="0.01234321">
            <text:p>0,0123</text:p>
          </table:table-cell>
          <table:table-cell table:style-name="ce4" table:formula="of:=[.B152]-[.B151]" office:value-type="float" office:value="0.1864">
            <text:p>0,1864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51">
            <text:p>151</text:p>
          </table:table-cell>
          <table:table-cell table:style-name="ce3" office:value-type="float" office:value="0.2669">
            <text:p>0,2669</text:p>
          </table:table-cell>
          <table:table-cell table:style-name="ce4" table:formula="of:=([.B153]-[.$H$2])*256" office:value-type="float" office:value="68.3264">
            <text:p>68,3264</text:p>
          </table:table-cell>
          <table:table-cell table:style-name="ce2" table:formula="of:=ROUND([.C153])+128" office:value-type="float" office:value="196">
            <text:p>196</text:p>
          </table:table-cell>
          <table:table-cell table:style-name="ce4" table:formula="of:=DEC2HEX([.D153])" office:value-type="string" office:string-value="C4">
            <text:p>C4</text:p>
          </table:table-cell>
          <table:table-cell table:style-name="ce4" table:formula="of:=([.B153]*[.B153])" office:value-type="float" office:value="0.07123561">
            <text:p>0,0712</text:p>
          </table:table-cell>
          <table:table-cell table:style-name="ce4" table:formula="of:=[.B153]-[.B152]" office:value-type="float" office:value="0.1558">
            <text:p>0,155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52">
            <text:p>152</text:p>
          </table:table-cell>
          <table:table-cell table:style-name="ce3" office:value-type="float" office:value="0.3385">
            <text:p>0,3385</text:p>
          </table:table-cell>
          <table:table-cell table:style-name="ce4" table:formula="of:=([.B154]-[.$H$2])*256" office:value-type="float" office:value="86.656">
            <text:p>86,6560</text:p>
          </table:table-cell>
          <table:table-cell table:style-name="ce2" table:formula="of:=ROUND([.C154])+128" office:value-type="float" office:value="215">
            <text:p>215</text:p>
          </table:table-cell>
          <table:table-cell table:style-name="ce4" table:formula="of:=DEC2HEX([.D154])" office:value-type="string" office:string-value="D7">
            <text:p>D7</text:p>
          </table:table-cell>
          <table:table-cell table:style-name="ce4" table:formula="of:=([.B154]*[.B154])" office:value-type="float" office:value="0.11458225">
            <text:p>0,1146</text:p>
          </table:table-cell>
          <table:table-cell table:style-name="ce4" table:formula="of:=[.B154]-[.B153]" office:value-type="float" office:value="0.0716">
            <text:p>0,071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53">
            <text:p>153</text:p>
          </table:table-cell>
          <table:table-cell table:style-name="ce3" office:value-type="float" office:value="0.2986">
            <text:p>0,2986</text:p>
          </table:table-cell>
          <table:table-cell table:style-name="ce4" table:formula="of:=([.B155]-[.$H$2])*256" office:value-type="float" office:value="76.4416">
            <text:p>76,4416</text:p>
          </table:table-cell>
          <table:table-cell table:style-name="ce2" table:formula="of:=ROUND([.C155])+128" office:value-type="float" office:value="204">
            <text:p>204</text:p>
          </table:table-cell>
          <table:table-cell table:style-name="ce4" table:formula="of:=DEC2HEX([.D155])" office:value-type="string" office:string-value="CC">
            <text:p>CC</text:p>
          </table:table-cell>
          <table:table-cell table:style-name="ce4" table:formula="of:=([.B155]*[.B155])" office:value-type="float" office:value="0.08916196">
            <text:p>0,0892</text:p>
          </table:table-cell>
          <table:table-cell table:style-name="ce4" table:formula="of:=[.B155]-[.B154]" office:value-type="float" office:value="-0.0399">
            <text:p>-0,0399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54">
            <text:p>154</text:p>
          </table:table-cell>
          <table:table-cell table:style-name="ce3" office:value-type="float" office:value="0.1497">
            <text:p>0,1497</text:p>
          </table:table-cell>
          <table:table-cell table:style-name="ce4" table:formula="of:=([.B156]-[.$H$2])*256" office:value-type="float" office:value="38.3232">
            <text:p>38,3232</text:p>
          </table:table-cell>
          <table:table-cell table:style-name="ce2" table:formula="of:=ROUND([.C156])+128" office:value-type="float" office:value="166">
            <text:p>166</text:p>
          </table:table-cell>
          <table:table-cell table:style-name="ce4" table:formula="of:=DEC2HEX([.D156])" office:value-type="string" office:string-value="A6">
            <text:p>A6</text:p>
          </table:table-cell>
          <table:table-cell table:style-name="ce4" table:formula="of:=([.B156]*[.B156])" office:value-type="float" office:value="0.02241009">
            <text:p>0,0224</text:p>
          </table:table-cell>
          <table:table-cell table:style-name="ce4" table:formula="of:=[.B156]-[.B155]" office:value-type="float" office:value="-0.1489">
            <text:p>-0,1489</text:p>
          </table:table-cell>
          <table:table-cell table:style-name="ce4" table:formula="of:=([.B157]-[.B156])/([.A157]-[.A156])" office:value-type="float" office:value="-0.1938">
            <text:p>-0,1938</text:p>
          </table:table-cell>
          <table:table-cell table:style-name="ce4" table:formula="of:=[.B156]-[.H156]*[.A156]" office:value-type="float" office:value="29.9949">
            <text:p>29,9949</text:p>
          </table:table-cell>
          <table:table-cell table:style-name="ce4" table:formula="of:=-[.I156]/[.H156]" office:value-type="float" office:value="154.772445820433">
            <text:p>154,7724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155">
            <text:p>155</text:p>
          </table:table-cell>
          <table:table-cell table:style-name="ce3" office:value-type="float" office:value="-0.0441">
            <text:p>-0,0441</text:p>
          </table:table-cell>
          <table:table-cell table:style-name="ce4" table:formula="of:=([.B157]-[.$H$2])*256" office:value-type="float" office:value="-11.2896">
            <text:p>-11,2896</text:p>
          </table:table-cell>
          <table:table-cell table:style-name="ce2" table:formula="of:=ROUND([.C157])+128" office:value-type="float" office:value="117">
            <text:p>117</text:p>
          </table:table-cell>
          <table:table-cell table:style-name="ce4" table:formula="of:=DEC2HEX([.D157])" office:value-type="string" office:string-value="75">
            <text:p>75</text:p>
          </table:table-cell>
          <table:table-cell table:style-name="ce4" table:formula="of:=([.B157]*[.B157])" office:value-type="float" office:value="0.00194481">
            <text:p>0,0019</text:p>
          </table:table-cell>
          <table:table-cell table:style-name="ce4" table:formula="of:=[.B157]-[.B156]" office:value-type="float" office:value="-0.1938">
            <text:p>-0,193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56">
            <text:p>156</text:p>
          </table:table-cell>
          <table:table-cell table:style-name="ce3" office:value-type="float" office:value="-0.2319">
            <text:p>-0,2319</text:p>
          </table:table-cell>
          <table:table-cell table:style-name="ce4" table:formula="of:=([.B158]-[.$H$2])*256" office:value-type="float" office:value="-59.3664">
            <text:p>-59,3664</text:p>
          </table:table-cell>
          <table:table-cell table:style-name="ce2" table:formula="of:=ROUND([.C158])+128" office:value-type="float" office:value="69">
            <text:p>69</text:p>
          </table:table-cell>
          <table:table-cell table:style-name="ce4" table:formula="of:=DEC2HEX([.D158])" office:value-type="string" office:string-value="45">
            <text:p>45</text:p>
          </table:table-cell>
          <table:table-cell table:style-name="ce4" table:formula="of:=([.B158]*[.B158])" office:value-type="float" office:value="0.05377761">
            <text:p>0,0538</text:p>
          </table:table-cell>
          <table:table-cell table:style-name="ce4" table:formula="of:=[.B158]-[.B157]" office:value-type="float" office:value="-0.1878">
            <text:p>-0,187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57">
            <text:p>157</text:p>
          </table:table-cell>
          <table:table-cell table:style-name="ce3" office:value-type="float" office:value="-0.3436">
            <text:p>-0,3436</text:p>
          </table:table-cell>
          <table:table-cell table:style-name="ce4" table:formula="of:=([.B159]-[.$H$2])*256" office:value-type="float" office:value="-87.9616">
            <text:p>-87,9616</text:p>
          </table:table-cell>
          <table:table-cell table:style-name="ce2" table:formula="of:=ROUND([.C159])+128" office:value-type="float" office:value="40">
            <text:p>40</text:p>
          </table:table-cell>
          <table:table-cell table:style-name="ce4" table:formula="of:=DEC2HEX([.D159])" office:value-type="string" office:string-value="28">
            <text:p>28</text:p>
          </table:table-cell>
          <table:table-cell table:style-name="ce4" table:formula="of:=([.B159]*[.B159])" office:value-type="float" office:value="0.11806096">
            <text:p>0,1181</text:p>
          </table:table-cell>
          <table:table-cell table:style-name="ce4" table:formula="of:=[.B159]-[.B158]" office:value-type="float" office:value="-0.1117">
            <text:p>-0,111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58">
            <text:p>158</text:p>
          </table:table-cell>
          <table:table-cell table:style-name="ce3" office:value-type="float" office:value="-0.3534">
            <text:p>-0,3534</text:p>
          </table:table-cell>
          <table:table-cell table:style-name="ce4" table:formula="of:=([.B160]-[.$H$2])*256" office:value-type="float" office:value="-90.4704">
            <text:p>-90,4704</text:p>
          </table:table-cell>
          <table:table-cell table:style-name="ce2" table:formula="of:=ROUND([.C160])+128" office:value-type="float" office:value="38">
            <text:p>38</text:p>
          </table:table-cell>
          <table:table-cell table:style-name="ce4" table:formula="of:=DEC2HEX([.D160])" office:value-type="string" office:string-value="26">
            <text:p>26</text:p>
          </table:table-cell>
          <table:table-cell table:style-name="ce4" table:formula="of:=([.B160]*[.B160])" office:value-type="float" office:value="0.12489156">
            <text:p>0,1249</text:p>
          </table:table-cell>
          <table:table-cell table:style-name="ce4" table:formula="of:=[.B160]-[.B159]" office:value-type="float" office:value="-0.00979999999999998">
            <text:p>-0,009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59">
            <text:p>159</text:p>
          </table:table-cell>
          <table:table-cell table:style-name="ce3" office:value-type="float" office:value="-0.2372">
            <text:p>-0,2372</text:p>
          </table:table-cell>
          <table:table-cell table:style-name="ce4" table:formula="of:=([.B161]-[.$H$2])*256" office:value-type="float" office:value="-60.7232">
            <text:p>-60,7232</text:p>
          </table:table-cell>
          <table:table-cell table:style-name="ce2" table:formula="of:=ROUND([.C161])+128" office:value-type="float" office:value="67">
            <text:p>67</text:p>
          </table:table-cell>
          <table:table-cell table:style-name="ce4" table:formula="of:=DEC2HEX([.D161])" office:value-type="string" office:string-value="43">
            <text:p>43</text:p>
          </table:table-cell>
          <table:table-cell table:style-name="ce4" table:formula="of:=([.B161]*[.B161])" office:value-type="float" office:value="0.05626384">
            <text:p>0,0563</text:p>
          </table:table-cell>
          <table:table-cell table:style-name="ce4" table:formula="of:=[.B161]-[.B160]" office:value-type="float" office:value="0.1162">
            <text:p>0,116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60">
            <text:p>160</text:p>
          </table:table-cell>
          <table:table-cell table:style-name="ce3" office:value-type="float" office:value="-0.0465">
            <text:p>-0,0465</text:p>
          </table:table-cell>
          <table:table-cell table:style-name="ce4" table:formula="of:=([.B162]-[.$H$2])*256" office:value-type="float" office:value="-11.904">
            <text:p>-11,9040</text:p>
          </table:table-cell>
          <table:table-cell table:style-name="ce2" table:formula="of:=ROUND([.C162])+128" office:value-type="float" office:value="116">
            <text:p>116</text:p>
          </table:table-cell>
          <table:table-cell table:style-name="ce4" table:formula="of:=DEC2HEX([.D162])" office:value-type="string" office:string-value="74">
            <text:p>74</text:p>
          </table:table-cell>
          <table:table-cell table:style-name="ce4" table:formula="of:=([.B162]*[.B162])" office:value-type="float" office:value="0.00216225">
            <text:p>0,0022</text:p>
          </table:table-cell>
          <table:table-cell table:style-name="ce4" table:formula="of:=[.B162]-[.B161]" office:value-type="float" office:value="0.1907">
            <text:p>0,1907</text:p>
          </table:table-cell>
          <table:table-cell table:style-name="ce4" table:formula="of:=([.B163]-[.B162])/([.A163]-[.A162])" office:value-type="float" office:value="0.1908">
            <text:p>0,1908</text:p>
          </table:table-cell>
          <table:table-cell table:style-name="ce4" table:formula="of:=[.B162]-[.H162]*[.A162]" office:value-type="float" office:value="-30.5745">
            <text:p>-30,5745</text:p>
          </table:table-cell>
          <table:table-cell table:style-name="ce4" table:formula="of:=-[.I162]/[.H162]" office:value-type="float" office:value="160.243710691824">
            <text:p>160,2437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161">
            <text:p>161</text:p>
          </table:table-cell>
          <table:table-cell table:style-name="ce3" office:value-type="float" office:value="0.1443">
            <text:p>0,1443</text:p>
          </table:table-cell>
          <table:table-cell table:style-name="ce4" table:formula="of:=([.B163]-[.$H$2])*256" office:value-type="float" office:value="36.9408">
            <text:p>36,9408</text:p>
          </table:table-cell>
          <table:table-cell table:style-name="ce2" table:formula="of:=ROUND([.C163])+128" office:value-type="float" office:value="165">
            <text:p>165</text:p>
          </table:table-cell>
          <table:table-cell table:style-name="ce4" table:formula="of:=DEC2HEX([.D163])" office:value-type="string" office:string-value="A5">
            <text:p>A5</text:p>
          </table:table-cell>
          <table:table-cell table:style-name="ce4" table:formula="of:=([.B163]*[.B163])" office:value-type="float" office:value="0.02082249">
            <text:p>0,0208</text:p>
          </table:table-cell>
          <table:table-cell table:style-name="ce4" table:formula="of:=[.B163]-[.B162]" office:value-type="float" office:value="0.1908">
            <text:p>0,190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62">
            <text:p>162</text:p>
          </table:table-cell>
          <table:table-cell table:style-name="ce3" office:value-type="float" office:value="0.2879">
            <text:p>0,2879</text:p>
          </table:table-cell>
          <table:table-cell table:style-name="ce4" table:formula="of:=([.B164]-[.$H$2])*256" office:value-type="float" office:value="73.7024">
            <text:p>73,7024</text:p>
          </table:table-cell>
          <table:table-cell table:style-name="ce2" table:formula="of:=ROUND([.C164])+128" office:value-type="float" office:value="202">
            <text:p>202</text:p>
          </table:table-cell>
          <table:table-cell table:style-name="ce4" table:formula="of:=DEC2HEX([.D164])" office:value-type="string" office:string-value="CA">
            <text:p>CA</text:p>
          </table:table-cell>
          <table:table-cell table:style-name="ce4" table:formula="of:=([.B164]*[.B164])" office:value-type="float" office:value="0.08288641">
            <text:p>0,0829</text:p>
          </table:table-cell>
          <table:table-cell table:style-name="ce4" table:formula="of:=[.B164]-[.B163]" office:value-type="float" office:value="0.1436">
            <text:p>0,143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63">
            <text:p>163</text:p>
          </table:table-cell>
          <table:table-cell table:style-name="ce3" office:value-type="float" office:value="0.3224">
            <text:p>0,3224</text:p>
          </table:table-cell>
          <table:table-cell table:style-name="ce4" table:formula="of:=([.B165]-[.$H$2])*256" office:value-type="float" office:value="82.5344">
            <text:p>82,5344</text:p>
          </table:table-cell>
          <table:table-cell table:style-name="ce2" table:formula="of:=ROUND([.C165])+128" office:value-type="float" office:value="211">
            <text:p>211</text:p>
          </table:table-cell>
          <table:table-cell table:style-name="ce4" table:formula="of:=DEC2HEX([.D165])" office:value-type="string" office:string-value="D3">
            <text:p>D3</text:p>
          </table:table-cell>
          <table:table-cell table:style-name="ce4" table:formula="of:=([.B165]*[.B165])" office:value-type="float" office:value="0.10394176">
            <text:p>0,1039</text:p>
          </table:table-cell>
          <table:table-cell table:style-name="ce4" table:formula="of:=[.B165]-[.B164]" office:value-type="float" office:value="0.0345">
            <text:p>0,034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64">
            <text:p>164</text:p>
          </table:table-cell>
          <table:table-cell table:style-name="ce3" office:value-type="float" office:value="0.2392">
            <text:p>0,2392</text:p>
          </table:table-cell>
          <table:table-cell table:style-name="ce4" table:formula="of:=([.B166]-[.$H$2])*256" office:value-type="float" office:value="61.2352">
            <text:p>61,2352</text:p>
          </table:table-cell>
          <table:table-cell table:style-name="ce2" table:formula="of:=ROUND([.C166])+128" office:value-type="float" office:value="189">
            <text:p>189</text:p>
          </table:table-cell>
          <table:table-cell table:style-name="ce4" table:formula="of:=DEC2HEX([.D166])" office:value-type="string" office:string-value="BD">
            <text:p>BD</text:p>
          </table:table-cell>
          <table:table-cell table:style-name="ce4" table:formula="of:=([.B166]*[.B166])" office:value-type="float" office:value="0.05721664">
            <text:p>0,0572</text:p>
          </table:table-cell>
          <table:table-cell table:style-name="ce4" table:formula="of:=[.B166]-[.B165]" office:value-type="float" office:value="-0.0832">
            <text:p>-0,083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65">
            <text:p>165</text:p>
          </table:table-cell>
          <table:table-cell table:style-name="ce3" office:value-type="float" office:value="0.0663">
            <text:p>0,0663</text:p>
          </table:table-cell>
          <table:table-cell table:style-name="ce4" table:formula="of:=([.B167]-[.$H$2])*256" office:value-type="float" office:value="16.9728">
            <text:p>16,9728</text:p>
          </table:table-cell>
          <table:table-cell table:style-name="ce2" table:formula="of:=ROUND([.C167])+128" office:value-type="float" office:value="145">
            <text:p>145</text:p>
          </table:table-cell>
          <table:table-cell table:style-name="ce4" table:formula="of:=DEC2HEX([.D167])" office:value-type="string" office:string-value="91">
            <text:p>91</text:p>
          </table:table-cell>
          <table:table-cell table:style-name="ce4" table:formula="of:=([.B167]*[.B167])" office:value-type="float" office:value="0.00439569">
            <text:p>0,0044</text:p>
          </table:table-cell>
          <table:table-cell table:style-name="ce4" table:formula="of:=[.B167]-[.B166]" office:value-type="float" office:value="-0.1729">
            <text:p>-0,1729</text:p>
          </table:table-cell>
          <table:table-cell table:style-name="ce4" table:formula="of:=([.B168]-[.B167])/([.A168]-[.A167])" office:value-type="float" office:value="-0.2087">
            <text:p>-0,2087</text:p>
          </table:table-cell>
          <table:table-cell table:style-name="ce4" table:formula="of:=[.B167]-[.H167]*[.A167]" office:value-type="float" office:value="34.5018">
            <text:p>34,5018</text:p>
          </table:table-cell>
          <table:table-cell table:style-name="ce4" table:formula="of:=-[.I167]/[.H167]" office:value-type="float" office:value="165.317680881648">
            <text:p>165,3177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166">
            <text:p>166</text:p>
          </table:table-cell>
          <table:table-cell table:style-name="ce3" office:value-type="float" office:value="-0.1424">
            <text:p>-0,1424</text:p>
          </table:table-cell>
          <table:table-cell table:style-name="ce4" table:formula="of:=([.B168]-[.$H$2])*256" office:value-type="float" office:value="-36.4544">
            <text:p>-36,4544</text:p>
          </table:table-cell>
          <table:table-cell table:style-name="ce2" table:formula="of:=ROUND([.C168])+128" office:value-type="float" office:value="92">
            <text:p>92</text:p>
          </table:table-cell>
          <table:table-cell table:style-name="ce4" table:formula="of:=DEC2HEX([.D168])" office:value-type="string" office:string-value="5C">
            <text:p>5C</text:p>
          </table:table-cell>
          <table:table-cell table:style-name="ce4" table:formula="of:=([.B168]*[.B168])" office:value-type="float" office:value="0.02027776">
            <text:p>0,0203</text:p>
          </table:table-cell>
          <table:table-cell table:style-name="ce4" table:formula="of:=[.B168]-[.B167]" office:value-type="float" office:value="-0.2087">
            <text:p>-0,208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67">
            <text:p>167</text:p>
          </table:table-cell>
          <table:table-cell table:style-name="ce3" office:value-type="float" office:value="-0.2973">
            <text:p>-0,2973</text:p>
          </table:table-cell>
          <table:table-cell table:style-name="ce4" table:formula="of:=([.B169]-[.$H$2])*256" office:value-type="float" office:value="-76.1088">
            <text:p>-76,1088</text:p>
          </table:table-cell>
          <table:table-cell table:style-name="ce2" table:formula="of:=ROUND([.C169])+128" office:value-type="float" office:value="52">
            <text:p>52</text:p>
          </table:table-cell>
          <table:table-cell table:style-name="ce4" table:formula="of:=DEC2HEX([.D169])" office:value-type="string" office:string-value="34">
            <text:p>34</text:p>
          </table:table-cell>
          <table:table-cell table:style-name="ce4" table:formula="of:=([.B169]*[.B169])" office:value-type="float" office:value="0.08838729">
            <text:p>0,0884</text:p>
          </table:table-cell>
          <table:table-cell table:style-name="ce4" table:formula="of:=[.B169]-[.B168]" office:value-type="float" office:value="-0.1549">
            <text:p>-0,1549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68">
            <text:p>168</text:p>
          </table:table-cell>
          <table:table-cell table:style-name="ce3" office:value-type="float" office:value="-0.3643">
            <text:p>-0,3643</text:p>
          </table:table-cell>
          <table:table-cell table:style-name="ce4" table:formula="of:=([.B170]-[.$H$2])*256" office:value-type="float" office:value="-93.2608">
            <text:p>-93,2608</text:p>
          </table:table-cell>
          <table:table-cell table:style-name="ce2" table:formula="of:=ROUND([.C170])+128" office:value-type="float" office:value="35">
            <text:p>35</text:p>
          </table:table-cell>
          <table:table-cell table:style-name="ce4" table:formula="of:=DEC2HEX([.D170])" office:value-type="string" office:string-value="23">
            <text:p>23</text:p>
          </table:table-cell>
          <table:table-cell table:style-name="ce4" table:formula="of:=([.B170]*[.B170])" office:value-type="float" office:value="0.13271449">
            <text:p>0,1327</text:p>
          </table:table-cell>
          <table:table-cell table:style-name="ce4" table:formula="of:=[.B170]-[.B169]" office:value-type="float" office:value="-0.067">
            <text:p>-0,067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69">
            <text:p>169</text:p>
          </table:table-cell>
          <table:table-cell table:style-name="ce3" office:value-type="float" office:value="-0.2894">
            <text:p>-0,2894</text:p>
          </table:table-cell>
          <table:table-cell table:style-name="ce4" table:formula="of:=([.B171]-[.$H$2])*256" office:value-type="float" office:value="-74.0864">
            <text:p>-74,0864</text:p>
          </table:table-cell>
          <table:table-cell table:style-name="ce2" table:formula="of:=ROUND([.C171])+128" office:value-type="float" office:value="54">
            <text:p>54</text:p>
          </table:table-cell>
          <table:table-cell table:style-name="ce4" table:formula="of:=DEC2HEX([.D171])" office:value-type="string" office:string-value="36">
            <text:p>36</text:p>
          </table:table-cell>
          <table:table-cell table:style-name="ce4" table:formula="of:=([.B171]*[.B171])" office:value-type="float" office:value="0.08375236">
            <text:p>0,0838</text:p>
          </table:table-cell>
          <table:table-cell table:style-name="ce4" table:formula="of:=[.B171]-[.B170]" office:value-type="float" office:value="0.0749">
            <text:p>0,0749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70">
            <text:p>170</text:p>
          </table:table-cell>
          <table:table-cell table:style-name="ce3" office:value-type="float" office:value="-0.1157">
            <text:p>-0,1157</text:p>
          </table:table-cell>
          <table:table-cell table:style-name="ce4" table:formula="of:=([.B172]-[.$H$2])*256" office:value-type="float" office:value="-29.6192">
            <text:p>-29,6192</text:p>
          </table:table-cell>
          <table:table-cell table:style-name="ce2" table:formula="of:=ROUND([.C172])+128" office:value-type="float" office:value="98">
            <text:p>98</text:p>
          </table:table-cell>
          <table:table-cell table:style-name="ce4" table:formula="of:=DEC2HEX([.D172])" office:value-type="string" office:string-value="62">
            <text:p>62</text:p>
          </table:table-cell>
          <table:table-cell table:style-name="ce4" table:formula="of:=([.B172]*[.B172])" office:value-type="float" office:value="0.01338649">
            <text:p>0,0134</text:p>
          </table:table-cell>
          <table:table-cell table:style-name="ce4" table:formula="of:=[.B172]-[.B171]" office:value-type="float" office:value="0.1737">
            <text:p>0,1737</text:p>
          </table:table-cell>
          <table:table-cell table:style-name="ce4" table:formula="of:=([.B173]-[.B172])/([.A173]-[.A172])" office:value-type="float" office:value="0.2028">
            <text:p>0,2028</text:p>
          </table:table-cell>
          <table:table-cell table:style-name="ce4" table:formula="of:=[.B172]-[.H172]*[.A172]" office:value-type="float" office:value="-34.5917">
            <text:p>-34,5917</text:p>
          </table:table-cell>
          <table:table-cell table:style-name="ce4" table:formula="of:=-[.I172]/[.H172]" office:value-type="float" office:value="170.570512820513">
            <text:p>170,5705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171">
            <text:p>171</text:p>
          </table:table-cell>
          <table:table-cell table:style-name="ce3" office:value-type="float" office:value="0.0871">
            <text:p>0,0871</text:p>
          </table:table-cell>
          <table:table-cell table:style-name="ce4" table:formula="of:=([.B173]-[.$H$2])*256" office:value-type="float" office:value="22.2976">
            <text:p>22,2976</text:p>
          </table:table-cell>
          <table:table-cell table:style-name="ce2" table:formula="of:=ROUND([.C173])+128" office:value-type="float" office:value="150">
            <text:p>150</text:p>
          </table:table-cell>
          <table:table-cell table:style-name="ce4" table:formula="of:=DEC2HEX([.D173])" office:value-type="string" office:string-value="96">
            <text:p>96</text:p>
          </table:table-cell>
          <table:table-cell table:style-name="ce4" table:formula="of:=([.B173]*[.B173])" office:value-type="float" office:value="0.00758641">
            <text:p>0,0076</text:p>
          </table:table-cell>
          <table:table-cell table:style-name="ce4" table:formula="of:=[.B173]-[.B172]" office:value-type="float" office:value="0.2028">
            <text:p>0,202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72">
            <text:p>172</text:p>
          </table:table-cell>
          <table:table-cell table:style-name="ce3" office:value-type="float" office:value="0.264">
            <text:p>0,2640</text:p>
          </table:table-cell>
          <table:table-cell table:style-name="ce4" table:formula="of:=([.B174]-[.$H$2])*256" office:value-type="float" office:value="67.584">
            <text:p>67,5840</text:p>
          </table:table-cell>
          <table:table-cell table:style-name="ce2" table:formula="of:=ROUND([.C174])+128" office:value-type="float" office:value="196">
            <text:p>196</text:p>
          </table:table-cell>
          <table:table-cell table:style-name="ce4" table:formula="of:=DEC2HEX([.D174])" office:value-type="string" office:string-value="C4">
            <text:p>C4</text:p>
          </table:table-cell>
          <table:table-cell table:style-name="ce4" table:formula="of:=([.B174]*[.B174])" office:value-type="float" office:value="0.069696">
            <text:p>0,0697</text:p>
          </table:table-cell>
          <table:table-cell table:style-name="ce4" table:formula="of:=[.B174]-[.B173]" office:value-type="float" office:value="0.1769">
            <text:p>0,1769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73">
            <text:p>173</text:p>
          </table:table-cell>
          <table:table-cell table:style-name="ce3" office:value-type="float" office:value="0.3424">
            <text:p>0,3424</text:p>
          </table:table-cell>
          <table:table-cell table:style-name="ce4" table:formula="of:=([.B175]-[.$H$2])*256" office:value-type="float" office:value="87.6544">
            <text:p>87,6544</text:p>
          </table:table-cell>
          <table:table-cell table:style-name="ce2" table:formula="of:=ROUND([.C175])+128" office:value-type="float" office:value="216">
            <text:p>216</text:p>
          </table:table-cell>
          <table:table-cell table:style-name="ce4" table:formula="of:=DEC2HEX([.D175])" office:value-type="string" office:string-value="D8">
            <text:p>D8</text:p>
          </table:table-cell>
          <table:table-cell table:style-name="ce4" table:formula="of:=([.B175]*[.B175])" office:value-type="float" office:value="0.11723776">
            <text:p>0,1172</text:p>
          </table:table-cell>
          <table:table-cell table:style-name="ce4" table:formula="of:=[.B175]-[.B174]" office:value-type="float" office:value="0.0784">
            <text:p>0,0784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74">
            <text:p>174</text:p>
          </table:table-cell>
          <table:table-cell table:style-name="ce3" office:value-type="float" office:value="0.2908">
            <text:p>0,2908</text:p>
          </table:table-cell>
          <table:table-cell table:style-name="ce4" table:formula="of:=([.B176]-[.$H$2])*256" office:value-type="float" office:value="74.4448">
            <text:p>74,4448</text:p>
          </table:table-cell>
          <table:table-cell table:style-name="ce2" table:formula="of:=ROUND([.C176])+128" office:value-type="float" office:value="202">
            <text:p>202</text:p>
          </table:table-cell>
          <table:table-cell table:style-name="ce4" table:formula="of:=DEC2HEX([.D176])" office:value-type="string" office:string-value="CA">
            <text:p>CA</text:p>
          </table:table-cell>
          <table:table-cell table:style-name="ce4" table:formula="of:=([.B176]*[.B176])" office:value-type="float" office:value="0.08456464">
            <text:p>0,0846</text:p>
          </table:table-cell>
          <table:table-cell table:style-name="ce4" table:formula="of:=[.B176]-[.B175]" office:value-type="float" office:value="-0.0516">
            <text:p>-0,051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75">
            <text:p>175</text:p>
          </table:table-cell>
          <table:table-cell table:style-name="ce3" office:value-type="float" office:value="0.1266">
            <text:p>0,1266</text:p>
          </table:table-cell>
          <table:table-cell table:style-name="ce4" table:formula="of:=([.B177]-[.$H$2])*256" office:value-type="float" office:value="32.4096">
            <text:p>32,4096</text:p>
          </table:table-cell>
          <table:table-cell table:style-name="ce2" table:formula="of:=ROUND([.C177])+128" office:value-type="float" office:value="160">
            <text:p>160</text:p>
          </table:table-cell>
          <table:table-cell table:style-name="ce4" table:formula="of:=DEC2HEX([.D177])" office:value-type="string" office:string-value="A0">
            <text:p>A0</text:p>
          </table:table-cell>
          <table:table-cell table:style-name="ce4" table:formula="of:=([.B177]*[.B177])" office:value-type="float" office:value="0.01602756">
            <text:p>0,0160</text:p>
          </table:table-cell>
          <table:table-cell table:style-name="ce4" table:formula="of:=[.B177]-[.B176]" office:value-type="float" office:value="-0.1642">
            <text:p>-0,1642</text:p>
          </table:table-cell>
          <table:table-cell table:style-name="ce4" table:formula="of:=([.B178]-[.B177])/([.A178]-[.A177])" office:value-type="float" office:value="-0.2079">
            <text:p>-0,2079</text:p>
          </table:table-cell>
          <table:table-cell table:style-name="ce4" table:formula="of:=[.B177]-[.H177]*[.A177]" office:value-type="float" office:value="36.5091">
            <text:p>36,5091</text:p>
          </table:table-cell>
          <table:table-cell table:style-name="ce4" table:formula="of:=-[.I177]/[.H177]" office:value-type="float" office:value="175.608946608947">
            <text:p>175,6089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176">
            <text:p>176</text:p>
          </table:table-cell>
          <table:table-cell table:style-name="ce3" office:value-type="float" office:value="-0.0813">
            <text:p>-0,0813</text:p>
          </table:table-cell>
          <table:table-cell table:style-name="ce4" table:formula="of:=([.B178]-[.$H$2])*256" office:value-type="float" office:value="-20.8128">
            <text:p>-20,8128</text:p>
          </table:table-cell>
          <table:table-cell table:style-name="ce2" table:formula="of:=ROUND([.C178])+128" office:value-type="float" office:value="107">
            <text:p>107</text:p>
          </table:table-cell>
          <table:table-cell table:style-name="ce4" table:formula="of:=DEC2HEX([.D178])" office:value-type="string" office:string-value="6B">
            <text:p>6B</text:p>
          </table:table-cell>
          <table:table-cell table:style-name="ce4" table:formula="of:=([.B178]*[.B178])" office:value-type="float" office:value="0.00660969">
            <text:p>0,0066</text:p>
          </table:table-cell>
          <table:table-cell table:style-name="ce4" table:formula="of:=[.B178]-[.B177]" office:value-type="float" office:value="-0.2079">
            <text:p>-0,2079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77">
            <text:p>177</text:p>
          </table:table-cell>
          <table:table-cell table:style-name="ce3" office:value-type="float" office:value="-0.2519">
            <text:p>-0,2519</text:p>
          </table:table-cell>
          <table:table-cell table:style-name="ce4" table:formula="of:=([.B179]-[.$H$2])*256" office:value-type="float" office:value="-64.4864">
            <text:p>-64,4864</text:p>
          </table:table-cell>
          <table:table-cell table:style-name="ce2" table:formula="of:=ROUND([.C179])+128" office:value-type="float" office:value="64">
            <text:p>64</text:p>
          </table:table-cell>
          <table:table-cell table:style-name="ce4" table:formula="of:=DEC2HEX([.D179])" office:value-type="string" office:string-value="40">
            <text:p>40</text:p>
          </table:table-cell>
          <table:table-cell table:style-name="ce4" table:formula="of:=([.B179]*[.B179])" office:value-type="float" office:value="0.06345361">
            <text:p>0,0635</text:p>
          </table:table-cell>
          <table:table-cell table:style-name="ce4" table:formula="of:=[.B179]-[.B178]" office:value-type="float" office:value="-0.1706">
            <text:p>-0,170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78">
            <text:p>178</text:p>
          </table:table-cell>
          <table:table-cell table:style-name="ce3" office:value-type="float" office:value="-0.3221">
            <text:p>-0,3221</text:p>
          </table:table-cell>
          <table:table-cell table:style-name="ce4" table:formula="of:=([.B180]-[.$H$2])*256" office:value-type="float" office:value="-82.4576">
            <text:p>-82,4576</text:p>
          </table:table-cell>
          <table:table-cell table:style-name="ce2" table:formula="of:=ROUND([.C180])+128" office:value-type="float" office:value="46">
            <text:p>46</text:p>
          </table:table-cell>
          <table:table-cell table:style-name="ce4" table:formula="of:=DEC2HEX([.D180])" office:value-type="string" office:string-value="2E">
            <text:p>2E</text:p>
          </table:table-cell>
          <table:table-cell table:style-name="ce4" table:formula="of:=([.B180]*[.B180])" office:value-type="float" office:value="0.10374841">
            <text:p>0,1037</text:p>
          </table:table-cell>
          <table:table-cell table:style-name="ce4" table:formula="of:=[.B180]-[.B179]" office:value-type="float" office:value="-0.0702">
            <text:p>-0,070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79">
            <text:p>179</text:p>
          </table:table-cell>
          <table:table-cell table:style-name="ce3" office:value-type="float" office:value="-0.264">
            <text:p>-0,2640</text:p>
          </table:table-cell>
          <table:table-cell table:style-name="ce4" table:formula="of:=([.B181]-[.$H$2])*256" office:value-type="float" office:value="-67.584">
            <text:p>-67,5840</text:p>
          </table:table-cell>
          <table:table-cell table:style-name="ce2" table:formula="of:=ROUND([.C181])+128" office:value-type="float" office:value="60">
            <text:p>60</text:p>
          </table:table-cell>
          <table:table-cell table:style-name="ce4" table:formula="of:=DEC2HEX([.D181])" office:value-type="string" office:string-value="3C">
            <text:p>3C</text:p>
          </table:table-cell>
          <table:table-cell table:style-name="ce4" table:formula="of:=([.B181]*[.B181])" office:value-type="float" office:value="0.069696">
            <text:p>0,0697</text:p>
          </table:table-cell>
          <table:table-cell table:style-name="ce4" table:formula="of:=[.B181]-[.B180]" office:value-type="float" office:value="0.0581">
            <text:p>0,058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80">
            <text:p>180</text:p>
          </table:table-cell>
          <table:table-cell table:style-name="ce3" office:value-type="float" office:value="-0.1073">
            <text:p>-0,1073</text:p>
          </table:table-cell>
          <table:table-cell table:style-name="ce4" table:formula="of:=([.B182]-[.$H$2])*256" office:value-type="float" office:value="-27.4688">
            <text:p>-27,4688</text:p>
          </table:table-cell>
          <table:table-cell table:style-name="ce2" table:formula="of:=ROUND([.C182])+128" office:value-type="float" office:value="101">
            <text:p>101</text:p>
          </table:table-cell>
          <table:table-cell table:style-name="ce4" table:formula="of:=DEC2HEX([.D182])" office:value-type="string" office:string-value="65">
            <text:p>65</text:p>
          </table:table-cell>
          <table:table-cell table:style-name="ce4" table:formula="of:=([.B182]*[.B182])" office:value-type="float" office:value="0.01151329">
            <text:p>0,0115</text:p>
          </table:table-cell>
          <table:table-cell table:style-name="ce4" table:formula="of:=[.B182]-[.B181]" office:value-type="float" office:value="0.1567">
            <text:p>0,1567</text:p>
          </table:table-cell>
          <table:table-cell table:style-name="ce4" table:formula="of:=([.B183]-[.B182])/([.A183]-[.A182])" office:value-type="float" office:value="0.1971">
            <text:p>0,1971</text:p>
          </table:table-cell>
          <table:table-cell table:style-name="ce4" table:formula="of:=[.B182]-[.H182]*[.A182]" office:value-type="float" office:value="-35.5853">
            <text:p>-35,5853</text:p>
          </table:table-cell>
          <table:table-cell table:style-name="ce4" table:formula="of:=-[.I182]/[.H182]" office:value-type="float" office:value="180.544393708777">
            <text:p>180,5444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181">
            <text:p>181</text:p>
          </table:table-cell>
          <table:table-cell table:style-name="ce3" office:value-type="float" office:value="0.0898">
            <text:p>0,0898</text:p>
          </table:table-cell>
          <table:table-cell table:style-name="ce4" table:formula="of:=([.B183]-[.$H$2])*256" office:value-type="float" office:value="22.9888">
            <text:p>22,9888</text:p>
          </table:table-cell>
          <table:table-cell table:style-name="ce2" table:formula="of:=ROUND([.C183])+128" office:value-type="float" office:value="151">
            <text:p>151</text:p>
          </table:table-cell>
          <table:table-cell table:style-name="ce4" table:formula="of:=DEC2HEX([.D183])" office:value-type="string" office:string-value="97">
            <text:p>97</text:p>
          </table:table-cell>
          <table:table-cell table:style-name="ce4" table:formula="of:=([.B183]*[.B183])" office:value-type="float" office:value="0.00806404">
            <text:p>0,0081</text:p>
          </table:table-cell>
          <table:table-cell table:style-name="ce4" table:formula="of:=[.B183]-[.B182]" office:value-type="float" office:value="0.1971">
            <text:p>0,197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82">
            <text:p>182</text:p>
          </table:table-cell>
          <table:table-cell table:style-name="ce3" office:value-type="float" office:value="0.2509">
            <text:p>0,2509</text:p>
          </table:table-cell>
          <table:table-cell table:style-name="ce4" table:formula="of:=([.B184]-[.$H$2])*256" office:value-type="float" office:value="64.2304">
            <text:p>64,2304</text:p>
          </table:table-cell>
          <table:table-cell table:style-name="ce2" table:formula="of:=ROUND([.C184])+128" office:value-type="float" office:value="192">
            <text:p>192</text:p>
          </table:table-cell>
          <table:table-cell table:style-name="ce4" table:formula="of:=DEC2HEX([.D184])" office:value-type="string" office:string-value="C0">
            <text:p>C0</text:p>
          </table:table-cell>
          <table:table-cell table:style-name="ce4" table:formula="of:=([.B184]*[.B184])" office:value-type="float" office:value="0.06295081">
            <text:p>0,0630</text:p>
          </table:table-cell>
          <table:table-cell table:style-name="ce4" table:formula="of:=[.B184]-[.B183]" office:value-type="float" office:value="0.1611">
            <text:p>0,161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83">
            <text:p>183</text:p>
          </table:table-cell>
          <table:table-cell table:style-name="ce3" office:value-type="float" office:value="0.3223">
            <text:p>0,3223</text:p>
          </table:table-cell>
          <table:table-cell table:style-name="ce4" table:formula="of:=([.B185]-[.$H$2])*256" office:value-type="float" office:value="82.5088">
            <text:p>82,5088</text:p>
          </table:table-cell>
          <table:table-cell table:style-name="ce2" table:formula="of:=ROUND([.C185])+128" office:value-type="float" office:value="211">
            <text:p>211</text:p>
          </table:table-cell>
          <table:table-cell table:style-name="ce4" table:formula="of:=DEC2HEX([.D185])" office:value-type="string" office:string-value="D3">
            <text:p>D3</text:p>
          </table:table-cell>
          <table:table-cell table:style-name="ce4" table:formula="of:=([.B185]*[.B185])" office:value-type="float" office:value="0.10387729">
            <text:p>0,1039</text:p>
          </table:table-cell>
          <table:table-cell table:style-name="ce4" table:formula="of:=[.B185]-[.B184]" office:value-type="float" office:value="0.0714">
            <text:p>0,0714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84">
            <text:p>184</text:p>
          </table:table-cell>
          <table:table-cell table:style-name="ce3" office:value-type="float" office:value="0.2717">
            <text:p>0,2717</text:p>
          </table:table-cell>
          <table:table-cell table:style-name="ce4" table:formula="of:=([.B186]-[.$H$2])*256" office:value-type="float" office:value="69.5552">
            <text:p>69,5552</text:p>
          </table:table-cell>
          <table:table-cell table:style-name="ce2" table:formula="of:=ROUND([.C186])+128" office:value-type="float" office:value="198">
            <text:p>198</text:p>
          </table:table-cell>
          <table:table-cell table:style-name="ce4" table:formula="of:=DEC2HEX([.D186])" office:value-type="string" office:string-value="C6">
            <text:p>C6</text:p>
          </table:table-cell>
          <table:table-cell table:style-name="ce4" table:formula="of:=([.B186]*[.B186])" office:value-type="float" office:value="0.07382089">
            <text:p>0,0738</text:p>
          </table:table-cell>
          <table:table-cell table:style-name="ce4" table:formula="of:=[.B186]-[.B185]" office:value-type="float" office:value="-0.0506">
            <text:p>-0,050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85">
            <text:p>185</text:p>
          </table:table-cell>
          <table:table-cell table:style-name="ce3" office:value-type="float" office:value="0.1194">
            <text:p>0,1194</text:p>
          </table:table-cell>
          <table:table-cell table:style-name="ce4" table:formula="of:=([.B187]-[.$H$2])*256" office:value-type="float" office:value="30.5664">
            <text:p>30,5664</text:p>
          </table:table-cell>
          <table:table-cell table:style-name="ce2" table:formula="of:=ROUND([.C187])+128" office:value-type="float" office:value="159">
            <text:p>159</text:p>
          </table:table-cell>
          <table:table-cell table:style-name="ce4" table:formula="of:=DEC2HEX([.D187])" office:value-type="string" office:string-value="9F">
            <text:p>9F</text:p>
          </table:table-cell>
          <table:table-cell table:style-name="ce4" table:formula="of:=([.B187]*[.B187])" office:value-type="float" office:value="0.01425636">
            <text:p>0,0143</text:p>
          </table:table-cell>
          <table:table-cell table:style-name="ce4" table:formula="of:=[.B187]-[.B186]" office:value-type="float" office:value="-0.1523">
            <text:p>-0,1523</text:p>
          </table:table-cell>
          <table:table-cell table:style-name="ce4" table:formula="of:=([.B188]-[.B187])/([.A188]-[.A187])" office:value-type="float" office:value="-0.1959">
            <text:p>-0,1959</text:p>
          </table:table-cell>
          <table:table-cell table:style-name="ce4" table:formula="of:=[.B187]-[.H187]*[.A187]" office:value-type="float" office:value="36.3609">
            <text:p>36,3609</text:p>
          </table:table-cell>
          <table:table-cell table:style-name="ce4" table:formula="of:=-[.I187]/[.H187]" office:value-type="float" office:value="185.609494640123">
            <text:p>185,6095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186">
            <text:p>186</text:p>
          </table:table-cell>
          <table:table-cell table:style-name="ce3" office:value-type="float" office:value="-0.0765">
            <text:p>-0,0765</text:p>
          </table:table-cell>
          <table:table-cell table:style-name="ce4" table:formula="of:=([.B188]-[.$H$2])*256" office:value-type="float" office:value="-19.584">
            <text:p>-19,5840</text:p>
          </table:table-cell>
          <table:table-cell table:style-name="ce2" table:formula="of:=ROUND([.C188])+128" office:value-type="float" office:value="108">
            <text:p>108</text:p>
          </table:table-cell>
          <table:table-cell table:style-name="ce4" table:formula="of:=DEC2HEX([.D188])" office:value-type="string" office:string-value="6C">
            <text:p>6C</text:p>
          </table:table-cell>
          <table:table-cell table:style-name="ce4" table:formula="of:=([.B188]*[.B188])" office:value-type="float" office:value="0.00585225">
            <text:p>0,0059</text:p>
          </table:table-cell>
          <table:table-cell table:style-name="ce4" table:formula="of:=[.B188]-[.B187]" office:value-type="float" office:value="-0.1959">
            <text:p>-0,1959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87">
            <text:p>187</text:p>
          </table:table-cell>
          <table:table-cell table:style-name="ce3" office:value-type="float" office:value="-0.2281">
            <text:p>-0,2281</text:p>
          </table:table-cell>
          <table:table-cell table:style-name="ce4" table:formula="of:=([.B189]-[.$H$2])*256" office:value-type="float" office:value="-58.3936">
            <text:p>-58,3936</text:p>
          </table:table-cell>
          <table:table-cell table:style-name="ce2" table:formula="of:=ROUND([.C189])+128" office:value-type="float" office:value="70">
            <text:p>70</text:p>
          </table:table-cell>
          <table:table-cell table:style-name="ce4" table:formula="of:=DEC2HEX([.D189])" office:value-type="string" office:string-value="46">
            <text:p>46</text:p>
          </table:table-cell>
          <table:table-cell table:style-name="ce4" table:formula="of:=([.B189]*[.B189])" office:value-type="float" office:value="0.05202961">
            <text:p>0,0520</text:p>
          </table:table-cell>
          <table:table-cell table:style-name="ce4" table:formula="of:=[.B189]-[.B188]" office:value-type="float" office:value="-0.1516">
            <text:p>-0,151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88">
            <text:p>188</text:p>
          </table:table-cell>
          <table:table-cell table:style-name="ce3" office:value-type="float" office:value="-0.2899">
            <text:p>-0,2899</text:p>
          </table:table-cell>
          <table:table-cell table:style-name="ce4" table:formula="of:=([.B190]-[.$H$2])*256" office:value-type="float" office:value="-74.2144">
            <text:p>-74,2144</text:p>
          </table:table-cell>
          <table:table-cell table:style-name="ce2" table:formula="of:=ROUND([.C190])+128" office:value-type="float" office:value="54">
            <text:p>54</text:p>
          </table:table-cell>
          <table:table-cell table:style-name="ce4" table:formula="of:=DEC2HEX([.D190])" office:value-type="string" office:string-value="36">
            <text:p>36</text:p>
          </table:table-cell>
          <table:table-cell table:style-name="ce4" table:formula="of:=([.B190]*[.B190])" office:value-type="float" office:value="0.08404201">
            <text:p>0,0840</text:p>
          </table:table-cell>
          <table:table-cell table:style-name="ce4" table:formula="of:=[.B190]-[.B189]" office:value-type="float" office:value="-0.0618">
            <text:p>-0,061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89">
            <text:p>189</text:p>
          </table:table-cell>
          <table:table-cell table:style-name="ce3" office:value-type="float" office:value="-0.2405">
            <text:p>-0,2405</text:p>
          </table:table-cell>
          <table:table-cell table:style-name="ce4" table:formula="of:=([.B191]-[.$H$2])*256" office:value-type="float" office:value="-61.568">
            <text:p>-61,5680</text:p>
          </table:table-cell>
          <table:table-cell table:style-name="ce2" table:formula="of:=ROUND([.C191])+128" office:value-type="float" office:value="66">
            <text:p>66</text:p>
          </table:table-cell>
          <table:table-cell table:style-name="ce4" table:formula="of:=DEC2HEX([.D191])" office:value-type="string" office:string-value="42">
            <text:p>42</text:p>
          </table:table-cell>
          <table:table-cell table:style-name="ce4" table:formula="of:=([.B191]*[.B191])" office:value-type="float" office:value="0.05784025">
            <text:p>0,0578</text:p>
          </table:table-cell>
          <table:table-cell table:style-name="ce4" table:formula="of:=[.B191]-[.B190]" office:value-type="float" office:value="0.0494">
            <text:p>0,0494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90">
            <text:p>190</text:p>
          </table:table-cell>
          <table:table-cell table:style-name="ce3" office:value-type="float" office:value="-0.0906">
            <text:p>-0,0906</text:p>
          </table:table-cell>
          <table:table-cell table:style-name="ce4" table:formula="of:=([.B192]-[.$H$2])*256" office:value-type="float" office:value="-23.1936">
            <text:p>-23,1936</text:p>
          </table:table-cell>
          <table:table-cell table:style-name="ce2" table:formula="of:=ROUND([.C192])+128" office:value-type="float" office:value="105">
            <text:p>105</text:p>
          </table:table-cell>
          <table:table-cell table:style-name="ce4" table:formula="of:=DEC2HEX([.D192])" office:value-type="string" office:string-value="69">
            <text:p>69</text:p>
          </table:table-cell>
          <table:table-cell table:style-name="ce4" table:formula="of:=([.B192]*[.B192])" office:value-type="float" office:value="0.00820836">
            <text:p>0,0082</text:p>
          </table:table-cell>
          <table:table-cell table:style-name="ce4" table:formula="of:=[.B192]-[.B191]" office:value-type="float" office:value="0.1499">
            <text:p>0,1499</text:p>
          </table:table-cell>
          <table:table-cell table:style-name="ce4" table:formula="of:=([.B193]-[.B192])/([.A193]-[.A192])" office:value-type="float" office:value="0.1761">
            <text:p>0,1761</text:p>
          </table:table-cell>
          <table:table-cell table:style-name="ce4" table:formula="of:=[.B192]-[.H192]*[.A192]" office:value-type="float" office:value="-33.5496">
            <text:p>-33,5496</text:p>
          </table:table-cell>
          <table:table-cell table:style-name="ce4" table:formula="of:=-[.I192]/[.H192]" office:value-type="float" office:value="190.514480408859">
            <text:p>190,5145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191">
            <text:p>191</text:p>
          </table:table-cell>
          <table:table-cell table:style-name="ce3" office:value-type="float" office:value="0.0855">
            <text:p>0,0855</text:p>
          </table:table-cell>
          <table:table-cell table:style-name="ce4" table:formula="of:=([.B193]-[.$H$2])*256" office:value-type="float" office:value="21.888">
            <text:p>21,8880</text:p>
          </table:table-cell>
          <table:table-cell table:style-name="ce2" table:formula="of:=ROUND([.C193])+128" office:value-type="float" office:value="150">
            <text:p>150</text:p>
          </table:table-cell>
          <table:table-cell table:style-name="ce4" table:formula="of:=DEC2HEX([.D193])" office:value-type="string" office:string-value="96">
            <text:p>96</text:p>
          </table:table-cell>
          <table:table-cell table:style-name="ce4" table:formula="of:=([.B193]*[.B193])" office:value-type="float" office:value="0.00731025">
            <text:p>0,0073</text:p>
          </table:table-cell>
          <table:table-cell table:style-name="ce4" table:formula="of:=[.B193]-[.B192]" office:value-type="float" office:value="0.1761">
            <text:p>0,176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92">
            <text:p>192</text:p>
          </table:table-cell>
          <table:table-cell table:style-name="ce3" office:value-type="float" office:value="0.2163">
            <text:p>0,2163</text:p>
          </table:table-cell>
          <table:table-cell table:style-name="ce4" table:formula="of:=([.B194]-[.$H$2])*256" office:value-type="float" office:value="55.3728">
            <text:p>55,3728</text:p>
          </table:table-cell>
          <table:table-cell table:style-name="ce2" table:formula="of:=ROUND([.C194])+128" office:value-type="float" office:value="183">
            <text:p>183</text:p>
          </table:table-cell>
          <table:table-cell table:style-name="ce4" table:formula="of:=DEC2HEX([.D194])" office:value-type="string" office:string-value="B7">
            <text:p>B7</text:p>
          </table:table-cell>
          <table:table-cell table:style-name="ce4" table:formula="of:=([.B194]*[.B194])" office:value-type="float" office:value="0.04678569">
            <text:p>0,0468</text:p>
          </table:table-cell>
          <table:table-cell table:style-name="ce4" table:formula="of:=[.B194]-[.B193]" office:value-type="float" office:value="0.1308">
            <text:p>0,130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93">
            <text:p>193</text:p>
          </table:table-cell>
          <table:table-cell table:style-name="ce3" office:value-type="float" office:value="0.2578">
            <text:p>0,2578</text:p>
          </table:table-cell>
          <table:table-cell table:style-name="ce4" table:formula="of:=([.B195]-[.$H$2])*256" office:value-type="float" office:value="65.9968">
            <text:p>65,9968</text:p>
          </table:table-cell>
          <table:table-cell table:style-name="ce2" table:formula="of:=ROUND([.C195])+128" office:value-type="float" office:value="194">
            <text:p>194</text:p>
          </table:table-cell>
          <table:table-cell table:style-name="ce4" table:formula="of:=DEC2HEX([.D195])" office:value-type="string" office:string-value="C2">
            <text:p>C2</text:p>
          </table:table-cell>
          <table:table-cell table:style-name="ce4" table:formula="of:=([.B195]*[.B195])" office:value-type="float" office:value="0.06646084">
            <text:p>0,0665</text:p>
          </table:table-cell>
          <table:table-cell table:style-name="ce4" table:formula="of:=[.B195]-[.B194]" office:value-type="float" office:value="0.0415">
            <text:p>0,041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94">
            <text:p>194</text:p>
          </table:table-cell>
          <table:table-cell table:style-name="ce3" office:value-type="float" office:value="0.1963">
            <text:p>0,1963</text:p>
          </table:table-cell>
          <table:table-cell table:style-name="ce4" table:formula="of:=([.B196]-[.$H$2])*256" office:value-type="float" office:value="50.2528">
            <text:p>50,2528</text:p>
          </table:table-cell>
          <table:table-cell table:style-name="ce2" table:formula="of:=ROUND([.C196])+128" office:value-type="float" office:value="178">
            <text:p>178</text:p>
          </table:table-cell>
          <table:table-cell table:style-name="ce4" table:formula="of:=DEC2HEX([.D196])" office:value-type="string" office:string-value="B2">
            <text:p>B2</text:p>
          </table:table-cell>
          <table:table-cell table:style-name="ce4" table:formula="of:=([.B196]*[.B196])" office:value-type="float" office:value="0.03853369">
            <text:p>0,0385</text:p>
          </table:table-cell>
          <table:table-cell table:style-name="ce4" table:formula="of:=[.B196]-[.B195]" office:value-type="float" office:value="-0.0615">
            <text:p>-0,061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95">
            <text:p>195</text:p>
          </table:table-cell>
          <table:table-cell table:style-name="ce3" office:value-type="float" office:value="0.0377">
            <text:p>0,0377</text:p>
          </table:table-cell>
          <table:table-cell table:style-name="ce4" table:formula="of:=([.B197]-[.$H$2])*256" office:value-type="float" office:value="9.6512">
            <text:p>9,6512</text:p>
          </table:table-cell>
          <table:table-cell table:style-name="ce2" table:formula="of:=ROUND([.C197])+128" office:value-type="float" office:value="138">
            <text:p>138</text:p>
          </table:table-cell>
          <table:table-cell table:style-name="ce4" table:formula="of:=DEC2HEX([.D197])" office:value-type="string" office:string-value="8A">
            <text:p>8A</text:p>
          </table:table-cell>
          <table:table-cell table:style-name="ce4" table:formula="of:=([.B197]*[.B197])" office:value-type="float" office:value="0.00142129">
            <text:p>0,0014</text:p>
          </table:table-cell>
          <table:table-cell table:style-name="ce4" table:formula="of:=[.B197]-[.B196]" office:value-type="float" office:value="-0.1586">
            <text:p>-0,1586</text:p>
          </table:table-cell>
          <table:table-cell table:style-name="ce4" table:formula="of:=([.B198]-[.B197])/([.A198]-[.A197])" office:value-type="float" office:value="-0.1756">
            <text:p>-0,1756</text:p>
          </table:table-cell>
          <table:table-cell table:style-name="ce4" table:formula="of:=[.B197]-[.H197]*[.A197]" office:value-type="float" office:value="34.2797">
            <text:p>34,2797</text:p>
          </table:table-cell>
          <table:table-cell table:style-name="ce4" table:formula="of:=-[.I197]/[.H197]" office:value-type="float" office:value="195.214692482916">
            <text:p>195,2147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196">
            <text:p>196</text:p>
          </table:table-cell>
          <table:table-cell table:style-name="ce3" office:value-type="float" office:value="-0.1379">
            <text:p>-0,1379</text:p>
          </table:table-cell>
          <table:table-cell table:style-name="ce4" table:formula="of:=([.B198]-[.$H$2])*256" office:value-type="float" office:value="-35.3024">
            <text:p>-35,3024</text:p>
          </table:table-cell>
          <table:table-cell table:style-name="ce2" table:formula="of:=ROUND([.C198])+128" office:value-type="float" office:value="93">
            <text:p>93</text:p>
          </table:table-cell>
          <table:table-cell table:style-name="ce4" table:formula="of:=DEC2HEX([.D198])" office:value-type="string" office:string-value="5D">
            <text:p>5D</text:p>
          </table:table-cell>
          <table:table-cell table:style-name="ce4" table:formula="of:=([.B198]*[.B198])" office:value-type="float" office:value="0.01901641">
            <text:p>0,0190</text:p>
          </table:table-cell>
          <table:table-cell table:style-name="ce4" table:formula="of:=[.B198]-[.B197]" office:value-type="float" office:value="-0.1756">
            <text:p>-0,175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97">
            <text:p>197</text:p>
          </table:table-cell>
          <table:table-cell table:style-name="ce3" office:value-type="float" office:value="-0.2578">
            <text:p>-0,2578</text:p>
          </table:table-cell>
          <table:table-cell table:style-name="ce4" table:formula="of:=([.B199]-[.$H$2])*256" office:value-type="float" office:value="-65.9968">
            <text:p>-65,9968</text:p>
          </table:table-cell>
          <table:table-cell table:style-name="ce2" table:formula="of:=ROUND([.C199])+128" office:value-type="float" office:value="62">
            <text:p>62</text:p>
          </table:table-cell>
          <table:table-cell table:style-name="ce4" table:formula="of:=DEC2HEX([.D199])" office:value-type="string" office:string-value="3E">
            <text:p>3E</text:p>
          </table:table-cell>
          <table:table-cell table:style-name="ce4" table:formula="of:=([.B199]*[.B199])" office:value-type="float" office:value="0.06646084">
            <text:p>0,0665</text:p>
          </table:table-cell>
          <table:table-cell table:style-name="ce4" table:formula="of:=[.B199]-[.B198]" office:value-type="float" office:value="-0.1199">
            <text:p>-0,1199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98">
            <text:p>198</text:p>
          </table:table-cell>
          <table:table-cell table:style-name="ce3" office:value-type="float" office:value="-0.2899">
            <text:p>-0,2899</text:p>
          </table:table-cell>
          <table:table-cell table:style-name="ce4" table:formula="of:=([.B200]-[.$H$2])*256" office:value-type="float" office:value="-74.2144">
            <text:p>-74,2144</text:p>
          </table:table-cell>
          <table:table-cell table:style-name="ce2" table:formula="of:=ROUND([.C200])+128" office:value-type="float" office:value="54">
            <text:p>54</text:p>
          </table:table-cell>
          <table:table-cell table:style-name="ce4" table:formula="of:=DEC2HEX([.D200])" office:value-type="string" office:string-value="36">
            <text:p>36</text:p>
          </table:table-cell>
          <table:table-cell table:style-name="ce4" table:formula="of:=([.B200]*[.B200])" office:value-type="float" office:value="0.08404201">
            <text:p>0,0840</text:p>
          </table:table-cell>
          <table:table-cell table:style-name="ce4" table:formula="of:=[.B200]-[.B199]" office:value-type="float" office:value="-0.0321">
            <text:p>-0,032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99">
            <text:p>199</text:p>
          </table:table-cell>
          <table:table-cell table:style-name="ce3" office:value-type="float" office:value="-0.2106">
            <text:p>-0,2106</text:p>
          </table:table-cell>
          <table:table-cell table:style-name="ce4" table:formula="of:=([.B201]-[.$H$2])*256" office:value-type="float" office:value="-53.9136">
            <text:p>-53,9136</text:p>
          </table:table-cell>
          <table:table-cell table:style-name="ce2" table:formula="of:=ROUND([.C201])+128" office:value-type="float" office:value="74">
            <text:p>74</text:p>
          </table:table-cell>
          <table:table-cell table:style-name="ce4" table:formula="of:=DEC2HEX([.D201])" office:value-type="string" office:string-value="4A">
            <text:p>4A</text:p>
          </table:table-cell>
          <table:table-cell table:style-name="ce4" table:formula="of:=([.B201]*[.B201])" office:value-type="float" office:value="0.04435236">
            <text:p>0,0444</text:p>
          </table:table-cell>
          <table:table-cell table:style-name="ce4" table:formula="of:=[.B201]-[.B200]" office:value-type="float" office:value="0.0793">
            <text:p>0,079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00">
            <text:p>200</text:p>
          </table:table-cell>
          <table:table-cell table:style-name="ce3" office:value-type="float" office:value="-0.0608">
            <text:p>-0,0608</text:p>
          </table:table-cell>
          <table:table-cell table:style-name="ce4" table:formula="of:=([.B202]-[.$H$2])*256" office:value-type="float" office:value="-15.5648">
            <text:p>-15,5648</text:p>
          </table:table-cell>
          <table:table-cell table:style-name="ce2" table:formula="of:=ROUND([.C202])+128" office:value-type="float" office:value="112">
            <text:p>112</text:p>
          </table:table-cell>
          <table:table-cell table:style-name="ce4" table:formula="of:=DEC2HEX([.D202])" office:value-type="string" office:string-value="70">
            <text:p>70</text:p>
          </table:table-cell>
          <table:table-cell table:style-name="ce4" table:formula="of:=([.B202]*[.B202])" office:value-type="float" office:value="0.00369664">
            <text:p>0,0037</text:p>
          </table:table-cell>
          <table:table-cell table:style-name="ce4" table:formula="of:=[.B202]-[.B201]" office:value-type="float" office:value="0.1498">
            <text:p>0,1498</text:p>
          </table:table-cell>
          <table:table-cell table:style-name="ce4" table:formula="of:=([.B203]-[.B202])/([.A203]-[.A202])" office:value-type="float" office:value="0.1547">
            <text:p>0,1547</text:p>
          </table:table-cell>
          <table:table-cell table:style-name="ce4" table:formula="of:=[.B202]-[.H202]*[.A202]" office:value-type="float" office:value="-31.0008">
            <text:p>-31,0008</text:p>
          </table:table-cell>
          <table:table-cell table:style-name="ce4" table:formula="of:=-[.I202]/[.H202]" office:value-type="float" office:value="200.39301874596">
            <text:p>200,3930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201">
            <text:p>201</text:p>
          </table:table-cell>
          <table:table-cell table:style-name="ce3" office:value-type="float" office:value="0.0939">
            <text:p>0,0939</text:p>
          </table:table-cell>
          <table:table-cell table:style-name="ce4" table:formula="of:=([.B203]-[.$H$2])*256" office:value-type="float" office:value="24.0384">
            <text:p>24,0384</text:p>
          </table:table-cell>
          <table:table-cell table:style-name="ce2" table:formula="of:=ROUND([.C203])+128" office:value-type="float" office:value="152">
            <text:p>152</text:p>
          </table:table-cell>
          <table:table-cell table:style-name="ce4" table:formula="of:=DEC2HEX([.D203])" office:value-type="string" office:string-value="98">
            <text:p>98</text:p>
          </table:table-cell>
          <table:table-cell table:style-name="ce4" table:formula="of:=([.B203]*[.B203])" office:value-type="float" office:value="0.00881721">
            <text:p>0,0088</text:p>
          </table:table-cell>
          <table:table-cell table:style-name="ce4" table:formula="of:=[.B203]-[.B202]" office:value-type="float" office:value="0.1547">
            <text:p>0,154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02">
            <text:p>202</text:p>
          </table:table-cell>
          <table:table-cell table:style-name="ce3" office:value-type="float" office:value="0.1929">
            <text:p>0,1929</text:p>
          </table:table-cell>
          <table:table-cell table:style-name="ce4" table:formula="of:=([.B204]-[.$H$2])*256" office:value-type="float" office:value="49.3824">
            <text:p>49,3824</text:p>
          </table:table-cell>
          <table:table-cell table:style-name="ce2" table:formula="of:=ROUND([.C204])+128" office:value-type="float" office:value="177">
            <text:p>177</text:p>
          </table:table-cell>
          <table:table-cell table:style-name="ce4" table:formula="of:=DEC2HEX([.D204])" office:value-type="string" office:string-value="B1">
            <text:p>B1</text:p>
          </table:table-cell>
          <table:table-cell table:style-name="ce4" table:formula="of:=([.B204]*[.B204])" office:value-type="float" office:value="0.03721041">
            <text:p>0,0372</text:p>
          </table:table-cell>
          <table:table-cell table:style-name="ce4" table:formula="of:=[.B204]-[.B203]" office:value-type="float" office:value="0.099">
            <text:p>0,099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03">
            <text:p>203</text:p>
          </table:table-cell>
          <table:table-cell table:style-name="ce3" office:value-type="float" office:value="0.2041">
            <text:p>0,2041</text:p>
          </table:table-cell>
          <table:table-cell table:style-name="ce4" table:formula="of:=([.B205]-[.$H$2])*256" office:value-type="float" office:value="52.2496">
            <text:p>52,2496</text:p>
          </table:table-cell>
          <table:table-cell table:style-name="ce2" table:formula="of:=ROUND([.C205])+128" office:value-type="float" office:value="180">
            <text:p>180</text:p>
          </table:table-cell>
          <table:table-cell table:style-name="ce4" table:formula="of:=DEC2HEX([.D205])" office:value-type="string" office:string-value="B4">
            <text:p>B4</text:p>
          </table:table-cell>
          <table:table-cell table:style-name="ce4" table:formula="of:=([.B205]*[.B205])" office:value-type="float" office:value="0.04165681">
            <text:p>0,0417</text:p>
          </table:table-cell>
          <table:table-cell table:style-name="ce4" table:formula="of:=[.B205]-[.B204]" office:value-type="float" office:value="0.0112">
            <text:p>0,011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04">
            <text:p>204</text:p>
          </table:table-cell>
          <table:table-cell table:style-name="ce3" office:value-type="float" office:value="0.1154">
            <text:p>0,1154</text:p>
          </table:table-cell>
          <table:table-cell table:style-name="ce4" table:formula="of:=([.B206]-[.$H$2])*256" office:value-type="float" office:value="29.5424">
            <text:p>29,5424</text:p>
          </table:table-cell>
          <table:table-cell table:style-name="ce2" table:formula="of:=ROUND([.C206])+128" office:value-type="float" office:value="158">
            <text:p>158</text:p>
          </table:table-cell>
          <table:table-cell table:style-name="ce4" table:formula="of:=DEC2HEX([.D206])" office:value-type="string" office:string-value="9E">
            <text:p>9E</text:p>
          </table:table-cell>
          <table:table-cell table:style-name="ce4" table:formula="of:=([.B206]*[.B206])" office:value-type="float" office:value="0.01331716">
            <text:p>0,0133</text:p>
          </table:table-cell>
          <table:table-cell table:style-name="ce4" table:formula="of:=[.B206]-[.B205]" office:value-type="float" office:value="-0.0887">
            <text:p>-0,0887</text:p>
          </table:table-cell>
          <table:table-cell table:style-name="ce4" table:formula="of:=([.B207]-[.B206])/([.A207]-[.A206])" office:value-type="float" office:value="-0.1416">
            <text:p>-0,1416</text:p>
          </table:table-cell>
          <table:table-cell table:style-name="ce4" table:formula="of:=[.B206]-[.H206]*[.A206]" office:value-type="float" office:value="29.0018">
            <text:p>29,0018</text:p>
          </table:table-cell>
          <table:table-cell table:style-name="ce4" table:formula="of:=-[.I206]/[.H206]" office:value-type="float" office:value="204.814971751412">
            <text:p>204,8150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205">
            <text:p>205</text:p>
          </table:table-cell>
          <table:table-cell table:style-name="ce3" office:value-type="float" office:value="-0.0262">
            <text:p>-0,0262</text:p>
          </table:table-cell>
          <table:table-cell table:style-name="ce4" table:formula="of:=([.B207]-[.$H$2])*256" office:value-type="float" office:value="-6.7072">
            <text:p>-6,7072</text:p>
          </table:table-cell>
          <table:table-cell table:style-name="ce2" table:formula="of:=ROUND([.C207])+128" office:value-type="float" office:value="121">
            <text:p>121</text:p>
          </table:table-cell>
          <table:table-cell table:style-name="ce4" table:formula="of:=DEC2HEX([.D207])" office:value-type="string" office:string-value="79">
            <text:p>79</text:p>
          </table:table-cell>
          <table:table-cell table:style-name="ce4" table:formula="of:=([.B207]*[.B207])" office:value-type="float" office:value="0.00068644">
            <text:p>0,0007</text:p>
          </table:table-cell>
          <table:table-cell table:style-name="ce4" table:formula="of:=[.B207]-[.B206]" office:value-type="float" office:value="-0.1416">
            <text:p>-0,141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06">
            <text:p>206</text:p>
          </table:table-cell>
          <table:table-cell table:style-name="ce3" office:value-type="float" office:value="-0.161">
            <text:p>-0,1610</text:p>
          </table:table-cell>
          <table:table-cell table:style-name="ce4" table:formula="of:=([.B208]-[.$H$2])*256" office:value-type="float" office:value="-41.216">
            <text:p>-41,2160</text:p>
          </table:table-cell>
          <table:table-cell table:style-name="ce2" table:formula="of:=ROUND([.C208])+128" office:value-type="float" office:value="87">
            <text:p>87</text:p>
          </table:table-cell>
          <table:table-cell table:style-name="ce4" table:formula="of:=DEC2HEX([.D208])" office:value-type="string" office:string-value="57">
            <text:p>57</text:p>
          </table:table-cell>
          <table:table-cell table:style-name="ce4" table:formula="of:=([.B208]*[.B208])" office:value-type="float" office:value="0.025921">
            <text:p>0,0259</text:p>
          </table:table-cell>
          <table:table-cell table:style-name="ce4" table:formula="of:=[.B208]-[.B207]" office:value-type="float" office:value="-0.1348">
            <text:p>-0,134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07">
            <text:p>207</text:p>
          </table:table-cell>
          <table:table-cell table:style-name="ce3" office:value-type="float" office:value="-0.2362">
            <text:p>-0,2362</text:p>
          </table:table-cell>
          <table:table-cell table:style-name="ce4" table:formula="of:=([.B209]-[.$H$2])*256" office:value-type="float" office:value="-60.4672">
            <text:p>-60,4672</text:p>
          </table:table-cell>
          <table:table-cell table:style-name="ce2" table:formula="of:=ROUND([.C209])+128" office:value-type="float" office:value="68">
            <text:p>68</text:p>
          </table:table-cell>
          <table:table-cell table:style-name="ce4" table:formula="of:=DEC2HEX([.D209])" office:value-type="string" office:string-value="44">
            <text:p>44</text:p>
          </table:table-cell>
          <table:table-cell table:style-name="ce4" table:formula="of:=([.B209]*[.B209])" office:value-type="float" office:value="0.05579044">
            <text:p>0,0558</text:p>
          </table:table-cell>
          <table:table-cell table:style-name="ce4" table:formula="of:=[.B209]-[.B208]" office:value-type="float" office:value="-0.0752">
            <text:p>-0,075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08">
            <text:p>208</text:p>
          </table:table-cell>
          <table:table-cell table:style-name="ce3" office:value-type="float" office:value="-0.2202">
            <text:p>-0,2202</text:p>
          </table:table-cell>
          <table:table-cell table:style-name="ce4" table:formula="of:=([.B210]-[.$H$2])*256" office:value-type="float" office:value="-56.3712">
            <text:p>-56,3712</text:p>
          </table:table-cell>
          <table:table-cell table:style-name="ce2" table:formula="of:=ROUND([.C210])+128" office:value-type="float" office:value="72">
            <text:p>72</text:p>
          </table:table-cell>
          <table:table-cell table:style-name="ce4" table:formula="of:=DEC2HEX([.D210])" office:value-type="string" office:string-value="48">
            <text:p>48</text:p>
          </table:table-cell>
          <table:table-cell table:style-name="ce4" table:formula="of:=([.B210]*[.B210])" office:value-type="float" office:value="0.04848804">
            <text:p>0,0485</text:p>
          </table:table-cell>
          <table:table-cell table:style-name="ce4" table:formula="of:=[.B210]-[.B209]" office:value-type="float" office:value="0.016">
            <text:p>0,016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09">
            <text:p>209</text:p>
          </table:table-cell>
          <table:table-cell table:style-name="ce3" office:value-type="float" office:value="-0.1164">
            <text:p>-0,1164</text:p>
          </table:table-cell>
          <table:table-cell table:style-name="ce4" table:formula="of:=([.B211]-[.$H$2])*256" office:value-type="float" office:value="-29.7984">
            <text:p>-29,7984</text:p>
          </table:table-cell>
          <table:table-cell table:style-name="ce2" table:formula="of:=ROUND([.C211])+128" office:value-type="float" office:value="98">
            <text:p>98</text:p>
          </table:table-cell>
          <table:table-cell table:style-name="ce4" table:formula="of:=DEC2HEX([.D211])" office:value-type="string" office:string-value="62">
            <text:p>62</text:p>
          </table:table-cell>
          <table:table-cell table:style-name="ce4" table:formula="of:=([.B211]*[.B211])" office:value-type="float" office:value="0.01354896">
            <text:p>0,0135</text:p>
          </table:table-cell>
          <table:table-cell table:style-name="ce4" table:formula="of:=[.B211]-[.B210]" office:value-type="float" office:value="0.1038">
            <text:p>0,1038</text:p>
          </table:table-cell>
          <table:table-cell table:style-name="ce4" table:formula="of:=([.B212]-[.B211])/([.A212]-[.A211])" office:value-type="float" office:value="0.1415">
            <text:p>0,1415</text:p>
          </table:table-cell>
          <table:table-cell table:style-name="ce4" table:formula="of:=[.B211]-[.H211]*[.A211]" office:value-type="float" office:value="-29.6899">
            <text:p>-29,6899</text:p>
          </table:table-cell>
          <table:table-cell table:style-name="ce4" table:formula="of:=-[.I211]/[.H211]" office:value-type="float" office:value="209.822614840989">
            <text:p>209,8226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210">
            <text:p>210</text:p>
          </table:table-cell>
          <table:table-cell table:style-name="ce3" office:value-type="float" office:value="0.0251">
            <text:p>0,0251</text:p>
          </table:table-cell>
          <table:table-cell table:style-name="ce4" table:formula="of:=([.B212]-[.$H$2])*256" office:value-type="float" office:value="6.4256">
            <text:p>6,4256</text:p>
          </table:table-cell>
          <table:table-cell table:style-name="ce2" table:formula="of:=ROUND([.C212])+128" office:value-type="float" office:value="134">
            <text:p>134</text:p>
          </table:table-cell>
          <table:table-cell table:style-name="ce4" table:formula="of:=DEC2HEX([.D212])" office:value-type="string" office:string-value="86">
            <text:p>86</text:p>
          </table:table-cell>
          <table:table-cell table:style-name="ce4" table:formula="of:=([.B212]*[.B212])" office:value-type="float" office:value="0.00063001">
            <text:p>0,0006</text:p>
          </table:table-cell>
          <table:table-cell table:style-name="ce4" table:formula="of:=[.B212]-[.B211]" office:value-type="float" office:value="0.1415">
            <text:p>0,141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11">
            <text:p>211</text:p>
          </table:table-cell>
          <table:table-cell table:style-name="ce3" office:value-type="float" office:value="0.1559">
            <text:p>0,1559</text:p>
          </table:table-cell>
          <table:table-cell table:style-name="ce4" table:formula="of:=([.B213]-[.$H$2])*256" office:value-type="float" office:value="39.9104">
            <text:p>39,9104</text:p>
          </table:table-cell>
          <table:table-cell table:style-name="ce2" table:formula="of:=ROUND([.C213])+128" office:value-type="float" office:value="168">
            <text:p>168</text:p>
          </table:table-cell>
          <table:table-cell table:style-name="ce4" table:formula="of:=DEC2HEX([.D213])" office:value-type="string" office:string-value="A8">
            <text:p>A8</text:p>
          </table:table-cell>
          <table:table-cell table:style-name="ce4" table:formula="of:=([.B213]*[.B213])" office:value-type="float" office:value="0.02430481">
            <text:p>0,0243</text:p>
          </table:table-cell>
          <table:table-cell table:style-name="ce4" table:formula="of:=[.B213]-[.B212]" office:value-type="float" office:value="0.1308">
            <text:p>0,130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12">
            <text:p>212</text:p>
          </table:table-cell>
          <table:table-cell table:style-name="ce3" office:value-type="float" office:value="0.2239">
            <text:p>0,2239</text:p>
          </table:table-cell>
          <table:table-cell table:style-name="ce4" table:formula="of:=([.B214]-[.$H$2])*256" office:value-type="float" office:value="57.3184">
            <text:p>57,3184</text:p>
          </table:table-cell>
          <table:table-cell table:style-name="ce2" table:formula="of:=ROUND([.C214])+128" office:value-type="float" office:value="185">
            <text:p>185</text:p>
          </table:table-cell>
          <table:table-cell table:style-name="ce4" table:formula="of:=DEC2HEX([.D214])" office:value-type="string" office:string-value="B9">
            <text:p>B9</text:p>
          </table:table-cell>
          <table:table-cell table:style-name="ce4" table:formula="of:=([.B214]*[.B214])" office:value-type="float" office:value="0.05013121">
            <text:p>0,0501</text:p>
          </table:table-cell>
          <table:table-cell table:style-name="ce4" table:formula="of:=[.B214]-[.B213]" office:value-type="float" office:value="0.068">
            <text:p>0,068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13">
            <text:p>213</text:p>
          </table:table-cell>
          <table:table-cell table:style-name="ce3" office:value-type="float" office:value="0.1887">
            <text:p>0,1887</text:p>
          </table:table-cell>
          <table:table-cell table:style-name="ce4" table:formula="of:=([.B215]-[.$H$2])*256" office:value-type="float" office:value="48.3072">
            <text:p>48,3072</text:p>
          </table:table-cell>
          <table:table-cell table:style-name="ce2" table:formula="of:=ROUND([.C215])+128" office:value-type="float" office:value="176">
            <text:p>176</text:p>
          </table:table-cell>
          <table:table-cell table:style-name="ce4" table:formula="of:=DEC2HEX([.D215])" office:value-type="string" office:string-value="B0">
            <text:p>B0</text:p>
          </table:table-cell>
          <table:table-cell table:style-name="ce4" table:formula="of:=([.B215]*[.B215])" office:value-type="float" office:value="0.03560769">
            <text:p>0,0356</text:p>
          </table:table-cell>
          <table:table-cell table:style-name="ce4" table:formula="of:=[.B215]-[.B214]" office:value-type="float" office:value="-0.0352">
            <text:p>-0,035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14">
            <text:p>214</text:p>
          </table:table-cell>
          <table:table-cell table:style-name="ce3" office:value-type="float" office:value="0.0855">
            <text:p>0,0855</text:p>
          </table:table-cell>
          <table:table-cell table:style-name="ce4" table:formula="of:=([.B216]-[.$H$2])*256" office:value-type="float" office:value="21.888">
            <text:p>21,8880</text:p>
          </table:table-cell>
          <table:table-cell table:style-name="ce2" table:formula="of:=ROUND([.C216])+128" office:value-type="float" office:value="150">
            <text:p>150</text:p>
          </table:table-cell>
          <table:table-cell table:style-name="ce4" table:formula="of:=DEC2HEX([.D216])" office:value-type="string" office:string-value="96">
            <text:p>96</text:p>
          </table:table-cell>
          <table:table-cell table:style-name="ce4" table:formula="of:=([.B216]*[.B216])" office:value-type="float" office:value="0.00731025">
            <text:p>0,0073</text:p>
          </table:table-cell>
          <table:table-cell table:style-name="ce4" table:formula="of:=[.B216]-[.B215]" office:value-type="float" office:value="-0.1032">
            <text:p>-0,1032</text:p>
          </table:table-cell>
          <table:table-cell table:style-name="ce4" table:formula="of:=([.B217]-[.B216])/([.A217]-[.A216])" office:value-type="float" office:value="-0.1224">
            <text:p>-0,1224</text:p>
          </table:table-cell>
          <table:table-cell table:style-name="ce4" table:formula="of:=[.B216]-[.H216]*[.A216]" office:value-type="float" office:value="26.2791">
            <text:p>26,2791</text:p>
          </table:table-cell>
          <table:table-cell table:style-name="ce4" table:formula="of:=-[.I216]/[.H216]" office:value-type="float" office:value="214.698529411765">
            <text:p>214,6985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215">
            <text:p>215</text:p>
          </table:table-cell>
          <table:table-cell table:style-name="ce3" office:value-type="float" office:value="-0.0369">
            <text:p>-0,0369</text:p>
          </table:table-cell>
          <table:table-cell table:style-name="ce4" table:formula="of:=([.B217]-[.$H$2])*256" office:value-type="float" office:value="-9.4464">
            <text:p>-9,4464</text:p>
          </table:table-cell>
          <table:table-cell table:style-name="ce2" table:formula="of:=ROUND([.C217])+128" office:value-type="float" office:value="119">
            <text:p>119</text:p>
          </table:table-cell>
          <table:table-cell table:style-name="ce4" table:formula="of:=DEC2HEX([.D217])" office:value-type="string" office:string-value="77">
            <text:p>77</text:p>
          </table:table-cell>
          <table:table-cell table:style-name="ce4" table:formula="of:=([.B217]*[.B217])" office:value-type="float" office:value="0.00136161">
            <text:p>0,0014</text:p>
          </table:table-cell>
          <table:table-cell table:style-name="ce4" table:formula="of:=[.B217]-[.B216]" office:value-type="float" office:value="-0.1224">
            <text:p>-0,1224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16">
            <text:p>216</text:p>
          </table:table-cell>
          <table:table-cell table:style-name="ce3" office:value-type="float" office:value="-0.1417">
            <text:p>-0,1417</text:p>
          </table:table-cell>
          <table:table-cell table:style-name="ce4" table:formula="of:=([.B218]-[.$H$2])*256" office:value-type="float" office:value="-36.2752">
            <text:p>-36,2752</text:p>
          </table:table-cell>
          <table:table-cell table:style-name="ce2" table:formula="of:=ROUND([.C218])+128" office:value-type="float" office:value="92">
            <text:p>92</text:p>
          </table:table-cell>
          <table:table-cell table:style-name="ce4" table:formula="of:=DEC2HEX([.D218])" office:value-type="string" office:string-value="5C">
            <text:p>5C</text:p>
          </table:table-cell>
          <table:table-cell table:style-name="ce4" table:formula="of:=([.B218]*[.B218])" office:value-type="float" office:value="0.02007889">
            <text:p>0,0201</text:p>
          </table:table-cell>
          <table:table-cell table:style-name="ce4" table:formula="of:=[.B218]-[.B217]" office:value-type="float" office:value="-0.1048">
            <text:p>-0,104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17">
            <text:p>217</text:p>
          </table:table-cell>
          <table:table-cell table:style-name="ce3" office:value-type="float" office:value="-0.1717">
            <text:p>-0,1717</text:p>
          </table:table-cell>
          <table:table-cell table:style-name="ce4" table:formula="of:=([.B219]-[.$H$2])*256" office:value-type="float" office:value="-43.9552">
            <text:p>-43,9552</text:p>
          </table:table-cell>
          <table:table-cell table:style-name="ce2" table:formula="of:=ROUND([.C219])+128" office:value-type="float" office:value="84">
            <text:p>84</text:p>
          </table:table-cell>
          <table:table-cell table:style-name="ce4" table:formula="of:=DEC2HEX([.D219])" office:value-type="string" office:string-value="54">
            <text:p>54</text:p>
          </table:table-cell>
          <table:table-cell table:style-name="ce4" table:formula="of:=([.B219]*[.B219])" office:value-type="float" office:value="0.02948089">
            <text:p>0,0295</text:p>
          </table:table-cell>
          <table:table-cell table:style-name="ce4" table:formula="of:=[.B219]-[.B218]" office:value-type="float" office:value="-0.03">
            <text:p>-0,030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18">
            <text:p>218</text:p>
          </table:table-cell>
          <table:table-cell table:style-name="ce3" office:value-type="float" office:value="-0.1099">
            <text:p>-0,1099</text:p>
          </table:table-cell>
          <table:table-cell table:style-name="ce4" table:formula="of:=([.B220]-[.$H$2])*256" office:value-type="float" office:value="-28.1344">
            <text:p>-28,1344</text:p>
          </table:table-cell>
          <table:table-cell table:style-name="ce2" table:formula="of:=ROUND([.C220])+128" office:value-type="float" office:value="100">
            <text:p>100</text:p>
          </table:table-cell>
          <table:table-cell table:style-name="ce4" table:formula="of:=DEC2HEX([.D220])" office:value-type="string" office:string-value="64">
            <text:p>64</text:p>
          </table:table-cell>
          <table:table-cell table:style-name="ce4" table:formula="of:=([.B220]*[.B220])" office:value-type="float" office:value="0.01207801">
            <text:p>0,0121</text:p>
          </table:table-cell>
          <table:table-cell table:style-name="ce4" table:formula="of:=[.B220]-[.B219]" office:value-type="float" office:value="0.0618">
            <text:p>0,061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19">
            <text:p>219</text:p>
          </table:table-cell>
          <table:table-cell table:style-name="ce3" office:value-type="float" office:value="-0.0006">
            <text:p>-0,0006</text:p>
          </table:table-cell>
          <table:table-cell table:style-name="ce4" table:formula="of:=([.B221]-[.$H$2])*256" office:value-type="float" office:value="-0.1536">
            <text:p>-0,1536</text:p>
          </table:table-cell>
          <table:table-cell table:style-name="ce2" table:formula="of:=ROUND([.C221])+128" office:value-type="float" office:value="128">
            <text:p>128</text:p>
          </table:table-cell>
          <table:table-cell table:style-name="ce4" table:formula="of:=DEC2HEX([.D221])" office:value-type="string" office:string-value="80">
            <text:p>80</text:p>
          </table:table-cell>
          <table:table-cell table:style-name="ce4" table:formula="of:=([.B221]*[.B221])" office:value-type="float" office:value="0.00000036">
            <text:p>0,0000</text:p>
          </table:table-cell>
          <table:table-cell table:style-name="ce4" table:formula="of:=[.B221]-[.B220]" office:value-type="float" office:value="0.1093">
            <text:p>0,1093</text:p>
          </table:table-cell>
          <table:table-cell table:style-name="ce4" table:formula="of:=([.B222]-[.B221])/([.A222]-[.A221])" office:value-type="float" office:value="0.1307">
            <text:p>0,1307</text:p>
          </table:table-cell>
          <table:table-cell table:style-name="ce4" table:formula="of:=[.B221]-[.H221]*[.A221]" office:value-type="float" office:value="-28.6239">
            <text:p>-28,6239</text:p>
          </table:table-cell>
          <table:table-cell table:style-name="ce4" table:formula="of:=-[.I221]/[.H221]" office:value-type="float" office:value="219.004590665646">
            <text:p>219,0046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220">
            <text:p>220</text:p>
          </table:table-cell>
          <table:table-cell table:style-name="ce3" office:value-type="float" office:value="0.1301">
            <text:p>0,1301</text:p>
          </table:table-cell>
          <table:table-cell table:style-name="ce4" table:formula="of:=([.B222]-[.$H$2])*256" office:value-type="float" office:value="33.3056">
            <text:p>33,3056</text:p>
          </table:table-cell>
          <table:table-cell table:style-name="ce2" table:formula="of:=ROUND([.C222])+128" office:value-type="float" office:value="161">
            <text:p>161</text:p>
          </table:table-cell>
          <table:table-cell table:style-name="ce4" table:formula="of:=DEC2HEX([.D222])" office:value-type="string" office:string-value="A1">
            <text:p>A1</text:p>
          </table:table-cell>
          <table:table-cell table:style-name="ce4" table:formula="of:=([.B222]*[.B222])" office:value-type="float" office:value="0.01692601">
            <text:p>0,0169</text:p>
          </table:table-cell>
          <table:table-cell table:style-name="ce4" table:formula="of:=[.B222]-[.B221]" office:value-type="float" office:value="0.1307">
            <text:p>0,130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21">
            <text:p>221</text:p>
          </table:table-cell>
          <table:table-cell table:style-name="ce3" office:value-type="float" office:value="0.2072">
            <text:p>0,2072</text:p>
          </table:table-cell>
          <table:table-cell table:style-name="ce4" table:formula="of:=([.B223]-[.$H$2])*256" office:value-type="float" office:value="53.0432">
            <text:p>53,0432</text:p>
          </table:table-cell>
          <table:table-cell table:style-name="ce2" table:formula="of:=ROUND([.C223])+128" office:value-type="float" office:value="181">
            <text:p>181</text:p>
          </table:table-cell>
          <table:table-cell table:style-name="ce4" table:formula="of:=DEC2HEX([.D223])" office:value-type="string" office:string-value="B5">
            <text:p>B5</text:p>
          </table:table-cell>
          <table:table-cell table:style-name="ce4" table:formula="of:=([.B223]*[.B223])" office:value-type="float" office:value="0.04293184">
            <text:p>0,0429</text:p>
          </table:table-cell>
          <table:table-cell table:style-name="ce4" table:formula="of:=[.B223]-[.B222]" office:value-type="float" office:value="0.0771">
            <text:p>0,077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22">
            <text:p>222</text:p>
          </table:table-cell>
          <table:table-cell table:style-name="ce3" office:value-type="float" office:value="0.2285">
            <text:p>0,2285</text:p>
          </table:table-cell>
          <table:table-cell table:style-name="ce4" table:formula="of:=([.B224]-[.$H$2])*256" office:value-type="float" office:value="58.496">
            <text:p>58,4960</text:p>
          </table:table-cell>
          <table:table-cell table:style-name="ce2" table:formula="of:=ROUND([.C224])+128" office:value-type="float" office:value="186">
            <text:p>186</text:p>
          </table:table-cell>
          <table:table-cell table:style-name="ce4" table:formula="of:=DEC2HEX([.D224])" office:value-type="string" office:string-value="BA">
            <text:p>BA</text:p>
          </table:table-cell>
          <table:table-cell table:style-name="ce4" table:formula="of:=([.B224]*[.B224])" office:value-type="float" office:value="0.05221225">
            <text:p>0,0522</text:p>
          </table:table-cell>
          <table:table-cell table:style-name="ce4" table:formula="of:=[.B224]-[.B223]" office:value-type="float" office:value="0.0213">
            <text:p>0,021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23">
            <text:p>223</text:p>
          </table:table-cell>
          <table:table-cell table:style-name="ce3" office:value-type="float" office:value="0.1508">
            <text:p>0,1508</text:p>
          </table:table-cell>
          <table:table-cell table:style-name="ce4" table:formula="of:=([.B225]-[.$H$2])*256" office:value-type="float" office:value="38.6048">
            <text:p>38,6048</text:p>
          </table:table-cell>
          <table:table-cell table:style-name="ce2" table:formula="of:=ROUND([.C225])+128" office:value-type="float" office:value="167">
            <text:p>167</text:p>
          </table:table-cell>
          <table:table-cell table:style-name="ce4" table:formula="of:=DEC2HEX([.D225])" office:value-type="string" office:string-value="A7">
            <text:p>A7</text:p>
          </table:table-cell>
          <table:table-cell table:style-name="ce4" table:formula="of:=([.B225]*[.B225])" office:value-type="float" office:value="0.02274064">
            <text:p>0,0227</text:p>
          </table:table-cell>
          <table:table-cell table:style-name="ce4" table:formula="of:=[.B225]-[.B224]" office:value-type="float" office:value="-0.0777">
            <text:p>-0,077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24">
            <text:p>224</text:p>
          </table:table-cell>
          <table:table-cell table:style-name="ce3" office:value-type="float" office:value="0.0235">
            <text:p>0,0235</text:p>
          </table:table-cell>
          <table:table-cell table:style-name="ce4" table:formula="of:=([.B226]-[.$H$2])*256" office:value-type="float" office:value="6.016">
            <text:p>6,0160</text:p>
          </table:table-cell>
          <table:table-cell table:style-name="ce2" table:formula="of:=ROUND([.C226])+128" office:value-type="float" office:value="134">
            <text:p>134</text:p>
          </table:table-cell>
          <table:table-cell table:style-name="ce4" table:formula="of:=DEC2HEX([.D226])" office:value-type="string" office:string-value="86">
            <text:p>86</text:p>
          </table:table-cell>
          <table:table-cell table:style-name="ce4" table:formula="of:=([.B226]*[.B226])" office:value-type="float" office:value="0.00055225">
            <text:p>0,0006</text:p>
          </table:table-cell>
          <table:table-cell table:style-name="ce4" table:formula="of:=[.B226]-[.B225]" office:value-type="float" office:value="-0.1273">
            <text:p>-0,1273</text:p>
          </table:table-cell>
          <table:table-cell table:style-name="ce4" table:formula="of:=([.B227]-[.B226])/([.A227]-[.A226])" office:value-type="float" office:value="-0.1254">
            <text:p>-0,1254</text:p>
          </table:table-cell>
          <table:table-cell table:style-name="ce4" table:formula="of:=[.B226]-[.H226]*[.A226]" office:value-type="float" office:value="28.1131">
            <text:p>28,1131</text:p>
          </table:table-cell>
          <table:table-cell table:style-name="ce4" table:formula="of:=-[.I226]/[.H226]" office:value-type="float" office:value="224.187400318979">
            <text:p>224,1874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225">
            <text:p>225</text:p>
          </table:table-cell>
          <table:table-cell table:style-name="ce3" office:value-type="float" office:value="-0.1019">
            <text:p>-0,1019</text:p>
          </table:table-cell>
          <table:table-cell table:style-name="ce4" table:formula="of:=([.B227]-[.$H$2])*256" office:value-type="float" office:value="-26.0864">
            <text:p>-26,0864</text:p>
          </table:table-cell>
          <table:table-cell table:style-name="ce2" table:formula="of:=ROUND([.C227])+128" office:value-type="float" office:value="102">
            <text:p>102</text:p>
          </table:table-cell>
          <table:table-cell table:style-name="ce4" table:formula="of:=DEC2HEX([.D227])" office:value-type="string" office:string-value="66">
            <text:p>66</text:p>
          </table:table-cell>
          <table:table-cell table:style-name="ce4" table:formula="of:=([.B227]*[.B227])" office:value-type="float" office:value="0.01038361">
            <text:p>0,0104</text:p>
          </table:table-cell>
          <table:table-cell table:style-name="ce4" table:formula="of:=[.B227]-[.B226]" office:value-type="float" office:value="-0.1254">
            <text:p>-0,1254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26">
            <text:p>226</text:p>
          </table:table-cell>
          <table:table-cell table:style-name="ce3" office:value-type="float" office:value="-0.1727">
            <text:p>-0,1727</text:p>
          </table:table-cell>
          <table:table-cell table:style-name="ce4" table:formula="of:=([.B228]-[.$H$2])*256" office:value-type="float" office:value="-44.2112">
            <text:p>-44,2112</text:p>
          </table:table-cell>
          <table:table-cell table:style-name="ce2" table:formula="of:=ROUND([.C228])+128" office:value-type="float" office:value="84">
            <text:p>84</text:p>
          </table:table-cell>
          <table:table-cell table:style-name="ce4" table:formula="of:=DEC2HEX([.D228])" office:value-type="string" office:string-value="54">
            <text:p>54</text:p>
          </table:table-cell>
          <table:table-cell table:style-name="ce4" table:formula="of:=([.B228]*[.B228])" office:value-type="float" office:value="0.02982529">
            <text:p>0,0298</text:p>
          </table:table-cell>
          <table:table-cell table:style-name="ce4" table:formula="of:=[.B228]-[.B227]" office:value-type="float" office:value="-0.0708">
            <text:p>-0,070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27">
            <text:p>227</text:p>
          </table:table-cell>
          <table:table-cell table:style-name="ce3" office:value-type="float" office:value="-0.1645">
            <text:p>-0,1645</text:p>
          </table:table-cell>
          <table:table-cell table:style-name="ce4" table:formula="of:=([.B229]-[.$H$2])*256" office:value-type="float" office:value="-42.112">
            <text:p>-42,1120</text:p>
          </table:table-cell>
          <table:table-cell table:style-name="ce2" table:formula="of:=ROUND([.C229])+128" office:value-type="float" office:value="86">
            <text:p>86</text:p>
          </table:table-cell>
          <table:table-cell table:style-name="ce4" table:formula="of:=DEC2HEX([.D229])" office:value-type="string" office:string-value="56">
            <text:p>56</text:p>
          </table:table-cell>
          <table:table-cell table:style-name="ce4" table:formula="of:=([.B229]*[.B229])" office:value-type="float" office:value="0.02706025">
            <text:p>0,0271</text:p>
          </table:table-cell>
          <table:table-cell table:style-name="ce4" table:formula="of:=[.B229]-[.B228]" office:value-type="float" office:value="0.00820000000000001">
            <text:p>0,008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28">
            <text:p>228</text:p>
          </table:table-cell>
          <table:table-cell table:style-name="ce3" office:value-type="float" office:value="-0.0615">
            <text:p>-0,0615</text:p>
          </table:table-cell>
          <table:table-cell table:style-name="ce4" table:formula="of:=([.B230]-[.$H$2])*256" office:value-type="float" office:value="-15.744">
            <text:p>-15,7440</text:p>
          </table:table-cell>
          <table:table-cell table:style-name="ce2" table:formula="of:=ROUND([.C230])+128" office:value-type="float" office:value="112">
            <text:p>112</text:p>
          </table:table-cell>
          <table:table-cell table:style-name="ce4" table:formula="of:=DEC2HEX([.D230])" office:value-type="string" office:string-value="70">
            <text:p>70</text:p>
          </table:table-cell>
          <table:table-cell table:style-name="ce4" table:formula="of:=([.B230]*[.B230])" office:value-type="float" office:value="0.00378225">
            <text:p>0,0038</text:p>
          </table:table-cell>
          <table:table-cell table:style-name="ce4" table:formula="of:=[.B230]-[.B229]" office:value-type="float" office:value="0.103">
            <text:p>0,1030</text:p>
          </table:table-cell>
          <table:table-cell table:style-name="ce4" table:formula="of:=([.B231]-[.B230])/([.A231]-[.A230])" office:value-type="float" office:value="0.1321">
            <text:p>0,1321</text:p>
          </table:table-cell>
          <table:table-cell table:style-name="ce4" table:formula="of:=[.B230]-[.H230]*[.A230]" office:value-type="float" office:value="-30.1803">
            <text:p>-30,1803</text:p>
          </table:table-cell>
          <table:table-cell table:style-name="ce4" table:formula="of:=-[.I230]/[.H230]" office:value-type="float" office:value="228.465556396669">
            <text:p>228,4656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229">
            <text:p>229</text:p>
          </table:table-cell>
          <table:table-cell table:style-name="ce3" office:value-type="float" office:value="0.0706">
            <text:p>0,0706</text:p>
          </table:table-cell>
          <table:table-cell table:style-name="ce4" table:formula="of:=([.B231]-[.$H$2])*256" office:value-type="float" office:value="18.0736">
            <text:p>18,0736</text:p>
          </table:table-cell>
          <table:table-cell table:style-name="ce2" table:formula="of:=ROUND([.C231])+128" office:value-type="float" office:value="146">
            <text:p>146</text:p>
          </table:table-cell>
          <table:table-cell table:style-name="ce4" table:formula="of:=DEC2HEX([.D231])" office:value-type="string" office:string-value="92">
            <text:p>92</text:p>
          </table:table-cell>
          <table:table-cell table:style-name="ce4" table:formula="of:=([.B231]*[.B231])" office:value-type="float" office:value="0.00498436">
            <text:p>0,0050</text:p>
          </table:table-cell>
          <table:table-cell table:style-name="ce4" table:formula="of:=[.B231]-[.B230]" office:value-type="float" office:value="0.1321">
            <text:p>0,132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30">
            <text:p>230</text:p>
          </table:table-cell>
          <table:table-cell table:style-name="ce3" office:value-type="float" office:value="0.1922">
            <text:p>0,1922</text:p>
          </table:table-cell>
          <table:table-cell table:style-name="ce4" table:formula="of:=([.B232]-[.$H$2])*256" office:value-type="float" office:value="49.2032">
            <text:p>49,2032</text:p>
          </table:table-cell>
          <table:table-cell table:style-name="ce2" table:formula="of:=ROUND([.C232])+128" office:value-type="float" office:value="177">
            <text:p>177</text:p>
          </table:table-cell>
          <table:table-cell table:style-name="ce4" table:formula="of:=DEC2HEX([.D232])" office:value-type="string" office:string-value="B1">
            <text:p>B1</text:p>
          </table:table-cell>
          <table:table-cell table:style-name="ce4" table:formula="of:=([.B232]*[.B232])" office:value-type="float" office:value="0.03694084">
            <text:p>0,0369</text:p>
          </table:table-cell>
          <table:table-cell table:style-name="ce4" table:formula="of:=[.B232]-[.B231]" office:value-type="float" office:value="0.1216">
            <text:p>0,121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31">
            <text:p>231</text:p>
          </table:table-cell>
          <table:table-cell table:style-name="ce3" office:value-type="float" office:value="0.2578">
            <text:p>0,2578</text:p>
          </table:table-cell>
          <table:table-cell table:style-name="ce4" table:formula="of:=([.B233]-[.$H$2])*256" office:value-type="float" office:value="65.9968">
            <text:p>65,9968</text:p>
          </table:table-cell>
          <table:table-cell table:style-name="ce2" table:formula="of:=ROUND([.C233])+128" office:value-type="float" office:value="194">
            <text:p>194</text:p>
          </table:table-cell>
          <table:table-cell table:style-name="ce4" table:formula="of:=DEC2HEX([.D233])" office:value-type="string" office:string-value="C2">
            <text:p>C2</text:p>
          </table:table-cell>
          <table:table-cell table:style-name="ce4" table:formula="of:=([.B233]*[.B233])" office:value-type="float" office:value="0.06646084">
            <text:p>0,0665</text:p>
          </table:table-cell>
          <table:table-cell table:style-name="ce4" table:formula="of:=[.B233]-[.B232]" office:value-type="float" office:value="0.0656">
            <text:p>0,065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32">
            <text:p>232</text:p>
          </table:table-cell>
          <table:table-cell table:style-name="ce3" office:value-type="float" office:value="0.2122">
            <text:p>0,2122</text:p>
          </table:table-cell>
          <table:table-cell table:style-name="ce4" table:formula="of:=([.B234]-[.$H$2])*256" office:value-type="float" office:value="54.3232">
            <text:p>54,3232</text:p>
          </table:table-cell>
          <table:table-cell table:style-name="ce2" table:formula="of:=ROUND([.C234])+128" office:value-type="float" office:value="182">
            <text:p>182</text:p>
          </table:table-cell>
          <table:table-cell table:style-name="ce4" table:formula="of:=DEC2HEX([.D234])" office:value-type="string" office:string-value="B6">
            <text:p>B6</text:p>
          </table:table-cell>
          <table:table-cell table:style-name="ce4" table:formula="of:=([.B234]*[.B234])" office:value-type="float" office:value="0.04502884">
            <text:p>0,0450</text:p>
          </table:table-cell>
          <table:table-cell table:style-name="ce4" table:formula="of:=[.B234]-[.B233]" office:value-type="float" office:value="-0.0456">
            <text:p>-0,045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33">
            <text:p>233</text:p>
          </table:table-cell>
          <table:table-cell table:style-name="ce3" office:value-type="float" office:value="0.0815">
            <text:p>0,0815</text:p>
          </table:table-cell>
          <table:table-cell table:style-name="ce4" table:formula="of:=([.B235]-[.$H$2])*256" office:value-type="float" office:value="20.864">
            <text:p>20,8640</text:p>
          </table:table-cell>
          <table:table-cell table:style-name="ce2" table:formula="of:=ROUND([.C235])+128" office:value-type="float" office:value="149">
            <text:p>149</text:p>
          </table:table-cell>
          <table:table-cell table:style-name="ce4" table:formula="of:=DEC2HEX([.D235])" office:value-type="string" office:string-value="95">
            <text:p>95</text:p>
          </table:table-cell>
          <table:table-cell table:style-name="ce4" table:formula="of:=([.B235]*[.B235])" office:value-type="float" office:value="0.00664225">
            <text:p>0,0066</text:p>
          </table:table-cell>
          <table:table-cell table:style-name="ce4" table:formula="of:=[.B235]-[.B234]" office:value-type="float" office:value="-0.1307">
            <text:p>-0,1307</text:p>
          </table:table-cell>
          <table:table-cell table:style-name="ce4" table:formula="of:=([.B236]-[.B235])/([.A236]-[.A235])" office:value-type="float" office:value="-0.1931">
            <text:p>-0,1931</text:p>
          </table:table-cell>
          <table:table-cell table:style-name="ce4" table:formula="of:=[.B235]-[.H235]*[.A235]" office:value-type="float" office:value="45.0738">
            <text:p>45,0738</text:p>
          </table:table-cell>
          <table:table-cell table:style-name="ce4" table:formula="of:=-[.I235]/[.H235]" office:value-type="float" office:value="233.422061108234">
            <text:p>233,4221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234">
            <text:p>234</text:p>
          </table:table-cell>
          <table:table-cell table:style-name="ce3" office:value-type="float" office:value="-0.1116">
            <text:p>-0,1116</text:p>
          </table:table-cell>
          <table:table-cell table:style-name="ce4" table:formula="of:=([.B236]-[.$H$2])*256" office:value-type="float" office:value="-28.5696">
            <text:p>-28,5696</text:p>
          </table:table-cell>
          <table:table-cell table:style-name="ce2" table:formula="of:=ROUND([.C236])+128" office:value-type="float" office:value="99">
            <text:p>99</text:p>
          </table:table-cell>
          <table:table-cell table:style-name="ce4" table:formula="of:=DEC2HEX([.D236])" office:value-type="string" office:string-value="63">
            <text:p>63</text:p>
          </table:table-cell>
          <table:table-cell table:style-name="ce4" table:formula="of:=([.B236]*[.B236])" office:value-type="float" office:value="0.01245456">
            <text:p>0,0125</text:p>
          </table:table-cell>
          <table:table-cell table:style-name="ce4" table:formula="of:=[.B236]-[.B235]" office:value-type="float" office:value="-0.1931">
            <text:p>-0,193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35">
            <text:p>235</text:p>
          </table:table-cell>
          <table:table-cell table:style-name="ce3" office:value-type="float" office:value="-0.309">
            <text:p>-0,3090</text:p>
          </table:table-cell>
          <table:table-cell table:style-name="ce4" table:formula="of:=([.B237]-[.$H$2])*256" office:value-type="float" office:value="-79.104">
            <text:p>-79,1040</text:p>
          </table:table-cell>
          <table:table-cell table:style-name="ce2" table:formula="of:=ROUND([.C237])+128" office:value-type="float" office:value="49">
            <text:p>49</text:p>
          </table:table-cell>
          <table:table-cell table:style-name="ce4" table:formula="of:=DEC2HEX([.D237])" office:value-type="string" office:string-value="31">
            <text:p>31</text:p>
          </table:table-cell>
          <table:table-cell table:style-name="ce4" table:formula="of:=([.B237]*[.B237])" office:value-type="float" office:value="0.095481">
            <text:p>0,0955</text:p>
          </table:table-cell>
          <table:table-cell table:style-name="ce4" table:formula="of:=[.B237]-[.B236]" office:value-type="float" office:value="-0.1974">
            <text:p>-0,1974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36">
            <text:p>236</text:p>
          </table:table-cell>
          <table:table-cell table:style-name="ce3" office:value-type="float" office:value="-0.461">
            <text:p>-0,4610</text:p>
          </table:table-cell>
          <table:table-cell table:style-name="ce4" table:formula="of:=([.B238]-[.$H$2])*256" office:value-type="float" office:value="-118.016">
            <text:p>-118,0160</text:p>
          </table:table-cell>
          <table:table-cell table:style-name="ce2" table:formula="of:=ROUND([.C238])+128" office:value-type="float" office:value="10">
            <text:p>10</text:p>
          </table:table-cell>
          <table:table-cell table:style-name="ce4" table:formula="of:=DEC2HEX([.D238])" office:value-type="string" office:string-value="A">
            <text:p>A</text:p>
          </table:table-cell>
          <table:table-cell table:style-name="ce4" table:formula="of:=([.B238]*[.B238])" office:value-type="float" office:value="0.212521">
            <text:p>0,2125</text:p>
          </table:table-cell>
          <table:table-cell table:style-name="ce4" table:formula="of:=[.B238]-[.B237]" office:value-type="float" office:value="-0.152">
            <text:p>-0,152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37">
            <text:p>237</text:p>
          </table:table-cell>
          <table:table-cell table:style-name="ce3" office:value-type="float" office:value="-0.5">
            <text:p>-0,5000</text:p>
          </table:table-cell>
          <table:table-cell table:style-name="ce4" table:formula="of:=([.B239]-[.$H$2])*256" office:value-type="float" office:value="-128">
            <text:p>-128,0000</text:p>
          </table:table-cell>
          <table:table-cell table:style-name="ce2" table:formula="of:=ROUND([.C239])+128" office:value-type="float" office:value="0">
            <text:p>0</text:p>
          </table:table-cell>
          <table:table-cell table:style-name="ce4" table:formula="of:=DEC2HEX([.D239])" office:value-type="string" office:string-value="0">
            <text:p>0</text:p>
          </table:table-cell>
          <table:table-cell table:style-name="ce4" table:formula="of:=([.B239]*[.B239])" office:value-type="float" office:value="0.25">
            <text:p>0,2500</text:p>
          </table:table-cell>
          <table:table-cell table:style-name="ce4" table:formula="of:=[.B239]-[.B238]" office:value-type="float" office:value="-0.039">
            <text:p>-0,039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38">
            <text:p>238</text:p>
          </table:table-cell>
          <table:table-cell table:style-name="ce3" office:value-type="float" office:value="-0.46">
            <text:p>-0,4600</text:p>
          </table:table-cell>
          <table:table-cell table:style-name="ce4" table:formula="of:=([.B240]-[.$H$2])*256" office:value-type="float" office:value="-117.76">
            <text:p>-117,7600</text:p>
          </table:table-cell>
          <table:table-cell table:style-name="ce2" table:formula="of:=ROUND([.C240])+128" office:value-type="float" office:value="10">
            <text:p>10</text:p>
          </table:table-cell>
          <table:table-cell table:style-name="ce4" table:formula="of:=DEC2HEX([.D240])" office:value-type="string" office:string-value="A">
            <text:p>A</text:p>
          </table:table-cell>
          <table:table-cell table:style-name="ce4" table:formula="of:=([.B240]*[.B240])" office:value-type="float" office:value="0.2116">
            <text:p>0,2116</text:p>
          </table:table-cell>
          <table:table-cell table:style-name="ce4" table:formula="of:=[.B240]-[.B239]" office:value-type="float" office:value="0.04">
            <text:p>0,040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39">
            <text:p>239</text:p>
          </table:table-cell>
          <table:table-cell table:style-name="ce3" office:value-type="float" office:value="-0.3383">
            <text:p>-0,3383</text:p>
          </table:table-cell>
          <table:table-cell table:style-name="ce4" table:formula="of:=([.B241]-[.$H$2])*256" office:value-type="float" office:value="-86.6048">
            <text:p>-86,6048</text:p>
          </table:table-cell>
          <table:table-cell table:style-name="ce2" table:formula="of:=ROUND([.C241])+128" office:value-type="float" office:value="41">
            <text:p>41</text:p>
          </table:table-cell>
          <table:table-cell table:style-name="ce4" table:formula="of:=DEC2HEX([.D241])" office:value-type="string" office:string-value="29">
            <text:p>29</text:p>
          </table:table-cell>
          <table:table-cell table:style-name="ce4" table:formula="of:=([.B241]*[.B241])" office:value-type="float" office:value="0.11444689">
            <text:p>0,1144</text:p>
          </table:table-cell>
          <table:table-cell table:style-name="ce4" table:formula="of:=[.B241]-[.B240]" office:value-type="float" office:value="0.1217">
            <text:p>0,121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40">
            <text:p>240</text:p>
          </table:table-cell>
          <table:table-cell table:style-name="ce3" office:value-type="float" office:value="-0.1861">
            <text:p>-0,1861</text:p>
          </table:table-cell>
          <table:table-cell table:style-name="ce4" table:formula="of:=([.B242]-[.$H$2])*256" office:value-type="float" office:value="-47.6416">
            <text:p>-47,6416</text:p>
          </table:table-cell>
          <table:table-cell table:style-name="ce2" table:formula="of:=ROUND([.C242])+128" office:value-type="float" office:value="80">
            <text:p>80</text:p>
          </table:table-cell>
          <table:table-cell table:style-name="ce4" table:formula="of:=DEC2HEX([.D242])" office:value-type="string" office:string-value="50">
            <text:p>50</text:p>
          </table:table-cell>
          <table:table-cell table:style-name="ce4" table:formula="of:=([.B242]*[.B242])" office:value-type="float" office:value="0.03463321">
            <text:p>0,0346</text:p>
          </table:table-cell>
          <table:table-cell table:style-name="ce4" table:formula="of:=[.B242]-[.B241]" office:value-type="float" office:value="0.1522">
            <text:p>0,152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41">
            <text:p>241</text:p>
          </table:table-cell>
          <table:table-cell table:style-name="ce3" office:value-type="float" office:value="-0.0338">
            <text:p>-0,0338</text:p>
          </table:table-cell>
          <table:table-cell table:style-name="ce4" table:formula="of:=([.B243]-[.$H$2])*256" office:value-type="float" office:value="-8.6528">
            <text:p>-8,6528</text:p>
          </table:table-cell>
          <table:table-cell table:style-name="ce2" table:formula="of:=ROUND([.C243])+128" office:value-type="float" office:value="119">
            <text:p>119</text:p>
          </table:table-cell>
          <table:table-cell table:style-name="ce4" table:formula="of:=DEC2HEX([.D243])" office:value-type="string" office:string-value="77">
            <text:p>77</text:p>
          </table:table-cell>
          <table:table-cell table:style-name="ce4" table:formula="of:=([.B243]*[.B243])" office:value-type="float" office:value="0.00114244">
            <text:p>0,0011</text:p>
          </table:table-cell>
          <table:table-cell table:style-name="ce4" table:formula="of:=[.B243]-[.B242]" office:value-type="float" office:value="0.1523">
            <text:p>0,1523</text:p>
          </table:table-cell>
          <table:table-cell table:style-name="ce4" table:formula="of:=([.B244]-[.B243])/([.A244]-[.A243])" office:value-type="float" office:value="0.12">
            <text:p>0,1200</text:p>
          </table:table-cell>
          <table:table-cell table:style-name="ce4" table:formula="of:=[.B243]-[.H243]*[.A243]" office:value-type="float" office:value="-28.9538">
            <text:p>-28,9538</text:p>
          </table:table-cell>
          <table:table-cell table:style-name="ce4" table:formula="of:=-[.I243]/[.H243]" office:value-type="float" office:value="241.281666666667">
            <text:p>241,2817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242">
            <text:p>242</text:p>
          </table:table-cell>
          <table:table-cell table:style-name="ce3" office:value-type="float" office:value="0.0862">
            <text:p>0,0862</text:p>
          </table:table-cell>
          <table:table-cell table:style-name="ce4" table:formula="of:=([.B244]-[.$H$2])*256" office:value-type="float" office:value="22.0672">
            <text:p>22,0672</text:p>
          </table:table-cell>
          <table:table-cell table:style-name="ce2" table:formula="of:=ROUND([.C244])+128" office:value-type="float" office:value="150">
            <text:p>150</text:p>
          </table:table-cell>
          <table:table-cell table:style-name="ce4" table:formula="of:=DEC2HEX([.D244])" office:value-type="string" office:string-value="96">
            <text:p>96</text:p>
          </table:table-cell>
          <table:table-cell table:style-name="ce4" table:formula="of:=([.B244]*[.B244])" office:value-type="float" office:value="0.00743044">
            <text:p>0,0074</text:p>
          </table:table-cell>
          <table:table-cell table:style-name="ce4" table:formula="of:=[.B244]-[.B243]" office:value-type="float" office:value="0.12">
            <text:p>0,120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43">
            <text:p>243</text:p>
          </table:table-cell>
          <table:table-cell table:style-name="ce3" office:value-type="float" office:value="0.1612">
            <text:p>0,1612</text:p>
          </table:table-cell>
          <table:table-cell table:style-name="ce4" table:formula="of:=([.B245]-[.$H$2])*256" office:value-type="float" office:value="41.2672">
            <text:p>41,2672</text:p>
          </table:table-cell>
          <table:table-cell table:style-name="ce2" table:formula="of:=ROUND([.C245])+128" office:value-type="float" office:value="169">
            <text:p>169</text:p>
          </table:table-cell>
          <table:table-cell table:style-name="ce4" table:formula="of:=DEC2HEX([.D245])" office:value-type="string" office:string-value="A9">
            <text:p>A9</text:p>
          </table:table-cell>
          <table:table-cell table:style-name="ce4" table:formula="of:=([.B245]*[.B245])" office:value-type="float" office:value="0.02598544">
            <text:p>0,0260</text:p>
          </table:table-cell>
          <table:table-cell table:style-name="ce4" table:formula="of:=[.B245]-[.B244]" office:value-type="float" office:value="0.075">
            <text:p>0,075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44">
            <text:p>244</text:p>
          </table:table-cell>
          <table:table-cell table:style-name="ce3" office:value-type="float" office:value="0.1827">
            <text:p>0,1827</text:p>
          </table:table-cell>
          <table:table-cell table:style-name="ce4" table:formula="of:=([.B246]-[.$H$2])*256" office:value-type="float" office:value="46.7712">
            <text:p>46,7712</text:p>
          </table:table-cell>
          <table:table-cell table:style-name="ce2" table:formula="of:=ROUND([.C246])+128" office:value-type="float" office:value="175">
            <text:p>175</text:p>
          </table:table-cell>
          <table:table-cell table:style-name="ce4" table:formula="of:=DEC2HEX([.D246])" office:value-type="string" office:string-value="AF">
            <text:p>AF</text:p>
          </table:table-cell>
          <table:table-cell table:style-name="ce4" table:formula="of:=([.B246]*[.B246])" office:value-type="float" office:value="0.03337929">
            <text:p>0,0334</text:p>
          </table:table-cell>
          <table:table-cell table:style-name="ce4" table:formula="of:=[.B246]-[.B245]" office:value-type="float" office:value="0.0215">
            <text:p>0,021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45">
            <text:p>245</text:p>
          </table:table-cell>
          <table:table-cell table:style-name="ce3" office:value-type="float" office:value="0.2041">
            <text:p>0,2041</text:p>
          </table:table-cell>
          <table:table-cell table:style-name="ce4" table:formula="of:=([.B247]-[.$H$2])*256" office:value-type="float" office:value="52.2496">
            <text:p>52,2496</text:p>
          </table:table-cell>
          <table:table-cell table:style-name="ce2" table:formula="of:=ROUND([.C247])+128" office:value-type="float" office:value="180">
            <text:p>180</text:p>
          </table:table-cell>
          <table:table-cell table:style-name="ce4" table:formula="of:=DEC2HEX([.D247])" office:value-type="string" office:string-value="B4">
            <text:p>B4</text:p>
          </table:table-cell>
          <table:table-cell table:style-name="ce4" table:formula="of:=([.B247]*[.B247])" office:value-type="float" office:value="0.04165681">
            <text:p>0,0417</text:p>
          </table:table-cell>
          <table:table-cell table:style-name="ce4" table:formula="of:=[.B247]-[.B246]" office:value-type="float" office:value="0.0214">
            <text:p>0,0214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46">
            <text:p>246</text:p>
          </table:table-cell>
          <table:table-cell table:style-name="ce3" office:value-type="float" office:value="0.2134">
            <text:p>0,2134</text:p>
          </table:table-cell>
          <table:table-cell table:style-name="ce4" table:formula="of:=([.B248]-[.$H$2])*256" office:value-type="float" office:value="54.6304">
            <text:p>54,6304</text:p>
          </table:table-cell>
          <table:table-cell table:style-name="ce2" table:formula="of:=ROUND([.C248])+128" office:value-type="float" office:value="183">
            <text:p>183</text:p>
          </table:table-cell>
          <table:table-cell table:style-name="ce4" table:formula="of:=DEC2HEX([.D248])" office:value-type="string" office:string-value="B7">
            <text:p>B7</text:p>
          </table:table-cell>
          <table:table-cell table:style-name="ce4" table:formula="of:=([.B248]*[.B248])" office:value-type="float" office:value="0.04553956">
            <text:p>0,0455</text:p>
          </table:table-cell>
          <table:table-cell table:style-name="ce4" table:formula="of:=[.B248]-[.B247]" office:value-type="float" office:value="0.0093">
            <text:p>0,009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47">
            <text:p>247</text:p>
          </table:table-cell>
          <table:table-cell table:style-name="ce3" office:value-type="float" office:value="0.2363">
            <text:p>0,2363</text:p>
          </table:table-cell>
          <table:table-cell table:style-name="ce4" table:formula="of:=([.B249]-[.$H$2])*256" office:value-type="float" office:value="60.4928">
            <text:p>60,4928</text:p>
          </table:table-cell>
          <table:table-cell table:style-name="ce2" table:formula="of:=ROUND([.C249])+128" office:value-type="float" office:value="188">
            <text:p>188</text:p>
          </table:table-cell>
          <table:table-cell table:style-name="ce4" table:formula="of:=DEC2HEX([.D249])" office:value-type="string" office:string-value="BC">
            <text:p>BC</text:p>
          </table:table-cell>
          <table:table-cell table:style-name="ce4" table:formula="of:=([.B249]*[.B249])" office:value-type="float" office:value="0.05583769">
            <text:p>0,0558</text:p>
          </table:table-cell>
          <table:table-cell table:style-name="ce4" table:formula="of:=[.B249]-[.B248]" office:value-type="float" office:value="0.0229">
            <text:p>0,0229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48">
            <text:p>248</text:p>
          </table:table-cell>
          <table:table-cell table:style-name="ce3" office:value-type="float" office:value="0.2471">
            <text:p>0,2471</text:p>
          </table:table-cell>
          <table:table-cell table:style-name="ce4" table:formula="of:=([.B250]-[.$H$2])*256" office:value-type="float" office:value="63.2576">
            <text:p>63,2576</text:p>
          </table:table-cell>
          <table:table-cell table:style-name="ce2" table:formula="of:=ROUND([.C250])+128" office:value-type="float" office:value="191">
            <text:p>191</text:p>
          </table:table-cell>
          <table:table-cell table:style-name="ce4" table:formula="of:=DEC2HEX([.D250])" office:value-type="string" office:string-value="BF">
            <text:p>BF</text:p>
          </table:table-cell>
          <table:table-cell table:style-name="ce4" table:formula="of:=([.B250]*[.B250])" office:value-type="float" office:value="0.06105841">
            <text:p>0,0611</text:p>
          </table:table-cell>
          <table:table-cell table:style-name="ce4" table:formula="of:=[.B250]-[.B249]" office:value-type="float" office:value="0.0108">
            <text:p>0,010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49">
            <text:p>249</text:p>
          </table:table-cell>
          <table:table-cell table:style-name="ce3" office:value-type="float" office:value="0.2714">
            <text:p>0,2714</text:p>
          </table:table-cell>
          <table:table-cell table:style-name="ce4" table:formula="of:=([.B251]-[.$H$2])*256" office:value-type="float" office:value="69.4784">
            <text:p>69,4784</text:p>
          </table:table-cell>
          <table:table-cell table:style-name="ce2" table:formula="of:=ROUND([.C251])+128" office:value-type="float" office:value="197">
            <text:p>197</text:p>
          </table:table-cell>
          <table:table-cell table:style-name="ce4" table:formula="of:=DEC2HEX([.D251])" office:value-type="string" office:string-value="C5">
            <text:p>C5</text:p>
          </table:table-cell>
          <table:table-cell table:style-name="ce4" table:formula="of:=([.B251]*[.B251])" office:value-type="float" office:value="0.07365796">
            <text:p>0,0737</text:p>
          </table:table-cell>
          <table:table-cell table:style-name="ce4" table:formula="of:=[.B251]-[.B250]" office:value-type="float" office:value="0.0243">
            <text:p>0,024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50">
            <text:p>250</text:p>
          </table:table-cell>
          <table:table-cell table:style-name="ce3" office:value-type="float" office:value="0.2793">
            <text:p>0,2793</text:p>
          </table:table-cell>
          <table:table-cell table:style-name="ce4" table:formula="of:=([.B252]-[.$H$2])*256" office:value-type="float" office:value="71.5008">
            <text:p>71,5008</text:p>
          </table:table-cell>
          <table:table-cell table:style-name="ce2" table:formula="of:=ROUND([.C252])+128" office:value-type="float" office:value="200">
            <text:p>200</text:p>
          </table:table-cell>
          <table:table-cell table:style-name="ce4" table:formula="of:=DEC2HEX([.D252])" office:value-type="string" office:string-value="C8">
            <text:p>C8</text:p>
          </table:table-cell>
          <table:table-cell table:style-name="ce4" table:formula="of:=([.B252]*[.B252])" office:value-type="float" office:value="0.07800849">
            <text:p>0,0780</text:p>
          </table:table-cell>
          <table:table-cell table:style-name="ce4" table:formula="of:=[.B252]-[.B251]" office:value-type="float" office:value="0.00789999999999996">
            <text:p>0,0079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51">
            <text:p>251</text:p>
          </table:table-cell>
          <table:table-cell table:style-name="ce3" office:value-type="float" office:value="0.2599">
            <text:p>0,2599</text:p>
          </table:table-cell>
          <table:table-cell table:style-name="ce4" table:formula="of:=([.B253]-[.$H$2])*256" office:value-type="float" office:value="66.5344">
            <text:p>66,5344</text:p>
          </table:table-cell>
          <table:table-cell table:style-name="ce2" table:formula="of:=ROUND([.C253])+128" office:value-type="float" office:value="195">
            <text:p>195</text:p>
          </table:table-cell>
          <table:table-cell table:style-name="ce4" table:formula="of:=DEC2HEX([.D253])" office:value-type="string" office:string-value="C3">
            <text:p>C3</text:p>
          </table:table-cell>
          <table:table-cell table:style-name="ce4" table:formula="of:=([.B253]*[.B253])" office:value-type="float" office:value="0.06754801">
            <text:p>0,0675</text:p>
          </table:table-cell>
          <table:table-cell table:style-name="ce4" table:formula="of:=[.B253]-[.B252]" office:value-type="float" office:value="-0.0194">
            <text:p>-0,0194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52">
            <text:p>252</text:p>
          </table:table-cell>
          <table:table-cell table:style-name="ce3" office:value-type="float" office:value="0.2213">
            <text:p>0,2213</text:p>
          </table:table-cell>
          <table:table-cell table:style-name="ce4" table:formula="of:=([.B254]-[.$H$2])*256" office:value-type="float" office:value="56.6528">
            <text:p>56,6528</text:p>
          </table:table-cell>
          <table:table-cell table:style-name="ce2" table:formula="of:=ROUND([.C254])+128" office:value-type="float" office:value="185">
            <text:p>185</text:p>
          </table:table-cell>
          <table:table-cell table:style-name="ce4" table:formula="of:=DEC2HEX([.D254])" office:value-type="string" office:string-value="B9">
            <text:p>B9</text:p>
          </table:table-cell>
          <table:table-cell table:style-name="ce4" table:formula="of:=([.B254]*[.B254])" office:value-type="float" office:value="0.04897369">
            <text:p>0,0490</text:p>
          </table:table-cell>
          <table:table-cell table:style-name="ce4" table:formula="of:=[.B254]-[.B253]" office:value-type="float" office:value="-0.0386">
            <text:p>-0,038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53">
            <text:p>253</text:p>
          </table:table-cell>
          <table:table-cell table:style-name="ce3" office:value-type="float" office:value="0.1613">
            <text:p>0,1613</text:p>
          </table:table-cell>
          <table:table-cell table:style-name="ce4" table:formula="of:=([.B255]-[.$H$2])*256" office:value-type="float" office:value="41.2928">
            <text:p>41,2928</text:p>
          </table:table-cell>
          <table:table-cell table:style-name="ce2" table:formula="of:=ROUND([.C255])+128" office:value-type="float" office:value="169">
            <text:p>169</text:p>
          </table:table-cell>
          <table:table-cell table:style-name="ce4" table:formula="of:=DEC2HEX([.D255])" office:value-type="string" office:string-value="A9">
            <text:p>A9</text:p>
          </table:table-cell>
          <table:table-cell table:style-name="ce4" table:formula="of:=([.B255]*[.B255])" office:value-type="float" office:value="0.02601769">
            <text:p>0,0260</text:p>
          </table:table-cell>
          <table:table-cell table:style-name="ce4" table:formula="of:=[.B255]-[.B254]" office:value-type="float" office:value="-0.06">
            <text:p>-0,060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54">
            <text:p>254</text:p>
          </table:table-cell>
          <table:table-cell table:style-name="ce3" office:value-type="float" office:value="0.1013">
            <text:p>0,1013</text:p>
          </table:table-cell>
          <table:table-cell table:style-name="ce4" table:formula="of:=([.B256]-[.$H$2])*256" office:value-type="float" office:value="25.9328">
            <text:p>25,9328</text:p>
          </table:table-cell>
          <table:table-cell table:style-name="ce2" table:formula="of:=ROUND([.C256])+128" office:value-type="float" office:value="154">
            <text:p>154</text:p>
          </table:table-cell>
          <table:table-cell table:style-name="ce4" table:formula="of:=DEC2HEX([.D256])" office:value-type="string" office:string-value="9A">
            <text:p>9A</text:p>
          </table:table-cell>
          <table:table-cell table:style-name="ce4" table:formula="of:=([.B256]*[.B256])" office:value-type="float" office:value="0.01026169">
            <text:p>0,0103</text:p>
          </table:table-cell>
          <table:table-cell table:style-name="ce4" table:formula="of:=[.B256]-[.B255]" office:value-type="float" office:value="-0.06">
            <text:p>-0,060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55">
            <text:p>255</text:p>
          </table:table-cell>
          <table:table-cell table:style-name="ce3" office:value-type="float" office:value="0.0413">
            <text:p>0,0413</text:p>
          </table:table-cell>
          <table:table-cell table:style-name="ce4" table:formula="of:=([.B257]-[.$H$2])*256" office:value-type="float" office:value="10.5728">
            <text:p>10,5728</text:p>
          </table:table-cell>
          <table:table-cell table:style-name="ce2" table:formula="of:=ROUND([.C257])+128" office:value-type="float" office:value="139">
            <text:p>139</text:p>
          </table:table-cell>
          <table:table-cell table:style-name="ce4" table:formula="of:=DEC2HEX([.D257])" office:value-type="string" office:string-value="8B">
            <text:p>8B</text:p>
          </table:table-cell>
          <table:table-cell table:style-name="ce4" table:formula="of:=([.B257]*[.B257])" office:value-type="float" office:value="0.00170569">
            <text:p>0,0017</text:p>
          </table:table-cell>
          <table:table-cell table:style-name="ce4" table:formula="of:=[.B257]-[.B256]" office:value-type="float" office:value="-0.06">
            <text:p>-0,0600</text:p>
          </table:table-cell>
          <table:table-cell table:style-name="ce4" table:formula="of:=([.B258]-[.B257])/([.A258]-[.A257])" office:value-type="float" office:value="-0.0574">
            <text:p>-0,0574</text:p>
          </table:table-cell>
          <table:table-cell table:style-name="ce4" table:formula="of:=[.B257]-[.H257]*[.A257]" office:value-type="float" office:value="14.6783">
            <text:p>14,6783</text:p>
          </table:table-cell>
          <table:table-cell table:style-name="ce4" table:formula="of:=-[.I257]/[.H257]" office:value-type="float" office:value="255.719512195122">
            <text:p>255,7195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3" office:value-type="float" office:value="-0.0161">
            <text:p>-0,0161</text:p>
          </table:table-cell>
          <table:table-cell table:style-name="ce4" table:formula="of:=([.B258]-[.$H$2])*256" office:value-type="float" office:value="-4.1216">
            <text:p>-4,1216</text:p>
          </table:table-cell>
          <table:table-cell table:style-name="ce2" table:formula="of:=ROUND([.C258])+128" office:value-type="float" office:value="124">
            <text:p>124</text:p>
          </table:table-cell>
          <table:table-cell table:style-name="ce4" table:formula="of:=DEC2HEX([.D258])" office:value-type="string" office:string-value="7C">
            <text:p>7C</text:p>
          </table:table-cell>
          <table:table-cell table:style-name="ce4" table:formula="of:=([.B258]*[.B258])" office:value-type="float" office:value="0.00025921">
            <text:p>0,0003</text:p>
          </table:table-cell>
          <table:table-cell table:style-name="ce4" table:formula="of:=[.B258]-[.B257]" office:value-type="float" office:value="-0.0574">
            <text:p>-0,0574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57">
            <text:p>257</text:p>
          </table:table-cell>
          <table:table-cell table:style-name="ce3" office:value-type="float" office:value="-0.0536">
            <text:p>-0,0536</text:p>
          </table:table-cell>
          <table:table-cell table:style-name="ce4" table:formula="of:=([.B259]-[.$H$2])*256" office:value-type="float" office:value="-13.7216">
            <text:p>-13,7216</text:p>
          </table:table-cell>
          <table:table-cell table:style-name="ce2" table:formula="of:=ROUND([.C259])+128" office:value-type="float" office:value="114">
            <text:p>114</text:p>
          </table:table-cell>
          <table:table-cell table:style-name="ce4" table:formula="of:=DEC2HEX([.D259])" office:value-type="string" office:string-value="72">
            <text:p>72</text:p>
          </table:table-cell>
          <table:table-cell table:style-name="ce4" table:formula="of:=([.B259]*[.B259])" office:value-type="float" office:value="0.00287296">
            <text:p>0,0029</text:p>
          </table:table-cell>
          <table:table-cell table:style-name="ce4" table:formula="of:=[.B259]-[.B258]" office:value-type="float" office:value="-0.0375">
            <text:p>-0,037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58">
            <text:p>258</text:p>
          </table:table-cell>
          <table:table-cell table:style-name="ce3" office:value-type="float" office:value="-0.0858">
            <text:p>-0,0858</text:p>
          </table:table-cell>
          <table:table-cell table:style-name="ce4" table:formula="of:=([.B260]-[.$H$2])*256" office:value-type="float" office:value="-21.9648">
            <text:p>-21,9648</text:p>
          </table:table-cell>
          <table:table-cell table:style-name="ce2" table:formula="of:=ROUND([.C260])+128" office:value-type="float" office:value="106">
            <text:p>106</text:p>
          </table:table-cell>
          <table:table-cell table:style-name="ce4" table:formula="of:=DEC2HEX([.D260])" office:value-type="string" office:string-value="6A">
            <text:p>6A</text:p>
          </table:table-cell>
          <table:table-cell table:style-name="ce4" table:formula="of:=([.B260]*[.B260])" office:value-type="float" office:value="0.00736164">
            <text:p>0,0074</text:p>
          </table:table-cell>
          <table:table-cell table:style-name="ce4" table:formula="of:=[.B260]-[.B259]" office:value-type="float" office:value="-0.0322">
            <text:p>-0,032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59">
            <text:p>259</text:p>
          </table:table-cell>
          <table:table-cell table:style-name="ce3" office:value-type="float" office:value="-0.14">
            <text:p>-0,1400</text:p>
          </table:table-cell>
          <table:table-cell table:style-name="ce4" table:formula="of:=([.B261]-[.$H$2])*256" office:value-type="float" office:value="-35.84">
            <text:p>-35,8400</text:p>
          </table:table-cell>
          <table:table-cell table:style-name="ce2" table:formula="of:=ROUND([.C261])+128" office:value-type="float" office:value="92">
            <text:p>92</text:p>
          </table:table-cell>
          <table:table-cell table:style-name="ce4" table:formula="of:=DEC2HEX([.D261])" office:value-type="string" office:string-value="5C">
            <text:p>5C</text:p>
          </table:table-cell>
          <table:table-cell table:style-name="ce4" table:formula="of:=([.B261]*[.B261])" office:value-type="float" office:value="0.0196">
            <text:p>0,0196</text:p>
          </table:table-cell>
          <table:table-cell table:style-name="ce4" table:formula="of:=[.B261]-[.B260]" office:value-type="float" office:value="-0.0542">
            <text:p>-0,054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60">
            <text:p>260</text:p>
          </table:table-cell>
          <table:table-cell table:style-name="ce3" office:value-type="float" office:value="-0.1932">
            <text:p>-0,1932</text:p>
          </table:table-cell>
          <table:table-cell table:style-name="ce4" table:formula="of:=([.B262]-[.$H$2])*256" office:value-type="float" office:value="-49.4592">
            <text:p>-49,4592</text:p>
          </table:table-cell>
          <table:table-cell table:style-name="ce2" table:formula="of:=ROUND([.C262])+128" office:value-type="float" office:value="79">
            <text:p>79</text:p>
          </table:table-cell>
          <table:table-cell table:style-name="ce4" table:formula="of:=DEC2HEX([.D262])" office:value-type="string" office:string-value="4F">
            <text:p>4F</text:p>
          </table:table-cell>
          <table:table-cell table:style-name="ce4" table:formula="of:=([.B262]*[.B262])" office:value-type="float" office:value="0.03732624">
            <text:p>0,0373</text:p>
          </table:table-cell>
          <table:table-cell table:style-name="ce4" table:formula="of:=[.B262]-[.B261]" office:value-type="float" office:value="-0.0532">
            <text:p>-0,053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61">
            <text:p>261</text:p>
          </table:table-cell>
          <table:table-cell table:style-name="ce3" office:value-type="float" office:value="-0.2437">
            <text:p>-0,2437</text:p>
          </table:table-cell>
          <table:table-cell table:style-name="ce4" table:formula="of:=([.B263]-[.$H$2])*256" office:value-type="float" office:value="-62.3872">
            <text:p>-62,3872</text:p>
          </table:table-cell>
          <table:table-cell table:style-name="ce2" table:formula="of:=ROUND([.C263])+128" office:value-type="float" office:value="66">
            <text:p>66</text:p>
          </table:table-cell>
          <table:table-cell table:style-name="ce4" table:formula="of:=DEC2HEX([.D263])" office:value-type="string" office:string-value="42">
            <text:p>42</text:p>
          </table:table-cell>
          <table:table-cell table:style-name="ce4" table:formula="of:=([.B263]*[.B263])" office:value-type="float" office:value="0.05938969">
            <text:p>0,0594</text:p>
          </table:table-cell>
          <table:table-cell table:style-name="ce4" table:formula="of:=[.B263]-[.B262]" office:value-type="float" office:value="-0.0505">
            <text:p>-0,050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62">
            <text:p>262</text:p>
          </table:table-cell>
          <table:table-cell table:style-name="ce3" office:value-type="float" office:value="-0.293">
            <text:p>-0,2930</text:p>
          </table:table-cell>
          <table:table-cell table:style-name="ce4" table:formula="of:=([.B264]-[.$H$2])*256" office:value-type="float" office:value="-75.008">
            <text:p>-75,0080</text:p>
          </table:table-cell>
          <table:table-cell table:style-name="ce2" table:formula="of:=ROUND([.C264])+128" office:value-type="float" office:value="53">
            <text:p>53</text:p>
          </table:table-cell>
          <table:table-cell table:style-name="ce4" table:formula="of:=DEC2HEX([.D264])" office:value-type="string" office:string-value="35">
            <text:p>35</text:p>
          </table:table-cell>
          <table:table-cell table:style-name="ce4" table:formula="of:=([.B264]*[.B264])" office:value-type="float" office:value="0.085849">
            <text:p>0,0858</text:p>
          </table:table-cell>
          <table:table-cell table:style-name="ce4" table:formula="of:=[.B264]-[.B263]" office:value-type="float" office:value="-0.0493">
            <text:p>-0,049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63">
            <text:p>263</text:p>
          </table:table-cell>
          <table:table-cell table:style-name="ce3" office:value-type="float" office:value="-0.3328">
            <text:p>-0,3328</text:p>
          </table:table-cell>
          <table:table-cell table:style-name="ce4" table:formula="of:=([.B265]-[.$H$2])*256" office:value-type="float" office:value="-85.1968">
            <text:p>-85,1968</text:p>
          </table:table-cell>
          <table:table-cell table:style-name="ce2" table:formula="of:=ROUND([.C265])+128" office:value-type="float" office:value="43">
            <text:p>43</text:p>
          </table:table-cell>
          <table:table-cell table:style-name="ce4" table:formula="of:=DEC2HEX([.D265])" office:value-type="string" office:string-value="2B">
            <text:p>2B</text:p>
          </table:table-cell>
          <table:table-cell table:style-name="ce4" table:formula="of:=([.B265]*[.B265])" office:value-type="float" office:value="0.11075584">
            <text:p>0,1108</text:p>
          </table:table-cell>
          <table:table-cell table:style-name="ce4" table:formula="of:=[.B265]-[.B264]" office:value-type="float" office:value="-0.0398000000000001">
            <text:p>-0,039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64">
            <text:p>264</text:p>
          </table:table-cell>
          <table:table-cell table:style-name="ce3" office:value-type="float" office:value="-0.3436">
            <text:p>-0,3436</text:p>
          </table:table-cell>
          <table:table-cell table:style-name="ce4" table:formula="of:=([.B266]-[.$H$2])*256" office:value-type="float" office:value="-87.9616">
            <text:p>-87,9616</text:p>
          </table:table-cell>
          <table:table-cell table:style-name="ce2" table:formula="of:=ROUND([.C266])+128" office:value-type="float" office:value="40">
            <text:p>40</text:p>
          </table:table-cell>
          <table:table-cell table:style-name="ce4" table:formula="of:=DEC2HEX([.D266])" office:value-type="string" office:string-value="28">
            <text:p>28</text:p>
          </table:table-cell>
          <table:table-cell table:style-name="ce4" table:formula="of:=([.B266]*[.B266])" office:value-type="float" office:value="0.11806096">
            <text:p>0,1181</text:p>
          </table:table-cell>
          <table:table-cell table:style-name="ce4" table:formula="of:=[.B266]-[.B265]" office:value-type="float" office:value="-0.0108">
            <text:p>-0,010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65">
            <text:p>265</text:p>
          </table:table-cell>
          <table:table-cell table:style-name="ce3" office:value-type="float" office:value="-0.3322">
            <text:p>-0,3322</text:p>
          </table:table-cell>
          <table:table-cell table:style-name="ce4" table:formula="of:=([.B267]-[.$H$2])*256" office:value-type="float" office:value="-85.0432">
            <text:p>-85,0432</text:p>
          </table:table-cell>
          <table:table-cell table:style-name="ce2" table:formula="of:=ROUND([.C267])+128" office:value-type="float" office:value="43">
            <text:p>43</text:p>
          </table:table-cell>
          <table:table-cell table:style-name="ce4" table:formula="of:=DEC2HEX([.D267])" office:value-type="string" office:string-value="2B">
            <text:p>2B</text:p>
          </table:table-cell>
          <table:table-cell table:style-name="ce4" table:formula="of:=([.B267]*[.B267])" office:value-type="float" office:value="0.11035684">
            <text:p>0,1104</text:p>
          </table:table-cell>
          <table:table-cell table:style-name="ce4" table:formula="of:=[.B267]-[.B266]" office:value-type="float" office:value="0.0114">
            <text:p>0,0114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66">
            <text:p>266</text:p>
          </table:table-cell>
          <table:table-cell table:style-name="ce3" office:value-type="float" office:value="-0.2899">
            <text:p>-0,2899</text:p>
          </table:table-cell>
          <table:table-cell table:style-name="ce4" table:formula="of:=([.B268]-[.$H$2])*256" office:value-type="float" office:value="-74.2144">
            <text:p>-74,2144</text:p>
          </table:table-cell>
          <table:table-cell table:style-name="ce2" table:formula="of:=ROUND([.C268])+128" office:value-type="float" office:value="54">
            <text:p>54</text:p>
          </table:table-cell>
          <table:table-cell table:style-name="ce4" table:formula="of:=DEC2HEX([.D268])" office:value-type="string" office:string-value="36">
            <text:p>36</text:p>
          </table:table-cell>
          <table:table-cell table:style-name="ce4" table:formula="of:=([.B268]*[.B268])" office:value-type="float" office:value="0.08404201">
            <text:p>0,0840</text:p>
          </table:table-cell>
          <table:table-cell table:style-name="ce4" table:formula="of:=[.B268]-[.B267]" office:value-type="float" office:value="0.0423">
            <text:p>0,042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67">
            <text:p>267</text:p>
          </table:table-cell>
          <table:table-cell table:style-name="ce3" office:value-type="float" office:value="-0.2362">
            <text:p>-0,2362</text:p>
          </table:table-cell>
          <table:table-cell table:style-name="ce4" table:formula="of:=([.B269]-[.$H$2])*256" office:value-type="float" office:value="-60.4672">
            <text:p>-60,4672</text:p>
          </table:table-cell>
          <table:table-cell table:style-name="ce2" table:formula="of:=ROUND([.C269])+128" office:value-type="float" office:value="68">
            <text:p>68</text:p>
          </table:table-cell>
          <table:table-cell table:style-name="ce4" table:formula="of:=DEC2HEX([.D269])" office:value-type="string" office:string-value="44">
            <text:p>44</text:p>
          </table:table-cell>
          <table:table-cell table:style-name="ce4" table:formula="of:=([.B269]*[.B269])" office:value-type="float" office:value="0.05579044">
            <text:p>0,0558</text:p>
          </table:table-cell>
          <table:table-cell table:style-name="ce4" table:formula="of:=[.B269]-[.B268]" office:value-type="float" office:value="0.0537">
            <text:p>0,053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68">
            <text:p>268</text:p>
          </table:table-cell>
          <table:table-cell table:style-name="ce3" office:value-type="float" office:value="-0.1844">
            <text:p>-0,1844</text:p>
          </table:table-cell>
          <table:table-cell table:style-name="ce4" table:formula="of:=([.B270]-[.$H$2])*256" office:value-type="float" office:value="-47.2064">
            <text:p>-47,2064</text:p>
          </table:table-cell>
          <table:table-cell table:style-name="ce2" table:formula="of:=ROUND([.C270])+128" office:value-type="float" office:value="81">
            <text:p>81</text:p>
          </table:table-cell>
          <table:table-cell table:style-name="ce4" table:formula="of:=DEC2HEX([.D270])" office:value-type="string" office:string-value="51">
            <text:p>51</text:p>
          </table:table-cell>
          <table:table-cell table:style-name="ce4" table:formula="of:=([.B270]*[.B270])" office:value-type="float" office:value="0.03400336">
            <text:p>0,0340</text:p>
          </table:table-cell>
          <table:table-cell table:style-name="ce4" table:formula="of:=[.B270]-[.B269]" office:value-type="float" office:value="0.0518">
            <text:p>0,051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69">
            <text:p>269</text:p>
          </table:table-cell>
          <table:table-cell table:style-name="ce3" office:value-type="float" office:value="-0.1244">
            <text:p>-0,1244</text:p>
          </table:table-cell>
          <table:table-cell table:style-name="ce4" table:formula="of:=([.B271]-[.$H$2])*256" office:value-type="float" office:value="-31.8464">
            <text:p>-31,8464</text:p>
          </table:table-cell>
          <table:table-cell table:style-name="ce2" table:formula="of:=ROUND([.C271])+128" office:value-type="float" office:value="96">
            <text:p>96</text:p>
          </table:table-cell>
          <table:table-cell table:style-name="ce4" table:formula="of:=DEC2HEX([.D271])" office:value-type="string" office:string-value="60">
            <text:p>60</text:p>
          </table:table-cell>
          <table:table-cell table:style-name="ce4" table:formula="of:=([.B271]*[.B271])" office:value-type="float" office:value="0.01547536">
            <text:p>0,0155</text:p>
          </table:table-cell>
          <table:table-cell table:style-name="ce4" table:formula="of:=[.B271]-[.B270]" office:value-type="float" office:value="0.06">
            <text:p>0,060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70">
            <text:p>270</text:p>
          </table:table-cell>
          <table:table-cell table:style-name="ce3" office:value-type="float" office:value="-0.0644">
            <text:p>-0,0644</text:p>
          </table:table-cell>
          <table:table-cell table:style-name="ce4" table:formula="of:=([.B272]-[.$H$2])*256" office:value-type="float" office:value="-16.4864">
            <text:p>-16,4864</text:p>
          </table:table-cell>
          <table:table-cell table:style-name="ce2" table:formula="of:=ROUND([.C272])+128" office:value-type="float" office:value="112">
            <text:p>112</text:p>
          </table:table-cell>
          <table:table-cell table:style-name="ce4" table:formula="of:=DEC2HEX([.D272])" office:value-type="string" office:string-value="70">
            <text:p>70</text:p>
          </table:table-cell>
          <table:table-cell table:style-name="ce4" table:formula="of:=([.B272]*[.B272])" office:value-type="float" office:value="0.00414736">
            <text:p>0,0041</text:p>
          </table:table-cell>
          <table:table-cell table:style-name="ce4" table:formula="of:=[.B272]-[.B271]" office:value-type="float" office:value="0.06">
            <text:p>0,060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71">
            <text:p>271</text:p>
          </table:table-cell>
          <table:table-cell table:style-name="ce3" office:value-type="float" office:value="-0.0214">
            <text:p>-0,0214</text:p>
          </table:table-cell>
          <table:table-cell table:style-name="ce4" table:formula="of:=([.B273]-[.$H$2])*256" office:value-type="float" office:value="-5.4784">
            <text:p>-5,4784</text:p>
          </table:table-cell>
          <table:table-cell table:style-name="ce2" table:formula="of:=ROUND([.C273])+128" office:value-type="float" office:value="123">
            <text:p>123</text:p>
          </table:table-cell>
          <table:table-cell table:style-name="ce4" table:formula="of:=DEC2HEX([.D273])" office:value-type="string" office:string-value="7B">
            <text:p>7B</text:p>
          </table:table-cell>
          <table:table-cell table:style-name="ce4" table:formula="of:=([.B273]*[.B273])" office:value-type="float" office:value="0.00045796">
            <text:p>0,0005</text:p>
          </table:table-cell>
          <table:table-cell table:style-name="ce4" table:formula="of:=[.B273]-[.B272]" office:value-type="float" office:value="0.043">
            <text:p>0,0430</text:p>
          </table:table-cell>
          <table:table-cell table:style-name="ce4" table:formula="of:=([.B274]-[.B273])/([.A274]-[.A273])" office:value-type="float" office:value="0.0664">
            <text:p>0,0664</text:p>
          </table:table-cell>
          <table:table-cell table:style-name="ce4" table:formula="of:=[.B273]-[.H273]*[.A273]" office:value-type="float" office:value="-18.0158">
            <text:p>-18,0158</text:p>
          </table:table-cell>
          <table:table-cell table:style-name="ce4" table:formula="of:=-[.I273]/[.H273]" office:value-type="float" office:value="271.322289156626">
            <text:p>271,3223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272">
            <text:p>272</text:p>
          </table:table-cell>
          <table:table-cell table:style-name="ce3" office:value-type="float" office:value="0.045">
            <text:p>0,0450</text:p>
          </table:table-cell>
          <table:table-cell table:style-name="ce4" table:formula="of:=([.B274]-[.$H$2])*256" office:value-type="float" office:value="11.52">
            <text:p>11,5200</text:p>
          </table:table-cell>
          <table:table-cell table:style-name="ce2" table:formula="of:=ROUND([.C274])+128" office:value-type="float" office:value="140">
            <text:p>140</text:p>
          </table:table-cell>
          <table:table-cell table:style-name="ce4" table:formula="of:=DEC2HEX([.D274])" office:value-type="string" office:string-value="8C">
            <text:p>8C</text:p>
          </table:table-cell>
          <table:table-cell table:style-name="ce4" table:formula="of:=([.B274]*[.B274])" office:value-type="float" office:value="0.002025">
            <text:p>0,0020</text:p>
          </table:table-cell>
          <table:table-cell table:style-name="ce4" table:formula="of:=[.B274]-[.B273]" office:value-type="float" office:value="0.0664">
            <text:p>0,0664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73">
            <text:p>273</text:p>
          </table:table-cell>
          <table:table-cell table:style-name="ce3" office:value-type="float" office:value="0.1182">
            <text:p>0,1182</text:p>
          </table:table-cell>
          <table:table-cell table:style-name="ce4" table:formula="of:=([.B275]-[.$H$2])*256" office:value-type="float" office:value="30.2592">
            <text:p>30,2592</text:p>
          </table:table-cell>
          <table:table-cell table:style-name="ce2" table:formula="of:=ROUND([.C275])+128" office:value-type="float" office:value="158">
            <text:p>158</text:p>
          </table:table-cell>
          <table:table-cell table:style-name="ce4" table:formula="of:=DEC2HEX([.D275])" office:value-type="string" office:string-value="9E">
            <text:p>9E</text:p>
          </table:table-cell>
          <table:table-cell table:style-name="ce4" table:formula="of:=([.B275]*[.B275])" office:value-type="float" office:value="0.01397124">
            <text:p>0,0140</text:p>
          </table:table-cell>
          <table:table-cell table:style-name="ce4" table:formula="of:=[.B275]-[.B274]" office:value-type="float" office:value="0.0732">
            <text:p>0,073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74">
            <text:p>274</text:p>
          </table:table-cell>
          <table:table-cell table:style-name="ce3" office:value-type="float" office:value="0.1903">
            <text:p>0,1903</text:p>
          </table:table-cell>
          <table:table-cell table:style-name="ce4" table:formula="of:=([.B276]-[.$H$2])*256" office:value-type="float" office:value="48.7168">
            <text:p>48,7168</text:p>
          </table:table-cell>
          <table:table-cell table:style-name="ce2" table:formula="of:=ROUND([.C276])+128" office:value-type="float" office:value="177">
            <text:p>177</text:p>
          </table:table-cell>
          <table:table-cell table:style-name="ce4" table:formula="of:=DEC2HEX([.D276])" office:value-type="string" office:string-value="B1">
            <text:p>B1</text:p>
          </table:table-cell>
          <table:table-cell table:style-name="ce4" table:formula="of:=([.B276]*[.B276])" office:value-type="float" office:value="0.03621409">
            <text:p>0,0362</text:p>
          </table:table-cell>
          <table:table-cell table:style-name="ce4" table:formula="of:=[.B276]-[.B275]" office:value-type="float" office:value="0.0721">
            <text:p>0,072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75">
            <text:p>275</text:p>
          </table:table-cell>
          <table:table-cell table:style-name="ce3" office:value-type="float" office:value="0.268">
            <text:p>0,2680</text:p>
          </table:table-cell>
          <table:table-cell table:style-name="ce4" table:formula="of:=([.B277]-[.$H$2])*256" office:value-type="float" office:value="68.608">
            <text:p>68,6080</text:p>
          </table:table-cell>
          <table:table-cell table:style-name="ce2" table:formula="of:=ROUND([.C277])+128" office:value-type="float" office:value="197">
            <text:p>197</text:p>
          </table:table-cell>
          <table:table-cell table:style-name="ce4" table:formula="of:=DEC2HEX([.D277])" office:value-type="string" office:string-value="C5">
            <text:p>C5</text:p>
          </table:table-cell>
          <table:table-cell table:style-name="ce4" table:formula="of:=([.B277]*[.B277])" office:value-type="float" office:value="0.071824">
            <text:p>0,0718</text:p>
          </table:table-cell>
          <table:table-cell table:style-name="ce4" table:formula="of:=[.B277]-[.B276]" office:value-type="float" office:value="0.0777">
            <text:p>0,077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76">
            <text:p>276</text:p>
          </table:table-cell>
          <table:table-cell table:style-name="ce3" office:value-type="float" office:value="0.333">
            <text:p>0,3330</text:p>
          </table:table-cell>
          <table:table-cell table:style-name="ce4" table:formula="of:=([.B278]-[.$H$2])*256" office:value-type="float" office:value="85.248">
            <text:p>85,2480</text:p>
          </table:table-cell>
          <table:table-cell table:style-name="ce2" table:formula="of:=ROUND([.C278])+128" office:value-type="float" office:value="213">
            <text:p>213</text:p>
          </table:table-cell>
          <table:table-cell table:style-name="ce4" table:formula="of:=DEC2HEX([.D278])" office:value-type="string" office:string-value="D5">
            <text:p>D5</text:p>
          </table:table-cell>
          <table:table-cell table:style-name="ce4" table:formula="of:=([.B278]*[.B278])" office:value-type="float" office:value="0.110889">
            <text:p>0,1109</text:p>
          </table:table-cell>
          <table:table-cell table:style-name="ce4" table:formula="of:=[.B278]-[.B277]" office:value-type="float" office:value="0.065">
            <text:p>0,065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77">
            <text:p>277</text:p>
          </table:table-cell>
          <table:table-cell table:style-name="ce3" office:value-type="float" office:value="0.376">
            <text:p>0,3760</text:p>
          </table:table-cell>
          <table:table-cell table:style-name="ce4" table:formula="of:=([.B279]-[.$H$2])*256" office:value-type="float" office:value="96.256">
            <text:p>96,2560</text:p>
          </table:table-cell>
          <table:table-cell table:style-name="ce2" table:formula="of:=ROUND([.C279])+128" office:value-type="float" office:value="224">
            <text:p>224</text:p>
          </table:table-cell>
          <table:table-cell table:style-name="ce4" table:formula="of:=DEC2HEX([.D279])" office:value-type="string" office:string-value="E0">
            <text:p>E0</text:p>
          </table:table-cell>
          <table:table-cell table:style-name="ce4" table:formula="of:=([.B279]*[.B279])" office:value-type="float" office:value="0.141376">
            <text:p>0,1414</text:p>
          </table:table-cell>
          <table:table-cell table:style-name="ce4" table:formula="of:=[.B279]-[.B278]" office:value-type="float" office:value="0.043">
            <text:p>0,043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78">
            <text:p>278</text:p>
          </table:table-cell>
          <table:table-cell table:style-name="ce3" office:value-type="float" office:value="0.3836">
            <text:p>0,3836</text:p>
          </table:table-cell>
          <table:table-cell table:style-name="ce4" table:formula="of:=([.B280]-[.$H$2])*256" office:value-type="float" office:value="98.2016">
            <text:p>98,2016</text:p>
          </table:table-cell>
          <table:table-cell table:style-name="ce2" table:formula="of:=ROUND([.C280])+128" office:value-type="float" office:value="226">
            <text:p>226</text:p>
          </table:table-cell>
          <table:table-cell table:style-name="ce4" table:formula="of:=DEC2HEX([.D280])" office:value-type="string" office:string-value="E2">
            <text:p>E2</text:p>
          </table:table-cell>
          <table:table-cell table:style-name="ce4" table:formula="of:=([.B280]*[.B280])" office:value-type="float" office:value="0.14714896">
            <text:p>0,1471</text:p>
          </table:table-cell>
          <table:table-cell table:style-name="ce4" table:formula="of:=[.B280]-[.B279]" office:value-type="float" office:value="0.0076">
            <text:p>0,007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79">
            <text:p>279</text:p>
          </table:table-cell>
          <table:table-cell table:style-name="ce3" office:value-type="float" office:value="0.3652">
            <text:p>0,3652</text:p>
          </table:table-cell>
          <table:table-cell table:style-name="ce4" table:formula="of:=([.B281]-[.$H$2])*256" office:value-type="float" office:value="93.4912">
            <text:p>93,4912</text:p>
          </table:table-cell>
          <table:table-cell table:style-name="ce2" table:formula="of:=ROUND([.C281])+128" office:value-type="float" office:value="221">
            <text:p>221</text:p>
          </table:table-cell>
          <table:table-cell table:style-name="ce4" table:formula="of:=DEC2HEX([.D281])" office:value-type="string" office:string-value="DD">
            <text:p>DD</text:p>
          </table:table-cell>
          <table:table-cell table:style-name="ce4" table:formula="of:=([.B281]*[.B281])" office:value-type="float" office:value="0.13337104">
            <text:p>0,1334</text:p>
          </table:table-cell>
          <table:table-cell table:style-name="ce4" table:formula="of:=[.B281]-[.B280]" office:value-type="float" office:value="-0.0184">
            <text:p>-0,0184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80">
            <text:p>280</text:p>
          </table:table-cell>
          <table:table-cell table:style-name="ce3" office:value-type="float" office:value="0.333">
            <text:p>0,3330</text:p>
          </table:table-cell>
          <table:table-cell table:style-name="ce4" table:formula="of:=([.B282]-[.$H$2])*256" office:value-type="float" office:value="85.248">
            <text:p>85,2480</text:p>
          </table:table-cell>
          <table:table-cell table:style-name="ce2" table:formula="of:=ROUND([.C282])+128" office:value-type="float" office:value="213">
            <text:p>213</text:p>
          </table:table-cell>
          <table:table-cell table:style-name="ce4" table:formula="of:=DEC2HEX([.D282])" office:value-type="string" office:string-value="D5">
            <text:p>D5</text:p>
          </table:table-cell>
          <table:table-cell table:style-name="ce4" table:formula="of:=([.B282]*[.B282])" office:value-type="float" office:value="0.110889">
            <text:p>0,1109</text:p>
          </table:table-cell>
          <table:table-cell table:style-name="ce4" table:formula="of:=[.B282]-[.B281]" office:value-type="float" office:value="-0.0322">
            <text:p>-0,032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81">
            <text:p>281</text:p>
          </table:table-cell>
          <table:table-cell table:style-name="ce3" office:value-type="float" office:value="0.2849">
            <text:p>0,2849</text:p>
          </table:table-cell>
          <table:table-cell table:style-name="ce4" table:formula="of:=([.B283]-[.$H$2])*256" office:value-type="float" office:value="72.9344">
            <text:p>72,9344</text:p>
          </table:table-cell>
          <table:table-cell table:style-name="ce2" table:formula="of:=ROUND([.C283])+128" office:value-type="float" office:value="201">
            <text:p>201</text:p>
          </table:table-cell>
          <table:table-cell table:style-name="ce4" table:formula="of:=DEC2HEX([.D283])" office:value-type="string" office:string-value="C9">
            <text:p>C9</text:p>
          </table:table-cell>
          <table:table-cell table:style-name="ce4" table:formula="of:=([.B283]*[.B283])" office:value-type="float" office:value="0.08116801">
            <text:p>0,0812</text:p>
          </table:table-cell>
          <table:table-cell table:style-name="ce4" table:formula="of:=[.B283]-[.B282]" office:value-type="float" office:value="-0.0481">
            <text:p>-0,048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82">
            <text:p>282</text:p>
          </table:table-cell>
          <table:table-cell table:style-name="ce3" office:value-type="float" office:value="0.2142">
            <text:p>0,2142</text:p>
          </table:table-cell>
          <table:table-cell table:style-name="ce4" table:formula="of:=([.B284]-[.$H$2])*256" office:value-type="float" office:value="54.8352">
            <text:p>54,8352</text:p>
          </table:table-cell>
          <table:table-cell table:style-name="ce2" table:formula="of:=ROUND([.C284])+128" office:value-type="float" office:value="183">
            <text:p>183</text:p>
          </table:table-cell>
          <table:table-cell table:style-name="ce4" table:formula="of:=DEC2HEX([.D284])" office:value-type="string" office:string-value="B7">
            <text:p>B7</text:p>
          </table:table-cell>
          <table:table-cell table:style-name="ce4" table:formula="of:=([.B284]*[.B284])" office:value-type="float" office:value="0.04588164">
            <text:p>0,0459</text:p>
          </table:table-cell>
          <table:table-cell table:style-name="ce4" table:formula="of:=[.B284]-[.B283]" office:value-type="float" office:value="-0.0707">
            <text:p>-0,070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83">
            <text:p>283</text:p>
          </table:table-cell>
          <table:table-cell table:style-name="ce3" office:value-type="float" office:value="0.1541">
            <text:p>0,1541</text:p>
          </table:table-cell>
          <table:table-cell table:style-name="ce4" table:formula="of:=([.B285]-[.$H$2])*256" office:value-type="float" office:value="39.4496">
            <text:p>39,4496</text:p>
          </table:table-cell>
          <table:table-cell table:style-name="ce2" table:formula="of:=ROUND([.C285])+128" office:value-type="float" office:value="167">
            <text:p>167</text:p>
          </table:table-cell>
          <table:table-cell table:style-name="ce4" table:formula="of:=DEC2HEX([.D285])" office:value-type="string" office:string-value="A7">
            <text:p>A7</text:p>
          </table:table-cell>
          <table:table-cell table:style-name="ce4" table:formula="of:=([.B285]*[.B285])" office:value-type="float" office:value="0.02374681">
            <text:p>0,0237</text:p>
          </table:table-cell>
          <table:table-cell table:style-name="ce4" table:formula="of:=[.B285]-[.B284]" office:value-type="float" office:value="-0.0601">
            <text:p>-0,060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84">
            <text:p>284</text:p>
          </table:table-cell>
          <table:table-cell table:style-name="ce3" office:value-type="float" office:value="0.0834">
            <text:p>0,0834</text:p>
          </table:table-cell>
          <table:table-cell table:style-name="ce4" table:formula="of:=([.B286]-[.$H$2])*256" office:value-type="float" office:value="21.3504">
            <text:p>21,3504</text:p>
          </table:table-cell>
          <table:table-cell table:style-name="ce2" table:formula="of:=ROUND([.C286])+128" office:value-type="float" office:value="149">
            <text:p>149</text:p>
          </table:table-cell>
          <table:table-cell table:style-name="ce4" table:formula="of:=DEC2HEX([.D286])" office:value-type="string" office:string-value="95">
            <text:p>95</text:p>
          </table:table-cell>
          <table:table-cell table:style-name="ce4" table:formula="of:=([.B286]*[.B286])" office:value-type="float" office:value="0.00695556">
            <text:p>0,0070</text:p>
          </table:table-cell>
          <table:table-cell table:style-name="ce4" table:formula="of:=[.B286]-[.B285]" office:value-type="float" office:value="-0.0707">
            <text:p>-0,070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85">
            <text:p>285</text:p>
          </table:table-cell>
          <table:table-cell table:style-name="ce3" office:value-type="float" office:value="0.0126">
            <text:p>0,0126</text:p>
          </table:table-cell>
          <table:table-cell table:style-name="ce4" table:formula="of:=([.B287]-[.$H$2])*256" office:value-type="float" office:value="3.2256">
            <text:p>3,2256</text:p>
          </table:table-cell>
          <table:table-cell table:style-name="ce2" table:formula="of:=ROUND([.C287])+128" office:value-type="float" office:value="131">
            <text:p>131</text:p>
          </table:table-cell>
          <table:table-cell table:style-name="ce4" table:formula="of:=DEC2HEX([.D287])" office:value-type="string" office:string-value="83">
            <text:p>83</text:p>
          </table:table-cell>
          <table:table-cell table:style-name="ce4" table:formula="of:=([.B287]*[.B287])" office:value-type="float" office:value="0.00015876">
            <text:p>0,0002</text:p>
          </table:table-cell>
          <table:table-cell table:style-name="ce4" table:formula="of:=[.B287]-[.B286]" office:value-type="float" office:value="-0.0708">
            <text:p>-0,0708</text:p>
          </table:table-cell>
          <table:table-cell table:style-name="ce4" table:formula="of:=([.B288]-[.B287])/([.A288]-[.A287])" office:value-type="float" office:value="-0.0968">
            <text:p>-0,0968</text:p>
          </table:table-cell>
          <table:table-cell table:style-name="ce4" table:formula="of:=[.B287]-[.H287]*[.A287]" office:value-type="float" office:value="27.6006">
            <text:p>27,6006</text:p>
          </table:table-cell>
          <table:table-cell table:style-name="ce4" table:formula="of:=-[.I287]/[.H287]" office:value-type="float" office:value="285.130165289256">
            <text:p>285,1302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286">
            <text:p>286</text:p>
          </table:table-cell>
          <table:table-cell table:style-name="ce3" office:value-type="float" office:value="-0.0842">
            <text:p>-0,0842</text:p>
          </table:table-cell>
          <table:table-cell table:style-name="ce4" table:formula="of:=([.B288]-[.$H$2])*256" office:value-type="float" office:value="-21.5552">
            <text:p>-21,5552</text:p>
          </table:table-cell>
          <table:table-cell table:style-name="ce2" table:formula="of:=ROUND([.C288])+128" office:value-type="float" office:value="106">
            <text:p>106</text:p>
          </table:table-cell>
          <table:table-cell table:style-name="ce4" table:formula="of:=DEC2HEX([.D288])" office:value-type="string" office:string-value="6A">
            <text:p>6A</text:p>
          </table:table-cell>
          <table:table-cell table:style-name="ce4" table:formula="of:=([.B288]*[.B288])" office:value-type="float" office:value="0.00708964">
            <text:p>0,0071</text:p>
          </table:table-cell>
          <table:table-cell table:style-name="ce4" table:formula="of:=[.B288]-[.B287]" office:value-type="float" office:value="-0.0968">
            <text:p>-0,096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87">
            <text:p>287</text:p>
          </table:table-cell>
          <table:table-cell table:style-name="ce3" office:value-type="float" office:value="-0.1826">
            <text:p>-0,1826</text:p>
          </table:table-cell>
          <table:table-cell table:style-name="ce4" table:formula="of:=([.B289]-[.$H$2])*256" office:value-type="float" office:value="-46.7456">
            <text:p>-46,7456</text:p>
          </table:table-cell>
          <table:table-cell table:style-name="ce2" table:formula="of:=ROUND([.C289])+128" office:value-type="float" office:value="81">
            <text:p>81</text:p>
          </table:table-cell>
          <table:table-cell table:style-name="ce4" table:formula="of:=DEC2HEX([.D289])" office:value-type="string" office:string-value="51">
            <text:p>51</text:p>
          </table:table-cell>
          <table:table-cell table:style-name="ce4" table:formula="of:=([.B289]*[.B289])" office:value-type="float" office:value="0.03334276">
            <text:p>0,0333</text:p>
          </table:table-cell>
          <table:table-cell table:style-name="ce4" table:formula="of:=[.B289]-[.B288]" office:value-type="float" office:value="-0.0984">
            <text:p>-0,0984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88">
            <text:p>288</text:p>
          </table:table-cell>
          <table:table-cell table:style-name="ce3" office:value-type="float" office:value="-0.2641">
            <text:p>-0,2641</text:p>
          </table:table-cell>
          <table:table-cell table:style-name="ce4" table:formula="of:=([.B290]-[.$H$2])*256" office:value-type="float" office:value="-67.6096">
            <text:p>-67,6096</text:p>
          </table:table-cell>
          <table:table-cell table:style-name="ce2" table:formula="of:=ROUND([.C290])+128" office:value-type="float" office:value="60">
            <text:p>60</text:p>
          </table:table-cell>
          <table:table-cell table:style-name="ce4" table:formula="of:=DEC2HEX([.D290])" office:value-type="string" office:string-value="3C">
            <text:p>3C</text:p>
          </table:table-cell>
          <table:table-cell table:style-name="ce4" table:formula="of:=([.B290]*[.B290])" office:value-type="float" office:value="0.06974881">
            <text:p>0,0697</text:p>
          </table:table-cell>
          <table:table-cell table:style-name="ce4" table:formula="of:=[.B290]-[.B289]" office:value-type="float" office:value="-0.0815">
            <text:p>-0,081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89">
            <text:p>289</text:p>
          </table:table-cell>
          <table:table-cell table:style-name="ce3" office:value-type="float" office:value="-0.3436">
            <text:p>-0,3436</text:p>
          </table:table-cell>
          <table:table-cell table:style-name="ce4" table:formula="of:=([.B291]-[.$H$2])*256" office:value-type="float" office:value="-87.9616">
            <text:p>-87,9616</text:p>
          </table:table-cell>
          <table:table-cell table:style-name="ce2" table:formula="of:=ROUND([.C291])+128" office:value-type="float" office:value="40">
            <text:p>40</text:p>
          </table:table-cell>
          <table:table-cell table:style-name="ce4" table:formula="of:=DEC2HEX([.D291])" office:value-type="string" office:string-value="28">
            <text:p>28</text:p>
          </table:table-cell>
          <table:table-cell table:style-name="ce4" table:formula="of:=([.B291]*[.B291])" office:value-type="float" office:value="0.11806096">
            <text:p>0,1181</text:p>
          </table:table-cell>
          <table:table-cell table:style-name="ce4" table:formula="of:=[.B291]-[.B290]" office:value-type="float" office:value="-0.0795">
            <text:p>-0,079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90">
            <text:p>290</text:p>
          </table:table-cell>
          <table:table-cell table:style-name="ce3" office:value-type="float" office:value="-0.3949">
            <text:p>-0,3949</text:p>
          </table:table-cell>
          <table:table-cell table:style-name="ce4" table:formula="of:=([.B292]-[.$H$2])*256" office:value-type="float" office:value="-101.0944">
            <text:p>-101,0944</text:p>
          </table:table-cell>
          <table:table-cell table:style-name="ce2" table:formula="of:=ROUND([.C292])+128" office:value-type="float" office:value="27">
            <text:p>27</text:p>
          </table:table-cell>
          <table:table-cell table:style-name="ce4" table:formula="of:=DEC2HEX([.D292])" office:value-type="string" office:string-value="1B">
            <text:p>1B</text:p>
          </table:table-cell>
          <table:table-cell table:style-name="ce4" table:formula="of:=([.B292]*[.B292])" office:value-type="float" office:value="0.15594601">
            <text:p>0,1559</text:p>
          </table:table-cell>
          <table:table-cell table:style-name="ce4" table:formula="of:=[.B292]-[.B291]" office:value-type="float" office:value="-0.0513">
            <text:p>-0,051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91">
            <text:p>291</text:p>
          </table:table-cell>
          <table:table-cell table:style-name="ce3" office:value-type="float" office:value="-0.4295">
            <text:p>-0,4295</text:p>
          </table:table-cell>
          <table:table-cell table:style-name="ce4" table:formula="of:=([.B293]-[.$H$2])*256" office:value-type="float" office:value="-109.952">
            <text:p>-109,9520</text:p>
          </table:table-cell>
          <table:table-cell table:style-name="ce2" table:formula="of:=ROUND([.C293])+128" office:value-type="float" office:value="18">
            <text:p>18</text:p>
          </table:table-cell>
          <table:table-cell table:style-name="ce4" table:formula="of:=DEC2HEX([.D293])" office:value-type="string" office:string-value="12">
            <text:p>12</text:p>
          </table:table-cell>
          <table:table-cell table:style-name="ce4" table:formula="of:=([.B293]*[.B293])" office:value-type="float" office:value="0.18447025">
            <text:p>0,1845</text:p>
          </table:table-cell>
          <table:table-cell table:style-name="ce4" table:formula="of:=[.B293]-[.B292]" office:value-type="float" office:value="-0.0346">
            <text:p>-0,034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92">
            <text:p>292</text:p>
          </table:table-cell>
          <table:table-cell table:style-name="ce3" office:value-type="float" office:value="-0.4295">
            <text:p>-0,4295</text:p>
          </table:table-cell>
          <table:table-cell table:style-name="ce4" table:formula="of:=([.B294]-[.$H$2])*256" office:value-type="float" office:value="-109.952">
            <text:p>-109,9520</text:p>
          </table:table-cell>
          <table:table-cell table:style-name="ce2" table:formula="of:=ROUND([.C294])+128" office:value-type="float" office:value="18">
            <text:p>18</text:p>
          </table:table-cell>
          <table:table-cell table:style-name="ce4" table:formula="of:=DEC2HEX([.D294])" office:value-type="string" office:string-value="12">
            <text:p>12</text:p>
          </table:table-cell>
          <table:table-cell table:style-name="ce4" table:formula="of:=([.B294]*[.B294])" office:value-type="float" office:value="0.18447025">
            <text:p>0,1845</text:p>
          </table:table-cell>
          <table:table-cell table:style-name="ce4" table:formula="of:=[.B294]-[.B293]" office:value-type="float" office:value="0">
            <text:p>0,000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93">
            <text:p>293</text:p>
          </table:table-cell>
          <table:table-cell table:style-name="ce3" office:value-type="float" office:value="-0.4022">
            <text:p>-0,4022</text:p>
          </table:table-cell>
          <table:table-cell table:style-name="ce4" table:formula="of:=([.B295]-[.$H$2])*256" office:value-type="float" office:value="-102.9632">
            <text:p>-102,9632</text:p>
          </table:table-cell>
          <table:table-cell table:style-name="ce2" table:formula="of:=ROUND([.C295])+128" office:value-type="float" office:value="25">
            <text:p>25</text:p>
          </table:table-cell>
          <table:table-cell table:style-name="ce4" table:formula="of:=DEC2HEX([.D295])" office:value-type="string" office:string-value="19">
            <text:p>19</text:p>
          </table:table-cell>
          <table:table-cell table:style-name="ce4" table:formula="of:=([.B295]*[.B295])" office:value-type="float" office:value="0.16176484">
            <text:p>0,1618</text:p>
          </table:table-cell>
          <table:table-cell table:style-name="ce4" table:formula="of:=[.B295]-[.B294]" office:value-type="float" office:value="0.0273">
            <text:p>0,027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94">
            <text:p>294</text:p>
          </table:table-cell>
          <table:table-cell table:style-name="ce3" office:value-type="float" office:value="-0.3514">
            <text:p>-0,3514</text:p>
          </table:table-cell>
          <table:table-cell table:style-name="ce4" table:formula="of:=([.B296]-[.$H$2])*256" office:value-type="float" office:value="-89.9584">
            <text:p>-89,9584</text:p>
          </table:table-cell>
          <table:table-cell table:style-name="ce2" table:formula="of:=ROUND([.C296])+128" office:value-type="float" office:value="38">
            <text:p>38</text:p>
          </table:table-cell>
          <table:table-cell table:style-name="ce4" table:formula="of:=DEC2HEX([.D296])" office:value-type="string" office:string-value="26">
            <text:p>26</text:p>
          </table:table-cell>
          <table:table-cell table:style-name="ce4" table:formula="of:=([.B296]*[.B296])" office:value-type="float" office:value="0.12348196">
            <text:p>0,1235</text:p>
          </table:table-cell>
          <table:table-cell table:style-name="ce4" table:formula="of:=[.B296]-[.B295]" office:value-type="float" office:value="0.0508">
            <text:p>0,050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95">
            <text:p>295</text:p>
          </table:table-cell>
          <table:table-cell table:style-name="ce3" office:value-type="float" office:value="-0.2821">
            <text:p>-0,2821</text:p>
          </table:table-cell>
          <table:table-cell table:style-name="ce4" table:formula="of:=([.B297]-[.$H$2])*256" office:value-type="float" office:value="-72.2176">
            <text:p>-72,2176</text:p>
          </table:table-cell>
          <table:table-cell table:style-name="ce2" table:formula="of:=ROUND([.C297])+128" office:value-type="float" office:value="56">
            <text:p>56</text:p>
          </table:table-cell>
          <table:table-cell table:style-name="ce4" table:formula="of:=DEC2HEX([.D297])" office:value-type="string" office:string-value="38">
            <text:p>38</text:p>
          </table:table-cell>
          <table:table-cell table:style-name="ce4" table:formula="of:=([.B297]*[.B297])" office:value-type="float" office:value="0.07958041">
            <text:p>0,0796</text:p>
          </table:table-cell>
          <table:table-cell table:style-name="ce4" table:formula="of:=[.B297]-[.B296]" office:value-type="float" office:value="0.0693">
            <text:p>0,069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96">
            <text:p>296</text:p>
          </table:table-cell>
          <table:table-cell table:style-name="ce3" office:value-type="float" office:value="-0.2006">
            <text:p>-0,2006</text:p>
          </table:table-cell>
          <table:table-cell table:style-name="ce4" table:formula="of:=([.B298]-[.$H$2])*256" office:value-type="float" office:value="-51.3536">
            <text:p>-51,3536</text:p>
          </table:table-cell>
          <table:table-cell table:style-name="ce2" table:formula="of:=ROUND([.C298])+128" office:value-type="float" office:value="77">
            <text:p>77</text:p>
          </table:table-cell>
          <table:table-cell table:style-name="ce4" table:formula="of:=DEC2HEX([.D298])" office:value-type="string" office:string-value="4D">
            <text:p>4D</text:p>
          </table:table-cell>
          <table:table-cell table:style-name="ce4" table:formula="of:=([.B298]*[.B298])" office:value-type="float" office:value="0.04024036">
            <text:p>0,0402</text:p>
          </table:table-cell>
          <table:table-cell table:style-name="ce4" table:formula="of:=[.B298]-[.B297]" office:value-type="float" office:value="0.0815">
            <text:p>0,081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97">
            <text:p>297</text:p>
          </table:table-cell>
          <table:table-cell table:style-name="ce3" office:value-type="float" office:value="-0.1202">
            <text:p>-0,1202</text:p>
          </table:table-cell>
          <table:table-cell table:style-name="ce4" table:formula="of:=([.B299]-[.$H$2])*256" office:value-type="float" office:value="-30.7712">
            <text:p>-30,7712</text:p>
          </table:table-cell>
          <table:table-cell table:style-name="ce2" table:formula="of:=ROUND([.C299])+128" office:value-type="float" office:value="97">
            <text:p>97</text:p>
          </table:table-cell>
          <table:table-cell table:style-name="ce4" table:formula="of:=DEC2HEX([.D299])" office:value-type="string" office:string-value="61">
            <text:p>61</text:p>
          </table:table-cell>
          <table:table-cell table:style-name="ce4" table:formula="of:=([.B299]*[.B299])" office:value-type="float" office:value="0.01444804">
            <text:p>0,0144</text:p>
          </table:table-cell>
          <table:table-cell table:style-name="ce4" table:formula="of:=[.B299]-[.B298]" office:value-type="float" office:value="0.0804">
            <text:p>0,0804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98">
            <text:p>298</text:p>
          </table:table-cell>
          <table:table-cell table:style-name="ce3" office:value-type="float" office:value="-0.0269">
            <text:p>-0,0269</text:p>
          </table:table-cell>
          <table:table-cell table:style-name="ce4" table:formula="of:=([.B300]-[.$H$2])*256" office:value-type="float" office:value="-6.8864">
            <text:p>-6,8864</text:p>
          </table:table-cell>
          <table:table-cell table:style-name="ce2" table:formula="of:=ROUND([.C300])+128" office:value-type="float" office:value="121">
            <text:p>121</text:p>
          </table:table-cell>
          <table:table-cell table:style-name="ce4" table:formula="of:=DEC2HEX([.D300])" office:value-type="string" office:string-value="79">
            <text:p>79</text:p>
          </table:table-cell>
          <table:table-cell table:style-name="ce4" table:formula="of:=([.B300]*[.B300])" office:value-type="float" office:value="0.00072361">
            <text:p>0,0007</text:p>
          </table:table-cell>
          <table:table-cell table:style-name="ce4" table:formula="of:=[.B300]-[.B299]" office:value-type="float" office:value="0.0933">
            <text:p>0,0933</text:p>
          </table:table-cell>
          <table:table-cell table:style-name="ce4" table:formula="of:=([.B301]-[.B300])/([.A301]-[.A300])" office:value-type="float" office:value="0.1022">
            <text:p>0,1022</text:p>
          </table:table-cell>
          <table:table-cell table:style-name="ce4" table:formula="of:=[.B300]-[.H300]*[.A300]" office:value-type="float" office:value="-30.4825">
            <text:p>-30,4825</text:p>
          </table:table-cell>
          <table:table-cell table:style-name="ce4" table:formula="of:=-[.I300]/[.H300]" office:value-type="float" office:value="298.263209393346">
            <text:p>298,2632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299">
            <text:p>299</text:p>
          </table:table-cell>
          <table:table-cell table:style-name="ce3" office:value-type="float" office:value="0.0753">
            <text:p>0,0753</text:p>
          </table:table-cell>
          <table:table-cell table:style-name="ce4" table:formula="of:=([.B301]-[.$H$2])*256" office:value-type="float" office:value="19.2768">
            <text:p>19,2768</text:p>
          </table:table-cell>
          <table:table-cell table:style-name="ce2" table:formula="of:=ROUND([.C301])+128" office:value-type="float" office:value="147">
            <text:p>147</text:p>
          </table:table-cell>
          <table:table-cell table:style-name="ce4" table:formula="of:=DEC2HEX([.D301])" office:value-type="string" office:string-value="93">
            <text:p>93</text:p>
          </table:table-cell>
          <table:table-cell table:style-name="ce4" table:formula="of:=([.B301]*[.B301])" office:value-type="float" office:value="0.00567009">
            <text:p>0,0057</text:p>
          </table:table-cell>
          <table:table-cell table:style-name="ce4" table:formula="of:=[.B301]-[.B300]" office:value-type="float" office:value="0.1022">
            <text:p>0,102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00">
            <text:p>300</text:p>
          </table:table-cell>
          <table:table-cell table:style-name="ce3" office:value-type="float" office:value="0.1648">
            <text:p>0,1648</text:p>
          </table:table-cell>
          <table:table-cell table:style-name="ce4" table:formula="of:=([.B302]-[.$H$2])*256" office:value-type="float" office:value="42.1888">
            <text:p>42,1888</text:p>
          </table:table-cell>
          <table:table-cell table:style-name="ce2" table:formula="of:=ROUND([.C302])+128" office:value-type="float" office:value="170">
            <text:p>170</text:p>
          </table:table-cell>
          <table:table-cell table:style-name="ce4" table:formula="of:=DEC2HEX([.D302])" office:value-type="string" office:string-value="AA">
            <text:p>AA</text:p>
          </table:table-cell>
          <table:table-cell table:style-name="ce4" table:formula="of:=([.B302]*[.B302])" office:value-type="float" office:value="0.02715904">
            <text:p>0,0272</text:p>
          </table:table-cell>
          <table:table-cell table:style-name="ce4" table:formula="of:=[.B302]-[.B301]" office:value-type="float" office:value="0.0895">
            <text:p>0,089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01">
            <text:p>301</text:p>
          </table:table-cell>
          <table:table-cell table:style-name="ce3" office:value-type="float" office:value="0.2606">
            <text:p>0,2606</text:p>
          </table:table-cell>
          <table:table-cell table:style-name="ce4" table:formula="of:=([.B303]-[.$H$2])*256" office:value-type="float" office:value="66.7136">
            <text:p>66,7136</text:p>
          </table:table-cell>
          <table:table-cell table:style-name="ce2" table:formula="of:=ROUND([.C303])+128" office:value-type="float" office:value="195">
            <text:p>195</text:p>
          </table:table-cell>
          <table:table-cell table:style-name="ce4" table:formula="of:=DEC2HEX([.D303])" office:value-type="string" office:string-value="C3">
            <text:p>C3</text:p>
          </table:table-cell>
          <table:table-cell table:style-name="ce4" table:formula="of:=([.B303]*[.B303])" office:value-type="float" office:value="0.06791236">
            <text:p>0,0679</text:p>
          </table:table-cell>
          <table:table-cell table:style-name="ce4" table:formula="of:=[.B303]-[.B302]" office:value-type="float" office:value="0.0958">
            <text:p>0,095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02">
            <text:p>302</text:p>
          </table:table-cell>
          <table:table-cell table:style-name="ce3" office:value-type="float" office:value="0.3421">
            <text:p>0,3421</text:p>
          </table:table-cell>
          <table:table-cell table:style-name="ce4" table:formula="of:=([.B304]-[.$H$2])*256" office:value-type="float" office:value="87.5776">
            <text:p>87,5776</text:p>
          </table:table-cell>
          <table:table-cell table:style-name="ce2" table:formula="of:=ROUND([.C304])+128" office:value-type="float" office:value="216">
            <text:p>216</text:p>
          </table:table-cell>
          <table:table-cell table:style-name="ce4" table:formula="of:=DEC2HEX([.D304])" office:value-type="string" office:string-value="D8">
            <text:p>D8</text:p>
          </table:table-cell>
          <table:table-cell table:style-name="ce4" table:formula="of:=([.B304]*[.B304])" office:value-type="float" office:value="0.11703241">
            <text:p>0,1170</text:p>
          </table:table-cell>
          <table:table-cell table:style-name="ce4" table:formula="of:=[.B304]-[.B303]" office:value-type="float" office:value="0.0815">
            <text:p>0,081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03">
            <text:p>303</text:p>
          </table:table-cell>
          <table:table-cell table:style-name="ce3" office:value-type="float" office:value="0.396">
            <text:p>0,3960</text:p>
          </table:table-cell>
          <table:table-cell table:style-name="ce4" table:formula="of:=([.B305]-[.$H$2])*256" office:value-type="float" office:value="101.376">
            <text:p>101,3760</text:p>
          </table:table-cell>
          <table:table-cell table:style-name="ce2" table:formula="of:=ROUND([.C305])+128" office:value-type="float" office:value="229">
            <text:p>229</text:p>
          </table:table-cell>
          <table:table-cell table:style-name="ce4" table:formula="of:=DEC2HEX([.D305])" office:value-type="string" office:string-value="E5">
            <text:p>E5</text:p>
          </table:table-cell>
          <table:table-cell table:style-name="ce4" table:formula="of:=([.B305]*[.B305])" office:value-type="float" office:value="0.156816">
            <text:p>0,1568</text:p>
          </table:table-cell>
          <table:table-cell table:style-name="ce4" table:formula="of:=[.B305]-[.B304]" office:value-type="float" office:value="0.0539">
            <text:p>0,0539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04">
            <text:p>304</text:p>
          </table:table-cell>
          <table:table-cell table:style-name="ce3" office:value-type="float" office:value="0.4189">
            <text:p>0,4189</text:p>
          </table:table-cell>
          <table:table-cell table:style-name="ce4" table:formula="of:=([.B306]-[.$H$2])*256" office:value-type="float" office:value="107.2384">
            <text:p>107,2384</text:p>
          </table:table-cell>
          <table:table-cell table:style-name="ce2" table:formula="of:=ROUND([.C306])+128" office:value-type="float" office:value="235">
            <text:p>235</text:p>
          </table:table-cell>
          <table:table-cell table:style-name="ce4" table:formula="of:=DEC2HEX([.D306])" office:value-type="string" office:string-value="EB">
            <text:p>EB</text:p>
          </table:table-cell>
          <table:table-cell table:style-name="ce4" table:formula="of:=([.B306]*[.B306])" office:value-type="float" office:value="0.17547721">
            <text:p>0,1755</text:p>
          </table:table-cell>
          <table:table-cell table:style-name="ce4" table:formula="of:=[.B306]-[.B305]" office:value-type="float" office:value="0.0229">
            <text:p>0,0229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05">
            <text:p>305</text:p>
          </table:table-cell>
          <table:table-cell table:style-name="ce3" office:value-type="float" office:value="0.4082">
            <text:p>0,4082</text:p>
          </table:table-cell>
          <table:table-cell table:style-name="ce4" table:formula="of:=([.B307]-[.$H$2])*256" office:value-type="float" office:value="104.4992">
            <text:p>104,4992</text:p>
          </table:table-cell>
          <table:table-cell table:style-name="ce2" table:formula="of:=ROUND([.C307])+128" office:value-type="float" office:value="232">
            <text:p>232</text:p>
          </table:table-cell>
          <table:table-cell table:style-name="ce4" table:formula="of:=DEC2HEX([.D307])" office:value-type="string" office:string-value="E8">
            <text:p>E8</text:p>
          </table:table-cell>
          <table:table-cell table:style-name="ce4" table:formula="of:=([.B307]*[.B307])" office:value-type="float" office:value="0.16662724">
            <text:p>0,1666</text:p>
          </table:table-cell>
          <table:table-cell table:style-name="ce4" table:formula="of:=[.B307]-[.B306]" office:value-type="float" office:value="-0.0107">
            <text:p>-0,010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06">
            <text:p>306</text:p>
          </table:table-cell>
          <table:table-cell table:style-name="ce3" office:value-type="float" office:value="0.3738">
            <text:p>0,3738</text:p>
          </table:table-cell>
          <table:table-cell table:style-name="ce4" table:formula="of:=([.B308]-[.$H$2])*256" office:value-type="float" office:value="95.6928">
            <text:p>95,6928</text:p>
          </table:table-cell>
          <table:table-cell table:style-name="ce2" table:formula="of:=ROUND([.C308])+128" office:value-type="float" office:value="224">
            <text:p>224</text:p>
          </table:table-cell>
          <table:table-cell table:style-name="ce4" table:formula="of:=DEC2HEX([.D308])" office:value-type="string" office:string-value="E0">
            <text:p>E0</text:p>
          </table:table-cell>
          <table:table-cell table:style-name="ce4" table:formula="of:=([.B308]*[.B308])" office:value-type="float" office:value="0.13972644">
            <text:p>0,1397</text:p>
          </table:table-cell>
          <table:table-cell table:style-name="ce4" table:formula="of:=[.B308]-[.B307]" office:value-type="float" office:value="-0.0344">
            <text:p>-0,0344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07">
            <text:p>307</text:p>
          </table:table-cell>
          <table:table-cell table:style-name="ce3" office:value-type="float" office:value="0.3008">
            <text:p>0,3008</text:p>
          </table:table-cell>
          <table:table-cell table:style-name="ce4" table:formula="of:=([.B309]-[.$H$2])*256" office:value-type="float" office:value="77.0048">
            <text:p>77,0048</text:p>
          </table:table-cell>
          <table:table-cell table:style-name="ce2" table:formula="of:=ROUND([.C309])+128" office:value-type="float" office:value="205">
            <text:p>205</text:p>
          </table:table-cell>
          <table:table-cell table:style-name="ce4" table:formula="of:=DEC2HEX([.D309])" office:value-type="string" office:string-value="CD">
            <text:p>CD</text:p>
          </table:table-cell>
          <table:table-cell table:style-name="ce4" table:formula="of:=([.B309]*[.B309])" office:value-type="float" office:value="0.09048064">
            <text:p>0,0905</text:p>
          </table:table-cell>
          <table:table-cell table:style-name="ce4" table:formula="of:=[.B309]-[.B308]" office:value-type="float" office:value="-0.073">
            <text:p>-0,073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08">
            <text:p>308</text:p>
          </table:table-cell>
          <table:table-cell table:style-name="ce3" office:value-type="float" office:value="0.2068">
            <text:p>0,2068</text:p>
          </table:table-cell>
          <table:table-cell table:style-name="ce4" table:formula="of:=([.B310]-[.$H$2])*256" office:value-type="float" office:value="52.9408">
            <text:p>52,9408</text:p>
          </table:table-cell>
          <table:table-cell table:style-name="ce2" table:formula="of:=ROUND([.C310])+128" office:value-type="float" office:value="181">
            <text:p>181</text:p>
          </table:table-cell>
          <table:table-cell table:style-name="ce4" table:formula="of:=DEC2HEX([.D310])" office:value-type="string" office:string-value="B5">
            <text:p>B5</text:p>
          </table:table-cell>
          <table:table-cell table:style-name="ce4" table:formula="of:=([.B310]*[.B310])" office:value-type="float" office:value="0.04276624">
            <text:p>0,0428</text:p>
          </table:table-cell>
          <table:table-cell table:style-name="ce4" table:formula="of:=[.B310]-[.B309]" office:value-type="float" office:value="-0.094">
            <text:p>-0,094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09">
            <text:p>309</text:p>
          </table:table-cell>
          <table:table-cell table:style-name="ce3" office:value-type="float" office:value="0.0975">
            <text:p>0,0975</text:p>
          </table:table-cell>
          <table:table-cell table:style-name="ce4" table:formula="of:=([.B311]-[.$H$2])*256" office:value-type="float" office:value="24.96">
            <text:p>24,9600</text:p>
          </table:table-cell>
          <table:table-cell table:style-name="ce2" table:formula="of:=ROUND([.C311])+128" office:value-type="float" office:value="153">
            <text:p>153</text:p>
          </table:table-cell>
          <table:table-cell table:style-name="ce4" table:formula="of:=DEC2HEX([.D311])" office:value-type="string" office:string-value="99">
            <text:p>99</text:p>
          </table:table-cell>
          <table:table-cell table:style-name="ce4" table:formula="of:=([.B311]*[.B311])" office:value-type="float" office:value="0.00950625">
            <text:p>0,0095</text:p>
          </table:table-cell>
          <table:table-cell table:style-name="ce4" table:formula="of:=[.B311]-[.B310]" office:value-type="float" office:value="-0.1093">
            <text:p>-0,109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10">
            <text:p>310</text:p>
          </table:table-cell>
          <table:table-cell table:style-name="ce3" office:value-type="float" office:value="0.0096">
            <text:p>0,0096</text:p>
          </table:table-cell>
          <table:table-cell table:style-name="ce4" table:formula="of:=([.B312]-[.$H$2])*256" office:value-type="float" office:value="2.4576">
            <text:p>2,4576</text:p>
          </table:table-cell>
          <table:table-cell table:style-name="ce2" table:formula="of:=ROUND([.C312])+128" office:value-type="float" office:value="130">
            <text:p>130</text:p>
          </table:table-cell>
          <table:table-cell table:style-name="ce4" table:formula="of:=DEC2HEX([.D312])" office:value-type="string" office:string-value="82">
            <text:p>82</text:p>
          </table:table-cell>
          <table:table-cell table:style-name="ce4" table:formula="of:=([.B312]*[.B312])" office:value-type="float" office:value="0.00009216">
            <text:p>0,0001</text:p>
          </table:table-cell>
          <table:table-cell table:style-name="ce4" table:formula="of:=[.B312]-[.B311]" office:value-type="float" office:value="-0.0879">
            <text:p>-0,0879</text:p>
          </table:table-cell>
          <table:table-cell table:style-name="ce4" table:formula="of:=([.B313]-[.B312])/([.A313]-[.A312])" office:value-type="float" office:value="-0.1077">
            <text:p>-0,1077</text:p>
          </table:table-cell>
          <table:table-cell table:style-name="ce4" table:formula="of:=[.B312]-[.H312]*[.A312]" office:value-type="float" office:value="33.3966">
            <text:p>33,3966</text:p>
          </table:table-cell>
          <table:table-cell table:style-name="ce4" table:formula="of:=-[.I312]/[.H312]" office:value-type="float" office:value="310.089136490251">
            <text:p>310,0891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311">
            <text:p>311</text:p>
          </table:table-cell>
          <table:table-cell table:style-name="ce3" office:value-type="float" office:value="-0.0981">
            <text:p>-0,0981</text:p>
          </table:table-cell>
          <table:table-cell table:style-name="ce4" table:formula="of:=([.B313]-[.$H$2])*256" office:value-type="float" office:value="-25.1136">
            <text:p>-25,1136</text:p>
          </table:table-cell>
          <table:table-cell table:style-name="ce2" table:formula="of:=ROUND([.C313])+128" office:value-type="float" office:value="103">
            <text:p>103</text:p>
          </table:table-cell>
          <table:table-cell table:style-name="ce4" table:formula="of:=DEC2HEX([.D313])" office:value-type="string" office:string-value="67">
            <text:p>67</text:p>
          </table:table-cell>
          <table:table-cell table:style-name="ce4" table:formula="of:=([.B313]*[.B313])" office:value-type="float" office:value="0.00962361">
            <text:p>0,0096</text:p>
          </table:table-cell>
          <table:table-cell table:style-name="ce4" table:formula="of:=[.B313]-[.B312]" office:value-type="float" office:value="-0.1077">
            <text:p>-0,107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12">
            <text:p>312</text:p>
          </table:table-cell>
          <table:table-cell table:style-name="ce3" office:value-type="float" office:value="-0.1875">
            <text:p>-0,1875</text:p>
          </table:table-cell>
          <table:table-cell table:style-name="ce4" table:formula="of:=([.B314]-[.$H$2])*256" office:value-type="float" office:value="-48">
            <text:p>-48,0000</text:p>
          </table:table-cell>
          <table:table-cell table:style-name="ce2" table:formula="of:=ROUND([.C314])+128" office:value-type="float" office:value="80">
            <text:p>80</text:p>
          </table:table-cell>
          <table:table-cell table:style-name="ce4" table:formula="of:=DEC2HEX([.D314])" office:value-type="string" office:string-value="50">
            <text:p>50</text:p>
          </table:table-cell>
          <table:table-cell table:style-name="ce4" table:formula="of:=([.B314]*[.B314])" office:value-type="float" office:value="0.03515625">
            <text:p>0,0352</text:p>
          </table:table-cell>
          <table:table-cell table:style-name="ce4" table:formula="of:=[.B314]-[.B313]" office:value-type="float" office:value="-0.0894">
            <text:p>-0,0894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13">
            <text:p>313</text:p>
          </table:table-cell>
          <table:table-cell table:style-name="ce3" office:value-type="float" office:value="-0.2684">
            <text:p>-0,2684</text:p>
          </table:table-cell>
          <table:table-cell table:style-name="ce4" table:formula="of:=([.B315]-[.$H$2])*256" office:value-type="float" office:value="-68.7104">
            <text:p>-68,7104</text:p>
          </table:table-cell>
          <table:table-cell table:style-name="ce2" table:formula="of:=ROUND([.C315])+128" office:value-type="float" office:value="59">
            <text:p>59</text:p>
          </table:table-cell>
          <table:table-cell table:style-name="ce4" table:formula="of:=DEC2HEX([.D315])" office:value-type="string" office:string-value="3B">
            <text:p>3B</text:p>
          </table:table-cell>
          <table:table-cell table:style-name="ce4" table:formula="of:=([.B315]*[.B315])" office:value-type="float" office:value="0.07203856">
            <text:p>0,0720</text:p>
          </table:table-cell>
          <table:table-cell table:style-name="ce4" table:formula="of:=[.B315]-[.B314]" office:value-type="float" office:value="-0.0809">
            <text:p>-0,0809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14">
            <text:p>314</text:p>
          </table:table-cell>
          <table:table-cell table:style-name="ce3" office:value-type="float" office:value="-0.3319">
            <text:p>-0,3319</text:p>
          </table:table-cell>
          <table:table-cell table:style-name="ce4" table:formula="of:=([.B316]-[.$H$2])*256" office:value-type="float" office:value="-84.9664">
            <text:p>-84,9664</text:p>
          </table:table-cell>
          <table:table-cell table:style-name="ce2" table:formula="of:=ROUND([.C316])+128" office:value-type="float" office:value="43">
            <text:p>43</text:p>
          </table:table-cell>
          <table:table-cell table:style-name="ce4" table:formula="of:=DEC2HEX([.D316])" office:value-type="string" office:string-value="2B">
            <text:p>2B</text:p>
          </table:table-cell>
          <table:table-cell table:style-name="ce4" table:formula="of:=([.B316]*[.B316])" office:value-type="float" office:value="0.11015761">
            <text:p>0,1102</text:p>
          </table:table-cell>
          <table:table-cell table:style-name="ce4" table:formula="of:=[.B316]-[.B315]" office:value-type="float" office:value="-0.0635">
            <text:p>-0,063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15">
            <text:p>315</text:p>
          </table:table-cell>
          <table:table-cell table:style-name="ce3" office:value-type="float" office:value="-0.3758">
            <text:p>-0,3758</text:p>
          </table:table-cell>
          <table:table-cell table:style-name="ce4" table:formula="of:=([.B317]-[.$H$2])*256" office:value-type="float" office:value="-96.2048">
            <text:p>-96,2048</text:p>
          </table:table-cell>
          <table:table-cell table:style-name="ce2" table:formula="of:=ROUND([.C317])+128" office:value-type="float" office:value="32">
            <text:p>32</text:p>
          </table:table-cell>
          <table:table-cell table:style-name="ce4" table:formula="of:=DEC2HEX([.D317])" office:value-type="string" office:string-value="20">
            <text:p>20</text:p>
          </table:table-cell>
          <table:table-cell table:style-name="ce4" table:formula="of:=([.B317]*[.B317])" office:value-type="float" office:value="0.14122564">
            <text:p>0,1412</text:p>
          </table:table-cell>
          <table:table-cell table:style-name="ce4" table:formula="of:=[.B317]-[.B316]" office:value-type="float" office:value="-0.0439">
            <text:p>-0,0439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16">
            <text:p>316</text:p>
          </table:table-cell>
          <table:table-cell table:style-name="ce3" office:value-type="float" office:value="-0.3865">
            <text:p>-0,3865</text:p>
          </table:table-cell>
          <table:table-cell table:style-name="ce4" table:formula="of:=([.B318]-[.$H$2])*256" office:value-type="float" office:value="-98.944">
            <text:p>-98,9440</text:p>
          </table:table-cell>
          <table:table-cell table:style-name="ce2" table:formula="of:=ROUND([.C318])+128" office:value-type="float" office:value="29">
            <text:p>29</text:p>
          </table:table-cell>
          <table:table-cell table:style-name="ce4" table:formula="of:=DEC2HEX([.D318])" office:value-type="string" office:string-value="1D">
            <text:p>1D</text:p>
          </table:table-cell>
          <table:table-cell table:style-name="ce4" table:formula="of:=([.B318]*[.B318])" office:value-type="float" office:value="0.14938225">
            <text:p>0,1494</text:p>
          </table:table-cell>
          <table:table-cell table:style-name="ce4" table:formula="of:=[.B318]-[.B317]" office:value-type="float" office:value="-0.0107">
            <text:p>-0,010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17">
            <text:p>317</text:p>
          </table:table-cell>
          <table:table-cell table:style-name="ce3" office:value-type="float" office:value="-0.3758">
            <text:p>-0,3758</text:p>
          </table:table-cell>
          <table:table-cell table:style-name="ce4" table:formula="of:=([.B319]-[.$H$2])*256" office:value-type="float" office:value="-96.2048">
            <text:p>-96,2048</text:p>
          </table:table-cell>
          <table:table-cell table:style-name="ce2" table:formula="of:=ROUND([.C319])+128" office:value-type="float" office:value="32">
            <text:p>32</text:p>
          </table:table-cell>
          <table:table-cell table:style-name="ce4" table:formula="of:=DEC2HEX([.D319])" office:value-type="string" office:string-value="20">
            <text:p>20</text:p>
          </table:table-cell>
          <table:table-cell table:style-name="ce4" table:formula="of:=([.B319]*[.B319])" office:value-type="float" office:value="0.14122564">
            <text:p>0,1412</text:p>
          </table:table-cell>
          <table:table-cell table:style-name="ce4" table:formula="of:=[.B319]-[.B318]" office:value-type="float" office:value="0.0107">
            <text:p>0,010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18">
            <text:p>318</text:p>
          </table:table-cell>
          <table:table-cell table:style-name="ce3" office:value-type="float" office:value="-0.3192">
            <text:p>-0,3192</text:p>
          </table:table-cell>
          <table:table-cell table:style-name="ce4" table:formula="of:=([.B320]-[.$H$2])*256" office:value-type="float" office:value="-81.7152">
            <text:p>-81,7152</text:p>
          </table:table-cell>
          <table:table-cell table:style-name="ce2" table:formula="of:=ROUND([.C320])+128" office:value-type="float" office:value="46">
            <text:p>46</text:p>
          </table:table-cell>
          <table:table-cell table:style-name="ce4" table:formula="of:=DEC2HEX([.D320])" office:value-type="string" office:string-value="2E">
            <text:p>2E</text:p>
          </table:table-cell>
          <table:table-cell table:style-name="ce4" table:formula="of:=([.B320]*[.B320])" office:value-type="float" office:value="0.10188864">
            <text:p>0,1019</text:p>
          </table:table-cell>
          <table:table-cell table:style-name="ce4" table:formula="of:=[.B320]-[.B319]" office:value-type="float" office:value="0.0566">
            <text:p>0,056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19">
            <text:p>319</text:p>
          </table:table-cell>
          <table:table-cell table:style-name="ce3" office:value-type="float" office:value="-0.2377">
            <text:p>-0,2377</text:p>
          </table:table-cell>
          <table:table-cell table:style-name="ce4" table:formula="of:=([.B321]-[.$H$2])*256" office:value-type="float" office:value="-60.8512">
            <text:p>-60,8512</text:p>
          </table:table-cell>
          <table:table-cell table:style-name="ce2" table:formula="of:=ROUND([.C321])+128" office:value-type="float" office:value="67">
            <text:p>67</text:p>
          </table:table-cell>
          <table:table-cell table:style-name="ce4" table:formula="of:=DEC2HEX([.D321])" office:value-type="string" office:string-value="43">
            <text:p>43</text:p>
          </table:table-cell>
          <table:table-cell table:style-name="ce4" table:formula="of:=([.B321]*[.B321])" office:value-type="float" office:value="0.05650129">
            <text:p>0,0565</text:p>
          </table:table-cell>
          <table:table-cell table:style-name="ce4" table:formula="of:=[.B321]-[.B320]" office:value-type="float" office:value="0.0815">
            <text:p>0,081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20">
            <text:p>320</text:p>
          </table:table-cell>
          <table:table-cell table:style-name="ce3" office:value-type="float" office:value="-0.13">
            <text:p>-0,1300</text:p>
          </table:table-cell>
          <table:table-cell table:style-name="ce4" table:formula="of:=([.B322]-[.$H$2])*256" office:value-type="float" office:value="-33.28">
            <text:p>-33,2800</text:p>
          </table:table-cell>
          <table:table-cell table:style-name="ce2" table:formula="of:=ROUND([.C322])+128" office:value-type="float" office:value="95">
            <text:p>95</text:p>
          </table:table-cell>
          <table:table-cell table:style-name="ce4" table:formula="of:=DEC2HEX([.D322])" office:value-type="string" office:string-value="5F">
            <text:p>5F</text:p>
          </table:table-cell>
          <table:table-cell table:style-name="ce4" table:formula="of:=([.B322]*[.B322])" office:value-type="float" office:value="0.0169">
            <text:p>0,0169</text:p>
          </table:table-cell>
          <table:table-cell table:style-name="ce4" table:formula="of:=[.B322]-[.B321]" office:value-type="float" office:value="0.1077">
            <text:p>0,107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21">
            <text:p>321</text:p>
          </table:table-cell>
          <table:table-cell table:style-name="ce3" office:value-type="float" office:value="-0.0099">
            <text:p>-0,0099</text:p>
          </table:table-cell>
          <table:table-cell table:style-name="ce4" table:formula="of:=([.B323]-[.$H$2])*256" office:value-type="float" office:value="-2.5344">
            <text:p>-2,5344</text:p>
          </table:table-cell>
          <table:table-cell table:style-name="ce2" table:formula="of:=ROUND([.C323])+128" office:value-type="float" office:value="125">
            <text:p>125</text:p>
          </table:table-cell>
          <table:table-cell table:style-name="ce4" table:formula="of:=DEC2HEX([.D323])" office:value-type="string" office:string-value="7D">
            <text:p>7D</text:p>
          </table:table-cell>
          <table:table-cell table:style-name="ce4" table:formula="of:=([.B323]*[.B323])" office:value-type="float" office:value="0.00009801">
            <text:p>0,0001</text:p>
          </table:table-cell>
          <table:table-cell table:style-name="ce4" table:formula="of:=[.B323]-[.B322]" office:value-type="float" office:value="0.1201">
            <text:p>0,1201</text:p>
          </table:table-cell>
          <table:table-cell table:style-name="ce4" table:formula="of:=([.B324]-[.B323])/([.A324]-[.A323])" office:value-type="float" office:value="0.12">
            <text:p>0,1200</text:p>
          </table:table-cell>
          <table:table-cell table:style-name="ce4" table:formula="of:=[.B323]-[.H323]*[.A323]" office:value-type="float" office:value="-38.5299">
            <text:p>-38,5299</text:p>
          </table:table-cell>
          <table:table-cell table:style-name="ce4" table:formula="of:=-[.I323]/[.H323]" office:value-type="float" office:value="321.0825">
            <text:p>321,0825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322">
            <text:p>322</text:p>
          </table:table-cell>
          <table:table-cell table:style-name="ce3" office:value-type="float" office:value="0.1101">
            <text:p>0,1101</text:p>
          </table:table-cell>
          <table:table-cell table:style-name="ce4" table:formula="of:=([.B324]-[.$H$2])*256" office:value-type="float" office:value="28.1856">
            <text:p>28,1856</text:p>
          </table:table-cell>
          <table:table-cell table:style-name="ce2" table:formula="of:=ROUND([.C324])+128" office:value-type="float" office:value="156">
            <text:p>156</text:p>
          </table:table-cell>
          <table:table-cell table:style-name="ce4" table:formula="of:=DEC2HEX([.D324])" office:value-type="string" office:string-value="9C">
            <text:p>9C</text:p>
          </table:table-cell>
          <table:table-cell table:style-name="ce4" table:formula="of:=([.B324]*[.B324])" office:value-type="float" office:value="0.01212201">
            <text:p>0,0121</text:p>
          </table:table-cell>
          <table:table-cell table:style-name="ce4" table:formula="of:=[.B324]-[.B323]" office:value-type="float" office:value="0.12">
            <text:p>0,120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23">
            <text:p>323</text:p>
          </table:table-cell>
          <table:table-cell table:style-name="ce3" office:value-type="float" office:value="0.2087">
            <text:p>0,2087</text:p>
          </table:table-cell>
          <table:table-cell table:style-name="ce4" table:formula="of:=([.B325]-[.$H$2])*256" office:value-type="float" office:value="53.4272">
            <text:p>53,4272</text:p>
          </table:table-cell>
          <table:table-cell table:style-name="ce2" table:formula="of:=ROUND([.C325])+128" office:value-type="float" office:value="181">
            <text:p>181</text:p>
          </table:table-cell>
          <table:table-cell table:style-name="ce4" table:formula="of:=DEC2HEX([.D325])" office:value-type="string" office:string-value="B5">
            <text:p>B5</text:p>
          </table:table-cell>
          <table:table-cell table:style-name="ce4" table:formula="of:=([.B325]*[.B325])" office:value-type="float" office:value="0.04355569">
            <text:p>0,0436</text:p>
          </table:table-cell>
          <table:table-cell table:style-name="ce4" table:formula="of:=[.B325]-[.B324]" office:value-type="float" office:value="0.0986">
            <text:p>0,098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24">
            <text:p>324</text:p>
          </table:table-cell>
          <table:table-cell table:style-name="ce3" office:value-type="float" office:value="0.2857">
            <text:p>0,2857</text:p>
          </table:table-cell>
          <table:table-cell table:style-name="ce4" table:formula="of:=([.B326]-[.$H$2])*256" office:value-type="float" office:value="73.1392">
            <text:p>73,1392</text:p>
          </table:table-cell>
          <table:table-cell table:style-name="ce2" table:formula="of:=ROUND([.C326])+128" office:value-type="float" office:value="201">
            <text:p>201</text:p>
          </table:table-cell>
          <table:table-cell table:style-name="ce4" table:formula="of:=DEC2HEX([.D326])" office:value-type="string" office:string-value="C9">
            <text:p>C9</text:p>
          </table:table-cell>
          <table:table-cell table:style-name="ce4" table:formula="of:=([.B326]*[.B326])" office:value-type="float" office:value="0.08162449">
            <text:p>0,0816</text:p>
          </table:table-cell>
          <table:table-cell table:style-name="ce4" table:formula="of:=[.B326]-[.B325]" office:value-type="float" office:value="0.077">
            <text:p>0,077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25">
            <text:p>325</text:p>
          </table:table-cell>
          <table:table-cell table:style-name="ce3" office:value-type="float" office:value="0.333">
            <text:p>0,3330</text:p>
          </table:table-cell>
          <table:table-cell table:style-name="ce4" table:formula="of:=([.B327]-[.$H$2])*256" office:value-type="float" office:value="85.248">
            <text:p>85,2480</text:p>
          </table:table-cell>
          <table:table-cell table:style-name="ce2" table:formula="of:=ROUND([.C327])+128" office:value-type="float" office:value="213">
            <text:p>213</text:p>
          </table:table-cell>
          <table:table-cell table:style-name="ce4" table:formula="of:=DEC2HEX([.D327])" office:value-type="string" office:string-value="D5">
            <text:p>D5</text:p>
          </table:table-cell>
          <table:table-cell table:style-name="ce4" table:formula="of:=([.B327]*[.B327])" office:value-type="float" office:value="0.110889">
            <text:p>0,1109</text:p>
          </table:table-cell>
          <table:table-cell table:style-name="ce4" table:formula="of:=[.B327]-[.B326]" office:value-type="float" office:value="0.0473">
            <text:p>0,047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26">
            <text:p>326</text:p>
          </table:table-cell>
          <table:table-cell table:style-name="ce3" office:value-type="float" office:value="0.3542">
            <text:p>0,3542</text:p>
          </table:table-cell>
          <table:table-cell table:style-name="ce4" table:formula="of:=([.B328]-[.$H$2])*256" office:value-type="float" office:value="90.6752">
            <text:p>90,6752</text:p>
          </table:table-cell>
          <table:table-cell table:style-name="ce2" table:formula="of:=ROUND([.C328])+128" office:value-type="float" office:value="219">
            <text:p>219</text:p>
          </table:table-cell>
          <table:table-cell table:style-name="ce4" table:formula="of:=DEC2HEX([.D328])" office:value-type="string" office:string-value="DB">
            <text:p>DB</text:p>
          </table:table-cell>
          <table:table-cell table:style-name="ce4" table:formula="of:=([.B328]*[.B328])" office:value-type="float" office:value="0.12545764">
            <text:p>0,1255</text:p>
          </table:table-cell>
          <table:table-cell table:style-name="ce4" table:formula="of:=[.B328]-[.B327]" office:value-type="float" office:value="0.0212">
            <text:p>0,021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27">
            <text:p>327</text:p>
          </table:table-cell>
          <table:table-cell table:style-name="ce3" office:value-type="float" office:value="0.3437">
            <text:p>0,3437</text:p>
          </table:table-cell>
          <table:table-cell table:style-name="ce4" table:formula="of:=([.B329]-[.$H$2])*256" office:value-type="float" office:value="87.9872">
            <text:p>87,9872</text:p>
          </table:table-cell>
          <table:table-cell table:style-name="ce2" table:formula="of:=ROUND([.C329])+128" office:value-type="float" office:value="216">
            <text:p>216</text:p>
          </table:table-cell>
          <table:table-cell table:style-name="ce4" table:formula="of:=DEC2HEX([.D329])" office:value-type="string" office:string-value="D8">
            <text:p>D8</text:p>
          </table:table-cell>
          <table:table-cell table:style-name="ce4" table:formula="of:=([.B329]*[.B329])" office:value-type="float" office:value="0.11812969">
            <text:p>0,1181</text:p>
          </table:table-cell>
          <table:table-cell table:style-name="ce4" table:formula="of:=[.B329]-[.B328]" office:value-type="float" office:value="-0.0105">
            <text:p>-0,010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28">
            <text:p>328</text:p>
          </table:table-cell>
          <table:table-cell table:style-name="ce3" office:value-type="float" office:value="0.3099">
            <text:p>0,3099</text:p>
          </table:table-cell>
          <table:table-cell table:style-name="ce4" table:formula="of:=([.B330]-[.$H$2])*256" office:value-type="float" office:value="79.3344">
            <text:p>79,3344</text:p>
          </table:table-cell>
          <table:table-cell table:style-name="ce2" table:formula="of:=ROUND([.C330])+128" office:value-type="float" office:value="207">
            <text:p>207</text:p>
          </table:table-cell>
          <table:table-cell table:style-name="ce4" table:formula="of:=DEC2HEX([.D330])" office:value-type="string" office:string-value="CF">
            <text:p>CF</text:p>
          </table:table-cell>
          <table:table-cell table:style-name="ce4" table:formula="of:=([.B330]*[.B330])" office:value-type="float" office:value="0.09603801">
            <text:p>0,0960</text:p>
          </table:table-cell>
          <table:table-cell table:style-name="ce4" table:formula="of:=[.B330]-[.B329]" office:value-type="float" office:value="-0.0338">
            <text:p>-0,033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29">
            <text:p>329</text:p>
          </table:table-cell>
          <table:table-cell table:style-name="ce3" office:value-type="float" office:value="0.2498">
            <text:p>0,2498</text:p>
          </table:table-cell>
          <table:table-cell table:style-name="ce4" table:formula="of:=([.B331]-[.$H$2])*256" office:value-type="float" office:value="63.9488">
            <text:p>63,9488</text:p>
          </table:table-cell>
          <table:table-cell table:style-name="ce2" table:formula="of:=ROUND([.C331])+128" office:value-type="float" office:value="192">
            <text:p>192</text:p>
          </table:table-cell>
          <table:table-cell table:style-name="ce4" table:formula="of:=DEC2HEX([.D331])" office:value-type="string" office:string-value="C0">
            <text:p>C0</text:p>
          </table:table-cell>
          <table:table-cell table:style-name="ce4" table:formula="of:=([.B331]*[.B331])" office:value-type="float" office:value="0.06240004">
            <text:p>0,0624</text:p>
          </table:table-cell>
          <table:table-cell table:style-name="ce4" table:formula="of:=[.B331]-[.B330]" office:value-type="float" office:value="-0.0601">
            <text:p>-0,060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30">
            <text:p>330</text:p>
          </table:table-cell>
          <table:table-cell table:style-name="ce3" office:value-type="float" office:value="0.1469">
            <text:p>0,1469</text:p>
          </table:table-cell>
          <table:table-cell table:style-name="ce4" table:formula="of:=([.B332]-[.$H$2])*256" office:value-type="float" office:value="37.6064">
            <text:p>37,6064</text:p>
          </table:table-cell>
          <table:table-cell table:style-name="ce2" table:formula="of:=ROUND([.C332])+128" office:value-type="float" office:value="166">
            <text:p>166</text:p>
          </table:table-cell>
          <table:table-cell table:style-name="ce4" table:formula="of:=DEC2HEX([.D332])" office:value-type="string" office:string-value="A6">
            <text:p>A6</text:p>
          </table:table-cell>
          <table:table-cell table:style-name="ce4" table:formula="of:=([.B332]*[.B332])" office:value-type="float" office:value="0.02157961">
            <text:p>0,0216</text:p>
          </table:table-cell>
          <table:table-cell table:style-name="ce4" table:formula="of:=[.B332]-[.B331]" office:value-type="float" office:value="-0.1029">
            <text:p>-0,1029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31">
            <text:p>331</text:p>
          </table:table-cell>
          <table:table-cell table:style-name="ce3" office:value-type="float" office:value="0.0447">
            <text:p>0,0447</text:p>
          </table:table-cell>
          <table:table-cell table:style-name="ce4" table:formula="of:=([.B333]-[.$H$2])*256" office:value-type="float" office:value="11.4432">
            <text:p>11,4432</text:p>
          </table:table-cell>
          <table:table-cell table:style-name="ce2" table:formula="of:=ROUND([.C333])+128" office:value-type="float" office:value="139">
            <text:p>139</text:p>
          </table:table-cell>
          <table:table-cell table:style-name="ce4" table:formula="of:=DEC2HEX([.D333])" office:value-type="string" office:string-value="8B">
            <text:p>8B</text:p>
          </table:table-cell>
          <table:table-cell table:style-name="ce4" table:formula="of:=([.B333]*[.B333])" office:value-type="float" office:value="0.00199809">
            <text:p>0,0020</text:p>
          </table:table-cell>
          <table:table-cell table:style-name="ce4" table:formula="of:=[.B333]-[.B332]" office:value-type="float" office:value="-0.1022">
            <text:p>-0,1022</text:p>
          </table:table-cell>
          <table:table-cell table:style-name="ce4" table:formula="of:=([.B334]-[.B333])/([.A334]-[.A333])" office:value-type="float" office:value="-0.1253">
            <text:p>-0,1253</text:p>
          </table:table-cell>
          <table:table-cell table:style-name="ce4" table:formula="of:=[.B333]-[.H333]*[.A333]" office:value-type="float" office:value="41.519">
            <text:p>41,5190</text:p>
          </table:table-cell>
          <table:table-cell table:style-name="ce4" table:formula="of:=-[.I333]/[.H333]" office:value-type="float" office:value="331.356743814844">
            <text:p>331,3567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332">
            <text:p>332</text:p>
          </table:table-cell>
          <table:table-cell table:style-name="ce3" office:value-type="float" office:value="-0.0806">
            <text:p>-0,0806</text:p>
          </table:table-cell>
          <table:table-cell table:style-name="ce4" table:formula="of:=([.B334]-[.$H$2])*256" office:value-type="float" office:value="-20.6336">
            <text:p>-20,6336</text:p>
          </table:table-cell>
          <table:table-cell table:style-name="ce2" table:formula="of:=ROUND([.C334])+128" office:value-type="float" office:value="107">
            <text:p>107</text:p>
          </table:table-cell>
          <table:table-cell table:style-name="ce4" table:formula="of:=DEC2HEX([.D334])" office:value-type="string" office:string-value="6B">
            <text:p>6B</text:p>
          </table:table-cell>
          <table:table-cell table:style-name="ce4" table:formula="of:=([.B334]*[.B334])" office:value-type="float" office:value="0.00649636">
            <text:p>0,0065</text:p>
          </table:table-cell>
          <table:table-cell table:style-name="ce4" table:formula="of:=[.B334]-[.B333]" office:value-type="float" office:value="-0.1253">
            <text:p>-0,125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33">
            <text:p>333</text:p>
          </table:table-cell>
          <table:table-cell table:style-name="ce3" office:value-type="float" office:value="-0.2061">
            <text:p>-0,2061</text:p>
          </table:table-cell>
          <table:table-cell table:style-name="ce4" table:formula="of:=([.B335]-[.$H$2])*256" office:value-type="float" office:value="-52.7616">
            <text:p>-52,7616</text:p>
          </table:table-cell>
          <table:table-cell table:style-name="ce2" table:formula="of:=ROUND([.C335])+128" office:value-type="float" office:value="75">
            <text:p>75</text:p>
          </table:table-cell>
          <table:table-cell table:style-name="ce4" table:formula="of:=DEC2HEX([.D335])" office:value-type="string" office:string-value="4B">
            <text:p>4B</text:p>
          </table:table-cell>
          <table:table-cell table:style-name="ce4" table:formula="of:=([.B335]*[.B335])" office:value-type="float" office:value="0.04247721">
            <text:p>0,0425</text:p>
          </table:table-cell>
          <table:table-cell table:style-name="ce4" table:formula="of:=[.B335]-[.B334]" office:value-type="float" office:value="-0.1255">
            <text:p>-0,125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34">
            <text:p>334</text:p>
          </table:table-cell>
          <table:table-cell table:style-name="ce3" office:value-type="float" office:value="-0.3261">
            <text:p>-0,3261</text:p>
          </table:table-cell>
          <table:table-cell table:style-name="ce4" table:formula="of:=([.B336]-[.$H$2])*256" office:value-type="float" office:value="-83.4816">
            <text:p>-83,4816</text:p>
          </table:table-cell>
          <table:table-cell table:style-name="ce2" table:formula="of:=ROUND([.C336])+128" office:value-type="float" office:value="45">
            <text:p>45</text:p>
          </table:table-cell>
          <table:table-cell table:style-name="ce4" table:formula="of:=DEC2HEX([.D336])" office:value-type="string" office:string-value="2D">
            <text:p>2D</text:p>
          </table:table-cell>
          <table:table-cell table:style-name="ce4" table:formula="of:=([.B336]*[.B336])" office:value-type="float" office:value="0.10634121">
            <text:p>0,1063</text:p>
          </table:table-cell>
          <table:table-cell table:style-name="ce4" table:formula="of:=[.B336]-[.B335]" office:value-type="float" office:value="-0.12">
            <text:p>-0,120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35">
            <text:p>335</text:p>
          </table:table-cell>
          <table:table-cell table:style-name="ce3" office:value-type="float" office:value="-0.3847">
            <text:p>-0,3847</text:p>
          </table:table-cell>
          <table:table-cell table:style-name="ce4" table:formula="of:=([.B337]-[.$H$2])*256" office:value-type="float" office:value="-98.4832">
            <text:p>-98,4832</text:p>
          </table:table-cell>
          <table:table-cell table:style-name="ce2" table:formula="of:=ROUND([.C337])+128" office:value-type="float" office:value="30">
            <text:p>30</text:p>
          </table:table-cell>
          <table:table-cell table:style-name="ce4" table:formula="of:=DEC2HEX([.D337])" office:value-type="string" office:string-value="1E">
            <text:p>1E</text:p>
          </table:table-cell>
          <table:table-cell table:style-name="ce4" table:formula="of:=([.B337]*[.B337])" office:value-type="float" office:value="0.14799409">
            <text:p>0,1480</text:p>
          </table:table-cell>
          <table:table-cell table:style-name="ce4" table:formula="of:=[.B337]-[.B336]" office:value-type="float" office:value="-0.0586">
            <text:p>-0,058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36">
            <text:p>336</text:p>
          </table:table-cell>
          <table:table-cell table:style-name="ce3" office:value-type="float" office:value="-0.4295">
            <text:p>-0,4295</text:p>
          </table:table-cell>
          <table:table-cell table:style-name="ce4" table:formula="of:=([.B338]-[.$H$2])*256" office:value-type="float" office:value="-109.952">
            <text:p>-109,9520</text:p>
          </table:table-cell>
          <table:table-cell table:style-name="ce2" table:formula="of:=ROUND([.C338])+128" office:value-type="float" office:value="18">
            <text:p>18</text:p>
          </table:table-cell>
          <table:table-cell table:style-name="ce4" table:formula="of:=DEC2HEX([.D338])" office:value-type="string" office:string-value="12">
            <text:p>12</text:p>
          </table:table-cell>
          <table:table-cell table:style-name="ce4" table:formula="of:=([.B338]*[.B338])" office:value-type="float" office:value="0.18447025">
            <text:p>0,1845</text:p>
          </table:table-cell>
          <table:table-cell table:style-name="ce4" table:formula="of:=[.B338]-[.B337]" office:value-type="float" office:value="-0.0448">
            <text:p>-0,044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37">
            <text:p>337</text:p>
          </table:table-cell>
          <table:table-cell table:style-name="ce3" office:value-type="float" office:value="-0.4197">
            <text:p>-0,4197</text:p>
          </table:table-cell>
          <table:table-cell table:style-name="ce4" table:formula="of:=([.B339]-[.$H$2])*256" office:value-type="float" office:value="-107.4432">
            <text:p>-107,4432</text:p>
          </table:table-cell>
          <table:table-cell table:style-name="ce2" table:formula="of:=ROUND([.C339])+128" office:value-type="float" office:value="21">
            <text:p>21</text:p>
          </table:table-cell>
          <table:table-cell table:style-name="ce4" table:formula="of:=DEC2HEX([.D339])" office:value-type="string" office:string-value="15">
            <text:p>15</text:p>
          </table:table-cell>
          <table:table-cell table:style-name="ce4" table:formula="of:=([.B339]*[.B339])" office:value-type="float" office:value="0.17614809">
            <text:p>0,1761</text:p>
          </table:table-cell>
          <table:table-cell table:style-name="ce4" table:formula="of:=[.B339]-[.B338]" office:value-type="float" office:value="0.00979999999999998">
            <text:p>0,009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38">
            <text:p>338</text:p>
          </table:table-cell>
          <table:table-cell table:style-name="ce3" office:value-type="float" office:value="-0.3646">
            <text:p>-0,3646</text:p>
          </table:table-cell>
          <table:table-cell table:style-name="ce4" table:formula="of:=([.B340]-[.$H$2])*256" office:value-type="float" office:value="-93.3376">
            <text:p>-93,3376</text:p>
          </table:table-cell>
          <table:table-cell table:style-name="ce2" table:formula="of:=ROUND([.C340])+128" office:value-type="float" office:value="35">
            <text:p>35</text:p>
          </table:table-cell>
          <table:table-cell table:style-name="ce4" table:formula="of:=DEC2HEX([.D340])" office:value-type="string" office:string-value="23">
            <text:p>23</text:p>
          </table:table-cell>
          <table:table-cell table:style-name="ce4" table:formula="of:=([.B340]*[.B340])" office:value-type="float" office:value="0.13293316">
            <text:p>0,1329</text:p>
          </table:table-cell>
          <table:table-cell table:style-name="ce4" table:formula="of:=[.B340]-[.B339]" office:value-type="float" office:value="0.0551">
            <text:p>0,055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39">
            <text:p>339</text:p>
          </table:table-cell>
          <table:table-cell table:style-name="ce3" office:value-type="float" office:value="-0.2791">
            <text:p>-0,2791</text:p>
          </table:table-cell>
          <table:table-cell table:style-name="ce4" table:formula="of:=([.B341]-[.$H$2])*256" office:value-type="float" office:value="-71.4496">
            <text:p>-71,4496</text:p>
          </table:table-cell>
          <table:table-cell table:style-name="ce2" table:formula="of:=ROUND([.C341])+128" office:value-type="float" office:value="57">
            <text:p>57</text:p>
          </table:table-cell>
          <table:table-cell table:style-name="ce4" table:formula="of:=DEC2HEX([.D341])" office:value-type="string" office:string-value="39">
            <text:p>39</text:p>
          </table:table-cell>
          <table:table-cell table:style-name="ce4" table:formula="of:=([.B341]*[.B341])" office:value-type="float" office:value="0.07789681">
            <text:p>0,0779</text:p>
          </table:table-cell>
          <table:table-cell table:style-name="ce4" table:formula="of:=[.B341]-[.B340]" office:value-type="float" office:value="0.0855">
            <text:p>0,085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40">
            <text:p>340</text:p>
          </table:table-cell>
          <table:table-cell table:style-name="ce3" office:value-type="float" office:value="-0.1586">
            <text:p>-0,1586</text:p>
          </table:table-cell>
          <table:table-cell table:style-name="ce4" table:formula="of:=([.B342]-[.$H$2])*256" office:value-type="float" office:value="-40.6016">
            <text:p>-40,6016</text:p>
          </table:table-cell>
          <table:table-cell table:style-name="ce2" table:formula="of:=ROUND([.C342])+128" office:value-type="float" office:value="87">
            <text:p>87</text:p>
          </table:table-cell>
          <table:table-cell table:style-name="ce4" table:formula="of:=DEC2HEX([.D342])" office:value-type="string" office:string-value="57">
            <text:p>57</text:p>
          </table:table-cell>
          <table:table-cell table:style-name="ce4" table:formula="of:=([.B342]*[.B342])" office:value-type="float" office:value="0.02515396">
            <text:p>0,0252</text:p>
          </table:table-cell>
          <table:table-cell table:style-name="ce4" table:formula="of:=[.B342]-[.B341]" office:value-type="float" office:value="0.1205">
            <text:p>0,120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41">
            <text:p>341</text:p>
          </table:table-cell>
          <table:table-cell table:style-name="ce3" office:value-type="float" office:value="-0.0362">
            <text:p>-0,0362</text:p>
          </table:table-cell>
          <table:table-cell table:style-name="ce4" table:formula="of:=([.B343]-[.$H$2])*256" office:value-type="float" office:value="-9.2672">
            <text:p>-9,2672</text:p>
          </table:table-cell>
          <table:table-cell table:style-name="ce2" table:formula="of:=ROUND([.C343])+128" office:value-type="float" office:value="119">
            <text:p>119</text:p>
          </table:table-cell>
          <table:table-cell table:style-name="ce4" table:formula="of:=DEC2HEX([.D343])" office:value-type="string" office:string-value="77">
            <text:p>77</text:p>
          </table:table-cell>
          <table:table-cell table:style-name="ce4" table:formula="of:=([.B343]*[.B343])" office:value-type="float" office:value="0.00131044">
            <text:p>0,0013</text:p>
          </table:table-cell>
          <table:table-cell table:style-name="ce4" table:formula="of:=[.B343]-[.B342]" office:value-type="float" office:value="0.1224">
            <text:p>0,1224</text:p>
          </table:table-cell>
          <table:table-cell table:style-name="ce4" table:formula="of:=([.B344]-[.B343])/([.A344]-[.A343])" office:value-type="float" office:value="0.1201">
            <text:p>0,1201</text:p>
          </table:table-cell>
          <table:table-cell table:style-name="ce4" table:formula="of:=[.B343]-[.H343]*[.A343]" office:value-type="float" office:value="-40.9903">
            <text:p>-40,9903</text:p>
          </table:table-cell>
          <table:table-cell table:style-name="ce4" table:formula="of:=-[.I343]/[.H343]" office:value-type="float" office:value="341.301415487094">
            <text:p>341,3014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342">
            <text:p>342</text:p>
          </table:table-cell>
          <table:table-cell table:style-name="ce3" office:value-type="float" office:value="0.0839">
            <text:p>0,0839</text:p>
          </table:table-cell>
          <table:table-cell table:style-name="ce4" table:formula="of:=([.B344]-[.$H$2])*256" office:value-type="float" office:value="21.4784">
            <text:p>21,4784</text:p>
          </table:table-cell>
          <table:table-cell table:style-name="ce2" table:formula="of:=ROUND([.C344])+128" office:value-type="float" office:value="149">
            <text:p>149</text:p>
          </table:table-cell>
          <table:table-cell table:style-name="ce4" table:formula="of:=DEC2HEX([.D344])" office:value-type="string" office:string-value="95">
            <text:p>95</text:p>
          </table:table-cell>
          <table:table-cell table:style-name="ce4" table:formula="of:=([.B344]*[.B344])" office:value-type="float" office:value="0.00703921">
            <text:p>0,0070</text:p>
          </table:table-cell>
          <table:table-cell table:style-name="ce4" table:formula="of:=[.B344]-[.B343]" office:value-type="float" office:value="0.1201">
            <text:p>0,120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43">
            <text:p>343</text:p>
          </table:table-cell>
          <table:table-cell table:style-name="ce3" office:value-type="float" office:value="0.2039">
            <text:p>0,2039</text:p>
          </table:table-cell>
          <table:table-cell table:style-name="ce4" table:formula="of:=([.B345]-[.$H$2])*256" office:value-type="float" office:value="52.1984">
            <text:p>52,1984</text:p>
          </table:table-cell>
          <table:table-cell table:style-name="ce2" table:formula="of:=ROUND([.C345])+128" office:value-type="float" office:value="180">
            <text:p>180</text:p>
          </table:table-cell>
          <table:table-cell table:style-name="ce4" table:formula="of:=DEC2HEX([.D345])" office:value-type="string" office:string-value="B4">
            <text:p>B4</text:p>
          </table:table-cell>
          <table:table-cell table:style-name="ce4" table:formula="of:=([.B345]*[.B345])" office:value-type="float" office:value="0.04157521">
            <text:p>0,0416</text:p>
          </table:table-cell>
          <table:table-cell table:style-name="ce4" table:formula="of:=[.B345]-[.B344]" office:value-type="float" office:value="0.12">
            <text:p>0,120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44">
            <text:p>344</text:p>
          </table:table-cell>
          <table:table-cell table:style-name="ce3" office:value-type="float" office:value="0.2962">
            <text:p>0,2962</text:p>
          </table:table-cell>
          <table:table-cell table:style-name="ce4" table:formula="of:=([.B346]-[.$H$2])*256" office:value-type="float" office:value="75.8272">
            <text:p>75,8272</text:p>
          </table:table-cell>
          <table:table-cell table:style-name="ce2" table:formula="of:=ROUND([.C346])+128" office:value-type="float" office:value="204">
            <text:p>204</text:p>
          </table:table-cell>
          <table:table-cell table:style-name="ce4" table:formula="of:=DEC2HEX([.D346])" office:value-type="string" office:string-value="CC">
            <text:p>CC</text:p>
          </table:table-cell>
          <table:table-cell table:style-name="ce4" table:formula="of:=([.B346]*[.B346])" office:value-type="float" office:value="0.08773444">
            <text:p>0,0877</text:p>
          </table:table-cell>
          <table:table-cell table:style-name="ce4" table:formula="of:=[.B346]-[.B345]" office:value-type="float" office:value="0.0923">
            <text:p>0,092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45">
            <text:p>345</text:p>
          </table:table-cell>
          <table:table-cell table:style-name="ce3" office:value-type="float" office:value="0.367">
            <text:p>0,3670</text:p>
          </table:table-cell>
          <table:table-cell table:style-name="ce4" table:formula="of:=([.B347]-[.$H$2])*256" office:value-type="float" office:value="93.952">
            <text:p>93,9520</text:p>
          </table:table-cell>
          <table:table-cell table:style-name="ce2" table:formula="of:=ROUND([.C347])+128" office:value-type="float" office:value="222">
            <text:p>222</text:p>
          </table:table-cell>
          <table:table-cell table:style-name="ce4" table:formula="of:=DEC2HEX([.D347])" office:value-type="string" office:string-value="DE">
            <text:p>DE</text:p>
          </table:table-cell>
          <table:table-cell table:style-name="ce4" table:formula="of:=([.B347]*[.B347])" office:value-type="float" office:value="0.134689">
            <text:p>0,1347</text:p>
          </table:table-cell>
          <table:table-cell table:style-name="ce4" table:formula="of:=[.B347]-[.B346]" office:value-type="float" office:value="0.0708">
            <text:p>0,070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46">
            <text:p>346</text:p>
          </table:table-cell>
          <table:table-cell table:style-name="ce3" office:value-type="float" office:value="0.4108">
            <text:p>0,4108</text:p>
          </table:table-cell>
          <table:table-cell table:style-name="ce4" table:formula="of:=([.B348]-[.$H$2])*256" office:value-type="float" office:value="105.1648">
            <text:p>105,1648</text:p>
          </table:table-cell>
          <table:table-cell table:style-name="ce2" table:formula="of:=ROUND([.C348])+128" office:value-type="float" office:value="233">
            <text:p>233</text:p>
          </table:table-cell>
          <table:table-cell table:style-name="ce4" table:formula="of:=DEC2HEX([.D348])" office:value-type="string" office:string-value="E9">
            <text:p>E9</text:p>
          </table:table-cell>
          <table:table-cell table:style-name="ce4" table:formula="of:=([.B348]*[.B348])" office:value-type="float" office:value="0.16875664">
            <text:p>0,1688</text:p>
          </table:table-cell>
          <table:table-cell table:style-name="ce4" table:formula="of:=[.B348]-[.B347]" office:value-type="float" office:value="0.0438">
            <text:p>0,043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47">
            <text:p>347</text:p>
          </table:table-cell>
          <table:table-cell table:style-name="ce3" office:value-type="float" office:value="0.4189">
            <text:p>0,4189</text:p>
          </table:table-cell>
          <table:table-cell table:style-name="ce4" table:formula="of:=([.B349]-[.$H$2])*256" office:value-type="float" office:value="107.2384">
            <text:p>107,2384</text:p>
          </table:table-cell>
          <table:table-cell table:style-name="ce2" table:formula="of:=ROUND([.C349])+128" office:value-type="float" office:value="235">
            <text:p>235</text:p>
          </table:table-cell>
          <table:table-cell table:style-name="ce4" table:formula="of:=DEC2HEX([.D349])" office:value-type="string" office:string-value="EB">
            <text:p>EB</text:p>
          </table:table-cell>
          <table:table-cell table:style-name="ce4" table:formula="of:=([.B349]*[.B349])" office:value-type="float" office:value="0.17547721">
            <text:p>0,1755</text:p>
          </table:table-cell>
          <table:table-cell table:style-name="ce4" table:formula="of:=[.B349]-[.B348]" office:value-type="float" office:value="0.0081">
            <text:p>0,008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48">
            <text:p>348</text:p>
          </table:table-cell>
          <table:table-cell table:style-name="ce3" office:value-type="float" office:value="0.3781">
            <text:p>0,3781</text:p>
          </table:table-cell>
          <table:table-cell table:style-name="ce4" table:formula="of:=([.B350]-[.$H$2])*256" office:value-type="float" office:value="96.7936">
            <text:p>96,7936</text:p>
          </table:table-cell>
          <table:table-cell table:style-name="ce2" table:formula="of:=ROUND([.C350])+128" office:value-type="float" office:value="225">
            <text:p>225</text:p>
          </table:table-cell>
          <table:table-cell table:style-name="ce4" table:formula="of:=DEC2HEX([.D350])" office:value-type="string" office:string-value="E1">
            <text:p>E1</text:p>
          </table:table-cell>
          <table:table-cell table:style-name="ce4" table:formula="of:=([.B350]*[.B350])" office:value-type="float" office:value="0.14295961">
            <text:p>0,1430</text:p>
          </table:table-cell>
          <table:table-cell table:style-name="ce4" table:formula="of:=[.B350]-[.B349]" office:value-type="float" office:value="-0.0408">
            <text:p>-0,040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49">
            <text:p>349</text:p>
          </table:table-cell>
          <table:table-cell table:style-name="ce3" office:value-type="float" office:value="0.3059">
            <text:p>0,3059</text:p>
          </table:table-cell>
          <table:table-cell table:style-name="ce4" table:formula="of:=([.B351]-[.$H$2])*256" office:value-type="float" office:value="78.3104">
            <text:p>78,3104</text:p>
          </table:table-cell>
          <table:table-cell table:style-name="ce2" table:formula="of:=ROUND([.C351])+128" office:value-type="float" office:value="206">
            <text:p>206</text:p>
          </table:table-cell>
          <table:table-cell table:style-name="ce4" table:formula="of:=DEC2HEX([.D351])" office:value-type="string" office:string-value="CE">
            <text:p>CE</text:p>
          </table:table-cell>
          <table:table-cell table:style-name="ce4" table:formula="of:=([.B351]*[.B351])" office:value-type="float" office:value="0.09357481">
            <text:p>0,0936</text:p>
          </table:table-cell>
          <table:table-cell table:style-name="ce4" table:formula="of:=[.B351]-[.B350]" office:value-type="float" office:value="-0.0722">
            <text:p>-0,072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50">
            <text:p>350</text:p>
          </table:table-cell>
          <table:table-cell table:style-name="ce3" office:value-type="float" office:value="0.1803">
            <text:p>0,1803</text:p>
          </table:table-cell>
          <table:table-cell table:style-name="ce4" table:formula="of:=([.B352]-[.$H$2])*256" office:value-type="float" office:value="46.1568">
            <text:p>46,1568</text:p>
          </table:table-cell>
          <table:table-cell table:style-name="ce2" table:formula="of:=ROUND([.C352])+128" office:value-type="float" office:value="174">
            <text:p>174</text:p>
          </table:table-cell>
          <table:table-cell table:style-name="ce4" table:formula="of:=DEC2HEX([.D352])" office:value-type="string" office:string-value="AE">
            <text:p>AE</text:p>
          </table:table-cell>
          <table:table-cell table:style-name="ce4" table:formula="of:=([.B352]*[.B352])" office:value-type="float" office:value="0.03250809">
            <text:p>0,0325</text:p>
          </table:table-cell>
          <table:table-cell table:style-name="ce4" table:formula="of:=[.B352]-[.B351]" office:value-type="float" office:value="-0.1256">
            <text:p>-0,125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51">
            <text:p>351</text:p>
          </table:table-cell>
          <table:table-cell table:style-name="ce3" office:value-type="float" office:value="0.0312">
            <text:p>0,0312</text:p>
          </table:table-cell>
          <table:table-cell table:style-name="ce4" table:formula="of:=([.B353]-[.$H$2])*256" office:value-type="float" office:value="7.9872">
            <text:p>7,9872</text:p>
          </table:table-cell>
          <table:table-cell table:style-name="ce2" table:formula="of:=ROUND([.C353])+128" office:value-type="float" office:value="136">
            <text:p>136</text:p>
          </table:table-cell>
          <table:table-cell table:style-name="ce4" table:formula="of:=DEC2HEX([.D353])" office:value-type="string" office:string-value="88">
            <text:p>88</text:p>
          </table:table-cell>
          <table:table-cell table:style-name="ce4" table:formula="of:=([.B353]*[.B353])" office:value-type="float" office:value="0.00097344">
            <text:p>0,0010</text:p>
          </table:table-cell>
          <table:table-cell table:style-name="ce4" table:formula="of:=[.B353]-[.B352]" office:value-type="float" office:value="-0.1491">
            <text:p>-0,1491</text:p>
          </table:table-cell>
          <table:table-cell table:style-name="ce4" table:formula="of:=([.B354]-[.B353])/([.A354]-[.A353])" office:value-type="float" office:value="-0.1523">
            <text:p>-0,1523</text:p>
          </table:table-cell>
          <table:table-cell table:style-name="ce4" table:formula="of:=[.B353]-[.H353]*[.A353]" office:value-type="float" office:value="53.4885">
            <text:p>53,4885</text:p>
          </table:table-cell>
          <table:table-cell table:style-name="ce4" table:formula="of:=-[.I353]/[.H353]" office:value-type="float" office:value="351.204858831254">
            <text:p>351,2049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352">
            <text:p>352</text:p>
          </table:table-cell>
          <table:table-cell table:style-name="ce3" office:value-type="float" office:value="-0.1211">
            <text:p>-0,1211</text:p>
          </table:table-cell>
          <table:table-cell table:style-name="ce4" table:formula="of:=([.B354]-[.$H$2])*256" office:value-type="float" office:value="-31.0016">
            <text:p>-31,0016</text:p>
          </table:table-cell>
          <table:table-cell table:style-name="ce2" table:formula="of:=ROUND([.C354])+128" office:value-type="float" office:value="97">
            <text:p>97</text:p>
          </table:table-cell>
          <table:table-cell table:style-name="ce4" table:formula="of:=DEC2HEX([.D354])" office:value-type="string" office:string-value="61">
            <text:p>61</text:p>
          </table:table-cell>
          <table:table-cell table:style-name="ce4" table:formula="of:=([.B354]*[.B354])" office:value-type="float" office:value="0.01466521">
            <text:p>0,0147</text:p>
          </table:table-cell>
          <table:table-cell table:style-name="ce4" table:formula="of:=[.B354]-[.B353]" office:value-type="float" office:value="-0.1523">
            <text:p>-0,152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53">
            <text:p>353</text:p>
          </table:table-cell>
          <table:table-cell table:style-name="ce3" office:value-type="float" office:value="-0.2349">
            <text:p>-0,2349</text:p>
          </table:table-cell>
          <table:table-cell table:style-name="ce4" table:formula="of:=([.B355]-[.$H$2])*256" office:value-type="float" office:value="-60.1344">
            <text:p>-60,1344</text:p>
          </table:table-cell>
          <table:table-cell table:style-name="ce2" table:formula="of:=ROUND([.C355])+128" office:value-type="float" office:value="68">
            <text:p>68</text:p>
          </table:table-cell>
          <table:table-cell table:style-name="ce4" table:formula="of:=DEC2HEX([.D355])" office:value-type="string" office:string-value="44">
            <text:p>44</text:p>
          </table:table-cell>
          <table:table-cell table:style-name="ce4" table:formula="of:=([.B355]*[.B355])" office:value-type="float" office:value="0.05517801">
            <text:p>0,0552</text:p>
          </table:table-cell>
          <table:table-cell table:style-name="ce4" table:formula="of:=[.B355]-[.B354]" office:value-type="float" office:value="-0.1138">
            <text:p>-0,113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54">
            <text:p>354</text:p>
          </table:table-cell>
          <table:table-cell table:style-name="ce3" office:value-type="float" office:value="-0.3321">
            <text:p>-0,3321</text:p>
          </table:table-cell>
          <table:table-cell table:style-name="ce4" table:formula="of:=([.B356]-[.$H$2])*256" office:value-type="float" office:value="-85.0176">
            <text:p>-85,0176</text:p>
          </table:table-cell>
          <table:table-cell table:style-name="ce2" table:formula="of:=ROUND([.C356])+128" office:value-type="float" office:value="43">
            <text:p>43</text:p>
          </table:table-cell>
          <table:table-cell table:style-name="ce4" table:formula="of:=DEC2HEX([.D356])" office:value-type="string" office:string-value="2B">
            <text:p>2B</text:p>
          </table:table-cell>
          <table:table-cell table:style-name="ce4" table:formula="of:=([.B356]*[.B356])" office:value-type="float" office:value="0.11029041">
            <text:p>0,1103</text:p>
          </table:table-cell>
          <table:table-cell table:style-name="ce4" table:formula="of:=[.B356]-[.B355]" office:value-type="float" office:value="-0.0972">
            <text:p>-0,097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55">
            <text:p>355</text:p>
          </table:table-cell>
          <table:table-cell table:style-name="ce3" office:value-type="float" office:value="-0.3752">
            <text:p>-0,3752</text:p>
          </table:table-cell>
          <table:table-cell table:style-name="ce4" table:formula="of:=([.B357]-[.$H$2])*256" office:value-type="float" office:value="-96.0512">
            <text:p>-96,0512</text:p>
          </table:table-cell>
          <table:table-cell table:style-name="ce2" table:formula="of:=ROUND([.C357])+128" office:value-type="float" office:value="32">
            <text:p>32</text:p>
          </table:table-cell>
          <table:table-cell table:style-name="ce4" table:formula="of:=DEC2HEX([.D357])" office:value-type="string" office:string-value="20">
            <text:p>20</text:p>
          </table:table-cell>
          <table:table-cell table:style-name="ce4" table:formula="of:=([.B357]*[.B357])" office:value-type="float" office:value="0.14077504">
            <text:p>0,1408</text:p>
          </table:table-cell>
          <table:table-cell table:style-name="ce4" table:formula="of:=[.B357]-[.B356]" office:value-type="float" office:value="-0.0431">
            <text:p>-0,043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56">
            <text:p>356</text:p>
          </table:table-cell>
          <table:table-cell table:style-name="ce3" office:value-type="float" office:value="-0.3474">
            <text:p>-0,3474</text:p>
          </table:table-cell>
          <table:table-cell table:style-name="ce4" table:formula="of:=([.B358]-[.$H$2])*256" office:value-type="float" office:value="-88.9344">
            <text:p>-88,9344</text:p>
          </table:table-cell>
          <table:table-cell table:style-name="ce2" table:formula="of:=ROUND([.C358])+128" office:value-type="float" office:value="39">
            <text:p>39</text:p>
          </table:table-cell>
          <table:table-cell table:style-name="ce4" table:formula="of:=DEC2HEX([.D358])" office:value-type="string" office:string-value="27">
            <text:p>27</text:p>
          </table:table-cell>
          <table:table-cell table:style-name="ce4" table:formula="of:=([.B358]*[.B358])" office:value-type="float" office:value="0.12068676">
            <text:p>0,1207</text:p>
          </table:table-cell>
          <table:table-cell table:style-name="ce4" table:formula="of:=[.B358]-[.B357]" office:value-type="float" office:value="0.0278">
            <text:p>0,027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57">
            <text:p>357</text:p>
          </table:table-cell>
          <table:table-cell table:style-name="ce3" office:value-type="float" office:value="-0.2874">
            <text:p>-0,2874</text:p>
          </table:table-cell>
          <table:table-cell table:style-name="ce4" table:formula="of:=([.B359]-[.$H$2])*256" office:value-type="float" office:value="-73.5744">
            <text:p>-73,5744</text:p>
          </table:table-cell>
          <table:table-cell table:style-name="ce2" table:formula="of:=ROUND([.C359])+128" office:value-type="float" office:value="54">
            <text:p>54</text:p>
          </table:table-cell>
          <table:table-cell table:style-name="ce4" table:formula="of:=DEC2HEX([.D359])" office:value-type="string" office:string-value="36">
            <text:p>36</text:p>
          </table:table-cell>
          <table:table-cell table:style-name="ce4" table:formula="of:=([.B359]*[.B359])" office:value-type="float" office:value="0.08259876">
            <text:p>0,0826</text:p>
          </table:table-cell>
          <table:table-cell table:style-name="ce4" table:formula="of:=[.B359]-[.B358]" office:value-type="float" office:value="0.0600000000000001">
            <text:p>0,060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58">
            <text:p>358</text:p>
          </table:table-cell>
          <table:table-cell table:style-name="ce3" office:value-type="float" office:value="-0.197">
            <text:p>-0,1970</text:p>
          </table:table-cell>
          <table:table-cell table:style-name="ce4" table:formula="of:=([.B360]-[.$H$2])*256" office:value-type="float" office:value="-50.432">
            <text:p>-50,4320</text:p>
          </table:table-cell>
          <table:table-cell table:style-name="ce2" table:formula="of:=ROUND([.C360])+128" office:value-type="float" office:value="78">
            <text:p>78</text:p>
          </table:table-cell>
          <table:table-cell table:style-name="ce4" table:formula="of:=DEC2HEX([.D360])" office:value-type="string" office:string-value="4E">
            <text:p>4E</text:p>
          </table:table-cell>
          <table:table-cell table:style-name="ce4" table:formula="of:=([.B360]*[.B360])" office:value-type="float" office:value="0.038809">
            <text:p>0,0388</text:p>
          </table:table-cell>
          <table:table-cell table:style-name="ce4" table:formula="of:=[.B360]-[.B359]" office:value-type="float" office:value="0.0904">
            <text:p>0,0904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59">
            <text:p>359</text:p>
          </table:table-cell>
          <table:table-cell table:style-name="ce3" office:value-type="float" office:value="-0.0985">
            <text:p>-0,0985</text:p>
          </table:table-cell>
          <table:table-cell table:style-name="ce4" table:formula="of:=([.B361]-[.$H$2])*256" office:value-type="float" office:value="-25.216">
            <text:p>-25,2160</text:p>
          </table:table-cell>
          <table:table-cell table:style-name="ce2" table:formula="of:=ROUND([.C361])+128" office:value-type="float" office:value="103">
            <text:p>103</text:p>
          </table:table-cell>
          <table:table-cell table:style-name="ce4" table:formula="of:=DEC2HEX([.D361])" office:value-type="string" office:string-value="67">
            <text:p>67</text:p>
          </table:table-cell>
          <table:table-cell table:style-name="ce4" table:formula="of:=([.B361]*[.B361])" office:value-type="float" office:value="0.00970225">
            <text:p>0,0097</text:p>
          </table:table-cell>
          <table:table-cell table:style-name="ce4" table:formula="of:=[.B361]-[.B360]" office:value-type="float" office:value="0.0985">
            <text:p>0,0985</text:p>
          </table:table-cell>
          <table:table-cell table:style-name="ce4" table:formula="of:=([.B362]-[.B361])/([.A362]-[.A361])" office:value-type="float" office:value="0.0985">
            <text:p>0,0985</text:p>
          </table:table-cell>
          <table:table-cell table:style-name="ce4" table:formula="of:=[.B361]-[.H361]*[.A361]" office:value-type="float" office:value="-35.46">
            <text:p>-35,4600</text:p>
          </table:table-cell>
          <table:table-cell table:style-name="ce4" table:formula="of:=-[.I361]/[.H361]" office:value-type="float" office:value="360">
            <text:p>360,0000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360">
            <text:p>360</text:p>
          </table:table-cell>
          <table:table-cell table:style-name="ce3" office:value-type="float" office:value="0">
            <text:p>0,0000</text:p>
          </table:table-cell>
          <table:table-cell table:style-name="ce4" table:formula="of:=([.B362]-[.$H$2])*256" office:value-type="float" office:value="0">
            <text:p>0,0000</text:p>
          </table:table-cell>
          <table:table-cell table:style-name="ce2" table:formula="of:=ROUND([.C362])+128" office:value-type="float" office:value="128">
            <text:p>128</text:p>
          </table:table-cell>
          <table:table-cell table:style-name="ce4" table:formula="of:=DEC2HEX([.D362])" office:value-type="string" office:string-value="80">
            <text:p>80</text:p>
          </table:table-cell>
          <table:table-cell table:style-name="ce4" table:formula="of:=([.B362]*[.B362])" office:value-type="float" office:value="0">
            <text:p>0,0000</text:p>
          </table:table-cell>
          <table:table-cell table:style-name="ce4" table:formula="of:=[.B362]-[.B361]" office:value-type="float" office:value="0.0985">
            <text:p>0,0985</text:p>
          </table:table-cell>
          <table:table-cell table:style-name="ce4" table:number-columns-repeated="249"/>
        </table:table-row>
        <table:table-row table:style-name="ro1">
          <table:table-cell table:style-name="ce2"/>
          <table:table-cell table:style-name="ce4" table:number-columns-repeated="2"/>
          <table:table-cell table:style-name="ce2"/>
          <table:table-cell table:style-name="ce5" office:value-type="string">
            <text:p>RMS</text:p>
          </table:table-cell>
          <table:table-cell table:style-name="ce5" table:formula="of:=SQRT(ABS(SUM([.F2:.F361])/360))" office:value-type="float" office:value="0.260101635904121">
            <text:p>0,2601</text:p>
          </table:table-cell>
          <table:table-cell table:style-name="ce4" table:number-columns-repeated="250"/>
        </table:table-row>
        <table:table-row table:style-name="ro1">
          <table:table-cell table:style-name="ce2" office:value-type="string">
            <text:p>Niveau DC</text:p>
          </table:table-cell>
          <table:table-cell table:style-name="ce4" table:formula="of:=SUM([.B2:.B362])/360" office:value-type="float" office:value="-0.00646">
            <text:p>-0,0065</text:p>
          </table:table-cell>
          <table:table-cell table:style-name="ce4" table:formula="of:=SUM([.C2:.C362])/360" office:value-type="float" office:value="-1.62413737955556">
            <text:p>-1,6241</text:p>
          </table:table-cell>
          <table:table-cell table:style-name="ce2"/>
          <table:table-cell table:style-name="ce4" table:number-columns-repeated="2"/>
          <table:table-cell table:style-name="ce4" table:formula="of:=SUM([.G2:.G362])/360" office:value-type="float" office:value="0">
            <text:p>0,0000</text:p>
          </table:table-cell>
          <table:table-cell table:style-name="ce4" table:number-columns-repeated="249"/>
        </table:table-row>
        <table:table-row table:style-name="ro1" table:number-rows-repeated="31637">
          <table:table-cell table:style-name="ce2"/>
          <table:table-cell table:style-name="ce4" table:number-columns-repeated="2"/>
          <table:table-cell table:style-name="ce2"/>
          <table:table-cell table:style-name="ce4" table:number-columns-repeated="252"/>
        </table:table-row>
        <table:table-row table:style-name="ro2" table:number-rows-repeated="101657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1_2" table:style-name="ta1" table:print="false">
        <table:table-column table:style-name="co1" table:default-cell-style-name="ce2"/>
        <table:table-column table:style-name="co1" table:number-columns-repeated="2" table:default-cell-style-name="ce4"/>
        <table:table-column table:style-name="co1" table:default-cell-style-name="ce2"/>
        <table:table-column table:style-name="co1" table:number-columns-repeated="2" table:default-cell-style-name="ce4"/>
        <table:table-column table:style-name="co1" table:default-cell-style-name="Default"/>
        <table:table-column table:style-name="co1" table:number-columns-repeated="249" table:default-cell-style-name="ce4"/>
        <table:table-row table:style-name="ro1">
          <table:table-cell table:style-name="ce1"/>
          <table:table-cell table:number-columns-repeated="6"/>
          <table:table-cell table:style-name="ce6"/>
          <table:table-cell table:number-columns-repeated="4"/>
          <table:table-cell table:style-name="ce3"/>
          <table:table-cell table:number-columns-repeated="243"/>
        </table:table-row>
        <table:table-row table:style-name="ro1">
          <table:table-cell table:style-name="ce1" office:value-type="float" office:value="0">
            <text:p>0</text:p>
          </table:table-cell>
          <table:table-cell table:formula="of:=[.M2]-[.M362]" office:value-type="float" office:value="0">
            <text:p>0,0000</text:p>
          </table:table-cell>
          <table:table-cell table:formula="of:=([.F8]-[.$H$2])*256" office:value-type="float" office:value="0.02985984">
            <text:p>0,0299</text:p>
          </table:table-cell>
          <table:table-cell table:formula="of:=ROUND([.C2])+128" office:value-type="float" office:value="128">
            <text:p>128</text:p>
          </table:table-cell>
          <table:table-cell table:formula="of:=DEC2HEX([.D2])" office:value-type="string" office:string-value="80">
            <text:p>80</text:p>
          </table:table-cell>
          <table:table-cell table:formula="of:=[.B2]*[.B2]" office:value-type="float" office:value="0">
            <text:p>0,0000</text:p>
          </table:table-cell>
          <table:table-cell/>
          <table:table-cell table:style-name="ce6"/>
          <table:table-cell table:formula="of:=[.H2]*256" office:value-type="float" office:value="0">
            <text:p>0,0000</text:p>
          </table:table-cell>
          <table:table-cell/>
          <table:table-cell table:formula="of:=SUM([.D2:.D361])/360" office:value-type="float" office:value="126.336111111111">
            <text:p>126,3361</text:p>
          </table:table-cell>
          <table:table-cell/>
          <table:table-cell table:style-name="ce3" office:value-type="float" office:value="0">
            <text:p>0,0000</text:p>
          </table:table-cell>
          <table:table-cell table:formula="of:=[.M2]*[.B2]" office:value-type="float" office:value="0">
            <text:p>0,0000</text:p>
          </table:table-cell>
          <table:table-cell table:number-columns-repeated="242"/>
        </table:table-row>
        <table:table-row table:style-name="ro1">
          <table:table-cell table:style-name="ce1" office:value-type="float" office:value="1">
            <text:p>1</text:p>
          </table:table-cell>
          <table:table-cell table:formula="of:=[.M3]-[.M2]" office:value-type="float" office:value="0.0816">
            <text:p>0,0816</text:p>
          </table:table-cell>
          <table:table-cell table:formula="of:=([.M3]-[.$H$2])*256" office:value-type="float" office:value="20.8896">
            <text:p>20,8896</text:p>
          </table:table-cell>
          <table:table-cell table:formula="of:=ROUND([.C3])+128" office:value-type="float" office:value="149">
            <text:p>149</text:p>
          </table:table-cell>
          <table:table-cell table:formula="of:=DEC2HEX([.D3])" office:value-type="string" office:string-value="95">
            <text:p>95</text:p>
          </table:table-cell>
          <table:table-cell table:formula="of:=[.B3]*[.B3]" office:value-type="float" office:value="0.00665856">
            <text:p>0,0067</text:p>
          </table:table-cell>
          <table:table-cell/>
          <table:table-cell table:style-name="ce6"/>
          <table:table-cell table:formula="of:=[.H3]*256" office:value-type="float" office:value="0">
            <text:p>0,0000</text:p>
          </table:table-cell>
          <table:table-cell table:number-columns-repeated="3"/>
          <table:table-cell table:style-name="ce3" office:value-type="float" office:value="0.0816">
            <text:p>0,0816</text:p>
          </table:table-cell>
          <table:table-cell table:formula="of:=[.M3]*[.B3]" office:value-type="float" office:value="0.00665856">
            <text:p>0,0067</text:p>
          </table:table-cell>
          <table:table-cell table:number-columns-repeated="242"/>
        </table:table-row>
        <table:table-row table:style-name="ro1">
          <table:table-cell table:style-name="ce1" office:value-type="float" office:value="2">
            <text:p>2</text:p>
          </table:table-cell>
          <table:table-cell table:formula="of:=[.M4]-[.M3]" office:value-type="float" office:value="0.0512">
            <text:p>0,0512</text:p>
          </table:table-cell>
          <table:table-cell table:formula="of:=([.M4]-[.$H$2])*256" office:value-type="float" office:value="33.9968">
            <text:p>33,9968</text:p>
          </table:table-cell>
          <table:table-cell table:formula="of:=ROUND([.C4])+128" office:value-type="float" office:value="162">
            <text:p>162</text:p>
          </table:table-cell>
          <table:table-cell table:formula="of:=DEC2HEX([.D4])" office:value-type="string" office:string-value="A2">
            <text:p>A2</text:p>
          </table:table-cell>
          <table:table-cell table:formula="of:=[.B4]*[.B4]" office:value-type="float" office:value="0.00262144">
            <text:p>0,0026</text:p>
          </table:table-cell>
          <table:table-cell/>
          <table:table-cell table:style-name="ce6"/>
          <table:table-cell table:formula="of:=[.H4]*256" office:value-type="float" office:value="0">
            <text:p>0,0000</text:p>
          </table:table-cell>
          <table:table-cell table:number-columns-repeated="3"/>
          <table:table-cell table:style-name="ce3" office:value-type="float" office:value="0.1328">
            <text:p>0,1328</text:p>
          </table:table-cell>
          <table:table-cell table:formula="of:=[.M4]*[.B4]" office:value-type="float" office:value="0.00679936">
            <text:p>0,0068</text:p>
          </table:table-cell>
          <table:table-cell table:number-columns-repeated="242"/>
        </table:table-row>
        <table:table-row table:style-name="ro1">
          <table:table-cell table:style-name="ce1" office:value-type="float" office:value="3">
            <text:p>3</text:p>
          </table:table-cell>
          <table:table-cell table:formula="of:=[.M5]-[.M4]" office:value-type="float" office:value="0.0499">
            <text:p>0,0499</text:p>
          </table:table-cell>
          <table:table-cell table:formula="of:=([.M5]-[.$H$2])*256" office:value-type="float" office:value="46.7712">
            <text:p>46,7712</text:p>
          </table:table-cell>
          <table:table-cell table:formula="of:=ROUND([.C5])+128" office:value-type="float" office:value="175">
            <text:p>175</text:p>
          </table:table-cell>
          <table:table-cell table:formula="of:=DEC2HEX([.D5])" office:value-type="string" office:string-value="AF">
            <text:p>AF</text:p>
          </table:table-cell>
          <table:table-cell table:formula="of:=[.B5]*[.B5]" office:value-type="float" office:value="0.00249001">
            <text:p>0,0025</text:p>
          </table:table-cell>
          <table:table-cell table:number-columns-repeated="6"/>
          <table:table-cell table:style-name="ce3" office:value-type="float" office:value="0.1827">
            <text:p>0,1827</text:p>
          </table:table-cell>
          <table:table-cell table:formula="of:=[.M5]*[.B5]" office:value-type="float" office:value="0.00911673">
            <text:p>0,0091</text:p>
          </table:table-cell>
          <table:table-cell table:number-columns-repeated="242"/>
        </table:table-row>
        <table:table-row table:style-name="ro1">
          <table:table-cell table:style-name="ce1" office:value-type="float" office:value="4">
            <text:p>4</text:p>
          </table:table-cell>
          <table:table-cell table:formula="of:=[.M6]-[.M5]" office:value-type="float" office:value="0.0322">
            <text:p>0,0322</text:p>
          </table:table-cell>
          <table:table-cell table:formula="of:=([.M6]-[.$H$2])*256" office:value-type="float" office:value="55.0144">
            <text:p>55,0144</text:p>
          </table:table-cell>
          <table:table-cell table:formula="of:=ROUND([.C6])+128" office:value-type="float" office:value="183">
            <text:p>183</text:p>
          </table:table-cell>
          <table:table-cell table:formula="of:=DEC2HEX([.D6])" office:value-type="string" office:string-value="B7">
            <text:p>B7</text:p>
          </table:table-cell>
          <table:table-cell table:formula="of:=[.B6]*[.B6]" office:value-type="float" office:value="0.00103684">
            <text:p>0,0010</text:p>
          </table:table-cell>
          <table:table-cell/>
          <table:table-cell office:value-type="string">
            <text:p>M</text:p>
          </table:table-cell>
          <table:table-cell office:value-type="string">
            <text:p>B</text:p>
          </table:table-cell>
          <table:table-cell office:value-type="string">
            <text:p>Z</text:p>
          </table:table-cell>
          <table:table-cell table:number-columns-repeated="2"/>
          <table:table-cell table:style-name="ce3" office:value-type="float" office:value="0.2149">
            <text:p>0,2149</text:p>
          </table:table-cell>
          <table:table-cell table:formula="of:=[.M6]*[.B6]" office:value-type="float" office:value="0.00691978">
            <text:p>0,0069</text:p>
          </table:table-cell>
          <table:table-cell table:number-columns-repeated="242"/>
        </table:table-row>
        <table:table-row table:style-name="ro1">
          <table:table-cell table:style-name="ce1" office:value-type="float" office:value="5">
            <text:p>5</text:p>
          </table:table-cell>
          <table:table-cell table:formula="of:=[.M7]-[.M6]" office:value-type="float" office:value="0">
            <text:p>0,0000</text:p>
          </table:table-cell>
          <table:table-cell table:formula="of:=([.M7]-[.$H$2])*256" office:value-type="float" office:value="55.0144">
            <text:p>55,0144</text:p>
          </table:table-cell>
          <table:table-cell table:formula="of:=ROUND([.C7])+128" office:value-type="float" office:value="183">
            <text:p>183</text:p>
          </table:table-cell>
          <table:table-cell table:formula="of:=DEC2HEX([.D7])" office:value-type="string" office:string-value="B7">
            <text:p>B7</text:p>
          </table:table-cell>
          <table:table-cell table:formula="of:=[.B7]*[.B7]" office:value-type="float" office:value="0">
            <text:p>0,0000</text:p>
          </table:table-cell>
          <table:table-cell/>
          <table:table-cell table:formula="of:=([.B7]-[.B6])/([.A7]-[.A6])" office:value-type="float" office:value="-0.0322">
            <text:p>-0,0322</text:p>
          </table:table-cell>
          <table:table-cell table:formula="of:=[.B7]-[.H7]*[.A7]" office:value-type="float" office:value="0.161">
            <text:p>0,1610</text:p>
          </table:table-cell>
          <table:table-cell table:formula="of:=-[.I7]/[.H7]" office:value-type="float" office:value="5">
            <text:p>5,0000</text:p>
          </table:table-cell>
          <table:table-cell table:number-columns-repeated="2"/>
          <table:table-cell table:style-name="ce3" office:value-type="float" office:value="0.2149">
            <text:p>0,2149</text:p>
          </table:table-cell>
          <table:table-cell table:formula="of:=[.M7]*[.B7]" office:value-type="float" office:value="0">
            <text:p>0,0000</text:p>
          </table:table-cell>
          <table:table-cell table:number-columns-repeated="242"/>
        </table:table-row>
        <table:table-row table:style-name="ro1">
          <table:table-cell table:style-name="ce1" office:value-type="float" office:value="6">
            <text:p>6</text:p>
          </table:table-cell>
          <table:table-cell table:formula="of:=[.M8]-[.M7]" office:value-type="float" office:value="-0.0108">
            <text:p>-0,0108</text:p>
          </table:table-cell>
          <table:table-cell table:formula="of:=([.M8]-[.$H$2])*256" office:value-type="float" office:value="52.2496">
            <text:p>52,2496</text:p>
          </table:table-cell>
          <table:table-cell table:formula="of:=ROUND([.C8])+128" office:value-type="float" office:value="180">
            <text:p>180</text:p>
          </table:table-cell>
          <table:table-cell table:formula="of:=DEC2HEX([.D8])" office:value-type="string" office:string-value="B4">
            <text:p>B4</text:p>
          </table:table-cell>
          <table:table-cell table:formula="of:=[.B8]*[.B8]" office:value-type="float" office:value="0.00011664">
            <text:p>0,0001</text:p>
          </table:table-cell>
          <table:table-cell table:number-columns-repeated="6"/>
          <table:table-cell table:style-name="ce3" office:value-type="float" office:value="0.2041">
            <text:p>0,2041</text:p>
          </table:table-cell>
          <table:table-cell table:formula="of:=[.M8]*[.B8]" office:value-type="float" office:value="-0.00220428">
            <text:p>-0,0022</text:p>
          </table:table-cell>
          <table:table-cell table:number-columns-repeated="242"/>
        </table:table-row>
        <table:table-row table:style-name="ro1">
          <table:table-cell table:style-name="ce1" office:value-type="float" office:value="7">
            <text:p>7</text:p>
          </table:table-cell>
          <table:table-cell table:formula="of:=[.M9]-[.M8]" office:value-type="float" office:value="-0.0456">
            <text:p>-0,0456</text:p>
          </table:table-cell>
          <table:table-cell table:formula="of:=([.M9]-[.$H$2])*256" office:value-type="float" office:value="40.576">
            <text:p>40,5760</text:p>
          </table:table-cell>
          <table:table-cell table:formula="of:=ROUND([.C9])+128" office:value-type="float" office:value="169">
            <text:p>169</text:p>
          </table:table-cell>
          <table:table-cell table:formula="of:=DEC2HEX([.D9])" office:value-type="string" office:string-value="A9">
            <text:p>A9</text:p>
          </table:table-cell>
          <table:table-cell table:formula="of:=[.B9]*[.B9]" office:value-type="float" office:value="0.00207936">
            <text:p>0,0021</text:p>
          </table:table-cell>
          <table:table-cell table:number-columns-repeated="6"/>
          <table:table-cell table:style-name="ce3" office:value-type="float" office:value="0.1585">
            <text:p>0,1585</text:p>
          </table:table-cell>
          <table:table-cell table:formula="of:=[.M9]*[.B9]" office:value-type="float" office:value="-0.0072276">
            <text:p>-0,0072</text:p>
          </table:table-cell>
          <table:table-cell table:number-columns-repeated="242"/>
        </table:table-row>
        <table:table-row table:style-name="ro1">
          <table:table-cell table:style-name="ce1" office:value-type="float" office:value="8">
            <text:p>8</text:p>
          </table:table-cell>
          <table:table-cell table:formula="of:=[.M10]-[.M9]" office:value-type="float" office:value="-0.0801">
            <text:p>-0,0801</text:p>
          </table:table-cell>
          <table:table-cell table:formula="of:=([.M10]-[.$H$2])*256" office:value-type="float" office:value="20.0704">
            <text:p>20,0704</text:p>
          </table:table-cell>
          <table:table-cell table:formula="of:=ROUND([.C10])+128" office:value-type="float" office:value="148">
            <text:p>148</text:p>
          </table:table-cell>
          <table:table-cell table:formula="of:=DEC2HEX([.D10])" office:value-type="string" office:string-value="94">
            <text:p>94</text:p>
          </table:table-cell>
          <table:table-cell table:formula="of:=[.B10]*[.B10]" office:value-type="float" office:value="0.00641601">
            <text:p>0,0064</text:p>
          </table:table-cell>
          <table:table-cell/>
          <table:table-cell table:style-name="Default" table:number-columns-repeated="3"/>
          <table:table-cell table:number-columns-repeated="2"/>
          <table:table-cell table:style-name="ce3" office:value-type="float" office:value="0.0784">
            <text:p>0,0784</text:p>
          </table:table-cell>
          <table:table-cell table:formula="of:=[.M10]*[.B10]" office:value-type="float" office:value="-0.00627984">
            <text:p>-0,0063</text:p>
          </table:table-cell>
          <table:table-cell table:number-columns-repeated="242"/>
        </table:table-row>
        <table:table-row table:style-name="ro1">
          <table:table-cell table:style-name="ce1" office:value-type="float" office:value="9">
            <text:p>9</text:p>
          </table:table-cell>
          <table:table-cell table:formula="of:=[.M11]-[.M10]" office:value-type="float" office:value="-0.103">
            <text:p>-0,1030</text:p>
          </table:table-cell>
          <table:table-cell table:formula="of:=([.M11]-[.$H$2])*256" office:value-type="float" office:value="-6.2976">
            <text:p>-6,2976</text:p>
          </table:table-cell>
          <table:table-cell table:formula="of:=ROUND([.C11])+128" office:value-type="float" office:value="122">
            <text:p>122</text:p>
          </table:table-cell>
          <table:table-cell table:formula="of:=DEC2HEX([.D11])" office:value-type="string" office:string-value="7A">
            <text:p>7A</text:p>
          </table:table-cell>
          <table:table-cell table:formula="of:=[.B11]*[.B11]" office:value-type="float" office:value="0.010609">
            <text:p>0,0106</text:p>
          </table:table-cell>
          <table:table-cell table:number-columns-repeated="6"/>
          <table:table-cell table:style-name="ce3" office:value-type="float" office:value="-0.0246">
            <text:p>-0,0246</text:p>
          </table:table-cell>
          <table:table-cell table:formula="of:=[.M11]*[.B11]" office:value-type="float" office:value="0.0025338">
            <text:p>0,0025</text:p>
          </table:table-cell>
          <table:table-cell table:number-columns-repeated="242"/>
        </table:table-row>
        <table:table-row table:style-name="ro1">
          <table:table-cell table:style-name="ce1" office:value-type="float" office:value="10">
            <text:p>10</text:p>
          </table:table-cell>
          <table:table-cell table:formula="of:=[.M12]-[.M11]" office:value-type="float" office:value="-0.1233">
            <text:p>-0,1233</text:p>
          </table:table-cell>
          <table:table-cell table:formula="of:=([.M12]-[.$H$2])*256" office:value-type="float" office:value="-37.8624">
            <text:p>-37,8624</text:p>
          </table:table-cell>
          <table:table-cell table:formula="of:=ROUND([.C12])+128" office:value-type="float" office:value="90">
            <text:p>90</text:p>
          </table:table-cell>
          <table:table-cell table:formula="of:=DEC2HEX([.D12])" office:value-type="string" office:string-value="5A">
            <text:p>5A</text:p>
          </table:table-cell>
          <table:table-cell table:formula="of:=[.B12]*[.B12]" office:value-type="float" office:value="0.01520289">
            <text:p>0,0152</text:p>
          </table:table-cell>
          <table:table-cell table:number-columns-repeated="6"/>
          <table:table-cell table:style-name="ce3" office:value-type="float" office:value="-0.1479">
            <text:p>-0,1479</text:p>
          </table:table-cell>
          <table:table-cell table:formula="of:=[.M12]*[.B12]" office:value-type="float" office:value="0.01823607">
            <text:p>0,0182</text:p>
          </table:table-cell>
          <table:table-cell table:number-columns-repeated="242"/>
        </table:table-row>
        <table:table-row table:style-name="ro1">
          <table:table-cell table:style-name="ce1" office:value-type="float" office:value="11">
            <text:p>11</text:p>
          </table:table-cell>
          <table:table-cell table:formula="of:=[.M13]-[.M12]" office:value-type="float" office:value="-0.1149">
            <text:p>-0,1149</text:p>
          </table:table-cell>
          <table:table-cell table:formula="of:=([.M13]-[.$H$2])*256" office:value-type="float" office:value="-67.2768">
            <text:p>-67,2768</text:p>
          </table:table-cell>
          <table:table-cell table:formula="of:=ROUND([.C13])+128" office:value-type="float" office:value="61">
            <text:p>61</text:p>
          </table:table-cell>
          <table:table-cell table:formula="of:=DEC2HEX([.D13])" office:value-type="string" office:string-value="3D">
            <text:p>3D</text:p>
          </table:table-cell>
          <table:table-cell table:formula="of:=[.B13]*[.B13]" office:value-type="float" office:value="0.01320201">
            <text:p>0,0132</text:p>
          </table:table-cell>
          <table:table-cell table:number-columns-repeated="6"/>
          <table:table-cell table:style-name="ce3" office:value-type="float" office:value="-0.2628">
            <text:p>-0,2628</text:p>
          </table:table-cell>
          <table:table-cell table:formula="of:=[.M13]*[.B13]" office:value-type="float" office:value="0.03019572">
            <text:p>0,0302</text:p>
          </table:table-cell>
          <table:table-cell table:number-columns-repeated="242"/>
        </table:table-row>
        <table:table-row table:style-name="ro1">
          <table:table-cell table:style-name="ce1" office:value-type="float" office:value="12">
            <text:p>12</text:p>
          </table:table-cell>
          <table:table-cell table:formula="of:=[.M14]-[.M13]" office:value-type="float" office:value="-0.0922">
            <text:p>-0,0922</text:p>
          </table:table-cell>
          <table:table-cell table:formula="of:=([.M14]-[.$H$2])*256" office:value-type="float" office:value="-90.88">
            <text:p>-90,8800</text:p>
          </table:table-cell>
          <table:table-cell table:formula="of:=ROUND([.C14])+128" office:value-type="float" office:value="37">
            <text:p>37</text:p>
          </table:table-cell>
          <table:table-cell table:formula="of:=DEC2HEX([.D14])" office:value-type="string" office:string-value="25">
            <text:p>25</text:p>
          </table:table-cell>
          <table:table-cell table:formula="of:=[.B14]*[.B14]" office:value-type="float" office:value="0.00850083999999999">
            <text:p>0,0085</text:p>
          </table:table-cell>
          <table:table-cell table:number-columns-repeated="6"/>
          <table:table-cell table:style-name="ce3" office:value-type="float" office:value="-0.355">
            <text:p>-0,3550</text:p>
          </table:table-cell>
          <table:table-cell table:formula="of:=[.M14]*[.B14]" office:value-type="float" office:value="0.032731">
            <text:p>0,0327</text:p>
          </table:table-cell>
          <table:table-cell table:number-columns-repeated="242"/>
        </table:table-row>
        <table:table-row table:style-name="ro1">
          <table:table-cell table:style-name="ce1" office:value-type="float" office:value="13">
            <text:p>13</text:p>
          </table:table-cell>
          <table:table-cell table:formula="of:=[.M15]-[.M14]" office:value-type="float" office:value="-0.0423000000000001">
            <text:p>-0,0423</text:p>
          </table:table-cell>
          <table:table-cell table:formula="of:=([.M15]-[.$H$2])*256" office:value-type="float" office:value="-101.7088">
            <text:p>-101,7088</text:p>
          </table:table-cell>
          <table:table-cell table:formula="of:=ROUND([.C15])+128" office:value-type="float" office:value="26">
            <text:p>26</text:p>
          </table:table-cell>
          <table:table-cell table:formula="of:=DEC2HEX([.D15])" office:value-type="string" office:string-value="1A">
            <text:p>1A</text:p>
          </table:table-cell>
          <table:table-cell table:formula="of:=[.B15]*[.B15]" office:value-type="float" office:value="0.00178929000000001">
            <text:p>0,0018</text:p>
          </table:table-cell>
          <table:table-cell table:number-columns-repeated="6"/>
          <table:table-cell table:style-name="ce3" office:value-type="float" office:value="-0.3973">
            <text:p>-0,3973</text:p>
          </table:table-cell>
          <table:table-cell table:formula="of:=[.M15]*[.B15]" office:value-type="float" office:value="0.01680579">
            <text:p>0,0168</text:p>
          </table:table-cell>
          <table:table-cell table:number-columns-repeated="242"/>
        </table:table-row>
        <table:table-row table:style-name="ro1">
          <table:table-cell table:style-name="ce1" office:value-type="float" office:value="14">
            <text:p>14</text:p>
          </table:table-cell>
          <table:table-cell table:formula="of:=[.M16]-[.M15]" office:value-type="float" office:value="0">
            <text:p>0,0000</text:p>
          </table:table-cell>
          <table:table-cell table:formula="of:=([.M16]-[.$H$2])*256" office:value-type="float" office:value="-101.7088">
            <text:p>-101,7088</text:p>
          </table:table-cell>
          <table:table-cell table:formula="of:=ROUND([.C16])+128" office:value-type="float" office:value="26">
            <text:p>26</text:p>
          </table:table-cell>
          <table:table-cell table:formula="of:=DEC2HEX([.D16])" office:value-type="string" office:string-value="1A">
            <text:p>1A</text:p>
          </table:table-cell>
          <table:table-cell table:formula="of:=[.B16]*[.B16]" office:value-type="float" office:value="0">
            <text:p>0,0000</text:p>
          </table:table-cell>
          <table:table-cell table:number-columns-repeated="3"/>
          <table:table-cell office:value-type="float" office:value="14">
            <text:p>14,0000</text:p>
          </table:table-cell>
          <table:table-cell table:number-columns-repeated="2"/>
          <table:table-cell table:style-name="ce3" office:value-type="float" office:value="-0.3973">
            <text:p>-0,3973</text:p>
          </table:table-cell>
          <table:table-cell table:formula="of:=[.M16]*[.B16]" office:value-type="float" office:value="-0">
            <text:p>0,0000</text:p>
          </table:table-cell>
          <table:table-cell table:number-columns-repeated="242"/>
        </table:table-row>
        <table:table-row table:style-name="ro1">
          <table:table-cell table:style-name="ce1" office:value-type="float" office:value="15">
            <text:p>15</text:p>
          </table:table-cell>
          <table:table-cell table:formula="of:=[.M17]-[.M16]" office:value-type="float" office:value="0.0716000000000001">
            <text:p>0,0716</text:p>
          </table:table-cell>
          <table:table-cell table:formula="of:=([.M17]-[.$H$2])*256" office:value-type="float" office:value="-83.3792">
            <text:p>-83,3792</text:p>
          </table:table-cell>
          <table:table-cell table:formula="of:=ROUND([.C17])+128" office:value-type="float" office:value="45">
            <text:p>45</text:p>
          </table:table-cell>
          <table:table-cell table:formula="of:=DEC2HEX([.D17])" office:value-type="string" office:string-value="2D">
            <text:p>2D</text:p>
          </table:table-cell>
          <table:table-cell table:formula="of:=[.B17]*[.B17]" office:value-type="float" office:value="0.00512656000000001">
            <text:p>0,0051</text:p>
          </table:table-cell>
          <table:table-cell table:number-columns-repeated="6"/>
          <table:table-cell table:style-name="ce3" office:value-type="float" office:value="-0.3257">
            <text:p>-0,3257</text:p>
          </table:table-cell>
          <table:table-cell table:formula="of:=[.M17]*[.B17]" office:value-type="float" office:value="-0.02332012">
            <text:p>-0,0233</text:p>
          </table:table-cell>
          <table:table-cell table:number-columns-repeated="242"/>
        </table:table-row>
        <table:table-row table:style-name="ro1">
          <table:table-cell table:style-name="ce1" office:value-type="float" office:value="16">
            <text:p>16</text:p>
          </table:table-cell>
          <table:table-cell table:formula="of:=[.M18]-[.M17]" office:value-type="float" office:value="0.1201">
            <text:p>0,1201</text:p>
          </table:table-cell>
          <table:table-cell table:formula="of:=([.M18]-[.$H$2])*256" office:value-type="float" office:value="-52.6336">
            <text:p>-52,6336</text:p>
          </table:table-cell>
          <table:table-cell table:formula="of:=ROUND([.C18])+128" office:value-type="float" office:value="75">
            <text:p>75</text:p>
          </table:table-cell>
          <table:table-cell table:formula="of:=DEC2HEX([.D18])" office:value-type="string" office:string-value="4B">
            <text:p>4B</text:p>
          </table:table-cell>
          <table:table-cell table:formula="of:=[.B18]*[.B18]" office:value-type="float" office:value="0.01442401">
            <text:p>0,0144</text:p>
          </table:table-cell>
          <table:table-cell table:number-columns-repeated="6"/>
          <table:table-cell table:style-name="ce3" office:value-type="float" office:value="-0.2056">
            <text:p>-0,2056</text:p>
          </table:table-cell>
          <table:table-cell table:formula="of:=[.M18]*[.B18]" office:value-type="float" office:value="-0.02469256">
            <text:p>-0,0247</text:p>
          </table:table-cell>
          <table:table-cell table:number-columns-repeated="242"/>
        </table:table-row>
        <table:table-row table:style-name="ro1">
          <table:table-cell table:style-name="ce1" office:value-type="float" office:value="17">
            <text:p>17</text:p>
          </table:table-cell>
          <table:table-cell table:formula="of:=[.M19]-[.M18]" office:value-type="float" office:value="0.1523">
            <text:p>0,1523</text:p>
          </table:table-cell>
          <table:table-cell table:formula="of:=([.M19]-[.$H$2])*256" office:value-type="float" office:value="-13.6448">
            <text:p>-13,6448</text:p>
          </table:table-cell>
          <table:table-cell table:formula="of:=ROUND([.C19])+128" office:value-type="float" office:value="114">
            <text:p>114</text:p>
          </table:table-cell>
          <table:table-cell table:formula="of:=DEC2HEX([.D19])" office:value-type="string" office:string-value="72">
            <text:p>72</text:p>
          </table:table-cell>
          <table:table-cell table:formula="of:=[.B19]*[.B19]" office:value-type="float" office:value="0.02319529">
            <text:p>0,0232</text:p>
          </table:table-cell>
          <table:table-cell table:number-columns-repeated="6"/>
          <table:table-cell table:style-name="ce3" office:value-type="float" office:value="-0.0533">
            <text:p>-0,0533</text:p>
          </table:table-cell>
          <table:table-cell table:formula="of:=[.M19]*[.B19]" office:value-type="float" office:value="-0.00811759">
            <text:p>-0,0081</text:p>
          </table:table-cell>
          <table:table-cell table:number-columns-repeated="242"/>
        </table:table-row>
        <table:table-row table:style-name="ro1">
          <table:table-cell table:style-name="ce1" office:value-type="float" office:value="18">
            <text:p>18</text:p>
          </table:table-cell>
          <table:table-cell table:formula="of:=[.M20]-[.M19]" office:value-type="float" office:value="0.1694">
            <text:p>0,1694</text:p>
          </table:table-cell>
          <table:table-cell table:formula="of:=([.M20]-[.$H$2])*256" office:value-type="float" office:value="29.7216">
            <text:p>29,7216</text:p>
          </table:table-cell>
          <table:table-cell table:formula="of:=ROUND([.C20])+128" office:value-type="float" office:value="158">
            <text:p>158</text:p>
          </table:table-cell>
          <table:table-cell table:formula="of:=DEC2HEX([.D20])" office:value-type="string" office:string-value="9E">
            <text:p>9E</text:p>
          </table:table-cell>
          <table:table-cell table:formula="of:=[.B20]*[.B20]" office:value-type="float" office:value="0.02869636">
            <text:p>0,0287</text:p>
          </table:table-cell>
          <table:table-cell table:number-columns-repeated="6"/>
          <table:table-cell table:style-name="ce3" office:value-type="float" office:value="0.1161">
            <text:p>0,1161</text:p>
          </table:table-cell>
          <table:table-cell table:formula="of:=[.M20]*[.B20]" office:value-type="float" office:value="0.01966734">
            <text:p>0,0197</text:p>
          </table:table-cell>
          <table:table-cell table:number-columns-repeated="242"/>
        </table:table-row>
        <table:table-row table:style-name="ro1">
          <table:table-cell table:style-name="ce1" office:value-type="float" office:value="19">
            <text:p>19</text:p>
          </table:table-cell>
          <table:table-cell table:formula="of:=[.M21]-[.M20]" office:value-type="float" office:value="0.1458">
            <text:p>0,1458</text:p>
          </table:table-cell>
          <table:table-cell table:formula="of:=([.M21]-[.$H$2])*256" office:value-type="float" office:value="67.0464">
            <text:p>67,0464</text:p>
          </table:table-cell>
          <table:table-cell table:formula="of:=ROUND([.C21])+128" office:value-type="float" office:value="195">
            <text:p>195</text:p>
          </table:table-cell>
          <table:table-cell table:formula="of:=DEC2HEX([.D21])" office:value-type="string" office:string-value="C3">
            <text:p>C3</text:p>
          </table:table-cell>
          <table:table-cell table:formula="of:=[.B21]*[.B21]" office:value-type="float" office:value="0.02125764">
            <text:p>0,0213</text:p>
          </table:table-cell>
          <table:table-cell table:number-columns-repeated="6"/>
          <table:table-cell table:style-name="ce3" office:value-type="float" office:value="0.2619">
            <text:p>0,2619</text:p>
          </table:table-cell>
          <table:table-cell table:formula="of:=[.M21]*[.B21]" office:value-type="float" office:value="0.03818502">
            <text:p>0,0382</text:p>
          </table:table-cell>
          <table:table-cell table:number-columns-repeated="242"/>
        </table:table-row>
        <table:table-row table:style-name="ro1">
          <table:table-cell table:style-name="ce1" office:value-type="float" office:value="20">
            <text:p>20</text:p>
          </table:table-cell>
          <table:table-cell table:formula="of:=[.M22]-[.M21]" office:value-type="float" office:value="0.1117">
            <text:p>0,1117</text:p>
          </table:table-cell>
          <table:table-cell table:formula="of:=([.M22]-[.$H$2])*256" office:value-type="float" office:value="95.6416">
            <text:p>95,6416</text:p>
          </table:table-cell>
          <table:table-cell table:formula="of:=ROUND([.C22])+128" office:value-type="float" office:value="224">
            <text:p>224</text:p>
          </table:table-cell>
          <table:table-cell table:formula="of:=DEC2HEX([.D22])" office:value-type="string" office:string-value="E0">
            <text:p>E0</text:p>
          </table:table-cell>
          <table:table-cell table:formula="of:=[.B22]*[.B22]" office:value-type="float" office:value="0.01247689">
            <text:p>0,0125</text:p>
          </table:table-cell>
          <table:table-cell table:number-columns-repeated="6"/>
          <table:table-cell table:style-name="ce3" office:value-type="float" office:value="0.3736">
            <text:p>0,3736</text:p>
          </table:table-cell>
          <table:table-cell table:formula="of:=[.M22]*[.B22]" office:value-type="float" office:value="0.04173112">
            <text:p>0,0417</text:p>
          </table:table-cell>
          <table:table-cell table:number-columns-repeated="242"/>
        </table:table-row>
        <table:table-row table:style-name="ro1">
          <table:table-cell table:style-name="ce1" office:value-type="float" office:value="21">
            <text:p>21</text:p>
          </table:table-cell>
          <table:table-cell table:formula="of:=[.M23]-[.M22]" office:value-type="float" office:value="0.0668">
            <text:p>0,0668</text:p>
          </table:table-cell>
          <table:table-cell table:formula="of:=([.M23]-[.$H$2])*256" office:value-type="float" office:value="112.7424">
            <text:p>112,7424</text:p>
          </table:table-cell>
          <table:table-cell table:formula="of:=ROUND([.C23])+128" office:value-type="float" office:value="241">
            <text:p>241</text:p>
          </table:table-cell>
          <table:table-cell table:formula="of:=DEC2HEX([.D23])" office:value-type="string" office:string-value="F1">
            <text:p>F1</text:p>
          </table:table-cell>
          <table:table-cell table:formula="of:=[.B23]*[.B23]" office:value-type="float" office:value="0.00446224">
            <text:p>0,0045</text:p>
          </table:table-cell>
          <table:table-cell/>
          <table:table-cell table:formula="of:=([.B23]-[.B22])/([.A23]-[.A22])" office:value-type="float" office:value="-0.0449">
            <text:p>-0,0449</text:p>
          </table:table-cell>
          <table:table-cell table:formula="of:=[.B23]-[.H23]*[.A23]" office:value-type="float" office:value="1.0097">
            <text:p>1,0097</text:p>
          </table:table-cell>
          <table:table-cell table:formula="of:=-[.I23]/[.H23]" office:value-type="float" office:value="22.4877505567929">
            <text:p>22,4878</text:p>
          </table:table-cell>
          <table:table-cell table:number-columns-repeated="2"/>
          <table:table-cell table:style-name="ce3" office:value-type="float" office:value="0.4404">
            <text:p>0,4404</text:p>
          </table:table-cell>
          <table:table-cell table:formula="of:=[.M23]*[.B23]" office:value-type="float" office:value="0.02941872">
            <text:p>0,0294</text:p>
          </table:table-cell>
          <table:table-cell table:number-columns-repeated="242"/>
        </table:table-row>
        <table:table-row table:style-name="ro1">
          <table:table-cell table:style-name="ce1" office:value-type="float" office:value="22">
            <text:p>22</text:p>
          </table:table-cell>
          <table:table-cell table:formula="of:=[.M24]-[.M23]" office:value-type="float" office:value="-0.0103">
            <text:p>-0,0103</text:p>
          </table:table-cell>
          <table:table-cell table:formula="of:=([.M24]-[.$H$2])*256" office:value-type="float" office:value="110.1056">
            <text:p>110,1056</text:p>
          </table:table-cell>
          <table:table-cell table:formula="of:=ROUND([.C24])+128" office:value-type="float" office:value="238">
            <text:p>238</text:p>
          </table:table-cell>
          <table:table-cell table:formula="of:=DEC2HEX([.D24])" office:value-type="string" office:string-value="EE">
            <text:p>EE</text:p>
          </table:table-cell>
          <table:table-cell table:formula="of:=[.B24]*[.B24]" office:value-type="float" office:value="0.00010609">
            <text:p>0,0001</text:p>
          </table:table-cell>
          <table:table-cell table:number-columns-repeated="6"/>
          <table:table-cell table:style-name="ce3" office:value-type="float" office:value="0.4301">
            <text:p>0,4301</text:p>
          </table:table-cell>
          <table:table-cell table:formula="of:=[.M24]*[.B24]" office:value-type="float" office:value="-0.00443002999999999">
            <text:p>-0,0044</text:p>
          </table:table-cell>
          <table:table-cell table:number-columns-repeated="242"/>
        </table:table-row>
        <table:table-row table:style-name="ro1">
          <table:table-cell table:style-name="ce1" office:value-type="float" office:value="23">
            <text:p>23</text:p>
          </table:table-cell>
          <table:table-cell table:formula="of:=[.M25]-[.M24]" office:value-type="float" office:value="-0.0649">
            <text:p>-0,0649</text:p>
          </table:table-cell>
          <table:table-cell table:formula="of:=([.M25]-[.$H$2])*256" office:value-type="float" office:value="93.4912">
            <text:p>93,4912</text:p>
          </table:table-cell>
          <table:table-cell table:formula="of:=ROUND([.C25])+128" office:value-type="float" office:value="221">
            <text:p>221</text:p>
          </table:table-cell>
          <table:table-cell table:formula="of:=DEC2HEX([.D25])" office:value-type="string" office:string-value="DD">
            <text:p>DD</text:p>
          </table:table-cell>
          <table:table-cell table:formula="of:=[.B25]*[.B25]" office:value-type="float" office:value="0.00421201">
            <text:p>0,0042</text:p>
          </table:table-cell>
          <table:table-cell table:number-columns-repeated="6"/>
          <table:table-cell table:style-name="ce3" office:value-type="float" office:value="0.3652">
            <text:p>0,3652</text:p>
          </table:table-cell>
          <table:table-cell table:formula="of:=[.M25]*[.B25]" office:value-type="float" office:value="-0.02370148">
            <text:p>-0,0237</text:p>
          </table:table-cell>
          <table:table-cell table:number-columns-repeated="242"/>
        </table:table-row>
        <table:table-row table:style-name="ro1">
          <table:table-cell table:style-name="ce1" office:value-type="float" office:value="24">
            <text:p>24</text:p>
          </table:table-cell>
          <table:table-cell table:formula="of:=[.M26]-[.M25]" office:value-type="float" office:value="-0.121">
            <text:p>-0,1210</text:p>
          </table:table-cell>
          <table:table-cell table:formula="of:=([.M26]-[.$H$2])*256" office:value-type="float" office:value="62.5152">
            <text:p>62,5152</text:p>
          </table:table-cell>
          <table:table-cell table:formula="of:=ROUND([.C26])+128" office:value-type="float" office:value="191">
            <text:p>191</text:p>
          </table:table-cell>
          <table:table-cell table:formula="of:=DEC2HEX([.D26])" office:value-type="string" office:string-value="BF">
            <text:p>BF</text:p>
          </table:table-cell>
          <table:table-cell table:formula="of:=[.B26]*[.B26]" office:value-type="float" office:value="0.014641">
            <text:p>0,0146</text:p>
          </table:table-cell>
          <table:table-cell table:number-columns-repeated="6"/>
          <table:table-cell table:style-name="ce3" office:value-type="float" office:value="0.2442">
            <text:p>0,2442</text:p>
          </table:table-cell>
          <table:table-cell table:formula="of:=[.M26]*[.B26]" office:value-type="float" office:value="-0.0295482">
            <text:p>-0,0295</text:p>
          </table:table-cell>
          <table:table-cell table:number-columns-repeated="242"/>
        </table:table-row>
        <table:table-row table:style-name="ro1">
          <table:table-cell table:style-name="ce1" office:value-type="float" office:value="25">
            <text:p>25</text:p>
          </table:table-cell>
          <table:table-cell table:formula="of:=[.M27]-[.M26]" office:value-type="float" office:value="-0.1445">
            <text:p>-0,1445</text:p>
          </table:table-cell>
          <table:table-cell table:formula="of:=([.M27]-[.$H$2])*256" office:value-type="float" office:value="25.5232">
            <text:p>25,5232</text:p>
          </table:table-cell>
          <table:table-cell table:formula="of:=ROUND([.C27])+128" office:value-type="float" office:value="154">
            <text:p>154</text:p>
          </table:table-cell>
          <table:table-cell table:formula="of:=DEC2HEX([.D27])" office:value-type="string" office:string-value="9A">
            <text:p>9A</text:p>
          </table:table-cell>
          <table:table-cell table:formula="of:=[.B27]*[.B27]" office:value-type="float" office:value="0.02088025">
            <text:p>0,0209</text:p>
          </table:table-cell>
          <table:table-cell table:number-columns-repeated="6"/>
          <table:table-cell table:style-name="ce3" office:value-type="float" office:value="0.0997">
            <text:p>0,0997</text:p>
          </table:table-cell>
          <table:table-cell table:formula="of:=[.M27]*[.B27]" office:value-type="float" office:value="-0.01440665">
            <text:p>-0,0144</text:p>
          </table:table-cell>
          <table:table-cell table:number-columns-repeated="242"/>
        </table:table-row>
        <table:table-row table:style-name="ro1">
          <table:table-cell table:style-name="ce1" office:value-type="float" office:value="26">
            <text:p>26</text:p>
          </table:table-cell>
          <table:table-cell table:formula="of:=[.M28]-[.M27]" office:value-type="float" office:value="-0.1526">
            <text:p>-0,1526</text:p>
          </table:table-cell>
          <table:table-cell table:formula="of:=([.M28]-[.$H$2])*256" office:value-type="float" office:value="-13.5424">
            <text:p>-13,5424</text:p>
          </table:table-cell>
          <table:table-cell table:formula="of:=ROUND([.C28])+128" office:value-type="float" office:value="114">
            <text:p>114</text:p>
          </table:table-cell>
          <table:table-cell table:formula="of:=DEC2HEX([.D28])" office:value-type="string" office:string-value="72">
            <text:p>72</text:p>
          </table:table-cell>
          <table:table-cell table:formula="of:=[.B28]*[.B28]" office:value-type="float" office:value="0.02328676">
            <text:p>0,0233</text:p>
          </table:table-cell>
          <table:table-cell table:number-columns-repeated="6"/>
          <table:table-cell table:style-name="ce3" office:value-type="float" office:value="-0.0529">
            <text:p>-0,0529</text:p>
          </table:table-cell>
          <table:table-cell table:formula="of:=[.M28]*[.B28]" office:value-type="float" office:value="0.00807254">
            <text:p>0,0081</text:p>
          </table:table-cell>
          <table:table-cell table:number-columns-repeated="242"/>
        </table:table-row>
        <table:table-row table:style-name="ro1">
          <table:table-cell table:style-name="ce1" office:value-type="float" office:value="27">
            <text:p>27</text:p>
          </table:table-cell>
          <table:table-cell table:formula="of:=[.M29]-[.M28]" office:value-type="float" office:value="-0.1586">
            <text:p>-0,1586</text:p>
          </table:table-cell>
          <table:table-cell table:formula="of:=([.M29]-[.$H$2])*256" office:value-type="float" office:value="-54.144">
            <text:p>-54,1440</text:p>
          </table:table-cell>
          <table:table-cell table:formula="of:=ROUND([.C29])+128" office:value-type="float" office:value="74">
            <text:p>74</text:p>
          </table:table-cell>
          <table:table-cell table:formula="of:=DEC2HEX([.D29])" office:value-type="string" office:string-value="4A">
            <text:p>4A</text:p>
          </table:table-cell>
          <table:table-cell table:formula="of:=[.B29]*[.B29]" office:value-type="float" office:value="0.02515396">
            <text:p>0,0252</text:p>
          </table:table-cell>
          <table:table-cell table:number-columns-repeated="6"/>
          <table:table-cell table:style-name="ce3" office:value-type="float" office:value="-0.2115">
            <text:p>-0,2115</text:p>
          </table:table-cell>
          <table:table-cell table:formula="of:=[.M29]*[.B29]" office:value-type="float" office:value="0.0335439">
            <text:p>0,0335</text:p>
          </table:table-cell>
          <table:table-cell table:number-columns-repeated="242"/>
        </table:table-row>
        <table:table-row table:style-name="ro1">
          <table:table-cell table:style-name="ce1" office:value-type="float" office:value="28">
            <text:p>28</text:p>
          </table:table-cell>
          <table:table-cell table:formula="of:=[.M30]-[.M29]" office:value-type="float" office:value="-0.1103">
            <text:p>-0,1103</text:p>
          </table:table-cell>
          <table:table-cell table:formula="of:=([.M30]-[.$H$2])*256" office:value-type="float" office:value="-82.3808">
            <text:p>-82,3808</text:p>
          </table:table-cell>
          <table:table-cell table:formula="of:=ROUND([.C30])+128" office:value-type="float" office:value="46">
            <text:p>46</text:p>
          </table:table-cell>
          <table:table-cell table:formula="of:=DEC2HEX([.D30])" office:value-type="string" office:string-value="2E">
            <text:p>2E</text:p>
          </table:table-cell>
          <table:table-cell table:formula="of:=[.B30]*[.B30]" office:value-type="float" office:value="0.01216609">
            <text:p>0,0122</text:p>
          </table:table-cell>
          <table:table-cell table:number-columns-repeated="6"/>
          <table:table-cell table:style-name="ce3" office:value-type="float" office:value="-0.3218">
            <text:p>-0,3218</text:p>
          </table:table-cell>
          <table:table-cell table:formula="of:=[.M30]*[.B30]" office:value-type="float" office:value="0.03549454">
            <text:p>0,0355</text:p>
          </table:table-cell>
          <table:table-cell table:number-columns-repeated="242"/>
        </table:table-row>
        <table:table-row table:style-name="ro1">
          <table:table-cell table:style-name="ce1" office:value-type="float" office:value="29">
            <text:p>29</text:p>
          </table:table-cell>
          <table:table-cell table:formula="of:=[.M31]-[.M30]" office:value-type="float" office:value="-0.0755">
            <text:p>-0,0755</text:p>
          </table:table-cell>
          <table:table-cell table:formula="of:=([.M31]-[.$H$2])*256" office:value-type="float" office:value="-101.7088">
            <text:p>-101,7088</text:p>
          </table:table-cell>
          <table:table-cell table:formula="of:=ROUND([.C31])+128" office:value-type="float" office:value="26">
            <text:p>26</text:p>
          </table:table-cell>
          <table:table-cell table:formula="of:=DEC2HEX([.D31])" office:value-type="string" office:string-value="1A">
            <text:p>1A</text:p>
          </table:table-cell>
          <table:table-cell table:formula="of:=[.B31]*[.B31]" office:value-type="float" office:value="0.00570025">
            <text:p>0,0057</text:p>
          </table:table-cell>
          <table:table-cell table:number-columns-repeated="6"/>
          <table:table-cell table:style-name="ce3" office:value-type="float" office:value="-0.3973">
            <text:p>-0,3973</text:p>
          </table:table-cell>
          <table:table-cell table:formula="of:=[.M31]*[.B31]" office:value-type="float" office:value="0.02999615">
            <text:p>0,0300</text:p>
          </table:table-cell>
          <table:table-cell table:number-columns-repeated="242"/>
        </table:table-row>
        <table:table-row table:style-name="ro1">
          <table:table-cell table:style-name="ce1" office:value-type="float" office:value="30">
            <text:p>30</text:p>
          </table:table-cell>
          <table:table-cell table:formula="of:=[.M32]-[.M31]" office:value-type="float" office:value="-0.0035">
            <text:p>-0,0035</text:p>
          </table:table-cell>
          <table:table-cell table:formula="of:=([.M32]-[.$H$2])*256" office:value-type="float" office:value="-102.6048">
            <text:p>-102,6048</text:p>
          </table:table-cell>
          <table:table-cell table:formula="of:=ROUND([.C32])+128" office:value-type="float" office:value="25">
            <text:p>25</text:p>
          </table:table-cell>
          <table:table-cell table:formula="of:=DEC2HEX([.D32])" office:value-type="string" office:string-value="19">
            <text:p>19</text:p>
          </table:table-cell>
          <table:table-cell table:formula="of:=[.B32]*[.B32]" office:value-type="float" office:value="0.00001225">
            <text:p>0,0000</text:p>
          </table:table-cell>
          <table:table-cell/>
          <table:table-cell table:formula="of:=([.B32]-[.B31])/([.A32]-[.A31])" office:value-type="float" office:value="0.072">
            <text:p>0,0720</text:p>
          </table:table-cell>
          <table:table-cell table:formula="of:=[.B32]-[.H32]*[.A32]" office:value-type="float" office:value="-2.1635">
            <text:p>-2,1635</text:p>
          </table:table-cell>
          <table:table-cell table:formula="of:=-[.I32]/[.H32]" office:value-type="float" office:value="30.0486111111111">
            <text:p>30,0486</text:p>
          </table:table-cell>
          <table:table-cell table:number-columns-repeated="2"/>
          <table:table-cell table:style-name="ce3" office:value-type="float" office:value="-0.4008">
            <text:p>-0,4008</text:p>
          </table:table-cell>
          <table:table-cell table:formula="of:=[.M32]*[.B32]" office:value-type="float" office:value="0.0014028">
            <text:p>0,0014</text:p>
          </table:table-cell>
          <table:table-cell table:number-columns-repeated="242"/>
        </table:table-row>
        <table:table-row table:style-name="ro1">
          <table:table-cell table:style-name="ce1" office:value-type="float" office:value="31">
            <text:p>31</text:p>
          </table:table-cell>
          <table:table-cell table:formula="of:=[.M33]-[.M32]" office:value-type="float" office:value="0.0412">
            <text:p>0,0412</text:p>
          </table:table-cell>
          <table:table-cell table:formula="of:=([.M33]-[.$H$2])*256" office:value-type="float" office:value="-92.0576">
            <text:p>-92,0576</text:p>
          </table:table-cell>
          <table:table-cell table:formula="of:=ROUND([.C33])+128" office:value-type="float" office:value="36">
            <text:p>36</text:p>
          </table:table-cell>
          <table:table-cell table:formula="of:=DEC2HEX([.D33])" office:value-type="string" office:string-value="24">
            <text:p>24</text:p>
          </table:table-cell>
          <table:table-cell table:formula="of:=[.B33]*[.B33]" office:value-type="float" office:value="0.00169744">
            <text:p>0,0017</text:p>
          </table:table-cell>
          <table:table-cell table:number-columns-repeated="6"/>
          <table:table-cell table:style-name="ce3" office:value-type="float" office:value="-0.3596">
            <text:p>-0,3596</text:p>
          </table:table-cell>
          <table:table-cell table:formula="of:=[.M33]*[.B33]" office:value-type="float" office:value="-0.01481552">
            <text:p>-0,0148</text:p>
          </table:table-cell>
          <table:table-cell table:number-columns-repeated="242"/>
        </table:table-row>
        <table:table-row table:style-name="ro1">
          <table:table-cell table:style-name="ce1" office:value-type="float" office:value="32">
            <text:p>32</text:p>
          </table:table-cell>
          <table:table-cell table:formula="of:=[.M34]-[.M33]" office:value-type="float" office:value="0.0986">
            <text:p>0,0986</text:p>
          </table:table-cell>
          <table:table-cell table:formula="of:=([.M34]-[.$H$2])*256" office:value-type="float" office:value="-66.816">
            <text:p>-66,8160</text:p>
          </table:table-cell>
          <table:table-cell table:formula="of:=ROUND([.C34])+128" office:value-type="float" office:value="61">
            <text:p>61</text:p>
          </table:table-cell>
          <table:table-cell table:formula="of:=DEC2HEX([.D34])" office:value-type="string" office:string-value="3D">
            <text:p>3D</text:p>
          </table:table-cell>
          <table:table-cell table:formula="of:=[.B34]*[.B34]" office:value-type="float" office:value="0.00972196">
            <text:p>0,0097</text:p>
          </table:table-cell>
          <table:table-cell table:number-columns-repeated="6"/>
          <table:table-cell table:style-name="ce3" office:value-type="float" office:value="-0.261">
            <text:p>-0,2610</text:p>
          </table:table-cell>
          <table:table-cell table:formula="of:=[.M34]*[.B34]" office:value-type="float" office:value="-0.0257346">
            <text:p>-0,0257</text:p>
          </table:table-cell>
          <table:table-cell table:number-columns-repeated="242"/>
        </table:table-row>
        <table:table-row table:style-name="ro1">
          <table:table-cell table:style-name="ce1" office:value-type="float" office:value="33">
            <text:p>33</text:p>
          </table:table-cell>
          <table:table-cell table:formula="of:=[.M35]-[.M34]" office:value-type="float" office:value="0.1462">
            <text:p>0,1462</text:p>
          </table:table-cell>
          <table:table-cell table:formula="of:=([.M35]-[.$H$2])*256" office:value-type="float" office:value="-29.3888">
            <text:p>-29,3888</text:p>
          </table:table-cell>
          <table:table-cell table:formula="of:=ROUND([.C35])+128" office:value-type="float" office:value="99">
            <text:p>99</text:p>
          </table:table-cell>
          <table:table-cell table:formula="of:=DEC2HEX([.D35])" office:value-type="string" office:string-value="63">
            <text:p>63</text:p>
          </table:table-cell>
          <table:table-cell table:formula="of:=[.B35]*[.B35]" office:value-type="float" office:value="0.02137444">
            <text:p>0,0214</text:p>
          </table:table-cell>
          <table:table-cell table:number-columns-repeated="6"/>
          <table:table-cell table:style-name="ce3" office:value-type="float" office:value="-0.1148">
            <text:p>-0,1148</text:p>
          </table:table-cell>
          <table:table-cell table:formula="of:=[.M35]*[.B35]" office:value-type="float" office:value="-0.01678376">
            <text:p>-0,0168</text:p>
          </table:table-cell>
          <table:table-cell table:number-columns-repeated="242"/>
        </table:table-row>
        <table:table-row table:style-name="ro1">
          <table:table-cell table:style-name="ce1" office:value-type="float" office:value="34">
            <text:p>34</text:p>
          </table:table-cell>
          <table:table-cell table:formula="of:=[.M36]-[.M35]" office:value-type="float" office:value="0.1796">
            <text:p>0,1796</text:p>
          </table:table-cell>
          <table:table-cell table:formula="of:=([.M36]-[.$H$2])*256" office:value-type="float" office:value="16.5888">
            <text:p>16,5888</text:p>
          </table:table-cell>
          <table:table-cell table:formula="of:=ROUND([.C36])+128" office:value-type="float" office:value="145">
            <text:p>145</text:p>
          </table:table-cell>
          <table:table-cell table:formula="of:=DEC2HEX([.D36])" office:value-type="string" office:string-value="91">
            <text:p>91</text:p>
          </table:table-cell>
          <table:table-cell table:formula="of:=[.B36]*[.B36]" office:value-type="float" office:value="0.03225616">
            <text:p>0,0323</text:p>
          </table:table-cell>
          <table:table-cell table:number-columns-repeated="6"/>
          <table:table-cell table:style-name="ce3" office:value-type="float" office:value="0.0648">
            <text:p>0,0648</text:p>
          </table:table-cell>
          <table:table-cell table:formula="of:=[.M36]*[.B36]" office:value-type="float" office:value="0.01163808">
            <text:p>0,0116</text:p>
          </table:table-cell>
          <table:table-cell table:number-columns-repeated="242"/>
        </table:table-row>
        <table:table-row table:style-name="ro1">
          <table:table-cell table:style-name="ce1" office:value-type="float" office:value="35">
            <text:p>35</text:p>
          </table:table-cell>
          <table:table-cell table:formula="of:=[.M37]-[.M36]" office:value-type="float" office:value="0.1417">
            <text:p>0,1417</text:p>
          </table:table-cell>
          <table:table-cell table:formula="of:=([.M37]-[.$H$2])*256" office:value-type="float" office:value="52.864">
            <text:p>52,8640</text:p>
          </table:table-cell>
          <table:table-cell table:formula="of:=ROUND([.C37])+128" office:value-type="float" office:value="181">
            <text:p>181</text:p>
          </table:table-cell>
          <table:table-cell table:formula="of:=DEC2HEX([.D37])" office:value-type="string" office:string-value="B5">
            <text:p>B5</text:p>
          </table:table-cell>
          <table:table-cell table:formula="of:=[.B37]*[.B37]" office:value-type="float" office:value="0.02007889">
            <text:p>0,0201</text:p>
          </table:table-cell>
          <table:table-cell table:number-columns-repeated="6"/>
          <table:table-cell table:style-name="ce3" office:value-type="float" office:value="0.2065">
            <text:p>0,2065</text:p>
          </table:table-cell>
          <table:table-cell table:formula="of:=[.M37]*[.B37]" office:value-type="float" office:value="0.02926105">
            <text:p>0,0293</text:p>
          </table:table-cell>
          <table:table-cell table:number-columns-repeated="242"/>
        </table:table-row>
        <table:table-row table:style-name="ro1">
          <table:table-cell table:style-name="ce1" office:value-type="float" office:value="36">
            <text:p>36</text:p>
          </table:table-cell>
          <table:table-cell table:formula="of:=[.M38]-[.M37]" office:value-type="float" office:value="0.1308">
            <text:p>0,1308</text:p>
          </table:table-cell>
          <table:table-cell table:formula="of:=([.M38]-[.$H$2])*256" office:value-type="float" office:value="86.3488">
            <text:p>86,3488</text:p>
          </table:table-cell>
          <table:table-cell table:formula="of:=ROUND([.C38])+128" office:value-type="float" office:value="214">
            <text:p>214</text:p>
          </table:table-cell>
          <table:table-cell table:formula="of:=DEC2HEX([.D38])" office:value-type="string" office:string-value="D6">
            <text:p>D6</text:p>
          </table:table-cell>
          <table:table-cell table:formula="of:=[.B38]*[.B38]" office:value-type="float" office:value="0.01710864">
            <text:p>0,0171</text:p>
          </table:table-cell>
          <table:table-cell table:number-columns-repeated="6"/>
          <table:table-cell table:style-name="ce3" office:value-type="float" office:value="0.3373">
            <text:p>0,3373</text:p>
          </table:table-cell>
          <table:table-cell table:formula="of:=[.M38]*[.B38]" office:value-type="float" office:value="0.04411884">
            <text:p>0,0441</text:p>
          </table:table-cell>
          <table:table-cell table:number-columns-repeated="242"/>
        </table:table-row>
        <table:table-row table:style-name="ro1">
          <table:table-cell table:style-name="ce1" office:value-type="float" office:value="37">
            <text:p>37</text:p>
          </table:table-cell>
          <table:table-cell table:formula="of:=[.M39]-[.M38]" office:value-type="float" office:value="0.0709">
            <text:p>0,0709</text:p>
          </table:table-cell>
          <table:table-cell table:formula="of:=([.M39]-[.$H$2])*256" office:value-type="float" office:value="104.4992">
            <text:p>104,4992</text:p>
          </table:table-cell>
          <table:table-cell table:formula="of:=ROUND([.C39])+128" office:value-type="float" office:value="232">
            <text:p>232</text:p>
          </table:table-cell>
          <table:table-cell table:formula="of:=DEC2HEX([.D39])" office:value-type="string" office:string-value="E8">
            <text:p>E8</text:p>
          </table:table-cell>
          <table:table-cell table:formula="of:=[.B39]*[.B39]" office:value-type="float" office:value="0.00502681">
            <text:p>0,0050</text:p>
          </table:table-cell>
          <table:table-cell table:number-columns-repeated="6"/>
          <table:table-cell table:style-name="ce3" office:value-type="float" office:value="0.4082">
            <text:p>0,4082</text:p>
          </table:table-cell>
          <table:table-cell table:formula="of:=[.M39]*[.B39]" office:value-type="float" office:value="0.02894138">
            <text:p>0,0289</text:p>
          </table:table-cell>
          <table:table-cell table:number-columns-repeated="242"/>
        </table:table-row>
        <table:table-row table:style-name="ro1">
          <table:table-cell table:style-name="ce1" office:value-type="float" office:value="38">
            <text:p>38</text:p>
          </table:table-cell>
          <table:table-cell table:formula="of:=[.M40]-[.M39]" office:value-type="float" office:value="0">
            <text:p>0,0000</text:p>
          </table:table-cell>
          <table:table-cell table:formula="of:=([.M40]-[.$H$2])*256" office:value-type="float" office:value="104.4992">
            <text:p>104,4992</text:p>
          </table:table-cell>
          <table:table-cell table:formula="of:=ROUND([.C40])+128" office:value-type="float" office:value="232">
            <text:p>232</text:p>
          </table:table-cell>
          <table:table-cell table:formula="of:=DEC2HEX([.D40])" office:value-type="string" office:string-value="E8">
            <text:p>E8</text:p>
          </table:table-cell>
          <table:table-cell table:formula="of:=[.B40]*[.B40]" office:value-type="float" office:value="0">
            <text:p>0,0000</text:p>
          </table:table-cell>
          <table:table-cell table:number-columns-repeated="3"/>
          <table:table-cell office:value-type="float" office:value="38">
            <text:p>38,0000</text:p>
          </table:table-cell>
          <table:table-cell table:number-columns-repeated="2"/>
          <table:table-cell table:style-name="ce3" office:value-type="float" office:value="0.4082">
            <text:p>0,4082</text:p>
          </table:table-cell>
          <table:table-cell table:formula="of:=[.M40]*[.B40]" office:value-type="float" office:value="0">
            <text:p>0,0000</text:p>
          </table:table-cell>
          <table:table-cell table:number-columns-repeated="242"/>
        </table:table-row>
        <table:table-row table:style-name="ro1">
          <table:table-cell table:style-name="ce1" office:value-type="float" office:value="39">
            <text:p>39</text:p>
          </table:table-cell>
          <table:table-cell table:formula="of:=[.M41]-[.M40]" office:value-type="float" office:value="-0.0748">
            <text:p>-0,0748</text:p>
          </table:table-cell>
          <table:table-cell table:formula="of:=([.M41]-[.$H$2])*256" office:value-type="float" office:value="85.3504">
            <text:p>85,3504</text:p>
          </table:table-cell>
          <table:table-cell table:formula="of:=ROUND([.C41])+128" office:value-type="float" office:value="213">
            <text:p>213</text:p>
          </table:table-cell>
          <table:table-cell table:formula="of:=DEC2HEX([.D41])" office:value-type="string" office:string-value="D5">
            <text:p>D5</text:p>
          </table:table-cell>
          <table:table-cell table:formula="of:=[.B41]*[.B41]" office:value-type="float" office:value="0.00559504">
            <text:p>0,0056</text:p>
          </table:table-cell>
          <table:table-cell table:number-columns-repeated="6"/>
          <table:table-cell table:style-name="ce3" office:value-type="float" office:value="0.3334">
            <text:p>0,3334</text:p>
          </table:table-cell>
          <table:table-cell table:formula="of:=[.M41]*[.B41]" office:value-type="float" office:value="-0.02493832">
            <text:p>-0,0249</text:p>
          </table:table-cell>
          <table:table-cell table:number-columns-repeated="242"/>
        </table:table-row>
        <table:table-row table:style-name="ro1">
          <table:table-cell table:style-name="ce1" office:value-type="float" office:value="40">
            <text:p>40</text:p>
          </table:table-cell>
          <table:table-cell table:formula="of:=[.M42]-[.M41]" office:value-type="float" office:value="-0.1412">
            <text:p>-0,1412</text:p>
          </table:table-cell>
          <table:table-cell table:formula="of:=([.M42]-[.$H$2])*256" office:value-type="float" office:value="49.2032">
            <text:p>49,2032</text:p>
          </table:table-cell>
          <table:table-cell table:formula="of:=ROUND([.C42])+128" office:value-type="float" office:value="177">
            <text:p>177</text:p>
          </table:table-cell>
          <table:table-cell table:formula="of:=DEC2HEX([.D42])" office:value-type="string" office:string-value="B1">
            <text:p>B1</text:p>
          </table:table-cell>
          <table:table-cell table:formula="of:=[.B42]*[.B42]" office:value-type="float" office:value="0.01993744">
            <text:p>0,0199</text:p>
          </table:table-cell>
          <table:table-cell table:number-columns-repeated="6"/>
          <table:table-cell table:style-name="ce3" office:value-type="float" office:value="0.1922">
            <text:p>0,1922</text:p>
          </table:table-cell>
          <table:table-cell table:formula="of:=[.M42]*[.B42]" office:value-type="float" office:value="-0.02713864">
            <text:p>-0,0271</text:p>
          </table:table-cell>
          <table:table-cell table:number-columns-repeated="242"/>
        </table:table-row>
        <table:table-row table:style-name="ro1">
          <table:table-cell table:style-name="ce1" office:value-type="float" office:value="41">
            <text:p>41</text:p>
          </table:table-cell>
          <table:table-cell table:formula="of:=[.M43]-[.M42]" office:value-type="float" office:value="-0.1645">
            <text:p>-0,1645</text:p>
          </table:table-cell>
          <table:table-cell table:formula="of:=([.M43]-[.$H$2])*256" office:value-type="float" office:value="7.0912">
            <text:p>7,0912</text:p>
          </table:table-cell>
          <table:table-cell table:formula="of:=ROUND([.C43])+128" office:value-type="float" office:value="135">
            <text:p>135</text:p>
          </table:table-cell>
          <table:table-cell table:formula="of:=DEC2HEX([.D43])" office:value-type="string" office:string-value="87">
            <text:p>87</text:p>
          </table:table-cell>
          <table:table-cell table:formula="of:=[.B43]*[.B43]" office:value-type="float" office:value="0.02706025">
            <text:p>0,0271</text:p>
          </table:table-cell>
          <table:table-cell table:number-columns-repeated="6"/>
          <table:table-cell table:style-name="ce3" office:value-type="float" office:value="0.0277">
            <text:p>0,0277</text:p>
          </table:table-cell>
          <table:table-cell table:formula="of:=[.M43]*[.B43]" office:value-type="float" office:value="-0.00455665">
            <text:p>-0,0046</text:p>
          </table:table-cell>
          <table:table-cell table:number-columns-repeated="242"/>
        </table:table-row>
        <table:table-row table:style-name="ro1">
          <table:table-cell table:style-name="ce1" office:value-type="float" office:value="42">
            <text:p>42</text:p>
          </table:table-cell>
          <table:table-cell table:formula="of:=[.M44]-[.M43]" office:value-type="float" office:value="-0.1801">
            <text:p>-0,1801</text:p>
          </table:table-cell>
          <table:table-cell table:formula="of:=([.M44]-[.$H$2])*256" office:value-type="float" office:value="-39.0144">
            <text:p>-39,0144</text:p>
          </table:table-cell>
          <table:table-cell table:formula="of:=ROUND([.C44])+128" office:value-type="float" office:value="89">
            <text:p>89</text:p>
          </table:table-cell>
          <table:table-cell table:formula="of:=DEC2HEX([.D44])" office:value-type="string" office:string-value="59">
            <text:p>59</text:p>
          </table:table-cell>
          <table:table-cell table:formula="of:=[.B44]*[.B44]" office:value-type="float" office:value="0.03243601">
            <text:p>0,0324</text:p>
          </table:table-cell>
          <table:table-cell table:number-columns-repeated="6"/>
          <table:table-cell table:style-name="ce3" office:value-type="float" office:value="-0.1524">
            <text:p>-0,1524</text:p>
          </table:table-cell>
          <table:table-cell table:formula="of:=[.M44]*[.B44]" office:value-type="float" office:value="0.02744724">
            <text:p>0,0274</text:p>
          </table:table-cell>
          <table:table-cell table:number-columns-repeated="242"/>
        </table:table-row>
        <table:table-row table:style-name="ro1">
          <table:table-cell table:style-name="ce1" office:value-type="float" office:value="43">
            <text:p>43</text:p>
          </table:table-cell>
          <table:table-cell table:formula="of:=[.M45]-[.M44]" office:value-type="float" office:value="-0.1444">
            <text:p>-0,1444</text:p>
          </table:table-cell>
          <table:table-cell table:formula="of:=([.M45]-[.$H$2])*256" office:value-type="float" office:value="-75.9808">
            <text:p>-75,9808</text:p>
          </table:table-cell>
          <table:table-cell table:formula="of:=ROUND([.C45])+128" office:value-type="float" office:value="52">
            <text:p>52</text:p>
          </table:table-cell>
          <table:table-cell table:formula="of:=DEC2HEX([.D45])" office:value-type="string" office:string-value="34">
            <text:p>34</text:p>
          </table:table-cell>
          <table:table-cell table:formula="of:=[.B45]*[.B45]" office:value-type="float" office:value="0.02085136">
            <text:p>0,0209</text:p>
          </table:table-cell>
          <table:table-cell table:number-columns-repeated="6"/>
          <table:table-cell table:style-name="ce3" office:value-type="float" office:value="-0.2968">
            <text:p>-0,2968</text:p>
          </table:table-cell>
          <table:table-cell table:formula="of:=[.M45]*[.B45]" office:value-type="float" office:value="0.04285792">
            <text:p>0,0429</text:p>
          </table:table-cell>
          <table:table-cell table:number-columns-repeated="242"/>
        </table:table-row>
        <table:table-row table:style-name="ro1">
          <table:table-cell table:style-name="ce1" office:value-type="float" office:value="44">
            <text:p>44</text:p>
          </table:table-cell>
          <table:table-cell table:formula="of:=[.M46]-[.M45]" office:value-type="float" office:value="-0.0995">
            <text:p>-0,0995</text:p>
          </table:table-cell>
          <table:table-cell table:formula="of:=([.M46]-[.$H$2])*256" office:value-type="float" office:value="-101.4528">
            <text:p>-101,4528</text:p>
          </table:table-cell>
          <table:table-cell table:formula="of:=ROUND([.C46])+128" office:value-type="float" office:value="27">
            <text:p>27</text:p>
          </table:table-cell>
          <table:table-cell table:formula="of:=DEC2HEX([.D46])" office:value-type="string" office:string-value="1B">
            <text:p>1B</text:p>
          </table:table-cell>
          <table:table-cell table:formula="of:=[.B46]*[.B46]" office:value-type="float" office:value="0.00990025000000001">
            <text:p>0,0099</text:p>
          </table:table-cell>
          <table:table-cell table:number-columns-repeated="6"/>
          <table:table-cell table:style-name="ce3" office:value-type="float" office:value="-0.3963">
            <text:p>-0,3963</text:p>
          </table:table-cell>
          <table:table-cell table:formula="of:=[.M46]*[.B46]" office:value-type="float" office:value="0.03943185">
            <text:p>0,0394</text:p>
          </table:table-cell>
          <table:table-cell table:number-columns-repeated="242"/>
        </table:table-row>
        <table:table-row table:style-name="ro1">
          <table:table-cell table:style-name="ce1" office:value-type="float" office:value="45">
            <text:p>45</text:p>
          </table:table-cell>
          <table:table-cell table:formula="of:=[.M47]-[.M46]" office:value-type="float" office:value="-0.0331999999999999">
            <text:p>-0,0332</text:p>
          </table:table-cell>
          <table:table-cell table:formula="of:=([.M47]-[.$H$2])*256" office:value-type="float" office:value="-109.952">
            <text:p>-109,9520</text:p>
          </table:table-cell>
          <table:table-cell table:formula="of:=ROUND([.C47])+128" office:value-type="float" office:value="18">
            <text:p>18</text:p>
          </table:table-cell>
          <table:table-cell table:formula="of:=DEC2HEX([.D47])" office:value-type="string" office:string-value="12">
            <text:p>12</text:p>
          </table:table-cell>
          <table:table-cell table:formula="of:=[.B47]*[.B47]" office:value-type="float" office:value="0.00110224">
            <text:p>0,0011</text:p>
          </table:table-cell>
          <table:table-cell/>
          <table:table-cell table:formula="of:=([.B47]-[.B46])/([.A47]-[.A46])" office:value-type="float" office:value="0.0663000000000001">
            <text:p>0,0663</text:p>
          </table:table-cell>
          <table:table-cell table:formula="of:=[.B47]-[.H47]*[.A47]" office:value-type="float" office:value="-3.0167">
            <text:p>-3,0167</text:p>
          </table:table-cell>
          <table:table-cell table:formula="of:=-[.I47]/[.H47]" office:value-type="float" office:value="45.500754147813">
            <text:p>45,5008</text:p>
          </table:table-cell>
          <table:table-cell table:number-columns-repeated="2"/>
          <table:table-cell table:style-name="ce3" office:value-type="float" office:value="-0.4295">
            <text:p>-0,4295</text:p>
          </table:table-cell>
          <table:table-cell table:formula="of:=[.M47]*[.B47]" office:value-type="float" office:value="0.0142594">
            <text:p>0,0143</text:p>
          </table:table-cell>
          <table:table-cell table:number-columns-repeated="242"/>
        </table:table-row>
        <table:table-row table:style-name="ro1">
          <table:table-cell table:style-name="ce1" office:value-type="float" office:value="46">
            <text:p>46</text:p>
          </table:table-cell>
          <table:table-cell table:formula="of:=[.M48]-[.M47]" office:value-type="float" office:value="0.0351">
            <text:p>0,0351</text:p>
          </table:table-cell>
          <table:table-cell table:formula="of:=([.M48]-[.$H$2])*256" office:value-type="float" office:value="-100.9664">
            <text:p>-100,9664</text:p>
          </table:table-cell>
          <table:table-cell table:formula="of:=ROUND([.C48])+128" office:value-type="float" office:value="27">
            <text:p>27</text:p>
          </table:table-cell>
          <table:table-cell table:formula="of:=DEC2HEX([.D48])" office:value-type="string" office:string-value="1B">
            <text:p>1B</text:p>
          </table:table-cell>
          <table:table-cell table:formula="of:=[.B48]*[.B48]" office:value-type="float" office:value="0.00123201">
            <text:p>0,0012</text:p>
          </table:table-cell>
          <table:table-cell table:number-columns-repeated="6"/>
          <table:table-cell table:style-name="ce3" office:value-type="float" office:value="-0.3944">
            <text:p>-0,3944</text:p>
          </table:table-cell>
          <table:table-cell table:formula="of:=[.M48]*[.B48]" office:value-type="float" office:value="-0.01384344">
            <text:p>-0,0138</text:p>
          </table:table-cell>
          <table:table-cell table:number-columns-repeated="242"/>
        </table:table-row>
        <table:table-row table:style-name="ro1">
          <table:table-cell table:style-name="ce1" office:value-type="float" office:value="47">
            <text:p>47</text:p>
          </table:table-cell>
          <table:table-cell table:formula="of:=[.M49]-[.M48]" office:value-type="float" office:value="0.1083">
            <text:p>0,1083</text:p>
          </table:table-cell>
          <table:table-cell table:formula="of:=([.M49]-[.$H$2])*256" office:value-type="float" office:value="-73.2416">
            <text:p>-73,2416</text:p>
          </table:table-cell>
          <table:table-cell table:formula="of:=ROUND([.C49])+128" office:value-type="float" office:value="55">
            <text:p>55</text:p>
          </table:table-cell>
          <table:table-cell table:formula="of:=DEC2HEX([.D49])" office:value-type="string" office:string-value="37">
            <text:p>37</text:p>
          </table:table-cell>
          <table:table-cell table:formula="of:=[.B49]*[.B49]" office:value-type="float" office:value="0.01172889">
            <text:p>0,0117</text:p>
          </table:table-cell>
          <table:table-cell table:number-columns-repeated="6"/>
          <table:table-cell table:style-name="ce3" office:value-type="float" office:value="-0.2861">
            <text:p>-0,2861</text:p>
          </table:table-cell>
          <table:table-cell table:formula="of:=[.M49]*[.B49]" office:value-type="float" office:value="-0.03098463">
            <text:p>-0,0310</text:p>
          </table:table-cell>
          <table:table-cell table:number-columns-repeated="242"/>
        </table:table-row>
        <table:table-row table:style-name="ro1">
          <table:table-cell table:style-name="ce1" office:value-type="float" office:value="48">
            <text:p>48</text:p>
          </table:table-cell>
          <table:table-cell table:formula="of:=[.M50]-[.M49]" office:value-type="float" office:value="0.1444">
            <text:p>0,1444</text:p>
          </table:table-cell>
          <table:table-cell table:formula="of:=([.M50]-[.$H$2])*256" office:value-type="float" office:value="-36.2752">
            <text:p>-36,2752</text:p>
          </table:table-cell>
          <table:table-cell table:formula="of:=ROUND([.C50])+128" office:value-type="float" office:value="92">
            <text:p>92</text:p>
          </table:table-cell>
          <table:table-cell table:formula="of:=DEC2HEX([.D50])" office:value-type="string" office:string-value="5C">
            <text:p>5C</text:p>
          </table:table-cell>
          <table:table-cell table:formula="of:=[.B50]*[.B50]" office:value-type="float" office:value="0.02085136">
            <text:p>0,0209</text:p>
          </table:table-cell>
          <table:table-cell table:number-columns-repeated="6"/>
          <table:table-cell table:style-name="ce3" office:value-type="float" office:value="-0.1417">
            <text:p>-0,1417</text:p>
          </table:table-cell>
          <table:table-cell table:formula="of:=[.M50]*[.B50]" office:value-type="float" office:value="-0.02046148">
            <text:p>-0,0205</text:p>
          </table:table-cell>
          <table:table-cell table:number-columns-repeated="242"/>
        </table:table-row>
        <table:table-row table:style-name="ro1">
          <table:table-cell table:style-name="ce1" office:value-type="float" office:value="49">
            <text:p>49</text:p>
          </table:table-cell>
          <table:table-cell table:formula="of:=[.M51]-[.M50]" office:value-type="float" office:value="0.1694">
            <text:p>0,1694</text:p>
          </table:table-cell>
          <table:table-cell table:formula="of:=([.M51]-[.$H$2])*256" office:value-type="float" office:value="7.0912">
            <text:p>7,0912</text:p>
          </table:table-cell>
          <table:table-cell table:formula="of:=ROUND([.C51])+128" office:value-type="float" office:value="135">
            <text:p>135</text:p>
          </table:table-cell>
          <table:table-cell table:formula="of:=DEC2HEX([.D51])" office:value-type="string" office:string-value="87">
            <text:p>87</text:p>
          </table:table-cell>
          <table:table-cell table:formula="of:=[.B51]*[.B51]" office:value-type="float" office:value="0.02869636">
            <text:p>0,0287</text:p>
          </table:table-cell>
          <table:table-cell table:number-columns-repeated="6"/>
          <table:table-cell table:style-name="ce3" office:value-type="float" office:value="0.0277">
            <text:p>0,0277</text:p>
          </table:table-cell>
          <table:table-cell table:formula="of:=[.M51]*[.B51]" office:value-type="float" office:value="0.00469238">
            <text:p>0,0047</text:p>
          </table:table-cell>
          <table:table-cell table:number-columns-repeated="242"/>
        </table:table-row>
        <table:table-row table:style-name="ro1">
          <table:table-cell table:style-name="ce1" office:value-type="float" office:value="50">
            <text:p>50</text:p>
          </table:table-cell>
          <table:table-cell table:formula="of:=[.M52]-[.M51]" office:value-type="float" office:value="0.1645">
            <text:p>0,1645</text:p>
          </table:table-cell>
          <table:table-cell table:formula="of:=([.M52]-[.$H$2])*256" office:value-type="float" office:value="49.2032">
            <text:p>49,2032</text:p>
          </table:table-cell>
          <table:table-cell table:formula="of:=ROUND([.C52])+128" office:value-type="float" office:value="177">
            <text:p>177</text:p>
          </table:table-cell>
          <table:table-cell table:formula="of:=DEC2HEX([.D52])" office:value-type="string" office:string-value="B1">
            <text:p>B1</text:p>
          </table:table-cell>
          <table:table-cell table:formula="of:=[.B52]*[.B52]" office:value-type="float" office:value="0.02706025">
            <text:p>0,0271</text:p>
          </table:table-cell>
          <table:table-cell table:number-columns-repeated="6"/>
          <table:table-cell table:style-name="ce3" office:value-type="float" office:value="0.1922">
            <text:p>0,1922</text:p>
          </table:table-cell>
          <table:table-cell table:formula="of:=[.M52]*[.B52]" office:value-type="float" office:value="0.0316169">
            <text:p>0,0316</text:p>
          </table:table-cell>
          <table:table-cell table:number-columns-repeated="242"/>
        </table:table-row>
        <table:table-row table:style-name="ro1">
          <table:table-cell table:style-name="ce1" office:value-type="float" office:value="51">
            <text:p>51</text:p>
          </table:table-cell>
          <table:table-cell table:formula="of:=[.M53]-[.M52]" office:value-type="float" office:value="0.1308">
            <text:p>0,1308</text:p>
          </table:table-cell>
          <table:table-cell table:formula="of:=([.M53]-[.$H$2])*256" office:value-type="float" office:value="82.688">
            <text:p>82,6880</text:p>
          </table:table-cell>
          <table:table-cell table:formula="of:=ROUND([.C53])+128" office:value-type="float" office:value="211">
            <text:p>211</text:p>
          </table:table-cell>
          <table:table-cell table:formula="of:=DEC2HEX([.D53])" office:value-type="string" office:string-value="D3">
            <text:p>D3</text:p>
          </table:table-cell>
          <table:table-cell table:formula="of:=[.B53]*[.B53]" office:value-type="float" office:value="0.01710864">
            <text:p>0,0171</text:p>
          </table:table-cell>
          <table:table-cell table:number-columns-repeated="6"/>
          <table:table-cell table:style-name="ce3" office:value-type="float" office:value="0.323">
            <text:p>0,3230</text:p>
          </table:table-cell>
          <table:table-cell table:formula="of:=[.M53]*[.B53]" office:value-type="float" office:value="0.0422484">
            <text:p>0,0422</text:p>
          </table:table-cell>
          <table:table-cell table:number-columns-repeated="242"/>
        </table:table-row>
        <table:table-row table:style-name="ro1">
          <table:table-cell table:style-name="ce1" office:value-type="float" office:value="52">
            <text:p>52</text:p>
          </table:table-cell>
          <table:table-cell table:formula="of:=[.M54]-[.M53]" office:value-type="float" office:value="0.0771">
            <text:p>0,0771</text:p>
          </table:table-cell>
          <table:table-cell table:formula="of:=([.M54]-[.$H$2])*256" office:value-type="float" office:value="102.4256">
            <text:p>102,4256</text:p>
          </table:table-cell>
          <table:table-cell table:formula="of:=ROUND([.C54])+128" office:value-type="float" office:value="230">
            <text:p>230</text:p>
          </table:table-cell>
          <table:table-cell table:formula="of:=DEC2HEX([.D54])" office:value-type="string" office:string-value="E6">
            <text:p>E6</text:p>
          </table:table-cell>
          <table:table-cell table:formula="of:=[.B54]*[.B54]" office:value-type="float" office:value="0.00594441">
            <text:p>0,0059</text:p>
          </table:table-cell>
          <table:table-cell table:number-columns-repeated="6"/>
          <table:table-cell table:style-name="ce3" office:value-type="float" office:value="0.4001">
            <text:p>0,4001</text:p>
          </table:table-cell>
          <table:table-cell table:formula="of:=[.M54]*[.B54]" office:value-type="float" office:value="0.03084771">
            <text:p>0,0308</text:p>
          </table:table-cell>
          <table:table-cell table:number-columns-repeated="242"/>
        </table:table-row>
        <table:table-row table:style-name="ro1">
          <table:table-cell table:style-name="ce1" office:value-type="float" office:value="53">
            <text:p>53</text:p>
          </table:table-cell>
          <table:table-cell table:formula="of:=[.M55]-[.M54]" office:value-type="float" office:value="0.0081">
            <text:p>0,0081</text:p>
          </table:table-cell>
          <table:table-cell table:formula="of:=([.M55]-[.$H$2])*256" office:value-type="float" office:value="104.4992">
            <text:p>104,4992</text:p>
          </table:table-cell>
          <table:table-cell table:formula="of:=ROUND([.C55])+128" office:value-type="float" office:value="232">
            <text:p>232</text:p>
          </table:table-cell>
          <table:table-cell table:formula="of:=DEC2HEX([.D55])" office:value-type="string" office:string-value="E8">
            <text:p>E8</text:p>
          </table:table-cell>
          <table:table-cell table:formula="of:=[.B55]*[.B55]" office:value-type="float" office:value="0.0000656099999999999">
            <text:p>0,0001</text:p>
          </table:table-cell>
          <table:table-cell/>
          <table:table-cell table:formula="of:=([.B55]-[.B54])/([.A55]-[.A54])" office:value-type="float" office:value="-0.069">
            <text:p>-0,0690</text:p>
          </table:table-cell>
          <table:table-cell table:formula="of:=[.B55]-[.H55]*[.A55]" office:value-type="float" office:value="3.6651">
            <text:p>3,6651</text:p>
          </table:table-cell>
          <table:table-cell table:formula="of:=-[.I55]/[.H55]" office:value-type="float" office:value="53.1173913043478">
            <text:p>53,1174</text:p>
          </table:table-cell>
          <table:table-cell table:number-columns-repeated="2"/>
          <table:table-cell table:style-name="ce3" office:value-type="float" office:value="0.4082">
            <text:p>0,4082</text:p>
          </table:table-cell>
          <table:table-cell table:formula="of:=[.M55]*[.B55]" office:value-type="float" office:value="0.00330642">
            <text:p>0,0033</text:p>
          </table:table-cell>
          <table:table-cell table:number-columns-repeated="242"/>
        </table:table-row>
        <table:table-row table:style-name="ro1">
          <table:table-cell table:style-name="ce1" office:value-type="float" office:value="54">
            <text:p>54</text:p>
          </table:table-cell>
          <table:table-cell table:formula="of:=[.M56]-[.M55]" office:value-type="float" office:value="-0.0731">
            <text:p>-0,0731</text:p>
          </table:table-cell>
          <table:table-cell table:formula="of:=([.M56]-[.$H$2])*256" office:value-type="float" office:value="85.7856">
            <text:p>85,7856</text:p>
          </table:table-cell>
          <table:table-cell table:formula="of:=ROUND([.C56])+128" office:value-type="float" office:value="214">
            <text:p>214</text:p>
          </table:table-cell>
          <table:table-cell table:formula="of:=DEC2HEX([.D56])" office:value-type="string" office:string-value="D6">
            <text:p>D6</text:p>
          </table:table-cell>
          <table:table-cell table:formula="of:=[.B56]*[.B56]" office:value-type="float" office:value="0.00534361">
            <text:p>0,0053</text:p>
          </table:table-cell>
          <table:table-cell table:number-columns-repeated="6"/>
          <table:table-cell table:style-name="ce3" office:value-type="float" office:value="0.3351">
            <text:p>0,3351</text:p>
          </table:table-cell>
          <table:table-cell table:formula="of:=[.M56]*[.B56]" office:value-type="float" office:value="-0.02449581">
            <text:p>-0,0245</text:p>
          </table:table-cell>
          <table:table-cell table:number-columns-repeated="242"/>
        </table:table-row>
        <table:table-row table:style-name="ro1">
          <table:table-cell table:style-name="ce1" office:value-type="float" office:value="55">
            <text:p>55</text:p>
          </table:table-cell>
          <table:table-cell table:formula="of:=[.M57]-[.M56]" office:value-type="float" office:value="-0.1435">
            <text:p>-0,1435</text:p>
          </table:table-cell>
          <table:table-cell table:formula="of:=([.M57]-[.$H$2])*256" office:value-type="float" office:value="49.0496">
            <text:p>49,0496</text:p>
          </table:table-cell>
          <table:table-cell table:formula="of:=ROUND([.C57])+128" office:value-type="float" office:value="177">
            <text:p>177</text:p>
          </table:table-cell>
          <table:table-cell table:formula="of:=DEC2HEX([.D57])" office:value-type="string" office:string-value="B1">
            <text:p>B1</text:p>
          </table:table-cell>
          <table:table-cell table:formula="of:=[.B57]*[.B57]" office:value-type="float" office:value="0.02059225">
            <text:p>0,0206</text:p>
          </table:table-cell>
          <table:table-cell table:number-columns-repeated="6"/>
          <table:table-cell table:style-name="ce3" office:value-type="float" office:value="0.1916">
            <text:p>0,1916</text:p>
          </table:table-cell>
          <table:table-cell table:formula="of:=[.M57]*[.B57]" office:value-type="float" office:value="-0.0274946">
            <text:p>-0,0275</text:p>
          </table:table-cell>
          <table:table-cell table:number-columns-repeated="242"/>
        </table:table-row>
        <table:table-row table:style-name="ro1">
          <table:table-cell table:style-name="ce1" office:value-type="float" office:value="56">
            <text:p>56</text:p>
          </table:table-cell>
          <table:table-cell table:formula="of:=[.M58]-[.M57]" office:value-type="float" office:value="-0.1691">
            <text:p>-0,1691</text:p>
          </table:table-cell>
          <table:table-cell table:formula="of:=([.M58]-[.$H$2])*256" office:value-type="float" office:value="5.76">
            <text:p>5,7600</text:p>
          </table:table-cell>
          <table:table-cell table:formula="of:=ROUND([.C58])+128" office:value-type="float" office:value="134">
            <text:p>134</text:p>
          </table:table-cell>
          <table:table-cell table:formula="of:=DEC2HEX([.D58])" office:value-type="string" office:string-value="86">
            <text:p>86</text:p>
          </table:table-cell>
          <table:table-cell table:formula="of:=[.B58]*[.B58]" office:value-type="float" office:value="0.02859481">
            <text:p>0,0286</text:p>
          </table:table-cell>
          <table:table-cell table:number-columns-repeated="6"/>
          <table:table-cell table:style-name="ce3" office:value-type="float" office:value="0.0225">
            <text:p>0,0225</text:p>
          </table:table-cell>
          <table:table-cell table:formula="of:=[.M58]*[.B58]" office:value-type="float" office:value="-0.00380475">
            <text:p>-0,0038</text:p>
          </table:table-cell>
          <table:table-cell table:number-columns-repeated="242"/>
        </table:table-row>
        <table:table-row table:style-name="ro1">
          <table:table-cell table:style-name="ce1" office:value-type="float" office:value="57">
            <text:p>57</text:p>
          </table:table-cell>
          <table:table-cell table:formula="of:=[.M59]-[.M58]" office:value-type="float" office:value="-0.1742">
            <text:p>-0,1742</text:p>
          </table:table-cell>
          <table:table-cell table:formula="of:=([.M59]-[.$H$2])*256" office:value-type="float" office:value="-38.8352">
            <text:p>-38,8352</text:p>
          </table:table-cell>
          <table:table-cell table:formula="of:=ROUND([.C59])+128" office:value-type="float" office:value="89">
            <text:p>89</text:p>
          </table:table-cell>
          <table:table-cell table:formula="of:=DEC2HEX([.D59])" office:value-type="string" office:string-value="59">
            <text:p>59</text:p>
          </table:table-cell>
          <table:table-cell table:formula="of:=[.B59]*[.B59]" office:value-type="float" office:value="0.03034564">
            <text:p>0,0303</text:p>
          </table:table-cell>
          <table:table-cell table:number-columns-repeated="6"/>
          <table:table-cell table:style-name="ce3" office:value-type="float" office:value="-0.1517">
            <text:p>-0,1517</text:p>
          </table:table-cell>
          <table:table-cell table:formula="of:=[.M59]*[.B59]" office:value-type="float" office:value="0.02642614">
            <text:p>0,0264</text:p>
          </table:table-cell>
          <table:table-cell table:number-columns-repeated="242"/>
        </table:table-row>
        <table:table-row table:style-name="ro1">
          <table:table-cell table:style-name="ce1" office:value-type="float" office:value="58">
            <text:p>58</text:p>
          </table:table-cell>
          <table:table-cell table:formula="of:=[.M60]-[.M59]" office:value-type="float" office:value="-0.1523">
            <text:p>-0,1523</text:p>
          </table:table-cell>
          <table:table-cell table:formula="of:=([.M60]-[.$H$2])*256" office:value-type="float" office:value="-77.824">
            <text:p>-77,8240</text:p>
          </table:table-cell>
          <table:table-cell table:formula="of:=ROUND([.C60])+128" office:value-type="float" office:value="50">
            <text:p>50</text:p>
          </table:table-cell>
          <table:table-cell table:formula="of:=DEC2HEX([.D60])" office:value-type="string" office:string-value="32">
            <text:p>32</text:p>
          </table:table-cell>
          <table:table-cell table:formula="of:=[.B60]*[.B60]" office:value-type="float" office:value="0.02319529">
            <text:p>0,0232</text:p>
          </table:table-cell>
          <table:table-cell table:number-columns-repeated="6"/>
          <table:table-cell table:style-name="ce3" office:value-type="float" office:value="-0.304">
            <text:p>-0,3040</text:p>
          </table:table-cell>
          <table:table-cell table:formula="of:=[.M60]*[.B60]" office:value-type="float" office:value="0.0462992">
            <text:p>0,0463</text:p>
          </table:table-cell>
          <table:table-cell table:number-columns-repeated="242"/>
        </table:table-row>
        <table:table-row table:style-name="ro1">
          <table:table-cell table:style-name="ce1" office:value-type="float" office:value="59">
            <text:p>59</text:p>
          </table:table-cell>
          <table:table-cell table:formula="of:=[.M61]-[.M60]" office:value-type="float" office:value="-0.1013">
            <text:p>-0,1013</text:p>
          </table:table-cell>
          <table:table-cell table:formula="of:=([.M61]-[.$H$2])*256" office:value-type="float" office:value="-103.7568">
            <text:p>-103,7568</text:p>
          </table:table-cell>
          <table:table-cell table:formula="of:=ROUND([.C61])+128" office:value-type="float" office:value="24">
            <text:p>24</text:p>
          </table:table-cell>
          <table:table-cell table:formula="of:=DEC2HEX([.D61])" office:value-type="string" office:string-value="18">
            <text:p>18</text:p>
          </table:table-cell>
          <table:table-cell table:formula="of:=[.B61]*[.B61]" office:value-type="float" office:value="0.01026169">
            <text:p>0,0103</text:p>
          </table:table-cell>
          <table:table-cell table:number-columns-repeated="6"/>
          <table:table-cell table:style-name="ce3" office:value-type="float" office:value="-0.4053">
            <text:p>-0,4053</text:p>
          </table:table-cell>
          <table:table-cell table:formula="of:=[.M61]*[.B61]" office:value-type="float" office:value="0.04105689">
            <text:p>0,0411</text:p>
          </table:table-cell>
          <table:table-cell table:number-columns-repeated="242"/>
        </table:table-row>
        <table:table-row table:style-name="ro1">
          <table:table-cell table:style-name="ce1" office:value-type="float" office:value="60">
            <text:p>60</text:p>
          </table:table-cell>
          <table:table-cell table:formula="of:=[.M62]-[.M61]" office:value-type="float" office:value="-0.0242">
            <text:p>-0,0242</text:p>
          </table:table-cell>
          <table:table-cell table:formula="of:=([.M62]-[.$H$2])*256" office:value-type="float" office:value="-109.952">
            <text:p>-109,9520</text:p>
          </table:table-cell>
          <table:table-cell table:formula="of:=ROUND([.C62])+128" office:value-type="float" office:value="18">
            <text:p>18</text:p>
          </table:table-cell>
          <table:table-cell table:formula="of:=DEC2HEX([.D62])" office:value-type="string" office:string-value="12">
            <text:p>12</text:p>
          </table:table-cell>
          <table:table-cell table:formula="of:=[.B62]*[.B62]" office:value-type="float" office:value="0.00058564">
            <text:p>0,0006</text:p>
          </table:table-cell>
          <table:table-cell/>
          <table:table-cell table:formula="of:=([.B62]-[.B61])/([.A62]-[.A61])" office:value-type="float" office:value="0.0771">
            <text:p>0,0771</text:p>
          </table:table-cell>
          <table:table-cell table:formula="of:=[.B62]-[.H62]*[.A62]" office:value-type="float" office:value="-4.6502">
            <text:p>-4,6502</text:p>
          </table:table-cell>
          <table:table-cell table:formula="of:=-[.I62]/[.H62]" office:value-type="float" office:value="60.313878080415">
            <text:p>60,3139</text:p>
          </table:table-cell>
          <table:table-cell table:number-columns-repeated="2"/>
          <table:table-cell table:style-name="ce3" office:value-type="float" office:value="-0.4295">
            <text:p>-0,4295</text:p>
          </table:table-cell>
          <table:table-cell table:formula="of:=[.M62]*[.B62]" office:value-type="float" office:value="0.0103939">
            <text:p>0,0104</text:p>
          </table:table-cell>
          <table:table-cell table:number-columns-repeated="242"/>
        </table:table-row>
        <table:table-row table:style-name="ro1">
          <table:table-cell table:style-name="ce1" office:value-type="float" office:value="61">
            <text:p>61</text:p>
          </table:table-cell>
          <table:table-cell table:formula="of:=[.M63]-[.M62]" office:value-type="float" office:value="0.0735">
            <text:p>0,0735</text:p>
          </table:table-cell>
          <table:table-cell table:formula="of:=([.M63]-[.$H$2])*256" office:value-type="float" office:value="-91.136">
            <text:p>-91,1360</text:p>
          </table:table-cell>
          <table:table-cell table:formula="of:=ROUND([.C63])+128" office:value-type="float" office:value="37">
            <text:p>37</text:p>
          </table:table-cell>
          <table:table-cell table:formula="of:=DEC2HEX([.D63])" office:value-type="string" office:string-value="25">
            <text:p>25</text:p>
          </table:table-cell>
          <table:table-cell table:formula="of:=[.B63]*[.B63]" office:value-type="float" office:value="0.00540225">
            <text:p>0,0054</text:p>
          </table:table-cell>
          <table:table-cell table:number-columns-repeated="6"/>
          <table:table-cell table:style-name="ce3" office:value-type="float" office:value="-0.356">
            <text:p>-0,3560</text:p>
          </table:table-cell>
          <table:table-cell table:formula="of:=[.M63]*[.B63]" office:value-type="float" office:value="-0.026166">
            <text:p>-0,0262</text:p>
          </table:table-cell>
          <table:table-cell table:number-columns-repeated="242"/>
        </table:table-row>
        <table:table-row table:style-name="ro1">
          <table:table-cell table:style-name="ce1" office:value-type="float" office:value="62">
            <text:p>62</text:p>
          </table:table-cell>
          <table:table-cell table:formula="of:=[.M64]-[.M63]" office:value-type="float" office:value="0.1363">
            <text:p>0,1363</text:p>
          </table:table-cell>
          <table:table-cell table:formula="of:=([.M64]-[.$H$2])*256" office:value-type="float" office:value="-56.2432">
            <text:p>-56,2432</text:p>
          </table:table-cell>
          <table:table-cell table:formula="of:=ROUND([.C64])+128" office:value-type="float" office:value="72">
            <text:p>72</text:p>
          </table:table-cell>
          <table:table-cell table:formula="of:=DEC2HEX([.D64])" office:value-type="string" office:string-value="48">
            <text:p>48</text:p>
          </table:table-cell>
          <table:table-cell table:formula="of:=[.B64]*[.B64]" office:value-type="float" office:value="0.01857769">
            <text:p>0,0186</text:p>
          </table:table-cell>
          <table:table-cell table:number-columns-repeated="6"/>
          <table:table-cell table:style-name="ce3" office:value-type="float" office:value="-0.2197">
            <text:p>-0,2197</text:p>
          </table:table-cell>
          <table:table-cell table:formula="of:=[.M64]*[.B64]" office:value-type="float" office:value="-0.02994511">
            <text:p>-0,0299</text:p>
          </table:table-cell>
          <table:table-cell table:number-columns-repeated="242"/>
        </table:table-row>
        <table:table-row table:style-name="ro1">
          <table:table-cell table:style-name="ce1" office:value-type="float" office:value="63">
            <text:p>63</text:p>
          </table:table-cell>
          <table:table-cell table:formula="of:=[.M65]-[.M64]" office:value-type="float" office:value="0.18">
            <text:p>0,1800</text:p>
          </table:table-cell>
          <table:table-cell table:formula="of:=([.M65]-[.$H$2])*256" office:value-type="float" office:value="-10.1632">
            <text:p>-10,1632</text:p>
          </table:table-cell>
          <table:table-cell table:formula="of:=ROUND([.C65])+128" office:value-type="float" office:value="118">
            <text:p>118</text:p>
          </table:table-cell>
          <table:table-cell table:formula="of:=DEC2HEX([.D65])" office:value-type="string" office:string-value="76">
            <text:p>76</text:p>
          </table:table-cell>
          <table:table-cell table:formula="of:=[.B65]*[.B65]" office:value-type="float" office:value="0.0324">
            <text:p>0,0324</text:p>
          </table:table-cell>
          <table:table-cell table:number-columns-repeated="6"/>
          <table:table-cell table:style-name="ce3" office:value-type="float" office:value="-0.0397">
            <text:p>-0,0397</text:p>
          </table:table-cell>
          <table:table-cell table:formula="of:=[.M65]*[.B65]" office:value-type="float" office:value="-0.007146">
            <text:p>-0,0071</text:p>
          </table:table-cell>
          <table:table-cell table:number-columns-repeated="242"/>
        </table:table-row>
        <table:table-row table:style-name="ro1">
          <table:table-cell table:style-name="ce1" office:value-type="float" office:value="64">
            <text:p>64</text:p>
          </table:table-cell>
          <table:table-cell table:formula="of:=[.M66]-[.M65]" office:value-type="float" office:value="0.1908">
            <text:p>0,1908</text:p>
          </table:table-cell>
          <table:table-cell table:formula="of:=([.M66]-[.$H$2])*256" office:value-type="float" office:value="38.6816">
            <text:p>38,6816</text:p>
          </table:table-cell>
          <table:table-cell table:formula="of:=ROUND([.C66])+128" office:value-type="float" office:value="167">
            <text:p>167</text:p>
          </table:table-cell>
          <table:table-cell table:formula="of:=DEC2HEX([.D66])" office:value-type="string" office:string-value="A7">
            <text:p>A7</text:p>
          </table:table-cell>
          <table:table-cell table:formula="of:=[.B66]*[.B66]" office:value-type="float" office:value="0.03640464">
            <text:p>0,0364</text:p>
          </table:table-cell>
          <table:table-cell table:number-columns-repeated="6"/>
          <table:table-cell table:style-name="ce3" office:value-type="float" office:value="0.1511">
            <text:p>0,1511</text:p>
          </table:table-cell>
          <table:table-cell table:formula="of:=[.M66]*[.B66]" office:value-type="float" office:value="0.02882988">
            <text:p>0,0288</text:p>
          </table:table-cell>
          <table:table-cell table:number-columns-repeated="242"/>
        </table:table-row>
        <table:table-row table:style-name="ro1">
          <table:table-cell table:style-name="ce1" office:value-type="float" office:value="65">
            <text:p>65</text:p>
          </table:table-cell>
          <table:table-cell table:formula="of:=[.M67]-[.M66]" office:value-type="float" office:value="0.1556">
            <text:p>0,1556</text:p>
          </table:table-cell>
          <table:table-cell table:formula="of:=([.M67]-[.$H$2])*256" office:value-type="float" office:value="78.5152">
            <text:p>78,5152</text:p>
          </table:table-cell>
          <table:table-cell table:formula="of:=ROUND([.C67])+128" office:value-type="float" office:value="207">
            <text:p>207</text:p>
          </table:table-cell>
          <table:table-cell table:formula="of:=DEC2HEX([.D67])" office:value-type="string" office:string-value="CF">
            <text:p>CF</text:p>
          </table:table-cell>
          <table:table-cell table:formula="of:=[.B67]*[.B67]" office:value-type="float" office:value="0.02421136">
            <text:p>0,0242</text:p>
          </table:table-cell>
          <table:table-cell table:number-columns-repeated="6"/>
          <table:table-cell table:style-name="ce3" office:value-type="float" office:value="0.3067">
            <text:p>0,3067</text:p>
          </table:table-cell>
          <table:table-cell table:formula="of:=[.M67]*[.B67]" office:value-type="float" office:value="0.04772252">
            <text:p>0,0477</text:p>
          </table:table-cell>
          <table:table-cell table:number-columns-repeated="242"/>
        </table:table-row>
        <table:table-row table:style-name="ro1">
          <table:table-cell table:style-name="ce1" office:value-type="float" office:value="66">
            <text:p>66</text:p>
          </table:table-cell>
          <table:table-cell table:formula="of:=[.M68]-[.M67]" office:value-type="float" office:value="0.0986">
            <text:p>0,0986</text:p>
          </table:table-cell>
          <table:table-cell table:formula="of:=([.M68]-[.$H$2])*256" office:value-type="float" office:value="103.7568">
            <text:p>103,7568</text:p>
          </table:table-cell>
          <table:table-cell table:formula="of:=ROUND([.C68])+128" office:value-type="float" office:value="232">
            <text:p>232</text:p>
          </table:table-cell>
          <table:table-cell table:formula="of:=DEC2HEX([.D68])" office:value-type="string" office:string-value="E8">
            <text:p>E8</text:p>
          </table:table-cell>
          <table:table-cell table:formula="of:=[.B68]*[.B68]" office:value-type="float" office:value="0.00972195999999999">
            <text:p>0,0097</text:p>
          </table:table-cell>
          <table:table-cell table:number-columns-repeated="6"/>
          <table:table-cell table:style-name="ce3" office:value-type="float" office:value="0.4053">
            <text:p>0,4053</text:p>
          </table:table-cell>
          <table:table-cell table:formula="of:=[.M68]*[.B68]" office:value-type="float" office:value="0.03996258">
            <text:p>0,0400</text:p>
          </table:table-cell>
          <table:table-cell table:number-columns-repeated="242"/>
        </table:table-row>
        <table:table-row table:style-name="ro1">
          <table:table-cell table:style-name="ce1" office:value-type="float" office:value="67">
            <text:p>67</text:p>
          </table:table-cell>
          <table:table-cell table:formula="of:=[.M69]-[.M68]" office:value-type="float" office:value="0.00870000000000004">
            <text:p>0,0087</text:p>
          </table:table-cell>
          <table:table-cell table:formula="of:=([.M69]-[.$H$2])*256" office:value-type="float" office:value="105.984">
            <text:p>105,9840</text:p>
          </table:table-cell>
          <table:table-cell table:formula="of:=ROUND([.C69])+128" office:value-type="float" office:value="234">
            <text:p>234</text:p>
          </table:table-cell>
          <table:table-cell table:formula="of:=DEC2HEX([.D69])" office:value-type="string" office:string-value="EA">
            <text:p>EA</text:p>
          </table:table-cell>
          <table:table-cell table:formula="of:=[.B69]*[.B69]" office:value-type="float" office:value="0.0000756900000000007">
            <text:p>0,0001</text:p>
          </table:table-cell>
          <table:table-cell/>
          <table:table-cell table:formula="of:=([.B69]-[.B68])/([.A69]-[.A68])" office:value-type="float" office:value="-0.0898999999999999">
            <text:p>-0,0899</text:p>
          </table:table-cell>
          <table:table-cell table:formula="of:=[.B69]-[.H69]*[.A69]" office:value-type="float" office:value="6.032">
            <text:p>6,0320</text:p>
          </table:table-cell>
          <table:table-cell table:formula="of:=-[.I69]/[.H69]" office:value-type="float" office:value="67.0967741935484">
            <text:p>67,0968</text:p>
          </table:table-cell>
          <table:table-cell table:number-columns-repeated="2"/>
          <table:table-cell table:style-name="ce3" office:value-type="float" office:value="0.414">
            <text:p>0,4140</text:p>
          </table:table-cell>
          <table:table-cell table:formula="of:=[.M69]*[.B69]" office:value-type="float" office:value="0.00360180000000002">
            <text:p>0,0036</text:p>
          </table:table-cell>
          <table:table-cell table:number-columns-repeated="242"/>
        </table:table-row>
        <table:table-row table:style-name="ro1">
          <table:table-cell table:style-name="ce1" office:value-type="float" office:value="68">
            <text:p>68</text:p>
          </table:table-cell>
          <table:table-cell table:formula="of:=[.M70]-[.M69]" office:value-type="float" office:value="-0.0712">
            <text:p>-0,0712</text:p>
          </table:table-cell>
          <table:table-cell table:formula="of:=([.M70]-[.$H$2])*256" office:value-type="float" office:value="87.7568">
            <text:p>87,7568</text:p>
          </table:table-cell>
          <table:table-cell table:formula="of:=ROUND([.C70])+128" office:value-type="float" office:value="216">
            <text:p>216</text:p>
          </table:table-cell>
          <table:table-cell table:formula="of:=DEC2HEX([.D70])" office:value-type="string" office:string-value="D8">
            <text:p>D8</text:p>
          </table:table-cell>
          <table:table-cell table:formula="of:=[.B70]*[.B70]" office:value-type="float" office:value="0.00506944000000001">
            <text:p>0,0051</text:p>
          </table:table-cell>
          <table:table-cell table:number-columns-repeated="6"/>
          <table:table-cell table:style-name="ce3" office:value-type="float" office:value="0.3428">
            <text:p>0,3428</text:p>
          </table:table-cell>
          <table:table-cell table:formula="of:=[.M70]*[.B70]" office:value-type="float" office:value="-0.02440736">
            <text:p>-0,0244</text:p>
          </table:table-cell>
          <table:table-cell table:number-columns-repeated="242"/>
        </table:table-row>
        <table:table-row table:style-name="ro1">
          <table:table-cell table:style-name="ce1" office:value-type="float" office:value="69">
            <text:p>69</text:p>
          </table:table-cell>
          <table:table-cell table:formula="of:=[.M71]-[.M70]" office:value-type="float" office:value="-0.1337">
            <text:p>-0,1337</text:p>
          </table:table-cell>
          <table:table-cell table:formula="of:=([.M71]-[.$H$2])*256" office:value-type="float" office:value="53.5296">
            <text:p>53,5296</text:p>
          </table:table-cell>
          <table:table-cell table:formula="of:=ROUND([.C71])+128" office:value-type="float" office:value="182">
            <text:p>182</text:p>
          </table:table-cell>
          <table:table-cell table:formula="of:=DEC2HEX([.D71])" office:value-type="string" office:string-value="B6">
            <text:p>B6</text:p>
          </table:table-cell>
          <table:table-cell table:formula="of:=[.B71]*[.B71]" office:value-type="float" office:value="0.01787569">
            <text:p>0,0179</text:p>
          </table:table-cell>
          <table:table-cell table:number-columns-repeated="6"/>
          <table:table-cell table:style-name="ce3" office:value-type="float" office:value="0.2091">
            <text:p>0,2091</text:p>
          </table:table-cell>
          <table:table-cell table:formula="of:=[.M71]*[.B71]" office:value-type="float" office:value="-0.02795667">
            <text:p>-0,0280</text:p>
          </table:table-cell>
          <table:table-cell table:number-columns-repeated="242"/>
        </table:table-row>
        <table:table-row table:style-name="ro1">
          <table:table-cell table:style-name="ce1" office:value-type="float" office:value="70">
            <text:p>70</text:p>
          </table:table-cell>
          <table:table-cell table:formula="of:=[.M72]-[.M71]" office:value-type="float" office:value="-0.184">
            <text:p>-0,1840</text:p>
          </table:table-cell>
          <table:table-cell table:formula="of:=([.M72]-[.$H$2])*256" office:value-type="float" office:value="6.4256">
            <text:p>6,4256</text:p>
          </table:table-cell>
          <table:table-cell table:formula="of:=ROUND([.C72])+128" office:value-type="float" office:value="134">
            <text:p>134</text:p>
          </table:table-cell>
          <table:table-cell table:formula="of:=DEC2HEX([.D72])" office:value-type="string" office:string-value="86">
            <text:p>86</text:p>
          </table:table-cell>
          <table:table-cell table:formula="of:=[.B72]*[.B72]" office:value-type="float" office:value="0.033856">
            <text:p>0,0339</text:p>
          </table:table-cell>
          <table:table-cell table:number-columns-repeated="6"/>
          <table:table-cell table:style-name="ce3" office:value-type="float" office:value="0.0251">
            <text:p>0,0251</text:p>
          </table:table-cell>
          <table:table-cell table:formula="of:=[.M72]*[.B72]" office:value-type="float" office:value="-0.0046184">
            <text:p>-0,0046</text:p>
          </table:table-cell>
          <table:table-cell table:number-columns-repeated="242"/>
        </table:table-row>
        <table:table-row table:style-name="ro1">
          <table:table-cell table:style-name="ce1" office:value-type="float" office:value="71">
            <text:p>71</text:p>
          </table:table-cell>
          <table:table-cell table:formula="of:=[.M73]-[.M72]" office:value-type="float" office:value="-0.1887">
            <text:p>-0,1887</text:p>
          </table:table-cell>
          <table:table-cell table:formula="of:=([.M73]-[.$H$2])*256" office:value-type="float" office:value="-41.8816">
            <text:p>-41,8816</text:p>
          </table:table-cell>
          <table:table-cell table:formula="of:=ROUND([.C73])+128" office:value-type="float" office:value="86">
            <text:p>86</text:p>
          </table:table-cell>
          <table:table-cell table:formula="of:=DEC2HEX([.D73])" office:value-type="string" office:string-value="56">
            <text:p>56</text:p>
          </table:table-cell>
          <table:table-cell table:formula="of:=[.B73]*[.B73]" office:value-type="float" office:value="0.03560769">
            <text:p>0,0356</text:p>
          </table:table-cell>
          <table:table-cell table:number-columns-repeated="6"/>
          <table:table-cell table:style-name="ce3" office:value-type="float" office:value="-0.1636">
            <text:p>-0,1636</text:p>
          </table:table-cell>
          <table:table-cell table:formula="of:=[.M73]*[.B73]" office:value-type="float" office:value="0.03087132">
            <text:p>0,0309</text:p>
          </table:table-cell>
          <table:table-cell table:number-columns-repeated="242"/>
        </table:table-row>
        <table:table-row table:style-name="ro1">
          <table:table-cell table:style-name="ce1" office:value-type="float" office:value="72">
            <text:p>72</text:p>
          </table:table-cell>
          <table:table-cell table:formula="of:=[.M74]-[.M73]" office:value-type="float" office:value="-0.1392">
            <text:p>-0,1392</text:p>
          </table:table-cell>
          <table:table-cell table:formula="of:=([.M74]-[.$H$2])*256" office:value-type="float" office:value="-77.5168">
            <text:p>-77,5168</text:p>
          </table:table-cell>
          <table:table-cell table:formula="of:=ROUND([.C74])+128" office:value-type="float" office:value="50">
            <text:p>50</text:p>
          </table:table-cell>
          <table:table-cell table:formula="of:=DEC2HEX([.D74])" office:value-type="string" office:string-value="32">
            <text:p>32</text:p>
          </table:table-cell>
          <table:table-cell table:formula="of:=[.B74]*[.B74]" office:value-type="float" office:value="0.01937664">
            <text:p>0,0194</text:p>
          </table:table-cell>
          <table:table-cell table:number-columns-repeated="6"/>
          <table:table-cell table:style-name="ce3" office:value-type="float" office:value="-0.3028">
            <text:p>-0,3028</text:p>
          </table:table-cell>
          <table:table-cell table:formula="of:=[.M74]*[.B74]" office:value-type="float" office:value="0.04214976">
            <text:p>0,0421</text:p>
          </table:table-cell>
          <table:table-cell table:number-columns-repeated="242"/>
        </table:table-row>
        <table:table-row table:style-name="ro1">
          <table:table-cell table:style-name="ce1" office:value-type="float" office:value="73">
            <text:p>73</text:p>
          </table:table-cell>
          <table:table-cell table:formula="of:=[.M75]-[.M74]" office:value-type="float" office:value="-0.0943">
            <text:p>-0,0943</text:p>
          </table:table-cell>
          <table:table-cell table:formula="of:=([.M75]-[.$H$2])*256" office:value-type="float" office:value="-101.6576">
            <text:p>-101,6576</text:p>
          </table:table-cell>
          <table:table-cell table:formula="of:=ROUND([.C75])+128" office:value-type="float" office:value="26">
            <text:p>26</text:p>
          </table:table-cell>
          <table:table-cell table:formula="of:=DEC2HEX([.D75])" office:value-type="string" office:string-value="1A">
            <text:p>1A</text:p>
          </table:table-cell>
          <table:table-cell table:formula="of:=[.B75]*[.B75]" office:value-type="float" office:value="0.00889249">
            <text:p>0,0089</text:p>
          </table:table-cell>
          <table:table-cell table:number-columns-repeated="6"/>
          <table:table-cell table:style-name="ce3" office:value-type="float" office:value="-0.3971">
            <text:p>-0,3971</text:p>
          </table:table-cell>
          <table:table-cell table:formula="of:=[.M75]*[.B75]" office:value-type="float" office:value="0.03744653">
            <text:p>0,0374</text:p>
          </table:table-cell>
          <table:table-cell table:number-columns-repeated="242"/>
        </table:table-row>
        <table:table-row table:style-name="ro1">
          <table:table-cell table:style-name="ce1" office:value-type="float" office:value="74">
            <text:p>74</text:p>
          </table:table-cell>
          <table:table-cell table:formula="of:=[.M76]-[.M75]" office:value-type="float" office:value="-0.00470000000000004">
            <text:p>-0,0047</text:p>
          </table:table-cell>
          <table:table-cell table:formula="of:=([.M76]-[.$H$2])*256" office:value-type="float" office:value="-102.8608">
            <text:p>-102,8608</text:p>
          </table:table-cell>
          <table:table-cell table:formula="of:=ROUND([.C76])+128" office:value-type="float" office:value="25">
            <text:p>25</text:p>
          </table:table-cell>
          <table:table-cell table:formula="of:=DEC2HEX([.D76])" office:value-type="string" office:string-value="19">
            <text:p>19</text:p>
          </table:table-cell>
          <table:table-cell table:formula="of:=[.B76]*[.B76]" office:value-type="float" office:value="0.0000220900000000004">
            <text:p>0,0000</text:p>
          </table:table-cell>
          <table:table-cell/>
          <table:table-cell table:formula="of:=([.B76]-[.B75])/([.A76]-[.A75])" office:value-type="float" office:value="0.0896">
            <text:p>0,0896</text:p>
          </table:table-cell>
          <table:table-cell table:formula="of:=[.B76]-[.H76]*[.A76]" office:value-type="float" office:value="-6.6351">
            <text:p>-6,6351</text:p>
          </table:table-cell>
          <table:table-cell table:formula="of:=-[.I76]/[.H76]" office:value-type="float" office:value="74.0524553571429">
            <text:p>74,0525</text:p>
          </table:table-cell>
          <table:table-cell table:number-columns-repeated="2"/>
          <table:table-cell table:style-name="ce3" office:value-type="float" office:value="-0.4018">
            <text:p>-0,4018</text:p>
          </table:table-cell>
          <table:table-cell table:formula="of:=[.M76]*[.B76]" office:value-type="float" office:value="0.00188846000000002">
            <text:p>0,0019</text:p>
          </table:table-cell>
          <table:table-cell table:number-columns-repeated="242"/>
        </table:table-row>
        <table:table-row table:style-name="ro1">
          <table:table-cell table:style-name="ce1" office:value-type="float" office:value="75">
            <text:p>75</text:p>
          </table:table-cell>
          <table:table-cell table:formula="of:=[.M77]-[.M76]" office:value-type="float" office:value="0.0708">
            <text:p>0,0708</text:p>
          </table:table-cell>
          <table:table-cell table:formula="of:=([.M77]-[.$H$2])*256" office:value-type="float" office:value="-84.736">
            <text:p>-84,7360</text:p>
          </table:table-cell>
          <table:table-cell table:formula="of:=ROUND([.C77])+128" office:value-type="float" office:value="43">
            <text:p>43</text:p>
          </table:table-cell>
          <table:table-cell table:formula="of:=DEC2HEX([.D77])" office:value-type="string" office:string-value="2B">
            <text:p>2B</text:p>
          </table:table-cell>
          <table:table-cell table:formula="of:=[.B77]*[.B77]" office:value-type="float" office:value="0.00501264">
            <text:p>0,0050</text:p>
          </table:table-cell>
          <table:table-cell table:number-columns-repeated="6"/>
          <table:table-cell table:style-name="ce3" office:value-type="float" office:value="-0.331">
            <text:p>-0,3310</text:p>
          </table:table-cell>
          <table:table-cell table:formula="of:=[.M77]*[.B77]" office:value-type="float" office:value="-0.0234348">
            <text:p>-0,0234</text:p>
          </table:table-cell>
          <table:table-cell table:number-columns-repeated="242"/>
        </table:table-row>
        <table:table-row table:style-name="ro1">
          <table:table-cell table:style-name="ce1" office:value-type="float" office:value="76">
            <text:p>76</text:p>
          </table:table-cell>
          <table:table-cell table:formula="of:=[.M78]-[.M77]" office:value-type="float" office:value="0.1406">
            <text:p>0,1406</text:p>
          </table:table-cell>
          <table:table-cell table:formula="of:=([.M78]-[.$H$2])*256" office:value-type="float" office:value="-48.7424">
            <text:p>-48,7424</text:p>
          </table:table-cell>
          <table:table-cell table:formula="of:=ROUND([.C78])+128" office:value-type="float" office:value="79">
            <text:p>79</text:p>
          </table:table-cell>
          <table:table-cell table:formula="of:=DEC2HEX([.D78])" office:value-type="string" office:string-value="4F">
            <text:p>4F</text:p>
          </table:table-cell>
          <table:table-cell table:formula="of:=[.B78]*[.B78]" office:value-type="float" office:value="0.01976836">
            <text:p>0,0198</text:p>
          </table:table-cell>
          <table:table-cell table:number-columns-repeated="6"/>
          <table:table-cell table:style-name="ce3" office:value-type="float" office:value="-0.1904">
            <text:p>-0,1904</text:p>
          </table:table-cell>
          <table:table-cell table:formula="of:=[.M78]*[.B78]" office:value-type="float" office:value="-0.02677024">
            <text:p>-0,0268</text:p>
          </table:table-cell>
          <table:table-cell table:number-columns-repeated="242"/>
        </table:table-row>
        <table:table-row table:style-name="ro1">
          <table:table-cell table:style-name="ce1" office:value-type="float" office:value="77">
            <text:p>77</text:p>
          </table:table-cell>
          <table:table-cell table:formula="of:=[.M79]-[.M78]" office:value-type="float" office:value="0.1731">
            <text:p>0,1731</text:p>
          </table:table-cell>
          <table:table-cell table:formula="of:=([.M79]-[.$H$2])*256" office:value-type="float" office:value="-4.4288">
            <text:p>-4,4288</text:p>
          </table:table-cell>
          <table:table-cell table:formula="of:=ROUND([.C79])+128" office:value-type="float" office:value="124">
            <text:p>124</text:p>
          </table:table-cell>
          <table:table-cell table:formula="of:=DEC2HEX([.D79])" office:value-type="string" office:string-value="7C">
            <text:p>7C</text:p>
          </table:table-cell>
          <table:table-cell table:formula="of:=[.B79]*[.B79]" office:value-type="float" office:value="0.02996361">
            <text:p>0,0300</text:p>
          </table:table-cell>
          <table:table-cell table:number-columns-repeated="6"/>
          <table:table-cell table:style-name="ce3" office:value-type="float" office:value="-0.0173">
            <text:p>-0,0173</text:p>
          </table:table-cell>
          <table:table-cell table:formula="of:=[.M79]*[.B79]" office:value-type="float" office:value="-0.00299463">
            <text:p>-0,0030</text:p>
          </table:table-cell>
          <table:table-cell table:number-columns-repeated="242"/>
        </table:table-row>
        <table:table-row table:style-name="ro1">
          <table:table-cell table:style-name="ce1" office:value-type="float" office:value="78">
            <text:p>78</text:p>
          </table:table-cell>
          <table:table-cell table:formula="of:=[.M80]-[.M79]" office:value-type="float" office:value="0.1863">
            <text:p>0,1863</text:p>
          </table:table-cell>
          <table:table-cell table:formula="of:=([.M80]-[.$H$2])*256" office:value-type="float" office:value="43.264">
            <text:p>43,2640</text:p>
          </table:table-cell>
          <table:table-cell table:formula="of:=ROUND([.C80])+128" office:value-type="float" office:value="171">
            <text:p>171</text:p>
          </table:table-cell>
          <table:table-cell table:formula="of:=DEC2HEX([.D80])" office:value-type="string" office:string-value="AB">
            <text:p>AB</text:p>
          </table:table-cell>
          <table:table-cell table:formula="of:=[.B80]*[.B80]" office:value-type="float" office:value="0.03470769">
            <text:p>0,0347</text:p>
          </table:table-cell>
          <table:table-cell table:number-columns-repeated="6"/>
          <table:table-cell table:style-name="ce3" office:value-type="float" office:value="0.169">
            <text:p>0,1690</text:p>
          </table:table-cell>
          <table:table-cell table:formula="of:=[.M80]*[.B80]" office:value-type="float" office:value="0.0314847">
            <text:p>0,0315</text:p>
          </table:table-cell>
          <table:table-cell table:number-columns-repeated="242"/>
        </table:table-row>
        <table:table-row table:style-name="ro1">
          <table:table-cell table:style-name="ce1" office:value-type="float" office:value="79">
            <text:p>79</text:p>
          </table:table-cell>
          <table:table-cell table:formula="of:=[.M81]-[.M80]" office:value-type="float" office:value="0.143">
            <text:p>0,1430</text:p>
          </table:table-cell>
          <table:table-cell table:formula="of:=([.M81]-[.$H$2])*256" office:value-type="float" office:value="79.872">
            <text:p>79,8720</text:p>
          </table:table-cell>
          <table:table-cell table:formula="of:=ROUND([.C81])+128" office:value-type="float" office:value="208">
            <text:p>208</text:p>
          </table:table-cell>
          <table:table-cell table:formula="of:=DEC2HEX([.D81])" office:value-type="string" office:string-value="D0">
            <text:p>D0</text:p>
          </table:table-cell>
          <table:table-cell table:formula="of:=[.B81]*[.B81]" office:value-type="float" office:value="0.020449">
            <text:p>0,0204</text:p>
          </table:table-cell>
          <table:table-cell table:number-columns-repeated="6"/>
          <table:table-cell table:style-name="ce3" office:value-type="float" office:value="0.312">
            <text:p>0,3120</text:p>
          </table:table-cell>
          <table:table-cell table:formula="of:=[.M81]*[.B81]" office:value-type="float" office:value="0.044616">
            <text:p>0,0446</text:p>
          </table:table-cell>
          <table:table-cell table:number-columns-repeated="242"/>
        </table:table-row>
        <table:table-row table:style-name="ro1">
          <table:table-cell table:style-name="ce1" office:value-type="float" office:value="80">
            <text:p>80</text:p>
          </table:table-cell>
          <table:table-cell table:formula="of:=[.M82]-[.M81]" office:value-type="float" office:value="0.0962">
            <text:p>0,0962</text:p>
          </table:table-cell>
          <table:table-cell table:formula="of:=([.M82]-[.$H$2])*256" office:value-type="float" office:value="104.4992">
            <text:p>104,4992</text:p>
          </table:table-cell>
          <table:table-cell table:formula="of:=ROUND([.C82])+128" office:value-type="float" office:value="232">
            <text:p>232</text:p>
          </table:table-cell>
          <table:table-cell table:formula="of:=DEC2HEX([.D82])" office:value-type="string" office:string-value="E8">
            <text:p>E8</text:p>
          </table:table-cell>
          <table:table-cell table:formula="of:=[.B82]*[.B82]" office:value-type="float" office:value="0.00925444">
            <text:p>0,0093</text:p>
          </table:table-cell>
          <table:table-cell/>
          <table:table-cell table:formula="of:=([.B82]-[.B81])/([.A82]-[.A81])" office:value-type="float" office:value="-0.0468">
            <text:p>-0,0468</text:p>
          </table:table-cell>
          <table:table-cell table:formula="of:=[.B82]-[.H82]*[.A82]" office:value-type="float" office:value="3.8402">
            <text:p>3,8402</text:p>
          </table:table-cell>
          <table:table-cell table:formula="of:=-[.I82]/[.H82]" office:value-type="float" office:value="82.0555555555556">
            <text:p>82,0556</text:p>
          </table:table-cell>
          <table:table-cell table:number-columns-repeated="2"/>
          <table:table-cell table:style-name="ce3" office:value-type="float" office:value="0.4082">
            <text:p>0,4082</text:p>
          </table:table-cell>
          <table:table-cell table:formula="of:=[.M82]*[.B82]" office:value-type="float" office:value="0.03926884">
            <text:p>0,0393</text:p>
          </table:table-cell>
          <table:table-cell table:number-columns-repeated="242"/>
        </table:table-row>
        <table:table-row table:style-name="ro1">
          <table:table-cell table:style-name="ce1" office:value-type="float" office:value="81">
            <text:p>81</text:p>
          </table:table-cell>
          <table:table-cell table:formula="of:=[.M83]-[.M82]" office:value-type="float" office:value="-0.0215">
            <text:p>-0,0215</text:p>
          </table:table-cell>
          <table:table-cell table:formula="of:=([.M83]-[.$H$2])*256" office:value-type="float" office:value="98.9952">
            <text:p>98,9952</text:p>
          </table:table-cell>
          <table:table-cell table:formula="of:=ROUND([.C83])+128" office:value-type="float" office:value="227">
            <text:p>227</text:p>
          </table:table-cell>
          <table:table-cell table:formula="of:=DEC2HEX([.D83])" office:value-type="string" office:string-value="E3">
            <text:p>E3</text:p>
          </table:table-cell>
          <table:table-cell table:formula="of:=[.B83]*[.B83]" office:value-type="float" office:value="0.000462249999999998">
            <text:p>0,0005</text:p>
          </table:table-cell>
          <table:table-cell table:number-columns-repeated="6"/>
          <table:table-cell table:style-name="ce3" office:value-type="float" office:value="0.3867">
            <text:p>0,3867</text:p>
          </table:table-cell>
          <table:table-cell table:formula="of:=[.M83]*[.B83]" office:value-type="float" office:value="-0.00831404999999999">
            <text:p>-0,0083</text:p>
          </table:table-cell>
          <table:table-cell table:number-columns-repeated="242"/>
        </table:table-row>
        <table:table-row table:style-name="ro1">
          <table:table-cell table:style-name="ce1" office:value-type="float" office:value="82">
            <text:p>82</text:p>
          </table:table-cell>
          <table:table-cell table:formula="of:=[.M84]-[.M83]" office:value-type="float" office:value="-0.0952">
            <text:p>-0,0952</text:p>
          </table:table-cell>
          <table:table-cell table:formula="of:=([.M84]-[.$H$2])*256" office:value-type="float" office:value="74.624">
            <text:p>74,6240</text:p>
          </table:table-cell>
          <table:table-cell table:formula="of:=ROUND([.C84])+128" office:value-type="float" office:value="203">
            <text:p>203</text:p>
          </table:table-cell>
          <table:table-cell table:formula="of:=DEC2HEX([.D84])" office:value-type="string" office:string-value="CB">
            <text:p>CB</text:p>
          </table:table-cell>
          <table:table-cell table:formula="of:=[.B84]*[.B84]" office:value-type="float" office:value="0.00906304">
            <text:p>0,0091</text:p>
          </table:table-cell>
          <table:table-cell table:number-columns-repeated="6"/>
          <table:table-cell table:style-name="ce3" office:value-type="float" office:value="0.2915">
            <text:p>0,2915</text:p>
          </table:table-cell>
          <table:table-cell table:formula="of:=[.M84]*[.B84]" office:value-type="float" office:value="-0.0277508">
            <text:p>-0,0278</text:p>
          </table:table-cell>
          <table:table-cell table:number-columns-repeated="242"/>
        </table:table-row>
        <table:table-row table:style-name="ro1">
          <table:table-cell table:style-name="ce1" office:value-type="float" office:value="83">
            <text:p>83</text:p>
          </table:table-cell>
          <table:table-cell table:formula="of:=[.M85]-[.M84]" office:value-type="float" office:value="-0.1599">
            <text:p>-0,1599</text:p>
          </table:table-cell>
          <table:table-cell table:formula="of:=([.M85]-[.$H$2])*256" office:value-type="float" office:value="33.6896">
            <text:p>33,6896</text:p>
          </table:table-cell>
          <table:table-cell table:formula="of:=ROUND([.C85])+128" office:value-type="float" office:value="162">
            <text:p>162</text:p>
          </table:table-cell>
          <table:table-cell table:formula="of:=DEC2HEX([.D85])" office:value-type="string" office:string-value="A2">
            <text:p>A2</text:p>
          </table:table-cell>
          <table:table-cell table:formula="of:=[.B85]*[.B85]" office:value-type="float" office:value="0.02556801">
            <text:p>0,0256</text:p>
          </table:table-cell>
          <table:table-cell table:number-columns-repeated="6"/>
          <table:table-cell table:style-name="ce3" office:value-type="float" office:value="0.1316">
            <text:p>0,1316</text:p>
          </table:table-cell>
          <table:table-cell table:formula="of:=[.M85]*[.B85]" office:value-type="float" office:value="-0.02104284">
            <text:p>-0,0210</text:p>
          </table:table-cell>
          <table:table-cell table:number-columns-repeated="242"/>
        </table:table-row>
        <table:table-row table:style-name="ro1">
          <table:table-cell table:style-name="ce1" office:value-type="float" office:value="84">
            <text:p>84</text:p>
          </table:table-cell>
          <table:table-cell table:formula="of:=[.M86]-[.M85]" office:value-type="float" office:value="-0.2002">
            <text:p>-0,2002</text:p>
          </table:table-cell>
          <table:table-cell table:formula="of:=([.M86]-[.$H$2])*256" office:value-type="float" office:value="-17.5616">
            <text:p>-17,5616</text:p>
          </table:table-cell>
          <table:table-cell table:formula="of:=ROUND([.C86])+128" office:value-type="float" office:value="110">
            <text:p>110</text:p>
          </table:table-cell>
          <table:table-cell table:formula="of:=DEC2HEX([.D86])" office:value-type="string" office:string-value="6E">
            <text:p>6E</text:p>
          </table:table-cell>
          <table:table-cell table:formula="of:=[.B86]*[.B86]" office:value-type="float" office:value="0.04008004">
            <text:p>0,0401</text:p>
          </table:table-cell>
          <table:table-cell table:number-columns-repeated="6"/>
          <table:table-cell table:style-name="ce3" office:value-type="float" office:value="-0.0686">
            <text:p>-0,0686</text:p>
          </table:table-cell>
          <table:table-cell table:formula="of:=[.M86]*[.B86]" office:value-type="float" office:value="0.01373372">
            <text:p>0,0137</text:p>
          </table:table-cell>
          <table:table-cell table:number-columns-repeated="242"/>
        </table:table-row>
        <table:table-row table:style-name="ro1">
          <table:table-cell table:style-name="ce1" office:value-type="float" office:value="85">
            <text:p>85</text:p>
          </table:table-cell>
          <table:table-cell table:formula="of:=[.M87]-[.M86]" office:value-type="float" office:value="-0.1908">
            <text:p>-0,1908</text:p>
          </table:table-cell>
          <table:table-cell table:formula="of:=([.M87]-[.$H$2])*256" office:value-type="float" office:value="-66.4064">
            <text:p>-66,4064</text:p>
          </table:table-cell>
          <table:table-cell table:formula="of:=ROUND([.C87])+128" office:value-type="float" office:value="62">
            <text:p>62</text:p>
          </table:table-cell>
          <table:table-cell table:formula="of:=DEC2HEX([.D87])" office:value-type="string" office:string-value="3E">
            <text:p>3E</text:p>
          </table:table-cell>
          <table:table-cell table:formula="of:=[.B87]*[.B87]" office:value-type="float" office:value="0.03640464">
            <text:p>0,0364</text:p>
          </table:table-cell>
          <table:table-cell table:number-columns-repeated="6"/>
          <table:table-cell table:style-name="ce3" office:value-type="float" office:value="-0.2594">
            <text:p>-0,2594</text:p>
          </table:table-cell>
          <table:table-cell table:formula="of:=[.M87]*[.B87]" office:value-type="float" office:value="0.04949352">
            <text:p>0,0495</text:p>
          </table:table-cell>
          <table:table-cell table:number-columns-repeated="242"/>
        </table:table-row>
        <table:table-row table:style-name="ro1">
          <table:table-cell table:style-name="ce1" office:value-type="float" office:value="86">
            <text:p>86</text:p>
          </table:table-cell>
          <table:table-cell table:formula="of:=[.M88]-[.M87]" office:value-type="float" office:value="-0.1233">
            <text:p>-0,1233</text:p>
          </table:table-cell>
          <table:table-cell table:formula="of:=([.M88]-[.$H$2])*256" office:value-type="float" office:value="-97.9712">
            <text:p>-97,9712</text:p>
          </table:table-cell>
          <table:table-cell table:formula="of:=ROUND([.C88])+128" office:value-type="float" office:value="30">
            <text:p>30</text:p>
          </table:table-cell>
          <table:table-cell table:formula="of:=DEC2HEX([.D88])" office:value-type="string" office:string-value="1E">
            <text:p>1E</text:p>
          </table:table-cell>
          <table:table-cell table:formula="of:=[.B88]*[.B88]" office:value-type="float" office:value="0.01520289">
            <text:p>0,0152</text:p>
          </table:table-cell>
          <table:table-cell table:number-columns-repeated="6"/>
          <table:table-cell table:style-name="ce3" office:value-type="float" office:value="-0.3827">
            <text:p>-0,3827</text:p>
          </table:table-cell>
          <table:table-cell table:formula="of:=[.M88]*[.B88]" office:value-type="float" office:value="0.04718691">
            <text:p>0,0472</text:p>
          </table:table-cell>
          <table:table-cell table:number-columns-repeated="242"/>
        </table:table-row>
        <table:table-row table:style-name="ro1">
          <table:table-cell table:style-name="ce1" office:value-type="float" office:value="87">
            <text:p>87</text:p>
          </table:table-cell>
          <table:table-cell table:formula="of:=[.M89]-[.M88]" office:value-type="float" office:value="-0.0468">
            <text:p>-0,0468</text:p>
          </table:table-cell>
          <table:table-cell table:formula="of:=([.M89]-[.$H$2])*256" office:value-type="float" office:value="-109.952">
            <text:p>-109,9520</text:p>
          </table:table-cell>
          <table:table-cell table:formula="of:=ROUND([.C89])+128" office:value-type="float" office:value="18">
            <text:p>18</text:p>
          </table:table-cell>
          <table:table-cell table:formula="of:=DEC2HEX([.D89])" office:value-type="string" office:string-value="12">
            <text:p>12</text:p>
          </table:table-cell>
          <table:table-cell table:formula="of:=[.B89]*[.B89]" office:value-type="float" office:value="0.00219024">
            <text:p>0,0022</text:p>
          </table:table-cell>
          <table:table-cell/>
          <table:table-cell table:formula="of:=([.B89]-[.B88])/([.A89]-[.A88])" office:value-type="float" office:value="0.0765000000000001">
            <text:p>0,0765</text:p>
          </table:table-cell>
          <table:table-cell table:formula="of:=[.B89]-[.H89]*[.A89]" office:value-type="float" office:value="-6.70230000000001">
            <text:p>-6,7023</text:p>
          </table:table-cell>
          <table:table-cell table:formula="of:=-[.I89]/[.H89]" office:value-type="float" office:value="87.6117647058824">
            <text:p>87,6118</text:p>
          </table:table-cell>
          <table:table-cell table:number-columns-repeated="2"/>
          <table:table-cell table:style-name="ce3" office:value-type="float" office:value="-0.4295">
            <text:p>-0,4295</text:p>
          </table:table-cell>
          <table:table-cell table:formula="of:=[.M89]*[.B89]" office:value-type="float" office:value="0.0201006">
            <text:p>0,0201</text:p>
          </table:table-cell>
          <table:table-cell table:number-columns-repeated="242"/>
        </table:table-row>
        <table:table-row table:style-name="ro1">
          <table:table-cell table:style-name="ce1" office:value-type="float" office:value="88">
            <text:p>88</text:p>
          </table:table-cell>
          <table:table-cell table:formula="of:=[.M90]-[.M89]" office:value-type="float" office:value="0.0499">
            <text:p>0,0499</text:p>
          </table:table-cell>
          <table:table-cell table:formula="of:=([.M90]-[.$H$2])*256" office:value-type="float" office:value="-97.1776">
            <text:p>-97,1776</text:p>
          </table:table-cell>
          <table:table-cell table:formula="of:=ROUND([.C90])+128" office:value-type="float" office:value="31">
            <text:p>31</text:p>
          </table:table-cell>
          <table:table-cell table:formula="of:=DEC2HEX([.D90])" office:value-type="string" office:string-value="1F">
            <text:p>1F</text:p>
          </table:table-cell>
          <table:table-cell table:formula="of:=[.B90]*[.B90]" office:value-type="float" office:value="0.00249001">
            <text:p>0,0025</text:p>
          </table:table-cell>
          <table:table-cell table:number-columns-repeated="6"/>
          <table:table-cell table:style-name="ce3" office:value-type="float" office:value="-0.3796">
            <text:p>-0,3796</text:p>
          </table:table-cell>
          <table:table-cell table:formula="of:=[.M90]*[.B90]" office:value-type="float" office:value="-0.01894204">
            <text:p>-0,0189</text:p>
          </table:table-cell>
          <table:table-cell table:number-columns-repeated="242"/>
        </table:table-row>
        <table:table-row table:style-name="ro1">
          <table:table-cell table:style-name="ce1" office:value-type="float" office:value="89">
            <text:p>89</text:p>
          </table:table-cell>
          <table:table-cell table:formula="of:=[.M91]-[.M90]" office:value-type="float" office:value="0.1352">
            <text:p>0,1352</text:p>
          </table:table-cell>
          <table:table-cell table:formula="of:=([.M91]-[.$H$2])*256" office:value-type="float" office:value="-62.5664">
            <text:p>-62,5664</text:p>
          </table:table-cell>
          <table:table-cell table:formula="of:=ROUND([.C91])+128" office:value-type="float" office:value="65">
            <text:p>65</text:p>
          </table:table-cell>
          <table:table-cell table:formula="of:=DEC2HEX([.D91])" office:value-type="string" office:string-value="41">
            <text:p>41</text:p>
          </table:table-cell>
          <table:table-cell table:formula="of:=[.B91]*[.B91]" office:value-type="float" office:value="0.01827904">
            <text:p>0,0183</text:p>
          </table:table-cell>
          <table:table-cell table:number-columns-repeated="6"/>
          <table:table-cell table:style-name="ce3" office:value-type="float" office:value="-0.2444">
            <text:p>-0,2444</text:p>
          </table:table-cell>
          <table:table-cell table:formula="of:=[.M91]*[.B91]" office:value-type="float" office:value="-0.03304288">
            <text:p>-0,0330</text:p>
          </table:table-cell>
          <table:table-cell table:number-columns-repeated="242"/>
        </table:table-row>
        <table:table-row table:style-name="ro1">
          <table:table-cell table:style-name="ce1" office:value-type="float" office:value="90">
            <text:p>90</text:p>
          </table:table-cell>
          <table:table-cell table:formula="of:=[.M92]-[.M91]" office:value-type="float" office:value="0.1908">
            <text:p>0,1908</text:p>
          </table:table-cell>
          <table:table-cell table:formula="of:=([.M92]-[.$H$2])*256" office:value-type="float" office:value="-13.7216">
            <text:p>-13,7216</text:p>
          </table:table-cell>
          <table:table-cell table:formula="of:=ROUND([.C92])+128" office:value-type="float" office:value="114">
            <text:p>114</text:p>
          </table:table-cell>
          <table:table-cell table:formula="of:=DEC2HEX([.D92])" office:value-type="string" office:string-value="72">
            <text:p>72</text:p>
          </table:table-cell>
          <table:table-cell table:formula="of:=[.B92]*[.B92]" office:value-type="float" office:value="0.03640464">
            <text:p>0,0364</text:p>
          </table:table-cell>
          <table:table-cell table:number-columns-repeated="6"/>
          <table:table-cell table:style-name="ce3" office:value-type="float" office:value="-0.0536">
            <text:p>-0,0536</text:p>
          </table:table-cell>
          <table:table-cell table:formula="of:=[.M92]*[.B92]" office:value-type="float" office:value="-0.01022688">
            <text:p>-0,0102</text:p>
          </table:table-cell>
          <table:table-cell table:number-columns-repeated="242"/>
        </table:table-row>
        <table:table-row table:style-name="ro1">
          <table:table-cell table:style-name="ce1" office:value-type="float" office:value="91">
            <text:p>91</text:p>
          </table:table-cell>
          <table:table-cell table:formula="of:=[.M93]-[.M92]" office:value-type="float" office:value="0.2015">
            <text:p>0,2015</text:p>
          </table:table-cell>
          <table:table-cell table:formula="of:=([.M93]-[.$H$2])*256" office:value-type="float" office:value="37.8624">
            <text:p>37,8624</text:p>
          </table:table-cell>
          <table:table-cell table:formula="of:=ROUND([.C93])+128" office:value-type="float" office:value="166">
            <text:p>166</text:p>
          </table:table-cell>
          <table:table-cell table:formula="of:=DEC2HEX([.D93])" office:value-type="string" office:string-value="A6">
            <text:p>A6</text:p>
          </table:table-cell>
          <table:table-cell table:formula="of:=[.B93]*[.B93]" office:value-type="float" office:value="0.04060225">
            <text:p>0,0406</text:p>
          </table:table-cell>
          <table:table-cell table:number-columns-repeated="6"/>
          <table:table-cell table:style-name="ce3" office:value-type="float" office:value="0.1479">
            <text:p>0,1479</text:p>
          </table:table-cell>
          <table:table-cell table:formula="of:=[.M93]*[.B93]" office:value-type="float" office:value="0.02980185">
            <text:p>0,0298</text:p>
          </table:table-cell>
          <table:table-cell table:number-columns-repeated="242"/>
        </table:table-row>
        <table:table-row table:style-name="ro1">
          <table:table-cell table:style-name="ce1" office:value-type="float" office:value="92">
            <text:p>92</text:p>
          </table:table-cell>
          <table:table-cell table:formula="of:=[.M94]-[.M93]" office:value-type="float" office:value="0.1655">
            <text:p>0,1655</text:p>
          </table:table-cell>
          <table:table-cell table:formula="of:=([.M94]-[.$H$2])*256" office:value-type="float" office:value="80.2304">
            <text:p>80,2304</text:p>
          </table:table-cell>
          <table:table-cell table:formula="of:=ROUND([.C94])+128" office:value-type="float" office:value="208">
            <text:p>208</text:p>
          </table:table-cell>
          <table:table-cell table:formula="of:=DEC2HEX([.D94])" office:value-type="string" office:string-value="D0">
            <text:p>D0</text:p>
          </table:table-cell>
          <table:table-cell table:formula="of:=[.B94]*[.B94]" office:value-type="float" office:value="0.02739025">
            <text:p>0,0274</text:p>
          </table:table-cell>
          <table:table-cell table:number-columns-repeated="6"/>
          <table:table-cell table:style-name="ce3" office:value-type="float" office:value="0.3134">
            <text:p>0,3134</text:p>
          </table:table-cell>
          <table:table-cell table:formula="of:=[.M94]*[.B94]" office:value-type="float" office:value="0.0518677">
            <text:p>0,0519</text:p>
          </table:table-cell>
          <table:table-cell table:number-columns-repeated="242"/>
        </table:table-row>
        <table:table-row table:style-name="ro1">
          <table:table-cell table:style-name="ce1" office:value-type="float" office:value="93">
            <text:p>93</text:p>
          </table:table-cell>
          <table:table-cell table:formula="of:=[.M95]-[.M94]" office:value-type="float" office:value="0.0898">
            <text:p>0,0898</text:p>
          </table:table-cell>
          <table:table-cell table:formula="of:=([.M95]-[.$H$2])*256" office:value-type="float" office:value="103.2192">
            <text:p>103,2192</text:p>
          </table:table-cell>
          <table:table-cell table:formula="of:=ROUND([.C95])+128" office:value-type="float" office:value="231">
            <text:p>231</text:p>
          </table:table-cell>
          <table:table-cell table:formula="of:=DEC2HEX([.D95])" office:value-type="string" office:string-value="E7">
            <text:p>E7</text:p>
          </table:table-cell>
          <table:table-cell table:formula="of:=[.B95]*[.B95]" office:value-type="float" office:value="0.00806404">
            <text:p>0,0081</text:p>
          </table:table-cell>
          <table:table-cell/>
          <table:table-cell table:formula="of:=([.B95]-[.B94])/([.A95]-[.A94])" office:value-type="float" office:value="-0.0757">
            <text:p>-0,0757</text:p>
          </table:table-cell>
          <table:table-cell table:formula="of:=[.B95]-[.H95]*[.A95]" office:value-type="float" office:value="7.1299">
            <text:p>7,1299</text:p>
          </table:table-cell>
          <table:table-cell table:formula="of:=-[.I95]/[.H95]" office:value-type="float" office:value="94.1862615587847">
            <text:p>94,1863</text:p>
          </table:table-cell>
          <table:table-cell table:number-columns-repeated="2"/>
          <table:table-cell table:style-name="ce3" office:value-type="float" office:value="0.4032">
            <text:p>0,4032</text:p>
          </table:table-cell>
          <table:table-cell table:formula="of:=[.M95]*[.B95]" office:value-type="float" office:value="0.03620736">
            <text:p>0,0362</text:p>
          </table:table-cell>
          <table:table-cell table:number-columns-repeated="242"/>
        </table:table-row>
        <table:table-row table:style-name="ro1">
          <table:table-cell table:style-name="ce1" office:value-type="float" office:value="94">
            <text:p>94</text:p>
          </table:table-cell>
          <table:table-cell table:formula="of:=[.M96]-[.M95]" office:value-type="float" office:value="-0.0203">
            <text:p>-0,0203</text:p>
          </table:table-cell>
          <table:table-cell table:formula="of:=([.M96]-[.$H$2])*256" office:value-type="float" office:value="98.0224">
            <text:p>98,0224</text:p>
          </table:table-cell>
          <table:table-cell table:formula="of:=ROUND([.C96])+128" office:value-type="float" office:value="226">
            <text:p>226</text:p>
          </table:table-cell>
          <table:table-cell table:formula="of:=DEC2HEX([.D96])" office:value-type="string" office:string-value="E2">
            <text:p>E2</text:p>
          </table:table-cell>
          <table:table-cell table:formula="of:=[.B96]*[.B96]" office:value-type="float" office:value="0.000412089999999999">
            <text:p>0,0004</text:p>
          </table:table-cell>
          <table:table-cell table:number-columns-repeated="6"/>
          <table:table-cell table:style-name="ce3" office:value-type="float" office:value="0.3829">
            <text:p>0,3829</text:p>
          </table:table-cell>
          <table:table-cell table:formula="of:=[.M96]*[.B96]" office:value-type="float" office:value="-0.00777286999999999">
            <text:p>-0,0078</text:p>
          </table:table-cell>
          <table:table-cell table:number-columns-repeated="242"/>
        </table:table-row>
        <table:table-row table:style-name="ro1">
          <table:table-cell table:style-name="ce1" office:value-type="float" office:value="95">
            <text:p>95</text:p>
          </table:table-cell>
          <table:table-cell table:formula="of:=[.M97]-[.M96]" office:value-type="float" office:value="-0.1024">
            <text:p>-0,1024</text:p>
          </table:table-cell>
          <table:table-cell table:formula="of:=([.M97]-[.$H$2])*256" office:value-type="float" office:value="71.808">
            <text:p>71,8080</text:p>
          </table:table-cell>
          <table:table-cell table:formula="of:=ROUND([.C97])+128" office:value-type="float" office:value="200">
            <text:p>200</text:p>
          </table:table-cell>
          <table:table-cell table:formula="of:=DEC2HEX([.D97])" office:value-type="string" office:string-value="C8">
            <text:p>C8</text:p>
          </table:table-cell>
          <table:table-cell table:formula="of:=[.B97]*[.B97]" office:value-type="float" office:value="0.01048576">
            <text:p>0,0105</text:p>
          </table:table-cell>
          <table:table-cell table:number-columns-repeated="6"/>
          <table:table-cell table:style-name="ce3" office:value-type="float" office:value="0.2805">
            <text:p>0,2805</text:p>
          </table:table-cell>
          <table:table-cell table:formula="of:=[.M97]*[.B97]" office:value-type="float" office:value="-0.0287232">
            <text:p>-0,0287</text:p>
          </table:table-cell>
          <table:table-cell table:number-columns-repeated="242"/>
        </table:table-row>
        <table:table-row table:style-name="ro1">
          <table:table-cell table:style-name="ce1" office:value-type="float" office:value="96">
            <text:p>96</text:p>
          </table:table-cell>
          <table:table-cell table:formula="of:=[.M98]-[.M97]" office:value-type="float" office:value="-0.1852">
            <text:p>-0,1852</text:p>
          </table:table-cell>
          <table:table-cell table:formula="of:=([.M98]-[.$H$2])*256" office:value-type="float" office:value="24.3968">
            <text:p>24,3968</text:p>
          </table:table-cell>
          <table:table-cell table:formula="of:=ROUND([.C98])+128" office:value-type="float" office:value="152">
            <text:p>152</text:p>
          </table:table-cell>
          <table:table-cell table:formula="of:=DEC2HEX([.D98])" office:value-type="string" office:string-value="98">
            <text:p>98</text:p>
          </table:table-cell>
          <table:table-cell table:formula="of:=[.B98]*[.B98]" office:value-type="float" office:value="0.03429904">
            <text:p>0,0343</text:p>
          </table:table-cell>
          <table:table-cell table:number-columns-repeated="6"/>
          <table:table-cell table:style-name="ce3" office:value-type="float" office:value="0.0953">
            <text:p>0,0953</text:p>
          </table:table-cell>
          <table:table-cell table:formula="of:=[.M98]*[.B98]" office:value-type="float" office:value="-0.01764956">
            <text:p>-0,0176</text:p>
          </table:table-cell>
          <table:table-cell table:number-columns-repeated="242"/>
        </table:table-row>
        <table:table-row table:style-name="ro1">
          <table:table-cell table:style-name="ce1" office:value-type="float" office:value="97">
            <text:p>97</text:p>
          </table:table-cell>
          <table:table-cell table:formula="of:=[.M99]-[.M98]" office:value-type="float" office:value="-0.1945">
            <text:p>-0,1945</text:p>
          </table:table-cell>
          <table:table-cell table:formula="of:=([.M99]-[.$H$2])*256" office:value-type="float" office:value="-25.3952">
            <text:p>-25,3952</text:p>
          </table:table-cell>
          <table:table-cell table:formula="of:=ROUND([.C99])+128" office:value-type="float" office:value="103">
            <text:p>103</text:p>
          </table:table-cell>
          <table:table-cell table:formula="of:=DEC2HEX([.D99])" office:value-type="string" office:string-value="67">
            <text:p>67</text:p>
          </table:table-cell>
          <table:table-cell table:formula="of:=[.B99]*[.B99]" office:value-type="float" office:value="0.03783025">
            <text:p>0,0378</text:p>
          </table:table-cell>
          <table:table-cell table:number-columns-repeated="6"/>
          <table:table-cell table:style-name="ce3" office:value-type="float" office:value="-0.0992">
            <text:p>-0,0992</text:p>
          </table:table-cell>
          <table:table-cell table:formula="of:=[.M99]*[.B99]" office:value-type="float" office:value="0.0192944">
            <text:p>0,0193</text:p>
          </table:table-cell>
          <table:table-cell table:number-columns-repeated="242"/>
        </table:table-row>
        <table:table-row table:style-name="ro1">
          <table:table-cell table:style-name="ce1" office:value-type="float" office:value="98">
            <text:p>98</text:p>
          </table:table-cell>
          <table:table-cell table:formula="of:=[.M100]-[.M99]" office:value-type="float" office:value="-0.1737">
            <text:p>-0,1737</text:p>
          </table:table-cell>
          <table:table-cell table:formula="of:=([.M100]-[.$H$2])*256" office:value-type="float" office:value="-69.8624">
            <text:p>-69,8624</text:p>
          </table:table-cell>
          <table:table-cell table:formula="of:=ROUND([.C100])+128" office:value-type="float" office:value="58">
            <text:p>58</text:p>
          </table:table-cell>
          <table:table-cell table:formula="of:=DEC2HEX([.D100])" office:value-type="string" office:string-value="3A">
            <text:p>3A</text:p>
          </table:table-cell>
          <table:table-cell table:formula="of:=[.B100]*[.B100]" office:value-type="float" office:value="0.03017169">
            <text:p>0,0302</text:p>
          </table:table-cell>
          <table:table-cell table:number-columns-repeated="6"/>
          <table:table-cell table:style-name="ce3" office:value-type="float" office:value="-0.2729">
            <text:p>-0,2729</text:p>
          </table:table-cell>
          <table:table-cell table:formula="of:=[.M100]*[.B100]" office:value-type="float" office:value="0.04740273">
            <text:p>0,0474</text:p>
          </table:table-cell>
          <table:table-cell table:number-columns-repeated="242"/>
        </table:table-row>
        <table:table-row table:style-name="ro1">
          <table:table-cell table:style-name="ce1" office:value-type="float" office:value="99">
            <text:p>99</text:p>
          </table:table-cell>
          <table:table-cell table:formula="of:=[.M101]-[.M100]" office:value-type="float" office:value="-0.1061">
            <text:p>-0,1061</text:p>
          </table:table-cell>
          <table:table-cell table:formula="of:=([.M101]-[.$H$2])*256" office:value-type="float" office:value="-97.024">
            <text:p>-97,0240</text:p>
          </table:table-cell>
          <table:table-cell table:formula="of:=ROUND([.C101])+128" office:value-type="float" office:value="31">
            <text:p>31</text:p>
          </table:table-cell>
          <table:table-cell table:formula="of:=DEC2HEX([.D101])" office:value-type="string" office:string-value="1F">
            <text:p>1F</text:p>
          </table:table-cell>
          <table:table-cell table:formula="of:=[.B101]*[.B101]" office:value-type="float" office:value="0.01125721">
            <text:p>0,0113</text:p>
          </table:table-cell>
          <table:table-cell table:number-columns-repeated="6"/>
          <table:table-cell table:style-name="ce3" office:value-type="float" office:value="-0.379">
            <text:p>-0,3790</text:p>
          </table:table-cell>
          <table:table-cell table:formula="of:=[.M101]*[.B101]" office:value-type="float" office:value="0.0402119">
            <text:p>0,0402</text:p>
          </table:table-cell>
          <table:table-cell table:number-columns-repeated="242"/>
        </table:table-row>
        <table:table-row table:style-name="ro1">
          <table:table-cell table:style-name="ce1" office:value-type="float" office:value="100">
            <text:p>100</text:p>
          </table:table-cell>
          <table:table-cell table:formula="of:=[.M102]-[.M101]" office:value-type="float" office:value="-0.00750000000000001">
            <text:p>-0,0075</text:p>
          </table:table-cell>
          <table:table-cell table:formula="of:=([.M102]-[.$H$2])*256" office:value-type="float" office:value="-98.944">
            <text:p>-98,9440</text:p>
          </table:table-cell>
          <table:table-cell table:formula="of:=ROUND([.C102])+128" office:value-type="float" office:value="29">
            <text:p>29</text:p>
          </table:table-cell>
          <table:table-cell table:formula="of:=DEC2HEX([.D102])" office:value-type="string" office:string-value="1D">
            <text:p>1D</text:p>
          </table:table-cell>
          <table:table-cell table:formula="of:=[.B102]*[.B102]" office:value-type="float" office:value="0.0000562500000000001">
            <text:p>0,0001</text:p>
          </table:table-cell>
          <table:table-cell/>
          <table:table-cell table:formula="of:=([.B102]-[.B101])/([.A102]-[.A101])" office:value-type="float" office:value="0.0986">
            <text:p>0,0986</text:p>
          </table:table-cell>
          <table:table-cell table:formula="of:=[.B102]-[.H102]*[.A102]" office:value-type="float" office:value="-9.8675">
            <text:p>-9,8675</text:p>
          </table:table-cell>
          <table:table-cell table:formula="of:=-[.I102]/[.H102]" office:value-type="float" office:value="100.076064908722">
            <text:p>100,0761</text:p>
          </table:table-cell>
          <table:table-cell table:number-columns-repeated="2"/>
          <table:table-cell table:style-name="ce3" office:value-type="float" office:value="-0.3865">
            <text:p>-0,3865</text:p>
          </table:table-cell>
          <table:table-cell table:formula="of:=[.M102]*[.B102]" office:value-type="float" office:value="0.00289875">
            <text:p>0,0029</text:p>
          </table:table-cell>
          <table:table-cell table:number-columns-repeated="242"/>
        </table:table-row>
        <table:table-row table:style-name="ro1">
          <table:table-cell table:style-name="ce1" office:value-type="float" office:value="101">
            <text:p>101</text:p>
          </table:table-cell>
          <table:table-cell table:formula="of:=[.M103]-[.M102]" office:value-type="float" office:value="0.0691">
            <text:p>0,0691</text:p>
          </table:table-cell>
          <table:table-cell table:formula="of:=([.M103]-[.$H$2])*256" office:value-type="float" office:value="-81.2544">
            <text:p>-81,2544</text:p>
          </table:table-cell>
          <table:table-cell table:formula="of:=ROUND([.C103])+128" office:value-type="float" office:value="47">
            <text:p>47</text:p>
          </table:table-cell>
          <table:table-cell table:formula="of:=DEC2HEX([.D103])" office:value-type="string" office:string-value="2F">
            <text:p>2F</text:p>
          </table:table-cell>
          <table:table-cell table:formula="of:=[.B103]*[.B103]" office:value-type="float" office:value="0.00477481">
            <text:p>0,0048</text:p>
          </table:table-cell>
          <table:table-cell table:number-columns-repeated="6"/>
          <table:table-cell table:style-name="ce3" office:value-type="float" office:value="-0.3174">
            <text:p>-0,3174</text:p>
          </table:table-cell>
          <table:table-cell table:formula="of:=[.M103]*[.B103]" office:value-type="float" office:value="-0.02193234">
            <text:p>-0,0219</text:p>
          </table:table-cell>
          <table:table-cell table:number-columns-repeated="242"/>
        </table:table-row>
        <table:table-row table:style-name="ro1">
          <table:table-cell table:style-name="ce1" office:value-type="float" office:value="102">
            <text:p>102</text:p>
          </table:table-cell>
          <table:table-cell table:formula="of:=[.M104]-[.M103]" office:value-type="float" office:value="0.1585">
            <text:p>0,1585</text:p>
          </table:table-cell>
          <table:table-cell table:formula="of:=([.M104]-[.$H$2])*256" office:value-type="float" office:value="-40.6784">
            <text:p>-40,6784</text:p>
          </table:table-cell>
          <table:table-cell table:formula="of:=ROUND([.C104])+128" office:value-type="float" office:value="87">
            <text:p>87</text:p>
          </table:table-cell>
          <table:table-cell table:formula="of:=DEC2HEX([.D104])" office:value-type="string" office:string-value="57">
            <text:p>57</text:p>
          </table:table-cell>
          <table:table-cell table:formula="of:=[.B104]*[.B104]" office:value-type="float" office:value="0.02512225">
            <text:p>0,0251</text:p>
          </table:table-cell>
          <table:table-cell table:number-columns-repeated="6"/>
          <table:table-cell table:style-name="ce3" office:value-type="float" office:value="-0.1589">
            <text:p>-0,1589</text:p>
          </table:table-cell>
          <table:table-cell table:formula="of:=[.M104]*[.B104]" office:value-type="float" office:value="-0.02518565">
            <text:p>-0,0252</text:p>
          </table:table-cell>
          <table:table-cell table:number-columns-repeated="242"/>
        </table:table-row>
        <table:table-row table:style-name="ro1">
          <table:table-cell table:style-name="ce1" office:value-type="float" office:value="103">
            <text:p>103</text:p>
          </table:table-cell>
          <table:table-cell table:formula="of:=[.M105]-[.M104]" office:value-type="float" office:value="0.1872">
            <text:p>0,1872</text:p>
          </table:table-cell>
          <table:table-cell table:formula="of:=([.M105]-[.$H$2])*256" office:value-type="float" office:value="7.2448">
            <text:p>7,2448</text:p>
          </table:table-cell>
          <table:table-cell table:formula="of:=ROUND([.C105])+128" office:value-type="float" office:value="135">
            <text:p>135</text:p>
          </table:table-cell>
          <table:table-cell table:formula="of:=DEC2HEX([.D105])" office:value-type="string" office:string-value="87">
            <text:p>87</text:p>
          </table:table-cell>
          <table:table-cell table:formula="of:=[.B105]*[.B105]" office:value-type="float" office:value="0.03504384">
            <text:p>0,0350</text:p>
          </table:table-cell>
          <table:table-cell table:number-columns-repeated="6"/>
          <table:table-cell table:style-name="ce3" office:value-type="float" office:value="0.0283">
            <text:p>0,0283</text:p>
          </table:table-cell>
          <table:table-cell table:formula="of:=[.M105]*[.B105]" office:value-type="float" office:value="0.00529776">
            <text:p>0,0053</text:p>
          </table:table-cell>
          <table:table-cell table:number-columns-repeated="242"/>
        </table:table-row>
        <table:table-row table:style-name="ro1">
          <table:table-cell table:style-name="ce1" office:value-type="float" office:value="104">
            <text:p>104</text:p>
          </table:table-cell>
          <table:table-cell table:formula="of:=[.M106]-[.M105]" office:value-type="float" office:value="0.1756">
            <text:p>0,1756</text:p>
          </table:table-cell>
          <table:table-cell table:formula="of:=([.M106]-[.$H$2])*256" office:value-type="float" office:value="52.1984">
            <text:p>52,1984</text:p>
          </table:table-cell>
          <table:table-cell table:formula="of:=ROUND([.C106])+128" office:value-type="float" office:value="180">
            <text:p>180</text:p>
          </table:table-cell>
          <table:table-cell table:formula="of:=DEC2HEX([.D106])" office:value-type="string" office:string-value="B4">
            <text:p>B4</text:p>
          </table:table-cell>
          <table:table-cell table:formula="of:=[.B106]*[.B106]" office:value-type="float" office:value="0.03083536">
            <text:p>0,0308</text:p>
          </table:table-cell>
          <table:table-cell table:number-columns-repeated="6"/>
          <table:table-cell table:style-name="ce3" office:value-type="float" office:value="0.2039">
            <text:p>0,2039</text:p>
          </table:table-cell>
          <table:table-cell table:formula="of:=[.M106]*[.B106]" office:value-type="float" office:value="0.03580484">
            <text:p>0,0358</text:p>
          </table:table-cell>
          <table:table-cell table:number-columns-repeated="242"/>
        </table:table-row>
        <table:table-row table:style-name="ro1">
          <table:table-cell table:style-name="ce1" office:value-type="float" office:value="105">
            <text:p>105</text:p>
          </table:table-cell>
          <table:table-cell table:formula="of:=[.M107]-[.M106]" office:value-type="float" office:value="0.138">
            <text:p>0,1380</text:p>
          </table:table-cell>
          <table:table-cell table:formula="of:=([.M107]-[.$H$2])*256" office:value-type="float" office:value="87.5264">
            <text:p>87,5264</text:p>
          </table:table-cell>
          <table:table-cell table:formula="of:=ROUND([.C107])+128" office:value-type="float" office:value="216">
            <text:p>216</text:p>
          </table:table-cell>
          <table:table-cell table:formula="of:=DEC2HEX([.D107])" office:value-type="string" office:string-value="D8">
            <text:p>D8</text:p>
          </table:table-cell>
          <table:table-cell table:formula="of:=[.B107]*[.B107]" office:value-type="float" office:value="0.019044">
            <text:p>0,0190</text:p>
          </table:table-cell>
          <table:table-cell table:number-columns-repeated="6"/>
          <table:table-cell table:style-name="ce3" office:value-type="float" office:value="0.3419">
            <text:p>0,3419</text:p>
          </table:table-cell>
          <table:table-cell table:formula="of:=[.M107]*[.B107]" office:value-type="float" office:value="0.0471822">
            <text:p>0,0472</text:p>
          </table:table-cell>
          <table:table-cell table:number-columns-repeated="242"/>
        </table:table-row>
        <table:table-row table:style-name="ro1">
          <table:table-cell table:style-name="ce1" office:value-type="float" office:value="106">
            <text:p>106</text:p>
          </table:table-cell>
          <table:table-cell table:formula="of:=[.M108]-[.M107]" office:value-type="float" office:value="0.0448">
            <text:p>0,0448</text:p>
          </table:table-cell>
          <table:table-cell table:formula="of:=([.M108]-[.$H$2])*256" office:value-type="float" office:value="98.9952">
            <text:p>98,9952</text:p>
          </table:table-cell>
          <table:table-cell table:formula="of:=ROUND([.C108])+128" office:value-type="float" office:value="227">
            <text:p>227</text:p>
          </table:table-cell>
          <table:table-cell table:formula="of:=DEC2HEX([.D108])" office:value-type="string" office:string-value="E3">
            <text:p>E3</text:p>
          </table:table-cell>
          <table:table-cell table:formula="of:=[.B108]*[.B108]" office:value-type="float" office:value="0.00200704">
            <text:p>0,0020</text:p>
          </table:table-cell>
          <table:table-cell/>
          <table:table-cell table:formula="of:=([.B108]-[.B107])/([.A108]-[.A107])" office:value-type="float" office:value="-0.0932">
            <text:p>-0,0932</text:p>
          </table:table-cell>
          <table:table-cell table:formula="of:=[.B108]-[.H108]*[.A108]" office:value-type="float" office:value="9.924">
            <text:p>9,9240</text:p>
          </table:table-cell>
          <table:table-cell table:formula="of:=-[.I108]/[.H108]" office:value-type="float" office:value="106.480686695279">
            <text:p>106,4807</text:p>
          </table:table-cell>
          <table:table-cell table:number-columns-repeated="2"/>
          <table:table-cell table:style-name="ce3" office:value-type="float" office:value="0.3867">
            <text:p>0,3867</text:p>
          </table:table-cell>
          <table:table-cell table:formula="of:=[.M108]*[.B108]" office:value-type="float" office:value="0.01732416">
            <text:p>0,0173</text:p>
          </table:table-cell>
          <table:table-cell table:number-columns-repeated="242"/>
        </table:table-row>
        <table:table-row table:style-name="ro1">
          <table:table-cell table:style-name="ce1" office:value-type="float" office:value="107">
            <text:p>107</text:p>
          </table:table-cell>
          <table:table-cell table:formula="of:=[.M109]-[.M108]" office:value-type="float" office:value="-0.0432">
            <text:p>-0,0432</text:p>
          </table:table-cell>
          <table:table-cell table:formula="of:=([.M109]-[.$H$2])*256" office:value-type="float" office:value="87.936">
            <text:p>87,9360</text:p>
          </table:table-cell>
          <table:table-cell table:formula="of:=ROUND([.C109])+128" office:value-type="float" office:value="216">
            <text:p>216</text:p>
          </table:table-cell>
          <table:table-cell table:formula="of:=DEC2HEX([.D109])" office:value-type="string" office:string-value="D8">
            <text:p>D8</text:p>
          </table:table-cell>
          <table:table-cell table:formula="of:=[.B109]*[.B109]" office:value-type="float" office:value="0.00186624">
            <text:p>0,0019</text:p>
          </table:table-cell>
          <table:table-cell table:number-columns-repeated="6"/>
          <table:table-cell table:style-name="ce3" office:value-type="float" office:value="0.3435">
            <text:p>0,3435</text:p>
          </table:table-cell>
          <table:table-cell table:formula="of:=[.M109]*[.B109]" office:value-type="float" office:value="-0.0148392">
            <text:p>-0,0148</text:p>
          </table:table-cell>
          <table:table-cell table:number-columns-repeated="242"/>
        </table:table-row>
        <table:table-row table:style-name="ro1">
          <table:table-cell table:style-name="ce1" office:value-type="float" office:value="108">
            <text:p>108</text:p>
          </table:table-cell>
          <table:table-cell table:formula="of:=[.M110]-[.M109]" office:value-type="float" office:value="-0.148">
            <text:p>-0,1480</text:p>
          </table:table-cell>
          <table:table-cell table:formula="of:=([.M110]-[.$H$2])*256" office:value-type="float" office:value="50.048">
            <text:p>50,0480</text:p>
          </table:table-cell>
          <table:table-cell table:formula="of:=ROUND([.C110])+128" office:value-type="float" office:value="178">
            <text:p>178</text:p>
          </table:table-cell>
          <table:table-cell table:formula="of:=DEC2HEX([.D110])" office:value-type="string" office:string-value="B2">
            <text:p>B2</text:p>
          </table:table-cell>
          <table:table-cell table:formula="of:=[.B110]*[.B110]" office:value-type="float" office:value="0.021904">
            <text:p>0,0219</text:p>
          </table:table-cell>
          <table:table-cell table:number-columns-repeated="6"/>
          <table:table-cell table:style-name="ce3" office:value-type="float" office:value="0.1955">
            <text:p>0,1955</text:p>
          </table:table-cell>
          <table:table-cell table:formula="of:=[.M110]*[.B110]" office:value-type="float" office:value="-0.028934">
            <text:p>-0,0289</text:p>
          </table:table-cell>
          <table:table-cell table:number-columns-repeated="242"/>
        </table:table-row>
        <table:table-row table:style-name="ro1">
          <table:table-cell table:style-name="ce1" office:value-type="float" office:value="109">
            <text:p>109</text:p>
          </table:table-cell>
          <table:table-cell table:formula="of:=[.M111]-[.M110]" office:value-type="float" office:value="-0.182">
            <text:p>-0,1820</text:p>
          </table:table-cell>
          <table:table-cell table:formula="of:=([.M111]-[.$H$2])*256" office:value-type="float" office:value="3.456">
            <text:p>3,4560</text:p>
          </table:table-cell>
          <table:table-cell table:formula="of:=ROUND([.C111])+128" office:value-type="float" office:value="131">
            <text:p>131</text:p>
          </table:table-cell>
          <table:table-cell table:formula="of:=DEC2HEX([.D111])" office:value-type="string" office:string-value="83">
            <text:p>83</text:p>
          </table:table-cell>
          <table:table-cell table:formula="of:=[.B111]*[.B111]" office:value-type="float" office:value="0.033124">
            <text:p>0,0331</text:p>
          </table:table-cell>
          <table:table-cell table:number-columns-repeated="6"/>
          <table:table-cell table:style-name="ce3" office:value-type="float" office:value="0.0135">
            <text:p>0,0135</text:p>
          </table:table-cell>
          <table:table-cell table:formula="of:=[.M111]*[.B111]" office:value-type="float" office:value="-0.002457">
            <text:p>-0,0025</text:p>
          </table:table-cell>
          <table:table-cell table:number-columns-repeated="242"/>
        </table:table-row>
        <table:table-row table:style-name="ro1">
          <table:table-cell table:style-name="ce1" office:value-type="float" office:value="110">
            <text:p>110</text:p>
          </table:table-cell>
          <table:table-cell table:formula="of:=[.M112]-[.M111]" office:value-type="float" office:value="-0.1912">
            <text:p>-0,1912</text:p>
          </table:table-cell>
          <table:table-cell table:formula="of:=([.M112]-[.$H$2])*256" office:value-type="float" office:value="-45.4912">
            <text:p>-45,4912</text:p>
          </table:table-cell>
          <table:table-cell table:formula="of:=ROUND([.C112])+128" office:value-type="float" office:value="83">
            <text:p>83</text:p>
          </table:table-cell>
          <table:table-cell table:formula="of:=DEC2HEX([.D112])" office:value-type="string" office:string-value="53">
            <text:p>53</text:p>
          </table:table-cell>
          <table:table-cell table:formula="of:=[.B112]*[.B112]" office:value-type="float" office:value="0.03655744">
            <text:p>0,0366</text:p>
          </table:table-cell>
          <table:table-cell table:number-columns-repeated="6"/>
          <table:table-cell table:style-name="ce3" office:value-type="float" office:value="-0.1777">
            <text:p>-0,1777</text:p>
          </table:table-cell>
          <table:table-cell table:formula="of:=[.M112]*[.B112]" office:value-type="float" office:value="0.03397624">
            <text:p>0,0340</text:p>
          </table:table-cell>
          <table:table-cell table:number-columns-repeated="242"/>
        </table:table-row>
        <table:table-row table:style-name="ro1">
          <table:table-cell table:style-name="ce1" office:value-type="float" office:value="111">
            <text:p>111</text:p>
          </table:table-cell>
          <table:table-cell table:formula="of:=[.M113]-[.M112]" office:value-type="float" office:value="-0.1523">
            <text:p>-0,1523</text:p>
          </table:table-cell>
          <table:table-cell table:formula="of:=([.M113]-[.$H$2])*256" office:value-type="float" office:value="-84.48">
            <text:p>-84,4800</text:p>
          </table:table-cell>
          <table:table-cell table:formula="of:=ROUND([.C113])+128" office:value-type="float" office:value="44">
            <text:p>44</text:p>
          </table:table-cell>
          <table:table-cell table:formula="of:=DEC2HEX([.D113])" office:value-type="string" office:string-value="2C">
            <text:p>2C</text:p>
          </table:table-cell>
          <table:table-cell table:formula="of:=[.B113]*[.B113]" office:value-type="float" office:value="0.02319529">
            <text:p>0,0232</text:p>
          </table:table-cell>
          <table:table-cell table:number-columns-repeated="6"/>
          <table:table-cell table:style-name="ce3" office:value-type="float" office:value="-0.33">
            <text:p>-0,3300</text:p>
          </table:table-cell>
          <table:table-cell table:formula="of:=[.M113]*[.B113]" office:value-type="float" office:value="0.050259">
            <text:p>0,0503</text:p>
          </table:table-cell>
          <table:table-cell table:number-columns-repeated="242"/>
        </table:table-row>
        <table:table-row table:style-name="ro1">
          <table:table-cell table:style-name="ce1" office:value-type="float" office:value="112">
            <text:p>112</text:p>
          </table:table-cell>
          <table:table-cell table:formula="of:=[.M114]-[.M113]" office:value-type="float" office:value="-0.0668">
            <text:p>-0,0668</text:p>
          </table:table-cell>
          <table:table-cell table:formula="of:=([.M114]-[.$H$2])*256" office:value-type="float" office:value="-101.5808">
            <text:p>-101,5808</text:p>
          </table:table-cell>
          <table:table-cell table:formula="of:=ROUND([.C114])+128" office:value-type="float" office:value="26">
            <text:p>26</text:p>
          </table:table-cell>
          <table:table-cell table:formula="of:=DEC2HEX([.D114])" office:value-type="string" office:string-value="1A">
            <text:p>1A</text:p>
          </table:table-cell>
          <table:table-cell table:formula="of:=[.B114]*[.B114]" office:value-type="float" office:value="0.00446224">
            <text:p>0,0045</text:p>
          </table:table-cell>
          <table:table-cell/>
          <table:table-cell table:formula="of:=([.B114]-[.B113])/([.A114]-[.A113])" office:value-type="float" office:value="0.0855">
            <text:p>0,0855</text:p>
          </table:table-cell>
          <table:table-cell table:formula="of:=[.B114]-[.H114]*[.A114]" office:value-type="float" office:value="-9.6428">
            <text:p>-9,6428</text:p>
          </table:table-cell>
          <table:table-cell table:formula="of:=-[.I114]/[.H114]" office:value-type="float" office:value="112.781286549708">
            <text:p>112,7813</text:p>
          </table:table-cell>
          <table:table-cell table:number-columns-repeated="2"/>
          <table:table-cell table:style-name="ce3" office:value-type="float" office:value="-0.3968">
            <text:p>-0,3968</text:p>
          </table:table-cell>
          <table:table-cell table:formula="of:=[.M114]*[.B114]" office:value-type="float" office:value="0.02650624">
            <text:p>0,0265</text:p>
          </table:table-cell>
          <table:table-cell table:number-columns-repeated="242"/>
        </table:table-row>
        <table:table-row table:style-name="ro1">
          <table:table-cell table:style-name="ce1" office:value-type="float" office:value="113">
            <text:p>113</text:p>
          </table:table-cell>
          <table:table-cell table:formula="of:=[.M115]-[.M114]" office:value-type="float" office:value="0.0376">
            <text:p>0,0376</text:p>
          </table:table-cell>
          <table:table-cell table:formula="of:=([.M115]-[.$H$2])*256" office:value-type="float" office:value="-91.9552">
            <text:p>-91,9552</text:p>
          </table:table-cell>
          <table:table-cell table:formula="of:=ROUND([.C115])+128" office:value-type="float" office:value="36">
            <text:p>36</text:p>
          </table:table-cell>
          <table:table-cell table:formula="of:=DEC2HEX([.D115])" office:value-type="string" office:string-value="24">
            <text:p>24</text:p>
          </table:table-cell>
          <table:table-cell table:formula="of:=[.B115]*[.B115]" office:value-type="float" office:value="0.00141376">
            <text:p>0,0014</text:p>
          </table:table-cell>
          <table:table-cell table:number-columns-repeated="6"/>
          <table:table-cell table:style-name="ce3" office:value-type="float" office:value="-0.3592">
            <text:p>-0,3592</text:p>
          </table:table-cell>
          <table:table-cell table:formula="of:=[.M115]*[.B115]" office:value-type="float" office:value="-0.01350592">
            <text:p>-0,0135</text:p>
          </table:table-cell>
          <table:table-cell table:number-columns-repeated="242"/>
        </table:table-row>
        <table:table-row table:style-name="ro1">
          <table:table-cell table:style-name="ce1" office:value-type="float" office:value="114">
            <text:p>114</text:p>
          </table:table-cell>
          <table:table-cell table:formula="of:=[.M116]-[.M115]" office:value-type="float" office:value="0.1366">
            <text:p>0,1366</text:p>
          </table:table-cell>
          <table:table-cell table:formula="of:=([.M116]-[.$H$2])*256" office:value-type="float" office:value="-56.9856">
            <text:p>-56,9856</text:p>
          </table:table-cell>
          <table:table-cell table:formula="of:=ROUND([.C116])+128" office:value-type="float" office:value="71">
            <text:p>71</text:p>
          </table:table-cell>
          <table:table-cell table:formula="of:=DEC2HEX([.D116])" office:value-type="string" office:string-value="47">
            <text:p>47</text:p>
          </table:table-cell>
          <table:table-cell table:formula="of:=[.B116]*[.B116]" office:value-type="float" office:value="0.01865956">
            <text:p>0,0187</text:p>
          </table:table-cell>
          <table:table-cell table:number-columns-repeated="6"/>
          <table:table-cell table:style-name="ce3" office:value-type="float" office:value="-0.2226">
            <text:p>-0,2226</text:p>
          </table:table-cell>
          <table:table-cell table:formula="of:=[.M116]*[.B116]" office:value-type="float" office:value="-0.03040716">
            <text:p>-0,0304</text:p>
          </table:table-cell>
          <table:table-cell table:number-columns-repeated="242"/>
        </table:table-row>
        <table:table-row table:style-name="ro1">
          <table:table-cell table:style-name="ce1" office:value-type="float" office:value="115">
            <text:p>115</text:p>
          </table:table-cell>
          <table:table-cell table:formula="of:=[.M117]-[.M116]" office:value-type="float" office:value="0.1893">
            <text:p>0,1893</text:p>
          </table:table-cell>
          <table:table-cell table:formula="of:=([.M117]-[.$H$2])*256" office:value-type="float" office:value="-8.5248">
            <text:p>-8,5248</text:p>
          </table:table-cell>
          <table:table-cell table:formula="of:=ROUND([.C117])+128" office:value-type="float" office:value="119">
            <text:p>119</text:p>
          </table:table-cell>
          <table:table-cell table:formula="of:=DEC2HEX([.D117])" office:value-type="string" office:string-value="77">
            <text:p>77</text:p>
          </table:table-cell>
          <table:table-cell table:formula="of:=[.B117]*[.B117]" office:value-type="float" office:value="0.03583449">
            <text:p>0,0358</text:p>
          </table:table-cell>
          <table:table-cell table:number-columns-repeated="6"/>
          <table:table-cell table:style-name="ce3" office:value-type="float" office:value="-0.0333">
            <text:p>-0,0333</text:p>
          </table:table-cell>
          <table:table-cell table:formula="of:=[.M117]*[.B117]" office:value-type="float" office:value="-0.00630369">
            <text:p>-0,0063</text:p>
          </table:table-cell>
          <table:table-cell table:number-columns-repeated="242"/>
        </table:table-row>
        <table:table-row table:style-name="ro1">
          <table:table-cell table:style-name="ce1" office:value-type="float" office:value="116">
            <text:p>116</text:p>
          </table:table-cell>
          <table:table-cell table:formula="of:=[.M118]-[.M117]" office:value-type="float" office:value="0.2012">
            <text:p>0,2012</text:p>
          </table:table-cell>
          <table:table-cell table:formula="of:=([.M118]-[.$H$2])*256" office:value-type="float" office:value="42.9824">
            <text:p>42,9824</text:p>
          </table:table-cell>
          <table:table-cell table:formula="of:=ROUND([.C118])+128" office:value-type="float" office:value="171">
            <text:p>171</text:p>
          </table:table-cell>
          <table:table-cell table:formula="of:=DEC2HEX([.D118])" office:value-type="string" office:string-value="AB">
            <text:p>AB</text:p>
          </table:table-cell>
          <table:table-cell table:formula="of:=[.B118]*[.B118]" office:value-type="float" office:value="0.04048144">
            <text:p>0,0405</text:p>
          </table:table-cell>
          <table:table-cell table:number-columns-repeated="6"/>
          <table:table-cell table:style-name="ce3" office:value-type="float" office:value="0.1679">
            <text:p>0,1679</text:p>
          </table:table-cell>
          <table:table-cell table:formula="of:=[.M118]*[.B118]" office:value-type="float" office:value="0.03378148">
            <text:p>0,0338</text:p>
          </table:table-cell>
          <table:table-cell table:number-columns-repeated="242"/>
        </table:table-row>
        <table:table-row table:style-name="ro1">
          <table:table-cell table:style-name="ce1" office:value-type="float" office:value="117">
            <text:p>117</text:p>
          </table:table-cell>
          <table:table-cell table:formula="of:=[.M119]-[.M118]" office:value-type="float" office:value="0.1425">
            <text:p>0,1425</text:p>
          </table:table-cell>
          <table:table-cell table:formula="of:=([.M119]-[.$H$2])*256" office:value-type="float" office:value="79.4624">
            <text:p>79,4624</text:p>
          </table:table-cell>
          <table:table-cell table:formula="of:=ROUND([.C119])+128" office:value-type="float" office:value="207">
            <text:p>207</text:p>
          </table:table-cell>
          <table:table-cell table:formula="of:=DEC2HEX([.D119])" office:value-type="string" office:string-value="CF">
            <text:p>CF</text:p>
          </table:table-cell>
          <table:table-cell table:formula="of:=[.B119]*[.B119]" office:value-type="float" office:value="0.02030625">
            <text:p>0,0203</text:p>
          </table:table-cell>
          <table:table-cell table:number-columns-repeated="6"/>
          <table:table-cell table:style-name="ce3" office:value-type="float" office:value="0.3104">
            <text:p>0,3104</text:p>
          </table:table-cell>
          <table:table-cell table:formula="of:=[.M119]*[.B119]" office:value-type="float" office:value="0.044232">
            <text:p>0,0442</text:p>
          </table:table-cell>
          <table:table-cell table:number-columns-repeated="242"/>
        </table:table-row>
        <table:table-row table:style-name="ro1">
          <table:table-cell table:style-name="ce1" office:value-type="float" office:value="118">
            <text:p>118</text:p>
          </table:table-cell>
          <table:table-cell table:formula="of:=[.M120]-[.M119]" office:value-type="float" office:value="0.0656">
            <text:p>0,0656</text:p>
          </table:table-cell>
          <table:table-cell table:formula="of:=([.M120]-[.$H$2])*256" office:value-type="float" office:value="96.256">
            <text:p>96,2560</text:p>
          </table:table-cell>
          <table:table-cell table:formula="of:=ROUND([.C120])+128" office:value-type="float" office:value="224">
            <text:p>224</text:p>
          </table:table-cell>
          <table:table-cell table:formula="of:=DEC2HEX([.D120])" office:value-type="string" office:string-value="E0">
            <text:p>E0</text:p>
          </table:table-cell>
          <table:table-cell table:formula="of:=[.B120]*[.B120]" office:value-type="float" office:value="0.00430336">
            <text:p>0,0043</text:p>
          </table:table-cell>
          <table:table-cell/>
          <table:table-cell table:formula="of:=([.B120]-[.B119])/([.A120]-[.A119])" office:value-type="float" office:value="-0.0769">
            <text:p>-0,0769</text:p>
          </table:table-cell>
          <table:table-cell table:formula="of:=[.B120]-[.H120]*[.A120]" office:value-type="float" office:value="9.1398">
            <text:p>9,1398</text:p>
          </table:table-cell>
          <table:table-cell table:formula="of:=-[.I120]/[.H120]" office:value-type="float" office:value="118.853055916775">
            <text:p>118,8531</text:p>
          </table:table-cell>
          <table:table-cell table:number-columns-repeated="2"/>
          <table:table-cell table:style-name="ce3" office:value-type="float" office:value="0.376">
            <text:p>0,3760</text:p>
          </table:table-cell>
          <table:table-cell table:formula="of:=[.M120]*[.B120]" office:value-type="float" office:value="0.0246656">
            <text:p>0,0247</text:p>
          </table:table-cell>
          <table:table-cell table:number-columns-repeated="242"/>
        </table:table-row>
        <table:table-row table:style-name="ro1">
          <table:table-cell table:style-name="ce1" office:value-type="float" office:value="119">
            <text:p>119</text:p>
          </table:table-cell>
          <table:table-cell table:formula="of:=[.M121]-[.M120]" office:value-type="float" office:value="-0.024">
            <text:p>-0,0240</text:p>
          </table:table-cell>
          <table:table-cell table:formula="of:=([.M121]-[.$H$2])*256" office:value-type="float" office:value="90.112">
            <text:p>90,1120</text:p>
          </table:table-cell>
          <table:table-cell table:formula="of:=ROUND([.C121])+128" office:value-type="float" office:value="218">
            <text:p>218</text:p>
          </table:table-cell>
          <table:table-cell table:formula="of:=DEC2HEX([.D121])" office:value-type="string" office:string-value="DA">
            <text:p>DA</text:p>
          </table:table-cell>
          <table:table-cell table:formula="of:=[.B121]*[.B121]" office:value-type="float" office:value="0.000576000000000001">
            <text:p>0,0006</text:p>
          </table:table-cell>
          <table:table-cell table:number-columns-repeated="6"/>
          <table:table-cell table:style-name="ce3" office:value-type="float" office:value="0.352">
            <text:p>0,3520</text:p>
          </table:table-cell>
          <table:table-cell table:formula="of:=[.M121]*[.B121]" office:value-type="float" office:value="-0.00844800000000001">
            <text:p>-0,0084</text:p>
          </table:table-cell>
          <table:table-cell table:number-columns-repeated="242"/>
        </table:table-row>
        <table:table-row table:style-name="ro1">
          <table:table-cell table:style-name="ce1" office:value-type="float" office:value="120">
            <text:p>120</text:p>
          </table:table-cell>
          <table:table-cell table:formula="of:=[.M122]-[.M121]" office:value-type="float" office:value="-0.155">
            <text:p>-0,1550</text:p>
          </table:table-cell>
          <table:table-cell table:formula="of:=([.M122]-[.$H$2])*256" office:value-type="float" office:value="50.432">
            <text:p>50,4320</text:p>
          </table:table-cell>
          <table:table-cell table:formula="of:=ROUND([.C122])+128" office:value-type="float" office:value="178">
            <text:p>178</text:p>
          </table:table-cell>
          <table:table-cell table:formula="of:=DEC2HEX([.D122])" office:value-type="string" office:string-value="B2">
            <text:p>B2</text:p>
          </table:table-cell>
          <table:table-cell table:formula="of:=[.B122]*[.B122]" office:value-type="float" office:value="0.024025">
            <text:p>0,0240</text:p>
          </table:table-cell>
          <table:table-cell table:number-columns-repeated="6"/>
          <table:table-cell table:style-name="ce3" office:value-type="float" office:value="0.197">
            <text:p>0,1970</text:p>
          </table:table-cell>
          <table:table-cell table:formula="of:=[.M122]*[.B122]" office:value-type="float" office:value="-0.030535">
            <text:p>-0,0305</text:p>
          </table:table-cell>
          <table:table-cell table:number-columns-repeated="242"/>
        </table:table-row>
        <table:table-row table:style-name="ro1">
          <table:table-cell table:style-name="ce1" office:value-type="float" office:value="121">
            <text:p>121</text:p>
          </table:table-cell>
          <table:table-cell table:formula="of:=[.M123]-[.M122]" office:value-type="float" office:value="-0.1972">
            <text:p>-0,1972</text:p>
          </table:table-cell>
          <table:table-cell table:formula="of:=([.M123]-[.$H$2])*256" office:value-type="float" office:value="-0.0512">
            <text:p>-0,0512</text:p>
          </table:table-cell>
          <table:table-cell table:formula="of:=ROUND([.C123])+128" office:value-type="float" office:value="128">
            <text:p>128</text:p>
          </table:table-cell>
          <table:table-cell table:formula="of:=DEC2HEX([.D123])" office:value-type="string" office:string-value="80">
            <text:p>80</text:p>
          </table:table-cell>
          <table:table-cell table:formula="of:=[.B123]*[.B123]" office:value-type="float" office:value="0.03888784">
            <text:p>0,0389</text:p>
          </table:table-cell>
          <table:table-cell table:number-columns-repeated="6"/>
          <table:table-cell table:style-name="ce3" office:value-type="float" office:value="-0.0002">
            <text:p>-0,0002</text:p>
          </table:table-cell>
          <table:table-cell table:formula="of:=[.M123]*[.B123]" office:value-type="float" office:value="0.00003944">
            <text:p>0,0000</text:p>
          </table:table-cell>
          <table:table-cell table:number-columns-repeated="242"/>
        </table:table-row>
        <table:table-row table:style-name="ro1">
          <table:table-cell table:style-name="ce1" office:value-type="float" office:value="122">
            <text:p>122</text:p>
          </table:table-cell>
          <table:table-cell table:formula="of:=[.M124]-[.M123]" office:value-type="float" office:value="-0.2095">
            <text:p>-0,2095</text:p>
          </table:table-cell>
          <table:table-cell table:formula="of:=([.M124]-[.$H$2])*256" office:value-type="float" office:value="-53.6832">
            <text:p>-53,6832</text:p>
          </table:table-cell>
          <table:table-cell table:formula="of:=ROUND([.C124])+128" office:value-type="float" office:value="74">
            <text:p>74</text:p>
          </table:table-cell>
          <table:table-cell table:formula="of:=DEC2HEX([.D124])" office:value-type="string" office:string-value="4A">
            <text:p>4A</text:p>
          </table:table-cell>
          <table:table-cell table:formula="of:=[.B124]*[.B124]" office:value-type="float" office:value="0.04389025">
            <text:p>0,0439</text:p>
          </table:table-cell>
          <table:table-cell table:number-columns-repeated="6"/>
          <table:table-cell table:style-name="ce3" office:value-type="float" office:value="-0.2097">
            <text:p>-0,2097</text:p>
          </table:table-cell>
          <table:table-cell table:formula="of:=[.M124]*[.B124]" office:value-type="float" office:value="0.04393215">
            <text:p>0,0439</text:p>
          </table:table-cell>
          <table:table-cell table:number-columns-repeated="242"/>
        </table:table-row>
        <table:table-row table:style-name="ro1">
          <table:table-cell table:style-name="ce1" office:value-type="float" office:value="123">
            <text:p>123</text:p>
          </table:table-cell>
          <table:table-cell table:formula="of:=[.M125]-[.M124]" office:value-type="float" office:value="-0.1493">
            <text:p>-0,1493</text:p>
          </table:table-cell>
          <table:table-cell table:formula="of:=([.M125]-[.$H$2])*256" office:value-type="float" office:value="-91.904">
            <text:p>-91,9040</text:p>
          </table:table-cell>
          <table:table-cell table:formula="of:=ROUND([.C125])+128" office:value-type="float" office:value="36">
            <text:p>36</text:p>
          </table:table-cell>
          <table:table-cell table:formula="of:=DEC2HEX([.D125])" office:value-type="string" office:string-value="24">
            <text:p>24</text:p>
          </table:table-cell>
          <table:table-cell table:formula="of:=[.B125]*[.B125]" office:value-type="float" office:value="0.02229049">
            <text:p>0,0223</text:p>
          </table:table-cell>
          <table:table-cell table:number-columns-repeated="6"/>
          <table:table-cell table:style-name="ce3" office:value-type="float" office:value="-0.359">
            <text:p>-0,3590</text:p>
          </table:table-cell>
          <table:table-cell table:formula="of:=[.M125]*[.B125]" office:value-type="float" office:value="0.0535987">
            <text:p>0,0536</text:p>
          </table:table-cell>
          <table:table-cell table:number-columns-repeated="242"/>
        </table:table-row>
        <table:table-row table:style-name="ro1">
          <table:table-cell table:style-name="ce1" office:value-type="float" office:value="124">
            <text:p>124</text:p>
          </table:table-cell>
          <table:table-cell table:formula="of:=[.M126]-[.M125]" office:value-type="float" office:value="-0.0488">
            <text:p>-0,0488</text:p>
          </table:table-cell>
          <table:table-cell table:formula="of:=([.M126]-[.$H$2])*256" office:value-type="float" office:value="-104.3968">
            <text:p>-104,3968</text:p>
          </table:table-cell>
          <table:table-cell table:formula="of:=ROUND([.C126])+128" office:value-type="float" office:value="24">
            <text:p>24</text:p>
          </table:table-cell>
          <table:table-cell table:formula="of:=DEC2HEX([.D126])" office:value-type="string" office:string-value="18">
            <text:p>18</text:p>
          </table:table-cell>
          <table:table-cell table:formula="of:=[.B126]*[.B126]" office:value-type="float" office:value="0.00238144">
            <text:p>0,0024</text:p>
          </table:table-cell>
          <table:table-cell/>
          <table:table-cell table:formula="of:=([.B126]-[.B125])/([.A126]-[.A125])" office:value-type="float" office:value="0.1005">
            <text:p>0,1005</text:p>
          </table:table-cell>
          <table:table-cell table:formula="of:=[.B126]-[.H126]*[.A126]" office:value-type="float" office:value="-12.5108">
            <text:p>-12,5108</text:p>
          </table:table-cell>
          <table:table-cell table:formula="of:=-[.I126]/[.H126]" office:value-type="float" office:value="124.485572139304">
            <text:p>124,4856</text:p>
          </table:table-cell>
          <table:table-cell table:number-columns-repeated="2"/>
          <table:table-cell table:style-name="ce3" office:value-type="float" office:value="-0.4078">
            <text:p>-0,4078</text:p>
          </table:table-cell>
          <table:table-cell table:formula="of:=[.M126]*[.B126]" office:value-type="float" office:value="0.01990064">
            <text:p>0,0199</text:p>
          </table:table-cell>
          <table:table-cell table:number-columns-repeated="242"/>
        </table:table-row>
        <table:table-row table:style-name="ro1">
          <table:table-cell table:style-name="ce1" office:value-type="float" office:value="125">
            <text:p>125</text:p>
          </table:table-cell>
          <table:table-cell table:formula="of:=[.M127]-[.M126]" office:value-type="float" office:value="0.0666">
            <text:p>0,0666</text:p>
          </table:table-cell>
          <table:table-cell table:formula="of:=([.M127]-[.$H$2])*256" office:value-type="float" office:value="-87.3472">
            <text:p>-87,3472</text:p>
          </table:table-cell>
          <table:table-cell table:formula="of:=ROUND([.C127])+128" office:value-type="float" office:value="41">
            <text:p>41</text:p>
          </table:table-cell>
          <table:table-cell table:formula="of:=DEC2HEX([.D127])" office:value-type="string" office:string-value="29">
            <text:p>29</text:p>
          </table:table-cell>
          <table:table-cell table:formula="of:=[.B127]*[.B127]" office:value-type="float" office:value="0.00443556">
            <text:p>0,0044</text:p>
          </table:table-cell>
          <table:table-cell table:number-columns-repeated="6"/>
          <table:table-cell table:style-name="ce3" office:value-type="float" office:value="-0.3412">
            <text:p>-0,3412</text:p>
          </table:table-cell>
          <table:table-cell table:formula="of:=[.M127]*[.B127]" office:value-type="float" office:value="-0.02272392">
            <text:p>-0,0227</text:p>
          </table:table-cell>
          <table:table-cell table:number-columns-repeated="242"/>
        </table:table-row>
        <table:table-row table:style-name="ro1">
          <table:table-cell table:style-name="ce1" office:value-type="float" office:value="126">
            <text:p>126</text:p>
          </table:table-cell>
          <table:table-cell table:formula="of:=[.M128]-[.M127]" office:value-type="float" office:value="0.1566">
            <text:p>0,1566</text:p>
          </table:table-cell>
          <table:table-cell table:formula="of:=([.M128]-[.$H$2])*256" office:value-type="float" office:value="-47.2576">
            <text:p>-47,2576</text:p>
          </table:table-cell>
          <table:table-cell table:formula="of:=ROUND([.C128])+128" office:value-type="float" office:value="81">
            <text:p>81</text:p>
          </table:table-cell>
          <table:table-cell table:formula="of:=DEC2HEX([.D128])" office:value-type="string" office:string-value="51">
            <text:p>51</text:p>
          </table:table-cell>
          <table:table-cell table:formula="of:=[.B128]*[.B128]" office:value-type="float" office:value="0.02452356">
            <text:p>0,0245</text:p>
          </table:table-cell>
          <table:table-cell table:number-columns-repeated="6"/>
          <table:table-cell table:style-name="ce3" office:value-type="float" office:value="-0.1846">
            <text:p>-0,1846</text:p>
          </table:table-cell>
          <table:table-cell table:formula="of:=[.M128]*[.B128]" office:value-type="float" office:value="-0.02890836">
            <text:p>-0,0289</text:p>
          </table:table-cell>
          <table:table-cell table:number-columns-repeated="242"/>
        </table:table-row>
        <table:table-row table:style-name="ro1">
          <table:table-cell table:style-name="ce1" office:value-type="float" office:value="127">
            <text:p>127</text:p>
          </table:table-cell>
          <table:table-cell table:formula="of:=[.M129]-[.M128]" office:value-type="float" office:value="0.2101">
            <text:p>0,2101</text:p>
          </table:table-cell>
          <table:table-cell table:formula="of:=([.M129]-[.$H$2])*256" office:value-type="float" office:value="6.528">
            <text:p>6,5280</text:p>
          </table:table-cell>
          <table:table-cell table:formula="of:=ROUND([.C129])+128" office:value-type="float" office:value="135">
            <text:p>135</text:p>
          </table:table-cell>
          <table:table-cell table:formula="of:=DEC2HEX([.D129])" office:value-type="string" office:string-value="87">
            <text:p>87</text:p>
          </table:table-cell>
          <table:table-cell table:formula="of:=[.B129]*[.B129]" office:value-type="float" office:value="0.04414201">
            <text:p>0,0441</text:p>
          </table:table-cell>
          <table:table-cell table:number-columns-repeated="6"/>
          <table:table-cell table:style-name="ce3" office:value-type="float" office:value="0.0255">
            <text:p>0,0255</text:p>
          </table:table-cell>
          <table:table-cell table:formula="of:=[.M129]*[.B129]" office:value-type="float" office:value="0.00535755">
            <text:p>0,0054</text:p>
          </table:table-cell>
          <table:table-cell table:number-columns-repeated="242"/>
        </table:table-row>
        <table:table-row table:style-name="ro1">
          <table:table-cell table:style-name="ce1" office:value-type="float" office:value="128">
            <text:p>128</text:p>
          </table:table-cell>
          <table:table-cell table:formula="of:=[.M130]-[.M129]" office:value-type="float" office:value="0.1867">
            <text:p>0,1867</text:p>
          </table:table-cell>
          <table:table-cell table:formula="of:=([.M130]-[.$H$2])*256" office:value-type="float" office:value="54.3232">
            <text:p>54,3232</text:p>
          </table:table-cell>
          <table:table-cell table:formula="of:=ROUND([.C130])+128" office:value-type="float" office:value="182">
            <text:p>182</text:p>
          </table:table-cell>
          <table:table-cell table:formula="of:=DEC2HEX([.D130])" office:value-type="string" office:string-value="B6">
            <text:p>B6</text:p>
          </table:table-cell>
          <table:table-cell table:formula="of:=[.B130]*[.B130]" office:value-type="float" office:value="0.03485689">
            <text:p>0,0349</text:p>
          </table:table-cell>
          <table:table-cell table:number-columns-repeated="6"/>
          <table:table-cell table:style-name="ce3" office:value-type="float" office:value="0.2122">
            <text:p>0,2122</text:p>
          </table:table-cell>
          <table:table-cell table:formula="of:=[.M130]*[.B130]" office:value-type="float" office:value="0.03961774">
            <text:p>0,0396</text:p>
          </table:table-cell>
          <table:table-cell table:number-columns-repeated="242"/>
        </table:table-row>
        <table:table-row table:style-name="ro1">
          <table:table-cell table:style-name="ce1" office:value-type="float" office:value="129">
            <text:p>129</text:p>
          </table:table-cell>
          <table:table-cell table:formula="of:=[.M131]-[.M130]" office:value-type="float" office:value="0.1308">
            <text:p>0,1308</text:p>
          </table:table-cell>
          <table:table-cell table:formula="of:=([.M131]-[.$H$2])*256" office:value-type="float" office:value="87.808">
            <text:p>87,8080</text:p>
          </table:table-cell>
          <table:table-cell table:formula="of:=ROUND([.C131])+128" office:value-type="float" office:value="216">
            <text:p>216</text:p>
          </table:table-cell>
          <table:table-cell table:formula="of:=DEC2HEX([.D131])" office:value-type="string" office:string-value="D8">
            <text:p>D8</text:p>
          </table:table-cell>
          <table:table-cell table:formula="of:=[.B131]*[.B131]" office:value-type="float" office:value="0.01710864">
            <text:p>0,0171</text:p>
          </table:table-cell>
          <table:table-cell table:number-columns-repeated="6"/>
          <table:table-cell table:style-name="ce3" office:value-type="float" office:value="0.343">
            <text:p>0,3430</text:p>
          </table:table-cell>
          <table:table-cell table:formula="of:=[.M131]*[.B131]" office:value-type="float" office:value="0.0448644">
            <text:p>0,0449</text:p>
          </table:table-cell>
          <table:table-cell table:number-columns-repeated="242"/>
        </table:table-row>
        <table:table-row table:style-name="ro1">
          <table:table-cell table:style-name="ce1" office:value-type="float" office:value="130">
            <text:p>130</text:p>
          </table:table-cell>
          <table:table-cell table:formula="of:=[.M132]-[.M131]" office:value-type="float" office:value="0.0222">
            <text:p>0,0222</text:p>
          </table:table-cell>
          <table:table-cell table:formula="of:=([.M132]-[.$H$2])*256" office:value-type="float" office:value="93.4912">
            <text:p>93,4912</text:p>
          </table:table-cell>
          <table:table-cell table:formula="of:=ROUND([.C132])+128" office:value-type="float" office:value="221">
            <text:p>221</text:p>
          </table:table-cell>
          <table:table-cell table:formula="of:=DEC2HEX([.D132])" office:value-type="string" office:string-value="DD">
            <text:p>DD</text:p>
          </table:table-cell>
          <table:table-cell table:formula="of:=[.B132]*[.B132]" office:value-type="float" office:value="0.00049284">
            <text:p>0,0005</text:p>
          </table:table-cell>
          <table:table-cell/>
          <table:table-cell table:formula="of:=([.B132]-[.B131])/([.A132]-[.A131])" office:value-type="float" office:value="-0.1086">
            <text:p>-0,1086</text:p>
          </table:table-cell>
          <table:table-cell table:formula="of:=[.B132]-[.H132]*[.A132]" office:value-type="float" office:value="14.1402">
            <text:p>14,1402</text:p>
          </table:table-cell>
          <table:table-cell table:formula="of:=-[.I132]/[.H132]" office:value-type="float" office:value="130.204419889503">
            <text:p>130,2044</text:p>
          </table:table-cell>
          <table:table-cell table:number-columns-repeated="2"/>
          <table:table-cell table:style-name="ce3" office:value-type="float" office:value="0.3652">
            <text:p>0,3652</text:p>
          </table:table-cell>
          <table:table-cell table:formula="of:=[.M132]*[.B132]" office:value-type="float" office:value="0.00810744">
            <text:p>0,0081</text:p>
          </table:table-cell>
          <table:table-cell table:number-columns-repeated="242"/>
        </table:table-row>
        <table:table-row table:style-name="ro1">
          <table:table-cell table:style-name="ce1" office:value-type="float" office:value="131">
            <text:p>131</text:p>
          </table:table-cell>
          <table:table-cell table:formula="of:=[.M133]-[.M132]" office:value-type="float" office:value="-0.0906">
            <text:p>-0,0906</text:p>
          </table:table-cell>
          <table:table-cell table:formula="of:=([.M133]-[.$H$2])*256" office:value-type="float" office:value="70.2976">
            <text:p>70,2976</text:p>
          </table:table-cell>
          <table:table-cell table:formula="of:=ROUND([.C133])+128" office:value-type="float" office:value="198">
            <text:p>198</text:p>
          </table:table-cell>
          <table:table-cell table:formula="of:=DEC2HEX([.D133])" office:value-type="string" office:string-value="C6">
            <text:p>C6</text:p>
          </table:table-cell>
          <table:table-cell table:formula="of:=[.B133]*[.B133]" office:value-type="float" office:value="0.00820836">
            <text:p>0,0082</text:p>
          </table:table-cell>
          <table:table-cell table:number-columns-repeated="6"/>
          <table:table-cell table:style-name="ce3" office:value-type="float" office:value="0.2746">
            <text:p>0,2746</text:p>
          </table:table-cell>
          <table:table-cell table:formula="of:=[.M133]*[.B133]" office:value-type="float" office:value="-0.02487876">
            <text:p>-0,0249</text:p>
          </table:table-cell>
          <table:table-cell table:number-columns-repeated="242"/>
        </table:table-row>
        <table:table-row table:style-name="ro1">
          <table:table-cell table:style-name="ce1" office:value-type="float" office:value="132">
            <text:p>132</text:p>
          </table:table-cell>
          <table:table-cell table:formula="of:=[.M134]-[.M133]" office:value-type="float" office:value="-0.1693">
            <text:p>-0,1693</text:p>
          </table:table-cell>
          <table:table-cell table:formula="of:=([.M134]-[.$H$2])*256" office:value-type="float" office:value="26.9568">
            <text:p>26,9568</text:p>
          </table:table-cell>
          <table:table-cell table:formula="of:=ROUND([.C134])+128" office:value-type="float" office:value="155">
            <text:p>155</text:p>
          </table:table-cell>
          <table:table-cell table:formula="of:=DEC2HEX([.D134])" office:value-type="string" office:string-value="9B">
            <text:p>9B</text:p>
          </table:table-cell>
          <table:table-cell table:formula="of:=[.B134]*[.B134]" office:value-type="float" office:value="0.02866249">
            <text:p>0,0287</text:p>
          </table:table-cell>
          <table:table-cell table:number-columns-repeated="6"/>
          <table:table-cell table:style-name="ce3" office:value-type="float" office:value="0.1053">
            <text:p>0,1053</text:p>
          </table:table-cell>
          <table:table-cell table:formula="of:=[.M134]*[.B134]" office:value-type="float" office:value="-0.01782729">
            <text:p>-0,0178</text:p>
          </table:table-cell>
          <table:table-cell table:number-columns-repeated="242"/>
        </table:table-row>
        <table:table-row table:style-name="ro1">
          <table:table-cell table:style-name="ce1" office:value-type="float" office:value="133">
            <text:p>133</text:p>
          </table:table-cell>
          <table:table-cell table:formula="of:=[.M135]-[.M134]" office:value-type="float" office:value="-0.2088">
            <text:p>-0,2088</text:p>
          </table:table-cell>
          <table:table-cell table:formula="of:=([.M135]-[.$H$2])*256" office:value-type="float" office:value="-26.496">
            <text:p>-26,4960</text:p>
          </table:table-cell>
          <table:table-cell table:formula="of:=ROUND([.C135])+128" office:value-type="float" office:value="102">
            <text:p>102</text:p>
          </table:table-cell>
          <table:table-cell table:formula="of:=DEC2HEX([.D135])" office:value-type="string" office:string-value="66">
            <text:p>66</text:p>
          </table:table-cell>
          <table:table-cell table:formula="of:=[.B135]*[.B135]" office:value-type="float" office:value="0.04359744">
            <text:p>0,0436</text:p>
          </table:table-cell>
          <table:table-cell table:number-columns-repeated="6"/>
          <table:table-cell table:style-name="ce3" office:value-type="float" office:value="-0.1035">
            <text:p>-0,1035</text:p>
          </table:table-cell>
          <table:table-cell table:formula="of:=[.M135]*[.B135]" office:value-type="float" office:value="0.0216108">
            <text:p>0,0216</text:p>
          </table:table-cell>
          <table:table-cell table:number-columns-repeated="242"/>
        </table:table-row>
        <table:table-row table:style-name="ro1">
          <table:table-cell table:style-name="ce1" office:value-type="float" office:value="134">
            <text:p>134</text:p>
          </table:table-cell>
          <table:table-cell table:formula="of:=[.M136]-[.M135]" office:value-type="float" office:value="-0.1718">
            <text:p>-0,1718</text:p>
          </table:table-cell>
          <table:table-cell table:formula="of:=([.M136]-[.$H$2])*256" office:value-type="float" office:value="-70.4768">
            <text:p>-70,4768</text:p>
          </table:table-cell>
          <table:table-cell table:formula="of:=ROUND([.C136])+128" office:value-type="float" office:value="58">
            <text:p>58</text:p>
          </table:table-cell>
          <table:table-cell table:formula="of:=DEC2HEX([.D136])" office:value-type="string" office:string-value="3A">
            <text:p>3A</text:p>
          </table:table-cell>
          <table:table-cell table:formula="of:=[.B136]*[.B136]" office:value-type="float" office:value="0.02951524">
            <text:p>0,0295</text:p>
          </table:table-cell>
          <table:table-cell table:number-columns-repeated="6"/>
          <table:table-cell table:style-name="ce3" office:value-type="float" office:value="-0.2753">
            <text:p>-0,2753</text:p>
          </table:table-cell>
          <table:table-cell table:formula="of:=[.M136]*[.B136]" office:value-type="float" office:value="0.04729654">
            <text:p>0,0473</text:p>
          </table:table-cell>
          <table:table-cell table:number-columns-repeated="242"/>
        </table:table-row>
        <table:table-row table:style-name="ro1">
          <table:table-cell table:style-name="ce1" office:value-type="float" office:value="135">
            <text:p>135</text:p>
          </table:table-cell>
          <table:table-cell table:formula="of:=[.M137]-[.M136]" office:value-type="float" office:value="-0.0844">
            <text:p>-0,0844</text:p>
          </table:table-cell>
          <table:table-cell table:formula="of:=([.M137]-[.$H$2])*256" office:value-type="float" office:value="-92.0832">
            <text:p>-92,0832</text:p>
          </table:table-cell>
          <table:table-cell table:formula="of:=ROUND([.C137])+128" office:value-type="float" office:value="36">
            <text:p>36</text:p>
          </table:table-cell>
          <table:table-cell table:formula="of:=DEC2HEX([.D137])" office:value-type="string" office:string-value="24">
            <text:p>24</text:p>
          </table:table-cell>
          <table:table-cell table:formula="of:=[.B137]*[.B137]" office:value-type="float" office:value="0.00712336">
            <text:p>0,0071</text:p>
          </table:table-cell>
          <table:table-cell/>
          <table:table-cell table:formula="of:=([.B137]-[.B136])/([.A137]-[.A136])" office:value-type="float" office:value="0.0874">
            <text:p>0,0874</text:p>
          </table:table-cell>
          <table:table-cell table:formula="of:=[.B137]-[.H137]*[.A137]" office:value-type="float" office:value="-11.8834">
            <text:p>-11,8834</text:p>
          </table:table-cell>
          <table:table-cell table:formula="of:=-[.I137]/[.H137]" office:value-type="float" office:value="135.965675057208">
            <text:p>135,9657</text:p>
          </table:table-cell>
          <table:table-cell table:number-columns-repeated="2"/>
          <table:table-cell table:style-name="ce3" office:value-type="float" office:value="-0.3597">
            <text:p>-0,3597</text:p>
          </table:table-cell>
          <table:table-cell table:formula="of:=[.M137]*[.B137]" office:value-type="float" office:value="0.03035868">
            <text:p>0,0304</text:p>
          </table:table-cell>
          <table:table-cell table:number-columns-repeated="242"/>
        </table:table-row>
        <table:table-row table:style-name="ro1">
          <table:table-cell table:style-name="ce1" office:value-type="float" office:value="136">
            <text:p>136</text:p>
          </table:table-cell>
          <table:table-cell table:formula="of:=[.M138]-[.M137]" office:value-type="float" office:value="0.0171">
            <text:p>0,0171</text:p>
          </table:table-cell>
          <table:table-cell table:formula="of:=([.M138]-[.$H$2])*256" office:value-type="float" office:value="-87.7056">
            <text:p>-87,7056</text:p>
          </table:table-cell>
          <table:table-cell table:formula="of:=ROUND([.C138])+128" office:value-type="float" office:value="40">
            <text:p>40</text:p>
          </table:table-cell>
          <table:table-cell table:formula="of:=DEC2HEX([.D138])" office:value-type="string" office:string-value="28">
            <text:p>28</text:p>
          </table:table-cell>
          <table:table-cell table:formula="of:=[.B138]*[.B138]" office:value-type="float" office:value="0.00029241">
            <text:p>0,0003</text:p>
          </table:table-cell>
          <table:table-cell table:number-columns-repeated="6"/>
          <table:table-cell table:style-name="ce3" office:value-type="float" office:value="-0.3426">
            <text:p>-0,3426</text:p>
          </table:table-cell>
          <table:table-cell table:formula="of:=[.M138]*[.B138]" office:value-type="float" office:value="-0.00585846">
            <text:p>-0,0059</text:p>
          </table:table-cell>
          <table:table-cell table:number-columns-repeated="242"/>
        </table:table-row>
        <table:table-row table:style-name="ro1">
          <table:table-cell table:style-name="ce1" office:value-type="float" office:value="137">
            <text:p>137</text:p>
          </table:table-cell>
          <table:table-cell table:formula="of:=[.M139]-[.M138]" office:value-type="float" office:value="0.121">
            <text:p>0,1210</text:p>
          </table:table-cell>
          <table:table-cell table:formula="of:=([.M139]-[.$H$2])*256" office:value-type="float" office:value="-56.7296">
            <text:p>-56,7296</text:p>
          </table:table-cell>
          <table:table-cell table:formula="of:=ROUND([.C139])+128" office:value-type="float" office:value="71">
            <text:p>71</text:p>
          </table:table-cell>
          <table:table-cell table:formula="of:=DEC2HEX([.D139])" office:value-type="string" office:string-value="47">
            <text:p>47</text:p>
          </table:table-cell>
          <table:table-cell table:formula="of:=[.B139]*[.B139]" office:value-type="float" office:value="0.014641">
            <text:p>0,0146</text:p>
          </table:table-cell>
          <table:table-cell table:number-columns-repeated="6"/>
          <table:table-cell table:style-name="ce3" office:value-type="float" office:value="-0.2216">
            <text:p>-0,2216</text:p>
          </table:table-cell>
          <table:table-cell table:formula="of:=[.M139]*[.B139]" office:value-type="float" office:value="-0.0268136">
            <text:p>-0,0268</text:p>
          </table:table-cell>
          <table:table-cell table:number-columns-repeated="242"/>
        </table:table-row>
        <table:table-row table:style-name="ro1">
          <table:table-cell table:style-name="ce1" office:value-type="float" office:value="138">
            <text:p>138</text:p>
          </table:table-cell>
          <table:table-cell table:formula="of:=[.M140]-[.M139]" office:value-type="float" office:value="0.1766">
            <text:p>0,1766</text:p>
          </table:table-cell>
          <table:table-cell table:formula="of:=([.M140]-[.$H$2])*256" office:value-type="float" office:value="-11.52">
            <text:p>-11,5200</text:p>
          </table:table-cell>
          <table:table-cell table:formula="of:=ROUND([.C140])+128" office:value-type="float" office:value="116">
            <text:p>116</text:p>
          </table:table-cell>
          <table:table-cell table:formula="of:=DEC2HEX([.D140])" office:value-type="string" office:string-value="74">
            <text:p>74</text:p>
          </table:table-cell>
          <table:table-cell table:formula="of:=[.B140]*[.B140]" office:value-type="float" office:value="0.03118756">
            <text:p>0,0312</text:p>
          </table:table-cell>
          <table:table-cell table:number-columns-repeated="6"/>
          <table:table-cell table:style-name="ce3" office:value-type="float" office:value="-0.045">
            <text:p>-0,0450</text:p>
          </table:table-cell>
          <table:table-cell table:formula="of:=[.M140]*[.B140]" office:value-type="float" office:value="-0.007947">
            <text:p>-0,0079</text:p>
          </table:table-cell>
          <table:table-cell table:number-columns-repeated="242"/>
        </table:table-row>
        <table:table-row table:style-name="ro1">
          <table:table-cell table:style-name="ce1" office:value-type="float" office:value="139">
            <text:p>139</text:p>
          </table:table-cell>
          <table:table-cell table:formula="of:=[.M141]-[.M140]" office:value-type="float" office:value="0.1816">
            <text:p>0,1816</text:p>
          </table:table-cell>
          <table:table-cell table:formula="of:=([.M141]-[.$H$2])*256" office:value-type="float" office:value="34.9696">
            <text:p>34,9696</text:p>
          </table:table-cell>
          <table:table-cell table:formula="of:=ROUND([.C141])+128" office:value-type="float" office:value="163">
            <text:p>163</text:p>
          </table:table-cell>
          <table:table-cell table:formula="of:=DEC2HEX([.D141])" office:value-type="string" office:string-value="A3">
            <text:p>A3</text:p>
          </table:table-cell>
          <table:table-cell table:formula="of:=[.B141]*[.B141]" office:value-type="float" office:value="0.03297856">
            <text:p>0,0330</text:p>
          </table:table-cell>
          <table:table-cell table:number-columns-repeated="6"/>
          <table:table-cell table:style-name="ce3" office:value-type="float" office:value="0.1366">
            <text:p>0,1366</text:p>
          </table:table-cell>
          <table:table-cell table:formula="of:=[.M141]*[.B141]" office:value-type="float" office:value="0.02480656">
            <text:p>0,0248</text:p>
          </table:table-cell>
          <table:table-cell table:number-columns-repeated="242"/>
        </table:table-row>
        <table:table-row table:style-name="ro1">
          <table:table-cell table:style-name="ce1" office:value-type="float" office:value="140">
            <text:p>140</text:p>
          </table:table-cell>
          <table:table-cell table:formula="of:=[.M142]-[.M141]" office:value-type="float" office:value="0.157">
            <text:p>0,1570</text:p>
          </table:table-cell>
          <table:table-cell table:formula="of:=([.M142]-[.$H$2])*256" office:value-type="float" office:value="75.1616">
            <text:p>75,1616</text:p>
          </table:table-cell>
          <table:table-cell table:formula="of:=ROUND([.C142])+128" office:value-type="float" office:value="203">
            <text:p>203</text:p>
          </table:table-cell>
          <table:table-cell table:formula="of:=DEC2HEX([.D142])" office:value-type="string" office:string-value="CB">
            <text:p>CB</text:p>
          </table:table-cell>
          <table:table-cell table:formula="of:=[.B142]*[.B142]" office:value-type="float" office:value="0.024649">
            <text:p>0,0246</text:p>
          </table:table-cell>
          <table:table-cell table:number-columns-repeated="6"/>
          <table:table-cell table:style-name="ce3" office:value-type="float" office:value="0.2936">
            <text:p>0,2936</text:p>
          </table:table-cell>
          <table:table-cell table:formula="of:=[.M142]*[.B142]" office:value-type="float" office:value="0.0460952">
            <text:p>0,0461</text:p>
          </table:table-cell>
          <table:table-cell table:number-columns-repeated="242"/>
        </table:table-row>
        <table:table-row table:style-name="ro1">
          <table:table-cell table:style-name="ce1" office:value-type="float" office:value="141">
            <text:p>141</text:p>
          </table:table-cell>
          <table:table-cell table:formula="of:=[.M143]-[.M142]" office:value-type="float" office:value="0.0609">
            <text:p>0,0609</text:p>
          </table:table-cell>
          <table:table-cell table:formula="of:=([.M143]-[.$H$2])*256" office:value-type="float" office:value="90.752">
            <text:p>90,7520</text:p>
          </table:table-cell>
          <table:table-cell table:formula="of:=ROUND([.C143])+128" office:value-type="float" office:value="219">
            <text:p>219</text:p>
          </table:table-cell>
          <table:table-cell table:formula="of:=DEC2HEX([.D143])" office:value-type="string" office:string-value="DB">
            <text:p>DB</text:p>
          </table:table-cell>
          <table:table-cell table:formula="of:=[.B143]*[.B143]" office:value-type="float" office:value="0.00370881">
            <text:p>0,0037</text:p>
          </table:table-cell>
          <table:table-cell/>
          <table:table-cell table:formula="of:=([.B143]-[.B142])/([.A143]-[.A142])" office:value-type="float" office:value="-0.0961">
            <text:p>-0,0961</text:p>
          </table:table-cell>
          <table:table-cell table:formula="of:=[.B143]-[.H143]*[.A143]" office:value-type="float" office:value="13.611">
            <text:p>13,6110</text:p>
          </table:table-cell>
          <table:table-cell table:formula="of:=-[.I143]/[.H143]" office:value-type="float" office:value="141.633714880333">
            <text:p>141,6337</text:p>
          </table:table-cell>
          <table:table-cell table:number-columns-repeated="2"/>
          <table:table-cell table:style-name="ce3" office:value-type="float" office:value="0.3545">
            <text:p>0,3545</text:p>
          </table:table-cell>
          <table:table-cell table:formula="of:=[.M143]*[.B143]" office:value-type="float" office:value="0.02158905">
            <text:p>0,0216</text:p>
          </table:table-cell>
          <table:table-cell table:number-columns-repeated="242"/>
        </table:table-row>
        <table:table-row table:style-name="ro1">
          <table:table-cell table:style-name="ce1" office:value-type="float" office:value="142">
            <text:p>142</text:p>
          </table:table-cell>
          <table:table-cell table:formula="of:=[.M144]-[.M143]" office:value-type="float" office:value="-0.0497">
            <text:p>-0,0497</text:p>
          </table:table-cell>
          <table:table-cell table:formula="of:=([.M144]-[.$H$2])*256" office:value-type="float" office:value="78.0288">
            <text:p>78,0288</text:p>
          </table:table-cell>
          <table:table-cell table:formula="of:=ROUND([.C144])+128" office:value-type="float" office:value="206">
            <text:p>206</text:p>
          </table:table-cell>
          <table:table-cell table:formula="of:=DEC2HEX([.D144])" office:value-type="string" office:string-value="CE">
            <text:p>CE</text:p>
          </table:table-cell>
          <table:table-cell table:formula="of:=[.B144]*[.B144]" office:value-type="float" office:value="0.00247009">
            <text:p>0,0025</text:p>
          </table:table-cell>
          <table:table-cell table:number-columns-repeated="6"/>
          <table:table-cell table:style-name="ce3" office:value-type="float" office:value="0.3048">
            <text:p>0,3048</text:p>
          </table:table-cell>
          <table:table-cell table:formula="of:=[.M144]*[.B144]" office:value-type="float" office:value="-0.01514856">
            <text:p>-0,0151</text:p>
          </table:table-cell>
          <table:table-cell table:number-columns-repeated="242"/>
        </table:table-row>
        <table:table-row table:style-name="ro1">
          <table:table-cell table:style-name="ce1" office:value-type="float" office:value="143">
            <text:p>143</text:p>
          </table:table-cell>
          <table:table-cell table:formula="of:=[.M145]-[.M144]" office:value-type="float" office:value="-0.1397">
            <text:p>-0,1397</text:p>
          </table:table-cell>
          <table:table-cell table:formula="of:=([.M145]-[.$H$2])*256" office:value-type="float" office:value="42.2656">
            <text:p>42,2656</text:p>
          </table:table-cell>
          <table:table-cell table:formula="of:=ROUND([.C145])+128" office:value-type="float" office:value="170">
            <text:p>170</text:p>
          </table:table-cell>
          <table:table-cell table:formula="of:=DEC2HEX([.D145])" office:value-type="string" office:string-value="AA">
            <text:p>AA</text:p>
          </table:table-cell>
          <table:table-cell table:formula="of:=[.B145]*[.B145]" office:value-type="float" office:value="0.01951609">
            <text:p>0,0195</text:p>
          </table:table-cell>
          <table:table-cell table:number-columns-repeated="6"/>
          <table:table-cell table:style-name="ce3" office:value-type="float" office:value="0.1651">
            <text:p>0,1651</text:p>
          </table:table-cell>
          <table:table-cell table:formula="of:=[.M145]*[.B145]" office:value-type="float" office:value="-0.02306447">
            <text:p>-0,0231</text:p>
          </table:table-cell>
          <table:table-cell table:number-columns-repeated="242"/>
        </table:table-row>
        <table:table-row table:style-name="ro1">
          <table:table-cell table:style-name="ce1" office:value-type="float" office:value="144">
            <text:p>144</text:p>
          </table:table-cell>
          <table:table-cell table:formula="of:=[.M146]-[.M145]" office:value-type="float" office:value="-0.1886">
            <text:p>-0,1886</text:p>
          </table:table-cell>
          <table:table-cell table:formula="of:=([.M146]-[.$H$2])*256" office:value-type="float" office:value="-6.016">
            <text:p>-6,0160</text:p>
          </table:table-cell>
          <table:table-cell table:formula="of:=ROUND([.C146])+128" office:value-type="float" office:value="122">
            <text:p>122</text:p>
          </table:table-cell>
          <table:table-cell table:formula="of:=DEC2HEX([.D146])" office:value-type="string" office:string-value="7A">
            <text:p>7A</text:p>
          </table:table-cell>
          <table:table-cell table:formula="of:=[.B146]*[.B146]" office:value-type="float" office:value="0.03556996">
            <text:p>0,0356</text:p>
          </table:table-cell>
          <table:table-cell table:number-columns-repeated="6"/>
          <table:table-cell table:style-name="ce3" office:value-type="float" office:value="-0.0235">
            <text:p>-0,0235</text:p>
          </table:table-cell>
          <table:table-cell table:formula="of:=[.M146]*[.B146]" office:value-type="float" office:value="0.0044321">
            <text:p>0,0044</text:p>
          </table:table-cell>
          <table:table-cell table:number-columns-repeated="242"/>
        </table:table-row>
        <table:table-row table:style-name="ro1">
          <table:table-cell table:style-name="ce1" office:value-type="float" office:value="145">
            <text:p>145</text:p>
          </table:table-cell>
          <table:table-cell table:formula="of:=[.M147]-[.M146]" office:value-type="float" office:value="-0.1757">
            <text:p>-0,1757</text:p>
          </table:table-cell>
          <table:table-cell table:formula="of:=([.M147]-[.$H$2])*256" office:value-type="float" office:value="-50.9952">
            <text:p>-50,9952</text:p>
          </table:table-cell>
          <table:table-cell table:formula="of:=ROUND([.C147])+128" office:value-type="float" office:value="77">
            <text:p>77</text:p>
          </table:table-cell>
          <table:table-cell table:formula="of:=DEC2HEX([.D147])" office:value-type="string" office:string-value="4D">
            <text:p>4D</text:p>
          </table:table-cell>
          <table:table-cell table:formula="of:=[.B147]*[.B147]" office:value-type="float" office:value="0.03087049">
            <text:p>0,0309</text:p>
          </table:table-cell>
          <table:table-cell table:number-columns-repeated="6"/>
          <table:table-cell table:style-name="ce3" office:value-type="float" office:value="-0.1992">
            <text:p>-0,1992</text:p>
          </table:table-cell>
          <table:table-cell table:formula="of:=[.M147]*[.B147]" office:value-type="float" office:value="0.03499944">
            <text:p>0,0350</text:p>
          </table:table-cell>
          <table:table-cell table:number-columns-repeated="242"/>
        </table:table-row>
        <table:table-row table:style-name="ro1">
          <table:table-cell table:style-name="ce1" office:value-type="float" office:value="146">
            <text:p>146</text:p>
          </table:table-cell>
          <table:table-cell table:formula="of:=[.M148]-[.M147]" office:value-type="float" office:value="-0.1119">
            <text:p>-0,1119</text:p>
          </table:table-cell>
          <table:table-cell table:formula="of:=([.M148]-[.$H$2])*256" office:value-type="float" office:value="-79.6416">
            <text:p>-79,6416</text:p>
          </table:table-cell>
          <table:table-cell table:formula="of:=ROUND([.C148])+128" office:value-type="float" office:value="48">
            <text:p>48</text:p>
          </table:table-cell>
          <table:table-cell table:formula="of:=DEC2HEX([.D148])" office:value-type="string" office:string-value="30">
            <text:p>30</text:p>
          </table:table-cell>
          <table:table-cell table:formula="of:=[.B148]*[.B148]" office:value-type="float" office:value="0.01252161">
            <text:p>0,0125</text:p>
          </table:table-cell>
          <table:table-cell table:number-columns-repeated="6"/>
          <table:table-cell table:style-name="ce3" office:value-type="float" office:value="-0.3111">
            <text:p>-0,3111</text:p>
          </table:table-cell>
          <table:table-cell table:formula="of:=[.M148]*[.B148]" office:value-type="float" office:value="0.03481209">
            <text:p>0,0348</text:p>
          </table:table-cell>
          <table:table-cell table:number-columns-repeated="242"/>
        </table:table-row>
        <table:table-row table:style-name="ro1">
          <table:table-cell table:style-name="ce1" office:value-type="float" office:value="147">
            <text:p>147</text:p>
          </table:table-cell>
          <table:table-cell table:formula="of:=[.M149]-[.M148]" office:value-type="float" office:value="-0.0217000000000001">
            <text:p>-0,0217</text:p>
          </table:table-cell>
          <table:table-cell table:formula="of:=([.M149]-[.$H$2])*256" office:value-type="float" office:value="-85.1968">
            <text:p>-85,1968</text:p>
          </table:table-cell>
          <table:table-cell table:formula="of:=ROUND([.C149])+128" office:value-type="float" office:value="43">
            <text:p>43</text:p>
          </table:table-cell>
          <table:table-cell table:formula="of:=DEC2HEX([.D149])" office:value-type="string" office:string-value="2B">
            <text:p>2B</text:p>
          </table:table-cell>
          <table:table-cell table:formula="of:=[.B149]*[.B149]" office:value-type="float" office:value="0.000470890000000002">
            <text:p>0,0005</text:p>
          </table:table-cell>
          <table:table-cell/>
          <table:table-cell table:formula="of:=([.B149]-[.B148])/([.A149]-[.A148])" office:value-type="float" office:value="0.0901999999999999">
            <text:p>0,0902</text:p>
          </table:table-cell>
          <table:table-cell table:formula="of:=[.B149]-[.H149]*[.A149]" office:value-type="float" office:value="-13.2811">
            <text:p>-13,2811</text:p>
          </table:table-cell>
          <table:table-cell table:formula="of:=-[.I149]/[.H149]" office:value-type="float" office:value="147.240576496674">
            <text:p>147,2406</text:p>
          </table:table-cell>
          <table:table-cell table:number-columns-repeated="2"/>
          <table:table-cell table:style-name="ce3" office:value-type="float" office:value="-0.3328">
            <text:p>-0,3328</text:p>
          </table:table-cell>
          <table:table-cell table:formula="of:=[.M149]*[.B149]" office:value-type="float" office:value="0.00722176000000002">
            <text:p>0,0072</text:p>
          </table:table-cell>
          <table:table-cell table:number-columns-repeated="242"/>
        </table:table-row>
        <table:table-row table:style-name="ro1">
          <table:table-cell table:style-name="ce1" office:value-type="float" office:value="148">
            <text:p>148</text:p>
          </table:table-cell>
          <table:table-cell table:formula="of:=[.M150]-[.M149]" office:value-type="float" office:value="0.0892">
            <text:p>0,0892</text:p>
          </table:table-cell>
          <table:table-cell table:formula="of:=([.M150]-[.$H$2])*256" office:value-type="float" office:value="-62.3616">
            <text:p>-62,3616</text:p>
          </table:table-cell>
          <table:table-cell table:formula="of:=ROUND([.C150])+128" office:value-type="float" office:value="66">
            <text:p>66</text:p>
          </table:table-cell>
          <table:table-cell table:formula="of:=DEC2HEX([.D150])" office:value-type="string" office:string-value="42">
            <text:p>42</text:p>
          </table:table-cell>
          <table:table-cell table:formula="of:=[.B150]*[.B150]" office:value-type="float" office:value="0.00795664">
            <text:p>0,0080</text:p>
          </table:table-cell>
          <table:table-cell table:number-columns-repeated="6"/>
          <table:table-cell table:style-name="ce3" office:value-type="float" office:value="-0.2436">
            <text:p>-0,2436</text:p>
          </table:table-cell>
          <table:table-cell table:formula="of:=[.M150]*[.B150]" office:value-type="float" office:value="-0.02172912">
            <text:p>-0,0217</text:p>
          </table:table-cell>
          <table:table-cell table:number-columns-repeated="242"/>
        </table:table-row>
        <table:table-row table:style-name="ro1">
          <table:table-cell table:style-name="ce1" office:value-type="float" office:value="149">
            <text:p>149</text:p>
          </table:table-cell>
          <table:table-cell table:formula="of:=[.M151]-[.M150]" office:value-type="float" office:value="0.1683">
            <text:p>0,1683</text:p>
          </table:table-cell>
          <table:table-cell table:formula="of:=([.M151]-[.$H$2])*256" office:value-type="float" office:value="-19.2768">
            <text:p>-19,2768</text:p>
          </table:table-cell>
          <table:table-cell table:formula="of:=ROUND([.C151])+128" office:value-type="float" office:value="109">
            <text:p>109</text:p>
          </table:table-cell>
          <table:table-cell table:formula="of:=DEC2HEX([.D151])" office:value-type="string" office:string-value="6D">
            <text:p>6D</text:p>
          </table:table-cell>
          <table:table-cell table:formula="of:=[.B151]*[.B151]" office:value-type="float" office:value="0.02832489">
            <text:p>0,0283</text:p>
          </table:table-cell>
          <table:table-cell table:number-columns-repeated="6"/>
          <table:table-cell table:style-name="ce3" office:value-type="float" office:value="-0.0753">
            <text:p>-0,0753</text:p>
          </table:table-cell>
          <table:table-cell table:formula="of:=[.M151]*[.B151]" office:value-type="float" office:value="-0.01267299">
            <text:p>-0,0127</text:p>
          </table:table-cell>
          <table:table-cell table:number-columns-repeated="242"/>
        </table:table-row>
        <table:table-row table:style-name="ro1">
          <table:table-cell table:style-name="ce1" office:value-type="float" office:value="150">
            <text:p>150</text:p>
          </table:table-cell>
          <table:table-cell table:formula="of:=[.M152]-[.M151]" office:value-type="float" office:value="0.1864">
            <text:p>0,1864</text:p>
          </table:table-cell>
          <table:table-cell table:formula="of:=([.M152]-[.$H$2])*256" office:value-type="float" office:value="28.4416">
            <text:p>28,4416</text:p>
          </table:table-cell>
          <table:table-cell table:formula="of:=ROUND([.C152])+128" office:value-type="float" office:value="156">
            <text:p>156</text:p>
          </table:table-cell>
          <table:table-cell table:formula="of:=DEC2HEX([.D152])" office:value-type="string" office:string-value="9C">
            <text:p>9C</text:p>
          </table:table-cell>
          <table:table-cell table:formula="of:=[.B152]*[.B152]" office:value-type="float" office:value="0.03474496">
            <text:p>0,0347</text:p>
          </table:table-cell>
          <table:table-cell table:number-columns-repeated="6"/>
          <table:table-cell table:style-name="ce3" office:value-type="float" office:value="0.1111">
            <text:p>0,1111</text:p>
          </table:table-cell>
          <table:table-cell table:formula="of:=[.M152]*[.B152]" office:value-type="float" office:value="0.02070904">
            <text:p>0,0207</text:p>
          </table:table-cell>
          <table:table-cell table:number-columns-repeated="242"/>
        </table:table-row>
        <table:table-row table:style-name="ro1">
          <table:table-cell table:style-name="ce1" office:value-type="float" office:value="151">
            <text:p>151</text:p>
          </table:table-cell>
          <table:table-cell table:formula="of:=[.M153]-[.M152]" office:value-type="float" office:value="0.1558">
            <text:p>0,1558</text:p>
          </table:table-cell>
          <table:table-cell table:formula="of:=([.M153]-[.$H$2])*256" office:value-type="float" office:value="68.3264">
            <text:p>68,3264</text:p>
          </table:table-cell>
          <table:table-cell table:formula="of:=ROUND([.C153])+128" office:value-type="float" office:value="196">
            <text:p>196</text:p>
          </table:table-cell>
          <table:table-cell table:formula="of:=DEC2HEX([.D153])" office:value-type="string" office:string-value="C4">
            <text:p>C4</text:p>
          </table:table-cell>
          <table:table-cell table:formula="of:=[.B153]*[.B153]" office:value-type="float" office:value="0.02427364">
            <text:p>0,0243</text:p>
          </table:table-cell>
          <table:table-cell table:number-columns-repeated="6"/>
          <table:table-cell table:style-name="ce3" office:value-type="float" office:value="0.2669">
            <text:p>0,2669</text:p>
          </table:table-cell>
          <table:table-cell table:formula="of:=[.M153]*[.B153]" office:value-type="float" office:value="0.04158302">
            <text:p>0,0416</text:p>
          </table:table-cell>
          <table:table-cell table:number-columns-repeated="242"/>
        </table:table-row>
        <table:table-row table:style-name="ro1">
          <table:table-cell table:style-name="ce1" office:value-type="float" office:value="152">
            <text:p>152</text:p>
          </table:table-cell>
          <table:table-cell table:formula="of:=[.M154]-[.M153]" office:value-type="float" office:value="0.0716">
            <text:p>0,0716</text:p>
          </table:table-cell>
          <table:table-cell table:formula="of:=([.M154]-[.$H$2])*256" office:value-type="float" office:value="86.656">
            <text:p>86,6560</text:p>
          </table:table-cell>
          <table:table-cell table:formula="of:=ROUND([.C154])+128" office:value-type="float" office:value="215">
            <text:p>215</text:p>
          </table:table-cell>
          <table:table-cell table:formula="of:=DEC2HEX([.D154])" office:value-type="string" office:string-value="D7">
            <text:p>D7</text:p>
          </table:table-cell>
          <table:table-cell table:formula="of:=[.B154]*[.B154]" office:value-type="float" office:value="0.00512656">
            <text:p>0,0051</text:p>
          </table:table-cell>
          <table:table-cell/>
          <table:table-cell table:formula="of:=([.B154]-[.B153])/([.A154]-[.A153])" office:value-type="float" office:value="-0.0842">
            <text:p>-0,0842</text:p>
          </table:table-cell>
          <table:table-cell table:formula="of:=[.B154]-[.H154]*[.A154]" office:value-type="float" office:value="12.87">
            <text:p>12,8700</text:p>
          </table:table-cell>
          <table:table-cell table:formula="of:=-[.I154]/[.H154]" office:value-type="float" office:value="152.850356294537">
            <text:p>152,8504</text:p>
          </table:table-cell>
          <table:table-cell table:number-columns-repeated="2"/>
          <table:table-cell table:style-name="ce3" office:value-type="float" office:value="0.3385">
            <text:p>0,3385</text:p>
          </table:table-cell>
          <table:table-cell table:formula="of:=[.M154]*[.B154]" office:value-type="float" office:value="0.0242366">
            <text:p>0,0242</text:p>
          </table:table-cell>
          <table:table-cell table:number-columns-repeated="242"/>
        </table:table-row>
        <table:table-row table:style-name="ro1">
          <table:table-cell table:style-name="ce1" office:value-type="float" office:value="153">
            <text:p>153</text:p>
          </table:table-cell>
          <table:table-cell table:formula="of:=[.M155]-[.M154]" office:value-type="float" office:value="-0.0399">
            <text:p>-0,0399</text:p>
          </table:table-cell>
          <table:table-cell table:formula="of:=([.M155]-[.$H$2])*256" office:value-type="float" office:value="76.4416">
            <text:p>76,4416</text:p>
          </table:table-cell>
          <table:table-cell table:formula="of:=ROUND([.C155])+128" office:value-type="float" office:value="204">
            <text:p>204</text:p>
          </table:table-cell>
          <table:table-cell table:formula="of:=DEC2HEX([.D155])" office:value-type="string" office:string-value="CC">
            <text:p>CC</text:p>
          </table:table-cell>
          <table:table-cell table:formula="of:=[.B155]*[.B155]" office:value-type="float" office:value="0.00159201">
            <text:p>0,0016</text:p>
          </table:table-cell>
          <table:table-cell table:number-columns-repeated="6"/>
          <table:table-cell table:style-name="ce3" office:value-type="float" office:value="0.2986">
            <text:p>0,2986</text:p>
          </table:table-cell>
          <table:table-cell table:formula="of:=[.M155]*[.B155]" office:value-type="float" office:value="-0.01191414">
            <text:p>-0,0119</text:p>
          </table:table-cell>
          <table:table-cell table:number-columns-repeated="242"/>
        </table:table-row>
        <table:table-row table:style-name="ro1">
          <table:table-cell table:style-name="ce1" office:value-type="float" office:value="154">
            <text:p>154</text:p>
          </table:table-cell>
          <table:table-cell table:formula="of:=[.M156]-[.M155]" office:value-type="float" office:value="-0.1489">
            <text:p>-0,1489</text:p>
          </table:table-cell>
          <table:table-cell table:formula="of:=([.M156]-[.$H$2])*256" office:value-type="float" office:value="38.3232">
            <text:p>38,3232</text:p>
          </table:table-cell>
          <table:table-cell table:formula="of:=ROUND([.C156])+128" office:value-type="float" office:value="166">
            <text:p>166</text:p>
          </table:table-cell>
          <table:table-cell table:formula="of:=DEC2HEX([.D156])" office:value-type="string" office:string-value="A6">
            <text:p>A6</text:p>
          </table:table-cell>
          <table:table-cell table:formula="of:=[.B156]*[.B156]" office:value-type="float" office:value="0.02217121">
            <text:p>0,0222</text:p>
          </table:table-cell>
          <table:table-cell table:number-columns-repeated="6"/>
          <table:table-cell table:style-name="ce3" office:value-type="float" office:value="0.1497">
            <text:p>0,1497</text:p>
          </table:table-cell>
          <table:table-cell table:formula="of:=[.M156]*[.B156]" office:value-type="float" office:value="-0.02229033">
            <text:p>-0,0223</text:p>
          </table:table-cell>
          <table:table-cell table:number-columns-repeated="242"/>
        </table:table-row>
        <table:table-row table:style-name="ro1">
          <table:table-cell table:style-name="ce1" office:value-type="float" office:value="155">
            <text:p>155</text:p>
          </table:table-cell>
          <table:table-cell table:formula="of:=[.M157]-[.M156]" office:value-type="float" office:value="-0.1938">
            <text:p>-0,1938</text:p>
          </table:table-cell>
          <table:table-cell table:formula="of:=([.M157]-[.$H$2])*256" office:value-type="float" office:value="-11.2896">
            <text:p>-11,2896</text:p>
          </table:table-cell>
          <table:table-cell table:formula="of:=ROUND([.C157])+128" office:value-type="float" office:value="117">
            <text:p>117</text:p>
          </table:table-cell>
          <table:table-cell table:formula="of:=DEC2HEX([.D157])" office:value-type="string" office:string-value="75">
            <text:p>75</text:p>
          </table:table-cell>
          <table:table-cell table:formula="of:=[.B157]*[.B157]" office:value-type="float" office:value="0.03755844">
            <text:p>0,0376</text:p>
          </table:table-cell>
          <table:table-cell table:number-columns-repeated="6"/>
          <table:table-cell table:style-name="ce3" office:value-type="float" office:value="-0.0441">
            <text:p>-0,0441</text:p>
          </table:table-cell>
          <table:table-cell table:formula="of:=[.M157]*[.B157]" office:value-type="float" office:value="0.00854658">
            <text:p>0,0085</text:p>
          </table:table-cell>
          <table:table-cell table:number-columns-repeated="242"/>
        </table:table-row>
        <table:table-row table:style-name="ro1">
          <table:table-cell table:style-name="ce1" office:value-type="float" office:value="156">
            <text:p>156</text:p>
          </table:table-cell>
          <table:table-cell table:formula="of:=[.M158]-[.M157]" office:value-type="float" office:value="-0.1878">
            <text:p>-0,1878</text:p>
          </table:table-cell>
          <table:table-cell table:formula="of:=([.M158]-[.$H$2])*256" office:value-type="float" office:value="-59.3664">
            <text:p>-59,3664</text:p>
          </table:table-cell>
          <table:table-cell table:formula="of:=ROUND([.C158])+128" office:value-type="float" office:value="69">
            <text:p>69</text:p>
          </table:table-cell>
          <table:table-cell table:formula="of:=DEC2HEX([.D158])" office:value-type="string" office:string-value="45">
            <text:p>45</text:p>
          </table:table-cell>
          <table:table-cell table:formula="of:=[.B158]*[.B158]" office:value-type="float" office:value="0.03526884">
            <text:p>0,0353</text:p>
          </table:table-cell>
          <table:table-cell table:number-columns-repeated="6"/>
          <table:table-cell table:style-name="ce3" office:value-type="float" office:value="-0.2319">
            <text:p>-0,2319</text:p>
          </table:table-cell>
          <table:table-cell table:formula="of:=[.M158]*[.B158]" office:value-type="float" office:value="0.04355082">
            <text:p>0,0436</text:p>
          </table:table-cell>
          <table:table-cell table:number-columns-repeated="242"/>
        </table:table-row>
        <table:table-row table:style-name="ro1">
          <table:table-cell table:style-name="ce1" office:value-type="float" office:value="157">
            <text:p>157</text:p>
          </table:table-cell>
          <table:table-cell table:formula="of:=[.M159]-[.M158]" office:value-type="float" office:value="-0.1117">
            <text:p>-0,1117</text:p>
          </table:table-cell>
          <table:table-cell table:formula="of:=([.M159]-[.$H$2])*256" office:value-type="float" office:value="-87.9616">
            <text:p>-87,9616</text:p>
          </table:table-cell>
          <table:table-cell table:formula="of:=ROUND([.C159])+128" office:value-type="float" office:value="40">
            <text:p>40</text:p>
          </table:table-cell>
          <table:table-cell table:formula="of:=DEC2HEX([.D159])" office:value-type="string" office:string-value="28">
            <text:p>28</text:p>
          </table:table-cell>
          <table:table-cell table:formula="of:=[.B159]*[.B159]" office:value-type="float" office:value="0.01247689">
            <text:p>0,0125</text:p>
          </table:table-cell>
          <table:table-cell table:number-columns-repeated="6"/>
          <table:table-cell table:style-name="ce3" office:value-type="float" office:value="-0.3436">
            <text:p>-0,3436</text:p>
          </table:table-cell>
          <table:table-cell table:formula="of:=[.M159]*[.B159]" office:value-type="float" office:value="0.03838012">
            <text:p>0,0384</text:p>
          </table:table-cell>
          <table:table-cell table:number-columns-repeated="242"/>
        </table:table-row>
        <table:table-row table:style-name="ro1">
          <table:table-cell table:style-name="ce1" office:value-type="float" office:value="158">
            <text:p>158</text:p>
          </table:table-cell>
          <table:table-cell table:formula="of:=[.M160]-[.M159]" office:value-type="float" office:value="-0.00979999999999998">
            <text:p>-0,0098</text:p>
          </table:table-cell>
          <table:table-cell table:formula="of:=([.M160]-[.$H$2])*256" office:value-type="float" office:value="-90.4704">
            <text:p>-90,4704</text:p>
          </table:table-cell>
          <table:table-cell table:formula="of:=ROUND([.C160])+128" office:value-type="float" office:value="38">
            <text:p>38</text:p>
          </table:table-cell>
          <table:table-cell table:formula="of:=DEC2HEX([.D160])" office:value-type="string" office:string-value="26">
            <text:p>26</text:p>
          </table:table-cell>
          <table:table-cell table:formula="of:=[.B160]*[.B160]" office:value-type="float" office:value="0.0000960399999999995">
            <text:p>0,0001</text:p>
          </table:table-cell>
          <table:table-cell/>
          <table:table-cell table:formula="of:=([.B160]-[.B159])/([.A160]-[.A159])" office:value-type="float" office:value="0.1019">
            <text:p>0,1019</text:p>
          </table:table-cell>
          <table:table-cell table:formula="of:=[.B160]-[.H160]*[.A160]" office:value-type="float" office:value="-16.11">
            <text:p>-16,1100</text:p>
          </table:table-cell>
          <table:table-cell table:formula="of:=-[.I160]/[.H160]" office:value-type="float" office:value="158.096172718351">
            <text:p>158,0962</text:p>
          </table:table-cell>
          <table:table-cell table:number-columns-repeated="2"/>
          <table:table-cell table:style-name="ce3" office:value-type="float" office:value="-0.3534">
            <text:p>-0,3534</text:p>
          </table:table-cell>
          <table:table-cell table:formula="of:=[.M160]*[.B160]" office:value-type="float" office:value="0.00346331999999999">
            <text:p>0,0035</text:p>
          </table:table-cell>
          <table:table-cell table:number-columns-repeated="242"/>
        </table:table-row>
        <table:table-row table:style-name="ro1">
          <table:table-cell table:style-name="ce1" office:value-type="float" office:value="159">
            <text:p>159</text:p>
          </table:table-cell>
          <table:table-cell table:formula="of:=[.M161]-[.M160]" office:value-type="float" office:value="0.1162">
            <text:p>0,1162</text:p>
          </table:table-cell>
          <table:table-cell table:formula="of:=([.M161]-[.$H$2])*256" office:value-type="float" office:value="-60.7232">
            <text:p>-60,7232</text:p>
          </table:table-cell>
          <table:table-cell table:formula="of:=ROUND([.C161])+128" office:value-type="float" office:value="67">
            <text:p>67</text:p>
          </table:table-cell>
          <table:table-cell table:formula="of:=DEC2HEX([.D161])" office:value-type="string" office:string-value="43">
            <text:p>43</text:p>
          </table:table-cell>
          <table:table-cell table:formula="of:=[.B161]*[.B161]" office:value-type="float" office:value="0.01350244">
            <text:p>0,0135</text:p>
          </table:table-cell>
          <table:table-cell table:number-columns-repeated="6"/>
          <table:table-cell table:style-name="ce3" office:value-type="float" office:value="-0.2372">
            <text:p>-0,2372</text:p>
          </table:table-cell>
          <table:table-cell table:formula="of:=[.M161]*[.B161]" office:value-type="float" office:value="-0.02756264">
            <text:p>-0,0276</text:p>
          </table:table-cell>
          <table:table-cell table:number-columns-repeated="242"/>
        </table:table-row>
        <table:table-row table:style-name="ro1">
          <table:table-cell table:style-name="ce1" office:value-type="float" office:value="160">
            <text:p>160</text:p>
          </table:table-cell>
          <table:table-cell table:formula="of:=[.M162]-[.M161]" office:value-type="float" office:value="0.1907">
            <text:p>0,1907</text:p>
          </table:table-cell>
          <table:table-cell table:formula="of:=([.M162]-[.$H$2])*256" office:value-type="float" office:value="-11.904">
            <text:p>-11,9040</text:p>
          </table:table-cell>
          <table:table-cell table:formula="of:=ROUND([.C162])+128" office:value-type="float" office:value="116">
            <text:p>116</text:p>
          </table:table-cell>
          <table:table-cell table:formula="of:=DEC2HEX([.D162])" office:value-type="string" office:string-value="74">
            <text:p>74</text:p>
          </table:table-cell>
          <table:table-cell table:formula="of:=[.B162]*[.B162]" office:value-type="float" office:value="0.03636649">
            <text:p>0,0364</text:p>
          </table:table-cell>
          <table:table-cell table:number-columns-repeated="6"/>
          <table:table-cell table:style-name="ce3" office:value-type="float" office:value="-0.0465">
            <text:p>-0,0465</text:p>
          </table:table-cell>
          <table:table-cell table:formula="of:=[.M162]*[.B162]" office:value-type="float" office:value="-0.00886755">
            <text:p>-0,0089</text:p>
          </table:table-cell>
          <table:table-cell table:number-columns-repeated="242"/>
        </table:table-row>
        <table:table-row table:style-name="ro1">
          <table:table-cell table:style-name="ce1" office:value-type="float" office:value="161">
            <text:p>161</text:p>
          </table:table-cell>
          <table:table-cell table:formula="of:=[.M163]-[.M162]" office:value-type="float" office:value="0.1908">
            <text:p>0,1908</text:p>
          </table:table-cell>
          <table:table-cell table:formula="of:=([.M163]-[.$H$2])*256" office:value-type="float" office:value="36.9408">
            <text:p>36,9408</text:p>
          </table:table-cell>
          <table:table-cell table:formula="of:=ROUND([.C163])+128" office:value-type="float" office:value="165">
            <text:p>165</text:p>
          </table:table-cell>
          <table:table-cell table:formula="of:=DEC2HEX([.D163])" office:value-type="string" office:string-value="A5">
            <text:p>A5</text:p>
          </table:table-cell>
          <table:table-cell table:formula="of:=[.B163]*[.B163]" office:value-type="float" office:value="0.03640464">
            <text:p>0,0364</text:p>
          </table:table-cell>
          <table:table-cell table:number-columns-repeated="6"/>
          <table:table-cell table:style-name="ce3" office:value-type="float" office:value="0.1443">
            <text:p>0,1443</text:p>
          </table:table-cell>
          <table:table-cell table:formula="of:=[.M163]*[.B163]" office:value-type="float" office:value="0.02753244">
            <text:p>0,0275</text:p>
          </table:table-cell>
          <table:table-cell table:number-columns-repeated="242"/>
        </table:table-row>
        <table:table-row table:style-name="ro1">
          <table:table-cell table:style-name="ce1" office:value-type="float" office:value="162">
            <text:p>162</text:p>
          </table:table-cell>
          <table:table-cell table:formula="of:=[.M164]-[.M163]" office:value-type="float" office:value="0.1436">
            <text:p>0,1436</text:p>
          </table:table-cell>
          <table:table-cell table:formula="of:=([.M164]-[.$H$2])*256" office:value-type="float" office:value="73.7024">
            <text:p>73,7024</text:p>
          </table:table-cell>
          <table:table-cell table:formula="of:=ROUND([.C164])+128" office:value-type="float" office:value="202">
            <text:p>202</text:p>
          </table:table-cell>
          <table:table-cell table:formula="of:=DEC2HEX([.D164])" office:value-type="string" office:string-value="CA">
            <text:p>CA</text:p>
          </table:table-cell>
          <table:table-cell table:formula="of:=[.B164]*[.B164]" office:value-type="float" office:value="0.02062096">
            <text:p>0,0206</text:p>
          </table:table-cell>
          <table:table-cell table:number-columns-repeated="6"/>
          <table:table-cell table:style-name="ce3" office:value-type="float" office:value="0.2879">
            <text:p>0,2879</text:p>
          </table:table-cell>
          <table:table-cell table:formula="of:=[.M164]*[.B164]" office:value-type="float" office:value="0.04134244">
            <text:p>0,0413</text:p>
          </table:table-cell>
          <table:table-cell table:number-columns-repeated="242"/>
        </table:table-row>
        <table:table-row table:style-name="ro1">
          <table:table-cell table:style-name="ce1" office:value-type="float" office:value="163">
            <text:p>163</text:p>
          </table:table-cell>
          <table:table-cell table:formula="of:=[.M165]-[.M164]" office:value-type="float" office:value="0.0345">
            <text:p>0,0345</text:p>
          </table:table-cell>
          <table:table-cell table:formula="of:=([.M165]-[.$H$2])*256" office:value-type="float" office:value="82.5344">
            <text:p>82,5344</text:p>
          </table:table-cell>
          <table:table-cell table:formula="of:=ROUND([.C165])+128" office:value-type="float" office:value="211">
            <text:p>211</text:p>
          </table:table-cell>
          <table:table-cell table:formula="of:=DEC2HEX([.D165])" office:value-type="string" office:string-value="D3">
            <text:p>D3</text:p>
          </table:table-cell>
          <table:table-cell table:formula="of:=[.B165]*[.B165]" office:value-type="float" office:value="0.00119025">
            <text:p>0,0012</text:p>
          </table:table-cell>
          <table:table-cell/>
          <table:table-cell table:formula="of:=([.B165]-[.B164])/([.A165]-[.A164])" office:value-type="float" office:value="-0.1091">
            <text:p>-0,1091</text:p>
          </table:table-cell>
          <table:table-cell table:formula="of:=[.B165]-[.H165]*[.A165]" office:value-type="float" office:value="17.8178">
            <text:p>17,8178</text:p>
          </table:table-cell>
          <table:table-cell table:formula="of:=-[.I165]/[.H165]" office:value-type="float" office:value="163.316223648029">
            <text:p>163,3162</text:p>
          </table:table-cell>
          <table:table-cell table:number-columns-repeated="2"/>
          <table:table-cell table:style-name="ce3" office:value-type="float" office:value="0.3224">
            <text:p>0,3224</text:p>
          </table:table-cell>
          <table:table-cell table:formula="of:=[.M165]*[.B165]" office:value-type="float" office:value="0.0111228">
            <text:p>0,0111</text:p>
          </table:table-cell>
          <table:table-cell table:number-columns-repeated="242"/>
        </table:table-row>
        <table:table-row table:style-name="ro1">
          <table:table-cell table:style-name="ce1" office:value-type="float" office:value="164">
            <text:p>164</text:p>
          </table:table-cell>
          <table:table-cell table:formula="of:=[.M166]-[.M165]" office:value-type="float" office:value="-0.0832">
            <text:p>-0,0832</text:p>
          </table:table-cell>
          <table:table-cell table:formula="of:=([.M166]-[.$H$2])*256" office:value-type="float" office:value="61.2352">
            <text:p>61,2352</text:p>
          </table:table-cell>
          <table:table-cell table:formula="of:=ROUND([.C166])+128" office:value-type="float" office:value="189">
            <text:p>189</text:p>
          </table:table-cell>
          <table:table-cell table:formula="of:=DEC2HEX([.D166])" office:value-type="string" office:string-value="BD">
            <text:p>BD</text:p>
          </table:table-cell>
          <table:table-cell table:formula="of:=[.B166]*[.B166]" office:value-type="float" office:value="0.00692224">
            <text:p>0,0069</text:p>
          </table:table-cell>
          <table:table-cell table:number-columns-repeated="6"/>
          <table:table-cell table:style-name="ce3" office:value-type="float" office:value="0.2392">
            <text:p>0,2392</text:p>
          </table:table-cell>
          <table:table-cell table:formula="of:=[.M166]*[.B166]" office:value-type="float" office:value="-0.01990144">
            <text:p>-0,0199</text:p>
          </table:table-cell>
          <table:table-cell table:number-columns-repeated="242"/>
        </table:table-row>
        <table:table-row table:style-name="ro1">
          <table:table-cell table:style-name="ce1" office:value-type="float" office:value="165">
            <text:p>165</text:p>
          </table:table-cell>
          <table:table-cell table:formula="of:=[.M167]-[.M166]" office:value-type="float" office:value="-0.1729">
            <text:p>-0,1729</text:p>
          </table:table-cell>
          <table:table-cell table:formula="of:=([.M167]-[.$H$2])*256" office:value-type="float" office:value="16.9728">
            <text:p>16,9728</text:p>
          </table:table-cell>
          <table:table-cell table:formula="of:=ROUND([.C167])+128" office:value-type="float" office:value="145">
            <text:p>145</text:p>
          </table:table-cell>
          <table:table-cell table:formula="of:=DEC2HEX([.D167])" office:value-type="string" office:string-value="91">
            <text:p>91</text:p>
          </table:table-cell>
          <table:table-cell table:formula="of:=[.B167]*[.B167]" office:value-type="float" office:value="0.02989441">
            <text:p>0,0299</text:p>
          </table:table-cell>
          <table:table-cell table:number-columns-repeated="6"/>
          <table:table-cell table:style-name="ce3" office:value-type="float" office:value="0.0663">
            <text:p>0,0663</text:p>
          </table:table-cell>
          <table:table-cell table:formula="of:=[.M167]*[.B167]" office:value-type="float" office:value="-0.01146327">
            <text:p>-0,0115</text:p>
          </table:table-cell>
          <table:table-cell table:number-columns-repeated="242"/>
        </table:table-row>
        <table:table-row table:style-name="ro1">
          <table:table-cell table:style-name="ce1" office:value-type="float" office:value="166">
            <text:p>166</text:p>
          </table:table-cell>
          <table:table-cell table:formula="of:=[.M168]-[.M167]" office:value-type="float" office:value="-0.2087">
            <text:p>-0,2087</text:p>
          </table:table-cell>
          <table:table-cell table:formula="of:=([.M168]-[.$H$2])*256" office:value-type="float" office:value="-36.4544">
            <text:p>-36,4544</text:p>
          </table:table-cell>
          <table:table-cell table:formula="of:=ROUND([.C168])+128" office:value-type="float" office:value="92">
            <text:p>92</text:p>
          </table:table-cell>
          <table:table-cell table:formula="of:=DEC2HEX([.D168])" office:value-type="string" office:string-value="5C">
            <text:p>5C</text:p>
          </table:table-cell>
          <table:table-cell table:formula="of:=[.B168]*[.B168]" office:value-type="float" office:value="0.04355569">
            <text:p>0,0436</text:p>
          </table:table-cell>
          <table:table-cell table:number-columns-repeated="6"/>
          <table:table-cell table:style-name="ce3" office:value-type="float" office:value="-0.1424">
            <text:p>-0,1424</text:p>
          </table:table-cell>
          <table:table-cell table:formula="of:=[.M168]*[.B168]" office:value-type="float" office:value="0.02971888">
            <text:p>0,0297</text:p>
          </table:table-cell>
          <table:table-cell table:number-columns-repeated="242"/>
        </table:table-row>
        <table:table-row table:style-name="ro1">
          <table:table-cell table:style-name="ce1" office:value-type="float" office:value="167">
            <text:p>167</text:p>
          </table:table-cell>
          <table:table-cell table:formula="of:=[.M169]-[.M168]" office:value-type="float" office:value="-0.1549">
            <text:p>-0,1549</text:p>
          </table:table-cell>
          <table:table-cell table:formula="of:=([.M169]-[.$H$2])*256" office:value-type="float" office:value="-76.1088">
            <text:p>-76,1088</text:p>
          </table:table-cell>
          <table:table-cell table:formula="of:=ROUND([.C169])+128" office:value-type="float" office:value="52">
            <text:p>52</text:p>
          </table:table-cell>
          <table:table-cell table:formula="of:=DEC2HEX([.D169])" office:value-type="string" office:string-value="34">
            <text:p>34</text:p>
          </table:table-cell>
          <table:table-cell table:formula="of:=[.B169]*[.B169]" office:value-type="float" office:value="0.02399401">
            <text:p>0,0240</text:p>
          </table:table-cell>
          <table:table-cell table:number-columns-repeated="6"/>
          <table:table-cell table:style-name="ce3" office:value-type="float" office:value="-0.2973">
            <text:p>-0,2973</text:p>
          </table:table-cell>
          <table:table-cell table:formula="of:=[.M169]*[.B169]" office:value-type="float" office:value="0.04605177">
            <text:p>0,0461</text:p>
          </table:table-cell>
          <table:table-cell table:number-columns-repeated="242"/>
        </table:table-row>
        <table:table-row table:style-name="ro1">
          <table:table-cell table:style-name="ce1" office:value-type="float" office:value="168">
            <text:p>168</text:p>
          </table:table-cell>
          <table:table-cell table:formula="of:=[.M170]-[.M169]" office:value-type="float" office:value="-0.067">
            <text:p>-0,0670</text:p>
          </table:table-cell>
          <table:table-cell table:formula="of:=([.M170]-[.$H$2])*256" office:value-type="float" office:value="-93.2608">
            <text:p>-93,2608</text:p>
          </table:table-cell>
          <table:table-cell table:formula="of:=ROUND([.C170])+128" office:value-type="float" office:value="35">
            <text:p>35</text:p>
          </table:table-cell>
          <table:table-cell table:formula="of:=DEC2HEX([.D170])" office:value-type="string" office:string-value="23">
            <text:p>23</text:p>
          </table:table-cell>
          <table:table-cell table:formula="of:=[.B170]*[.B170]" office:value-type="float" office:value="0.004489">
            <text:p>0,0045</text:p>
          </table:table-cell>
          <table:table-cell/>
          <table:table-cell table:formula="of:=([.B170]-[.B169])/([.A170]-[.A169])" office:value-type="float" office:value="0.0879">
            <text:p>0,0879</text:p>
          </table:table-cell>
          <table:table-cell table:formula="of:=[.B170]-[.H170]*[.A170]" office:value-type="float" office:value="-14.8342">
            <text:p>-14,8342</text:p>
          </table:table-cell>
          <table:table-cell table:formula="of:=-[.I170]/[.H170]" office:value-type="float" office:value="168.762229806598">
            <text:p>168,7622</text:p>
          </table:table-cell>
          <table:table-cell table:number-columns-repeated="2"/>
          <table:table-cell table:style-name="ce3" office:value-type="float" office:value="-0.3643">
            <text:p>-0,3643</text:p>
          </table:table-cell>
          <table:table-cell table:formula="of:=[.M170]*[.B170]" office:value-type="float" office:value="0.0244081">
            <text:p>0,0244</text:p>
          </table:table-cell>
          <table:table-cell table:number-columns-repeated="242"/>
        </table:table-row>
        <table:table-row table:style-name="ro1">
          <table:table-cell table:style-name="ce1" office:value-type="float" office:value="169">
            <text:p>169</text:p>
          </table:table-cell>
          <table:table-cell table:formula="of:=[.M171]-[.M170]" office:value-type="float" office:value="0.0749">
            <text:p>0,0749</text:p>
          </table:table-cell>
          <table:table-cell table:formula="of:=([.M171]-[.$H$2])*256" office:value-type="float" office:value="-74.0864">
            <text:p>-74,0864</text:p>
          </table:table-cell>
          <table:table-cell table:formula="of:=ROUND([.C171])+128" office:value-type="float" office:value="54">
            <text:p>54</text:p>
          </table:table-cell>
          <table:table-cell table:formula="of:=DEC2HEX([.D171])" office:value-type="string" office:string-value="36">
            <text:p>36</text:p>
          </table:table-cell>
          <table:table-cell table:formula="of:=[.B171]*[.B171]" office:value-type="float" office:value="0.00561001">
            <text:p>0,0056</text:p>
          </table:table-cell>
          <table:table-cell table:number-columns-repeated="6"/>
          <table:table-cell table:style-name="ce3" office:value-type="float" office:value="-0.2894">
            <text:p>-0,2894</text:p>
          </table:table-cell>
          <table:table-cell table:formula="of:=[.M171]*[.B171]" office:value-type="float" office:value="-0.02167606">
            <text:p>-0,0217</text:p>
          </table:table-cell>
          <table:table-cell table:number-columns-repeated="242"/>
        </table:table-row>
        <table:table-row table:style-name="ro1">
          <table:table-cell table:style-name="ce1" office:value-type="float" office:value="170">
            <text:p>170</text:p>
          </table:table-cell>
          <table:table-cell table:formula="of:=[.M172]-[.M171]" office:value-type="float" office:value="0.1737">
            <text:p>0,1737</text:p>
          </table:table-cell>
          <table:table-cell table:formula="of:=([.M172]-[.$H$2])*256" office:value-type="float" office:value="-29.6192">
            <text:p>-29,6192</text:p>
          </table:table-cell>
          <table:table-cell table:formula="of:=ROUND([.C172])+128" office:value-type="float" office:value="98">
            <text:p>98</text:p>
          </table:table-cell>
          <table:table-cell table:formula="of:=DEC2HEX([.D172])" office:value-type="string" office:string-value="62">
            <text:p>62</text:p>
          </table:table-cell>
          <table:table-cell table:formula="of:=[.B172]*[.B172]" office:value-type="float" office:value="0.03017169">
            <text:p>0,0302</text:p>
          </table:table-cell>
          <table:table-cell table:number-columns-repeated="6"/>
          <table:table-cell table:style-name="ce3" office:value-type="float" office:value="-0.1157">
            <text:p>-0,1157</text:p>
          </table:table-cell>
          <table:table-cell table:formula="of:=[.M172]*[.B172]" office:value-type="float" office:value="-0.02009709">
            <text:p>-0,0201</text:p>
          </table:table-cell>
          <table:table-cell table:number-columns-repeated="242"/>
        </table:table-row>
        <table:table-row table:style-name="ro1">
          <table:table-cell table:style-name="ce1" office:value-type="float" office:value="171">
            <text:p>171</text:p>
          </table:table-cell>
          <table:table-cell table:formula="of:=[.M173]-[.M172]" office:value-type="float" office:value="0.2028">
            <text:p>0,2028</text:p>
          </table:table-cell>
          <table:table-cell table:formula="of:=([.M173]-[.$H$2])*256" office:value-type="float" office:value="22.2976">
            <text:p>22,2976</text:p>
          </table:table-cell>
          <table:table-cell table:formula="of:=ROUND([.C173])+128" office:value-type="float" office:value="150">
            <text:p>150</text:p>
          </table:table-cell>
          <table:table-cell table:formula="of:=DEC2HEX([.D173])" office:value-type="string" office:string-value="96">
            <text:p>96</text:p>
          </table:table-cell>
          <table:table-cell table:formula="of:=[.B173]*[.B173]" office:value-type="float" office:value="0.04112784">
            <text:p>0,0411</text:p>
          </table:table-cell>
          <table:table-cell table:number-columns-repeated="6"/>
          <table:table-cell table:style-name="ce3" office:value-type="float" office:value="0.0871">
            <text:p>0,0871</text:p>
          </table:table-cell>
          <table:table-cell table:formula="of:=[.M173]*[.B173]" office:value-type="float" office:value="0.01766388">
            <text:p>0,0177</text:p>
          </table:table-cell>
          <table:table-cell table:number-columns-repeated="242"/>
        </table:table-row>
        <table:table-row table:style-name="ro1">
          <table:table-cell table:style-name="ce1" office:value-type="float" office:value="172">
            <text:p>172</text:p>
          </table:table-cell>
          <table:table-cell table:formula="of:=[.M174]-[.M173]" office:value-type="float" office:value="0.1769">
            <text:p>0,1769</text:p>
          </table:table-cell>
          <table:table-cell table:formula="of:=([.M174]-[.$H$2])*256" office:value-type="float" office:value="67.584">
            <text:p>67,5840</text:p>
          </table:table-cell>
          <table:table-cell table:formula="of:=ROUND([.C174])+128" office:value-type="float" office:value="196">
            <text:p>196</text:p>
          </table:table-cell>
          <table:table-cell table:formula="of:=DEC2HEX([.D174])" office:value-type="string" office:string-value="C4">
            <text:p>C4</text:p>
          </table:table-cell>
          <table:table-cell table:formula="of:=[.B174]*[.B174]" office:value-type="float" office:value="0.03129361">
            <text:p>0,0313</text:p>
          </table:table-cell>
          <table:table-cell table:number-columns-repeated="6"/>
          <table:table-cell table:style-name="ce3" office:value-type="float" office:value="0.264">
            <text:p>0,2640</text:p>
          </table:table-cell>
          <table:table-cell table:formula="of:=[.M174]*[.B174]" office:value-type="float" office:value="0.0467016">
            <text:p>0,0467</text:p>
          </table:table-cell>
          <table:table-cell table:number-columns-repeated="242"/>
        </table:table-row>
        <table:table-row table:style-name="ro1">
          <table:table-cell table:style-name="ce1" office:value-type="float" office:value="173">
            <text:p>173</text:p>
          </table:table-cell>
          <table:table-cell table:formula="of:=[.M175]-[.M174]" office:value-type="float" office:value="0.0784">
            <text:p>0,0784</text:p>
          </table:table-cell>
          <table:table-cell table:formula="of:=([.M175]-[.$H$2])*256" office:value-type="float" office:value="87.6544">
            <text:p>87,6544</text:p>
          </table:table-cell>
          <table:table-cell table:formula="of:=ROUND([.C175])+128" office:value-type="float" office:value="216">
            <text:p>216</text:p>
          </table:table-cell>
          <table:table-cell table:formula="of:=DEC2HEX([.D175])" office:value-type="string" office:string-value="D8">
            <text:p>D8</text:p>
          </table:table-cell>
          <table:table-cell table:formula="of:=[.B175]*[.B175]" office:value-type="float" office:value="0.00614656">
            <text:p>0,0061</text:p>
          </table:table-cell>
          <table:table-cell/>
          <table:table-cell table:formula="of:=([.B175]-[.B174])/([.A175]-[.A174])" office:value-type="float" office:value="-0.0985">
            <text:p>-0,0985</text:p>
          </table:table-cell>
          <table:table-cell table:formula="of:=[.B175]-[.H175]*[.A175]" office:value-type="float" office:value="17.1189">
            <text:p>17,1189</text:p>
          </table:table-cell>
          <table:table-cell table:formula="of:=-[.I175]/[.H175]" office:value-type="float" office:value="173.795939086294">
            <text:p>173,7959</text:p>
          </table:table-cell>
          <table:table-cell table:number-columns-repeated="2"/>
          <table:table-cell table:style-name="ce3" office:value-type="float" office:value="0.3424">
            <text:p>0,3424</text:p>
          </table:table-cell>
          <table:table-cell table:formula="of:=[.M175]*[.B175]" office:value-type="float" office:value="0.02684416">
            <text:p>0,0268</text:p>
          </table:table-cell>
          <table:table-cell table:number-columns-repeated="242"/>
        </table:table-row>
        <table:table-row table:style-name="ro1">
          <table:table-cell table:style-name="ce1" office:value-type="float" office:value="174">
            <text:p>174</text:p>
          </table:table-cell>
          <table:table-cell table:formula="of:=[.M176]-[.M175]" office:value-type="float" office:value="-0.0516">
            <text:p>-0,0516</text:p>
          </table:table-cell>
          <table:table-cell table:formula="of:=([.M176]-[.$H$2])*256" office:value-type="float" office:value="74.4448">
            <text:p>74,4448</text:p>
          </table:table-cell>
          <table:table-cell table:formula="of:=ROUND([.C176])+128" office:value-type="float" office:value="202">
            <text:p>202</text:p>
          </table:table-cell>
          <table:table-cell table:formula="of:=DEC2HEX([.D176])" office:value-type="string" office:string-value="CA">
            <text:p>CA</text:p>
          </table:table-cell>
          <table:table-cell table:formula="of:=[.B176]*[.B176]" office:value-type="float" office:value="0.00266256">
            <text:p>0,0027</text:p>
          </table:table-cell>
          <table:table-cell table:number-columns-repeated="6"/>
          <table:table-cell table:style-name="ce3" office:value-type="float" office:value="0.2908">
            <text:p>0,2908</text:p>
          </table:table-cell>
          <table:table-cell table:formula="of:=[.M176]*[.B176]" office:value-type="float" office:value="-0.01500528">
            <text:p>-0,0150</text:p>
          </table:table-cell>
          <table:table-cell table:number-columns-repeated="242"/>
        </table:table-row>
        <table:table-row table:style-name="ro1">
          <table:table-cell table:style-name="ce1" office:value-type="float" office:value="175">
            <text:p>175</text:p>
          </table:table-cell>
          <table:table-cell table:formula="of:=[.M177]-[.M176]" office:value-type="float" office:value="-0.1642">
            <text:p>-0,1642</text:p>
          </table:table-cell>
          <table:table-cell table:formula="of:=([.M177]-[.$H$2])*256" office:value-type="float" office:value="32.4096">
            <text:p>32,4096</text:p>
          </table:table-cell>
          <table:table-cell table:formula="of:=ROUND([.C177])+128" office:value-type="float" office:value="160">
            <text:p>160</text:p>
          </table:table-cell>
          <table:table-cell table:formula="of:=DEC2HEX([.D177])" office:value-type="string" office:string-value="A0">
            <text:p>A0</text:p>
          </table:table-cell>
          <table:table-cell table:formula="of:=[.B177]*[.B177]" office:value-type="float" office:value="0.02696164">
            <text:p>0,0270</text:p>
          </table:table-cell>
          <table:table-cell table:number-columns-repeated="6"/>
          <table:table-cell table:style-name="ce3" office:value-type="float" office:value="0.1266">
            <text:p>0,1266</text:p>
          </table:table-cell>
          <table:table-cell table:formula="of:=[.M177]*[.B177]" office:value-type="float" office:value="-0.02078772">
            <text:p>-0,0208</text:p>
          </table:table-cell>
          <table:table-cell table:number-columns-repeated="242"/>
        </table:table-row>
        <table:table-row table:style-name="ro1">
          <table:table-cell table:style-name="ce1" office:value-type="float" office:value="176">
            <text:p>176</text:p>
          </table:table-cell>
          <table:table-cell table:formula="of:=[.M178]-[.M177]" office:value-type="float" office:value="-0.2079">
            <text:p>-0,2079</text:p>
          </table:table-cell>
          <table:table-cell table:formula="of:=([.M178]-[.$H$2])*256" office:value-type="float" office:value="-20.8128">
            <text:p>-20,8128</text:p>
          </table:table-cell>
          <table:table-cell table:formula="of:=ROUND([.C178])+128" office:value-type="float" office:value="107">
            <text:p>107</text:p>
          </table:table-cell>
          <table:table-cell table:formula="of:=DEC2HEX([.D178])" office:value-type="string" office:string-value="6B">
            <text:p>6B</text:p>
          </table:table-cell>
          <table:table-cell table:formula="of:=[.B178]*[.B178]" office:value-type="float" office:value="0.04322241">
            <text:p>0,0432</text:p>
          </table:table-cell>
          <table:table-cell table:number-columns-repeated="6"/>
          <table:table-cell table:style-name="ce3" office:value-type="float" office:value="-0.0813">
            <text:p>-0,0813</text:p>
          </table:table-cell>
          <table:table-cell table:formula="of:=[.M178]*[.B178]" office:value-type="float" office:value="0.01690227">
            <text:p>0,0169</text:p>
          </table:table-cell>
          <table:table-cell table:number-columns-repeated="242"/>
        </table:table-row>
        <table:table-row table:style-name="ro1">
          <table:table-cell table:style-name="ce1" office:value-type="float" office:value="177">
            <text:p>177</text:p>
          </table:table-cell>
          <table:table-cell table:formula="of:=[.M179]-[.M178]" office:value-type="float" office:value="-0.1706">
            <text:p>-0,1706</text:p>
          </table:table-cell>
          <table:table-cell table:formula="of:=([.M179]-[.$H$2])*256" office:value-type="float" office:value="-64.4864">
            <text:p>-64,4864</text:p>
          </table:table-cell>
          <table:table-cell table:formula="of:=ROUND([.C179])+128" office:value-type="float" office:value="64">
            <text:p>64</text:p>
          </table:table-cell>
          <table:table-cell table:formula="of:=DEC2HEX([.D179])" office:value-type="string" office:string-value="40">
            <text:p>40</text:p>
          </table:table-cell>
          <table:table-cell table:formula="of:=[.B179]*[.B179]" office:value-type="float" office:value="0.02910436">
            <text:p>0,0291</text:p>
          </table:table-cell>
          <table:table-cell table:number-columns-repeated="6"/>
          <table:table-cell table:style-name="ce3" office:value-type="float" office:value="-0.2519">
            <text:p>-0,2519</text:p>
          </table:table-cell>
          <table:table-cell table:formula="of:=[.M179]*[.B179]" office:value-type="float" office:value="0.04297414">
            <text:p>0,0430</text:p>
          </table:table-cell>
          <table:table-cell table:number-columns-repeated="242"/>
        </table:table-row>
        <table:table-row table:style-name="ro1">
          <table:table-cell table:style-name="ce1" office:value-type="float" office:value="178">
            <text:p>178</text:p>
          </table:table-cell>
          <table:table-cell table:formula="of:=[.M180]-[.M179]" office:value-type="float" office:value="-0.0702">
            <text:p>-0,0702</text:p>
          </table:table-cell>
          <table:table-cell table:formula="of:=([.M180]-[.$H$2])*256" office:value-type="float" office:value="-82.4576">
            <text:p>-82,4576</text:p>
          </table:table-cell>
          <table:table-cell table:formula="of:=ROUND([.C180])+128" office:value-type="float" office:value="46">
            <text:p>46</text:p>
          </table:table-cell>
          <table:table-cell table:formula="of:=DEC2HEX([.D180])" office:value-type="string" office:string-value="2E">
            <text:p>2E</text:p>
          </table:table-cell>
          <table:table-cell table:formula="of:=[.B180]*[.B180]" office:value-type="float" office:value="0.00492804">
            <text:p>0,0049</text:p>
          </table:table-cell>
          <table:table-cell/>
          <table:table-cell table:formula="of:=([.B180]-[.B179])/([.A180]-[.A179])" office:value-type="float" office:value="0.1004">
            <text:p>0,1004</text:p>
          </table:table-cell>
          <table:table-cell table:formula="of:=[.B180]-[.H180]*[.A180]" office:value-type="float" office:value="-17.9414">
            <text:p>-17,9414</text:p>
          </table:table-cell>
          <table:table-cell table:formula="of:=-[.I180]/[.H180]" office:value-type="float" office:value="178.699203187251">
            <text:p>178,6992</text:p>
          </table:table-cell>
          <table:table-cell table:number-columns-repeated="2"/>
          <table:table-cell table:style-name="ce3" office:value-type="float" office:value="-0.3221">
            <text:p>-0,3221</text:p>
          </table:table-cell>
          <table:table-cell table:formula="of:=[.M180]*[.B180]" office:value-type="float" office:value="0.02261142">
            <text:p>0,0226</text:p>
          </table:table-cell>
          <table:table-cell table:number-columns-repeated="242"/>
        </table:table-row>
        <table:table-row table:style-name="ro1">
          <table:table-cell table:style-name="ce1" office:value-type="float" office:value="179">
            <text:p>179</text:p>
          </table:table-cell>
          <table:table-cell table:formula="of:=[.M181]-[.M180]" office:value-type="float" office:value="0.0581">
            <text:p>0,0581</text:p>
          </table:table-cell>
          <table:table-cell table:formula="of:=([.M181]-[.$H$2])*256" office:value-type="float" office:value="-67.584">
            <text:p>-67,5840</text:p>
          </table:table-cell>
          <table:table-cell table:formula="of:=ROUND([.C181])+128" office:value-type="float" office:value="60">
            <text:p>60</text:p>
          </table:table-cell>
          <table:table-cell table:formula="of:=DEC2HEX([.D181])" office:value-type="string" office:string-value="3C">
            <text:p>3C</text:p>
          </table:table-cell>
          <table:table-cell table:formula="of:=[.B181]*[.B181]" office:value-type="float" office:value="0.00337561">
            <text:p>0,0034</text:p>
          </table:table-cell>
          <table:table-cell table:number-columns-repeated="6"/>
          <table:table-cell table:style-name="ce3" office:value-type="float" office:value="-0.264">
            <text:p>-0,2640</text:p>
          </table:table-cell>
          <table:table-cell table:formula="of:=[.M181]*[.B181]" office:value-type="float" office:value="-0.0153384">
            <text:p>-0,0153</text:p>
          </table:table-cell>
          <table:table-cell table:number-columns-repeated="242"/>
        </table:table-row>
        <table:table-row table:style-name="ro1">
          <table:table-cell table:style-name="ce1" office:value-type="float" office:value="180">
            <text:p>180</text:p>
          </table:table-cell>
          <table:table-cell table:formula="of:=[.M182]-[.M181]" office:value-type="float" office:value="0.1567">
            <text:p>0,1567</text:p>
          </table:table-cell>
          <table:table-cell table:formula="of:=([.M182]-[.$H$2])*256" office:value-type="float" office:value="-27.4688">
            <text:p>-27,4688</text:p>
          </table:table-cell>
          <table:table-cell table:formula="of:=ROUND([.C182])+128" office:value-type="float" office:value="101">
            <text:p>101</text:p>
          </table:table-cell>
          <table:table-cell table:formula="of:=DEC2HEX([.D182])" office:value-type="string" office:string-value="65">
            <text:p>65</text:p>
          </table:table-cell>
          <table:table-cell table:formula="of:=[.B182]*[.B182]" office:value-type="float" office:value="0.02455489">
            <text:p>0,0246</text:p>
          </table:table-cell>
          <table:table-cell table:number-columns-repeated="6"/>
          <table:table-cell table:style-name="ce3" office:value-type="float" office:value="-0.1073">
            <text:p>-0,1073</text:p>
          </table:table-cell>
          <table:table-cell table:formula="of:=[.M182]*[.B182]" office:value-type="float" office:value="-0.01681391">
            <text:p>-0,0168</text:p>
          </table:table-cell>
          <table:table-cell table:number-columns-repeated="242"/>
        </table:table-row>
        <table:table-row table:style-name="ro1">
          <table:table-cell table:style-name="ce1" office:value-type="float" office:value="181">
            <text:p>181</text:p>
          </table:table-cell>
          <table:table-cell table:formula="of:=[.M183]-[.M182]" office:value-type="float" office:value="0.1971">
            <text:p>0,1971</text:p>
          </table:table-cell>
          <table:table-cell table:formula="of:=([.M183]-[.$H$2])*256" office:value-type="float" office:value="22.9888">
            <text:p>22,9888</text:p>
          </table:table-cell>
          <table:table-cell table:formula="of:=ROUND([.C183])+128" office:value-type="float" office:value="151">
            <text:p>151</text:p>
          </table:table-cell>
          <table:table-cell table:formula="of:=DEC2HEX([.D183])" office:value-type="string" office:string-value="97">
            <text:p>97</text:p>
          </table:table-cell>
          <table:table-cell table:formula="of:=[.B183]*[.B183]" office:value-type="float" office:value="0.03884841">
            <text:p>0,0388</text:p>
          </table:table-cell>
          <table:table-cell table:number-columns-repeated="6"/>
          <table:table-cell table:style-name="ce3" office:value-type="float" office:value="0.0898">
            <text:p>0,0898</text:p>
          </table:table-cell>
          <table:table-cell table:formula="of:=[.M183]*[.B183]" office:value-type="float" office:value="0.01769958">
            <text:p>0,0177</text:p>
          </table:table-cell>
          <table:table-cell table:number-columns-repeated="242"/>
        </table:table-row>
        <table:table-row table:style-name="ro1">
          <table:table-cell table:style-name="ce1" office:value-type="float" office:value="182">
            <text:p>182</text:p>
          </table:table-cell>
          <table:table-cell table:formula="of:=[.M184]-[.M183]" office:value-type="float" office:value="0.1611">
            <text:p>0,1611</text:p>
          </table:table-cell>
          <table:table-cell table:formula="of:=([.M184]-[.$H$2])*256" office:value-type="float" office:value="64.2304">
            <text:p>64,2304</text:p>
          </table:table-cell>
          <table:table-cell table:formula="of:=ROUND([.C184])+128" office:value-type="float" office:value="192">
            <text:p>192</text:p>
          </table:table-cell>
          <table:table-cell table:formula="of:=DEC2HEX([.D184])" office:value-type="string" office:string-value="C0">
            <text:p>C0</text:p>
          </table:table-cell>
          <table:table-cell table:formula="of:=[.B184]*[.B184]" office:value-type="float" office:value="0.02595321">
            <text:p>0,0260</text:p>
          </table:table-cell>
          <table:table-cell table:number-columns-repeated="6"/>
          <table:table-cell table:style-name="ce3" office:value-type="float" office:value="0.2509">
            <text:p>0,2509</text:p>
          </table:table-cell>
          <table:table-cell table:formula="of:=[.M184]*[.B184]" office:value-type="float" office:value="0.04041999">
            <text:p>0,0404</text:p>
          </table:table-cell>
          <table:table-cell table:number-columns-repeated="242"/>
        </table:table-row>
        <table:table-row table:style-name="ro1">
          <table:table-cell table:style-name="ce1" office:value-type="float" office:value="183">
            <text:p>183</text:p>
          </table:table-cell>
          <table:table-cell table:formula="of:=[.M185]-[.M184]" office:value-type="float" office:value="0.0714">
            <text:p>0,0714</text:p>
          </table:table-cell>
          <table:table-cell table:formula="of:=([.M185]-[.$H$2])*256" office:value-type="float" office:value="82.5088">
            <text:p>82,5088</text:p>
          </table:table-cell>
          <table:table-cell table:formula="of:=ROUND([.C185])+128" office:value-type="float" office:value="211">
            <text:p>211</text:p>
          </table:table-cell>
          <table:table-cell table:formula="of:=DEC2HEX([.D185])" office:value-type="string" office:string-value="D3">
            <text:p>D3</text:p>
          </table:table-cell>
          <table:table-cell table:formula="of:=[.B185]*[.B185]" office:value-type="float" office:value="0.00509796">
            <text:p>0,0051</text:p>
          </table:table-cell>
          <table:table-cell/>
          <table:table-cell table:formula="of:=([.B185]-[.B184])/([.A185]-[.A184])" office:value-type="float" office:value="-0.0897">
            <text:p>-0,0897</text:p>
          </table:table-cell>
          <table:table-cell table:formula="of:=[.B185]-[.H185]*[.A185]" office:value-type="float" office:value="16.4865">
            <text:p>16,4865</text:p>
          </table:table-cell>
          <table:table-cell table:formula="of:=-[.I185]/[.H185]" office:value-type="float" office:value="183.795986622074">
            <text:p>183,7960</text:p>
          </table:table-cell>
          <table:table-cell table:number-columns-repeated="2"/>
          <table:table-cell table:style-name="ce3" office:value-type="float" office:value="0.3223">
            <text:p>0,3223</text:p>
          </table:table-cell>
          <table:table-cell table:formula="of:=[.M185]*[.B185]" office:value-type="float" office:value="0.02301222">
            <text:p>0,0230</text:p>
          </table:table-cell>
          <table:table-cell table:number-columns-repeated="242"/>
        </table:table-row>
        <table:table-row table:style-name="ro1">
          <table:table-cell table:style-name="ce1" office:value-type="float" office:value="184">
            <text:p>184</text:p>
          </table:table-cell>
          <table:table-cell table:formula="of:=[.M186]-[.M185]" office:value-type="float" office:value="-0.0506">
            <text:p>-0,0506</text:p>
          </table:table-cell>
          <table:table-cell table:formula="of:=([.M186]-[.$H$2])*256" office:value-type="float" office:value="69.5552">
            <text:p>69,5552</text:p>
          </table:table-cell>
          <table:table-cell table:formula="of:=ROUND([.C186])+128" office:value-type="float" office:value="198">
            <text:p>198</text:p>
          </table:table-cell>
          <table:table-cell table:formula="of:=DEC2HEX([.D186])" office:value-type="string" office:string-value="C6">
            <text:p>C6</text:p>
          </table:table-cell>
          <table:table-cell table:formula="of:=[.B186]*[.B186]" office:value-type="float" office:value="0.00256036">
            <text:p>0,0026</text:p>
          </table:table-cell>
          <table:table-cell table:number-columns-repeated="6"/>
          <table:table-cell table:style-name="ce3" office:value-type="float" office:value="0.2717">
            <text:p>0,2717</text:p>
          </table:table-cell>
          <table:table-cell table:formula="of:=[.M186]*[.B186]" office:value-type="float" office:value="-0.01374802">
            <text:p>-0,0137</text:p>
          </table:table-cell>
          <table:table-cell table:number-columns-repeated="242"/>
        </table:table-row>
        <table:table-row table:style-name="ro1">
          <table:table-cell table:style-name="ce1" office:value-type="float" office:value="185">
            <text:p>185</text:p>
          </table:table-cell>
          <table:table-cell table:formula="of:=[.M187]-[.M186]" office:value-type="float" office:value="-0.1523">
            <text:p>-0,1523</text:p>
          </table:table-cell>
          <table:table-cell table:formula="of:=([.M187]-[.$H$2])*256" office:value-type="float" office:value="30.5664">
            <text:p>30,5664</text:p>
          </table:table-cell>
          <table:table-cell table:formula="of:=ROUND([.C187])+128" office:value-type="float" office:value="159">
            <text:p>159</text:p>
          </table:table-cell>
          <table:table-cell table:formula="of:=DEC2HEX([.D187])" office:value-type="string" office:string-value="9F">
            <text:p>9F</text:p>
          </table:table-cell>
          <table:table-cell table:formula="of:=[.B187]*[.B187]" office:value-type="float" office:value="0.02319529">
            <text:p>0,0232</text:p>
          </table:table-cell>
          <table:table-cell table:number-columns-repeated="6"/>
          <table:table-cell table:style-name="ce3" office:value-type="float" office:value="0.1194">
            <text:p>0,1194</text:p>
          </table:table-cell>
          <table:table-cell table:formula="of:=[.M187]*[.B187]" office:value-type="float" office:value="-0.01818462">
            <text:p>-0,0182</text:p>
          </table:table-cell>
          <table:table-cell table:number-columns-repeated="242"/>
        </table:table-row>
        <table:table-row table:style-name="ro1">
          <table:table-cell table:style-name="ce1" office:value-type="float" office:value="186">
            <text:p>186</text:p>
          </table:table-cell>
          <table:table-cell table:formula="of:=[.M188]-[.M187]" office:value-type="float" office:value="-0.1959">
            <text:p>-0,1959</text:p>
          </table:table-cell>
          <table:table-cell table:formula="of:=([.M188]-[.$H$2])*256" office:value-type="float" office:value="-19.584">
            <text:p>-19,5840</text:p>
          </table:table-cell>
          <table:table-cell table:formula="of:=ROUND([.C188])+128" office:value-type="float" office:value="108">
            <text:p>108</text:p>
          </table:table-cell>
          <table:table-cell table:formula="of:=DEC2HEX([.D188])" office:value-type="string" office:string-value="6C">
            <text:p>6C</text:p>
          </table:table-cell>
          <table:table-cell table:formula="of:=[.B188]*[.B188]" office:value-type="float" office:value="0.03837681">
            <text:p>0,0384</text:p>
          </table:table-cell>
          <table:table-cell table:number-columns-repeated="6"/>
          <table:table-cell table:style-name="ce3" office:value-type="float" office:value="-0.0765">
            <text:p>-0,0765</text:p>
          </table:table-cell>
          <table:table-cell table:formula="of:=[.M188]*[.B188]" office:value-type="float" office:value="0.01498635">
            <text:p>0,0150</text:p>
          </table:table-cell>
          <table:table-cell table:number-columns-repeated="242"/>
        </table:table-row>
        <table:table-row table:style-name="ro1">
          <table:table-cell table:style-name="ce1" office:value-type="float" office:value="187">
            <text:p>187</text:p>
          </table:table-cell>
          <table:table-cell table:formula="of:=[.M189]-[.M188]" office:value-type="float" office:value="-0.1516">
            <text:p>-0,1516</text:p>
          </table:table-cell>
          <table:table-cell table:formula="of:=([.M189]-[.$H$2])*256" office:value-type="float" office:value="-58.3936">
            <text:p>-58,3936</text:p>
          </table:table-cell>
          <table:table-cell table:formula="of:=ROUND([.C189])+128" office:value-type="float" office:value="70">
            <text:p>70</text:p>
          </table:table-cell>
          <table:table-cell table:formula="of:=DEC2HEX([.D189])" office:value-type="string" office:string-value="46">
            <text:p>46</text:p>
          </table:table-cell>
          <table:table-cell table:formula="of:=[.B189]*[.B189]" office:value-type="float" office:value="0.02298256">
            <text:p>0,0230</text:p>
          </table:table-cell>
          <table:table-cell table:number-columns-repeated="6"/>
          <table:table-cell table:style-name="ce3" office:value-type="float" office:value="-0.2281">
            <text:p>-0,2281</text:p>
          </table:table-cell>
          <table:table-cell table:formula="of:=[.M189]*[.B189]" office:value-type="float" office:value="0.03457996">
            <text:p>0,0346</text:p>
          </table:table-cell>
          <table:table-cell table:number-columns-repeated="242"/>
        </table:table-row>
        <table:table-row table:style-name="ro1">
          <table:table-cell table:style-name="ce1" office:value-type="float" office:value="188">
            <text:p>188</text:p>
          </table:table-cell>
          <table:table-cell table:formula="of:=[.M190]-[.M189]" office:value-type="float" office:value="-0.0618">
            <text:p>-0,0618</text:p>
          </table:table-cell>
          <table:table-cell table:formula="of:=([.M190]-[.$H$2])*256" office:value-type="float" office:value="-74.2144">
            <text:p>-74,2144</text:p>
          </table:table-cell>
          <table:table-cell table:formula="of:=ROUND([.C190])+128" office:value-type="float" office:value="54">
            <text:p>54</text:p>
          </table:table-cell>
          <table:table-cell table:formula="of:=DEC2HEX([.D190])" office:value-type="string" office:string-value="36">
            <text:p>36</text:p>
          </table:table-cell>
          <table:table-cell table:formula="of:=[.B190]*[.B190]" office:value-type="float" office:value="0.00381924">
            <text:p>0,0038</text:p>
          </table:table-cell>
          <table:table-cell/>
          <table:table-cell table:formula="of:=([.B190]-[.B189])/([.A190]-[.A189])" office:value-type="float" office:value="0.0898">
            <text:p>0,0898</text:p>
          </table:table-cell>
          <table:table-cell table:formula="of:=[.B190]-[.H190]*[.A190]" office:value-type="float" office:value="-16.9442">
            <text:p>-16,9442</text:p>
          </table:table-cell>
          <table:table-cell table:formula="of:=-[.I190]/[.H190]" office:value-type="float" office:value="188.688195991091">
            <text:p>188,6882</text:p>
          </table:table-cell>
          <table:table-cell table:number-columns-repeated="2"/>
          <table:table-cell table:style-name="ce3" office:value-type="float" office:value="-0.2899">
            <text:p>-0,2899</text:p>
          </table:table-cell>
          <table:table-cell table:formula="of:=[.M190]*[.B190]" office:value-type="float" office:value="0.01791582">
            <text:p>0,0179</text:p>
          </table:table-cell>
          <table:table-cell table:number-columns-repeated="242"/>
        </table:table-row>
        <table:table-row table:style-name="ro1">
          <table:table-cell table:style-name="ce1" office:value-type="float" office:value="189">
            <text:p>189</text:p>
          </table:table-cell>
          <table:table-cell table:formula="of:=[.M191]-[.M190]" office:value-type="float" office:value="0.0494">
            <text:p>0,0494</text:p>
          </table:table-cell>
          <table:table-cell table:formula="of:=([.M191]-[.$H$2])*256" office:value-type="float" office:value="-61.568">
            <text:p>-61,5680</text:p>
          </table:table-cell>
          <table:table-cell table:formula="of:=ROUND([.C191])+128" office:value-type="float" office:value="66">
            <text:p>66</text:p>
          </table:table-cell>
          <table:table-cell table:formula="of:=DEC2HEX([.D191])" office:value-type="string" office:string-value="42">
            <text:p>42</text:p>
          </table:table-cell>
          <table:table-cell table:formula="of:=[.B191]*[.B191]" office:value-type="float" office:value="0.00244036">
            <text:p>0,0024</text:p>
          </table:table-cell>
          <table:table-cell table:number-columns-repeated="6"/>
          <table:table-cell table:style-name="ce3" office:value-type="float" office:value="-0.2405">
            <text:p>-0,2405</text:p>
          </table:table-cell>
          <table:table-cell table:formula="of:=[.M191]*[.B191]" office:value-type="float" office:value="-0.0118807">
            <text:p>-0,0119</text:p>
          </table:table-cell>
          <table:table-cell table:number-columns-repeated="242"/>
        </table:table-row>
        <table:table-row table:style-name="ro1">
          <table:table-cell table:style-name="ce1" office:value-type="float" office:value="190">
            <text:p>190</text:p>
          </table:table-cell>
          <table:table-cell table:formula="of:=[.M192]-[.M191]" office:value-type="float" office:value="0.1499">
            <text:p>0,1499</text:p>
          </table:table-cell>
          <table:table-cell table:formula="of:=([.M192]-[.$H$2])*256" office:value-type="float" office:value="-23.1936">
            <text:p>-23,1936</text:p>
          </table:table-cell>
          <table:table-cell table:formula="of:=ROUND([.C192])+128" office:value-type="float" office:value="105">
            <text:p>105</text:p>
          </table:table-cell>
          <table:table-cell table:formula="of:=DEC2HEX([.D192])" office:value-type="string" office:string-value="69">
            <text:p>69</text:p>
          </table:table-cell>
          <table:table-cell table:formula="of:=[.B192]*[.B192]" office:value-type="float" office:value="0.02247001">
            <text:p>0,0225</text:p>
          </table:table-cell>
          <table:table-cell table:number-columns-repeated="6"/>
          <table:table-cell table:style-name="ce3" office:value-type="float" office:value="-0.0906">
            <text:p>-0,0906</text:p>
          </table:table-cell>
          <table:table-cell table:formula="of:=[.M192]*[.B192]" office:value-type="float" office:value="-0.01358094">
            <text:p>-0,0136</text:p>
          </table:table-cell>
          <table:table-cell table:number-columns-repeated="242"/>
        </table:table-row>
        <table:table-row table:style-name="ro1">
          <table:table-cell table:style-name="ce1" office:value-type="float" office:value="191">
            <text:p>191</text:p>
          </table:table-cell>
          <table:table-cell table:formula="of:=[.M193]-[.M192]" office:value-type="float" office:value="0.1761">
            <text:p>0,1761</text:p>
          </table:table-cell>
          <table:table-cell table:formula="of:=([.M193]-[.$H$2])*256" office:value-type="float" office:value="21.888">
            <text:p>21,8880</text:p>
          </table:table-cell>
          <table:table-cell table:formula="of:=ROUND([.C193])+128" office:value-type="float" office:value="150">
            <text:p>150</text:p>
          </table:table-cell>
          <table:table-cell table:formula="of:=DEC2HEX([.D193])" office:value-type="string" office:string-value="96">
            <text:p>96</text:p>
          </table:table-cell>
          <table:table-cell table:formula="of:=[.B193]*[.B193]" office:value-type="float" office:value="0.03101121">
            <text:p>0,0310</text:p>
          </table:table-cell>
          <table:table-cell table:number-columns-repeated="6"/>
          <table:table-cell table:style-name="ce3" office:value-type="float" office:value="0.0855">
            <text:p>0,0855</text:p>
          </table:table-cell>
          <table:table-cell table:formula="of:=[.M193]*[.B193]" office:value-type="float" office:value="0.01505655">
            <text:p>0,0151</text:p>
          </table:table-cell>
          <table:table-cell table:number-columns-repeated="242"/>
        </table:table-row>
        <table:table-row table:style-name="ro1">
          <table:table-cell table:style-name="ce1" office:value-type="float" office:value="192">
            <text:p>192</text:p>
          </table:table-cell>
          <table:table-cell table:formula="of:=[.M194]-[.M193]" office:value-type="float" office:value="0.1308">
            <text:p>0,1308</text:p>
          </table:table-cell>
          <table:table-cell table:formula="of:=([.M194]-[.$H$2])*256" office:value-type="float" office:value="55.3728">
            <text:p>55,3728</text:p>
          </table:table-cell>
          <table:table-cell table:formula="of:=ROUND([.C194])+128" office:value-type="float" office:value="183">
            <text:p>183</text:p>
          </table:table-cell>
          <table:table-cell table:formula="of:=DEC2HEX([.D194])" office:value-type="string" office:string-value="B7">
            <text:p>B7</text:p>
          </table:table-cell>
          <table:table-cell table:formula="of:=[.B194]*[.B194]" office:value-type="float" office:value="0.01710864">
            <text:p>0,0171</text:p>
          </table:table-cell>
          <table:table-cell table:number-columns-repeated="6"/>
          <table:table-cell table:style-name="ce3" office:value-type="float" office:value="0.2163">
            <text:p>0,2163</text:p>
          </table:table-cell>
          <table:table-cell table:formula="of:=[.M194]*[.B194]" office:value-type="float" office:value="0.02829204">
            <text:p>0,0283</text:p>
          </table:table-cell>
          <table:table-cell table:number-columns-repeated="242"/>
        </table:table-row>
        <table:table-row table:style-name="ro1">
          <table:table-cell table:style-name="ce1" office:value-type="float" office:value="193">
            <text:p>193</text:p>
          </table:table-cell>
          <table:table-cell table:formula="of:=[.M195]-[.M194]" office:value-type="float" office:value="0.0415">
            <text:p>0,0415</text:p>
          </table:table-cell>
          <table:table-cell table:formula="of:=([.M195]-[.$H$2])*256" office:value-type="float" office:value="65.9968">
            <text:p>65,9968</text:p>
          </table:table-cell>
          <table:table-cell table:formula="of:=ROUND([.C195])+128" office:value-type="float" office:value="194">
            <text:p>194</text:p>
          </table:table-cell>
          <table:table-cell table:formula="of:=DEC2HEX([.D195])" office:value-type="string" office:string-value="C2">
            <text:p>C2</text:p>
          </table:table-cell>
          <table:table-cell table:formula="of:=[.B195]*[.B195]" office:value-type="float" office:value="0.00172225">
            <text:p>0,0017</text:p>
          </table:table-cell>
          <table:table-cell/>
          <table:table-cell table:formula="of:=([.B195]-[.B194])/([.A195]-[.A194])" office:value-type="float" office:value="-0.0893">
            <text:p>-0,0893</text:p>
          </table:table-cell>
          <table:table-cell table:formula="of:=[.B195]-[.H195]*[.A195]" office:value-type="float" office:value="17.2764">
            <text:p>17,2764</text:p>
          </table:table-cell>
          <table:table-cell table:formula="of:=-[.I195]/[.H195]" office:value-type="float" office:value="193.464725643897">
            <text:p>193,4647</text:p>
          </table:table-cell>
          <table:table-cell table:number-columns-repeated="2"/>
          <table:table-cell table:style-name="ce3" office:value-type="float" office:value="0.2578">
            <text:p>0,2578</text:p>
          </table:table-cell>
          <table:table-cell table:formula="of:=[.M195]*[.B195]" office:value-type="float" office:value="0.0106987">
            <text:p>0,0107</text:p>
          </table:table-cell>
          <table:table-cell table:number-columns-repeated="242"/>
        </table:table-row>
        <table:table-row table:style-name="ro1">
          <table:table-cell table:style-name="ce1" office:value-type="float" office:value="194">
            <text:p>194</text:p>
          </table:table-cell>
          <table:table-cell table:formula="of:=[.M196]-[.M195]" office:value-type="float" office:value="-0.0615">
            <text:p>-0,0615</text:p>
          </table:table-cell>
          <table:table-cell table:formula="of:=([.M196]-[.$H$2])*256" office:value-type="float" office:value="50.2528">
            <text:p>50,2528</text:p>
          </table:table-cell>
          <table:table-cell table:formula="of:=ROUND([.C196])+128" office:value-type="float" office:value="178">
            <text:p>178</text:p>
          </table:table-cell>
          <table:table-cell table:formula="of:=DEC2HEX([.D196])" office:value-type="string" office:string-value="B2">
            <text:p>B2</text:p>
          </table:table-cell>
          <table:table-cell table:formula="of:=[.B196]*[.B196]" office:value-type="float" office:value="0.00378225">
            <text:p>0,0038</text:p>
          </table:table-cell>
          <table:table-cell table:number-columns-repeated="6"/>
          <table:table-cell table:style-name="ce3" office:value-type="float" office:value="0.1963">
            <text:p>0,1963</text:p>
          </table:table-cell>
          <table:table-cell table:formula="of:=[.M196]*[.B196]" office:value-type="float" office:value="-0.01207245">
            <text:p>-0,0121</text:p>
          </table:table-cell>
          <table:table-cell table:number-columns-repeated="242"/>
        </table:table-row>
        <table:table-row table:style-name="ro1">
          <table:table-cell table:style-name="ce1" office:value-type="float" office:value="195">
            <text:p>195</text:p>
          </table:table-cell>
          <table:table-cell table:formula="of:=[.M197]-[.M196]" office:value-type="float" office:value="-0.1586">
            <text:p>-0,1586</text:p>
          </table:table-cell>
          <table:table-cell table:formula="of:=([.M197]-[.$H$2])*256" office:value-type="float" office:value="9.6512">
            <text:p>9,6512</text:p>
          </table:table-cell>
          <table:table-cell table:formula="of:=ROUND([.C197])+128" office:value-type="float" office:value="138">
            <text:p>138</text:p>
          </table:table-cell>
          <table:table-cell table:formula="of:=DEC2HEX([.D197])" office:value-type="string" office:string-value="8A">
            <text:p>8A</text:p>
          </table:table-cell>
          <table:table-cell table:formula="of:=[.B197]*[.B197]" office:value-type="float" office:value="0.02515396">
            <text:p>0,0252</text:p>
          </table:table-cell>
          <table:table-cell table:number-columns-repeated="6"/>
          <table:table-cell table:style-name="ce3" office:value-type="float" office:value="0.0377">
            <text:p>0,0377</text:p>
          </table:table-cell>
          <table:table-cell table:formula="of:=[.M197]*[.B197]" office:value-type="float" office:value="-0.00597922">
            <text:p>-0,0060</text:p>
          </table:table-cell>
          <table:table-cell table:number-columns-repeated="242"/>
        </table:table-row>
        <table:table-row table:style-name="ro1">
          <table:table-cell table:style-name="ce1" office:value-type="float" office:value="196">
            <text:p>196</text:p>
          </table:table-cell>
          <table:table-cell table:formula="of:=[.M198]-[.M197]" office:value-type="float" office:value="-0.1756">
            <text:p>-0,1756</text:p>
          </table:table-cell>
          <table:table-cell table:formula="of:=([.M198]-[.$H$2])*256" office:value-type="float" office:value="-35.3024">
            <text:p>-35,3024</text:p>
          </table:table-cell>
          <table:table-cell table:formula="of:=ROUND([.C198])+128" office:value-type="float" office:value="93">
            <text:p>93</text:p>
          </table:table-cell>
          <table:table-cell table:formula="of:=DEC2HEX([.D198])" office:value-type="string" office:string-value="5D">
            <text:p>5D</text:p>
          </table:table-cell>
          <table:table-cell table:formula="of:=[.B198]*[.B198]" office:value-type="float" office:value="0.03083536">
            <text:p>0,0308</text:p>
          </table:table-cell>
          <table:table-cell table:number-columns-repeated="6"/>
          <table:table-cell table:style-name="ce3" office:value-type="float" office:value="-0.1379">
            <text:p>-0,1379</text:p>
          </table:table-cell>
          <table:table-cell table:formula="of:=[.M198]*[.B198]" office:value-type="float" office:value="0.02421524">
            <text:p>0,0242</text:p>
          </table:table-cell>
          <table:table-cell table:number-columns-repeated="242"/>
        </table:table-row>
        <table:table-row table:style-name="ro1">
          <table:table-cell table:style-name="ce1" office:value-type="float" office:value="197">
            <text:p>197</text:p>
          </table:table-cell>
          <table:table-cell table:formula="of:=[.M199]-[.M198]" office:value-type="float" office:value="-0.1199">
            <text:p>-0,1199</text:p>
          </table:table-cell>
          <table:table-cell table:formula="of:=([.M199]-[.$H$2])*256" office:value-type="float" office:value="-65.9968">
            <text:p>-65,9968</text:p>
          </table:table-cell>
          <table:table-cell table:formula="of:=ROUND([.C199])+128" office:value-type="float" office:value="62">
            <text:p>62</text:p>
          </table:table-cell>
          <table:table-cell table:formula="of:=DEC2HEX([.D199])" office:value-type="string" office:string-value="3E">
            <text:p>3E</text:p>
          </table:table-cell>
          <table:table-cell table:formula="of:=[.B199]*[.B199]" office:value-type="float" office:value="0.01437601">
            <text:p>0,0144</text:p>
          </table:table-cell>
          <table:table-cell table:number-columns-repeated="6"/>
          <table:table-cell table:style-name="ce3" office:value-type="float" office:value="-0.2578">
            <text:p>-0,2578</text:p>
          </table:table-cell>
          <table:table-cell table:formula="of:=[.M199]*[.B199]" office:value-type="float" office:value="0.03091022">
            <text:p>0,0309</text:p>
          </table:table-cell>
          <table:table-cell table:number-columns-repeated="242"/>
        </table:table-row>
        <table:table-row table:style-name="ro1">
          <table:table-cell table:style-name="ce1" office:value-type="float" office:value="198">
            <text:p>198</text:p>
          </table:table-cell>
          <table:table-cell table:formula="of:=[.M200]-[.M199]" office:value-type="float" office:value="-0.0321">
            <text:p>-0,0321</text:p>
          </table:table-cell>
          <table:table-cell table:formula="of:=([.M200]-[.$H$2])*256" office:value-type="float" office:value="-74.2144">
            <text:p>-74,2144</text:p>
          </table:table-cell>
          <table:table-cell table:formula="of:=ROUND([.C200])+128" office:value-type="float" office:value="54">
            <text:p>54</text:p>
          </table:table-cell>
          <table:table-cell table:formula="of:=DEC2HEX([.D200])" office:value-type="string" office:string-value="36">
            <text:p>36</text:p>
          </table:table-cell>
          <table:table-cell table:formula="of:=[.B200]*[.B200]" office:value-type="float" office:value="0.00103041">
            <text:p>0,0010</text:p>
          </table:table-cell>
          <table:table-cell/>
          <table:table-cell table:formula="of:=([.B200]-[.B199])/([.A200]-[.A199])" office:value-type="float" office:value="0.0878000000000001">
            <text:p>0,0878</text:p>
          </table:table-cell>
          <table:table-cell table:formula="of:=[.B200]-[.H200]*[.A200]" office:value-type="float" office:value="-17.4165">
            <text:p>-17,4165</text:p>
          </table:table-cell>
          <table:table-cell table:formula="of:=-[.I200]/[.H200]" office:value-type="float" office:value="198.365603644647">
            <text:p>198,3656</text:p>
          </table:table-cell>
          <table:table-cell table:number-columns-repeated="2"/>
          <table:table-cell table:style-name="ce3" office:value-type="float" office:value="-0.2899">
            <text:p>-0,2899</text:p>
          </table:table-cell>
          <table:table-cell table:formula="of:=[.M200]*[.B200]" office:value-type="float" office:value="0.00930578999999999">
            <text:p>0,0093</text:p>
          </table:table-cell>
          <table:table-cell table:number-columns-repeated="242"/>
        </table:table-row>
        <table:table-row table:style-name="ro1">
          <table:table-cell table:style-name="ce1" office:value-type="float" office:value="199">
            <text:p>199</text:p>
          </table:table-cell>
          <table:table-cell table:formula="of:=[.M201]-[.M200]" office:value-type="float" office:value="0.0793">
            <text:p>0,0793</text:p>
          </table:table-cell>
          <table:table-cell table:formula="of:=([.M201]-[.$H$2])*256" office:value-type="float" office:value="-53.9136">
            <text:p>-53,9136</text:p>
          </table:table-cell>
          <table:table-cell table:formula="of:=ROUND([.C201])+128" office:value-type="float" office:value="74">
            <text:p>74</text:p>
          </table:table-cell>
          <table:table-cell table:formula="of:=DEC2HEX([.D201])" office:value-type="string" office:string-value="4A">
            <text:p>4A</text:p>
          </table:table-cell>
          <table:table-cell table:formula="of:=[.B201]*[.B201]" office:value-type="float" office:value="0.00628849">
            <text:p>0,0063</text:p>
          </table:table-cell>
          <table:table-cell table:number-columns-repeated="6"/>
          <table:table-cell table:style-name="ce3" office:value-type="float" office:value="-0.2106">
            <text:p>-0,2106</text:p>
          </table:table-cell>
          <table:table-cell table:formula="of:=[.M201]*[.B201]" office:value-type="float" office:value="-0.01670058">
            <text:p>-0,0167</text:p>
          </table:table-cell>
          <table:table-cell table:number-columns-repeated="242"/>
        </table:table-row>
        <table:table-row table:style-name="ro1">
          <table:table-cell table:style-name="ce1" office:value-type="float" office:value="200">
            <text:p>200</text:p>
          </table:table-cell>
          <table:table-cell table:formula="of:=[.M202]-[.M201]" office:value-type="float" office:value="0.1498">
            <text:p>0,1498</text:p>
          </table:table-cell>
          <table:table-cell table:formula="of:=([.M202]-[.$H$2])*256" office:value-type="float" office:value="-15.5648">
            <text:p>-15,5648</text:p>
          </table:table-cell>
          <table:table-cell table:formula="of:=ROUND([.C202])+128" office:value-type="float" office:value="112">
            <text:p>112</text:p>
          </table:table-cell>
          <table:table-cell table:formula="of:=DEC2HEX([.D202])" office:value-type="string" office:string-value="70">
            <text:p>70</text:p>
          </table:table-cell>
          <table:table-cell table:formula="of:=[.B202]*[.B202]" office:value-type="float" office:value="0.02244004">
            <text:p>0,0224</text:p>
          </table:table-cell>
          <table:table-cell table:number-columns-repeated="6"/>
          <table:table-cell table:style-name="ce3" office:value-type="float" office:value="-0.0608">
            <text:p>-0,0608</text:p>
          </table:table-cell>
          <table:table-cell table:formula="of:=[.M202]*[.B202]" office:value-type="float" office:value="-0.00910784">
            <text:p>-0,0091</text:p>
          </table:table-cell>
          <table:table-cell table:number-columns-repeated="242"/>
        </table:table-row>
        <table:table-row table:style-name="ro1">
          <table:table-cell table:style-name="ce1" office:value-type="float" office:value="201">
            <text:p>201</text:p>
          </table:table-cell>
          <table:table-cell table:formula="of:=[.M203]-[.M202]" office:value-type="float" office:value="0.1547">
            <text:p>0,1547</text:p>
          </table:table-cell>
          <table:table-cell table:formula="of:=([.M203]-[.$H$2])*256" office:value-type="float" office:value="24.0384">
            <text:p>24,0384</text:p>
          </table:table-cell>
          <table:table-cell table:formula="of:=ROUND([.C203])+128" office:value-type="float" office:value="152">
            <text:p>152</text:p>
          </table:table-cell>
          <table:table-cell table:formula="of:=DEC2HEX([.D203])" office:value-type="string" office:string-value="98">
            <text:p>98</text:p>
          </table:table-cell>
          <table:table-cell table:formula="of:=[.B203]*[.B203]" office:value-type="float" office:value="0.02393209">
            <text:p>0,0239</text:p>
          </table:table-cell>
          <table:table-cell table:number-columns-repeated="6"/>
          <table:table-cell table:style-name="ce3" office:value-type="float" office:value="0.0939">
            <text:p>0,0939</text:p>
          </table:table-cell>
          <table:table-cell table:formula="of:=[.M203]*[.B203]" office:value-type="float" office:value="0.01452633">
            <text:p>0,0145</text:p>
          </table:table-cell>
          <table:table-cell table:number-columns-repeated="242"/>
        </table:table-row>
        <table:table-row table:style-name="ro1">
          <table:table-cell table:style-name="ce1" office:value-type="float" office:value="202">
            <text:p>202</text:p>
          </table:table-cell>
          <table:table-cell table:formula="of:=[.M204]-[.M203]" office:value-type="float" office:value="0.099">
            <text:p>0,0990</text:p>
          </table:table-cell>
          <table:table-cell table:formula="of:=([.M204]-[.$H$2])*256" office:value-type="float" office:value="49.3824">
            <text:p>49,3824</text:p>
          </table:table-cell>
          <table:table-cell table:formula="of:=ROUND([.C204])+128" office:value-type="float" office:value="177">
            <text:p>177</text:p>
          </table:table-cell>
          <table:table-cell table:formula="of:=DEC2HEX([.D204])" office:value-type="string" office:string-value="B1">
            <text:p>B1</text:p>
          </table:table-cell>
          <table:table-cell table:formula="of:=[.B204]*[.B204]" office:value-type="float" office:value="0.009801">
            <text:p>0,0098</text:p>
          </table:table-cell>
          <table:table-cell table:number-columns-repeated="6"/>
          <table:table-cell table:style-name="ce3" office:value-type="float" office:value="0.1929">
            <text:p>0,1929</text:p>
          </table:table-cell>
          <table:table-cell table:formula="of:=[.M204]*[.B204]" office:value-type="float" office:value="0.0190971">
            <text:p>0,0191</text:p>
          </table:table-cell>
          <table:table-cell table:number-columns-repeated="242"/>
        </table:table-row>
        <table:table-row table:style-name="ro1">
          <table:table-cell table:style-name="ce1" office:value-type="float" office:value="203">
            <text:p>203</text:p>
          </table:table-cell>
          <table:table-cell table:formula="of:=[.M205]-[.M204]" office:value-type="float" office:value="0.0112">
            <text:p>0,0112</text:p>
          </table:table-cell>
          <table:table-cell table:formula="of:=([.M205]-[.$H$2])*256" office:value-type="float" office:value="52.2496">
            <text:p>52,2496</text:p>
          </table:table-cell>
          <table:table-cell table:formula="of:=ROUND([.C205])+128" office:value-type="float" office:value="180">
            <text:p>180</text:p>
          </table:table-cell>
          <table:table-cell table:formula="of:=DEC2HEX([.D205])" office:value-type="string" office:string-value="B4">
            <text:p>B4</text:p>
          </table:table-cell>
          <table:table-cell table:formula="of:=[.B205]*[.B205]" office:value-type="float" office:value="0.00012544">
            <text:p>0,0001</text:p>
          </table:table-cell>
          <table:table-cell/>
          <table:table-cell table:formula="of:=([.B205]-[.B204])/([.A205]-[.A204])" office:value-type="float" office:value="-0.0878">
            <text:p>-0,0878</text:p>
          </table:table-cell>
          <table:table-cell table:formula="of:=[.B205]-[.H205]*[.A205]" office:value-type="float" office:value="17.8346">
            <text:p>17,8346</text:p>
          </table:table-cell>
          <table:table-cell table:formula="of:=-[.I205]/[.H205]" office:value-type="float" office:value="203.127562642369">
            <text:p>203,1276</text:p>
          </table:table-cell>
          <table:table-cell table:number-columns-repeated="2"/>
          <table:table-cell table:style-name="ce3" office:value-type="float" office:value="0.2041">
            <text:p>0,2041</text:p>
          </table:table-cell>
          <table:table-cell table:formula="of:=[.M205]*[.B205]" office:value-type="float" office:value="0.00228592">
            <text:p>0,0023</text:p>
          </table:table-cell>
          <table:table-cell table:number-columns-repeated="242"/>
        </table:table-row>
        <table:table-row table:style-name="ro1">
          <table:table-cell table:style-name="ce1" office:value-type="float" office:value="204">
            <text:p>204</text:p>
          </table:table-cell>
          <table:table-cell table:formula="of:=[.M206]-[.M205]" office:value-type="float" office:value="-0.0887">
            <text:p>-0,0887</text:p>
          </table:table-cell>
          <table:table-cell table:formula="of:=([.M206]-[.$H$2])*256" office:value-type="float" office:value="29.5424">
            <text:p>29,5424</text:p>
          </table:table-cell>
          <table:table-cell table:formula="of:=ROUND([.C206])+128" office:value-type="float" office:value="158">
            <text:p>158</text:p>
          </table:table-cell>
          <table:table-cell table:formula="of:=DEC2HEX([.D206])" office:value-type="string" office:string-value="9E">
            <text:p>9E</text:p>
          </table:table-cell>
          <table:table-cell table:formula="of:=[.B206]*[.B206]" office:value-type="float" office:value="0.00786769">
            <text:p>0,0079</text:p>
          </table:table-cell>
          <table:table-cell table:number-columns-repeated="6"/>
          <table:table-cell table:style-name="ce3" office:value-type="float" office:value="0.1154">
            <text:p>0,1154</text:p>
          </table:table-cell>
          <table:table-cell table:formula="of:=[.M206]*[.B206]" office:value-type="float" office:value="-0.01023598">
            <text:p>-0,0102</text:p>
          </table:table-cell>
          <table:table-cell table:number-columns-repeated="242"/>
        </table:table-row>
        <table:table-row table:style-name="ro1">
          <table:table-cell table:style-name="ce1" office:value-type="float" office:value="205">
            <text:p>205</text:p>
          </table:table-cell>
          <table:table-cell table:formula="of:=[.M207]-[.M206]" office:value-type="float" office:value="-0.1416">
            <text:p>-0,1416</text:p>
          </table:table-cell>
          <table:table-cell table:formula="of:=([.M207]-[.$H$2])*256" office:value-type="float" office:value="-6.7072">
            <text:p>-6,7072</text:p>
          </table:table-cell>
          <table:table-cell table:formula="of:=ROUND([.C207])+128" office:value-type="float" office:value="121">
            <text:p>121</text:p>
          </table:table-cell>
          <table:table-cell table:formula="of:=DEC2HEX([.D207])" office:value-type="string" office:string-value="79">
            <text:p>79</text:p>
          </table:table-cell>
          <table:table-cell table:formula="of:=[.B207]*[.B207]" office:value-type="float" office:value="0.02005056">
            <text:p>0,0201</text:p>
          </table:table-cell>
          <table:table-cell table:number-columns-repeated="6"/>
          <table:table-cell table:style-name="ce3" office:value-type="float" office:value="-0.0262">
            <text:p>-0,0262</text:p>
          </table:table-cell>
          <table:table-cell table:formula="of:=[.M207]*[.B207]" office:value-type="float" office:value="0.00370992">
            <text:p>0,0037</text:p>
          </table:table-cell>
          <table:table-cell table:number-columns-repeated="242"/>
        </table:table-row>
        <table:table-row table:style-name="ro1">
          <table:table-cell table:style-name="ce1" office:value-type="float" office:value="206">
            <text:p>206</text:p>
          </table:table-cell>
          <table:table-cell table:formula="of:=[.M208]-[.M207]" office:value-type="float" office:value="-0.1348">
            <text:p>-0,1348</text:p>
          </table:table-cell>
          <table:table-cell table:formula="of:=([.M208]-[.$H$2])*256" office:value-type="float" office:value="-41.216">
            <text:p>-41,2160</text:p>
          </table:table-cell>
          <table:table-cell table:formula="of:=ROUND([.C208])+128" office:value-type="float" office:value="87">
            <text:p>87</text:p>
          </table:table-cell>
          <table:table-cell table:formula="of:=DEC2HEX([.D208])" office:value-type="string" office:string-value="57">
            <text:p>57</text:p>
          </table:table-cell>
          <table:table-cell table:formula="of:=[.B208]*[.B208]" office:value-type="float" office:value="0.01817104">
            <text:p>0,0182</text:p>
          </table:table-cell>
          <table:table-cell table:number-columns-repeated="6"/>
          <table:table-cell table:style-name="ce3" office:value-type="float" office:value="-0.161">
            <text:p>-0,1610</text:p>
          </table:table-cell>
          <table:table-cell table:formula="of:=[.M208]*[.B208]" office:value-type="float" office:value="0.0217028">
            <text:p>0,0217</text:p>
          </table:table-cell>
          <table:table-cell table:number-columns-repeated="242"/>
        </table:table-row>
        <table:table-row table:style-name="ro1">
          <table:table-cell table:style-name="ce1" office:value-type="float" office:value="207">
            <text:p>207</text:p>
          </table:table-cell>
          <table:table-cell table:formula="of:=[.M209]-[.M208]" office:value-type="float" office:value="-0.0752">
            <text:p>-0,0752</text:p>
          </table:table-cell>
          <table:table-cell table:formula="of:=([.M209]-[.$H$2])*256" office:value-type="float" office:value="-60.4672">
            <text:p>-60,4672</text:p>
          </table:table-cell>
          <table:table-cell table:formula="of:=ROUND([.C209])+128" office:value-type="float" office:value="68">
            <text:p>68</text:p>
          </table:table-cell>
          <table:table-cell table:formula="of:=DEC2HEX([.D209])" office:value-type="string" office:string-value="44">
            <text:p>44</text:p>
          </table:table-cell>
          <table:table-cell table:formula="of:=[.B209]*[.B209]" office:value-type="float" office:value="0.00565504">
            <text:p>0,0057</text:p>
          </table:table-cell>
          <table:table-cell/>
          <table:table-cell table:formula="of:=([.B209]-[.B208])/([.A209]-[.A208])" office:value-type="float" office:value="0.0596">
            <text:p>0,0596</text:p>
          </table:table-cell>
          <table:table-cell table:formula="of:=[.B209]-[.H209]*[.A209]" office:value-type="float" office:value="-12.4124">
            <text:p>-12,4124</text:p>
          </table:table-cell>
          <table:table-cell table:formula="of:=-[.I209]/[.H209]" office:value-type="float" office:value="208.261744966443">
            <text:p>208,2617</text:p>
          </table:table-cell>
          <table:table-cell table:number-columns-repeated="2"/>
          <table:table-cell table:style-name="ce3" office:value-type="float" office:value="-0.2362">
            <text:p>-0,2362</text:p>
          </table:table-cell>
          <table:table-cell table:formula="of:=[.M209]*[.B209]" office:value-type="float" office:value="0.01776224">
            <text:p>0,0178</text:p>
          </table:table-cell>
          <table:table-cell table:number-columns-repeated="242"/>
        </table:table-row>
        <table:table-row table:style-name="ro1">
          <table:table-cell table:style-name="ce1" office:value-type="float" office:value="208">
            <text:p>208</text:p>
          </table:table-cell>
          <table:table-cell table:formula="of:=[.M210]-[.M209]" office:value-type="float" office:value="0.016">
            <text:p>0,0160</text:p>
          </table:table-cell>
          <table:table-cell table:formula="of:=([.M210]-[.$H$2])*256" office:value-type="float" office:value="-56.3712">
            <text:p>-56,3712</text:p>
          </table:table-cell>
          <table:table-cell table:formula="of:=ROUND([.C210])+128" office:value-type="float" office:value="72">
            <text:p>72</text:p>
          </table:table-cell>
          <table:table-cell table:formula="of:=DEC2HEX([.D210])" office:value-type="string" office:string-value="48">
            <text:p>48</text:p>
          </table:table-cell>
          <table:table-cell table:formula="of:=[.B210]*[.B210]" office:value-type="float" office:value="0.000256">
            <text:p>0,0003</text:p>
          </table:table-cell>
          <table:table-cell table:number-columns-repeated="6"/>
          <table:table-cell table:style-name="ce3" office:value-type="float" office:value="-0.2202">
            <text:p>-0,2202</text:p>
          </table:table-cell>
          <table:table-cell table:formula="of:=[.M210]*[.B210]" office:value-type="float" office:value="-0.0035232">
            <text:p>-0,0035</text:p>
          </table:table-cell>
          <table:table-cell table:number-columns-repeated="242"/>
        </table:table-row>
        <table:table-row table:style-name="ro1">
          <table:table-cell table:style-name="ce1" office:value-type="float" office:value="209">
            <text:p>209</text:p>
          </table:table-cell>
          <table:table-cell table:formula="of:=[.M211]-[.M210]" office:value-type="float" office:value="0.1038">
            <text:p>0,1038</text:p>
          </table:table-cell>
          <table:table-cell table:formula="of:=([.M211]-[.$H$2])*256" office:value-type="float" office:value="-29.7984">
            <text:p>-29,7984</text:p>
          </table:table-cell>
          <table:table-cell table:formula="of:=ROUND([.C211])+128" office:value-type="float" office:value="98">
            <text:p>98</text:p>
          </table:table-cell>
          <table:table-cell table:formula="of:=DEC2HEX([.D211])" office:value-type="string" office:string-value="62">
            <text:p>62</text:p>
          </table:table-cell>
          <table:table-cell table:formula="of:=[.B211]*[.B211]" office:value-type="float" office:value="0.01077444">
            <text:p>0,0108</text:p>
          </table:table-cell>
          <table:table-cell table:number-columns-repeated="6"/>
          <table:table-cell table:style-name="ce3" office:value-type="float" office:value="-0.1164">
            <text:p>-0,1164</text:p>
          </table:table-cell>
          <table:table-cell table:formula="of:=[.M211]*[.B211]" office:value-type="float" office:value="-0.01208232">
            <text:p>-0,0121</text:p>
          </table:table-cell>
          <table:table-cell table:number-columns-repeated="242"/>
        </table:table-row>
        <table:table-row table:style-name="ro1">
          <table:table-cell table:style-name="ce1" office:value-type="float" office:value="210">
            <text:p>210</text:p>
          </table:table-cell>
          <table:table-cell table:formula="of:=[.M212]-[.M211]" office:value-type="float" office:value="0.1415">
            <text:p>0,1415</text:p>
          </table:table-cell>
          <table:table-cell table:formula="of:=([.M212]-[.$H$2])*256" office:value-type="float" office:value="6.4256">
            <text:p>6,4256</text:p>
          </table:table-cell>
          <table:table-cell table:formula="of:=ROUND([.C212])+128" office:value-type="float" office:value="134">
            <text:p>134</text:p>
          </table:table-cell>
          <table:table-cell table:formula="of:=DEC2HEX([.D212])" office:value-type="string" office:string-value="86">
            <text:p>86</text:p>
          </table:table-cell>
          <table:table-cell table:formula="of:=[.B212]*[.B212]" office:value-type="float" office:value="0.02002225">
            <text:p>0,0200</text:p>
          </table:table-cell>
          <table:table-cell table:number-columns-repeated="6"/>
          <table:table-cell table:style-name="ce3" office:value-type="float" office:value="0.0251">
            <text:p>0,0251</text:p>
          </table:table-cell>
          <table:table-cell table:formula="of:=[.M212]*[.B212]" office:value-type="float" office:value="0.00355165">
            <text:p>0,0036</text:p>
          </table:table-cell>
          <table:table-cell table:number-columns-repeated="242"/>
        </table:table-row>
        <table:table-row table:style-name="ro1">
          <table:table-cell table:style-name="ce1" office:value-type="float" office:value="211">
            <text:p>211</text:p>
          </table:table-cell>
          <table:table-cell table:formula="of:=[.M213]-[.M212]" office:value-type="float" office:value="0.1308">
            <text:p>0,1308</text:p>
          </table:table-cell>
          <table:table-cell table:formula="of:=([.M213]-[.$H$2])*256" office:value-type="float" office:value="39.9104">
            <text:p>39,9104</text:p>
          </table:table-cell>
          <table:table-cell table:formula="of:=ROUND([.C213])+128" office:value-type="float" office:value="168">
            <text:p>168</text:p>
          </table:table-cell>
          <table:table-cell table:formula="of:=DEC2HEX([.D213])" office:value-type="string" office:string-value="A8">
            <text:p>A8</text:p>
          </table:table-cell>
          <table:table-cell table:formula="of:=[.B213]*[.B213]" office:value-type="float" office:value="0.01710864">
            <text:p>0,0171</text:p>
          </table:table-cell>
          <table:table-cell table:number-columns-repeated="6"/>
          <table:table-cell table:style-name="ce3" office:value-type="float" office:value="0.1559">
            <text:p>0,1559</text:p>
          </table:table-cell>
          <table:table-cell table:formula="of:=[.M213]*[.B213]" office:value-type="float" office:value="0.02039172">
            <text:p>0,0204</text:p>
          </table:table-cell>
          <table:table-cell table:number-columns-repeated="242"/>
        </table:table-row>
        <table:table-row table:style-name="ro1">
          <table:table-cell table:style-name="ce1" office:value-type="float" office:value="212">
            <text:p>212</text:p>
          </table:table-cell>
          <table:table-cell table:formula="of:=[.M214]-[.M213]" office:value-type="float" office:value="0.068">
            <text:p>0,0680</text:p>
          </table:table-cell>
          <table:table-cell table:formula="of:=([.M214]-[.$H$2])*256" office:value-type="float" office:value="57.3184">
            <text:p>57,3184</text:p>
          </table:table-cell>
          <table:table-cell table:formula="of:=ROUND([.C214])+128" office:value-type="float" office:value="185">
            <text:p>185</text:p>
          </table:table-cell>
          <table:table-cell table:formula="of:=DEC2HEX([.D214])" office:value-type="string" office:string-value="B9">
            <text:p>B9</text:p>
          </table:table-cell>
          <table:table-cell table:formula="of:=[.B214]*[.B214]" office:value-type="float" office:value="0.004624">
            <text:p>0,0046</text:p>
          </table:table-cell>
          <table:table-cell/>
          <table:table-cell table:formula="of:=([.B214]-[.B213])/([.A214]-[.A213])" office:value-type="float" office:value="-0.0628">
            <text:p>-0,0628</text:p>
          </table:table-cell>
          <table:table-cell table:formula="of:=[.B214]-[.H214]*[.A214]" office:value-type="float" office:value="13.3816">
            <text:p>13,3816</text:p>
          </table:table-cell>
          <table:table-cell table:formula="of:=-[.I214]/[.H214]" office:value-type="float" office:value="213.082802547771">
            <text:p>213,0828</text:p>
          </table:table-cell>
          <table:table-cell table:number-columns-repeated="2"/>
          <table:table-cell table:style-name="ce3" office:value-type="float" office:value="0.2239">
            <text:p>0,2239</text:p>
          </table:table-cell>
          <table:table-cell table:formula="of:=[.M214]*[.B214]" office:value-type="float" office:value="0.0152252">
            <text:p>0,0152</text:p>
          </table:table-cell>
          <table:table-cell table:number-columns-repeated="242"/>
        </table:table-row>
        <table:table-row table:style-name="ro1">
          <table:table-cell table:style-name="ce1" office:value-type="float" office:value="213">
            <text:p>213</text:p>
          </table:table-cell>
          <table:table-cell table:formula="of:=[.M215]-[.M214]" office:value-type="float" office:value="-0.0352">
            <text:p>-0,0352</text:p>
          </table:table-cell>
          <table:table-cell table:formula="of:=([.M215]-[.$H$2])*256" office:value-type="float" office:value="48.3072">
            <text:p>48,3072</text:p>
          </table:table-cell>
          <table:table-cell table:formula="of:=ROUND([.C215])+128" office:value-type="float" office:value="176">
            <text:p>176</text:p>
          </table:table-cell>
          <table:table-cell table:formula="of:=DEC2HEX([.D215])" office:value-type="string" office:string-value="B0">
            <text:p>B0</text:p>
          </table:table-cell>
          <table:table-cell table:formula="of:=[.B215]*[.B215]" office:value-type="float" office:value="0.00123904">
            <text:p>0,0012</text:p>
          </table:table-cell>
          <table:table-cell table:number-columns-repeated="6"/>
          <table:table-cell table:style-name="ce3" office:value-type="float" office:value="0.1887">
            <text:p>0,1887</text:p>
          </table:table-cell>
          <table:table-cell table:formula="of:=[.M215]*[.B215]" office:value-type="float" office:value="-0.00664224">
            <text:p>-0,0066</text:p>
          </table:table-cell>
          <table:table-cell table:number-columns-repeated="242"/>
        </table:table-row>
        <table:table-row table:style-name="ro1">
          <table:table-cell table:style-name="ce1" office:value-type="float" office:value="214">
            <text:p>214</text:p>
          </table:table-cell>
          <table:table-cell table:formula="of:=[.M216]-[.M215]" office:value-type="float" office:value="-0.1032">
            <text:p>-0,1032</text:p>
          </table:table-cell>
          <table:table-cell table:formula="of:=([.M216]-[.$H$2])*256" office:value-type="float" office:value="21.888">
            <text:p>21,8880</text:p>
          </table:table-cell>
          <table:table-cell table:formula="of:=ROUND([.C216])+128" office:value-type="float" office:value="150">
            <text:p>150</text:p>
          </table:table-cell>
          <table:table-cell table:formula="of:=DEC2HEX([.D216])" office:value-type="string" office:string-value="96">
            <text:p>96</text:p>
          </table:table-cell>
          <table:table-cell table:formula="of:=[.B216]*[.B216]" office:value-type="float" office:value="0.01065024">
            <text:p>0,0107</text:p>
          </table:table-cell>
          <table:table-cell table:number-columns-repeated="6"/>
          <table:table-cell table:style-name="ce3" office:value-type="float" office:value="0.0855">
            <text:p>0,0855</text:p>
          </table:table-cell>
          <table:table-cell table:formula="of:=[.M216]*[.B216]" office:value-type="float" office:value="-0.0088236">
            <text:p>-0,0088</text:p>
          </table:table-cell>
          <table:table-cell table:number-columns-repeated="242"/>
        </table:table-row>
        <table:table-row table:style-name="ro1">
          <table:table-cell table:style-name="ce1" office:value-type="float" office:value="215">
            <text:p>215</text:p>
          </table:table-cell>
          <table:table-cell table:formula="of:=[.M217]-[.M216]" office:value-type="float" office:value="-0.1224">
            <text:p>-0,1224</text:p>
          </table:table-cell>
          <table:table-cell table:formula="of:=([.M217]-[.$H$2])*256" office:value-type="float" office:value="-9.4464">
            <text:p>-9,4464</text:p>
          </table:table-cell>
          <table:table-cell table:formula="of:=ROUND([.C217])+128" office:value-type="float" office:value="119">
            <text:p>119</text:p>
          </table:table-cell>
          <table:table-cell table:formula="of:=DEC2HEX([.D217])" office:value-type="string" office:string-value="77">
            <text:p>77</text:p>
          </table:table-cell>
          <table:table-cell table:formula="of:=[.B217]*[.B217]" office:value-type="float" office:value="0.01498176">
            <text:p>0,0150</text:p>
          </table:table-cell>
          <table:table-cell table:number-columns-repeated="6"/>
          <table:table-cell table:style-name="ce3" office:value-type="float" office:value="-0.0369">
            <text:p>-0,0369</text:p>
          </table:table-cell>
          <table:table-cell table:formula="of:=[.M217]*[.B217]" office:value-type="float" office:value="0.00451656">
            <text:p>0,0045</text:p>
          </table:table-cell>
          <table:table-cell table:number-columns-repeated="242"/>
        </table:table-row>
        <table:table-row table:style-name="ro1">
          <table:table-cell table:style-name="ce1" office:value-type="float" office:value="216">
            <text:p>216</text:p>
          </table:table-cell>
          <table:table-cell table:formula="of:=[.M218]-[.M217]" office:value-type="float" office:value="-0.1048">
            <text:p>-0,1048</text:p>
          </table:table-cell>
          <table:table-cell table:formula="of:=([.M218]-[.$H$2])*256" office:value-type="float" office:value="-36.2752">
            <text:p>-36,2752</text:p>
          </table:table-cell>
          <table:table-cell table:formula="of:=ROUND([.C218])+128" office:value-type="float" office:value="92">
            <text:p>92</text:p>
          </table:table-cell>
          <table:table-cell table:formula="of:=DEC2HEX([.D218])" office:value-type="string" office:string-value="5C">
            <text:p>5C</text:p>
          </table:table-cell>
          <table:table-cell table:formula="of:=[.B218]*[.B218]" office:value-type="float" office:value="0.01098304">
            <text:p>0,0110</text:p>
          </table:table-cell>
          <table:table-cell table:number-columns-repeated="6"/>
          <table:table-cell table:style-name="ce3" office:value-type="float" office:value="-0.1417">
            <text:p>-0,1417</text:p>
          </table:table-cell>
          <table:table-cell table:formula="of:=[.M218]*[.B218]" office:value-type="float" office:value="0.01485016">
            <text:p>0,0149</text:p>
          </table:table-cell>
          <table:table-cell table:number-columns-repeated="242"/>
        </table:table-row>
        <table:table-row table:style-name="ro1">
          <table:table-cell table:style-name="ce1" office:value-type="float" office:value="217">
            <text:p>217</text:p>
          </table:table-cell>
          <table:table-cell table:formula="of:=[.M219]-[.M218]" office:value-type="float" office:value="-0.03">
            <text:p>-0,0300</text:p>
          </table:table-cell>
          <table:table-cell table:formula="of:=([.M219]-[.$H$2])*256" office:value-type="float" office:value="-43.9552">
            <text:p>-43,9552</text:p>
          </table:table-cell>
          <table:table-cell table:formula="of:=ROUND([.C219])+128" office:value-type="float" office:value="84">
            <text:p>84</text:p>
          </table:table-cell>
          <table:table-cell table:formula="of:=DEC2HEX([.D219])" office:value-type="string" office:string-value="54">
            <text:p>54</text:p>
          </table:table-cell>
          <table:table-cell table:formula="of:=[.B219]*[.B219]" office:value-type="float" office:value="0.0009">
            <text:p>0,0009</text:p>
          </table:table-cell>
          <table:table-cell/>
          <table:table-cell table:formula="of:=([.B219]-[.B218])/([.A219]-[.A218])" office:value-type="float" office:value="0.0748">
            <text:p>0,0748</text:p>
          </table:table-cell>
          <table:table-cell table:formula="of:=[.B219]-[.H219]*[.A219]" office:value-type="float" office:value="-16.2616">
            <text:p>-16,2616</text:p>
          </table:table-cell>
          <table:table-cell table:formula="of:=-[.I219]/[.H219]" office:value-type="float" office:value="217.401069518717">
            <text:p>217,4011</text:p>
          </table:table-cell>
          <table:table-cell table:number-columns-repeated="2"/>
          <table:table-cell table:style-name="ce3" office:value-type="float" office:value="-0.1717">
            <text:p>-0,1717</text:p>
          </table:table-cell>
          <table:table-cell table:formula="of:=[.M219]*[.B219]" office:value-type="float" office:value="0.005151">
            <text:p>0,0052</text:p>
          </table:table-cell>
          <table:table-cell table:number-columns-repeated="242"/>
        </table:table-row>
        <table:table-row table:style-name="ro1">
          <table:table-cell table:style-name="ce1" office:value-type="float" office:value="218">
            <text:p>218</text:p>
          </table:table-cell>
          <table:table-cell table:formula="of:=[.M220]-[.M219]" office:value-type="float" office:value="0.0618">
            <text:p>0,0618</text:p>
          </table:table-cell>
          <table:table-cell table:formula="of:=([.M220]-[.$H$2])*256" office:value-type="float" office:value="-28.1344">
            <text:p>-28,1344</text:p>
          </table:table-cell>
          <table:table-cell table:formula="of:=ROUND([.C220])+128" office:value-type="float" office:value="100">
            <text:p>100</text:p>
          </table:table-cell>
          <table:table-cell table:formula="of:=DEC2HEX([.D220])" office:value-type="string" office:string-value="64">
            <text:p>64</text:p>
          </table:table-cell>
          <table:table-cell table:formula="of:=[.B220]*[.B220]" office:value-type="float" office:value="0.00381924">
            <text:p>0,0038</text:p>
          </table:table-cell>
          <table:table-cell table:number-columns-repeated="6"/>
          <table:table-cell table:style-name="ce3" office:value-type="float" office:value="-0.1099">
            <text:p>-0,1099</text:p>
          </table:table-cell>
          <table:table-cell table:formula="of:=[.M220]*[.B220]" office:value-type="float" office:value="-0.00679182">
            <text:p>-0,0068</text:p>
          </table:table-cell>
          <table:table-cell table:number-columns-repeated="242"/>
        </table:table-row>
        <table:table-row table:style-name="ro1">
          <table:table-cell table:style-name="ce1" office:value-type="float" office:value="219">
            <text:p>219</text:p>
          </table:table-cell>
          <table:table-cell table:formula="of:=[.M221]-[.M220]" office:value-type="float" office:value="0.1093">
            <text:p>0,1093</text:p>
          </table:table-cell>
          <table:table-cell table:formula="of:=([.M221]-[.$H$2])*256" office:value-type="float" office:value="-0.1536">
            <text:p>-0,1536</text:p>
          </table:table-cell>
          <table:table-cell table:formula="of:=ROUND([.C221])+128" office:value-type="float" office:value="128">
            <text:p>128</text:p>
          </table:table-cell>
          <table:table-cell table:formula="of:=DEC2HEX([.D221])" office:value-type="string" office:string-value="80">
            <text:p>80</text:p>
          </table:table-cell>
          <table:table-cell table:formula="of:=[.B221]*[.B221]" office:value-type="float" office:value="0.01194649">
            <text:p>0,0119</text:p>
          </table:table-cell>
          <table:table-cell table:number-columns-repeated="6"/>
          <table:table-cell table:style-name="ce3" office:value-type="float" office:value="-0.0006">
            <text:p>-0,0006</text:p>
          </table:table-cell>
          <table:table-cell table:formula="of:=[.M221]*[.B221]" office:value-type="float" office:value="-0.00006558">
            <text:p>-0,0001</text:p>
          </table:table-cell>
          <table:table-cell table:number-columns-repeated="242"/>
        </table:table-row>
        <table:table-row table:style-name="ro1">
          <table:table-cell table:style-name="ce1" office:value-type="float" office:value="220">
            <text:p>220</text:p>
          </table:table-cell>
          <table:table-cell table:formula="of:=[.M222]-[.M221]" office:value-type="float" office:value="0.1307">
            <text:p>0,1307</text:p>
          </table:table-cell>
          <table:table-cell table:formula="of:=([.M222]-[.$H$2])*256" office:value-type="float" office:value="33.3056">
            <text:p>33,3056</text:p>
          </table:table-cell>
          <table:table-cell table:formula="of:=ROUND([.C222])+128" office:value-type="float" office:value="161">
            <text:p>161</text:p>
          </table:table-cell>
          <table:table-cell table:formula="of:=DEC2HEX([.D222])" office:value-type="string" office:string-value="A1">
            <text:p>A1</text:p>
          </table:table-cell>
          <table:table-cell table:formula="of:=[.B222]*[.B222]" office:value-type="float" office:value="0.01708249">
            <text:p>0,0171</text:p>
          </table:table-cell>
          <table:table-cell table:number-columns-repeated="6"/>
          <table:table-cell table:style-name="ce3" office:value-type="float" office:value="0.1301">
            <text:p>0,1301</text:p>
          </table:table-cell>
          <table:table-cell table:formula="of:=[.M222]*[.B222]" office:value-type="float" office:value="0.01700407">
            <text:p>0,0170</text:p>
          </table:table-cell>
          <table:table-cell table:number-columns-repeated="242"/>
        </table:table-row>
        <table:table-row table:style-name="ro1">
          <table:table-cell table:style-name="ce1" office:value-type="float" office:value="221">
            <text:p>221</text:p>
          </table:table-cell>
          <table:table-cell table:formula="of:=[.M223]-[.M222]" office:value-type="float" office:value="0.0771">
            <text:p>0,0771</text:p>
          </table:table-cell>
          <table:table-cell table:formula="of:=([.M223]-[.$H$2])*256" office:value-type="float" office:value="53.0432">
            <text:p>53,0432</text:p>
          </table:table-cell>
          <table:table-cell table:formula="of:=ROUND([.C223])+128" office:value-type="float" office:value="181">
            <text:p>181</text:p>
          </table:table-cell>
          <table:table-cell table:formula="of:=DEC2HEX([.D223])" office:value-type="string" office:string-value="B5">
            <text:p>B5</text:p>
          </table:table-cell>
          <table:table-cell table:formula="of:=[.B223]*[.B223]" office:value-type="float" office:value="0.00594441">
            <text:p>0,0059</text:p>
          </table:table-cell>
          <table:table-cell table:number-columns-repeated="6"/>
          <table:table-cell table:style-name="ce3" office:value-type="float" office:value="0.2072">
            <text:p>0,2072</text:p>
          </table:table-cell>
          <table:table-cell table:formula="of:=[.M223]*[.B223]" office:value-type="float" office:value="0.01597512">
            <text:p>0,0160</text:p>
          </table:table-cell>
          <table:table-cell table:number-columns-repeated="242"/>
        </table:table-row>
        <table:table-row table:style-name="ro1">
          <table:table-cell table:style-name="ce1" office:value-type="float" office:value="222">
            <text:p>222</text:p>
          </table:table-cell>
          <table:table-cell table:formula="of:=[.M224]-[.M223]" office:value-type="float" office:value="0.0213">
            <text:p>0,0213</text:p>
          </table:table-cell>
          <table:table-cell table:formula="of:=([.M224]-[.$H$2])*256" office:value-type="float" office:value="58.496">
            <text:p>58,4960</text:p>
          </table:table-cell>
          <table:table-cell table:formula="of:=ROUND([.C224])+128" office:value-type="float" office:value="186">
            <text:p>186</text:p>
          </table:table-cell>
          <table:table-cell table:formula="of:=DEC2HEX([.D224])" office:value-type="string" office:string-value="BA">
            <text:p>BA</text:p>
          </table:table-cell>
          <table:table-cell table:formula="of:=[.B224]*[.B224]" office:value-type="float" office:value="0.000453689999999999">
            <text:p>0,0005</text:p>
          </table:table-cell>
          <table:table-cell/>
          <table:table-cell table:formula="of:=([.B224]-[.B223])/([.A224]-[.A223])" office:value-type="float" office:value="-0.0558">
            <text:p>-0,0558</text:p>
          </table:table-cell>
          <table:table-cell table:formula="of:=[.B224]-[.H224]*[.A224]" office:value-type="float" office:value="12.4089">
            <text:p>12,4089</text:p>
          </table:table-cell>
          <table:table-cell table:formula="of:=-[.I224]/[.H224]" office:value-type="float" office:value="222.381720430107">
            <text:p>222,3817</text:p>
          </table:table-cell>
          <table:table-cell table:number-columns-repeated="2"/>
          <table:table-cell table:style-name="ce3" office:value-type="float" office:value="0.2285">
            <text:p>0,2285</text:p>
          </table:table-cell>
          <table:table-cell table:formula="of:=[.M224]*[.B224]" office:value-type="float" office:value="0.00486705">
            <text:p>0,0049</text:p>
          </table:table-cell>
          <table:table-cell table:number-columns-repeated="242"/>
        </table:table-row>
        <table:table-row table:style-name="ro1">
          <table:table-cell table:style-name="ce1" office:value-type="float" office:value="223">
            <text:p>223</text:p>
          </table:table-cell>
          <table:table-cell table:formula="of:=[.M225]-[.M224]" office:value-type="float" office:value="-0.0777">
            <text:p>-0,0777</text:p>
          </table:table-cell>
          <table:table-cell table:formula="of:=([.M225]-[.$H$2])*256" office:value-type="float" office:value="38.6048">
            <text:p>38,6048</text:p>
          </table:table-cell>
          <table:table-cell table:formula="of:=ROUND([.C225])+128" office:value-type="float" office:value="167">
            <text:p>167</text:p>
          </table:table-cell>
          <table:table-cell table:formula="of:=DEC2HEX([.D225])" office:value-type="string" office:string-value="A7">
            <text:p>A7</text:p>
          </table:table-cell>
          <table:table-cell table:formula="of:=[.B225]*[.B225]" office:value-type="float" office:value="0.00603729">
            <text:p>0,0060</text:p>
          </table:table-cell>
          <table:table-cell table:number-columns-repeated="6"/>
          <table:table-cell table:style-name="ce3" office:value-type="float" office:value="0.1508">
            <text:p>0,1508</text:p>
          </table:table-cell>
          <table:table-cell table:formula="of:=[.M225]*[.B225]" office:value-type="float" office:value="-0.01171716">
            <text:p>-0,0117</text:p>
          </table:table-cell>
          <table:table-cell table:number-columns-repeated="242"/>
        </table:table-row>
        <table:table-row table:style-name="ro1">
          <table:table-cell table:style-name="ce1" office:value-type="float" office:value="224">
            <text:p>224</text:p>
          </table:table-cell>
          <table:table-cell table:formula="of:=[.M226]-[.M225]" office:value-type="float" office:value="-0.1273">
            <text:p>-0,1273</text:p>
          </table:table-cell>
          <table:table-cell table:formula="of:=([.M226]-[.$H$2])*256" office:value-type="float" office:value="6.016">
            <text:p>6,0160</text:p>
          </table:table-cell>
          <table:table-cell table:formula="of:=ROUND([.C226])+128" office:value-type="float" office:value="134">
            <text:p>134</text:p>
          </table:table-cell>
          <table:table-cell table:formula="of:=DEC2HEX([.D226])" office:value-type="string" office:string-value="86">
            <text:p>86</text:p>
          </table:table-cell>
          <table:table-cell table:formula="of:=[.B226]*[.B226]" office:value-type="float" office:value="0.01620529">
            <text:p>0,0162</text:p>
          </table:table-cell>
          <table:table-cell table:number-columns-repeated="6"/>
          <table:table-cell table:style-name="ce3" office:value-type="float" office:value="0.0235">
            <text:p>0,0235</text:p>
          </table:table-cell>
          <table:table-cell table:formula="of:=[.M226]*[.B226]" office:value-type="float" office:value="-0.00299155">
            <text:p>-0,0030</text:p>
          </table:table-cell>
          <table:table-cell table:number-columns-repeated="242"/>
        </table:table-row>
        <table:table-row table:style-name="ro1">
          <table:table-cell table:style-name="ce1" office:value-type="float" office:value="225">
            <text:p>225</text:p>
          </table:table-cell>
          <table:table-cell table:formula="of:=[.M227]-[.M226]" office:value-type="float" office:value="-0.1254">
            <text:p>-0,1254</text:p>
          </table:table-cell>
          <table:table-cell table:formula="of:=([.M227]-[.$H$2])*256" office:value-type="float" office:value="-26.0864">
            <text:p>-26,0864</text:p>
          </table:table-cell>
          <table:table-cell table:formula="of:=ROUND([.C227])+128" office:value-type="float" office:value="102">
            <text:p>102</text:p>
          </table:table-cell>
          <table:table-cell table:formula="of:=DEC2HEX([.D227])" office:value-type="string" office:string-value="66">
            <text:p>66</text:p>
          </table:table-cell>
          <table:table-cell table:formula="of:=[.B227]*[.B227]" office:value-type="float" office:value="0.01572516">
            <text:p>0,0157</text:p>
          </table:table-cell>
          <table:table-cell table:number-columns-repeated="6"/>
          <table:table-cell table:style-name="ce3" office:value-type="float" office:value="-0.1019">
            <text:p>-0,1019</text:p>
          </table:table-cell>
          <table:table-cell table:formula="of:=[.M227]*[.B227]" office:value-type="float" office:value="0.01277826">
            <text:p>0,0128</text:p>
          </table:table-cell>
          <table:table-cell table:number-columns-repeated="242"/>
        </table:table-row>
        <table:table-row table:style-name="ro1">
          <table:table-cell table:style-name="ce1" office:value-type="float" office:value="226">
            <text:p>226</text:p>
          </table:table-cell>
          <table:table-cell table:formula="of:=[.M228]-[.M227]" office:value-type="float" office:value="-0.0708">
            <text:p>-0,0708</text:p>
          </table:table-cell>
          <table:table-cell table:formula="of:=([.M228]-[.$H$2])*256" office:value-type="float" office:value="-44.2112">
            <text:p>-44,2112</text:p>
          </table:table-cell>
          <table:table-cell table:formula="of:=ROUND([.C228])+128" office:value-type="float" office:value="84">
            <text:p>84</text:p>
          </table:table-cell>
          <table:table-cell table:formula="of:=DEC2HEX([.D228])" office:value-type="string" office:string-value="54">
            <text:p>54</text:p>
          </table:table-cell>
          <table:table-cell table:formula="of:=[.B228]*[.B228]" office:value-type="float" office:value="0.00501264">
            <text:p>0,0050</text:p>
          </table:table-cell>
          <table:table-cell/>
          <table:table-cell table:formula="of:=([.B228]-[.B227])/([.A228]-[.A227])" office:value-type="float" office:value="0.0546">
            <text:p>0,0546</text:p>
          </table:table-cell>
          <table:table-cell table:formula="of:=[.B228]-[.H228]*[.A228]" office:value-type="float" office:value="-12.4104">
            <text:p>-12,4104</text:p>
          </table:table-cell>
          <table:table-cell table:formula="of:=-[.I228]/[.H228]" office:value-type="float" office:value="227.296703296703">
            <text:p>227,2967</text:p>
          </table:table-cell>
          <table:table-cell table:number-columns-repeated="2"/>
          <table:table-cell table:style-name="ce3" office:value-type="float" office:value="-0.1727">
            <text:p>-0,1727</text:p>
          </table:table-cell>
          <table:table-cell table:formula="of:=[.M228]*[.B228]" office:value-type="float" office:value="0.01222716">
            <text:p>0,0122</text:p>
          </table:table-cell>
          <table:table-cell table:number-columns-repeated="242"/>
        </table:table-row>
        <table:table-row table:style-name="ro1">
          <table:table-cell table:style-name="ce1" office:value-type="float" office:value="227">
            <text:p>227</text:p>
          </table:table-cell>
          <table:table-cell table:formula="of:=[.M229]-[.M228]" office:value-type="float" office:value="0.00820000000000001">
            <text:p>0,0082</text:p>
          </table:table-cell>
          <table:table-cell table:formula="of:=([.M229]-[.$H$2])*256" office:value-type="float" office:value="-42.112">
            <text:p>-42,1120</text:p>
          </table:table-cell>
          <table:table-cell table:formula="of:=ROUND([.C229])+128" office:value-type="float" office:value="86">
            <text:p>86</text:p>
          </table:table-cell>
          <table:table-cell table:formula="of:=DEC2HEX([.D229])" office:value-type="string" office:string-value="56">
            <text:p>56</text:p>
          </table:table-cell>
          <table:table-cell table:formula="of:=[.B229]*[.B229]" office:value-type="float" office:value="0.0000672400000000002">
            <text:p>0,0001</text:p>
          </table:table-cell>
          <table:table-cell table:number-columns-repeated="6"/>
          <table:table-cell table:style-name="ce3" office:value-type="float" office:value="-0.1645">
            <text:p>-0,1645</text:p>
          </table:table-cell>
          <table:table-cell table:formula="of:=[.M229]*[.B229]" office:value-type="float" office:value="-0.0013489">
            <text:p>-0,0013</text:p>
          </table:table-cell>
          <table:table-cell table:number-columns-repeated="242"/>
        </table:table-row>
        <table:table-row table:style-name="ro1">
          <table:table-cell table:style-name="ce1" office:value-type="float" office:value="228">
            <text:p>228</text:p>
          </table:table-cell>
          <table:table-cell table:formula="of:=[.M230]-[.M229]" office:value-type="float" office:value="0.103">
            <text:p>0,1030</text:p>
          </table:table-cell>
          <table:table-cell table:formula="of:=([.M230]-[.$H$2])*256" office:value-type="float" office:value="-15.744">
            <text:p>-15,7440</text:p>
          </table:table-cell>
          <table:table-cell table:formula="of:=ROUND([.C230])+128" office:value-type="float" office:value="112">
            <text:p>112</text:p>
          </table:table-cell>
          <table:table-cell table:formula="of:=DEC2HEX([.D230])" office:value-type="string" office:string-value="70">
            <text:p>70</text:p>
          </table:table-cell>
          <table:table-cell table:formula="of:=[.B230]*[.B230]" office:value-type="float" office:value="0.010609">
            <text:p>0,0106</text:p>
          </table:table-cell>
          <table:table-cell table:number-columns-repeated="6"/>
          <table:table-cell table:style-name="ce3" office:value-type="float" office:value="-0.0615">
            <text:p>-0,0615</text:p>
          </table:table-cell>
          <table:table-cell table:formula="of:=[.M230]*[.B230]" office:value-type="float" office:value="-0.0063345">
            <text:p>-0,0063</text:p>
          </table:table-cell>
          <table:table-cell table:number-columns-repeated="242"/>
        </table:table-row>
        <table:table-row table:style-name="ro1">
          <table:table-cell table:style-name="ce1" office:value-type="float" office:value="229">
            <text:p>229</text:p>
          </table:table-cell>
          <table:table-cell table:formula="of:=[.M231]-[.M230]" office:value-type="float" office:value="0.1321">
            <text:p>0,1321</text:p>
          </table:table-cell>
          <table:table-cell table:formula="of:=([.M231]-[.$H$2])*256" office:value-type="float" office:value="18.0736">
            <text:p>18,0736</text:p>
          </table:table-cell>
          <table:table-cell table:formula="of:=ROUND([.C231])+128" office:value-type="float" office:value="146">
            <text:p>146</text:p>
          </table:table-cell>
          <table:table-cell table:formula="of:=DEC2HEX([.D231])" office:value-type="string" office:string-value="92">
            <text:p>92</text:p>
          </table:table-cell>
          <table:table-cell table:formula="of:=[.B231]*[.B231]" office:value-type="float" office:value="0.01745041">
            <text:p>0,0175</text:p>
          </table:table-cell>
          <table:table-cell table:number-columns-repeated="6"/>
          <table:table-cell table:style-name="ce3" office:value-type="float" office:value="0.0706">
            <text:p>0,0706</text:p>
          </table:table-cell>
          <table:table-cell table:formula="of:=[.M231]*[.B231]" office:value-type="float" office:value="0.00932626">
            <text:p>0,0093</text:p>
          </table:table-cell>
          <table:table-cell table:number-columns-repeated="242"/>
        </table:table-row>
        <table:table-row table:style-name="ro1">
          <table:table-cell table:style-name="ce1" office:value-type="float" office:value="230">
            <text:p>230</text:p>
          </table:table-cell>
          <table:table-cell table:formula="of:=[.M232]-[.M231]" office:value-type="float" office:value="0.1216">
            <text:p>0,1216</text:p>
          </table:table-cell>
          <table:table-cell table:formula="of:=([.M232]-[.$H$2])*256" office:value-type="float" office:value="49.2032">
            <text:p>49,2032</text:p>
          </table:table-cell>
          <table:table-cell table:formula="of:=ROUND([.C232])+128" office:value-type="float" office:value="177">
            <text:p>177</text:p>
          </table:table-cell>
          <table:table-cell table:formula="of:=DEC2HEX([.D232])" office:value-type="string" office:string-value="B1">
            <text:p>B1</text:p>
          </table:table-cell>
          <table:table-cell table:formula="of:=[.B232]*[.B232]" office:value-type="float" office:value="0.01478656">
            <text:p>0,0148</text:p>
          </table:table-cell>
          <table:table-cell table:number-columns-repeated="6"/>
          <table:table-cell table:style-name="ce3" office:value-type="float" office:value="0.1922">
            <text:p>0,1922</text:p>
          </table:table-cell>
          <table:table-cell table:formula="of:=[.M232]*[.B232]" office:value-type="float" office:value="0.02337152">
            <text:p>0,0234</text:p>
          </table:table-cell>
          <table:table-cell table:number-columns-repeated="242"/>
        </table:table-row>
        <table:table-row table:style-name="ro1">
          <table:table-cell table:style-name="ce1" office:value-type="float" office:value="231">
            <text:p>231</text:p>
          </table:table-cell>
          <table:table-cell table:formula="of:=[.M233]-[.M232]" office:value-type="float" office:value="0.0656">
            <text:p>0,0656</text:p>
          </table:table-cell>
          <table:table-cell table:formula="of:=([.M233]-[.$H$2])*256" office:value-type="float" office:value="65.9968">
            <text:p>65,9968</text:p>
          </table:table-cell>
          <table:table-cell table:formula="of:=ROUND([.C233])+128" office:value-type="float" office:value="194">
            <text:p>194</text:p>
          </table:table-cell>
          <table:table-cell table:formula="of:=DEC2HEX([.D233])" office:value-type="string" office:string-value="C2">
            <text:p>C2</text:p>
          </table:table-cell>
          <table:table-cell table:formula="of:=[.B233]*[.B233]" office:value-type="float" office:value="0.00430336">
            <text:p>0,0043</text:p>
          </table:table-cell>
          <table:table-cell/>
          <table:table-cell table:formula="of:=([.B233]-[.B232])/([.A233]-[.A232])" office:value-type="float" office:value="-0.056">
            <text:p>-0,0560</text:p>
          </table:table-cell>
          <table:table-cell table:formula="of:=[.B233]-[.H233]*[.A233]" office:value-type="float" office:value="13.0016">
            <text:p>13,0016</text:p>
          </table:table-cell>
          <table:table-cell table:formula="of:=-[.I233]/[.H233]" office:value-type="float" office:value="232.171428571429">
            <text:p>232,1714</text:p>
          </table:table-cell>
          <table:table-cell table:number-columns-repeated="2"/>
          <table:table-cell table:style-name="ce3" office:value-type="float" office:value="0.2578">
            <text:p>0,2578</text:p>
          </table:table-cell>
          <table:table-cell table:formula="of:=[.M233]*[.B233]" office:value-type="float" office:value="0.01691168">
            <text:p>0,0169</text:p>
          </table:table-cell>
          <table:table-cell table:number-columns-repeated="242"/>
        </table:table-row>
        <table:table-row table:style-name="ro1">
          <table:table-cell table:style-name="ce1" office:value-type="float" office:value="232">
            <text:p>232</text:p>
          </table:table-cell>
          <table:table-cell table:formula="of:=[.M234]-[.M233]" office:value-type="float" office:value="-0.0456">
            <text:p>-0,0456</text:p>
          </table:table-cell>
          <table:table-cell table:formula="of:=([.M234]-[.$H$2])*256" office:value-type="float" office:value="54.3232">
            <text:p>54,3232</text:p>
          </table:table-cell>
          <table:table-cell table:formula="of:=ROUND([.C234])+128" office:value-type="float" office:value="182">
            <text:p>182</text:p>
          </table:table-cell>
          <table:table-cell table:formula="of:=DEC2HEX([.D234])" office:value-type="string" office:string-value="B6">
            <text:p>B6</text:p>
          </table:table-cell>
          <table:table-cell table:formula="of:=[.B234]*[.B234]" office:value-type="float" office:value="0.00207936">
            <text:p>0,0021</text:p>
          </table:table-cell>
          <table:table-cell table:number-columns-repeated="6"/>
          <table:table-cell table:style-name="ce3" office:value-type="float" office:value="0.2122">
            <text:p>0,2122</text:p>
          </table:table-cell>
          <table:table-cell table:formula="of:=[.M234]*[.B234]" office:value-type="float" office:value="-0.00967632000000001">
            <text:p>-0,0097</text:p>
          </table:table-cell>
          <table:table-cell table:number-columns-repeated="242"/>
        </table:table-row>
        <table:table-row table:style-name="ro1">
          <table:table-cell table:style-name="ce1" office:value-type="float" office:value="233">
            <text:p>233</text:p>
          </table:table-cell>
          <table:table-cell table:formula="of:=[.M235]-[.M234]" office:value-type="float" office:value="-0.1307">
            <text:p>-0,1307</text:p>
          </table:table-cell>
          <table:table-cell table:formula="of:=([.M235]-[.$H$2])*256" office:value-type="float" office:value="20.864">
            <text:p>20,8640</text:p>
          </table:table-cell>
          <table:table-cell table:formula="of:=ROUND([.C235])+128" office:value-type="float" office:value="149">
            <text:p>149</text:p>
          </table:table-cell>
          <table:table-cell table:formula="of:=DEC2HEX([.D235])" office:value-type="string" office:string-value="95">
            <text:p>95</text:p>
          </table:table-cell>
          <table:table-cell table:formula="of:=[.B235]*[.B235]" office:value-type="float" office:value="0.01708249">
            <text:p>0,0171</text:p>
          </table:table-cell>
          <table:table-cell table:number-columns-repeated="6"/>
          <table:table-cell table:style-name="ce3" office:value-type="float" office:value="0.0815">
            <text:p>0,0815</text:p>
          </table:table-cell>
          <table:table-cell table:formula="of:=[.M235]*[.B235]" office:value-type="float" office:value="-0.01065205">
            <text:p>-0,0107</text:p>
          </table:table-cell>
          <table:table-cell table:number-columns-repeated="242"/>
        </table:table-row>
        <table:table-row table:style-name="ro1">
          <table:table-cell table:style-name="ce1" office:value-type="float" office:value="234">
            <text:p>234</text:p>
          </table:table-cell>
          <table:table-cell table:formula="of:=[.M236]-[.M235]" office:value-type="float" office:value="-0.1931">
            <text:p>-0,1931</text:p>
          </table:table-cell>
          <table:table-cell table:formula="of:=([.M236]-[.$H$2])*256" office:value-type="float" office:value="-28.5696">
            <text:p>-28,5696</text:p>
          </table:table-cell>
          <table:table-cell table:formula="of:=ROUND([.C236])+128" office:value-type="float" office:value="99">
            <text:p>99</text:p>
          </table:table-cell>
          <table:table-cell table:formula="of:=DEC2HEX([.D236])" office:value-type="string" office:string-value="63">
            <text:p>63</text:p>
          </table:table-cell>
          <table:table-cell table:formula="of:=[.B236]*[.B236]" office:value-type="float" office:value="0.03728761">
            <text:p>0,0373</text:p>
          </table:table-cell>
          <table:table-cell table:number-columns-repeated="6"/>
          <table:table-cell table:style-name="ce3" office:value-type="float" office:value="-0.1116">
            <text:p>-0,1116</text:p>
          </table:table-cell>
          <table:table-cell table:formula="of:=[.M236]*[.B236]" office:value-type="float" office:value="0.02154996">
            <text:p>0,0215</text:p>
          </table:table-cell>
          <table:table-cell table:number-columns-repeated="242"/>
        </table:table-row>
        <table:table-row table:style-name="ro1">
          <table:table-cell table:style-name="ce1" office:value-type="float" office:value="235">
            <text:p>235</text:p>
          </table:table-cell>
          <table:table-cell table:formula="of:=[.M237]-[.M236]" office:value-type="float" office:value="-0.1974">
            <text:p>-0,1974</text:p>
          </table:table-cell>
          <table:table-cell table:formula="of:=([.M237]-[.$H$2])*256" office:value-type="float" office:value="-79.104">
            <text:p>-79,1040</text:p>
          </table:table-cell>
          <table:table-cell table:formula="of:=ROUND([.C237])+128" office:value-type="float" office:value="49">
            <text:p>49</text:p>
          </table:table-cell>
          <table:table-cell table:formula="of:=DEC2HEX([.D237])" office:value-type="string" office:string-value="31">
            <text:p>31</text:p>
          </table:table-cell>
          <table:table-cell table:formula="of:=[.B237]*[.B237]" office:value-type="float" office:value="0.03896676">
            <text:p>0,0390</text:p>
          </table:table-cell>
          <table:table-cell table:number-columns-repeated="6"/>
          <table:table-cell table:style-name="ce3" office:value-type="float" office:value="-0.309">
            <text:p>-0,3090</text:p>
          </table:table-cell>
          <table:table-cell table:formula="of:=[.M237]*[.B237]" office:value-type="float" office:value="0.0609966">
            <text:p>0,0610</text:p>
          </table:table-cell>
          <table:table-cell table:number-columns-repeated="242"/>
        </table:table-row>
        <table:table-row table:style-name="ro1">
          <table:table-cell table:style-name="ce1" office:value-type="float" office:value="236">
            <text:p>236</text:p>
          </table:table-cell>
          <table:table-cell table:formula="of:=[.M238]-[.M237]" office:value-type="float" office:value="-0.152">
            <text:p>-0,1520</text:p>
          </table:table-cell>
          <table:table-cell table:formula="of:=([.M238]-[.$H$2])*256" office:value-type="float" office:value="-118.016">
            <text:p>-118,0160</text:p>
          </table:table-cell>
          <table:table-cell table:formula="of:=ROUND([.C238])+128" office:value-type="float" office:value="10">
            <text:p>10</text:p>
          </table:table-cell>
          <table:table-cell table:formula="of:=DEC2HEX([.D238])" office:value-type="string" office:string-value="A">
            <text:p>A</text:p>
          </table:table-cell>
          <table:table-cell table:formula="of:=[.B238]*[.B238]" office:value-type="float" office:value="0.023104">
            <text:p>0,0231</text:p>
          </table:table-cell>
          <table:table-cell table:number-columns-repeated="6"/>
          <table:table-cell table:style-name="ce3" office:value-type="float" office:value="-0.461">
            <text:p>-0,4610</text:p>
          </table:table-cell>
          <table:table-cell table:formula="of:=[.M238]*[.B238]" office:value-type="float" office:value="0.070072">
            <text:p>0,0701</text:p>
          </table:table-cell>
          <table:table-cell table:number-columns-repeated="242"/>
        </table:table-row>
        <table:table-row table:style-name="ro1">
          <table:table-cell table:style-name="ce1" office:value-type="float" office:value="237">
            <text:p>237</text:p>
          </table:table-cell>
          <table:table-cell table:formula="of:=[.M239]-[.M238]" office:value-type="float" office:value="-0.039">
            <text:p>-0,0390</text:p>
          </table:table-cell>
          <table:table-cell table:formula="of:=([.M239]-[.$H$2])*256" office:value-type="float" office:value="-128">
            <text:p>-128,0000</text:p>
          </table:table-cell>
          <table:table-cell table:formula="of:=ROUND([.C239])+128" office:value-type="float" office:value="0">
            <text:p>0</text:p>
          </table:table-cell>
          <table:table-cell table:formula="of:=DEC2HEX([.D239])" office:value-type="string" office:string-value="0">
            <text:p>0</text:p>
          </table:table-cell>
          <table:table-cell table:formula="of:=[.B239]*[.B239]" office:value-type="float" office:value="0.001521">
            <text:p>0,0015</text:p>
          </table:table-cell>
          <table:table-cell/>
          <table:table-cell table:formula="of:=([.B239]-[.B238])/([.A239]-[.A238])" office:value-type="float" office:value="0.113">
            <text:p>0,1130</text:p>
          </table:table-cell>
          <table:table-cell table:formula="of:=[.B239]-[.H239]*[.A239]" office:value-type="float" office:value="-26.82">
            <text:p>-26,8200</text:p>
          </table:table-cell>
          <table:table-cell table:formula="of:=-[.I239]/[.H239]" office:value-type="float" office:value="237.345132743363">
            <text:p>237,3451</text:p>
          </table:table-cell>
          <table:table-cell table:number-columns-repeated="2"/>
          <table:table-cell table:style-name="ce3" office:value-type="float" office:value="-0.5">
            <text:p>-0,5000</text:p>
          </table:table-cell>
          <table:table-cell table:formula="of:=[.M239]*[.B239]" office:value-type="float" office:value="0.0195">
            <text:p>0,0195</text:p>
          </table:table-cell>
          <table:table-cell table:number-columns-repeated="242"/>
        </table:table-row>
        <table:table-row table:style-name="ro1">
          <table:table-cell table:style-name="ce1" office:value-type="float" office:value="238">
            <text:p>238</text:p>
          </table:table-cell>
          <table:table-cell table:formula="of:=[.M240]-[.M239]" office:value-type="float" office:value="0.04">
            <text:p>0,0400</text:p>
          </table:table-cell>
          <table:table-cell table:formula="of:=([.M240]-[.$H$2])*256" office:value-type="float" office:value="-117.76">
            <text:p>-117,7600</text:p>
          </table:table-cell>
          <table:table-cell table:formula="of:=ROUND([.C240])+128" office:value-type="float" office:value="10">
            <text:p>10</text:p>
          </table:table-cell>
          <table:table-cell table:formula="of:=DEC2HEX([.D240])" office:value-type="string" office:string-value="A">
            <text:p>A</text:p>
          </table:table-cell>
          <table:table-cell table:formula="of:=[.B240]*[.B240]" office:value-type="float" office:value="0.0016">
            <text:p>0,0016</text:p>
          </table:table-cell>
          <table:table-cell table:number-columns-repeated="6"/>
          <table:table-cell table:style-name="ce3" office:value-type="float" office:value="-0.46">
            <text:p>-0,4600</text:p>
          </table:table-cell>
          <table:table-cell table:formula="of:=[.M240]*[.B240]" office:value-type="float" office:value="-0.0184">
            <text:p>-0,0184</text:p>
          </table:table-cell>
          <table:table-cell table:number-columns-repeated="242"/>
        </table:table-row>
        <table:table-row table:style-name="ro1">
          <table:table-cell table:style-name="ce1" office:value-type="float" office:value="239">
            <text:p>239</text:p>
          </table:table-cell>
          <table:table-cell table:formula="of:=[.M241]-[.M240]" office:value-type="float" office:value="0.1217">
            <text:p>0,1217</text:p>
          </table:table-cell>
          <table:table-cell table:formula="of:=([.M241]-[.$H$2])*256" office:value-type="float" office:value="-86.6048">
            <text:p>-86,6048</text:p>
          </table:table-cell>
          <table:table-cell table:formula="of:=ROUND([.C241])+128" office:value-type="float" office:value="41">
            <text:p>41</text:p>
          </table:table-cell>
          <table:table-cell table:formula="of:=DEC2HEX([.D241])" office:value-type="string" office:string-value="29">
            <text:p>29</text:p>
          </table:table-cell>
          <table:table-cell table:formula="of:=[.B241]*[.B241]" office:value-type="float" office:value="0.01481089">
            <text:p>0,0148</text:p>
          </table:table-cell>
          <table:table-cell table:number-columns-repeated="6"/>
          <table:table-cell table:style-name="ce3" office:value-type="float" office:value="-0.3383">
            <text:p>-0,3383</text:p>
          </table:table-cell>
          <table:table-cell table:formula="of:=[.M241]*[.B241]" office:value-type="float" office:value="-0.04117111">
            <text:p>-0,0412</text:p>
          </table:table-cell>
          <table:table-cell table:number-columns-repeated="242"/>
        </table:table-row>
        <table:table-row table:style-name="ro1">
          <table:table-cell table:style-name="ce1" office:value-type="float" office:value="240">
            <text:p>240</text:p>
          </table:table-cell>
          <table:table-cell table:formula="of:=[.M242]-[.M241]" office:value-type="float" office:value="0.1522">
            <text:p>0,1522</text:p>
          </table:table-cell>
          <table:table-cell table:formula="of:=([.M242]-[.$H$2])*256" office:value-type="float" office:value="-47.6416">
            <text:p>-47,6416</text:p>
          </table:table-cell>
          <table:table-cell table:formula="of:=ROUND([.C242])+128" office:value-type="float" office:value="80">
            <text:p>80</text:p>
          </table:table-cell>
          <table:table-cell table:formula="of:=DEC2HEX([.D242])" office:value-type="string" office:string-value="50">
            <text:p>50</text:p>
          </table:table-cell>
          <table:table-cell table:formula="of:=[.B242]*[.B242]" office:value-type="float" office:value="0.02316484">
            <text:p>0,0232</text:p>
          </table:table-cell>
          <table:table-cell table:number-columns-repeated="6"/>
          <table:table-cell table:style-name="ce3" office:value-type="float" office:value="-0.1861">
            <text:p>-0,1861</text:p>
          </table:table-cell>
          <table:table-cell table:formula="of:=[.M242]*[.B242]" office:value-type="float" office:value="-0.02832442">
            <text:p>-0,0283</text:p>
          </table:table-cell>
          <table:table-cell table:number-columns-repeated="242"/>
        </table:table-row>
        <table:table-row table:style-name="ro1">
          <table:table-cell table:style-name="ce1" office:value-type="float" office:value="241">
            <text:p>241</text:p>
          </table:table-cell>
          <table:table-cell table:formula="of:=[.M243]-[.M242]" office:value-type="float" office:value="0.1523">
            <text:p>0,1523</text:p>
          </table:table-cell>
          <table:table-cell table:formula="of:=([.M243]-[.$H$2])*256" office:value-type="float" office:value="-8.6528">
            <text:p>-8,6528</text:p>
          </table:table-cell>
          <table:table-cell table:formula="of:=ROUND([.C243])+128" office:value-type="float" office:value="119">
            <text:p>119</text:p>
          </table:table-cell>
          <table:table-cell table:formula="of:=DEC2HEX([.D243])" office:value-type="string" office:string-value="77">
            <text:p>77</text:p>
          </table:table-cell>
          <table:table-cell table:formula="of:=[.B243]*[.B243]" office:value-type="float" office:value="0.02319529">
            <text:p>0,0232</text:p>
          </table:table-cell>
          <table:table-cell table:number-columns-repeated="6"/>
          <table:table-cell table:style-name="ce3" office:value-type="float" office:value="-0.0338">
            <text:p>-0,0338</text:p>
          </table:table-cell>
          <table:table-cell table:formula="of:=[.M243]*[.B243]" office:value-type="float" office:value="-0.00514774">
            <text:p>-0,0051</text:p>
          </table:table-cell>
          <table:table-cell table:number-columns-repeated="242"/>
        </table:table-row>
        <table:table-row table:style-name="ro1">
          <table:table-cell table:style-name="ce1" office:value-type="float" office:value="242">
            <text:p>242</text:p>
          </table:table-cell>
          <table:table-cell table:formula="of:=[.M244]-[.M243]" office:value-type="float" office:value="0.12">
            <text:p>0,1200</text:p>
          </table:table-cell>
          <table:table-cell table:formula="of:=([.M244]-[.$H$2])*256" office:value-type="float" office:value="22.0672">
            <text:p>22,0672</text:p>
          </table:table-cell>
          <table:table-cell table:formula="of:=ROUND([.C244])+128" office:value-type="float" office:value="150">
            <text:p>150</text:p>
          </table:table-cell>
          <table:table-cell table:formula="of:=DEC2HEX([.D244])" office:value-type="string" office:string-value="96">
            <text:p>96</text:p>
          </table:table-cell>
          <table:table-cell table:formula="of:=[.B244]*[.B244]" office:value-type="float" office:value="0.0144">
            <text:p>0,0144</text:p>
          </table:table-cell>
          <table:table-cell table:number-columns-repeated="6"/>
          <table:table-cell table:style-name="ce3" office:value-type="float" office:value="0.0862">
            <text:p>0,0862</text:p>
          </table:table-cell>
          <table:table-cell table:formula="of:=[.M244]*[.B244]" office:value-type="float" office:value="0.010344">
            <text:p>0,0103</text:p>
          </table:table-cell>
          <table:table-cell table:number-columns-repeated="242"/>
        </table:table-row>
        <table:table-row table:style-name="ro1">
          <table:table-cell table:style-name="ce1" office:value-type="float" office:value="243">
            <text:p>243</text:p>
          </table:table-cell>
          <table:table-cell table:formula="of:=[.M245]-[.M244]" office:value-type="float" office:value="0.075">
            <text:p>0,0750</text:p>
          </table:table-cell>
          <table:table-cell table:formula="of:=([.M245]-[.$H$2])*256" office:value-type="float" office:value="41.2672">
            <text:p>41,2672</text:p>
          </table:table-cell>
          <table:table-cell table:formula="of:=ROUND([.C245])+128" office:value-type="float" office:value="169">
            <text:p>169</text:p>
          </table:table-cell>
          <table:table-cell table:formula="of:=DEC2HEX([.D245])" office:value-type="string" office:string-value="A9">
            <text:p>A9</text:p>
          </table:table-cell>
          <table:table-cell table:formula="of:=[.B245]*[.B245]" office:value-type="float" office:value="0.005625">
            <text:p>0,0056</text:p>
          </table:table-cell>
          <table:table-cell table:number-columns-repeated="6"/>
          <table:table-cell table:style-name="ce3" office:value-type="float" office:value="0.1612">
            <text:p>0,1612</text:p>
          </table:table-cell>
          <table:table-cell table:formula="of:=[.M245]*[.B245]" office:value-type="float" office:value="0.01209">
            <text:p>0,0121</text:p>
          </table:table-cell>
          <table:table-cell table:number-columns-repeated="242"/>
        </table:table-row>
        <table:table-row table:style-name="ro1">
          <table:table-cell table:style-name="ce1" office:value-type="float" office:value="244">
            <text:p>244</text:p>
          </table:table-cell>
          <table:table-cell table:formula="of:=[.M246]-[.M245]" office:value-type="float" office:value="0.0215">
            <text:p>0,0215</text:p>
          </table:table-cell>
          <table:table-cell table:formula="of:=([.M246]-[.$H$2])*256" office:value-type="float" office:value="46.7712">
            <text:p>46,7712</text:p>
          </table:table-cell>
          <table:table-cell table:formula="of:=ROUND([.C246])+128" office:value-type="float" office:value="175">
            <text:p>175</text:p>
          </table:table-cell>
          <table:table-cell table:formula="of:=DEC2HEX([.D246])" office:value-type="string" office:string-value="AF">
            <text:p>AF</text:p>
          </table:table-cell>
          <table:table-cell table:formula="of:=[.B246]*[.B246]" office:value-type="float" office:value="0.00046225">
            <text:p>0,0005</text:p>
          </table:table-cell>
          <table:table-cell table:number-columns-repeated="6"/>
          <table:table-cell table:style-name="ce3" office:value-type="float" office:value="0.1827">
            <text:p>0,1827</text:p>
          </table:table-cell>
          <table:table-cell table:formula="of:=[.M246]*[.B246]" office:value-type="float" office:value="0.00392805">
            <text:p>0,0039</text:p>
          </table:table-cell>
          <table:table-cell table:number-columns-repeated="242"/>
        </table:table-row>
        <table:table-row table:style-name="ro1">
          <table:table-cell table:style-name="ce1" office:value-type="float" office:value="245">
            <text:p>245</text:p>
          </table:table-cell>
          <table:table-cell table:formula="of:=[.M247]-[.M246]" office:value-type="float" office:value="0.0214">
            <text:p>0,0214</text:p>
          </table:table-cell>
          <table:table-cell table:formula="of:=([.M247]-[.$H$2])*256" office:value-type="float" office:value="52.2496">
            <text:p>52,2496</text:p>
          </table:table-cell>
          <table:table-cell table:formula="of:=ROUND([.C247])+128" office:value-type="float" office:value="180">
            <text:p>180</text:p>
          </table:table-cell>
          <table:table-cell table:formula="of:=DEC2HEX([.D247])" office:value-type="string" office:string-value="B4">
            <text:p>B4</text:p>
          </table:table-cell>
          <table:table-cell table:formula="of:=[.B247]*[.B247]" office:value-type="float" office:value="0.00045796">
            <text:p>0,0005</text:p>
          </table:table-cell>
          <table:table-cell table:number-columns-repeated="6"/>
          <table:table-cell table:style-name="ce3" office:value-type="float" office:value="0.2041">
            <text:p>0,2041</text:p>
          </table:table-cell>
          <table:table-cell table:formula="of:=[.M247]*[.B247]" office:value-type="float" office:value="0.00436774">
            <text:p>0,0044</text:p>
          </table:table-cell>
          <table:table-cell table:number-columns-repeated="242"/>
        </table:table-row>
        <table:table-row table:style-name="ro1">
          <table:table-cell table:style-name="ce1" office:value-type="float" office:value="246">
            <text:p>246</text:p>
          </table:table-cell>
          <table:table-cell table:formula="of:=[.M248]-[.M247]" office:value-type="float" office:value="0.0093">
            <text:p>0,0093</text:p>
          </table:table-cell>
          <table:table-cell table:formula="of:=([.M248]-[.$H$2])*256" office:value-type="float" office:value="54.6304">
            <text:p>54,6304</text:p>
          </table:table-cell>
          <table:table-cell table:formula="of:=ROUND([.C248])+128" office:value-type="float" office:value="183">
            <text:p>183</text:p>
          </table:table-cell>
          <table:table-cell table:formula="of:=DEC2HEX([.D248])" office:value-type="string" office:string-value="B7">
            <text:p>B7</text:p>
          </table:table-cell>
          <table:table-cell table:formula="of:=[.B248]*[.B248]" office:value-type="float" office:value="0.00008649">
            <text:p>0,0001</text:p>
          </table:table-cell>
          <table:table-cell table:number-columns-repeated="6"/>
          <table:table-cell table:style-name="ce3" office:value-type="float" office:value="0.2134">
            <text:p>0,2134</text:p>
          </table:table-cell>
          <table:table-cell table:formula="of:=[.M248]*[.B248]" office:value-type="float" office:value="0.00198462">
            <text:p>0,0020</text:p>
          </table:table-cell>
          <table:table-cell table:number-columns-repeated="242"/>
        </table:table-row>
        <table:table-row table:style-name="ro1">
          <table:table-cell table:style-name="ce1" office:value-type="float" office:value="247">
            <text:p>247</text:p>
          </table:table-cell>
          <table:table-cell table:formula="of:=[.M249]-[.M248]" office:value-type="float" office:value="0.0229">
            <text:p>0,0229</text:p>
          </table:table-cell>
          <table:table-cell table:formula="of:=([.M249]-[.$H$2])*256" office:value-type="float" office:value="60.4928">
            <text:p>60,4928</text:p>
          </table:table-cell>
          <table:table-cell table:formula="of:=ROUND([.C249])+128" office:value-type="float" office:value="188">
            <text:p>188</text:p>
          </table:table-cell>
          <table:table-cell table:formula="of:=DEC2HEX([.D249])" office:value-type="string" office:string-value="BC">
            <text:p>BC</text:p>
          </table:table-cell>
          <table:table-cell table:formula="of:=[.B249]*[.B249]" office:value-type="float" office:value="0.00052441">
            <text:p>0,0005</text:p>
          </table:table-cell>
          <table:table-cell table:number-columns-repeated="6"/>
          <table:table-cell table:style-name="ce3" office:value-type="float" office:value="0.2363">
            <text:p>0,2363</text:p>
          </table:table-cell>
          <table:table-cell table:formula="of:=[.M249]*[.B249]" office:value-type="float" office:value="0.00541127">
            <text:p>0,0054</text:p>
          </table:table-cell>
          <table:table-cell table:number-columns-repeated="242"/>
        </table:table-row>
        <table:table-row table:style-name="ro1">
          <table:table-cell table:style-name="ce1" office:value-type="float" office:value="248">
            <text:p>248</text:p>
          </table:table-cell>
          <table:table-cell table:formula="of:=[.M250]-[.M249]" office:value-type="float" office:value="0.0108">
            <text:p>0,0108</text:p>
          </table:table-cell>
          <table:table-cell table:formula="of:=([.M250]-[.$H$2])*256" office:value-type="float" office:value="63.2576">
            <text:p>63,2576</text:p>
          </table:table-cell>
          <table:table-cell table:formula="of:=ROUND([.C250])+128" office:value-type="float" office:value="191">
            <text:p>191</text:p>
          </table:table-cell>
          <table:table-cell table:formula="of:=DEC2HEX([.D250])" office:value-type="string" office:string-value="BF">
            <text:p>BF</text:p>
          </table:table-cell>
          <table:table-cell table:formula="of:=[.B250]*[.B250]" office:value-type="float" office:value="0.00011664">
            <text:p>0,0001</text:p>
          </table:table-cell>
          <table:table-cell table:number-columns-repeated="6"/>
          <table:table-cell table:style-name="ce3" office:value-type="float" office:value="0.2471">
            <text:p>0,2471</text:p>
          </table:table-cell>
          <table:table-cell table:formula="of:=[.M250]*[.B250]" office:value-type="float" office:value="0.00266868">
            <text:p>0,0027</text:p>
          </table:table-cell>
          <table:table-cell table:number-columns-repeated="242"/>
        </table:table-row>
        <table:table-row table:style-name="ro1">
          <table:table-cell table:style-name="ce1" office:value-type="float" office:value="249">
            <text:p>249</text:p>
          </table:table-cell>
          <table:table-cell table:formula="of:=[.M251]-[.M250]" office:value-type="float" office:value="0.0243">
            <text:p>0,0243</text:p>
          </table:table-cell>
          <table:table-cell table:formula="of:=([.M251]-[.$H$2])*256" office:value-type="float" office:value="69.4784">
            <text:p>69,4784</text:p>
          </table:table-cell>
          <table:table-cell table:formula="of:=ROUND([.C251])+128" office:value-type="float" office:value="197">
            <text:p>197</text:p>
          </table:table-cell>
          <table:table-cell table:formula="of:=DEC2HEX([.D251])" office:value-type="string" office:string-value="C5">
            <text:p>C5</text:p>
          </table:table-cell>
          <table:table-cell table:formula="of:=[.B251]*[.B251]" office:value-type="float" office:value="0.000590490000000001">
            <text:p>0,0006</text:p>
          </table:table-cell>
          <table:table-cell table:number-columns-repeated="6"/>
          <table:table-cell table:style-name="ce3" office:value-type="float" office:value="0.2714">
            <text:p>0,2714</text:p>
          </table:table-cell>
          <table:table-cell table:formula="of:=[.M251]*[.B251]" office:value-type="float" office:value="0.00659502000000001">
            <text:p>0,0066</text:p>
          </table:table-cell>
          <table:table-cell table:number-columns-repeated="242"/>
        </table:table-row>
        <table:table-row table:style-name="ro1">
          <table:table-cell table:style-name="ce1" office:value-type="float" office:value="250">
            <text:p>250</text:p>
          </table:table-cell>
          <table:table-cell table:formula="of:=[.M252]-[.M251]" office:value-type="float" office:value="0.00789999999999996">
            <text:p>0,0079</text:p>
          </table:table-cell>
          <table:table-cell table:formula="of:=([.M252]-[.$H$2])*256" office:value-type="float" office:value="71.5008">
            <text:p>71,5008</text:p>
          </table:table-cell>
          <table:table-cell table:formula="of:=ROUND([.C252])+128" office:value-type="float" office:value="200">
            <text:p>200</text:p>
          </table:table-cell>
          <table:table-cell table:formula="of:=DEC2HEX([.D252])" office:value-type="string" office:string-value="C8">
            <text:p>C8</text:p>
          </table:table-cell>
          <table:table-cell table:formula="of:=[.B252]*[.B252]" office:value-type="float" office:value="0.0000624099999999994">
            <text:p>0,0001</text:p>
          </table:table-cell>
          <table:table-cell/>
          <table:table-cell table:formula="of:=([.B252]-[.B251])/([.A252]-[.A251])" office:value-type="float" office:value="-0.0164000000000001">
            <text:p>-0,0164</text:p>
          </table:table-cell>
          <table:table-cell table:formula="of:=[.B252]-[.H252]*[.A252]" office:value-type="float" office:value="4.10790000000001">
            <text:p>4,1079</text:p>
          </table:table-cell>
          <table:table-cell table:formula="of:=-[.I252]/[.H252]" office:value-type="float" office:value="250.481707317073">
            <text:p>250,4817</text:p>
          </table:table-cell>
          <table:table-cell table:number-columns-repeated="2"/>
          <table:table-cell table:style-name="ce3" office:value-type="float" office:value="0.2793">
            <text:p>0,2793</text:p>
          </table:table-cell>
          <table:table-cell table:formula="of:=[.M252]*[.B252]" office:value-type="float" office:value="0.00220646999999999">
            <text:p>0,0022</text:p>
          </table:table-cell>
          <table:table-cell table:number-columns-repeated="242"/>
        </table:table-row>
        <table:table-row table:style-name="ro1">
          <table:table-cell table:style-name="ce1" office:value-type="float" office:value="251">
            <text:p>251</text:p>
          </table:table-cell>
          <table:table-cell table:formula="of:=[.M253]-[.M252]" office:value-type="float" office:value="-0.0194">
            <text:p>-0,0194</text:p>
          </table:table-cell>
          <table:table-cell table:formula="of:=([.M253]-[.$H$2])*256" office:value-type="float" office:value="66.5344">
            <text:p>66,5344</text:p>
          </table:table-cell>
          <table:table-cell table:formula="of:=ROUND([.C253])+128" office:value-type="float" office:value="195">
            <text:p>195</text:p>
          </table:table-cell>
          <table:table-cell table:formula="of:=DEC2HEX([.D253])" office:value-type="string" office:string-value="C3">
            <text:p>C3</text:p>
          </table:table-cell>
          <table:table-cell table:formula="of:=[.B253]*[.B253]" office:value-type="float" office:value="0.000376359999999999">
            <text:p>0,0004</text:p>
          </table:table-cell>
          <table:table-cell table:number-columns-repeated="6"/>
          <table:table-cell table:style-name="ce3" office:value-type="float" office:value="0.2599">
            <text:p>0,2599</text:p>
          </table:table-cell>
          <table:table-cell table:formula="of:=[.M253]*[.B253]" office:value-type="float" office:value="-0.00504205999999999">
            <text:p>-0,0050</text:p>
          </table:table-cell>
          <table:table-cell table:number-columns-repeated="242"/>
        </table:table-row>
        <table:table-row table:style-name="ro1">
          <table:table-cell table:style-name="ce1" office:value-type="float" office:value="252">
            <text:p>252</text:p>
          </table:table-cell>
          <table:table-cell table:formula="of:=[.M254]-[.M253]" office:value-type="float" office:value="-0.0386">
            <text:p>-0,0386</text:p>
          </table:table-cell>
          <table:table-cell table:formula="of:=([.M254]-[.$H$2])*256" office:value-type="float" office:value="56.6528">
            <text:p>56,6528</text:p>
          </table:table-cell>
          <table:table-cell table:formula="of:=ROUND([.C254])+128" office:value-type="float" office:value="185">
            <text:p>185</text:p>
          </table:table-cell>
          <table:table-cell table:formula="of:=DEC2HEX([.D254])" office:value-type="string" office:string-value="B9">
            <text:p>B9</text:p>
          </table:table-cell>
          <table:table-cell table:formula="of:=[.B254]*[.B254]" office:value-type="float" office:value="0.00148996">
            <text:p>0,0015</text:p>
          </table:table-cell>
          <table:table-cell table:number-columns-repeated="6"/>
          <table:table-cell table:style-name="ce3" office:value-type="float" office:value="0.2213">
            <text:p>0,2213</text:p>
          </table:table-cell>
          <table:table-cell table:formula="of:=[.M254]*[.B254]" office:value-type="float" office:value="-0.00854218">
            <text:p>-0,0085</text:p>
          </table:table-cell>
          <table:table-cell table:number-columns-repeated="242"/>
        </table:table-row>
        <table:table-row table:style-name="ro1">
          <table:table-cell table:style-name="ce1" office:value-type="float" office:value="253">
            <text:p>253</text:p>
          </table:table-cell>
          <table:table-cell table:formula="of:=[.M255]-[.M254]" office:value-type="float" office:value="-0.06">
            <text:p>-0,0600</text:p>
          </table:table-cell>
          <table:table-cell table:formula="of:=([.M255]-[.$H$2])*256" office:value-type="float" office:value="41.2928">
            <text:p>41,2928</text:p>
          </table:table-cell>
          <table:table-cell table:formula="of:=ROUND([.C255])+128" office:value-type="float" office:value="169">
            <text:p>169</text:p>
          </table:table-cell>
          <table:table-cell table:formula="of:=DEC2HEX([.D255])" office:value-type="string" office:string-value="A9">
            <text:p>A9</text:p>
          </table:table-cell>
          <table:table-cell table:formula="of:=[.B255]*[.B255]" office:value-type="float" office:value="0.0036">
            <text:p>0,0036</text:p>
          </table:table-cell>
          <table:table-cell table:number-columns-repeated="6"/>
          <table:table-cell table:style-name="ce3" office:value-type="float" office:value="0.1613">
            <text:p>0,1613</text:p>
          </table:table-cell>
          <table:table-cell table:formula="of:=[.M255]*[.B255]" office:value-type="float" office:value="-0.009678">
            <text:p>-0,0097</text:p>
          </table:table-cell>
          <table:table-cell table:number-columns-repeated="242"/>
        </table:table-row>
        <table:table-row table:style-name="ro1">
          <table:table-cell table:style-name="ce1" office:value-type="float" office:value="254">
            <text:p>254</text:p>
          </table:table-cell>
          <table:table-cell table:formula="of:=[.M256]-[.M255]" office:value-type="float" office:value="-0.06">
            <text:p>-0,0600</text:p>
          </table:table-cell>
          <table:table-cell table:formula="of:=([.M256]-[.$H$2])*256" office:value-type="float" office:value="25.9328">
            <text:p>25,9328</text:p>
          </table:table-cell>
          <table:table-cell table:formula="of:=ROUND([.C256])+128" office:value-type="float" office:value="154">
            <text:p>154</text:p>
          </table:table-cell>
          <table:table-cell table:formula="of:=DEC2HEX([.D256])" office:value-type="string" office:string-value="9A">
            <text:p>9A</text:p>
          </table:table-cell>
          <table:table-cell table:formula="of:=[.B256]*[.B256]" office:value-type="float" office:value="0.0036">
            <text:p>0,0036</text:p>
          </table:table-cell>
          <table:table-cell table:number-columns-repeated="6"/>
          <table:table-cell table:style-name="ce3" office:value-type="float" office:value="0.1013">
            <text:p>0,1013</text:p>
          </table:table-cell>
          <table:table-cell table:formula="of:=[.M256]*[.B256]" office:value-type="float" office:value="-0.006078">
            <text:p>-0,0061</text:p>
          </table:table-cell>
          <table:table-cell table:number-columns-repeated="242"/>
        </table:table-row>
        <table:table-row table:style-name="ro1">
          <table:table-cell table:style-name="ce1" office:value-type="float" office:value="255">
            <text:p>255</text:p>
          </table:table-cell>
          <table:table-cell table:formula="of:=[.M257]-[.M256]" office:value-type="float" office:value="-0.06">
            <text:p>-0,0600</text:p>
          </table:table-cell>
          <table:table-cell table:formula="of:=([.M257]-[.$H$2])*256" office:value-type="float" office:value="10.5728">
            <text:p>10,5728</text:p>
          </table:table-cell>
          <table:table-cell table:formula="of:=ROUND([.C257])+128" office:value-type="float" office:value="139">
            <text:p>139</text:p>
          </table:table-cell>
          <table:table-cell table:formula="of:=DEC2HEX([.D257])" office:value-type="string" office:string-value="8B">
            <text:p>8B</text:p>
          </table:table-cell>
          <table:table-cell table:formula="of:=[.B257]*[.B257]" office:value-type="float" office:value="0.0036">
            <text:p>0,0036</text:p>
          </table:table-cell>
          <table:table-cell table:number-columns-repeated="6"/>
          <table:table-cell table:style-name="ce3" office:value-type="float" office:value="0.0413">
            <text:p>0,0413</text:p>
          </table:table-cell>
          <table:table-cell table:formula="of:=[.M257]*[.B257]" office:value-type="float" office:value="-0.002478">
            <text:p>-0,0025</text:p>
          </table:table-cell>
          <table:table-cell table:number-columns-repeated="242"/>
        </table:table-row>
        <table:table-row table:style-name="ro1">
          <table:table-cell table:style-name="ce1" office:value-type="float" office:value="256">
            <text:p>256</text:p>
          </table:table-cell>
          <table:table-cell table:formula="of:=[.M258]-[.M257]" office:value-type="float" office:value="-0.0574">
            <text:p>-0,0574</text:p>
          </table:table-cell>
          <table:table-cell table:formula="of:=([.M258]-[.$H$2])*256" office:value-type="float" office:value="-4.1216">
            <text:p>-4,1216</text:p>
          </table:table-cell>
          <table:table-cell table:formula="of:=ROUND([.C258])+128" office:value-type="float" office:value="124">
            <text:p>124</text:p>
          </table:table-cell>
          <table:table-cell table:formula="of:=DEC2HEX([.D258])" office:value-type="string" office:string-value="7C">
            <text:p>7C</text:p>
          </table:table-cell>
          <table:table-cell table:formula="of:=[.B258]*[.B258]" office:value-type="float" office:value="0.00329476">
            <text:p>0,0033</text:p>
          </table:table-cell>
          <table:table-cell table:number-columns-repeated="6"/>
          <table:table-cell table:style-name="ce3" office:value-type="float" office:value="-0.0161">
            <text:p>-0,0161</text:p>
          </table:table-cell>
          <table:table-cell table:formula="of:=[.M258]*[.B258]" office:value-type="float" office:value="0.00092414">
            <text:p>0,0009</text:p>
          </table:table-cell>
          <table:table-cell table:number-columns-repeated="242"/>
        </table:table-row>
        <table:table-row table:style-name="ro1">
          <table:table-cell table:style-name="ce1" office:value-type="float" office:value="257">
            <text:p>257</text:p>
          </table:table-cell>
          <table:table-cell table:formula="of:=[.M259]-[.M258]" office:value-type="float" office:value="-0.0375">
            <text:p>-0,0375</text:p>
          </table:table-cell>
          <table:table-cell table:formula="of:=([.M259]-[.$H$2])*256" office:value-type="float" office:value="-13.7216">
            <text:p>-13,7216</text:p>
          </table:table-cell>
          <table:table-cell table:formula="of:=ROUND([.C259])+128" office:value-type="float" office:value="114">
            <text:p>114</text:p>
          </table:table-cell>
          <table:table-cell table:formula="of:=DEC2HEX([.D259])" office:value-type="string" office:string-value="72">
            <text:p>72</text:p>
          </table:table-cell>
          <table:table-cell table:formula="of:=[.B259]*[.B259]" office:value-type="float" office:value="0.00140625">
            <text:p>0,0014</text:p>
          </table:table-cell>
          <table:table-cell table:number-columns-repeated="6"/>
          <table:table-cell table:style-name="ce3" office:value-type="float" office:value="-0.0536">
            <text:p>-0,0536</text:p>
          </table:table-cell>
          <table:table-cell table:formula="of:=[.M259]*[.B259]" office:value-type="float" office:value="0.00201">
            <text:p>0,0020</text:p>
          </table:table-cell>
          <table:table-cell table:number-columns-repeated="242"/>
        </table:table-row>
        <table:table-row table:style-name="ro1">
          <table:table-cell table:style-name="ce1" office:value-type="float" office:value="258">
            <text:p>258</text:p>
          </table:table-cell>
          <table:table-cell table:formula="of:=[.M260]-[.M259]" office:value-type="float" office:value="-0.0322">
            <text:p>-0,0322</text:p>
          </table:table-cell>
          <table:table-cell table:formula="of:=([.M260]-[.$H$2])*256" office:value-type="float" office:value="-21.9648">
            <text:p>-21,9648</text:p>
          </table:table-cell>
          <table:table-cell table:formula="of:=ROUND([.C260])+128" office:value-type="float" office:value="106">
            <text:p>106</text:p>
          </table:table-cell>
          <table:table-cell table:formula="of:=DEC2HEX([.D260])" office:value-type="string" office:string-value="6A">
            <text:p>6A</text:p>
          </table:table-cell>
          <table:table-cell table:formula="of:=[.B260]*[.B260]" office:value-type="float" office:value="0.00103684">
            <text:p>0,0010</text:p>
          </table:table-cell>
          <table:table-cell table:number-columns-repeated="6"/>
          <table:table-cell table:style-name="ce3" office:value-type="float" office:value="-0.0858">
            <text:p>-0,0858</text:p>
          </table:table-cell>
          <table:table-cell table:formula="of:=[.M260]*[.B260]" office:value-type="float" office:value="0.00276276">
            <text:p>0,0028</text:p>
          </table:table-cell>
          <table:table-cell table:number-columns-repeated="242"/>
        </table:table-row>
        <table:table-row table:style-name="ro1">
          <table:table-cell table:style-name="ce1" office:value-type="float" office:value="259">
            <text:p>259</text:p>
          </table:table-cell>
          <table:table-cell table:formula="of:=[.M261]-[.M260]" office:value-type="float" office:value="-0.0542">
            <text:p>-0,0542</text:p>
          </table:table-cell>
          <table:table-cell table:formula="of:=([.M261]-[.$H$2])*256" office:value-type="float" office:value="-35.84">
            <text:p>-35,8400</text:p>
          </table:table-cell>
          <table:table-cell table:formula="of:=ROUND([.C261])+128" office:value-type="float" office:value="92">
            <text:p>92</text:p>
          </table:table-cell>
          <table:table-cell table:formula="of:=DEC2HEX([.D261])" office:value-type="string" office:string-value="5C">
            <text:p>5C</text:p>
          </table:table-cell>
          <table:table-cell table:formula="of:=[.B261]*[.B261]" office:value-type="float" office:value="0.00293764">
            <text:p>0,0029</text:p>
          </table:table-cell>
          <table:table-cell table:number-columns-repeated="6"/>
          <table:table-cell table:style-name="ce3" office:value-type="float" office:value="-0.14">
            <text:p>-0,1400</text:p>
          </table:table-cell>
          <table:table-cell table:formula="of:=[.M261]*[.B261]" office:value-type="float" office:value="0.007588">
            <text:p>0,0076</text:p>
          </table:table-cell>
          <table:table-cell table:number-columns-repeated="242"/>
        </table:table-row>
        <table:table-row table:style-name="ro1">
          <table:table-cell table:style-name="ce1" office:value-type="float" office:value="260">
            <text:p>260</text:p>
          </table:table-cell>
          <table:table-cell table:formula="of:=[.M262]-[.M261]" office:value-type="float" office:value="-0.0532">
            <text:p>-0,0532</text:p>
          </table:table-cell>
          <table:table-cell table:formula="of:=([.M262]-[.$H$2])*256" office:value-type="float" office:value="-49.4592">
            <text:p>-49,4592</text:p>
          </table:table-cell>
          <table:table-cell table:formula="of:=ROUND([.C262])+128" office:value-type="float" office:value="79">
            <text:p>79</text:p>
          </table:table-cell>
          <table:table-cell table:formula="of:=DEC2HEX([.D262])" office:value-type="string" office:string-value="4F">
            <text:p>4F</text:p>
          </table:table-cell>
          <table:table-cell table:formula="of:=[.B262]*[.B262]" office:value-type="float" office:value="0.00283024">
            <text:p>0,0028</text:p>
          </table:table-cell>
          <table:table-cell table:number-columns-repeated="6"/>
          <table:table-cell table:style-name="ce3" office:value-type="float" office:value="-0.1932">
            <text:p>-0,1932</text:p>
          </table:table-cell>
          <table:table-cell table:formula="of:=[.M262]*[.B262]" office:value-type="float" office:value="0.01027824">
            <text:p>0,0103</text:p>
          </table:table-cell>
          <table:table-cell table:number-columns-repeated="242"/>
        </table:table-row>
        <table:table-row table:style-name="ro1">
          <table:table-cell table:style-name="ce1" office:value-type="float" office:value="261">
            <text:p>261</text:p>
          </table:table-cell>
          <table:table-cell table:formula="of:=[.M263]-[.M262]" office:value-type="float" office:value="-0.0505">
            <text:p>-0,0505</text:p>
          </table:table-cell>
          <table:table-cell table:formula="of:=([.M263]-[.$H$2])*256" office:value-type="float" office:value="-62.3872">
            <text:p>-62,3872</text:p>
          </table:table-cell>
          <table:table-cell table:formula="of:=ROUND([.C263])+128" office:value-type="float" office:value="66">
            <text:p>66</text:p>
          </table:table-cell>
          <table:table-cell table:formula="of:=DEC2HEX([.D263])" office:value-type="string" office:string-value="42">
            <text:p>42</text:p>
          </table:table-cell>
          <table:table-cell table:formula="of:=[.B263]*[.B263]" office:value-type="float" office:value="0.00255025">
            <text:p>0,0026</text:p>
          </table:table-cell>
          <table:table-cell table:number-columns-repeated="6"/>
          <table:table-cell table:style-name="ce3" office:value-type="float" office:value="-0.2437">
            <text:p>-0,2437</text:p>
          </table:table-cell>
          <table:table-cell table:formula="of:=[.M263]*[.B263]" office:value-type="float" office:value="0.01230685">
            <text:p>0,0123</text:p>
          </table:table-cell>
          <table:table-cell table:number-columns-repeated="242"/>
        </table:table-row>
        <table:table-row table:style-name="ro1">
          <table:table-cell table:style-name="ce1" office:value-type="float" office:value="262">
            <text:p>262</text:p>
          </table:table-cell>
          <table:table-cell table:formula="of:=[.M264]-[.M263]" office:value-type="float" office:value="-0.0493">
            <text:p>-0,0493</text:p>
          </table:table-cell>
          <table:table-cell table:formula="of:=([.M264]-[.$H$2])*256" office:value-type="float" office:value="-75.008">
            <text:p>-75,0080</text:p>
          </table:table-cell>
          <table:table-cell table:formula="of:=ROUND([.C264])+128" office:value-type="float" office:value="53">
            <text:p>53</text:p>
          </table:table-cell>
          <table:table-cell table:formula="of:=DEC2HEX([.D264])" office:value-type="string" office:string-value="35">
            <text:p>35</text:p>
          </table:table-cell>
          <table:table-cell table:formula="of:=[.B264]*[.B264]" office:value-type="float" office:value="0.00243049">
            <text:p>0,0024</text:p>
          </table:table-cell>
          <table:table-cell table:number-columns-repeated="6"/>
          <table:table-cell table:style-name="ce3" office:value-type="float" office:value="-0.293">
            <text:p>-0,2930</text:p>
          </table:table-cell>
          <table:table-cell table:formula="of:=[.M264]*[.B264]" office:value-type="float" office:value="0.0144449">
            <text:p>0,0144</text:p>
          </table:table-cell>
          <table:table-cell table:number-columns-repeated="242"/>
        </table:table-row>
        <table:table-row table:style-name="ro1">
          <table:table-cell table:style-name="ce1" office:value-type="float" office:value="263">
            <text:p>263</text:p>
          </table:table-cell>
          <table:table-cell table:formula="of:=[.M265]-[.M264]" office:value-type="float" office:value="-0.0398000000000001">
            <text:p>-0,0398</text:p>
          </table:table-cell>
          <table:table-cell table:formula="of:=([.M265]-[.$H$2])*256" office:value-type="float" office:value="-85.1968">
            <text:p>-85,1968</text:p>
          </table:table-cell>
          <table:table-cell table:formula="of:=ROUND([.C265])+128" office:value-type="float" office:value="43">
            <text:p>43</text:p>
          </table:table-cell>
          <table:table-cell table:formula="of:=DEC2HEX([.D265])" office:value-type="string" office:string-value="2B">
            <text:p>2B</text:p>
          </table:table-cell>
          <table:table-cell table:formula="of:=[.B265]*[.B265]" office:value-type="float" office:value="0.00158404">
            <text:p>0,0016</text:p>
          </table:table-cell>
          <table:table-cell table:number-columns-repeated="6"/>
          <table:table-cell table:style-name="ce3" office:value-type="float" office:value="-0.3328">
            <text:p>-0,3328</text:p>
          </table:table-cell>
          <table:table-cell table:formula="of:=[.M265]*[.B265]" office:value-type="float" office:value="0.01324544">
            <text:p>0,0132</text:p>
          </table:table-cell>
          <table:table-cell table:number-columns-repeated="242"/>
        </table:table-row>
        <table:table-row table:style-name="ro1">
          <table:table-cell table:style-name="ce1" office:value-type="float" office:value="264">
            <text:p>264</text:p>
          </table:table-cell>
          <table:table-cell table:formula="of:=[.M266]-[.M265]" office:value-type="float" office:value="-0.0108">
            <text:p>-0,0108</text:p>
          </table:table-cell>
          <table:table-cell table:formula="of:=([.M266]-[.$H$2])*256" office:value-type="float" office:value="-87.9616">
            <text:p>-87,9616</text:p>
          </table:table-cell>
          <table:table-cell table:formula="of:=ROUND([.C266])+128" office:value-type="float" office:value="40">
            <text:p>40</text:p>
          </table:table-cell>
          <table:table-cell table:formula="of:=DEC2HEX([.D266])" office:value-type="string" office:string-value="28">
            <text:p>28</text:p>
          </table:table-cell>
          <table:table-cell table:formula="of:=[.B266]*[.B266]" office:value-type="float" office:value="0.000116639999999999">
            <text:p>0,0001</text:p>
          </table:table-cell>
          <table:table-cell/>
          <table:table-cell table:formula="of:=([.B266]-[.B265])/([.A266]-[.A265])" office:value-type="float" office:value="0.0290000000000001">
            <text:p>0,0290</text:p>
          </table:table-cell>
          <table:table-cell table:formula="of:=[.B266]-[.H266]*[.A266]" office:value-type="float" office:value="-7.66680000000002">
            <text:p>-7,6668</text:p>
          </table:table-cell>
          <table:table-cell table:formula="of:=-[.I266]/[.H266]" office:value-type="float" office:value="264.372413793103">
            <text:p>264,3724</text:p>
          </table:table-cell>
          <table:table-cell table:number-columns-repeated="2"/>
          <table:table-cell table:style-name="ce3" office:value-type="float" office:value="-0.3436">
            <text:p>-0,3436</text:p>
          </table:table-cell>
          <table:table-cell table:formula="of:=[.M266]*[.B266]" office:value-type="float" office:value="0.00371087999999999">
            <text:p>0,0037</text:p>
          </table:table-cell>
          <table:table-cell table:number-columns-repeated="242"/>
        </table:table-row>
        <table:table-row table:style-name="ro1">
          <table:table-cell table:style-name="ce1" office:value-type="float" office:value="265">
            <text:p>265</text:p>
          </table:table-cell>
          <table:table-cell table:formula="of:=[.M267]-[.M266]" office:value-type="float" office:value="0.0114">
            <text:p>0,0114</text:p>
          </table:table-cell>
          <table:table-cell table:formula="of:=([.M267]-[.$H$2])*256" office:value-type="float" office:value="-85.0432">
            <text:p>-85,0432</text:p>
          </table:table-cell>
          <table:table-cell table:formula="of:=ROUND([.C267])+128" office:value-type="float" office:value="43">
            <text:p>43</text:p>
          </table:table-cell>
          <table:table-cell table:formula="of:=DEC2HEX([.D267])" office:value-type="string" office:string-value="2B">
            <text:p>2B</text:p>
          </table:table-cell>
          <table:table-cell table:formula="of:=[.B267]*[.B267]" office:value-type="float" office:value="0.000129960000000001">
            <text:p>0,0001</text:p>
          </table:table-cell>
          <table:table-cell table:number-columns-repeated="6"/>
          <table:table-cell table:style-name="ce3" office:value-type="float" office:value="-0.3322">
            <text:p>-0,3322</text:p>
          </table:table-cell>
          <table:table-cell table:formula="of:=[.M267]*[.B267]" office:value-type="float" office:value="-0.00378708000000001">
            <text:p>-0,0038</text:p>
          </table:table-cell>
          <table:table-cell table:number-columns-repeated="242"/>
        </table:table-row>
        <table:table-row table:style-name="ro1">
          <table:table-cell table:style-name="ce1" office:value-type="float" office:value="266">
            <text:p>266</text:p>
          </table:table-cell>
          <table:table-cell table:formula="of:=[.M268]-[.M267]" office:value-type="float" office:value="0.0423">
            <text:p>0,0423</text:p>
          </table:table-cell>
          <table:table-cell table:formula="of:=([.M268]-[.$H$2])*256" office:value-type="float" office:value="-74.2144">
            <text:p>-74,2144</text:p>
          </table:table-cell>
          <table:table-cell table:formula="of:=ROUND([.C268])+128" office:value-type="float" office:value="54">
            <text:p>54</text:p>
          </table:table-cell>
          <table:table-cell table:formula="of:=DEC2HEX([.D268])" office:value-type="string" office:string-value="36">
            <text:p>36</text:p>
          </table:table-cell>
          <table:table-cell table:formula="of:=[.B268]*[.B268]" office:value-type="float" office:value="0.00178929">
            <text:p>0,0018</text:p>
          </table:table-cell>
          <table:table-cell table:number-columns-repeated="6"/>
          <table:table-cell table:style-name="ce3" office:value-type="float" office:value="-0.2899">
            <text:p>-0,2899</text:p>
          </table:table-cell>
          <table:table-cell table:formula="of:=[.M268]*[.B268]" office:value-type="float" office:value="-0.01226277">
            <text:p>-0,0123</text:p>
          </table:table-cell>
          <table:table-cell table:number-columns-repeated="242"/>
        </table:table-row>
        <table:table-row table:style-name="ro1">
          <table:table-cell table:style-name="ce1" office:value-type="float" office:value="267">
            <text:p>267</text:p>
          </table:table-cell>
          <table:table-cell table:formula="of:=[.M269]-[.M268]" office:value-type="float" office:value="0.0537">
            <text:p>0,0537</text:p>
          </table:table-cell>
          <table:table-cell table:formula="of:=([.M269]-[.$H$2])*256" office:value-type="float" office:value="-60.4672">
            <text:p>-60,4672</text:p>
          </table:table-cell>
          <table:table-cell table:formula="of:=ROUND([.C269])+128" office:value-type="float" office:value="68">
            <text:p>68</text:p>
          </table:table-cell>
          <table:table-cell table:formula="of:=DEC2HEX([.D269])" office:value-type="string" office:string-value="44">
            <text:p>44</text:p>
          </table:table-cell>
          <table:table-cell table:formula="of:=[.B269]*[.B269]" office:value-type="float" office:value="0.00288369">
            <text:p>0,0029</text:p>
          </table:table-cell>
          <table:table-cell table:number-columns-repeated="6"/>
          <table:table-cell table:style-name="ce3" office:value-type="float" office:value="-0.2362">
            <text:p>-0,2362</text:p>
          </table:table-cell>
          <table:table-cell table:formula="of:=[.M269]*[.B269]" office:value-type="float" office:value="-0.01268394">
            <text:p>-0,0127</text:p>
          </table:table-cell>
          <table:table-cell table:number-columns-repeated="242"/>
        </table:table-row>
        <table:table-row table:style-name="ro1">
          <table:table-cell table:style-name="ce1" office:value-type="float" office:value="268">
            <text:p>268</text:p>
          </table:table-cell>
          <table:table-cell table:formula="of:=[.M270]-[.M269]" office:value-type="float" office:value="0.0518">
            <text:p>0,0518</text:p>
          </table:table-cell>
          <table:table-cell table:formula="of:=([.M270]-[.$H$2])*256" office:value-type="float" office:value="-47.2064">
            <text:p>-47,2064</text:p>
          </table:table-cell>
          <table:table-cell table:formula="of:=ROUND([.C270])+128" office:value-type="float" office:value="81">
            <text:p>81</text:p>
          </table:table-cell>
          <table:table-cell table:formula="of:=DEC2HEX([.D270])" office:value-type="string" office:string-value="51">
            <text:p>51</text:p>
          </table:table-cell>
          <table:table-cell table:formula="of:=[.B270]*[.B270]" office:value-type="float" office:value="0.00268324">
            <text:p>0,0027</text:p>
          </table:table-cell>
          <table:table-cell table:number-columns-repeated="6"/>
          <table:table-cell table:style-name="ce3" office:value-type="float" office:value="-0.1844">
            <text:p>-0,1844</text:p>
          </table:table-cell>
          <table:table-cell table:formula="of:=[.M270]*[.B270]" office:value-type="float" office:value="-0.00955192">
            <text:p>-0,0096</text:p>
          </table:table-cell>
          <table:table-cell table:number-columns-repeated="242"/>
        </table:table-row>
        <table:table-row table:style-name="ro1">
          <table:table-cell table:style-name="ce1" office:value-type="float" office:value="269">
            <text:p>269</text:p>
          </table:table-cell>
          <table:table-cell table:formula="of:=[.M271]-[.M270]" office:value-type="float" office:value="0.06">
            <text:p>0,0600</text:p>
          </table:table-cell>
          <table:table-cell table:formula="of:=([.M271]-[.$H$2])*256" office:value-type="float" office:value="-31.8464">
            <text:p>-31,8464</text:p>
          </table:table-cell>
          <table:table-cell table:formula="of:=ROUND([.C271])+128" office:value-type="float" office:value="96">
            <text:p>96</text:p>
          </table:table-cell>
          <table:table-cell table:formula="of:=DEC2HEX([.D271])" office:value-type="string" office:string-value="60">
            <text:p>60</text:p>
          </table:table-cell>
          <table:table-cell table:formula="of:=[.B271]*[.B271]" office:value-type="float" office:value="0.0036">
            <text:p>0,0036</text:p>
          </table:table-cell>
          <table:table-cell table:number-columns-repeated="6"/>
          <table:table-cell table:style-name="ce3" office:value-type="float" office:value="-0.1244">
            <text:p>-0,1244</text:p>
          </table:table-cell>
          <table:table-cell table:formula="of:=[.M271]*[.B271]" office:value-type="float" office:value="-0.007464">
            <text:p>-0,0075</text:p>
          </table:table-cell>
          <table:table-cell table:number-columns-repeated="242"/>
        </table:table-row>
        <table:table-row table:style-name="ro1">
          <table:table-cell table:style-name="ce1" office:value-type="float" office:value="270">
            <text:p>270</text:p>
          </table:table-cell>
          <table:table-cell table:formula="of:=[.M272]-[.M271]" office:value-type="float" office:value="0.06">
            <text:p>0,0600</text:p>
          </table:table-cell>
          <table:table-cell table:formula="of:=([.M272]-[.$H$2])*256" office:value-type="float" office:value="-16.4864">
            <text:p>-16,4864</text:p>
          </table:table-cell>
          <table:table-cell table:formula="of:=ROUND([.C272])+128" office:value-type="float" office:value="112">
            <text:p>112</text:p>
          </table:table-cell>
          <table:table-cell table:formula="of:=DEC2HEX([.D272])" office:value-type="string" office:string-value="70">
            <text:p>70</text:p>
          </table:table-cell>
          <table:table-cell table:formula="of:=[.B272]*[.B272]" office:value-type="float" office:value="0.0036">
            <text:p>0,0036</text:p>
          </table:table-cell>
          <table:table-cell table:number-columns-repeated="6"/>
          <table:table-cell table:style-name="ce3" office:value-type="float" office:value="-0.0644">
            <text:p>-0,0644</text:p>
          </table:table-cell>
          <table:table-cell table:formula="of:=[.M272]*[.B272]" office:value-type="float" office:value="-0.003864">
            <text:p>-0,0039</text:p>
          </table:table-cell>
          <table:table-cell table:number-columns-repeated="242"/>
        </table:table-row>
        <table:table-row table:style-name="ro1">
          <table:table-cell table:style-name="ce1" office:value-type="float" office:value="271">
            <text:p>271</text:p>
          </table:table-cell>
          <table:table-cell table:formula="of:=[.M273]-[.M272]" office:value-type="float" office:value="0.043">
            <text:p>0,0430</text:p>
          </table:table-cell>
          <table:table-cell table:formula="of:=([.M273]-[.$H$2])*256" office:value-type="float" office:value="-5.4784">
            <text:p>-5,4784</text:p>
          </table:table-cell>
          <table:table-cell table:formula="of:=ROUND([.C273])+128" office:value-type="float" office:value="123">
            <text:p>123</text:p>
          </table:table-cell>
          <table:table-cell table:formula="of:=DEC2HEX([.D273])" office:value-type="string" office:string-value="7B">
            <text:p>7B</text:p>
          </table:table-cell>
          <table:table-cell table:formula="of:=[.B273]*[.B273]" office:value-type="float" office:value="0.001849">
            <text:p>0,0018</text:p>
          </table:table-cell>
          <table:table-cell table:number-columns-repeated="6"/>
          <table:table-cell table:style-name="ce3" office:value-type="float" office:value="-0.0214">
            <text:p>-0,0214</text:p>
          </table:table-cell>
          <table:table-cell table:formula="of:=[.M273]*[.B273]" office:value-type="float" office:value="-0.0009202">
            <text:p>-0,0009</text:p>
          </table:table-cell>
          <table:table-cell table:number-columns-repeated="242"/>
        </table:table-row>
        <table:table-row table:style-name="ro1">
          <table:table-cell table:style-name="ce1" office:value-type="float" office:value="272">
            <text:p>272</text:p>
          </table:table-cell>
          <table:table-cell table:formula="of:=[.M274]-[.M273]" office:value-type="float" office:value="0.0664">
            <text:p>0,0664</text:p>
          </table:table-cell>
          <table:table-cell table:formula="of:=([.M274]-[.$H$2])*256" office:value-type="float" office:value="11.52">
            <text:p>11,5200</text:p>
          </table:table-cell>
          <table:table-cell table:formula="of:=ROUND([.C274])+128" office:value-type="float" office:value="140">
            <text:p>140</text:p>
          </table:table-cell>
          <table:table-cell table:formula="of:=DEC2HEX([.D274])" office:value-type="string" office:string-value="8C">
            <text:p>8C</text:p>
          </table:table-cell>
          <table:table-cell table:formula="of:=[.B274]*[.B274]" office:value-type="float" office:value="0.00440896">
            <text:p>0,0044</text:p>
          </table:table-cell>
          <table:table-cell table:number-columns-repeated="6"/>
          <table:table-cell table:style-name="ce3" office:value-type="float" office:value="0.045">
            <text:p>0,0450</text:p>
          </table:table-cell>
          <table:table-cell table:formula="of:=[.M274]*[.B274]" office:value-type="float" office:value="0.002988">
            <text:p>0,0030</text:p>
          </table:table-cell>
          <table:table-cell table:number-columns-repeated="242"/>
        </table:table-row>
        <table:table-row table:style-name="ro1">
          <table:table-cell table:style-name="ce1" office:value-type="float" office:value="273">
            <text:p>273</text:p>
          </table:table-cell>
          <table:table-cell table:formula="of:=[.M275]-[.M274]" office:value-type="float" office:value="0.0732">
            <text:p>0,0732</text:p>
          </table:table-cell>
          <table:table-cell table:formula="of:=([.M275]-[.$H$2])*256" office:value-type="float" office:value="30.2592">
            <text:p>30,2592</text:p>
          </table:table-cell>
          <table:table-cell table:formula="of:=ROUND([.C275])+128" office:value-type="float" office:value="158">
            <text:p>158</text:p>
          </table:table-cell>
          <table:table-cell table:formula="of:=DEC2HEX([.D275])" office:value-type="string" office:string-value="9E">
            <text:p>9E</text:p>
          </table:table-cell>
          <table:table-cell table:formula="of:=[.B275]*[.B275]" office:value-type="float" office:value="0.00535824">
            <text:p>0,0054</text:p>
          </table:table-cell>
          <table:table-cell table:number-columns-repeated="6"/>
          <table:table-cell table:style-name="ce3" office:value-type="float" office:value="0.1182">
            <text:p>0,1182</text:p>
          </table:table-cell>
          <table:table-cell table:formula="of:=[.M275]*[.B275]" office:value-type="float" office:value="0.00865224">
            <text:p>0,0087</text:p>
          </table:table-cell>
          <table:table-cell table:number-columns-repeated="242"/>
        </table:table-row>
        <table:table-row table:style-name="ro1">
          <table:table-cell table:style-name="ce1" office:value-type="float" office:value="274">
            <text:p>274</text:p>
          </table:table-cell>
          <table:table-cell table:formula="of:=[.M276]-[.M275]" office:value-type="float" office:value="0.0721">
            <text:p>0,0721</text:p>
          </table:table-cell>
          <table:table-cell table:formula="of:=([.M276]-[.$H$2])*256" office:value-type="float" office:value="48.7168">
            <text:p>48,7168</text:p>
          </table:table-cell>
          <table:table-cell table:formula="of:=ROUND([.C276])+128" office:value-type="float" office:value="177">
            <text:p>177</text:p>
          </table:table-cell>
          <table:table-cell table:formula="of:=DEC2HEX([.D276])" office:value-type="string" office:string-value="B1">
            <text:p>B1</text:p>
          </table:table-cell>
          <table:table-cell table:formula="of:=[.B276]*[.B276]" office:value-type="float" office:value="0.00519841">
            <text:p>0,0052</text:p>
          </table:table-cell>
          <table:table-cell table:number-columns-repeated="6"/>
          <table:table-cell table:style-name="ce3" office:value-type="float" office:value="0.1903">
            <text:p>0,1903</text:p>
          </table:table-cell>
          <table:table-cell table:formula="of:=[.M276]*[.B276]" office:value-type="float" office:value="0.01372063">
            <text:p>0,0137</text:p>
          </table:table-cell>
          <table:table-cell table:number-columns-repeated="242"/>
        </table:table-row>
        <table:table-row table:style-name="ro1">
          <table:table-cell table:style-name="ce1" office:value-type="float" office:value="275">
            <text:p>275</text:p>
          </table:table-cell>
          <table:table-cell table:formula="of:=[.M277]-[.M276]" office:value-type="float" office:value="0.0777">
            <text:p>0,0777</text:p>
          </table:table-cell>
          <table:table-cell table:formula="of:=([.M277]-[.$H$2])*256" office:value-type="float" office:value="68.608">
            <text:p>68,6080</text:p>
          </table:table-cell>
          <table:table-cell table:formula="of:=ROUND([.C277])+128" office:value-type="float" office:value="197">
            <text:p>197</text:p>
          </table:table-cell>
          <table:table-cell table:formula="of:=DEC2HEX([.D277])" office:value-type="string" office:string-value="C5">
            <text:p>C5</text:p>
          </table:table-cell>
          <table:table-cell table:formula="of:=[.B277]*[.B277]" office:value-type="float" office:value="0.00603729">
            <text:p>0,0060</text:p>
          </table:table-cell>
          <table:table-cell table:number-columns-repeated="6"/>
          <table:table-cell table:style-name="ce3" office:value-type="float" office:value="0.268">
            <text:p>0,2680</text:p>
          </table:table-cell>
          <table:table-cell table:formula="of:=[.M277]*[.B277]" office:value-type="float" office:value="0.0208236">
            <text:p>0,0208</text:p>
          </table:table-cell>
          <table:table-cell table:number-columns-repeated="242"/>
        </table:table-row>
        <table:table-row table:style-name="ro1">
          <table:table-cell table:style-name="ce1" office:value-type="float" office:value="276">
            <text:p>276</text:p>
          </table:table-cell>
          <table:table-cell table:formula="of:=[.M278]-[.M277]" office:value-type="float" office:value="0.065">
            <text:p>0,0650</text:p>
          </table:table-cell>
          <table:table-cell table:formula="of:=([.M278]-[.$H$2])*256" office:value-type="float" office:value="85.248">
            <text:p>85,2480</text:p>
          </table:table-cell>
          <table:table-cell table:formula="of:=ROUND([.C278])+128" office:value-type="float" office:value="213">
            <text:p>213</text:p>
          </table:table-cell>
          <table:table-cell table:formula="of:=DEC2HEX([.D278])" office:value-type="string" office:string-value="D5">
            <text:p>D5</text:p>
          </table:table-cell>
          <table:table-cell table:formula="of:=[.B278]*[.B278]" office:value-type="float" office:value="0.004225">
            <text:p>0,0042</text:p>
          </table:table-cell>
          <table:table-cell table:number-columns-repeated="6"/>
          <table:table-cell table:style-name="ce3" office:value-type="float" office:value="0.333">
            <text:p>0,3330</text:p>
          </table:table-cell>
          <table:table-cell table:formula="of:=[.M278]*[.B278]" office:value-type="float" office:value="0.021645">
            <text:p>0,0216</text:p>
          </table:table-cell>
          <table:table-cell table:number-columns-repeated="242"/>
        </table:table-row>
        <table:table-row table:style-name="ro1">
          <table:table-cell table:style-name="ce1" office:value-type="float" office:value="277">
            <text:p>277</text:p>
          </table:table-cell>
          <table:table-cell table:formula="of:=[.M279]-[.M278]" office:value-type="float" office:value="0.043">
            <text:p>0,0430</text:p>
          </table:table-cell>
          <table:table-cell table:formula="of:=([.M279]-[.$H$2])*256" office:value-type="float" office:value="96.256">
            <text:p>96,2560</text:p>
          </table:table-cell>
          <table:table-cell table:formula="of:=ROUND([.C279])+128" office:value-type="float" office:value="224">
            <text:p>224</text:p>
          </table:table-cell>
          <table:table-cell table:formula="of:=DEC2HEX([.D279])" office:value-type="string" office:string-value="E0">
            <text:p>E0</text:p>
          </table:table-cell>
          <table:table-cell table:formula="of:=[.B279]*[.B279]" office:value-type="float" office:value="0.001849">
            <text:p>0,0018</text:p>
          </table:table-cell>
          <table:table-cell table:number-columns-repeated="6"/>
          <table:table-cell table:style-name="ce3" office:value-type="float" office:value="0.376">
            <text:p>0,3760</text:p>
          </table:table-cell>
          <table:table-cell table:formula="of:=[.M279]*[.B279]" office:value-type="float" office:value="0.016168">
            <text:p>0,0162</text:p>
          </table:table-cell>
          <table:table-cell table:number-columns-repeated="242"/>
        </table:table-row>
        <table:table-row table:style-name="ro1">
          <table:table-cell table:style-name="ce1" office:value-type="float" office:value="278">
            <text:p>278</text:p>
          </table:table-cell>
          <table:table-cell table:formula="of:=[.M280]-[.M279]" office:value-type="float" office:value="0.0076">
            <text:p>0,0076</text:p>
          </table:table-cell>
          <table:table-cell table:formula="of:=([.M280]-[.$H$2])*256" office:value-type="float" office:value="98.2016">
            <text:p>98,2016</text:p>
          </table:table-cell>
          <table:table-cell table:formula="of:=ROUND([.C280])+128" office:value-type="float" office:value="226">
            <text:p>226</text:p>
          </table:table-cell>
          <table:table-cell table:formula="of:=DEC2HEX([.D280])" office:value-type="string" office:string-value="E2">
            <text:p>E2</text:p>
          </table:table-cell>
          <table:table-cell table:formula="of:=[.B280]*[.B280]" office:value-type="float" office:value="0.0000577599999999999">
            <text:p>0,0001</text:p>
          </table:table-cell>
          <table:table-cell/>
          <table:table-cell table:formula="of:=([.B280]-[.B279])/([.A280]-[.A279])" office:value-type="float" office:value="-0.0354">
            <text:p>-0,0354</text:p>
          </table:table-cell>
          <table:table-cell table:formula="of:=[.B280]-[.H280]*[.A280]" office:value-type="float" office:value="9.8488">
            <text:p>9,8488</text:p>
          </table:table-cell>
          <table:table-cell table:formula="of:=-[.I280]/[.H280]" office:value-type="float" office:value="278.214689265537">
            <text:p>278,2147</text:p>
          </table:table-cell>
          <table:table-cell table:number-columns-repeated="2"/>
          <table:table-cell table:style-name="ce3" office:value-type="float" office:value="0.3836">
            <text:p>0,3836</text:p>
          </table:table-cell>
          <table:table-cell table:formula="of:=[.M280]*[.B280]" office:value-type="float" office:value="0.00291536">
            <text:p>0,0029</text:p>
          </table:table-cell>
          <table:table-cell table:number-columns-repeated="242"/>
        </table:table-row>
        <table:table-row table:style-name="ro1">
          <table:table-cell table:style-name="ce1" office:value-type="float" office:value="279">
            <text:p>279</text:p>
          </table:table-cell>
          <table:table-cell table:formula="of:=[.M281]-[.M280]" office:value-type="float" office:value="-0.0184">
            <text:p>-0,0184</text:p>
          </table:table-cell>
          <table:table-cell table:formula="of:=([.M281]-[.$H$2])*256" office:value-type="float" office:value="93.4912">
            <text:p>93,4912</text:p>
          </table:table-cell>
          <table:table-cell table:formula="of:=ROUND([.C281])+128" office:value-type="float" office:value="221">
            <text:p>221</text:p>
          </table:table-cell>
          <table:table-cell table:formula="of:=DEC2HEX([.D281])" office:value-type="string" office:string-value="DD">
            <text:p>DD</text:p>
          </table:table-cell>
          <table:table-cell table:formula="of:=[.B281]*[.B281]" office:value-type="float" office:value="0.000338559999999999">
            <text:p>0,0003</text:p>
          </table:table-cell>
          <table:table-cell table:number-columns-repeated="6"/>
          <table:table-cell table:style-name="ce3" office:value-type="float" office:value="0.3652">
            <text:p>0,3652</text:p>
          </table:table-cell>
          <table:table-cell table:formula="of:=[.M281]*[.B281]" office:value-type="float" office:value="-0.00671967999999999">
            <text:p>-0,0067</text:p>
          </table:table-cell>
          <table:table-cell table:number-columns-repeated="242"/>
        </table:table-row>
        <table:table-row table:style-name="ro1">
          <table:table-cell table:style-name="ce1" office:value-type="float" office:value="280">
            <text:p>280</text:p>
          </table:table-cell>
          <table:table-cell table:formula="of:=[.M282]-[.M281]" office:value-type="float" office:value="-0.0322">
            <text:p>-0,0322</text:p>
          </table:table-cell>
          <table:table-cell table:formula="of:=([.M282]-[.$H$2])*256" office:value-type="float" office:value="85.248">
            <text:p>85,2480</text:p>
          </table:table-cell>
          <table:table-cell table:formula="of:=ROUND([.C282])+128" office:value-type="float" office:value="213">
            <text:p>213</text:p>
          </table:table-cell>
          <table:table-cell table:formula="of:=DEC2HEX([.D282])" office:value-type="string" office:string-value="D5">
            <text:p>D5</text:p>
          </table:table-cell>
          <table:table-cell table:formula="of:=[.B282]*[.B282]" office:value-type="float" office:value="0.00103684">
            <text:p>0,0010</text:p>
          </table:table-cell>
          <table:table-cell table:number-columns-repeated="6"/>
          <table:table-cell table:style-name="ce3" office:value-type="float" office:value="0.333">
            <text:p>0,3330</text:p>
          </table:table-cell>
          <table:table-cell table:formula="of:=[.M282]*[.B282]" office:value-type="float" office:value="-0.0107226">
            <text:p>-0,0107</text:p>
          </table:table-cell>
          <table:table-cell table:number-columns-repeated="242"/>
        </table:table-row>
        <table:table-row table:style-name="ro1">
          <table:table-cell table:style-name="ce1" office:value-type="float" office:value="281">
            <text:p>281</text:p>
          </table:table-cell>
          <table:table-cell table:formula="of:=[.M283]-[.M282]" office:value-type="float" office:value="-0.0481">
            <text:p>-0,0481</text:p>
          </table:table-cell>
          <table:table-cell table:formula="of:=([.M283]-[.$H$2])*256" office:value-type="float" office:value="72.9344">
            <text:p>72,9344</text:p>
          </table:table-cell>
          <table:table-cell table:formula="of:=ROUND([.C283])+128" office:value-type="float" office:value="201">
            <text:p>201</text:p>
          </table:table-cell>
          <table:table-cell table:formula="of:=DEC2HEX([.D283])" office:value-type="string" office:string-value="C9">
            <text:p>C9</text:p>
          </table:table-cell>
          <table:table-cell table:formula="of:=[.B283]*[.B283]" office:value-type="float" office:value="0.00231361">
            <text:p>0,0023</text:p>
          </table:table-cell>
          <table:table-cell table:number-columns-repeated="6"/>
          <table:table-cell table:style-name="ce3" office:value-type="float" office:value="0.2849">
            <text:p>0,2849</text:p>
          </table:table-cell>
          <table:table-cell table:formula="of:=[.M283]*[.B283]" office:value-type="float" office:value="-0.01370369">
            <text:p>-0,0137</text:p>
          </table:table-cell>
          <table:table-cell table:number-columns-repeated="242"/>
        </table:table-row>
        <table:table-row table:style-name="ro1">
          <table:table-cell table:style-name="ce1" office:value-type="float" office:value="282">
            <text:p>282</text:p>
          </table:table-cell>
          <table:table-cell table:formula="of:=[.M284]-[.M283]" office:value-type="float" office:value="-0.0707">
            <text:p>-0,0707</text:p>
          </table:table-cell>
          <table:table-cell table:formula="of:=([.M284]-[.$H$2])*256" office:value-type="float" office:value="54.8352">
            <text:p>54,8352</text:p>
          </table:table-cell>
          <table:table-cell table:formula="of:=ROUND([.C284])+128" office:value-type="float" office:value="183">
            <text:p>183</text:p>
          </table:table-cell>
          <table:table-cell table:formula="of:=DEC2HEX([.D284])" office:value-type="string" office:string-value="B7">
            <text:p>B7</text:p>
          </table:table-cell>
          <table:table-cell table:formula="of:=[.B284]*[.B284]" office:value-type="float" office:value="0.00499849">
            <text:p>0,0050</text:p>
          </table:table-cell>
          <table:table-cell table:number-columns-repeated="6"/>
          <table:table-cell table:style-name="ce3" office:value-type="float" office:value="0.2142">
            <text:p>0,2142</text:p>
          </table:table-cell>
          <table:table-cell table:formula="of:=[.M284]*[.B284]" office:value-type="float" office:value="-0.01514394">
            <text:p>-0,0151</text:p>
          </table:table-cell>
          <table:table-cell table:number-columns-repeated="242"/>
        </table:table-row>
        <table:table-row table:style-name="ro1">
          <table:table-cell table:style-name="ce1" office:value-type="float" office:value="283">
            <text:p>283</text:p>
          </table:table-cell>
          <table:table-cell table:formula="of:=[.M285]-[.M284]" office:value-type="float" office:value="-0.0601">
            <text:p>-0,0601</text:p>
          </table:table-cell>
          <table:table-cell table:formula="of:=([.M285]-[.$H$2])*256" office:value-type="float" office:value="39.4496">
            <text:p>39,4496</text:p>
          </table:table-cell>
          <table:table-cell table:formula="of:=ROUND([.C285])+128" office:value-type="float" office:value="167">
            <text:p>167</text:p>
          </table:table-cell>
          <table:table-cell table:formula="of:=DEC2HEX([.D285])" office:value-type="string" office:string-value="A7">
            <text:p>A7</text:p>
          </table:table-cell>
          <table:table-cell table:formula="of:=[.B285]*[.B285]" office:value-type="float" office:value="0.00361201">
            <text:p>0,0036</text:p>
          </table:table-cell>
          <table:table-cell table:number-columns-repeated="6"/>
          <table:table-cell table:style-name="ce3" office:value-type="float" office:value="0.1541">
            <text:p>0,1541</text:p>
          </table:table-cell>
          <table:table-cell table:formula="of:=[.M285]*[.B285]" office:value-type="float" office:value="-0.00926141">
            <text:p>-0,0093</text:p>
          </table:table-cell>
          <table:table-cell table:number-columns-repeated="242"/>
        </table:table-row>
        <table:table-row table:style-name="ro1">
          <table:table-cell table:style-name="ce1" office:value-type="float" office:value="284">
            <text:p>284</text:p>
          </table:table-cell>
          <table:table-cell table:formula="of:=[.M286]-[.M285]" office:value-type="float" office:value="-0.0707">
            <text:p>-0,0707</text:p>
          </table:table-cell>
          <table:table-cell table:formula="of:=([.M286]-[.$H$2])*256" office:value-type="float" office:value="21.3504">
            <text:p>21,3504</text:p>
          </table:table-cell>
          <table:table-cell table:formula="of:=ROUND([.C286])+128" office:value-type="float" office:value="149">
            <text:p>149</text:p>
          </table:table-cell>
          <table:table-cell table:formula="of:=DEC2HEX([.D286])" office:value-type="string" office:string-value="95">
            <text:p>95</text:p>
          </table:table-cell>
          <table:table-cell table:formula="of:=[.B286]*[.B286]" office:value-type="float" office:value="0.00499849">
            <text:p>0,0050</text:p>
          </table:table-cell>
          <table:table-cell table:number-columns-repeated="6"/>
          <table:table-cell table:style-name="ce3" office:value-type="float" office:value="0.0834">
            <text:p>0,0834</text:p>
          </table:table-cell>
          <table:table-cell table:formula="of:=[.M286]*[.B286]" office:value-type="float" office:value="-0.00589638">
            <text:p>-0,0059</text:p>
          </table:table-cell>
          <table:table-cell table:number-columns-repeated="242"/>
        </table:table-row>
        <table:table-row table:style-name="ro1">
          <table:table-cell table:style-name="ce1" office:value-type="float" office:value="285">
            <text:p>285</text:p>
          </table:table-cell>
          <table:table-cell table:formula="of:=[.M287]-[.M286]" office:value-type="float" office:value="-0.0708">
            <text:p>-0,0708</text:p>
          </table:table-cell>
          <table:table-cell table:formula="of:=([.M287]-[.$H$2])*256" office:value-type="float" office:value="3.2256">
            <text:p>3,2256</text:p>
          </table:table-cell>
          <table:table-cell table:formula="of:=ROUND([.C287])+128" office:value-type="float" office:value="131">
            <text:p>131</text:p>
          </table:table-cell>
          <table:table-cell table:formula="of:=DEC2HEX([.D287])" office:value-type="string" office:string-value="83">
            <text:p>83</text:p>
          </table:table-cell>
          <table:table-cell table:formula="of:=[.B287]*[.B287]" office:value-type="float" office:value="0.00501264">
            <text:p>0,0050</text:p>
          </table:table-cell>
          <table:table-cell table:number-columns-repeated="6"/>
          <table:table-cell table:style-name="ce3" office:value-type="float" office:value="0.0126">
            <text:p>0,0126</text:p>
          </table:table-cell>
          <table:table-cell table:formula="of:=[.M287]*[.B287]" office:value-type="float" office:value="-0.00089208">
            <text:p>-0,0009</text:p>
          </table:table-cell>
          <table:table-cell table:number-columns-repeated="242"/>
        </table:table-row>
        <table:table-row table:style-name="ro1">
          <table:table-cell table:style-name="ce1" office:value-type="float" office:value="286">
            <text:p>286</text:p>
          </table:table-cell>
          <table:table-cell table:formula="of:=[.M288]-[.M287]" office:value-type="float" office:value="-0.0968">
            <text:p>-0,0968</text:p>
          </table:table-cell>
          <table:table-cell table:formula="of:=([.M288]-[.$H$2])*256" office:value-type="float" office:value="-21.5552">
            <text:p>-21,5552</text:p>
          </table:table-cell>
          <table:table-cell table:formula="of:=ROUND([.C288])+128" office:value-type="float" office:value="106">
            <text:p>106</text:p>
          </table:table-cell>
          <table:table-cell table:formula="of:=DEC2HEX([.D288])" office:value-type="string" office:string-value="6A">
            <text:p>6A</text:p>
          </table:table-cell>
          <table:table-cell table:formula="of:=[.B288]*[.B288]" office:value-type="float" office:value="0.00937024">
            <text:p>0,0094</text:p>
          </table:table-cell>
          <table:table-cell table:number-columns-repeated="6"/>
          <table:table-cell table:style-name="ce3" office:value-type="float" office:value="-0.0842">
            <text:p>-0,0842</text:p>
          </table:table-cell>
          <table:table-cell table:formula="of:=[.M288]*[.B288]" office:value-type="float" office:value="0.00815056">
            <text:p>0,0082</text:p>
          </table:table-cell>
          <table:table-cell table:number-columns-repeated="242"/>
        </table:table-row>
        <table:table-row table:style-name="ro1">
          <table:table-cell table:style-name="ce1" office:value-type="float" office:value="287">
            <text:p>287</text:p>
          </table:table-cell>
          <table:table-cell table:formula="of:=[.M289]-[.M288]" office:value-type="float" office:value="-0.0984">
            <text:p>-0,0984</text:p>
          </table:table-cell>
          <table:table-cell table:formula="of:=([.M289]-[.$H$2])*256" office:value-type="float" office:value="-46.7456">
            <text:p>-46,7456</text:p>
          </table:table-cell>
          <table:table-cell table:formula="of:=ROUND([.C289])+128" office:value-type="float" office:value="81">
            <text:p>81</text:p>
          </table:table-cell>
          <table:table-cell table:formula="of:=DEC2HEX([.D289])" office:value-type="string" office:string-value="51">
            <text:p>51</text:p>
          </table:table-cell>
          <table:table-cell table:formula="of:=[.B289]*[.B289]" office:value-type="float" office:value="0.00968256">
            <text:p>0,0097</text:p>
          </table:table-cell>
          <table:table-cell table:number-columns-repeated="6"/>
          <table:table-cell table:style-name="ce3" office:value-type="float" office:value="-0.1826">
            <text:p>-0,1826</text:p>
          </table:table-cell>
          <table:table-cell table:formula="of:=[.M289]*[.B289]" office:value-type="float" office:value="0.01796784">
            <text:p>0,0180</text:p>
          </table:table-cell>
          <table:table-cell table:number-columns-repeated="242"/>
        </table:table-row>
        <table:table-row table:style-name="ro1">
          <table:table-cell table:style-name="ce1" office:value-type="float" office:value="288">
            <text:p>288</text:p>
          </table:table-cell>
          <table:table-cell table:formula="of:=[.M290]-[.M289]" office:value-type="float" office:value="-0.0815">
            <text:p>-0,0815</text:p>
          </table:table-cell>
          <table:table-cell table:formula="of:=([.M290]-[.$H$2])*256" office:value-type="float" office:value="-67.6096">
            <text:p>-67,6096</text:p>
          </table:table-cell>
          <table:table-cell table:formula="of:=ROUND([.C290])+128" office:value-type="float" office:value="60">
            <text:p>60</text:p>
          </table:table-cell>
          <table:table-cell table:formula="of:=DEC2HEX([.D290])" office:value-type="string" office:string-value="3C">
            <text:p>3C</text:p>
          </table:table-cell>
          <table:table-cell table:formula="of:=[.B290]*[.B290]" office:value-type="float" office:value="0.00664225">
            <text:p>0,0066</text:p>
          </table:table-cell>
          <table:table-cell table:number-columns-repeated="6"/>
          <table:table-cell table:style-name="ce3" office:value-type="float" office:value="-0.2641">
            <text:p>-0,2641</text:p>
          </table:table-cell>
          <table:table-cell table:formula="of:=[.M290]*[.B290]" office:value-type="float" office:value="0.02152415">
            <text:p>0,0215</text:p>
          </table:table-cell>
          <table:table-cell table:number-columns-repeated="242"/>
        </table:table-row>
        <table:table-row table:style-name="ro1">
          <table:table-cell table:style-name="ce1" office:value-type="float" office:value="289">
            <text:p>289</text:p>
          </table:table-cell>
          <table:table-cell table:formula="of:=[.M291]-[.M290]" office:value-type="float" office:value="-0.0795">
            <text:p>-0,0795</text:p>
          </table:table-cell>
          <table:table-cell table:formula="of:=([.M291]-[.$H$2])*256" office:value-type="float" office:value="-87.9616">
            <text:p>-87,9616</text:p>
          </table:table-cell>
          <table:table-cell table:formula="of:=ROUND([.C291])+128" office:value-type="float" office:value="40">
            <text:p>40</text:p>
          </table:table-cell>
          <table:table-cell table:formula="of:=DEC2HEX([.D291])" office:value-type="string" office:string-value="28">
            <text:p>28</text:p>
          </table:table-cell>
          <table:table-cell table:formula="of:=[.B291]*[.B291]" office:value-type="float" office:value="0.00632025">
            <text:p>0,0063</text:p>
          </table:table-cell>
          <table:table-cell table:number-columns-repeated="6"/>
          <table:table-cell table:style-name="ce3" office:value-type="float" office:value="-0.3436">
            <text:p>-0,3436</text:p>
          </table:table-cell>
          <table:table-cell table:formula="of:=[.M291]*[.B291]" office:value-type="float" office:value="0.0273162">
            <text:p>0,0273</text:p>
          </table:table-cell>
          <table:table-cell table:number-columns-repeated="242"/>
        </table:table-row>
        <table:table-row table:style-name="ro1">
          <table:table-cell table:style-name="ce1" office:value-type="float" office:value="290">
            <text:p>290</text:p>
          </table:table-cell>
          <table:table-cell table:formula="of:=[.M292]-[.M291]" office:value-type="float" office:value="-0.0513">
            <text:p>-0,0513</text:p>
          </table:table-cell>
          <table:table-cell table:formula="of:=([.M292]-[.$H$2])*256" office:value-type="float" office:value="-101.0944">
            <text:p>-101,0944</text:p>
          </table:table-cell>
          <table:table-cell table:formula="of:=ROUND([.C292])+128" office:value-type="float" office:value="27">
            <text:p>27</text:p>
          </table:table-cell>
          <table:table-cell table:formula="of:=DEC2HEX([.D292])" office:value-type="string" office:string-value="1B">
            <text:p>1B</text:p>
          </table:table-cell>
          <table:table-cell table:formula="of:=[.B292]*[.B292]" office:value-type="float" office:value="0.00263169">
            <text:p>0,0026</text:p>
          </table:table-cell>
          <table:table-cell table:number-columns-repeated="6"/>
          <table:table-cell table:style-name="ce3" office:value-type="float" office:value="-0.3949">
            <text:p>-0,3949</text:p>
          </table:table-cell>
          <table:table-cell table:formula="of:=[.M292]*[.B292]" office:value-type="float" office:value="0.02025837">
            <text:p>0,0203</text:p>
          </table:table-cell>
          <table:table-cell table:number-columns-repeated="242"/>
        </table:table-row>
        <table:table-row table:style-name="ro1">
          <table:table-cell table:style-name="ce1" office:value-type="float" office:value="291">
            <text:p>291</text:p>
          </table:table-cell>
          <table:table-cell table:formula="of:=[.M293]-[.M292]" office:value-type="float" office:value="-0.0346">
            <text:p>-0,0346</text:p>
          </table:table-cell>
          <table:table-cell table:formula="of:=([.M293]-[.$H$2])*256" office:value-type="float" office:value="-109.952">
            <text:p>-109,9520</text:p>
          </table:table-cell>
          <table:table-cell table:formula="of:=ROUND([.C293])+128" office:value-type="float" office:value="18">
            <text:p>18</text:p>
          </table:table-cell>
          <table:table-cell table:formula="of:=DEC2HEX([.D293])" office:value-type="string" office:string-value="12">
            <text:p>12</text:p>
          </table:table-cell>
          <table:table-cell table:formula="of:=[.B293]*[.B293]" office:value-type="float" office:value="0.00119716">
            <text:p>0,0012</text:p>
          </table:table-cell>
          <table:table-cell table:number-columns-repeated="6"/>
          <table:table-cell table:style-name="ce3" office:value-type="float" office:value="-0.4295">
            <text:p>-0,4295</text:p>
          </table:table-cell>
          <table:table-cell table:formula="of:=[.M293]*[.B293]" office:value-type="float" office:value="0.0148607">
            <text:p>0,0149</text:p>
          </table:table-cell>
          <table:table-cell table:number-columns-repeated="242"/>
        </table:table-row>
        <table:table-row table:style-name="ro1">
          <table:table-cell table:style-name="ce1" office:value-type="float" office:value="292">
            <text:p>292</text:p>
          </table:table-cell>
          <table:table-cell table:formula="of:=[.M294]-[.M293]" office:value-type="float" office:value="0">
            <text:p>0,0000</text:p>
          </table:table-cell>
          <table:table-cell table:formula="of:=([.M294]-[.$H$2])*256" office:value-type="float" office:value="-109.952">
            <text:p>-109,9520</text:p>
          </table:table-cell>
          <table:table-cell table:formula="of:=ROUND([.C294])+128" office:value-type="float" office:value="18">
            <text:p>18</text:p>
          </table:table-cell>
          <table:table-cell table:formula="of:=DEC2HEX([.D294])" office:value-type="string" office:string-value="12">
            <text:p>12</text:p>
          </table:table-cell>
          <table:table-cell table:formula="of:=[.B294]*[.B294]" office:value-type="float" office:value="0">
            <text:p>0,0000</text:p>
          </table:table-cell>
          <table:table-cell table:number-columns-repeated="3"/>
          <table:table-cell office:value-type="float" office:value="292">
            <text:p>292,0000</text:p>
          </table:table-cell>
          <table:table-cell table:number-columns-repeated="2"/>
          <table:table-cell table:style-name="ce3" office:value-type="float" office:value="-0.4295">
            <text:p>-0,4295</text:p>
          </table:table-cell>
          <table:table-cell table:formula="of:=[.M294]*[.B294]" office:value-type="float" office:value="-0">
            <text:p>0,0000</text:p>
          </table:table-cell>
          <table:table-cell table:number-columns-repeated="242"/>
        </table:table-row>
        <table:table-row table:style-name="ro1">
          <table:table-cell table:style-name="ce1" office:value-type="float" office:value="293">
            <text:p>293</text:p>
          </table:table-cell>
          <table:table-cell table:formula="of:=[.M295]-[.M294]" office:value-type="float" office:value="0.0273">
            <text:p>0,0273</text:p>
          </table:table-cell>
          <table:table-cell table:formula="of:=([.M295]-[.$H$2])*256" office:value-type="float" office:value="-102.9632">
            <text:p>-102,9632</text:p>
          </table:table-cell>
          <table:table-cell table:formula="of:=ROUND([.C295])+128" office:value-type="float" office:value="25">
            <text:p>25</text:p>
          </table:table-cell>
          <table:table-cell table:formula="of:=DEC2HEX([.D295])" office:value-type="string" office:string-value="19">
            <text:p>19</text:p>
          </table:table-cell>
          <table:table-cell table:formula="of:=[.B295]*[.B295]" office:value-type="float" office:value="0.000745289999999999">
            <text:p>0,0007</text:p>
          </table:table-cell>
          <table:table-cell table:number-columns-repeated="6"/>
          <table:table-cell table:style-name="ce3" office:value-type="float" office:value="-0.4022">
            <text:p>-0,4022</text:p>
          </table:table-cell>
          <table:table-cell table:formula="of:=[.M295]*[.B295]" office:value-type="float" office:value="-0.01098006">
            <text:p>-0,0110</text:p>
          </table:table-cell>
          <table:table-cell table:number-columns-repeated="242"/>
        </table:table-row>
        <table:table-row table:style-name="ro1">
          <table:table-cell table:style-name="ce1" office:value-type="float" office:value="294">
            <text:p>294</text:p>
          </table:table-cell>
          <table:table-cell table:formula="of:=[.M296]-[.M295]" office:value-type="float" office:value="0.0508">
            <text:p>0,0508</text:p>
          </table:table-cell>
          <table:table-cell table:formula="of:=([.M296]-[.$H$2])*256" office:value-type="float" office:value="-89.9584">
            <text:p>-89,9584</text:p>
          </table:table-cell>
          <table:table-cell table:formula="of:=ROUND([.C296])+128" office:value-type="float" office:value="38">
            <text:p>38</text:p>
          </table:table-cell>
          <table:table-cell table:formula="of:=DEC2HEX([.D296])" office:value-type="string" office:string-value="26">
            <text:p>26</text:p>
          </table:table-cell>
          <table:table-cell table:formula="of:=[.B296]*[.B296]" office:value-type="float" office:value="0.00258064">
            <text:p>0,0026</text:p>
          </table:table-cell>
          <table:table-cell table:number-columns-repeated="6"/>
          <table:table-cell table:style-name="ce3" office:value-type="float" office:value="-0.3514">
            <text:p>-0,3514</text:p>
          </table:table-cell>
          <table:table-cell table:formula="of:=[.M296]*[.B296]" office:value-type="float" office:value="-0.01785112">
            <text:p>-0,0179</text:p>
          </table:table-cell>
          <table:table-cell table:number-columns-repeated="242"/>
        </table:table-row>
        <table:table-row table:style-name="ro1">
          <table:table-cell table:style-name="ce1" office:value-type="float" office:value="295">
            <text:p>295</text:p>
          </table:table-cell>
          <table:table-cell table:formula="of:=[.M297]-[.M296]" office:value-type="float" office:value="0.0693">
            <text:p>0,0693</text:p>
          </table:table-cell>
          <table:table-cell table:formula="of:=([.M297]-[.$H$2])*256" office:value-type="float" office:value="-72.2176">
            <text:p>-72,2176</text:p>
          </table:table-cell>
          <table:table-cell table:formula="of:=ROUND([.C297])+128" office:value-type="float" office:value="56">
            <text:p>56</text:p>
          </table:table-cell>
          <table:table-cell table:formula="of:=DEC2HEX([.D297])" office:value-type="string" office:string-value="38">
            <text:p>38</text:p>
          </table:table-cell>
          <table:table-cell table:formula="of:=[.B297]*[.B297]" office:value-type="float" office:value="0.00480249">
            <text:p>0,0048</text:p>
          </table:table-cell>
          <table:table-cell table:number-columns-repeated="6"/>
          <table:table-cell table:style-name="ce3" office:value-type="float" office:value="-0.2821">
            <text:p>-0,2821</text:p>
          </table:table-cell>
          <table:table-cell table:formula="of:=[.M297]*[.B297]" office:value-type="float" office:value="-0.01954953">
            <text:p>-0,0195</text:p>
          </table:table-cell>
          <table:table-cell table:number-columns-repeated="242"/>
        </table:table-row>
        <table:table-row table:style-name="ro1">
          <table:table-cell table:style-name="ce1" office:value-type="float" office:value="296">
            <text:p>296</text:p>
          </table:table-cell>
          <table:table-cell table:formula="of:=[.M298]-[.M297]" office:value-type="float" office:value="0.0815">
            <text:p>0,0815</text:p>
          </table:table-cell>
          <table:table-cell table:formula="of:=([.M298]-[.$H$2])*256" office:value-type="float" office:value="-51.3536">
            <text:p>-51,3536</text:p>
          </table:table-cell>
          <table:table-cell table:formula="of:=ROUND([.C298])+128" office:value-type="float" office:value="77">
            <text:p>77</text:p>
          </table:table-cell>
          <table:table-cell table:formula="of:=DEC2HEX([.D298])" office:value-type="string" office:string-value="4D">
            <text:p>4D</text:p>
          </table:table-cell>
          <table:table-cell table:formula="of:=[.B298]*[.B298]" office:value-type="float" office:value="0.00664225">
            <text:p>0,0066</text:p>
          </table:table-cell>
          <table:table-cell table:number-columns-repeated="6"/>
          <table:table-cell table:style-name="ce3" office:value-type="float" office:value="-0.2006">
            <text:p>-0,2006</text:p>
          </table:table-cell>
          <table:table-cell table:formula="of:=[.M298]*[.B298]" office:value-type="float" office:value="-0.0163489">
            <text:p>-0,0163</text:p>
          </table:table-cell>
          <table:table-cell table:number-columns-repeated="242"/>
        </table:table-row>
        <table:table-row table:style-name="ro1">
          <table:table-cell table:style-name="ce1" office:value-type="float" office:value="297">
            <text:p>297</text:p>
          </table:table-cell>
          <table:table-cell table:formula="of:=[.M299]-[.M298]" office:value-type="float" office:value="0.0804">
            <text:p>0,0804</text:p>
          </table:table-cell>
          <table:table-cell table:formula="of:=([.M299]-[.$H$2])*256" office:value-type="float" office:value="-30.7712">
            <text:p>-30,7712</text:p>
          </table:table-cell>
          <table:table-cell table:formula="of:=ROUND([.C299])+128" office:value-type="float" office:value="97">
            <text:p>97</text:p>
          </table:table-cell>
          <table:table-cell table:formula="of:=DEC2HEX([.D299])" office:value-type="string" office:string-value="61">
            <text:p>61</text:p>
          </table:table-cell>
          <table:table-cell table:formula="of:=[.B299]*[.B299]" office:value-type="float" office:value="0.00646416">
            <text:p>0,0065</text:p>
          </table:table-cell>
          <table:table-cell table:number-columns-repeated="6"/>
          <table:table-cell table:style-name="ce3" office:value-type="float" office:value="-0.1202">
            <text:p>-0,1202</text:p>
          </table:table-cell>
          <table:table-cell table:formula="of:=[.M299]*[.B299]" office:value-type="float" office:value="-0.00966408">
            <text:p>-0,0097</text:p>
          </table:table-cell>
          <table:table-cell table:number-columns-repeated="242"/>
        </table:table-row>
        <table:table-row table:style-name="ro1">
          <table:table-cell table:style-name="ce1" office:value-type="float" office:value="298">
            <text:p>298</text:p>
          </table:table-cell>
          <table:table-cell table:formula="of:=[.M300]-[.M299]" office:value-type="float" office:value="0.0933">
            <text:p>0,0933</text:p>
          </table:table-cell>
          <table:table-cell table:formula="of:=([.M300]-[.$H$2])*256" office:value-type="float" office:value="-6.8864">
            <text:p>-6,8864</text:p>
          </table:table-cell>
          <table:table-cell table:formula="of:=ROUND([.C300])+128" office:value-type="float" office:value="121">
            <text:p>121</text:p>
          </table:table-cell>
          <table:table-cell table:formula="of:=DEC2HEX([.D300])" office:value-type="string" office:string-value="79">
            <text:p>79</text:p>
          </table:table-cell>
          <table:table-cell table:formula="of:=[.B300]*[.B300]" office:value-type="float" office:value="0.00870489">
            <text:p>0,0087</text:p>
          </table:table-cell>
          <table:table-cell table:number-columns-repeated="6"/>
          <table:table-cell table:style-name="ce3" office:value-type="float" office:value="-0.0269">
            <text:p>-0,0269</text:p>
          </table:table-cell>
          <table:table-cell table:formula="of:=[.M300]*[.B300]" office:value-type="float" office:value="-0.00250977">
            <text:p>-0,0025</text:p>
          </table:table-cell>
          <table:table-cell table:number-columns-repeated="242"/>
        </table:table-row>
        <table:table-row table:style-name="ro1">
          <table:table-cell table:style-name="ce1" office:value-type="float" office:value="299">
            <text:p>299</text:p>
          </table:table-cell>
          <table:table-cell table:formula="of:=[.M301]-[.M300]" office:value-type="float" office:value="0.1022">
            <text:p>0,1022</text:p>
          </table:table-cell>
          <table:table-cell table:formula="of:=([.M301]-[.$H$2])*256" office:value-type="float" office:value="19.2768">
            <text:p>19,2768</text:p>
          </table:table-cell>
          <table:table-cell table:formula="of:=ROUND([.C301])+128" office:value-type="float" office:value="147">
            <text:p>147</text:p>
          </table:table-cell>
          <table:table-cell table:formula="of:=DEC2HEX([.D301])" office:value-type="string" office:string-value="93">
            <text:p>93</text:p>
          </table:table-cell>
          <table:table-cell table:formula="of:=[.B301]*[.B301]" office:value-type="float" office:value="0.01044484">
            <text:p>0,0104</text:p>
          </table:table-cell>
          <table:table-cell table:number-columns-repeated="6"/>
          <table:table-cell table:style-name="ce3" office:value-type="float" office:value="0.0753">
            <text:p>0,0753</text:p>
          </table:table-cell>
          <table:table-cell table:formula="of:=[.M301]*[.B301]" office:value-type="float" office:value="0.00769566">
            <text:p>0,0077</text:p>
          </table:table-cell>
          <table:table-cell table:number-columns-repeated="242"/>
        </table:table-row>
        <table:table-row table:style-name="ro1">
          <table:table-cell table:style-name="ce1" office:value-type="float" office:value="300">
            <text:p>300</text:p>
          </table:table-cell>
          <table:table-cell table:formula="of:=[.M302]-[.M301]" office:value-type="float" office:value="0.0895">
            <text:p>0,0895</text:p>
          </table:table-cell>
          <table:table-cell table:formula="of:=([.M302]-[.$H$2])*256" office:value-type="float" office:value="42.1888">
            <text:p>42,1888</text:p>
          </table:table-cell>
          <table:table-cell table:formula="of:=ROUND([.C302])+128" office:value-type="float" office:value="170">
            <text:p>170</text:p>
          </table:table-cell>
          <table:table-cell table:formula="of:=DEC2HEX([.D302])" office:value-type="string" office:string-value="AA">
            <text:p>AA</text:p>
          </table:table-cell>
          <table:table-cell table:formula="of:=[.B302]*[.B302]" office:value-type="float" office:value="0.00801025">
            <text:p>0,0080</text:p>
          </table:table-cell>
          <table:table-cell table:number-columns-repeated="6"/>
          <table:table-cell table:style-name="ce3" office:value-type="float" office:value="0.1648">
            <text:p>0,1648</text:p>
          </table:table-cell>
          <table:table-cell table:formula="of:=[.M302]*[.B302]" office:value-type="float" office:value="0.0147496">
            <text:p>0,0147</text:p>
          </table:table-cell>
          <table:table-cell table:number-columns-repeated="242"/>
        </table:table-row>
        <table:table-row table:style-name="ro1">
          <table:table-cell table:style-name="ce1" office:value-type="float" office:value="301">
            <text:p>301</text:p>
          </table:table-cell>
          <table:table-cell table:formula="of:=[.M303]-[.M302]" office:value-type="float" office:value="0.0958">
            <text:p>0,0958</text:p>
          </table:table-cell>
          <table:table-cell table:formula="of:=([.M303]-[.$H$2])*256" office:value-type="float" office:value="66.7136">
            <text:p>66,7136</text:p>
          </table:table-cell>
          <table:table-cell table:formula="of:=ROUND([.C303])+128" office:value-type="float" office:value="195">
            <text:p>195</text:p>
          </table:table-cell>
          <table:table-cell table:formula="of:=DEC2HEX([.D303])" office:value-type="string" office:string-value="C3">
            <text:p>C3</text:p>
          </table:table-cell>
          <table:table-cell table:formula="of:=[.B303]*[.B303]" office:value-type="float" office:value="0.00917764">
            <text:p>0,0092</text:p>
          </table:table-cell>
          <table:table-cell table:number-columns-repeated="6"/>
          <table:table-cell table:style-name="ce3" office:value-type="float" office:value="0.2606">
            <text:p>0,2606</text:p>
          </table:table-cell>
          <table:table-cell table:formula="of:=[.M303]*[.B303]" office:value-type="float" office:value="0.02496548">
            <text:p>0,0250</text:p>
          </table:table-cell>
          <table:table-cell table:number-columns-repeated="242"/>
        </table:table-row>
        <table:table-row table:style-name="ro1">
          <table:table-cell table:style-name="ce1" office:value-type="float" office:value="302">
            <text:p>302</text:p>
          </table:table-cell>
          <table:table-cell table:formula="of:=[.M304]-[.M303]" office:value-type="float" office:value="0.0815">
            <text:p>0,0815</text:p>
          </table:table-cell>
          <table:table-cell table:formula="of:=([.M304]-[.$H$2])*256" office:value-type="float" office:value="87.5776">
            <text:p>87,5776</text:p>
          </table:table-cell>
          <table:table-cell table:formula="of:=ROUND([.C304])+128" office:value-type="float" office:value="216">
            <text:p>216</text:p>
          </table:table-cell>
          <table:table-cell table:formula="of:=DEC2HEX([.D304])" office:value-type="string" office:string-value="D8">
            <text:p>D8</text:p>
          </table:table-cell>
          <table:table-cell table:formula="of:=[.B304]*[.B304]" office:value-type="float" office:value="0.00664225">
            <text:p>0,0066</text:p>
          </table:table-cell>
          <table:table-cell table:number-columns-repeated="6"/>
          <table:table-cell table:style-name="ce3" office:value-type="float" office:value="0.3421">
            <text:p>0,3421</text:p>
          </table:table-cell>
          <table:table-cell table:formula="of:=[.M304]*[.B304]" office:value-type="float" office:value="0.02788115">
            <text:p>0,0279</text:p>
          </table:table-cell>
          <table:table-cell table:number-columns-repeated="242"/>
        </table:table-row>
        <table:table-row table:style-name="ro1">
          <table:table-cell table:style-name="ce1" office:value-type="float" office:value="303">
            <text:p>303</text:p>
          </table:table-cell>
          <table:table-cell table:formula="of:=[.M305]-[.M304]" office:value-type="float" office:value="0.0539">
            <text:p>0,0539</text:p>
          </table:table-cell>
          <table:table-cell table:formula="of:=([.M305]-[.$H$2])*256" office:value-type="float" office:value="101.376">
            <text:p>101,3760</text:p>
          </table:table-cell>
          <table:table-cell table:formula="of:=ROUND([.C305])+128" office:value-type="float" office:value="229">
            <text:p>229</text:p>
          </table:table-cell>
          <table:table-cell table:formula="of:=DEC2HEX([.D305])" office:value-type="string" office:string-value="E5">
            <text:p>E5</text:p>
          </table:table-cell>
          <table:table-cell table:formula="of:=[.B305]*[.B305]" office:value-type="float" office:value="0.00290521">
            <text:p>0,0029</text:p>
          </table:table-cell>
          <table:table-cell table:number-columns-repeated="6"/>
          <table:table-cell table:style-name="ce3" office:value-type="float" office:value="0.396">
            <text:p>0,3960</text:p>
          </table:table-cell>
          <table:table-cell table:formula="of:=[.M305]*[.B305]" office:value-type="float" office:value="0.0213444">
            <text:p>0,0213</text:p>
          </table:table-cell>
          <table:table-cell table:number-columns-repeated="242"/>
        </table:table-row>
        <table:table-row table:style-name="ro1">
          <table:table-cell table:style-name="ce1" office:value-type="float" office:value="304">
            <text:p>304</text:p>
          </table:table-cell>
          <table:table-cell table:formula="of:=[.M306]-[.M305]" office:value-type="float" office:value="0.0229">
            <text:p>0,0229</text:p>
          </table:table-cell>
          <table:table-cell table:formula="of:=([.M306]-[.$H$2])*256" office:value-type="float" office:value="107.2384">
            <text:p>107,2384</text:p>
          </table:table-cell>
          <table:table-cell table:formula="of:=ROUND([.C306])+128" office:value-type="float" office:value="235">
            <text:p>235</text:p>
          </table:table-cell>
          <table:table-cell table:formula="of:=DEC2HEX([.D306])" office:value-type="string" office:string-value="EB">
            <text:p>EB</text:p>
          </table:table-cell>
          <table:table-cell table:formula="of:=[.B306]*[.B306]" office:value-type="float" office:value="0.000524409999999999">
            <text:p>0,0005</text:p>
          </table:table-cell>
          <table:table-cell/>
          <table:table-cell table:formula="of:=([.B306]-[.B305])/([.A306]-[.A305])" office:value-type="float" office:value="-0.031">
            <text:p>-0,0310</text:p>
          </table:table-cell>
          <table:table-cell table:formula="of:=[.B306]-[.H306]*[.A306]" office:value-type="float" office:value="9.44690000000001">
            <text:p>9,4469</text:p>
          </table:table-cell>
          <table:table-cell table:formula="of:=-[.I306]/[.H306]" office:value-type="float" office:value="304.738709677419">
            <text:p>304,7387</text:p>
          </table:table-cell>
          <table:table-cell table:number-columns-repeated="2"/>
          <table:table-cell table:style-name="ce3" office:value-type="float" office:value="0.4189">
            <text:p>0,4189</text:p>
          </table:table-cell>
          <table:table-cell table:formula="of:=[.M306]*[.B306]" office:value-type="float" office:value="0.00959280999999999">
            <text:p>0,0096</text:p>
          </table:table-cell>
          <table:table-cell table:number-columns-repeated="242"/>
        </table:table-row>
        <table:table-row table:style-name="ro1">
          <table:table-cell table:style-name="ce1" office:value-type="float" office:value="305">
            <text:p>305</text:p>
          </table:table-cell>
          <table:table-cell table:formula="of:=[.M307]-[.M306]" office:value-type="float" office:value="-0.0107">
            <text:p>-0,0107</text:p>
          </table:table-cell>
          <table:table-cell table:formula="of:=([.M307]-[.$H$2])*256" office:value-type="float" office:value="104.4992">
            <text:p>104,4992</text:p>
          </table:table-cell>
          <table:table-cell table:formula="of:=ROUND([.C307])+128" office:value-type="float" office:value="232">
            <text:p>232</text:p>
          </table:table-cell>
          <table:table-cell table:formula="of:=DEC2HEX([.D307])" office:value-type="string" office:string-value="E8">
            <text:p>E8</text:p>
          </table:table-cell>
          <table:table-cell table:formula="of:=[.B307]*[.B307]" office:value-type="float" office:value="0.00011449">
            <text:p>0,0001</text:p>
          </table:table-cell>
          <table:table-cell table:number-columns-repeated="6"/>
          <table:table-cell table:style-name="ce3" office:value-type="float" office:value="0.4082">
            <text:p>0,4082</text:p>
          </table:table-cell>
          <table:table-cell table:formula="of:=[.M307]*[.B307]" office:value-type="float" office:value="-0.00436774">
            <text:p>-0,0044</text:p>
          </table:table-cell>
          <table:table-cell table:number-columns-repeated="242"/>
        </table:table-row>
        <table:table-row table:style-name="ro1">
          <table:table-cell table:style-name="ce1" office:value-type="float" office:value="306">
            <text:p>306</text:p>
          </table:table-cell>
          <table:table-cell table:formula="of:=[.M308]-[.M307]" office:value-type="float" office:value="-0.0344">
            <text:p>-0,0344</text:p>
          </table:table-cell>
          <table:table-cell table:formula="of:=([.M308]-[.$H$2])*256" office:value-type="float" office:value="95.6928">
            <text:p>95,6928</text:p>
          </table:table-cell>
          <table:table-cell table:formula="of:=ROUND([.C308])+128" office:value-type="float" office:value="224">
            <text:p>224</text:p>
          </table:table-cell>
          <table:table-cell table:formula="of:=DEC2HEX([.D308])" office:value-type="string" office:string-value="E0">
            <text:p>E0</text:p>
          </table:table-cell>
          <table:table-cell table:formula="of:=[.B308]*[.B308]" office:value-type="float" office:value="0.00118336">
            <text:p>0,0012</text:p>
          </table:table-cell>
          <table:table-cell table:number-columns-repeated="6"/>
          <table:table-cell table:style-name="ce3" office:value-type="float" office:value="0.3738">
            <text:p>0,3738</text:p>
          </table:table-cell>
          <table:table-cell table:formula="of:=[.M308]*[.B308]" office:value-type="float" office:value="-0.01285872">
            <text:p>-0,0129</text:p>
          </table:table-cell>
          <table:table-cell table:number-columns-repeated="242"/>
        </table:table-row>
        <table:table-row table:style-name="ro1">
          <table:table-cell table:style-name="ce1" office:value-type="float" office:value="307">
            <text:p>307</text:p>
          </table:table-cell>
          <table:table-cell table:formula="of:=[.M309]-[.M308]" office:value-type="float" office:value="-0.073">
            <text:p>-0,0730</text:p>
          </table:table-cell>
          <table:table-cell table:formula="of:=([.M309]-[.$H$2])*256" office:value-type="float" office:value="77.0048">
            <text:p>77,0048</text:p>
          </table:table-cell>
          <table:table-cell table:formula="of:=ROUND([.C309])+128" office:value-type="float" office:value="205">
            <text:p>205</text:p>
          </table:table-cell>
          <table:table-cell table:formula="of:=DEC2HEX([.D309])" office:value-type="string" office:string-value="CD">
            <text:p>CD</text:p>
          </table:table-cell>
          <table:table-cell table:formula="of:=[.B309]*[.B309]" office:value-type="float" office:value="0.005329">
            <text:p>0,0053</text:p>
          </table:table-cell>
          <table:table-cell table:number-columns-repeated="6"/>
          <table:table-cell table:style-name="ce3" office:value-type="float" office:value="0.3008">
            <text:p>0,3008</text:p>
          </table:table-cell>
          <table:table-cell table:formula="of:=[.M309]*[.B309]" office:value-type="float" office:value="-0.0219584">
            <text:p>-0,0220</text:p>
          </table:table-cell>
          <table:table-cell table:number-columns-repeated="242"/>
        </table:table-row>
        <table:table-row table:style-name="ro1">
          <table:table-cell table:style-name="ce1" office:value-type="float" office:value="308">
            <text:p>308</text:p>
          </table:table-cell>
          <table:table-cell table:formula="of:=[.M310]-[.M309]" office:value-type="float" office:value="-0.094">
            <text:p>-0,0940</text:p>
          </table:table-cell>
          <table:table-cell table:formula="of:=([.M310]-[.$H$2])*256" office:value-type="float" office:value="52.9408">
            <text:p>52,9408</text:p>
          </table:table-cell>
          <table:table-cell table:formula="of:=ROUND([.C310])+128" office:value-type="float" office:value="181">
            <text:p>181</text:p>
          </table:table-cell>
          <table:table-cell table:formula="of:=DEC2HEX([.D310])" office:value-type="string" office:string-value="B5">
            <text:p>B5</text:p>
          </table:table-cell>
          <table:table-cell table:formula="of:=[.B310]*[.B310]" office:value-type="float" office:value="0.008836">
            <text:p>0,0088</text:p>
          </table:table-cell>
          <table:table-cell table:number-columns-repeated="6"/>
          <table:table-cell table:style-name="ce3" office:value-type="float" office:value="0.2068">
            <text:p>0,2068</text:p>
          </table:table-cell>
          <table:table-cell table:formula="of:=[.M310]*[.B310]" office:value-type="float" office:value="-0.0194392">
            <text:p>-0,0194</text:p>
          </table:table-cell>
          <table:table-cell table:number-columns-repeated="242"/>
        </table:table-row>
        <table:table-row table:style-name="ro1">
          <table:table-cell table:style-name="ce1" office:value-type="float" office:value="309">
            <text:p>309</text:p>
          </table:table-cell>
          <table:table-cell table:formula="of:=[.M311]-[.M310]" office:value-type="float" office:value="-0.1093">
            <text:p>-0,1093</text:p>
          </table:table-cell>
          <table:table-cell table:formula="of:=([.M311]-[.$H$2])*256" office:value-type="float" office:value="24.96">
            <text:p>24,9600</text:p>
          </table:table-cell>
          <table:table-cell table:formula="of:=ROUND([.C311])+128" office:value-type="float" office:value="153">
            <text:p>153</text:p>
          </table:table-cell>
          <table:table-cell table:formula="of:=DEC2HEX([.D311])" office:value-type="string" office:string-value="99">
            <text:p>99</text:p>
          </table:table-cell>
          <table:table-cell table:formula="of:=[.B311]*[.B311]" office:value-type="float" office:value="0.01194649">
            <text:p>0,0119</text:p>
          </table:table-cell>
          <table:table-cell table:number-columns-repeated="6"/>
          <table:table-cell table:style-name="ce3" office:value-type="float" office:value="0.0975">
            <text:p>0,0975</text:p>
          </table:table-cell>
          <table:table-cell table:formula="of:=[.M311]*[.B311]" office:value-type="float" office:value="-0.01065675">
            <text:p>-0,0107</text:p>
          </table:table-cell>
          <table:table-cell table:number-columns-repeated="242"/>
        </table:table-row>
        <table:table-row table:style-name="ro1">
          <table:table-cell table:style-name="ce1" office:value-type="float" office:value="310">
            <text:p>310</text:p>
          </table:table-cell>
          <table:table-cell table:formula="of:=[.M312]-[.M311]" office:value-type="float" office:value="-0.0879">
            <text:p>-0,0879</text:p>
          </table:table-cell>
          <table:table-cell table:formula="of:=([.M312]-[.$H$2])*256" office:value-type="float" office:value="2.4576">
            <text:p>2,4576</text:p>
          </table:table-cell>
          <table:table-cell table:formula="of:=ROUND([.C312])+128" office:value-type="float" office:value="130">
            <text:p>130</text:p>
          </table:table-cell>
          <table:table-cell table:formula="of:=DEC2HEX([.D312])" office:value-type="string" office:string-value="82">
            <text:p>82</text:p>
          </table:table-cell>
          <table:table-cell table:formula="of:=[.B312]*[.B312]" office:value-type="float" office:value="0.00772641">
            <text:p>0,0077</text:p>
          </table:table-cell>
          <table:table-cell table:number-columns-repeated="6"/>
          <table:table-cell table:style-name="ce3" office:value-type="float" office:value="0.0096">
            <text:p>0,0096</text:p>
          </table:table-cell>
          <table:table-cell table:formula="of:=[.M312]*[.B312]" office:value-type="float" office:value="-0.00084384">
            <text:p>-0,0008</text:p>
          </table:table-cell>
          <table:table-cell table:number-columns-repeated="242"/>
        </table:table-row>
        <table:table-row table:style-name="ro1">
          <table:table-cell table:style-name="ce1" office:value-type="float" office:value="311">
            <text:p>311</text:p>
          </table:table-cell>
          <table:table-cell table:formula="of:=[.M313]-[.M312]" office:value-type="float" office:value="-0.1077">
            <text:p>-0,1077</text:p>
          </table:table-cell>
          <table:table-cell table:formula="of:=([.M313]-[.$H$2])*256" office:value-type="float" office:value="-25.1136">
            <text:p>-25,1136</text:p>
          </table:table-cell>
          <table:table-cell table:formula="of:=ROUND([.C313])+128" office:value-type="float" office:value="103">
            <text:p>103</text:p>
          </table:table-cell>
          <table:table-cell table:formula="of:=DEC2HEX([.D313])" office:value-type="string" office:string-value="67">
            <text:p>67</text:p>
          </table:table-cell>
          <table:table-cell table:formula="of:=[.B313]*[.B313]" office:value-type="float" office:value="0.01159929">
            <text:p>0,0116</text:p>
          </table:table-cell>
          <table:table-cell table:number-columns-repeated="6"/>
          <table:table-cell table:style-name="ce3" office:value-type="float" office:value="-0.0981">
            <text:p>-0,0981</text:p>
          </table:table-cell>
          <table:table-cell table:formula="of:=[.M313]*[.B313]" office:value-type="float" office:value="0.01056537">
            <text:p>0,0106</text:p>
          </table:table-cell>
          <table:table-cell table:number-columns-repeated="242"/>
        </table:table-row>
        <table:table-row table:style-name="ro1">
          <table:table-cell table:style-name="ce1" office:value-type="float" office:value="312">
            <text:p>312</text:p>
          </table:table-cell>
          <table:table-cell table:formula="of:=[.M314]-[.M313]" office:value-type="float" office:value="-0.0894">
            <text:p>-0,0894</text:p>
          </table:table-cell>
          <table:table-cell table:formula="of:=([.M314]-[.$H$2])*256" office:value-type="float" office:value="-48">
            <text:p>-48,0000</text:p>
          </table:table-cell>
          <table:table-cell table:formula="of:=ROUND([.C314])+128" office:value-type="float" office:value="80">
            <text:p>80</text:p>
          </table:table-cell>
          <table:table-cell table:formula="of:=DEC2HEX([.D314])" office:value-type="string" office:string-value="50">
            <text:p>50</text:p>
          </table:table-cell>
          <table:table-cell table:formula="of:=[.B314]*[.B314]" office:value-type="float" office:value="0.00799236">
            <text:p>0,0080</text:p>
          </table:table-cell>
          <table:table-cell table:number-columns-repeated="6"/>
          <table:table-cell table:style-name="ce3" office:value-type="float" office:value="-0.1875">
            <text:p>-0,1875</text:p>
          </table:table-cell>
          <table:table-cell table:formula="of:=[.M314]*[.B314]" office:value-type="float" office:value="0.0167625">
            <text:p>0,0168</text:p>
          </table:table-cell>
          <table:table-cell table:number-columns-repeated="242"/>
        </table:table-row>
        <table:table-row table:style-name="ro1">
          <table:table-cell table:style-name="ce1" office:value-type="float" office:value="313">
            <text:p>313</text:p>
          </table:table-cell>
          <table:table-cell table:formula="of:=[.M315]-[.M314]" office:value-type="float" office:value="-0.0809">
            <text:p>-0,0809</text:p>
          </table:table-cell>
          <table:table-cell table:formula="of:=([.M315]-[.$H$2])*256" office:value-type="float" office:value="-68.7104">
            <text:p>-68,7104</text:p>
          </table:table-cell>
          <table:table-cell table:formula="of:=ROUND([.C315])+128" office:value-type="float" office:value="59">
            <text:p>59</text:p>
          </table:table-cell>
          <table:table-cell table:formula="of:=DEC2HEX([.D315])" office:value-type="string" office:string-value="3B">
            <text:p>3B</text:p>
          </table:table-cell>
          <table:table-cell table:formula="of:=[.B315]*[.B315]" office:value-type="float" office:value="0.00654481">
            <text:p>0,0065</text:p>
          </table:table-cell>
          <table:table-cell table:number-columns-repeated="6"/>
          <table:table-cell table:style-name="ce3" office:value-type="float" office:value="-0.2684">
            <text:p>-0,2684</text:p>
          </table:table-cell>
          <table:table-cell table:formula="of:=[.M315]*[.B315]" office:value-type="float" office:value="0.02171356">
            <text:p>0,0217</text:p>
          </table:table-cell>
          <table:table-cell table:number-columns-repeated="242"/>
        </table:table-row>
        <table:table-row table:style-name="ro1">
          <table:table-cell table:style-name="ce1" office:value-type="float" office:value="314">
            <text:p>314</text:p>
          </table:table-cell>
          <table:table-cell table:formula="of:=[.M316]-[.M315]" office:value-type="float" office:value="-0.0635">
            <text:p>-0,0635</text:p>
          </table:table-cell>
          <table:table-cell table:formula="of:=([.M316]-[.$H$2])*256" office:value-type="float" office:value="-84.9664">
            <text:p>-84,9664</text:p>
          </table:table-cell>
          <table:table-cell table:formula="of:=ROUND([.C316])+128" office:value-type="float" office:value="43">
            <text:p>43</text:p>
          </table:table-cell>
          <table:table-cell table:formula="of:=DEC2HEX([.D316])" office:value-type="string" office:string-value="2B">
            <text:p>2B</text:p>
          </table:table-cell>
          <table:table-cell table:formula="of:=[.B316]*[.B316]" office:value-type="float" office:value="0.00403225">
            <text:p>0,0040</text:p>
          </table:table-cell>
          <table:table-cell table:number-columns-repeated="6"/>
          <table:table-cell table:style-name="ce3" office:value-type="float" office:value="-0.3319">
            <text:p>-0,3319</text:p>
          </table:table-cell>
          <table:table-cell table:formula="of:=[.M316]*[.B316]" office:value-type="float" office:value="0.02107565">
            <text:p>0,0211</text:p>
          </table:table-cell>
          <table:table-cell table:number-columns-repeated="242"/>
        </table:table-row>
        <table:table-row table:style-name="ro1">
          <table:table-cell table:style-name="ce1" office:value-type="float" office:value="315">
            <text:p>315</text:p>
          </table:table-cell>
          <table:table-cell table:formula="of:=[.M317]-[.M316]" office:value-type="float" office:value="-0.0439">
            <text:p>-0,0439</text:p>
          </table:table-cell>
          <table:table-cell table:formula="of:=([.M317]-[.$H$2])*256" office:value-type="float" office:value="-96.2048">
            <text:p>-96,2048</text:p>
          </table:table-cell>
          <table:table-cell table:formula="of:=ROUND([.C317])+128" office:value-type="float" office:value="32">
            <text:p>32</text:p>
          </table:table-cell>
          <table:table-cell table:formula="of:=DEC2HEX([.D317])" office:value-type="string" office:string-value="20">
            <text:p>20</text:p>
          </table:table-cell>
          <table:table-cell table:formula="of:=[.B317]*[.B317]" office:value-type="float" office:value="0.00192721">
            <text:p>0,0019</text:p>
          </table:table-cell>
          <table:table-cell table:number-columns-repeated="6"/>
          <table:table-cell table:style-name="ce3" office:value-type="float" office:value="-0.3758">
            <text:p>-0,3758</text:p>
          </table:table-cell>
          <table:table-cell table:formula="of:=[.M317]*[.B317]" office:value-type="float" office:value="0.01649762">
            <text:p>0,0165</text:p>
          </table:table-cell>
          <table:table-cell table:number-columns-repeated="242"/>
        </table:table-row>
        <table:table-row table:style-name="ro1">
          <table:table-cell table:style-name="ce1" office:value-type="float" office:value="316">
            <text:p>316</text:p>
          </table:table-cell>
          <table:table-cell table:formula="of:=[.M318]-[.M317]" office:value-type="float" office:value="-0.0107">
            <text:p>-0,0107</text:p>
          </table:table-cell>
          <table:table-cell table:formula="of:=([.M318]-[.$H$2])*256" office:value-type="float" office:value="-98.944">
            <text:p>-98,9440</text:p>
          </table:table-cell>
          <table:table-cell table:formula="of:=ROUND([.C318])+128" office:value-type="float" office:value="29">
            <text:p>29</text:p>
          </table:table-cell>
          <table:table-cell table:formula="of:=DEC2HEX([.D318])" office:value-type="string" office:string-value="1D">
            <text:p>1D</text:p>
          </table:table-cell>
          <table:table-cell table:formula="of:=[.B318]*[.B318]" office:value-type="float" office:value="0.00011449">
            <text:p>0,0001</text:p>
          </table:table-cell>
          <table:table-cell/>
          <table:table-cell table:formula="of:=([.B318]-[.B317])/([.A318]-[.A317])" office:value-type="float" office:value="0.0332">
            <text:p>0,0332</text:p>
          </table:table-cell>
          <table:table-cell table:formula="of:=[.B318]-[.H318]*[.A318]" office:value-type="float" office:value="-10.5019">
            <text:p>-10,5019</text:p>
          </table:table-cell>
          <table:table-cell table:formula="of:=-[.I318]/[.H318]" office:value-type="float" office:value="316.322289156627">
            <text:p>316,3223</text:p>
          </table:table-cell>
          <table:table-cell table:number-columns-repeated="2"/>
          <table:table-cell table:style-name="ce3" office:value-type="float" office:value="-0.3865">
            <text:p>-0,3865</text:p>
          </table:table-cell>
          <table:table-cell table:formula="of:=[.M318]*[.B318]" office:value-type="float" office:value="0.00413555">
            <text:p>0,0041</text:p>
          </table:table-cell>
          <table:table-cell table:number-columns-repeated="242"/>
        </table:table-row>
        <table:table-row table:style-name="ro1">
          <table:table-cell table:style-name="ce1" office:value-type="float" office:value="317">
            <text:p>317</text:p>
          </table:table-cell>
          <table:table-cell table:formula="of:=[.M319]-[.M318]" office:value-type="float" office:value="0.0107">
            <text:p>0,0107</text:p>
          </table:table-cell>
          <table:table-cell table:formula="of:=([.M319]-[.$H$2])*256" office:value-type="float" office:value="-96.2048">
            <text:p>-96,2048</text:p>
          </table:table-cell>
          <table:table-cell table:formula="of:=ROUND([.C319])+128" office:value-type="float" office:value="32">
            <text:p>32</text:p>
          </table:table-cell>
          <table:table-cell table:formula="of:=DEC2HEX([.D319])" office:value-type="string" office:string-value="20">
            <text:p>20</text:p>
          </table:table-cell>
          <table:table-cell table:formula="of:=[.B319]*[.B319]" office:value-type="float" office:value="0.00011449">
            <text:p>0,0001</text:p>
          </table:table-cell>
          <table:table-cell table:number-columns-repeated="6"/>
          <table:table-cell table:style-name="ce3" office:value-type="float" office:value="-0.3758">
            <text:p>-0,3758</text:p>
          </table:table-cell>
          <table:table-cell table:formula="of:=[.M319]*[.B319]" office:value-type="float" office:value="-0.00402106">
            <text:p>-0,0040</text:p>
          </table:table-cell>
          <table:table-cell table:number-columns-repeated="242"/>
        </table:table-row>
        <table:table-row table:style-name="ro1">
          <table:table-cell table:style-name="ce1" office:value-type="float" office:value="318">
            <text:p>318</text:p>
          </table:table-cell>
          <table:table-cell table:formula="of:=[.M320]-[.M319]" office:value-type="float" office:value="0.0566">
            <text:p>0,0566</text:p>
          </table:table-cell>
          <table:table-cell table:formula="of:=([.M320]-[.$H$2])*256" office:value-type="float" office:value="-81.7152">
            <text:p>-81,7152</text:p>
          </table:table-cell>
          <table:table-cell table:formula="of:=ROUND([.C320])+128" office:value-type="float" office:value="46">
            <text:p>46</text:p>
          </table:table-cell>
          <table:table-cell table:formula="of:=DEC2HEX([.D320])" office:value-type="string" office:string-value="2E">
            <text:p>2E</text:p>
          </table:table-cell>
          <table:table-cell table:formula="of:=[.B320]*[.B320]" office:value-type="float" office:value="0.00320356">
            <text:p>0,0032</text:p>
          </table:table-cell>
          <table:table-cell table:number-columns-repeated="6"/>
          <table:table-cell table:style-name="ce3" office:value-type="float" office:value="-0.3192">
            <text:p>-0,3192</text:p>
          </table:table-cell>
          <table:table-cell table:formula="of:=[.M320]*[.B320]" office:value-type="float" office:value="-0.01806672">
            <text:p>-0,0181</text:p>
          </table:table-cell>
          <table:table-cell table:number-columns-repeated="242"/>
        </table:table-row>
        <table:table-row table:style-name="ro1">
          <table:table-cell table:style-name="ce1" office:value-type="float" office:value="319">
            <text:p>319</text:p>
          </table:table-cell>
          <table:table-cell table:formula="of:=[.M321]-[.M320]" office:value-type="float" office:value="0.0815">
            <text:p>0,0815</text:p>
          </table:table-cell>
          <table:table-cell table:formula="of:=([.M321]-[.$H$2])*256" office:value-type="float" office:value="-60.8512">
            <text:p>-60,8512</text:p>
          </table:table-cell>
          <table:table-cell table:formula="of:=ROUND([.C321])+128" office:value-type="float" office:value="67">
            <text:p>67</text:p>
          </table:table-cell>
          <table:table-cell table:formula="of:=DEC2HEX([.D321])" office:value-type="string" office:string-value="43">
            <text:p>43</text:p>
          </table:table-cell>
          <table:table-cell table:formula="of:=[.B321]*[.B321]" office:value-type="float" office:value="0.00664225">
            <text:p>0,0066</text:p>
          </table:table-cell>
          <table:table-cell table:number-columns-repeated="6"/>
          <table:table-cell table:style-name="ce3" office:value-type="float" office:value="-0.2377">
            <text:p>-0,2377</text:p>
          </table:table-cell>
          <table:table-cell table:formula="of:=[.M321]*[.B321]" office:value-type="float" office:value="-0.01937255">
            <text:p>-0,0194</text:p>
          </table:table-cell>
          <table:table-cell table:number-columns-repeated="242"/>
        </table:table-row>
        <table:table-row table:style-name="ro1">
          <table:table-cell table:style-name="ce1" office:value-type="float" office:value="320">
            <text:p>320</text:p>
          </table:table-cell>
          <table:table-cell table:formula="of:=[.M322]-[.M321]" office:value-type="float" office:value="0.1077">
            <text:p>0,1077</text:p>
          </table:table-cell>
          <table:table-cell table:formula="of:=([.M322]-[.$H$2])*256" office:value-type="float" office:value="-33.28">
            <text:p>-33,2800</text:p>
          </table:table-cell>
          <table:table-cell table:formula="of:=ROUND([.C322])+128" office:value-type="float" office:value="95">
            <text:p>95</text:p>
          </table:table-cell>
          <table:table-cell table:formula="of:=DEC2HEX([.D322])" office:value-type="string" office:string-value="5F">
            <text:p>5F</text:p>
          </table:table-cell>
          <table:table-cell table:formula="of:=[.B322]*[.B322]" office:value-type="float" office:value="0.01159929">
            <text:p>0,0116</text:p>
          </table:table-cell>
          <table:table-cell table:number-columns-repeated="6"/>
          <table:table-cell table:style-name="ce3" office:value-type="float" office:value="-0.13">
            <text:p>-0,1300</text:p>
          </table:table-cell>
          <table:table-cell table:formula="of:=[.M322]*[.B322]" office:value-type="float" office:value="-0.014001">
            <text:p>-0,0140</text:p>
          </table:table-cell>
          <table:table-cell table:number-columns-repeated="242"/>
        </table:table-row>
        <table:table-row table:style-name="ro1">
          <table:table-cell table:style-name="ce1" office:value-type="float" office:value="321">
            <text:p>321</text:p>
          </table:table-cell>
          <table:table-cell table:formula="of:=[.M323]-[.M322]" office:value-type="float" office:value="0.1201">
            <text:p>0,1201</text:p>
          </table:table-cell>
          <table:table-cell table:formula="of:=([.M323]-[.$H$2])*256" office:value-type="float" office:value="-2.5344">
            <text:p>-2,5344</text:p>
          </table:table-cell>
          <table:table-cell table:formula="of:=ROUND([.C323])+128" office:value-type="float" office:value="125">
            <text:p>125</text:p>
          </table:table-cell>
          <table:table-cell table:formula="of:=DEC2HEX([.D323])" office:value-type="string" office:string-value="7D">
            <text:p>7D</text:p>
          </table:table-cell>
          <table:table-cell table:formula="of:=[.B323]*[.B323]" office:value-type="float" office:value="0.01442401">
            <text:p>0,0144</text:p>
          </table:table-cell>
          <table:table-cell table:number-columns-repeated="6"/>
          <table:table-cell table:style-name="ce3" office:value-type="float" office:value="-0.0099">
            <text:p>-0,0099</text:p>
          </table:table-cell>
          <table:table-cell table:formula="of:=[.M323]*[.B323]" office:value-type="float" office:value="-0.00118899">
            <text:p>-0,0012</text:p>
          </table:table-cell>
          <table:table-cell table:number-columns-repeated="242"/>
        </table:table-row>
        <table:table-row table:style-name="ro1">
          <table:table-cell table:style-name="ce1" office:value-type="float" office:value="322">
            <text:p>322</text:p>
          </table:table-cell>
          <table:table-cell table:formula="of:=[.M324]-[.M323]" office:value-type="float" office:value="0.12">
            <text:p>0,1200</text:p>
          </table:table-cell>
          <table:table-cell table:formula="of:=([.M324]-[.$H$2])*256" office:value-type="float" office:value="28.1856">
            <text:p>28,1856</text:p>
          </table:table-cell>
          <table:table-cell table:formula="of:=ROUND([.C324])+128" office:value-type="float" office:value="156">
            <text:p>156</text:p>
          </table:table-cell>
          <table:table-cell table:formula="of:=DEC2HEX([.D324])" office:value-type="string" office:string-value="9C">
            <text:p>9C</text:p>
          </table:table-cell>
          <table:table-cell table:formula="of:=[.B324]*[.B324]" office:value-type="float" office:value="0.0144">
            <text:p>0,0144</text:p>
          </table:table-cell>
          <table:table-cell table:number-columns-repeated="6"/>
          <table:table-cell table:style-name="ce3" office:value-type="float" office:value="0.1101">
            <text:p>0,1101</text:p>
          </table:table-cell>
          <table:table-cell table:formula="of:=[.M324]*[.B324]" office:value-type="float" office:value="0.013212">
            <text:p>0,0132</text:p>
          </table:table-cell>
          <table:table-cell table:number-columns-repeated="242"/>
        </table:table-row>
        <table:table-row table:style-name="ro1">
          <table:table-cell table:style-name="ce1" office:value-type="float" office:value="323">
            <text:p>323</text:p>
          </table:table-cell>
          <table:table-cell table:formula="of:=[.M325]-[.M324]" office:value-type="float" office:value="0.0986">
            <text:p>0,0986</text:p>
          </table:table-cell>
          <table:table-cell table:formula="of:=([.M325]-[.$H$2])*256" office:value-type="float" office:value="53.4272">
            <text:p>53,4272</text:p>
          </table:table-cell>
          <table:table-cell table:formula="of:=ROUND([.C325])+128" office:value-type="float" office:value="181">
            <text:p>181</text:p>
          </table:table-cell>
          <table:table-cell table:formula="of:=DEC2HEX([.D325])" office:value-type="string" office:string-value="B5">
            <text:p>B5</text:p>
          </table:table-cell>
          <table:table-cell table:formula="of:=[.B325]*[.B325]" office:value-type="float" office:value="0.00972196">
            <text:p>0,0097</text:p>
          </table:table-cell>
          <table:table-cell table:number-columns-repeated="6"/>
          <table:table-cell table:style-name="ce3" office:value-type="float" office:value="0.2087">
            <text:p>0,2087</text:p>
          </table:table-cell>
          <table:table-cell table:formula="of:=[.M325]*[.B325]" office:value-type="float" office:value="0.02057782">
            <text:p>0,0206</text:p>
          </table:table-cell>
          <table:table-cell table:number-columns-repeated="242"/>
        </table:table-row>
        <table:table-row table:style-name="ro1">
          <table:table-cell table:style-name="ce1" office:value-type="float" office:value="324">
            <text:p>324</text:p>
          </table:table-cell>
          <table:table-cell table:formula="of:=[.M326]-[.M325]" office:value-type="float" office:value="0.077">
            <text:p>0,0770</text:p>
          </table:table-cell>
          <table:table-cell table:formula="of:=([.M326]-[.$H$2])*256" office:value-type="float" office:value="73.1392">
            <text:p>73,1392</text:p>
          </table:table-cell>
          <table:table-cell table:formula="of:=ROUND([.C326])+128" office:value-type="float" office:value="201">
            <text:p>201</text:p>
          </table:table-cell>
          <table:table-cell table:formula="of:=DEC2HEX([.D326])" office:value-type="string" office:string-value="C9">
            <text:p>C9</text:p>
          </table:table-cell>
          <table:table-cell table:formula="of:=[.B326]*[.B326]" office:value-type="float" office:value="0.005929">
            <text:p>0,0059</text:p>
          </table:table-cell>
          <table:table-cell table:number-columns-repeated="6"/>
          <table:table-cell table:style-name="ce3" office:value-type="float" office:value="0.2857">
            <text:p>0,2857</text:p>
          </table:table-cell>
          <table:table-cell table:formula="of:=[.M326]*[.B326]" office:value-type="float" office:value="0.0219989">
            <text:p>0,0220</text:p>
          </table:table-cell>
          <table:table-cell table:number-columns-repeated="242"/>
        </table:table-row>
        <table:table-row table:style-name="ro1">
          <table:table-cell table:style-name="ce1" office:value-type="float" office:value="325">
            <text:p>325</text:p>
          </table:table-cell>
          <table:table-cell table:formula="of:=[.M327]-[.M326]" office:value-type="float" office:value="0.0473">
            <text:p>0,0473</text:p>
          </table:table-cell>
          <table:table-cell table:formula="of:=([.M327]-[.$H$2])*256" office:value-type="float" office:value="85.248">
            <text:p>85,2480</text:p>
          </table:table-cell>
          <table:table-cell table:formula="of:=ROUND([.C327])+128" office:value-type="float" office:value="213">
            <text:p>213</text:p>
          </table:table-cell>
          <table:table-cell table:formula="of:=DEC2HEX([.D327])" office:value-type="string" office:string-value="D5">
            <text:p>D5</text:p>
          </table:table-cell>
          <table:table-cell table:formula="of:=[.B327]*[.B327]" office:value-type="float" office:value="0.00223729">
            <text:p>0,0022</text:p>
          </table:table-cell>
          <table:table-cell table:number-columns-repeated="6"/>
          <table:table-cell table:style-name="ce3" office:value-type="float" office:value="0.333">
            <text:p>0,3330</text:p>
          </table:table-cell>
          <table:table-cell table:formula="of:=[.M327]*[.B327]" office:value-type="float" office:value="0.0157509">
            <text:p>0,0158</text:p>
          </table:table-cell>
          <table:table-cell table:number-columns-repeated="242"/>
        </table:table-row>
        <table:table-row table:style-name="ro1">
          <table:table-cell table:style-name="ce1" office:value-type="float" office:value="326">
            <text:p>326</text:p>
          </table:table-cell>
          <table:table-cell table:formula="of:=[.M328]-[.M327]" office:value-type="float" office:value="0.0212">
            <text:p>0,0212</text:p>
          </table:table-cell>
          <table:table-cell table:formula="of:=([.M328]-[.$H$2])*256" office:value-type="float" office:value="90.6752">
            <text:p>90,6752</text:p>
          </table:table-cell>
          <table:table-cell table:formula="of:=ROUND([.C328])+128" office:value-type="float" office:value="219">
            <text:p>219</text:p>
          </table:table-cell>
          <table:table-cell table:formula="of:=DEC2HEX([.D328])" office:value-type="string" office:string-value="DB">
            <text:p>DB</text:p>
          </table:table-cell>
          <table:table-cell table:formula="of:=[.B328]*[.B328]" office:value-type="float" office:value="0.00044944">
            <text:p>0,0004</text:p>
          </table:table-cell>
          <table:table-cell/>
          <table:table-cell table:formula="of:=([.B328]-[.B327])/([.A328]-[.A327])" office:value-type="float" office:value="-0.0261">
            <text:p>-0,0261</text:p>
          </table:table-cell>
          <table:table-cell table:formula="of:=[.B328]-[.H328]*[.A328]" office:value-type="float" office:value="8.52980000000001">
            <text:p>8,5298</text:p>
          </table:table-cell>
          <table:table-cell table:formula="of:=-[.I328]/[.H328]" office:value-type="float" office:value="326.812260536399">
            <text:p>326,8123</text:p>
          </table:table-cell>
          <table:table-cell table:number-columns-repeated="2"/>
          <table:table-cell table:style-name="ce3" office:value-type="float" office:value="0.3542">
            <text:p>0,3542</text:p>
          </table:table-cell>
          <table:table-cell table:formula="of:=[.M328]*[.B328]" office:value-type="float" office:value="0.00750904">
            <text:p>0,0075</text:p>
          </table:table-cell>
          <table:table-cell table:number-columns-repeated="242"/>
        </table:table-row>
        <table:table-row table:style-name="ro1">
          <table:table-cell table:style-name="ce1" office:value-type="float" office:value="327">
            <text:p>327</text:p>
          </table:table-cell>
          <table:table-cell table:formula="of:=[.M329]-[.M328]" office:value-type="float" office:value="-0.0105">
            <text:p>-0,0105</text:p>
          </table:table-cell>
          <table:table-cell table:formula="of:=([.M329]-[.$H$2])*256" office:value-type="float" office:value="87.9872">
            <text:p>87,9872</text:p>
          </table:table-cell>
          <table:table-cell table:formula="of:=ROUND([.C329])+128" office:value-type="float" office:value="216">
            <text:p>216</text:p>
          </table:table-cell>
          <table:table-cell table:formula="of:=DEC2HEX([.D329])" office:value-type="string" office:string-value="D8">
            <text:p>D8</text:p>
          </table:table-cell>
          <table:table-cell table:formula="of:=[.B329]*[.B329]" office:value-type="float" office:value="0.00011025">
            <text:p>0,0001</text:p>
          </table:table-cell>
          <table:table-cell table:number-columns-repeated="6"/>
          <table:table-cell table:style-name="ce3" office:value-type="float" office:value="0.3437">
            <text:p>0,3437</text:p>
          </table:table-cell>
          <table:table-cell table:formula="of:=[.M329]*[.B329]" office:value-type="float" office:value="-0.00360885">
            <text:p>-0,0036</text:p>
          </table:table-cell>
          <table:table-cell table:number-columns-repeated="242"/>
        </table:table-row>
        <table:table-row table:style-name="ro1">
          <table:table-cell table:style-name="ce1" office:value-type="float" office:value="328">
            <text:p>328</text:p>
          </table:table-cell>
          <table:table-cell table:formula="of:=[.M330]-[.M329]" office:value-type="float" office:value="-0.0338">
            <text:p>-0,0338</text:p>
          </table:table-cell>
          <table:table-cell table:formula="of:=([.M330]-[.$H$2])*256" office:value-type="float" office:value="79.3344">
            <text:p>79,3344</text:p>
          </table:table-cell>
          <table:table-cell table:formula="of:=ROUND([.C330])+128" office:value-type="float" office:value="207">
            <text:p>207</text:p>
          </table:table-cell>
          <table:table-cell table:formula="of:=DEC2HEX([.D330])" office:value-type="string" office:string-value="CF">
            <text:p>CF</text:p>
          </table:table-cell>
          <table:table-cell table:formula="of:=[.B330]*[.B330]" office:value-type="float" office:value="0.00114244">
            <text:p>0,0011</text:p>
          </table:table-cell>
          <table:table-cell table:number-columns-repeated="6"/>
          <table:table-cell table:style-name="ce3" office:value-type="float" office:value="0.3099">
            <text:p>0,3099</text:p>
          </table:table-cell>
          <table:table-cell table:formula="of:=[.M330]*[.B330]" office:value-type="float" office:value="-0.01047462">
            <text:p>-0,0105</text:p>
          </table:table-cell>
          <table:table-cell table:number-columns-repeated="242"/>
        </table:table-row>
        <table:table-row table:style-name="ro1">
          <table:table-cell table:style-name="ce1" office:value-type="float" office:value="329">
            <text:p>329</text:p>
          </table:table-cell>
          <table:table-cell table:formula="of:=[.M331]-[.M330]" office:value-type="float" office:value="-0.0601">
            <text:p>-0,0601</text:p>
          </table:table-cell>
          <table:table-cell table:formula="of:=([.M331]-[.$H$2])*256" office:value-type="float" office:value="63.9488">
            <text:p>63,9488</text:p>
          </table:table-cell>
          <table:table-cell table:formula="of:=ROUND([.C331])+128" office:value-type="float" office:value="192">
            <text:p>192</text:p>
          </table:table-cell>
          <table:table-cell table:formula="of:=DEC2HEX([.D331])" office:value-type="string" office:string-value="C0">
            <text:p>C0</text:p>
          </table:table-cell>
          <table:table-cell table:formula="of:=[.B331]*[.B331]" office:value-type="float" office:value="0.00361201">
            <text:p>0,0036</text:p>
          </table:table-cell>
          <table:table-cell table:number-columns-repeated="6"/>
          <table:table-cell table:style-name="ce3" office:value-type="float" office:value="0.2498">
            <text:p>0,2498</text:p>
          </table:table-cell>
          <table:table-cell table:formula="of:=[.M331]*[.B331]" office:value-type="float" office:value="-0.01501298">
            <text:p>-0,0150</text:p>
          </table:table-cell>
          <table:table-cell table:number-columns-repeated="242"/>
        </table:table-row>
        <table:table-row table:style-name="ro1">
          <table:table-cell table:style-name="ce1" office:value-type="float" office:value="330">
            <text:p>330</text:p>
          </table:table-cell>
          <table:table-cell table:formula="of:=[.M332]-[.M331]" office:value-type="float" office:value="-0.1029">
            <text:p>-0,1029</text:p>
          </table:table-cell>
          <table:table-cell table:formula="of:=([.M332]-[.$H$2])*256" office:value-type="float" office:value="37.6064">
            <text:p>37,6064</text:p>
          </table:table-cell>
          <table:table-cell table:formula="of:=ROUND([.C332])+128" office:value-type="float" office:value="166">
            <text:p>166</text:p>
          </table:table-cell>
          <table:table-cell table:formula="of:=DEC2HEX([.D332])" office:value-type="string" office:string-value="A6">
            <text:p>A6</text:p>
          </table:table-cell>
          <table:table-cell table:formula="of:=[.B332]*[.B332]" office:value-type="float" office:value="0.01058841">
            <text:p>0,0106</text:p>
          </table:table-cell>
          <table:table-cell table:number-columns-repeated="6"/>
          <table:table-cell table:style-name="ce3" office:value-type="float" office:value="0.1469">
            <text:p>0,1469</text:p>
          </table:table-cell>
          <table:table-cell table:formula="of:=[.M332]*[.B332]" office:value-type="float" office:value="-0.01511601">
            <text:p>-0,0151</text:p>
          </table:table-cell>
          <table:table-cell table:number-columns-repeated="242"/>
        </table:table-row>
        <table:table-row table:style-name="ro1">
          <table:table-cell table:style-name="ce1" office:value-type="float" office:value="331">
            <text:p>331</text:p>
          </table:table-cell>
          <table:table-cell table:formula="of:=[.M333]-[.M332]" office:value-type="float" office:value="-0.1022">
            <text:p>-0,1022</text:p>
          </table:table-cell>
          <table:table-cell table:formula="of:=([.M333]-[.$H$2])*256" office:value-type="float" office:value="11.4432">
            <text:p>11,4432</text:p>
          </table:table-cell>
          <table:table-cell table:formula="of:=ROUND([.C333])+128" office:value-type="float" office:value="139">
            <text:p>139</text:p>
          </table:table-cell>
          <table:table-cell table:formula="of:=DEC2HEX([.D333])" office:value-type="string" office:string-value="8B">
            <text:p>8B</text:p>
          </table:table-cell>
          <table:table-cell table:formula="of:=[.B333]*[.B333]" office:value-type="float" office:value="0.01044484">
            <text:p>0,0104</text:p>
          </table:table-cell>
          <table:table-cell table:number-columns-repeated="6"/>
          <table:table-cell table:style-name="ce3" office:value-type="float" office:value="0.0447">
            <text:p>0,0447</text:p>
          </table:table-cell>
          <table:table-cell table:formula="of:=[.M333]*[.B333]" office:value-type="float" office:value="-0.00456834">
            <text:p>-0,0046</text:p>
          </table:table-cell>
          <table:table-cell table:number-columns-repeated="242"/>
        </table:table-row>
        <table:table-row table:style-name="ro1">
          <table:table-cell table:style-name="ce1" office:value-type="float" office:value="332">
            <text:p>332</text:p>
          </table:table-cell>
          <table:table-cell table:formula="of:=[.M334]-[.M333]" office:value-type="float" office:value="-0.1253">
            <text:p>-0,1253</text:p>
          </table:table-cell>
          <table:table-cell table:formula="of:=([.M334]-[.$H$2])*256" office:value-type="float" office:value="-20.6336">
            <text:p>-20,6336</text:p>
          </table:table-cell>
          <table:table-cell table:formula="of:=ROUND([.C334])+128" office:value-type="float" office:value="107">
            <text:p>107</text:p>
          </table:table-cell>
          <table:table-cell table:formula="of:=DEC2HEX([.D334])" office:value-type="string" office:string-value="6B">
            <text:p>6B</text:p>
          </table:table-cell>
          <table:table-cell table:formula="of:=[.B334]*[.B334]" office:value-type="float" office:value="0.01570009">
            <text:p>0,0157</text:p>
          </table:table-cell>
          <table:table-cell table:number-columns-repeated="6"/>
          <table:table-cell table:style-name="ce3" office:value-type="float" office:value="-0.0806">
            <text:p>-0,0806</text:p>
          </table:table-cell>
          <table:table-cell table:formula="of:=[.M334]*[.B334]" office:value-type="float" office:value="0.01009918">
            <text:p>0,0101</text:p>
          </table:table-cell>
          <table:table-cell table:number-columns-repeated="242"/>
        </table:table-row>
        <table:table-row table:style-name="ro1">
          <table:table-cell table:style-name="ce1" office:value-type="float" office:value="333">
            <text:p>333</text:p>
          </table:table-cell>
          <table:table-cell table:formula="of:=[.M335]-[.M334]" office:value-type="float" office:value="-0.1255">
            <text:p>-0,1255</text:p>
          </table:table-cell>
          <table:table-cell table:formula="of:=([.M335]-[.$H$2])*256" office:value-type="float" office:value="-52.7616">
            <text:p>-52,7616</text:p>
          </table:table-cell>
          <table:table-cell table:formula="of:=ROUND([.C335])+128" office:value-type="float" office:value="75">
            <text:p>75</text:p>
          </table:table-cell>
          <table:table-cell table:formula="of:=DEC2HEX([.D335])" office:value-type="string" office:string-value="4B">
            <text:p>4B</text:p>
          </table:table-cell>
          <table:table-cell table:formula="of:=[.B335]*[.B335]" office:value-type="float" office:value="0.01575025">
            <text:p>0,0158</text:p>
          </table:table-cell>
          <table:table-cell table:number-columns-repeated="6"/>
          <table:table-cell table:style-name="ce3" office:value-type="float" office:value="-0.2061">
            <text:p>-0,2061</text:p>
          </table:table-cell>
          <table:table-cell table:formula="of:=[.M335]*[.B335]" office:value-type="float" office:value="0.02586555">
            <text:p>0,0259</text:p>
          </table:table-cell>
          <table:table-cell table:number-columns-repeated="242"/>
        </table:table-row>
        <table:table-row table:style-name="ro1">
          <table:table-cell table:style-name="ce1" office:value-type="float" office:value="334">
            <text:p>334</text:p>
          </table:table-cell>
          <table:table-cell table:formula="of:=[.M336]-[.M335]" office:value-type="float" office:value="-0.12">
            <text:p>-0,1200</text:p>
          </table:table-cell>
          <table:table-cell table:formula="of:=([.M336]-[.$H$2])*256" office:value-type="float" office:value="-83.4816">
            <text:p>-83,4816</text:p>
          </table:table-cell>
          <table:table-cell table:formula="of:=ROUND([.C336])+128" office:value-type="float" office:value="45">
            <text:p>45</text:p>
          </table:table-cell>
          <table:table-cell table:formula="of:=DEC2HEX([.D336])" office:value-type="string" office:string-value="2D">
            <text:p>2D</text:p>
          </table:table-cell>
          <table:table-cell table:formula="of:=[.B336]*[.B336]" office:value-type="float" office:value="0.0144">
            <text:p>0,0144</text:p>
          </table:table-cell>
          <table:table-cell table:number-columns-repeated="6"/>
          <table:table-cell table:style-name="ce3" office:value-type="float" office:value="-0.3261">
            <text:p>-0,3261</text:p>
          </table:table-cell>
          <table:table-cell table:formula="of:=[.M336]*[.B336]" office:value-type="float" office:value="0.039132">
            <text:p>0,0391</text:p>
          </table:table-cell>
          <table:table-cell table:number-columns-repeated="242"/>
        </table:table-row>
        <table:table-row table:style-name="ro1">
          <table:table-cell table:style-name="ce1" office:value-type="float" office:value="335">
            <text:p>335</text:p>
          </table:table-cell>
          <table:table-cell table:formula="of:=[.M337]-[.M336]" office:value-type="float" office:value="-0.0586">
            <text:p>-0,0586</text:p>
          </table:table-cell>
          <table:table-cell table:formula="of:=([.M337]-[.$H$2])*256" office:value-type="float" office:value="-98.4832">
            <text:p>-98,4832</text:p>
          </table:table-cell>
          <table:table-cell table:formula="of:=ROUND([.C337])+128" office:value-type="float" office:value="30">
            <text:p>30</text:p>
          </table:table-cell>
          <table:table-cell table:formula="of:=DEC2HEX([.D337])" office:value-type="string" office:string-value="1E">
            <text:p>1E</text:p>
          </table:table-cell>
          <table:table-cell table:formula="of:=[.B337]*[.B337]" office:value-type="float" office:value="0.00343396">
            <text:p>0,0034</text:p>
          </table:table-cell>
          <table:table-cell table:number-columns-repeated="6"/>
          <table:table-cell table:style-name="ce3" office:value-type="float" office:value="-0.3847">
            <text:p>-0,3847</text:p>
          </table:table-cell>
          <table:table-cell table:formula="of:=[.M337]*[.B337]" office:value-type="float" office:value="0.02254342">
            <text:p>0,0225</text:p>
          </table:table-cell>
          <table:table-cell table:number-columns-repeated="242"/>
        </table:table-row>
        <table:table-row table:style-name="ro1">
          <table:table-cell table:style-name="ce1" office:value-type="float" office:value="336">
            <text:p>336</text:p>
          </table:table-cell>
          <table:table-cell table:formula="of:=[.M338]-[.M337]" office:value-type="float" office:value="-0.0448">
            <text:p>-0,0448</text:p>
          </table:table-cell>
          <table:table-cell table:formula="of:=([.M338]-[.$H$2])*256" office:value-type="float" office:value="-109.952">
            <text:p>-109,9520</text:p>
          </table:table-cell>
          <table:table-cell table:formula="of:=ROUND([.C338])+128" office:value-type="float" office:value="18">
            <text:p>18</text:p>
          </table:table-cell>
          <table:table-cell table:formula="of:=DEC2HEX([.D338])" office:value-type="string" office:string-value="12">
            <text:p>12</text:p>
          </table:table-cell>
          <table:table-cell table:formula="of:=[.B338]*[.B338]" office:value-type="float" office:value="0.00200704">
            <text:p>0,0020</text:p>
          </table:table-cell>
          <table:table-cell/>
          <table:table-cell table:formula="of:=([.B338]-[.B337])/([.A338]-[.A337])" office:value-type="float" office:value="0.0138000000000001">
            <text:p>0,0138</text:p>
          </table:table-cell>
          <table:table-cell table:formula="of:=[.B338]-[.H338]*[.A338]" office:value-type="float" office:value="-4.68160000000003">
            <text:p>-4,6816</text:p>
          </table:table-cell>
          <table:table-cell table:formula="of:=-[.I338]/[.H338]" office:value-type="float" office:value="339.246376811594">
            <text:p>339,2464</text:p>
          </table:table-cell>
          <table:table-cell table:number-columns-repeated="2"/>
          <table:table-cell table:style-name="ce3" office:value-type="float" office:value="-0.4295">
            <text:p>-0,4295</text:p>
          </table:table-cell>
          <table:table-cell table:formula="of:=[.M338]*[.B338]" office:value-type="float" office:value="0.0192416">
            <text:p>0,0192</text:p>
          </table:table-cell>
          <table:table-cell table:number-columns-repeated="242"/>
        </table:table-row>
        <table:table-row table:style-name="ro1">
          <table:table-cell table:style-name="ce1" office:value-type="float" office:value="337">
            <text:p>337</text:p>
          </table:table-cell>
          <table:table-cell table:formula="of:=[.M339]-[.M338]" office:value-type="float" office:value="0.00979999999999998">
            <text:p>0,0098</text:p>
          </table:table-cell>
          <table:table-cell table:formula="of:=([.M339]-[.$H$2])*256" office:value-type="float" office:value="-107.4432">
            <text:p>-107,4432</text:p>
          </table:table-cell>
          <table:table-cell table:formula="of:=ROUND([.C339])+128" office:value-type="float" office:value="21">
            <text:p>21</text:p>
          </table:table-cell>
          <table:table-cell table:formula="of:=DEC2HEX([.D339])" office:value-type="string" office:string-value="15">
            <text:p>15</text:p>
          </table:table-cell>
          <table:table-cell table:formula="of:=[.B339]*[.B339]" office:value-type="float" office:value="0.0000960399999999995">
            <text:p>0,0001</text:p>
          </table:table-cell>
          <table:table-cell table:number-columns-repeated="6"/>
          <table:table-cell table:style-name="ce3" office:value-type="float" office:value="-0.4197">
            <text:p>-0,4197</text:p>
          </table:table-cell>
          <table:table-cell table:formula="of:=[.M339]*[.B339]" office:value-type="float" office:value="-0.00411305999999999">
            <text:p>-0,0041</text:p>
          </table:table-cell>
          <table:table-cell table:number-columns-repeated="242"/>
        </table:table-row>
        <table:table-row table:style-name="ro1">
          <table:table-cell table:style-name="ce1" office:value-type="float" office:value="338">
            <text:p>338</text:p>
          </table:table-cell>
          <table:table-cell table:formula="of:=[.M340]-[.M339]" office:value-type="float" office:value="0.0551">
            <text:p>0,0551</text:p>
          </table:table-cell>
          <table:table-cell table:formula="of:=([.M340]-[.$H$2])*256" office:value-type="float" office:value="-93.3376">
            <text:p>-93,3376</text:p>
          </table:table-cell>
          <table:table-cell table:formula="of:=ROUND([.C340])+128" office:value-type="float" office:value="35">
            <text:p>35</text:p>
          </table:table-cell>
          <table:table-cell table:formula="of:=DEC2HEX([.D340])" office:value-type="string" office:string-value="23">
            <text:p>23</text:p>
          </table:table-cell>
          <table:table-cell table:formula="of:=[.B340]*[.B340]" office:value-type="float" office:value="0.00303601">
            <text:p>0,0030</text:p>
          </table:table-cell>
          <table:table-cell table:number-columns-repeated="6"/>
          <table:table-cell table:style-name="ce3" office:value-type="float" office:value="-0.3646">
            <text:p>-0,3646</text:p>
          </table:table-cell>
          <table:table-cell table:formula="of:=[.M340]*[.B340]" office:value-type="float" office:value="-0.02008946">
            <text:p>-0,0201</text:p>
          </table:table-cell>
          <table:table-cell table:number-columns-repeated="242"/>
        </table:table-row>
        <table:table-row table:style-name="ro1">
          <table:table-cell table:style-name="ce1" office:value-type="float" office:value="339">
            <text:p>339</text:p>
          </table:table-cell>
          <table:table-cell table:formula="of:=[.M341]-[.M340]" office:value-type="float" office:value="0.0855">
            <text:p>0,0855</text:p>
          </table:table-cell>
          <table:table-cell table:formula="of:=([.M341]-[.$H$2])*256" office:value-type="float" office:value="-71.4496">
            <text:p>-71,4496</text:p>
          </table:table-cell>
          <table:table-cell table:formula="of:=ROUND([.C341])+128" office:value-type="float" office:value="57">
            <text:p>57</text:p>
          </table:table-cell>
          <table:table-cell table:formula="of:=DEC2HEX([.D341])" office:value-type="string" office:string-value="39">
            <text:p>39</text:p>
          </table:table-cell>
          <table:table-cell table:formula="of:=[.B341]*[.B341]" office:value-type="float" office:value="0.00731025">
            <text:p>0,0073</text:p>
          </table:table-cell>
          <table:table-cell table:number-columns-repeated="6"/>
          <table:table-cell table:style-name="ce3" office:value-type="float" office:value="-0.2791">
            <text:p>-0,2791</text:p>
          </table:table-cell>
          <table:table-cell table:formula="of:=[.M341]*[.B341]" office:value-type="float" office:value="-0.02386305">
            <text:p>-0,0239</text:p>
          </table:table-cell>
          <table:table-cell table:number-columns-repeated="242"/>
        </table:table-row>
        <table:table-row table:style-name="ro1">
          <table:table-cell table:style-name="ce1" office:value-type="float" office:value="340">
            <text:p>340</text:p>
          </table:table-cell>
          <table:table-cell table:formula="of:=[.M342]-[.M341]" office:value-type="float" office:value="0.1205">
            <text:p>0,1205</text:p>
          </table:table-cell>
          <table:table-cell table:formula="of:=([.M342]-[.$H$2])*256" office:value-type="float" office:value="-40.6016">
            <text:p>-40,6016</text:p>
          </table:table-cell>
          <table:table-cell table:formula="of:=ROUND([.C342])+128" office:value-type="float" office:value="87">
            <text:p>87</text:p>
          </table:table-cell>
          <table:table-cell table:formula="of:=DEC2HEX([.D342])" office:value-type="string" office:string-value="57">
            <text:p>57</text:p>
          </table:table-cell>
          <table:table-cell table:formula="of:=[.B342]*[.B342]" office:value-type="float" office:value="0.01452025">
            <text:p>0,0145</text:p>
          </table:table-cell>
          <table:table-cell table:number-columns-repeated="6"/>
          <table:table-cell table:style-name="ce3" office:value-type="float" office:value="-0.1586">
            <text:p>-0,1586</text:p>
          </table:table-cell>
          <table:table-cell table:formula="of:=[.M342]*[.B342]" office:value-type="float" office:value="-0.0191113">
            <text:p>-0,0191</text:p>
          </table:table-cell>
          <table:table-cell table:number-columns-repeated="242"/>
        </table:table-row>
        <table:table-row table:style-name="ro1">
          <table:table-cell table:style-name="ce1" office:value-type="float" office:value="341">
            <text:p>341</text:p>
          </table:table-cell>
          <table:table-cell table:formula="of:=[.M343]-[.M342]" office:value-type="float" office:value="0.1224">
            <text:p>0,1224</text:p>
          </table:table-cell>
          <table:table-cell table:formula="of:=([.M343]-[.$H$2])*256" office:value-type="float" office:value="-9.2672">
            <text:p>-9,2672</text:p>
          </table:table-cell>
          <table:table-cell table:formula="of:=ROUND([.C343])+128" office:value-type="float" office:value="119">
            <text:p>119</text:p>
          </table:table-cell>
          <table:table-cell table:formula="of:=DEC2HEX([.D343])" office:value-type="string" office:string-value="77">
            <text:p>77</text:p>
          </table:table-cell>
          <table:table-cell table:formula="of:=[.B343]*[.B343]" office:value-type="float" office:value="0.01498176">
            <text:p>0,0150</text:p>
          </table:table-cell>
          <table:table-cell table:number-columns-repeated="6"/>
          <table:table-cell table:style-name="ce3" office:value-type="float" office:value="-0.0362">
            <text:p>-0,0362</text:p>
          </table:table-cell>
          <table:table-cell table:formula="of:=[.M343]*[.B343]" office:value-type="float" office:value="-0.00443088">
            <text:p>-0,0044</text:p>
          </table:table-cell>
          <table:table-cell table:number-columns-repeated="242"/>
        </table:table-row>
        <table:table-row table:style-name="ro1">
          <table:table-cell table:style-name="ce1" office:value-type="float" office:value="342">
            <text:p>342</text:p>
          </table:table-cell>
          <table:table-cell table:formula="of:=[.M344]-[.M343]" office:value-type="float" office:value="0.1201">
            <text:p>0,1201</text:p>
          </table:table-cell>
          <table:table-cell table:formula="of:=([.M344]-[.$H$2])*256" office:value-type="float" office:value="21.4784">
            <text:p>21,4784</text:p>
          </table:table-cell>
          <table:table-cell table:formula="of:=ROUND([.C344])+128" office:value-type="float" office:value="149">
            <text:p>149</text:p>
          </table:table-cell>
          <table:table-cell table:formula="of:=DEC2HEX([.D344])" office:value-type="string" office:string-value="95">
            <text:p>95</text:p>
          </table:table-cell>
          <table:table-cell table:formula="of:=[.B344]*[.B344]" office:value-type="float" office:value="0.01442401">
            <text:p>0,0144</text:p>
          </table:table-cell>
          <table:table-cell table:number-columns-repeated="6"/>
          <table:table-cell table:style-name="ce3" office:value-type="float" office:value="0.0839">
            <text:p>0,0839</text:p>
          </table:table-cell>
          <table:table-cell table:formula="of:=[.M344]*[.B344]" office:value-type="float" office:value="0.01007639">
            <text:p>0,0101</text:p>
          </table:table-cell>
          <table:table-cell table:number-columns-repeated="242"/>
        </table:table-row>
        <table:table-row table:style-name="ro1">
          <table:table-cell table:style-name="ce1" office:value-type="float" office:value="343">
            <text:p>343</text:p>
          </table:table-cell>
          <table:table-cell table:formula="of:=[.M345]-[.M344]" office:value-type="float" office:value="0.12">
            <text:p>0,1200</text:p>
          </table:table-cell>
          <table:table-cell table:formula="of:=([.M345]-[.$H$2])*256" office:value-type="float" office:value="52.1984">
            <text:p>52,1984</text:p>
          </table:table-cell>
          <table:table-cell table:formula="of:=ROUND([.C345])+128" office:value-type="float" office:value="180">
            <text:p>180</text:p>
          </table:table-cell>
          <table:table-cell table:formula="of:=DEC2HEX([.D345])" office:value-type="string" office:string-value="B4">
            <text:p>B4</text:p>
          </table:table-cell>
          <table:table-cell table:formula="of:=[.B345]*[.B345]" office:value-type="float" office:value="0.0144">
            <text:p>0,0144</text:p>
          </table:table-cell>
          <table:table-cell table:number-columns-repeated="6"/>
          <table:table-cell table:style-name="ce3" office:value-type="float" office:value="0.2039">
            <text:p>0,2039</text:p>
          </table:table-cell>
          <table:table-cell table:formula="of:=[.M345]*[.B345]" office:value-type="float" office:value="0.024468">
            <text:p>0,0245</text:p>
          </table:table-cell>
          <table:table-cell table:number-columns-repeated="242"/>
        </table:table-row>
        <table:table-row table:style-name="ro1">
          <table:table-cell table:style-name="ce1" office:value-type="float" office:value="344">
            <text:p>344</text:p>
          </table:table-cell>
          <table:table-cell table:formula="of:=[.M346]-[.M345]" office:value-type="float" office:value="0.0923">
            <text:p>0,0923</text:p>
          </table:table-cell>
          <table:table-cell table:formula="of:=([.M346]-[.$H$2])*256" office:value-type="float" office:value="75.8272">
            <text:p>75,8272</text:p>
          </table:table-cell>
          <table:table-cell table:formula="of:=ROUND([.C346])+128" office:value-type="float" office:value="204">
            <text:p>204</text:p>
          </table:table-cell>
          <table:table-cell table:formula="of:=DEC2HEX([.D346])" office:value-type="string" office:string-value="CC">
            <text:p>CC</text:p>
          </table:table-cell>
          <table:table-cell table:formula="of:=[.B346]*[.B346]" office:value-type="float" office:value="0.00851929">
            <text:p>0,0085</text:p>
          </table:table-cell>
          <table:table-cell table:number-columns-repeated="6"/>
          <table:table-cell table:style-name="ce3" office:value-type="float" office:value="0.2962">
            <text:p>0,2962</text:p>
          </table:table-cell>
          <table:table-cell table:formula="of:=[.M346]*[.B346]" office:value-type="float" office:value="0.02733926">
            <text:p>0,0273</text:p>
          </table:table-cell>
          <table:table-cell table:number-columns-repeated="242"/>
        </table:table-row>
        <table:table-row table:style-name="ro1">
          <table:table-cell table:style-name="ce1" office:value-type="float" office:value="345">
            <text:p>345</text:p>
          </table:table-cell>
          <table:table-cell table:formula="of:=[.M347]-[.M346]" office:value-type="float" office:value="0.0708">
            <text:p>0,0708</text:p>
          </table:table-cell>
          <table:table-cell table:formula="of:=([.M347]-[.$H$2])*256" office:value-type="float" office:value="93.952">
            <text:p>93,9520</text:p>
          </table:table-cell>
          <table:table-cell table:formula="of:=ROUND([.C347])+128" office:value-type="float" office:value="222">
            <text:p>222</text:p>
          </table:table-cell>
          <table:table-cell table:formula="of:=DEC2HEX([.D347])" office:value-type="string" office:string-value="DE">
            <text:p>DE</text:p>
          </table:table-cell>
          <table:table-cell table:formula="of:=[.B347]*[.B347]" office:value-type="float" office:value="0.00501264">
            <text:p>0,0050</text:p>
          </table:table-cell>
          <table:table-cell table:number-columns-repeated="6"/>
          <table:table-cell table:style-name="ce3" office:value-type="float" office:value="0.367">
            <text:p>0,3670</text:p>
          </table:table-cell>
          <table:table-cell table:formula="of:=[.M347]*[.B347]" office:value-type="float" office:value="0.0259836">
            <text:p>0,0260</text:p>
          </table:table-cell>
          <table:table-cell table:number-columns-repeated="242"/>
        </table:table-row>
        <table:table-row table:style-name="ro1">
          <table:table-cell table:style-name="ce1" office:value-type="float" office:value="346">
            <text:p>346</text:p>
          </table:table-cell>
          <table:table-cell table:formula="of:=[.M348]-[.M347]" office:value-type="float" office:value="0.0438">
            <text:p>0,0438</text:p>
          </table:table-cell>
          <table:table-cell table:formula="of:=([.M348]-[.$H$2])*256" office:value-type="float" office:value="105.1648">
            <text:p>105,1648</text:p>
          </table:table-cell>
          <table:table-cell table:formula="of:=ROUND([.C348])+128" office:value-type="float" office:value="233">
            <text:p>233</text:p>
          </table:table-cell>
          <table:table-cell table:formula="of:=DEC2HEX([.D348])" office:value-type="string" office:string-value="E9">
            <text:p>E9</text:p>
          </table:table-cell>
          <table:table-cell table:formula="of:=[.B348]*[.B348]" office:value-type="float" office:value="0.00191844">
            <text:p>0,0019</text:p>
          </table:table-cell>
          <table:table-cell table:number-columns-repeated="6"/>
          <table:table-cell table:style-name="ce3" office:value-type="float" office:value="0.4108">
            <text:p>0,4108</text:p>
          </table:table-cell>
          <table:table-cell table:formula="of:=[.M348]*[.B348]" office:value-type="float" office:value="0.01799304">
            <text:p>0,0180</text:p>
          </table:table-cell>
          <table:table-cell table:number-columns-repeated="242"/>
        </table:table-row>
        <table:table-row table:style-name="ro1">
          <table:table-cell table:style-name="ce1" office:value-type="float" office:value="347">
            <text:p>347</text:p>
          </table:table-cell>
          <table:table-cell table:formula="of:=[.M349]-[.M348]" office:value-type="float" office:value="0.0081">
            <text:p>0,0081</text:p>
          </table:table-cell>
          <table:table-cell table:formula="of:=([.M349]-[.$H$2])*256" office:value-type="float" office:value="107.2384">
            <text:p>107,2384</text:p>
          </table:table-cell>
          <table:table-cell table:formula="of:=ROUND([.C349])+128" office:value-type="float" office:value="235">
            <text:p>235</text:p>
          </table:table-cell>
          <table:table-cell table:formula="of:=DEC2HEX([.D349])" office:value-type="string" office:string-value="EB">
            <text:p>EB</text:p>
          </table:table-cell>
          <table:table-cell table:formula="of:=[.B349]*[.B349]" office:value-type="float" office:value="0.0000656099999999999">
            <text:p>0,0001</text:p>
          </table:table-cell>
          <table:table-cell/>
          <table:table-cell table:formula="of:=([.B349]-[.B348])/([.A349]-[.A348])" office:value-type="float" office:value="-0.0357">
            <text:p>-0,0357</text:p>
          </table:table-cell>
          <table:table-cell table:formula="of:=[.B349]-[.H349]*[.A349]" office:value-type="float" office:value="12.396">
            <text:p>12,3960</text:p>
          </table:table-cell>
          <table:table-cell table:formula="of:=-[.I349]/[.H349]" office:value-type="float" office:value="347.226890756303">
            <text:p>347,2269</text:p>
          </table:table-cell>
          <table:table-cell table:number-columns-repeated="2"/>
          <table:table-cell table:style-name="ce3" office:value-type="float" office:value="0.4189">
            <text:p>0,4189</text:p>
          </table:table-cell>
          <table:table-cell table:formula="of:=[.M349]*[.B349]" office:value-type="float" office:value="0.00339309">
            <text:p>0,0034</text:p>
          </table:table-cell>
          <table:table-cell table:number-columns-repeated="242"/>
        </table:table-row>
        <table:table-row table:style-name="ro1">
          <table:table-cell table:style-name="ce1" office:value-type="float" office:value="348">
            <text:p>348</text:p>
          </table:table-cell>
          <table:table-cell table:formula="of:=[.M350]-[.M349]" office:value-type="float" office:value="-0.0408">
            <text:p>-0,0408</text:p>
          </table:table-cell>
          <table:table-cell table:formula="of:=([.M350]-[.$H$2])*256" office:value-type="float" office:value="96.7936">
            <text:p>96,7936</text:p>
          </table:table-cell>
          <table:table-cell table:formula="of:=ROUND([.C350])+128" office:value-type="float" office:value="225">
            <text:p>225</text:p>
          </table:table-cell>
          <table:table-cell table:formula="of:=DEC2HEX([.D350])" office:value-type="string" office:string-value="E1">
            <text:p>E1</text:p>
          </table:table-cell>
          <table:table-cell table:formula="of:=[.B350]*[.B350]" office:value-type="float" office:value="0.00166464">
            <text:p>0,0017</text:p>
          </table:table-cell>
          <table:table-cell table:number-columns-repeated="6"/>
          <table:table-cell table:style-name="ce3" office:value-type="float" office:value="0.3781">
            <text:p>0,3781</text:p>
          </table:table-cell>
          <table:table-cell table:formula="of:=[.M350]*[.B350]" office:value-type="float" office:value="-0.01542648">
            <text:p>-0,0154</text:p>
          </table:table-cell>
          <table:table-cell table:number-columns-repeated="242"/>
        </table:table-row>
        <table:table-row table:style-name="ro1">
          <table:table-cell table:style-name="ce1" office:value-type="float" office:value="349">
            <text:p>349</text:p>
          </table:table-cell>
          <table:table-cell table:formula="of:=[.M351]-[.M350]" office:value-type="float" office:value="-0.0722">
            <text:p>-0,0722</text:p>
          </table:table-cell>
          <table:table-cell table:formula="of:=([.M351]-[.$H$2])*256" office:value-type="float" office:value="78.3104">
            <text:p>78,3104</text:p>
          </table:table-cell>
          <table:table-cell table:formula="of:=ROUND([.C351])+128" office:value-type="float" office:value="206">
            <text:p>206</text:p>
          </table:table-cell>
          <table:table-cell table:formula="of:=DEC2HEX([.D351])" office:value-type="string" office:string-value="CE">
            <text:p>CE</text:p>
          </table:table-cell>
          <table:table-cell table:formula="of:=[.B351]*[.B351]" office:value-type="float" office:value="0.00521284">
            <text:p>0,0052</text:p>
          </table:table-cell>
          <table:table-cell table:number-columns-repeated="6"/>
          <table:table-cell table:style-name="ce3" office:value-type="float" office:value="0.3059">
            <text:p>0,3059</text:p>
          </table:table-cell>
          <table:table-cell table:formula="of:=[.M351]*[.B351]" office:value-type="float" office:value="-0.02208598">
            <text:p>-0,0221</text:p>
          </table:table-cell>
          <table:table-cell table:number-columns-repeated="242"/>
        </table:table-row>
        <table:table-row table:style-name="ro1">
          <table:table-cell table:style-name="ce1" office:value-type="float" office:value="350">
            <text:p>350</text:p>
          </table:table-cell>
          <table:table-cell table:formula="of:=[.M352]-[.M351]" office:value-type="float" office:value="-0.1256">
            <text:p>-0,1256</text:p>
          </table:table-cell>
          <table:table-cell table:formula="of:=([.M352]-[.$H$2])*256" office:value-type="float" office:value="46.1568">
            <text:p>46,1568</text:p>
          </table:table-cell>
          <table:table-cell table:formula="of:=ROUND([.C352])+128" office:value-type="float" office:value="174">
            <text:p>174</text:p>
          </table:table-cell>
          <table:table-cell table:formula="of:=DEC2HEX([.D352])" office:value-type="string" office:string-value="AE">
            <text:p>AE</text:p>
          </table:table-cell>
          <table:table-cell table:formula="of:=[.B352]*[.B352]" office:value-type="float" office:value="0.01577536">
            <text:p>0,0158</text:p>
          </table:table-cell>
          <table:table-cell table:number-columns-repeated="6"/>
          <table:table-cell table:style-name="ce3" office:value-type="float" office:value="0.1803">
            <text:p>0,1803</text:p>
          </table:table-cell>
          <table:table-cell table:formula="of:=[.M352]*[.B352]" office:value-type="float" office:value="-0.02264568">
            <text:p>-0,0226</text:p>
          </table:table-cell>
          <table:table-cell table:number-columns-repeated="242"/>
        </table:table-row>
        <table:table-row table:style-name="ro1">
          <table:table-cell table:style-name="ce1" office:value-type="float" office:value="351">
            <text:p>351</text:p>
          </table:table-cell>
          <table:table-cell table:formula="of:=[.M353]-[.M352]" office:value-type="float" office:value="-0.1491">
            <text:p>-0,1491</text:p>
          </table:table-cell>
          <table:table-cell table:formula="of:=([.M353]-[.$H$2])*256" office:value-type="float" office:value="7.9872">
            <text:p>7,9872</text:p>
          </table:table-cell>
          <table:table-cell table:formula="of:=ROUND([.C353])+128" office:value-type="float" office:value="136">
            <text:p>136</text:p>
          </table:table-cell>
          <table:table-cell table:formula="of:=DEC2HEX([.D353])" office:value-type="string" office:string-value="88">
            <text:p>88</text:p>
          </table:table-cell>
          <table:table-cell table:formula="of:=[.B353]*[.B353]" office:value-type="float" office:value="0.02223081">
            <text:p>0,0222</text:p>
          </table:table-cell>
          <table:table-cell table:number-columns-repeated="6"/>
          <table:table-cell table:style-name="ce3" office:value-type="float" office:value="0.0312">
            <text:p>0,0312</text:p>
          </table:table-cell>
          <table:table-cell table:formula="of:=[.M353]*[.B353]" office:value-type="float" office:value="-0.00465192">
            <text:p>-0,0047</text:p>
          </table:table-cell>
          <table:table-cell table:number-columns-repeated="242"/>
        </table:table-row>
        <table:table-row table:style-name="ro1">
          <table:table-cell table:style-name="ce1" office:value-type="float" office:value="352">
            <text:p>352</text:p>
          </table:table-cell>
          <table:table-cell table:formula="of:=[.M354]-[.M353]" office:value-type="float" office:value="-0.1523">
            <text:p>-0,1523</text:p>
          </table:table-cell>
          <table:table-cell table:formula="of:=([.M354]-[.$H$2])*256" office:value-type="float" office:value="-31.0016">
            <text:p>-31,0016</text:p>
          </table:table-cell>
          <table:table-cell table:formula="of:=ROUND([.C354])+128" office:value-type="float" office:value="97">
            <text:p>97</text:p>
          </table:table-cell>
          <table:table-cell table:formula="of:=DEC2HEX([.D354])" office:value-type="string" office:string-value="61">
            <text:p>61</text:p>
          </table:table-cell>
          <table:table-cell table:formula="of:=[.B354]*[.B354]" office:value-type="float" office:value="0.02319529">
            <text:p>0,0232</text:p>
          </table:table-cell>
          <table:table-cell table:number-columns-repeated="6"/>
          <table:table-cell table:style-name="ce3" office:value-type="float" office:value="-0.1211">
            <text:p>-0,1211</text:p>
          </table:table-cell>
          <table:table-cell table:formula="of:=[.M354]*[.B354]" office:value-type="float" office:value="0.01844353">
            <text:p>0,0184</text:p>
          </table:table-cell>
          <table:table-cell table:number-columns-repeated="242"/>
        </table:table-row>
        <table:table-row table:style-name="ro1">
          <table:table-cell table:style-name="ce1" office:value-type="float" office:value="353">
            <text:p>353</text:p>
          </table:table-cell>
          <table:table-cell table:formula="of:=[.M355]-[.M354]" office:value-type="float" office:value="-0.1138">
            <text:p>-0,1138</text:p>
          </table:table-cell>
          <table:table-cell table:formula="of:=([.M355]-[.$H$2])*256" office:value-type="float" office:value="-60.1344">
            <text:p>-60,1344</text:p>
          </table:table-cell>
          <table:table-cell table:formula="of:=ROUND([.C355])+128" office:value-type="float" office:value="68">
            <text:p>68</text:p>
          </table:table-cell>
          <table:table-cell table:formula="of:=DEC2HEX([.D355])" office:value-type="string" office:string-value="44">
            <text:p>44</text:p>
          </table:table-cell>
          <table:table-cell table:formula="of:=[.B355]*[.B355]" office:value-type="float" office:value="0.01295044">
            <text:p>0,0130</text:p>
          </table:table-cell>
          <table:table-cell table:number-columns-repeated="6"/>
          <table:table-cell table:style-name="ce3" office:value-type="float" office:value="-0.2349">
            <text:p>-0,2349</text:p>
          </table:table-cell>
          <table:table-cell table:formula="of:=[.M355]*[.B355]" office:value-type="float" office:value="0.02673162">
            <text:p>0,0267</text:p>
          </table:table-cell>
          <table:table-cell table:number-columns-repeated="242"/>
        </table:table-row>
        <table:table-row table:style-name="ro1">
          <table:table-cell table:style-name="ce1" office:value-type="float" office:value="354">
            <text:p>354</text:p>
          </table:table-cell>
          <table:table-cell table:formula="of:=[.M356]-[.M355]" office:value-type="float" office:value="-0.0972">
            <text:p>-0,0972</text:p>
          </table:table-cell>
          <table:table-cell table:formula="of:=([.M356]-[.$H$2])*256" office:value-type="float" office:value="-85.0176">
            <text:p>-85,0176</text:p>
          </table:table-cell>
          <table:table-cell table:formula="of:=ROUND([.C356])+128" office:value-type="float" office:value="43">
            <text:p>43</text:p>
          </table:table-cell>
          <table:table-cell table:formula="of:=DEC2HEX([.D356])" office:value-type="string" office:string-value="2B">
            <text:p>2B</text:p>
          </table:table-cell>
          <table:table-cell table:formula="of:=[.B356]*[.B356]" office:value-type="float" office:value="0.00944784">
            <text:p>0,0094</text:p>
          </table:table-cell>
          <table:table-cell table:number-columns-repeated="6"/>
          <table:table-cell table:style-name="ce3" office:value-type="float" office:value="-0.3321">
            <text:p>-0,3321</text:p>
          </table:table-cell>
          <table:table-cell table:formula="of:=[.M356]*[.B356]" office:value-type="float" office:value="0.03228012">
            <text:p>0,0323</text:p>
          </table:table-cell>
          <table:table-cell table:number-columns-repeated="242"/>
        </table:table-row>
        <table:table-row table:style-name="ro1">
          <table:table-cell table:style-name="ce1" office:value-type="float" office:value="355">
            <text:p>355</text:p>
          </table:table-cell>
          <table:table-cell table:formula="of:=[.M357]-[.M356]" office:value-type="float" office:value="-0.0431">
            <text:p>-0,0431</text:p>
          </table:table-cell>
          <table:table-cell table:formula="of:=([.M357]-[.$H$2])*256" office:value-type="float" office:value="-96.0512">
            <text:p>-96,0512</text:p>
          </table:table-cell>
          <table:table-cell table:formula="of:=ROUND([.C357])+128" office:value-type="float" office:value="32">
            <text:p>32</text:p>
          </table:table-cell>
          <table:table-cell table:formula="of:=DEC2HEX([.D357])" office:value-type="string" office:string-value="20">
            <text:p>20</text:p>
          </table:table-cell>
          <table:table-cell table:formula="of:=[.B357]*[.B357]" office:value-type="float" office:value="0.00185761">
            <text:p>0,0019</text:p>
          </table:table-cell>
          <table:table-cell/>
          <table:table-cell table:formula="of:=([.B357]-[.B356])/([.A357]-[.A356])" office:value-type="float" office:value="0.0541">
            <text:p>0,0541</text:p>
          </table:table-cell>
          <table:table-cell table:formula="of:=[.B357]-[.H357]*[.A357]" office:value-type="float" office:value="-19.2486">
            <text:p>-19,2486</text:p>
          </table:table-cell>
          <table:table-cell table:formula="of:=-[.I357]/[.H357]" office:value-type="float" office:value="355.796672828096">
            <text:p>355,7967</text:p>
          </table:table-cell>
          <table:table-cell table:number-columns-repeated="2"/>
          <table:table-cell table:style-name="ce3" office:value-type="float" office:value="-0.3752">
            <text:p>-0,3752</text:p>
          </table:table-cell>
          <table:table-cell table:formula="of:=[.M357]*[.B357]" office:value-type="float" office:value="0.01617112">
            <text:p>0,0162</text:p>
          </table:table-cell>
          <table:table-cell table:number-columns-repeated="242"/>
        </table:table-row>
        <table:table-row table:style-name="ro1">
          <table:table-cell table:style-name="ce1" office:value-type="float" office:value="356">
            <text:p>356</text:p>
          </table:table-cell>
          <table:table-cell table:formula="of:=[.M358]-[.M357]" office:value-type="float" office:value="0.0278">
            <text:p>0,0278</text:p>
          </table:table-cell>
          <table:table-cell table:formula="of:=([.M358]-[.$H$2])*256" office:value-type="float" office:value="-88.9344">
            <text:p>-88,9344</text:p>
          </table:table-cell>
          <table:table-cell table:formula="of:=ROUND([.C358])+128" office:value-type="float" office:value="39">
            <text:p>39</text:p>
          </table:table-cell>
          <table:table-cell table:formula="of:=DEC2HEX([.D358])" office:value-type="string" office:string-value="27">
            <text:p>27</text:p>
          </table:table-cell>
          <table:table-cell table:formula="of:=[.B358]*[.B358]" office:value-type="float" office:value="0.00077284">
            <text:p>0,0008</text:p>
          </table:table-cell>
          <table:table-cell table:number-columns-repeated="6"/>
          <table:table-cell table:style-name="ce3" office:value-type="float" office:value="-0.3474">
            <text:p>-0,3474</text:p>
          </table:table-cell>
          <table:table-cell table:formula="of:=[.M358]*[.B358]" office:value-type="float" office:value="-0.00965772">
            <text:p>-0,0097</text:p>
          </table:table-cell>
          <table:table-cell table:number-columns-repeated="242"/>
        </table:table-row>
        <table:table-row table:style-name="ro1">
          <table:table-cell table:style-name="ce1" office:value-type="float" office:value="357">
            <text:p>357</text:p>
          </table:table-cell>
          <table:table-cell table:formula="of:=[.M359]-[.M358]" office:value-type="float" office:value="0.0600000000000001">
            <text:p>0,0600</text:p>
          </table:table-cell>
          <table:table-cell table:formula="of:=([.M359]-[.$H$2])*256" office:value-type="float" office:value="-73.5744">
            <text:p>-73,5744</text:p>
          </table:table-cell>
          <table:table-cell table:formula="of:=ROUND([.C359])+128" office:value-type="float" office:value="54">
            <text:p>54</text:p>
          </table:table-cell>
          <table:table-cell table:formula="of:=DEC2HEX([.D359])" office:value-type="string" office:string-value="36">
            <text:p>36</text:p>
          </table:table-cell>
          <table:table-cell table:formula="of:=[.B359]*[.B359]" office:value-type="float" office:value="0.00360000000000001">
            <text:p>0,0036</text:p>
          </table:table-cell>
          <table:table-cell table:number-columns-repeated="6"/>
          <table:table-cell table:style-name="ce3" office:value-type="float" office:value="-0.2874">
            <text:p>-0,2874</text:p>
          </table:table-cell>
          <table:table-cell table:formula="of:=[.M359]*[.B359]" office:value-type="float" office:value="-0.017244">
            <text:p>-0,0172</text:p>
          </table:table-cell>
          <table:table-cell table:number-columns-repeated="242"/>
        </table:table-row>
        <table:table-row table:style-name="ro1">
          <table:table-cell table:style-name="ce1" office:value-type="float" office:value="358">
            <text:p>358</text:p>
          </table:table-cell>
          <table:table-cell table:formula="of:=[.M360]-[.M359]" office:value-type="float" office:value="0.0904">
            <text:p>0,0904</text:p>
          </table:table-cell>
          <table:table-cell table:formula="of:=([.M360]-[.$H$2])*256" office:value-type="float" office:value="-50.432">
            <text:p>-50,4320</text:p>
          </table:table-cell>
          <table:table-cell table:formula="of:=ROUND([.C360])+128" office:value-type="float" office:value="78">
            <text:p>78</text:p>
          </table:table-cell>
          <table:table-cell table:formula="of:=DEC2HEX([.D360])" office:value-type="string" office:string-value="4E">
            <text:p>4E</text:p>
          </table:table-cell>
          <table:table-cell table:formula="of:=[.B360]*[.B360]" office:value-type="float" office:value="0.00817216">
            <text:p>0,0082</text:p>
          </table:table-cell>
          <table:table-cell table:number-columns-repeated="6"/>
          <table:table-cell table:style-name="ce3" office:value-type="float" office:value="-0.197">
            <text:p>-0,1970</text:p>
          </table:table-cell>
          <table:table-cell table:formula="of:=[.M360]*[.B360]" office:value-type="float" office:value="-0.0178088">
            <text:p>-0,0178</text:p>
          </table:table-cell>
          <table:table-cell table:number-columns-repeated="242"/>
        </table:table-row>
        <table:table-row table:style-name="ro1">
          <table:table-cell table:style-name="ce1" office:value-type="float" office:value="359">
            <text:p>359</text:p>
          </table:table-cell>
          <table:table-cell table:formula="of:=[.M361]-[.M360]" office:value-type="float" office:value="0.0985">
            <text:p>0,0985</text:p>
          </table:table-cell>
          <table:table-cell table:formula="of:=([.M361]-[.$H$2])*256" office:value-type="float" office:value="-25.216">
            <text:p>-25,2160</text:p>
          </table:table-cell>
          <table:table-cell table:formula="of:=ROUND([.C361])+128" office:value-type="float" office:value="103">
            <text:p>103</text:p>
          </table:table-cell>
          <table:table-cell table:formula="of:=DEC2HEX([.D361])" office:value-type="string" office:string-value="67">
            <text:p>67</text:p>
          </table:table-cell>
          <table:table-cell table:formula="of:=[.B361]*[.B361]" office:value-type="float" office:value="0.00970225">
            <text:p>0,0097</text:p>
          </table:table-cell>
          <table:table-cell table:number-columns-repeated="6"/>
          <table:table-cell table:style-name="ce3" office:value-type="float" office:value="-0.0985">
            <text:p>-0,0985</text:p>
          </table:table-cell>
          <table:table-cell table:formula="of:=[.M361]*[.B361]" office:value-type="float" office:value="-0.00970225">
            <text:p>-0,0097</text:p>
          </table:table-cell>
          <table:table-cell table:number-columns-repeated="242"/>
        </table:table-row>
        <table:table-row table:style-name="ro1">
          <table:table-cell table:style-name="ce1" office:value-type="float" office:value="360">
            <text:p>360</text:p>
          </table:table-cell>
          <table:table-cell table:formula="of:=[.M362]-[.M361]" office:value-type="float" office:value="0.0985">
            <text:p>0,0985</text:p>
          </table:table-cell>
          <table:table-cell table:formula="of:=([.M362]-[.$H$2])*256" office:value-type="float" office:value="0">
            <text:p>0,0000</text:p>
          </table:table-cell>
          <table:table-cell table:formula="of:=ROUND([.C362])+128" office:value-type="float" office:value="128">
            <text:p>128</text:p>
          </table:table-cell>
          <table:table-cell table:formula="of:=DEC2HEX([.D362])" office:value-type="string" office:string-value="80">
            <text:p>80</text:p>
          </table:table-cell>
          <table:table-cell table:formula="of:=[.B362]*[.B362]" office:value-type="float" office:value="0.00970225">
            <text:p>0,0097</text:p>
          </table:table-cell>
          <table:table-cell table:number-columns-repeated="6"/>
          <table:table-cell table:style-name="ce3" office:value-type="float" office:value="0">
            <text:p>0,0000</text:p>
          </table:table-cell>
          <table:table-cell table:formula="of:=[.M362]*[.B362]" office:value-type="float" office:value="0">
            <text:p>0,0000</text:p>
          </table:table-cell>
          <table:table-cell table:number-columns-repeated="242"/>
        </table:table-row>
        <table:table-row table:style-name="ro1">
          <table:table-cell table:number-columns-repeated="4"/>
          <table:table-cell table:style-name="ce5" office:value-type="string">
            <text:p>RMS</text:p>
          </table:table-cell>
          <table:table-cell table:style-name="ce5" table:formula="of:=SQRT(ABS(SUM([.F2:.F361])/360))" office:value-type="float" office:value="0.112762255431505">
            <text:p>0,1128</text:p>
          </table:table-cell>
          <table:table-cell table:number-columns-repeated="250"/>
        </table:table-row>
        <table:table-row table:style-name="ro1">
          <table:table-cell table:number-columns-repeated="13"/>
          <table:table-cell table:formula="of:=SUM([.N2:.N361])/180" office:value-type="float" office:value="0.0127422769444444">
            <text:p>0,0127</text:p>
          </table:table-cell>
          <table:table-cell table:number-columns-repeated="242"/>
        </table:table-row>
        <table:table-row table:style-name="ro1" table:number-rows-repeated="31636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sans" svg:font-family="Lucidasans" style:font-pitch="variable"/>
    <style:font-face style:name="Luxi Sans" svg:font-family="'Luxi Sans'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en" fo:country="US" style:font-name-asian="Luxi Sans" style:language-asian="zxx" style:country-asian="none" style:font-name-complex="Lucidasans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7P0"/>
    </number:currency-style>
    <number:number-style style:name="N108P0" style:volatile="true">
      <number:number number:decimal-places="2" number:min-integer-digits="1"/>
    </number:number-style>
    <number:number-style style:name="N108">
      <style:text-properties fo:color="#ff0000"/>
      <number:text>-</number:text>
      <number:number number:decimal-places="2" number:min-integer-digits="1"/>
      <style:map style:condition="value()&gt;=0" style:apply-style-name="N108P0"/>
    </number:number-style>
    <number:number-style style:name="N110P0" style:volatile="true">
      <number:number number:decimal-places="4" number:min-integer-digits="1"/>
    </number:number-style>
    <number:number-style style:name="N110">
      <style:text-properties fo:color="#ff0000"/>
      <number:text>-</number:text>
      <number:number number:decimal-places="4" number:min-integer-digits="1"/>
      <style:map style:condition="value()&gt;=0" style:apply-style-name="N110P0"/>
    </number:number-style>
    <number:number-style style:name="N111">
      <number:number number:decimal-places="1" number:min-integer-digits="1"/>
    </number:number-style>
    <number:number-style style:name="N112">
      <number:number number:decimal-places="3" number:min-integer-digits="1"/>
    </number:number-style>
    <number:number-style style:name="N113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0">0000-00-00</text:date>, <text:time style:data-style-name="N2" text:time-value="0000-00-00T02:05: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meta:initial-creator>Jacques Pelletier</meta:initial-creator>
    <meta:creation-date>2004-04-05T16:26:15</meta:creation-date>
    <dc:creator>Jacques Pelletier</dc:creator>
    <dc:date>2013-05-20T02:11:27</dc:date>
    <dc:language>en-US</dc:language>
    <meta:editing-cycles>27</meta:editing-cycles>
    <meta:editing-duration>PT6H10M55S</meta:editing-duration>
    <meta:document-statistic meta:table-count="2" meta:cell-count="5744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P0" style:volatile="true">
      <number:number number:decimal-places="4" number:min-integer-digits="1"/>
    </number:number-style>
    <number:number-style style:name="N110">
      <style:text-properties fo:color="#ff0000"/>
      <number:text>-</number:text>
      <number:number number:decimal-places="4" number:min-integer-digits="1"/>
      <style:map style:condition="value()&gt;=0" style:apply-style-name="N110P0"/>
    </number:number-style>
    <style:style style:name="ch1" style:family="chart">
      <style:graphic-properties draw:stroke="none"/>
    </style:style>
    <style:style style:name="ch2" style:family="chart">
      <style:graphic-properties draw:fill-color="#ffffff"/>
      <style:text-properties fo:font-size="23.7000007629395pt" style:font-family-asian="'MS Gothic'" style:font-size-asian="23.7000007629395pt" style:font-family-complex="Tahoma" style:font-size-complex="23.7000007629395pt"/>
    </style:style>
    <style:style style:name="ch3" style:family="chart">
      <style:graphic-properties draw:fill="solid" draw:fill-color="#d9d9d9"/>
      <style:text-properties fo:font-size="10.8999996185303pt" style:font-family-asian="'MS Gothic'" style:font-size-asian="10.8999996185303pt" style:font-family-complex="Tahoma" style:font-size-complex="10.8999996185303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logarithmic="false" chart:reverse-direction="false" text:line-break="true" chart:label-arrangement="side-by-side" chart:axis-position="0" chart:axis-label-position="outside-start" chart:tick-mark-position="at-labels"/>
      <style:text-properties fo:font-size="12.6999998092651pt" style:font-family-asian="'MS Gothic'" style:font-size-asian="12.6999998092651pt" style:font-family-complex="Tahoma" style:font-size-complex="12.6999998092651pt"/>
    </style:style>
    <style:style style:name="ch6" style:family="chart" style:data-style-name="N110">
      <style:chart-properties chart:display-label="true" chart:logarithmic="false" chart:origin="0" chart:reverse-direction="false" text:line-break="false" chart:label-arrangement="side-by-side" chart:axis-position="start"/>
      <style:text-properties fo:font-size="12.6999998092651pt" style:font-family-asian="'MS Gothic'" style:font-size-asian="12.6999998092651pt" style:font-family-complex="Tahoma" style:font-size-complex="12.6999998092651pt"/>
    </style:style>
    <style:style style:name="ch7" style:family="chart" style:data-style-name="N110">
      <style:chart-properties chart:symbol-type="none"/>
      <style:graphic-properties svg:stroke-color="#9999ff" draw:fill-color="#9999ff"/>
      <style:text-properties fo:font-size="10.8999996185303pt" style:font-family-asian="'MS Gothic'" style:font-size-asian="10.8999996185303pt" style:font-family-complex="Tahoma" style:font-size-complex="10.8999996185303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999999"/>
    </style:style>
  </office:automatic-styles>
  <office:body>
    <office:chart>
      <chart:chart svg:width="15.739cm" svg:height="13.524cm" xlink:href=".." xlink:type="simple" chart:class="chart:line" chart:style-name="ch1">
        <chart:title svg:x="5.456cm" svg:y="0.273cm" chart:style-name="ch2">
          <text:p>Chirp CEBus</text:p>
        </chart:title>
        <chart:legend chart:legend-position="end" svg:x="12.756cm" svg:y="6.39cm" style:legend-expansion="high" chart:style-name="ch3"/>
        <chart:plot-area chart:style-name="ch4" table:cell-range-address="Sheet1.B2:Sheet1.B361" svg:x="0.314cm" svg:y="1.849cm" svg:width="11.908cm" svg:height="11.714cm">
          <chartooo:coordinate-region svg:x="2.047cm" svg:y="2.101cm" svg:width="10.053cm" svg:height="10.352cm"/>
          <chart:axis chart:dimension="x" chart:name="primary-x" chart:style-name="ch5">
            <chart:grid chart:class="major"/>
          </chart:axis>
          <chart:axis chart:dimension="y" chart:name="primary-y" chart:style-name="ch6">
            <chart:grid chart:class="major"/>
          </chart:axis>
          <chart:series chart:style-name="ch7" chart:values-cell-range-address="Sheet1.B2:Sheet1.B361" chart:class="chart:line">
            <chart:data-point chart:repeated="3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3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16">
                <text:p>0.08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28">
                <text:p>0.13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27">
                <text:p>0.18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041">
                <text:p>0.20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85">
                <text:p>0.15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84">
                <text:p>0.07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246">
                <text:p>-0.02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479">
                <text:p>-0.14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628">
                <text:p>-0.26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355">
                <text:p>-0.3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3973">
                <text:p>-0.39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3973">
                <text:p>-0.39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3257">
                <text:p>-0.32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2056">
                <text:p>-0.20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533">
                <text:p>-0.05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161">
                <text:p>0.11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19">
                <text:p>0.26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736">
                <text:p>0.37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404">
                <text:p>0.44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301">
                <text:p>0.43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52">
                <text:p>0.36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42">
                <text:p>0.24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997">
                <text:p>0.0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529">
                <text:p>-0.05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2115">
                <text:p>-0.21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3218">
                <text:p>-0.32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3973">
                <text:p>-0.39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4008">
                <text:p>-0.40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3596">
                <text:p>-0.35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261">
                <text:p>-0.2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148">
                <text:p>-0.11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648">
                <text:p>0.06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065">
                <text:p>0.20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373">
                <text:p>0.33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082">
                <text:p>0.40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082">
                <text:p>0.40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334">
                <text:p>0.33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922">
                <text:p>0.19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77">
                <text:p>0.02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1524">
                <text:p>-0.15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2968">
                <text:p>-0.29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3963">
                <text:p>-0.39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4295">
                <text:p>-0.42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3944">
                <text:p>-0.39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2861">
                <text:p>-0.28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417">
                <text:p>-0.14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77">
                <text:p>0.02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922">
                <text:p>0.19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001">
                <text:p>0.40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082">
                <text:p>0.40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351">
                <text:p>0.33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916">
                <text:p>0.19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25">
                <text:p>0.02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1517">
                <text:p>-0.15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304">
                <text:p>-0.3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053">
                <text:p>-0.40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295">
                <text:p>-0.42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56">
                <text:p>-0.3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2197">
                <text:p>-0.21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397">
                <text:p>-0.03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511">
                <text:p>0.15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067">
                <text:p>0.30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053">
                <text:p>0.40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428">
                <text:p>0.34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091">
                <text:p>0.20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51">
                <text:p>0.02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1636">
                <text:p>-0.16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3028">
                <text:p>-0.30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3971">
                <text:p>-0.39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4018">
                <text:p>-0.40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331">
                <text:p>-0.3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1904">
                <text:p>-0.19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173">
                <text:p>-0.01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082">
                <text:p>0.40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867">
                <text:p>0.38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915">
                <text:p>0.29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316">
                <text:p>0.13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686">
                <text:p>-0.06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2594">
                <text:p>-0.25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3827">
                <text:p>-0.38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4295">
                <text:p>-0.42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3796">
                <text:p>-0.37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2444">
                <text:p>-0.24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536">
                <text:p>-0.05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479">
                <text:p>0.14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134">
                <text:p>0.31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032">
                <text:p>0.40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829">
                <text:p>0.38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805">
                <text:p>0.28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953">
                <text:p>0.09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992">
                <text:p>-0.09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2729">
                <text:p>-0.27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379">
                <text:p>-0.3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3865">
                <text:p>-0.38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3174">
                <text:p>-0.31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1589">
                <text:p>-0.15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83">
                <text:p>0.02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039">
                <text:p>0.20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419">
                <text:p>0.34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867">
                <text:p>0.38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435">
                <text:p>0.34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955">
                <text:p>0.19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35">
                <text:p>0.01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1777">
                <text:p>-0.17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3968">
                <text:p>-0.39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3592">
                <text:p>-0.35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2226">
                <text:p>-0.22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333">
                <text:p>-0.03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79">
                <text:p>0.16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104">
                <text:p>0.31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002">
                <text:p>-0.00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2097">
                <text:p>-0.20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359">
                <text:p>-0.3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4078">
                <text:p>-0.40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3412">
                <text:p>-0.34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1846">
                <text:p>-0.18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55">
                <text:p>0.02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122">
                <text:p>0.21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43">
                <text:p>0.34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652">
                <text:p>0.36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746">
                <text:p>0.27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053">
                <text:p>0.10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1035">
                <text:p>-0.10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2753">
                <text:p>-0.27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3597">
                <text:p>-0.359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3426">
                <text:p>-0.34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2216">
                <text:p>-0.22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45">
                <text:p>-0.0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366">
                <text:p>0.13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936">
                <text:p>0.29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545">
                <text:p>0.35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048">
                <text:p>0.30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651">
                <text:p>0.16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235">
                <text:p>-0.02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1992">
                <text:p>-0.19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3111">
                <text:p>-0.31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3328">
                <text:p>-0.33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2436">
                <text:p>-0.24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753">
                <text:p>-0.07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111">
                <text:p>0.11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669">
                <text:p>0.26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385">
                <text:p>0.33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986">
                <text:p>0.29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497">
                <text:p>0.14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441">
                <text:p>-0.04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2319">
                <text:p>-0.23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3436">
                <text:p>-0.34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3534">
                <text:p>-0.35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2372">
                <text:p>-0.23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465">
                <text:p>-0.04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443">
                <text:p>0.14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879">
                <text:p>0.28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224">
                <text:p>0.32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392">
                <text:p>0.23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663">
                <text:p>0.06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1424">
                <text:p>-0.14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2973">
                <text:p>-0.29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3643">
                <text:p>-0.36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2894">
                <text:p>-0.28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1157">
                <text:p>-0.11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871">
                <text:p>0.08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424">
                <text:p>0.34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908">
                <text:p>0.29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266">
                <text:p>0.12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813">
                <text:p>-0.08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2519">
                <text:p>-0.25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3221">
                <text:p>-0.32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264">
                <text:p>-0.2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1073">
                <text:p>-0.10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898">
                <text:p>0.08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509">
                <text:p>0.250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223">
                <text:p>0.32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717">
                <text:p>0.27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194">
                <text:p>0.119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765">
                <text:p>-0.07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2281">
                <text:p>-0.22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2899">
                <text:p>-0.28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2405">
                <text:p>-0.24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906">
                <text:p>-0.09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855">
                <text:p>0.08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163">
                <text:p>0.21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578">
                <text:p>0.25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963">
                <text:p>0.19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377">
                <text:p>0.037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1379">
                <text:p>-0.137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2578">
                <text:p>-0.25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2899">
                <text:p>-0.28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2106">
                <text:p>-0.21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608">
                <text:p>-0.06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939">
                <text:p>0.09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929">
                <text:p>0.192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041">
                <text:p>0.204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154">
                <text:p>0.11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262">
                <text:p>-0.02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161">
                <text:p>-0.1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2362">
                <text:p>-0.236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2202">
                <text:p>-0.22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1164">
                <text:p>-0.11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251">
                <text:p>0.025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559">
                <text:p>0.155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239">
                <text:p>0.22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887">
                <text:p>0.188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855">
                <text:p>0.08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369">
                <text:p>-0.036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1417">
                <text:p>-0.14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1717">
                <text:p>-0.171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1099">
                <text:p>-0.109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0006">
                <text:p>-0.00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301">
                <text:p>0.13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072">
                <text:p>0.20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285">
                <text:p>0.228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508">
                <text:p>0.150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235">
                <text:p>0.02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1019">
                <text:p>-0.101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1727">
                <text:p>-0.172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1645">
                <text:p>-0.164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615">
                <text:p>-0.06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706">
                <text:p>0.070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922">
                <text:p>0.19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578">
                <text:p>0.257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122">
                <text:p>0.21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815">
                <text:p>0.08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1116">
                <text:p>-0.11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309">
                <text:p>-0.30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461">
                <text:p>-0.46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3383">
                <text:p>-0.338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1861">
                <text:p>-0.186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0338">
                <text:p>-0.033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862">
                <text:p>0.08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612">
                <text:p>0.16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827">
                <text:p>0.182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041">
                <text:p>0.204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134">
                <text:p>0.213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363">
                <text:p>0.23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471">
                <text:p>0.24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714">
                <text:p>0.271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793">
                <text:p>0.279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599">
                <text:p>0.25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213">
                <text:p>0.22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613">
                <text:p>0.161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013">
                <text:p>0.101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413">
                <text:p>0.04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0161">
                <text:p>-0.016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0536">
                <text:p>-0.053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0858">
                <text:p>-0.085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1932">
                <text:p>-0.193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2437">
                <text:p>-0.243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293">
                <text:p>-0.29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3328">
                <text:p>-0.332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3436">
                <text:p>-0.343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3322">
                <text:p>-0.332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2899">
                <text:p>-0.289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2362">
                <text:p>-0.236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1844">
                <text:p>-0.184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1244">
                <text:p>-0.124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0644">
                <text:p>-0.064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0214">
                <text:p>-0.02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182">
                <text:p>0.11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903">
                <text:p>0.190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836">
                <text:p>0.383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652">
                <text:p>0.36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849">
                <text:p>0.284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142">
                <text:p>0.214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541">
                <text:p>0.154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834">
                <text:p>0.083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126">
                <text:p>0.01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0842">
                <text:p>-0.084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1826">
                <text:p>-0.182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2641">
                <text:p>-0.264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3436">
                <text:p>-0.343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3949">
                <text:p>-0.394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4295">
                <text:p>-0.429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4295">
                <text:p>-0.429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4022">
                <text:p>-0.402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3514">
                <text:p>-0.351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2821">
                <text:p>-0.282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2006">
                <text:p>-0.200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1202">
                <text:p>-0.12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0269">
                <text:p>-0.026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753">
                <text:p>0.07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648">
                <text:p>0.16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606">
                <text:p>0.260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421">
                <text:p>0.342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96">
                <text:p>0.39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4189">
                <text:p>0.418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4082">
                <text:p>0.408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738">
                <text:p>0.37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008">
                <text:p>0.300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2068">
                <text:p>0.20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975">
                <text:p>0.09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0981">
                <text:p>-0.098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1875">
                <text:p>-0.187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2684">
                <text:p>-0.268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3319">
                <text:p>-0.331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3758">
                <text:p>-0.375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3865">
                <text:p>-0.386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3758">
                <text:p>-0.375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3192">
                <text:p>-0.319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2377">
                <text:p>-0.237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0099">
                <text:p>-0.009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101">
                <text:p>0.11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2087">
                <text:p>0.208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2857">
                <text:p>0.285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542">
                <text:p>0.354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437">
                <text:p>0.343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099">
                <text:p>0.309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2498">
                <text:p>0.249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469">
                <text:p>0.146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447">
                <text:p>0.044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0806">
                <text:p>-0.080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2061">
                <text:p>-0.206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3261">
                <text:p>-0.326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3847">
                <text:p>-0.384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4295">
                <text:p>-0.429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4197">
                <text:p>-0.419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3646">
                <text:p>-0.364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2791">
                <text:p>-0.279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1586">
                <text:p>-0.158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0362">
                <text:p>-0.036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839">
                <text:p>0.083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2039">
                <text:p>0.203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2962">
                <text:p>0.296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67">
                <text:p>0.3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4108">
                <text:p>0.410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4189">
                <text:p>0.418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781">
                <text:p>0.378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059">
                <text:p>0.305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803">
                <text:p>0.180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1211">
                <text:p>-0.121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2349">
                <text:p>-0.234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3321">
                <text:p>-0.332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3752">
                <text:p>-0.375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3474">
                <text:p>-0.347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2874">
                <text:p>-0.287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197">
                <text:p>-0.19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0985">
                <text:p>-0.09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P0" style:volatile="true">
      <number:number number:decimal-places="4" number:min-integer-digits="1"/>
    </number:number-style>
    <number:number-style style:name="N110">
      <style:text-properties fo:color="#ff0000"/>
      <number:text>-</number:text>
      <number:number number:decimal-places="4" number:min-integer-digits="1"/>
      <style:map style:condition="value()&gt;=0" style:apply-style-name="N110P0"/>
    </number:number-style>
    <style:style style:name="ch1" style:family="chart">
      <style:graphic-properties draw:stroke="none"/>
    </style:style>
    <style:style style:name="ch2" style:family="chart">
      <style:text-properties fo:font-size="22.1000003814697pt" style:font-family-asian="'MS Gothic'" style:font-size-asian="22.1000003814697pt" style:font-family-complex="Tahoma" style:font-size-complex="22.1000003814697pt"/>
    </style:style>
    <style:style style:name="ch3" style:family="chart">
      <style:graphic-properties draw:fill="solid" draw:fill-color="#d9d9d9"/>
      <style:text-properties fo:font-size="10.1999998092651pt" style:font-family-asian="'MS Gothic'" style:font-size-asian="10.1999998092651pt" style:font-family-complex="Tahoma" style:font-size-complex="10.1999998092651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logarithmic="false" chart:reverse-direction="false" text:line-break="true" chart:label-arrangement="side-by-side" chart:axis-position="0" chart:axis-label-position="outside-start" chart:tick-mark-position="at-labels"/>
      <style:text-properties fo:font-size="11.8999996185303pt" style:font-family-asian="'MS Gothic'" style:font-size-asian="11.8999996185303pt" style:font-family-complex="Tahoma" style:font-size-complex="11.8999996185303pt"/>
    </style:style>
    <style:style style:name="ch6" style:family="chart" style:data-style-name="N110">
      <style:chart-properties chart:display-label="true" chart:logarithmic="false" chart:origin="0" chart:reverse-direction="false" text:line-break="false" chart:label-arrangement="side-by-side" chart:axis-position="start"/>
      <style:text-properties fo:font-size="11.8999996185303pt" style:font-family-asian="'MS Gothic'" style:font-size-asian="11.8999996185303pt" style:font-family-complex="Tahoma" style:font-size-complex="11.8999996185303pt"/>
    </style:style>
    <style:style style:name="ch7" style:family="chart" style:data-style-name="N110">
      <style:chart-properties chart:symbol-type="none"/>
      <style:graphic-properties svg:stroke-color="#9999ff" draw:fill-color="#9999ff"/>
      <style:text-properties fo:font-size="10.1999998092651pt" style:font-family-asian="'MS Gothic'" style:font-size-asian="10.1999998092651pt" style:font-family-complex="Tahoma" style:font-size-complex="10.1999998092651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999999"/>
    </style:style>
  </office:automatic-styles>
  <office:body>
    <office:chart>
      <chart:chart svg:width="15.754cm" svg:height="12.648cm" xlink:href=".." xlink:type="simple" chart:class="chart:line" chart:style-name="ch1">
        <chart:title svg:x="4.459cm" svg:y="0.254cm" chart:style-name="ch2">
          <text:p>Chirp CEBus dérivé</text:p>
        </chart:title>
        <chart:legend chart:legend-position="end" svg:x="12.787cm" svg:y="5.977cm" style:legend-expansion="high" chart:style-name="ch3"/>
        <chart:plot-area chart:style-name="ch4" table:cell-range-address="Sheet1.G2:Sheet1.G361" svg:x="0.315cm" svg:y="1.747cm" svg:width="11.546cm" svg:height="10.948cm">
          <chartooo:coordinate-region svg:x="1.995cm" svg:y="1.973cm" svg:width="9.844cm" svg:height="9.649cm"/>
          <chart:axis chart:dimension="x" chart:name="primary-x" chart:style-name="ch5">
            <chart:grid chart:class="major"/>
          </chart:axis>
          <chart:axis chart:dimension="y" chart:name="primary-y" chart:style-name="ch6">
            <chart:grid chart:class="major"/>
          </chart:axis>
          <chart:series chart:style-name="ch7" chart:values-cell-range-address="Sheet1.G2:Sheet1.G361" chart:class="chart:line">
            <chart:data-point chart:repeated="3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2:Sheet1.G3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16">
                <text:p>0.08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12">
                <text:p>0.05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99">
                <text:p>0.04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22">
                <text:p>0.03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108">
                <text:p>-0.0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456">
                <text:p>-0.04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801">
                <text:p>-0.08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03">
                <text:p>-0.1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233">
                <text:p>-0.12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149">
                <text:p>-0.1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922">
                <text:p>-0.09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423000000000001">
                <text:p>-0.042300000000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16000000000001">
                <text:p>0.0716000000000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01">
                <text:p>0.12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23">
                <text:p>0.15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94">
                <text:p>0.16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458">
                <text:p>0.14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117">
                <text:p>0.11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68">
                <text:p>0.06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103">
                <text:p>-0.01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649">
                <text:p>-0.06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21">
                <text:p>-0.1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445">
                <text:p>-0.14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1526">
                <text:p>-0.15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1586">
                <text:p>-0.15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1103">
                <text:p>-0.11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755">
                <text:p>-0.07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35">
                <text:p>-0.00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12">
                <text:p>0.04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86">
                <text:p>0.09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62">
                <text:p>0.14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796">
                <text:p>0.17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17">
                <text:p>0.14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308">
                <text:p>0.13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09">
                <text:p>0.07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748">
                <text:p>-0.07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412">
                <text:p>-0.14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1645">
                <text:p>-0.16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1801">
                <text:p>-0.18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1444">
                <text:p>-0.14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995">
                <text:p>-0.09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331999999999999">
                <text:p>-0.03319999999999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51">
                <text:p>0.03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083">
                <text:p>0.10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444">
                <text:p>0.14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694">
                <text:p>0.16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645">
                <text:p>0.16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308">
                <text:p>0.13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71">
                <text:p>0.07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81">
                <text:p>0.00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731">
                <text:p>-0.07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1435">
                <text:p>-0.14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1691">
                <text:p>-0.16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1742">
                <text:p>-0.17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1523">
                <text:p>-0.15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1013">
                <text:p>-0.10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242">
                <text:p>-0.02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735">
                <text:p>0.07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363">
                <text:p>0.13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908">
                <text:p>0.19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556">
                <text:p>0.15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986">
                <text:p>0.09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870000000000004">
                <text:p>0.008700000000000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712">
                <text:p>-0.07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1337">
                <text:p>-0.13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184">
                <text:p>-0.1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1887">
                <text:p>-0.18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1392">
                <text:p>-0.13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943">
                <text:p>-0.09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0470000000000004">
                <text:p>-0.004700000000000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708">
                <text:p>0.07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406">
                <text:p>0.14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731">
                <text:p>0.17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863">
                <text:p>0.18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962">
                <text:p>0.09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215">
                <text:p>-0.02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952">
                <text:p>-0.09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599">
                <text:p>-0.15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2002">
                <text:p>-0.20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908">
                <text:p>-0.19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233">
                <text:p>-0.12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468">
                <text:p>-0.04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499">
                <text:p>0.04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352">
                <text:p>0.13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908">
                <text:p>0.19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015">
                <text:p>0.20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655">
                <text:p>0.16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898">
                <text:p>0.08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203">
                <text:p>-0.02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1024">
                <text:p>-0.10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1852">
                <text:p>-0.18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1945">
                <text:p>-0.19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737">
                <text:p>-0.17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1061">
                <text:p>-0.10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750000000000001">
                <text:p>-0.007500000000000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691">
                <text:p>0.06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585">
                <text:p>0.15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872">
                <text:p>0.18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756">
                <text:p>0.17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448">
                <text:p>0.04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432">
                <text:p>-0.04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148">
                <text:p>-0.1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182">
                <text:p>-0.1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1912">
                <text:p>-0.19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1523">
                <text:p>-0.15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668">
                <text:p>-0.06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376">
                <text:p>0.03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366">
                <text:p>0.13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893">
                <text:p>0.18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012">
                <text:p>0.20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425">
                <text:p>0.14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656">
                <text:p>0.06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24">
                <text:p>-0.0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155">
                <text:p>-0.1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1972">
                <text:p>-0.19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2095">
                <text:p>-0.20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1493">
                <text:p>-0.14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488">
                <text:p>-0.04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666">
                <text:p>0.06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566">
                <text:p>0.15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101">
                <text:p>0.21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867">
                <text:p>0.18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308">
                <text:p>0.13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906">
                <text:p>-0.09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1693">
                <text:p>-0.16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2088">
                <text:p>-0.20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1718">
                <text:p>-0.17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844">
                <text:p>-0.08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71">
                <text:p>0.01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766">
                <text:p>0.176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816">
                <text:p>0.18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609">
                <text:p>0.06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497">
                <text:p>-0.04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1397">
                <text:p>-0.13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1886">
                <text:p>-0.18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1757">
                <text:p>-0.17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1119">
                <text:p>-0.11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217000000000001">
                <text:p>-0.02170000000000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683">
                <text:p>0.168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864">
                <text:p>0.18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558">
                <text:p>0.15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716">
                <text:p>0.07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399">
                <text:p>-0.03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1489">
                <text:p>-0.14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1938">
                <text:p>-0.19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1878">
                <text:p>-0.18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1117">
                <text:p>-0.11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979999999999998">
                <text:p>-0.009799999999999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162">
                <text:p>0.11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907">
                <text:p>0.19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908">
                <text:p>0.19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436">
                <text:p>0.14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345">
                <text:p>0.03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832">
                <text:p>-0.08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1729">
                <text:p>-0.17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2087">
                <text:p>-0.20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1549">
                <text:p>-0.15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67">
                <text:p>-0.0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749">
                <text:p>0.07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737">
                <text:p>0.17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028">
                <text:p>0.20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769">
                <text:p>0.17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784">
                <text:p>0.078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516">
                <text:p>-0.05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1642">
                <text:p>-0.16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2079">
                <text:p>-0.20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1706">
                <text:p>-0.17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702">
                <text:p>-0.07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581">
                <text:p>0.058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567">
                <text:p>0.15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971">
                <text:p>0.197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611">
                <text:p>0.161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714">
                <text:p>0.07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506">
                <text:p>-0.05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1523">
                <text:p>-0.15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1959">
                <text:p>-0.195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1516">
                <text:p>-0.15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618">
                <text:p>-0.06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494">
                <text:p>0.049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499">
                <text:p>0.14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761">
                <text:p>0.176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308">
                <text:p>0.13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415">
                <text:p>0.04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615">
                <text:p>-0.06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1586">
                <text:p>-0.15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1756">
                <text:p>-0.17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1199">
                <text:p>-0.11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321">
                <text:p>-0.03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793">
                <text:p>0.079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498">
                <text:p>0.149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547">
                <text:p>0.15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112">
                <text:p>0.01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887">
                <text:p>-0.088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1416">
                <text:p>-0.14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1348">
                <text:p>-0.13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752">
                <text:p>-0.07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038">
                <text:p>0.10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415">
                <text:p>0.14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308">
                <text:p>0.130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352">
                <text:p>-0.03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1032">
                <text:p>-0.103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1224">
                <text:p>-0.12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1048">
                <text:p>-0.10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618">
                <text:p>0.061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093">
                <text:p>0.109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307">
                <text:p>0.130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771">
                <text:p>0.077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213">
                <text:p>0.02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0777">
                <text:p>-0.077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1273">
                <text:p>-0.127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1254">
                <text:p>-0.125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708">
                <text:p>-0.07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820000000000001">
                <text:p>0.008200000000000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321">
                <text:p>0.132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216">
                <text:p>0.12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656">
                <text:p>0.06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456">
                <text:p>-0.04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1307">
                <text:p>-0.130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1931">
                <text:p>-0.19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1974">
                <text:p>-0.197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152">
                <text:p>-0.1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039">
                <text:p>-0.03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217">
                <text:p>0.12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522">
                <text:p>0.15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523">
                <text:p>0.152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215">
                <text:p>0.02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214">
                <text:p>0.021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93">
                <text:p>0.009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229">
                <text:p>0.02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243">
                <text:p>0.024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789999999999996">
                <text:p>0.0078999999999999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0194">
                <text:p>-0.019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0386">
                <text:p>-0.038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0574">
                <text:p>-0.057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0375">
                <text:p>-0.037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0322">
                <text:p>-0.032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0542">
                <text:p>-0.05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0532">
                <text:p>-0.053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0505">
                <text:p>-0.050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0493">
                <text:p>-0.049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398000000000001">
                <text:p>-0.03980000000000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0108">
                <text:p>-0.010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423">
                <text:p>0.042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537">
                <text:p>0.053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518">
                <text:p>0.05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664">
                <text:p>0.066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732">
                <text:p>0.073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721">
                <text:p>0.07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777">
                <text:p>0.077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0184">
                <text:p>-0.018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0322">
                <text:p>-0.032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0481">
                <text:p>-0.048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0707">
                <text:p>-0.070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0601">
                <text:p>-0.06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0707">
                <text:p>-0.070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0708">
                <text:p>-0.070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0968">
                <text:p>-0.09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0984">
                <text:p>-0.098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0815">
                <text:p>-0.081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0795">
                <text:p>-0.079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0513">
                <text:p>-0.051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0346">
                <text:p>-0.03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273">
                <text:p>0.027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508">
                <text:p>0.050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693">
                <text:p>0.069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815">
                <text:p>0.081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804">
                <text:p>0.080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933">
                <text:p>0.09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022">
                <text:p>0.102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895">
                <text:p>0.089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958">
                <text:p>0.095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815">
                <text:p>0.081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539">
                <text:p>0.053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229">
                <text:p>0.022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0107">
                <text:p>-0.010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0344">
                <text:p>-0.034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073">
                <text:p>-0.07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094">
                <text:p>-0.09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1093">
                <text:p>-0.109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0879">
                <text:p>-0.087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1077">
                <text:p>-0.107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0894">
                <text:p>-0.089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0809">
                <text:p>-0.080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0635">
                <text:p>-0.063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0439">
                <text:p>-0.043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0107">
                <text:p>-0.010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566">
                <text:p>0.056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815">
                <text:p>0.081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077">
                <text:p>0.107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201">
                <text:p>0.120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986">
                <text:p>0.098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473">
                <text:p>0.047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212">
                <text:p>0.02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0105">
                <text:p>-0.010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0338">
                <text:p>-0.033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0601">
                <text:p>-0.06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1029">
                <text:p>-0.102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1022">
                <text:p>-0.102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1253">
                <text:p>-0.125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1255">
                <text:p>-0.125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0586">
                <text:p>-0.058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0448">
                <text:p>-0.044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979999999999998">
                <text:p>0.009799999999999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551">
                <text:p>0.055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855">
                <text:p>0.085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205">
                <text:p>0.120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224">
                <text:p>0.122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201">
                <text:p>0.120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923">
                <text:p>0.092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708">
                <text:p>0.070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438">
                <text:p>0.043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81">
                <text:p>0.008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0408">
                <text:p>-0.040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0722">
                <text:p>-0.072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1256">
                <text:p>-0.125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1491">
                <text:p>-0.14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1523">
                <text:p>-0.152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1138">
                <text:p>-0.113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0972">
                <text:p>-0.097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0431">
                <text:p>-0.043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278">
                <text:p>0.027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600000000000001">
                <text:p>0.060000000000000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904">
                <text:p>0.090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985">
                <text:p>0.09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